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4.877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9.501cm"/>
    </style:style>
    <style:style style:name="co5" style:family="table-column">
      <style:table-column-properties fo:break-before="auto" style:column-width="10.329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9.894cm"/>
    </style:style>
    <style:style style:name="co9" style:family="table-column">
      <style:table-column-properties fo:break-before="auto" style:column-width="20.678cm"/>
    </style:style>
    <style:style style:name="co10" style:family="table-column">
      <style:table-column-properties fo:break-before="auto" style:column-width="22.666cm"/>
    </style:style>
    <style:style style:name="co11" style:family="table-column">
      <style:table-column-properties fo:break-before="auto" style:column-width="6.54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6.648cm"/>
    </style:style>
    <style:style style:name="co14" style:family="table-column">
      <style:table-column-properties fo:break-before="auto" style:column-width="3.956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22.966cm"/>
    </style:style>
    <style:style style:name="co20" style:family="table-column">
      <style:table-column-properties fo:break-before="auto" style:column-width="8.206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fax</text:p>
          </table:table-cell>
          <table:table-cell office:value-type="string">
            <text:p>subcategory</text:p>
          </table:table-cell>
          <table:table-cell office:value-type="string">
            <text:p>city</text:p>
          </table:table-cell>
          <table:table-cell office:value-type="string">
            <text:p>ciiu</text:p>
          </table:table-cell>
          <table:table-cell office:value-type="string">
            <text:p>phone_legal_not</text:p>
          </table:table-cell>
          <table:table-cell office:value-type="string">
            <text:p>state_legal_not</text:p>
          </table:table-cell>
          <table:table-cell office:value-type="string">
            <text:p>phone</text:p>
          </table:table-cell>
          <table:table-cell office:value-type="string">
            <text:p>manager</text:p>
          </table:table-cell>
          <table:table-cell office:value-type="string">
            <text:p>comercial_add</text:p>
          </table:table-cell>
          <table:table-cell office:value-type="string">
            <text:p>rooms</text:p>
          </table:table-cell>
          <table:table-cell office:value-type="string">
            <text:p>social_scope</text:p>
          </table:table-cell>
          <table:table-cell office:value-type="string">
            <text:p>nit</text:p>
          </table:table-cell>
          <table:table-cell office:value-type="string">
            <text:p>category</text:p>
          </table:table-cell>
          <table:table-cell office:value-type="string">
            <text:p>update_date</text:p>
          </table:table-cell>
          <table:table-cell office:value-type="string">
            <text:p>name</text:p>
          </table:table-cell>
          <table:table-cell office:value-type="string">
            <text:p>mobile</text:p>
          </table:table-cell>
          <table:table-cell office:value-type="string">
            <text:p>employees</text:p>
          </table:table-cell>
          <table:table-cell office:value-type="string">
            <text:p>legal_rep</text:p>
          </table:table-cell>
          <table:table-cell office:value-type="string">
            <text:p>beds</text:p>
          </table:table-cell>
          <table:table-cell office:value-type="string">
            <text:p>state</text:p>
          </table:table-cell>
          <table:table-cell office:value-type="string">
            <text:p>city_legal_not</text:p>
          </table:table-cell>
          <table:table-cell office:value-type="string">
            <text:p>condition</text:p>
          </table:table-cell>
          <table:table-cell office:value-type="string">
            <text:p>add_legal_not</text:p>
          </table:table-cell>
          <table:table-cell office:value-type="string">
            <text:p>email</text:p>
          </table:table-cell>
        </table:table-row>
        <table:table-row table:style-name="ro1">
          <table:table-cell office:value-type="float" office:value="6431857">
            <text:p>643185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31857">
            <text:p>6431857</text:p>
          </table:table-cell>
          <table:table-cell office:value-type="string">
            <text:p>Bolivar</text:p>
          </table:table-cell>
          <table:table-cell office:value-type="float" office:value="6431857">
            <text:p>6431857</text:p>
          </table:table-cell>
          <table:table-cell/>
          <table:table-cell office:value-type="string">
            <text:p>CALLE SAN AGUSTIN <text:s/>6 _ 0-44 CENTRO</text:p>
          </table:table-cell>
          <table:table-cell office:value-type="float" office:value="26">
            <text:p>26</text:p>
          </table:table-cell>
          <table:table-cell office:value-type="string">
            <text:p>CASTRO CASTRO YESSICA MALENA</text:p>
          </table:table-cell>
          <table:table-cell office:value-type="string">
            <text:p>104737783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RTHUR HISTORY</text:p>
          </table:table-cell>
          <table:table-cell office:value-type="float" office:value="3005796610">
            <text:p>300579661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 agustin No 6-44 centro</text:p>
          </table:table-cell>
          <table:table-cell office:value-type="string">
            <text:p>hotelarthurhistory@gmail.com</text:p>
          </table:table-cell>
        </table:table-row>
        <table:table-row table:style-name="ro1">
          <table:table-cell office:value-type="float" office:value="6640530">
            <text:p>66405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9602 - Peluquería y otros tratamientos de belleza</text:p>
          </table:table-cell>
          <table:table-cell office:value-type="float" office:value="6640530">
            <text:p>66405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LUZ DORIS MORENO ACEVEDO</text:p>
          </table:table-cell>
          <table:table-cell office:value-type="string">
            <text:p>CRA. 10 No. 31-52 CALLE TRIPITA Y MEDIA GETSEMANI</text:p>
          </table:table-cell>
          <table:table-cell office:value-type="float" office:value="6">
            <text:p>6</text:p>
          </table:table-cell>
          <table:table-cell office:value-type="string">
            <text:p>MORENO ACEVEDO LUZ DORIS</text:p>
          </table:table-cell>
          <table:table-cell office:value-type="string">
            <text:p>32336635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BALCONES DE VENECIA CARTAGENA</text:p>
          </table:table-cell>
          <table:table-cell office:value-type="float" office:value="3006170252">
            <text:p>3006170252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. 10 No. 31-52 CALLE TRIPITA Y MEDIA GETSEMANI</text:p>
          </table:table-cell>
          <table:table-cell office:value-type="string">
            <text:p>balconesdevenecia@gmail.com</text:p>
          </table:table-cell>
        </table:table-row>
        <table:table-row table:style-name="ro1">
          <table:table-cell office:value-type="float" office:value="6651188">
            <text:p>6651188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651188">
            <text:p>665118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FRANCISCO JAIRO TORO URIBE</text:p>
          </table:table-cell>
          <table:table-cell office:value-type="string">
            <text:p>CALLE 1A 2 158 P2 APTO 202 LAGUITO</text:p>
          </table:table-cell>
          <table:table-cell office:value-type="float" office:value="2">
            <text:p>2</text:p>
          </table:table-cell>
          <table:table-cell office:value-type="string">
            <text:p>TORO URIBE FRANCISCO JAIRO</text:p>
          </table:table-cell>
          <table:table-cell office:value-type="string">
            <text:p>4511297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FRANCISCO JAIRO TORO URIBE</text:p>
          </table:table-cell>
          <table:table-cell office:value-type="float" office:value="3013725708">
            <text:p>3013725708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A 2 158 P2 APTO 202 LAGUITO</text:p>
          </table:table-cell>
          <table:table-cell office:value-type="string">
            <text:p>tatoscartagen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string">
            <text:p>312 682-3786</text:p>
          </table:table-cell>
          <table:table-cell office:value-type="string">
            <text:p>Bolivar</text:p>
          </table:table-cell>
          <table:table-cell office:value-type="string">
            <text:p>312 682 -3786</text:p>
          </table:table-cell>
          <table:table-cell office:value-type="string">
            <text:p>Markus Ingo Rudolf Loerbroks</text:p>
          </table:table-cell>
          <table:table-cell office:value-type="string">
            <text:p>Calle de las Chancletas #10B-39 Getsemani</text:p>
          </table:table-cell>
          <table:table-cell office:value-type="string">
            <text:p>No hay registro</text:p>
          </table:table-cell>
          <table:table-cell office:value-type="string">
            <text:p>LOERBROKS <text:s/>MARKUS INGO RUDOLF</text:p>
          </table:table-cell>
          <table:table-cell office:value-type="string">
            <text:p>600051789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Les Lezards</text:p>
          </table:table-cell>
          <table:table-cell office:value-type="string">
            <text:p>312 682-37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s Chancletas #10b-39 Getsemani</text:p>
          </table:table-cell>
          <table:table-cell office:value-type="string">
            <text:p>marcusloerbroks@yahoo.com</text:p>
          </table:table-cell>
        </table:table-row>
        <table:table-row table:style-name="ro1">
          <table:table-cell office:value-type="float" office:value="6609363">
            <text:p>660936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7089">
            <text:p>66470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LUIS ANTONIO FERREIRA VIAÑA</text:p>
          </table:table-cell>
          <table:table-cell office:value-type="string">
            <text:p>CL LOMBA Nº 26A-124</text:p>
          </table:table-cell>
          <table:table-cell office:value-type="float" office:value="11">
            <text:p>11</text:p>
          </table:table-cell>
          <table:table-cell office:value-type="string">
            <text:p>FERREIRA VIAÑA LUIS ANTONIO</text:p>
          </table:table-cell>
          <table:table-cell office:value-type="string">
            <text:p>73573090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L PEDREGAL</text:p>
          </table:table-cell>
          <table:table-cell office:value-type="float" office:value="3145204256">
            <text:p>314520425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ra. 5 Nº 36-122</text:p>
          </table:table-cell>
          <table:table-cell office:value-type="string">
            <text:p>hotelcasareal@hotmail.com</text:p>
          </table:table-cell>
        </table:table-row>
        <table:table-row table:style-name="ro1" table:visibility="filter">
          <table:table-cell office:value-type="float" office:value="6652291">
            <text:p>665229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51919">
            <text:p>65519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a del Socorro George de Galeano</text:p>
          </table:table-cell>
          <table:table-cell office:value-type="string">
            <text:p>BOCAGRANDE CRA 3A NO 8-156 LOCAL 2</text:p>
          </table:table-cell>
          <table:table-cell/>
          <table:table-cell office:value-type="string">
            <text:p>CARTAGENA DE INDIAS REPRESENTACIONES LTDA</text:p>
          </table:table-cell>
          <table:table-cell office:value-type="string">
            <text:p>890406674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 TIENDA DEL TURISMO AGENCIA DE VIAJES.</text:p>
          </table:table-cell>
          <table:table-cell office:value-type="float" office:value="3157228428">
            <text:p>3157228428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. 3ra 8 156</text:p>
          </table:table-cell>
          <table:table-cell office:value-type="string">
            <text:p>gerencia@latiendadelturismo.com</text:p>
          </table:table-cell>
        </table:table-row>
        <table:table-row table:style-name="ro1" table:visibility="filter">
          <table:table-cell office:value-type="float" office:value="6552745">
            <text:p>655274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216750481">
            <text:p>321675048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dilfa Martinez Julio</text:p>
          </table:table-cell>
          <table:table-cell office:value-type="string">
            <text:p>SAN JOSE DE LOS CAMPANOS CLL 39 CRA 103 APTO 36</text:p>
          </table:table-cell>
          <table:table-cell/>
          <table:table-cell office:value-type="string">
            <text:p>MARTINEZ JULIO EDILFA</text:p>
          </table:table-cell>
          <table:table-cell office:value-type="string">
            <text:p>22788649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ANSPORTES LA BENDICION DE DIOS</text:p>
          </table:table-cell>
          <table:table-cell office:value-type="float" office:value="3216750481">
            <text:p>321675048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Jose de los Campanos Calle 39 cra 103 Apto 36</text:p>
          </table:table-cell>
          <table:table-cell office:value-type="string">
            <text:p>labendicionedi01@hotmail.com</text:p>
          </table:table-cell>
        </table:table-row>
        <table:table-row table:style-name="ro1" table:visibility="filter">
          <table:table-cell office:value-type="float" office:value="6650101">
            <text:p>6650101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951333">
            <text:p>5951333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JEAN CLAUDE BESSUDO HESBY</text:p>
          </table:table-cell>
          <table:table-cell office:value-type="string">
            <text:p>CIENAGA CHOLON - CORREGIMIENTO DE BARU</text:p>
          </table:table-cell>
          <table:table-cell office:value-type="float" office:value="7">
            <text:p>7</text:p>
          </table:table-cell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VIATUR ISLETA</text:p>
          </table:table-cell>
          <table:table-cell office:value-type="float" office:value="3153656529">
            <text:p>3153656529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v. 19 # 4-62</text:p>
          </table:table-cell>
          <table:table-cell office:value-type="string">
            <text:p>cristian.aaron@grupoaviatur.com</text:p>
          </table:table-cell>
        </table:table-row>
        <table:table-row table:style-name="ro1" table:visibility="filter">
          <table:table-cell office:value-type="string">
            <text:p>n/a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3126604567">
            <text:p>312660456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 2 <text:s/>9-124 TORR <text:s/>P 1 APTO 02</text:p>
          </table:table-cell>
          <table:table-cell/>
          <table:table-cell office:value-type="string">
            <text:p>SUB- ALPHA S.A.S.</text:p>
          </table:table-cell>
          <table:table-cell office:value-type="string">
            <text:p>900430471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SUBWAY-BOCAGRANDE</text:p>
          </table:table-cell>
          <table:table-cell office:value-type="float" office:value="3126604567">
            <text:p>312660456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, Av. San Martín, #9-124, Local 2</text:p>
          </table:table-cell>
          <table:table-cell office:value-type="string">
            <text:p>subwaybocagrande@gmail.com</text:p>
          </table:table-cell>
        </table:table-row>
        <table:table-row table:style-name="ro1" table:visibility="filter">
          <table:table-cell office:value-type="float" office:value="6451184">
            <text:p>645118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451184">
            <text:p>645118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Gabriel Agudelo</text:p>
          </table:table-cell>
          <table:table-cell office:value-type="string">
            <text:p>TERNERA, SAN BUENAVENTURA MZ B LT 12</text:p>
          </table:table-cell>
          <table:table-cell/>
          <table:table-cell office:value-type="string">
            <text:p>AGUDELO <text:s/>GABRIEL</text:p>
          </table:table-cell>
          <table:table-cell office:value-type="string">
            <text:p>71688241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GUDELO <text:s/>GABRIEL</text:p>
          </table:table-cell>
          <table:table-cell office:value-type="float" office:value="3102574233">
            <text:p>310257423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ernera San Buenaventura Mz B Lote 12</text:p>
          </table:table-cell>
          <table:table-cell office:value-type="string">
            <text:p>nlnlaraz@gmail.com</text:p>
          </table:table-cell>
        </table:table-row>
        <table:table-row table:style-name="ro1" table:visibility="filter">
          <table:table-cell office:value-type="float" office:value="3012994533">
            <text:p>301299453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12994533">
            <text:p>301299453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RBANIZACION <text:s/>EL GOLF, MZ 4 LT 9</text:p>
          </table:table-cell>
          <table:table-cell/>
          <table:table-cell office:value-type="string">
            <text:p>CARO MEJIA KEY SANDY</text:p>
          </table:table-cell>
          <table:table-cell office:value-type="string">
            <text:p>1143325458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KEY SANDY CARO MEJIA</text:p>
          </table:table-cell>
          <table:table-cell office:value-type="float" office:value="3012994533">
            <text:p>30129945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Golf MZ 4 LT 9</text:p>
          </table:table-cell>
          <table:table-cell office:value-type="string">
            <text:p>keysandyc_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722673">
            <text:p>672267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 PRADO CALLE 29B No 30-35</text:p>
          </table:table-cell>
          <table:table-cell/>
          <table:table-cell office:value-type="string">
            <text:p>TEHERAN CASTRO LISBETT</text:p>
          </table:table-cell>
          <table:table-cell office:value-type="string">
            <text:p>4548737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ISBETT TEHERAN CASTRO</text:p>
          </table:table-cell>
          <table:table-cell office:value-type="float" office:value="3126909420">
            <text:p>312690942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Prado Calle 29B No. 30-35</text:p>
          </table:table-cell>
          <table:table-cell office:value-type="string">
            <text:p>listeran69@Gmail.com</text:p>
          </table:table-cell>
        </table:table-row>
        <table:table-row table:style-name="ro1">
          <table:table-cell office:value-type="float" office:value="6692507">
            <text:p>669250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98283">
            <text:p>669828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SQUE DIAG 21A No. 47-44</text:p>
          </table:table-cell>
          <table:table-cell office:value-type="float" office:value="33">
            <text:p>33</text:p>
          </table:table-cell>
          <table:table-cell office:value-type="string">
            <text:p>HOTEL AVENIDA BUENOS AIRES SAS</text:p>
          </table:table-cell>
          <table:table-cell office:value-type="string">
            <text:p>900377792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VENIDA BUENOS AIRES</text:p>
          </table:table-cell>
          <table:table-cell office:value-type="float" office:value="3006123054">
            <text:p>3006123054</text:p>
          </table:table-cell>
          <table:table-cell office:value-type="float" office:value="10">
            <text:p>10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IAG 21A No. 47A-44</text:p>
          </table:table-cell>
          <table:table-cell office:value-type="string">
            <text:p>reservas@hotelavenidabuenosairesav.com</text:p>
          </table:table-cell>
        </table:table-row>
        <table:table-row table:style-name="ro1" table:visibility="filter">
          <table:table-cell office:value-type="float" office:value="3157897329">
            <text:p>3157897329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57897329">
            <text:p>3157897329</text:p>
          </table:table-cell>
          <table:table-cell office:value-type="string">
            <text:p>Bolivar</text:p>
          </table:table-cell>
          <table:table-cell office:value-type="float" office:value="6623810">
            <text:p>6623810</text:p>
          </table:table-cell>
          <table:table-cell office:value-type="string">
            <text:p>Maria Bernarda del Castillo Tapia</text:p>
          </table:table-cell>
          <table:table-cell office:value-type="string">
            <text:p>TRANSVERSAL 40 # 21-65 BARRIO EL BOSQUE</text:p>
          </table:table-cell>
          <table:table-cell/>
          <table:table-cell office:value-type="string">
            <text:p>DEL CASTILLO TAPIA MARIA BERNARDA</text:p>
          </table:table-cell>
          <table:table-cell office:value-type="string">
            <text:p>33199309-5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MARIA BERNARDA DEL CASTILLO TAPIA</text:p>
          </table:table-cell>
          <table:table-cell office:value-type="float" office:value="3157897329">
            <text:p>315789732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ransversal 40 # 21 - 65 Barrio El Bosque</text:p>
          </table:table-cell>
          <table:table-cell office:value-type="string">
            <text:p>mariabernarda1609@hotmail.com</text:p>
          </table:table-cell>
        </table:table-row>
        <table:table-row table:style-name="ro1" table:visibility="filter">
          <table:table-cell office:value-type="float" office:value="6673011">
            <text:p>667301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73011">
            <text:p>66730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MIRANTE COLON M F L 01</text:p>
          </table:table-cell>
          <table:table-cell/>
          <table:table-cell office:value-type="string">
            <text:p>TORRES RAMOS ORLANDO DE JESUS</text:p>
          </table:table-cell>
          <table:table-cell office:value-type="string">
            <text:p>73109645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RLANDO DE JESUS TORRES RAMOS</text:p>
          </table:table-cell>
          <table:table-cell office:value-type="float" office:value="3107269906">
            <text:p>310726990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mirante Colon M F L 01 Et 3</text:p>
          </table:table-cell>
          <table:table-cell office:value-type="string">
            <text:p>servimudar@hotmail.com</text:p>
          </table:table-cell>
        </table:table-row>
        <table:table-row table:style-name="ro1" table:visibility="filter">
          <table:table-cell office:value-type="float" office:value="6640239">
            <text:p>664023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43523">
            <text:p>66435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VIAJES COLOMBIANOS LIMITADA VIESCO</text:p>
          </table:table-cell>
          <table:table-cell office:value-type="string">
            <text:p>890400516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COLOMBIANOS LTDA. "VIESCO"</text:p>
          </table:table-cell>
          <table:table-cell office:value-type="float" office:value="3145464241">
            <text:p>314546424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MATUNA CLL.32A #8-80</text:p>
          </table:table-cell>
          <table:table-cell office:value-type="string">
            <text:p>VIESCO@TELECOM.COM.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9 - Otros tipos de alojamientos para visitantes</text:p>
          </table:table-cell>
          <table:table-cell office:value-type="float" office:value="6562400">
            <text:p>65624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OLIS MIRANDA MONCARIS</text:p>
          </table:table-cell>
          <table:table-cell office:value-type="string">
            <text:p>CRA 9 71-30 LA BOQUILLA</text:p>
          </table:table-cell>
          <table:table-cell office:value-type="float" office:value="8">
            <text:p>8</text:p>
          </table:table-cell>
          <table:table-cell office:value-type="string">
            <text:p>MIRANDA MONCARIS MARIOLIS</text:p>
          </table:table-cell>
          <table:table-cell office:value-type="string">
            <text:p>104740432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ALMAR</text:p>
          </table:table-cell>
          <table:table-cell office:value-type="string">
            <text:p>314-5932750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BOQUILLA K9 N°71-30</text:p>
          </table:table-cell>
          <table:table-cell office:value-type="string">
            <text:p>mariolis2710@hotmail.com</text:p>
          </table:table-cell>
        </table:table-row>
        <table:table-row table:style-name="ro1">
          <table:table-cell office:value-type="float" office:value="6454904">
            <text:p>645490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454904">
            <text:p>645490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Viviana Lucia Caldera Gutierrez</text:p>
          </table:table-cell>
          <table:table-cell office:value-type="string">
            <text:p>GETSEMANI, CALLE MARAVILLAS No 30-45</text:p>
          </table:table-cell>
          <table:table-cell office:value-type="float" office:value="7">
            <text:p>7</text:p>
          </table:table-cell>
          <table:table-cell office:value-type="string">
            <text:p>CALDERA GUTIERREZ VIVIANA LUCIA</text:p>
          </table:table-cell>
          <table:table-cell office:value-type="string">
            <text:p>44000856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SAN ROQUE</text:p>
          </table:table-cell>
          <table:table-cell office:value-type="float" office:value="3175223746">
            <text:p>3175223746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s Maravillas No. 30-45</text:p>
          </table:table-cell>
          <table:table-cell office:value-type="string">
            <text:p>casasanroquecartagena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550559">
            <text:p>655055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AIDA BARROS GOMEZ</text:p>
          </table:table-cell>
          <table:table-cell office:value-type="string">
            <text:p>CRA 1a No 1 - 25 EDIF LAS TRES CARABELAS LAGUITO</text:p>
          </table:table-cell>
          <table:table-cell office:value-type="float" office:value="3">
            <text:p>3</text:p>
          </table:table-cell>
          <table:table-cell office:value-type="string">
            <text:p>BARROS DE GOMEZ AIDA ROSA</text:p>
          </table:table-cell>
          <table:table-cell office:value-type="string">
            <text:p>22366376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TO 6-2B VIVIENDA TURISTICA.</text:p>
          </table:table-cell>
          <table:table-cell office:value-type="float" office:value="3205881538">
            <text:p>3205881538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1 No 1-25 Apto 6-2B Las Tres Carabelas</text:p>
          </table:table-cell>
          <table:table-cell office:value-type="string">
            <text:p>aidabarrosgmez@yahoo.com.co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CENTRO COMERCIAL B/GRANDE LOCALES L-217 BOCAGRANDE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"ALIANXA - BOCAGRANDE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55462">
            <text:p>665546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/>
          <table:table-cell office:value-type="string">
            <text:p>HOTEL CARTAGENA HILTON AV. ALMIRANTE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 HOTEL CARTAGENA HILTON.</text:p>
          </table:table-cell>
          <table:table-cell office:value-type="float" office:value="3157313564">
            <text:p>31573135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HOTEL HILTON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 office:value-type="float" office:value="6635305">
            <text:p>663530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CENTRO CIAL VILLA SANDRA L-8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"ALIANXA-VILLA SANDRA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05981">
            <text:p>660598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9499 - Actividades de otras asociaciones n.c.p.</text:p>
          </table:table-cell>
          <table:table-cell office:value-type="float" office:value="6604593">
            <text:p>6604593</text:p>
          </table:table-cell>
          <table:table-cell office:value-type="string">
            <text:p>Bolivar</text:p>
          </table:table-cell>
          <table:table-cell office:value-type="float" office:value="6604594">
            <text:p>6604594</text:p>
          </table:table-cell>
          <table:table-cell/>
          <table:table-cell office:value-type="string">
            <text:p>MANGA FUERTE DEL PASTELILLO</text:p>
          </table:table-cell>
          <table:table-cell/>
          <table:table-cell office:value-type="string">
            <text:p>CLUB DE PESCA DE CARTAGENA</text:p>
          </table:table-cell>
          <table:table-cell office:value-type="string">
            <text:p>890400482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LUB DE PESCA</text:p>
          </table:table-cell>
          <table:table-cell office:value-type="float" office:value="3106017349">
            <text:p>3106017349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FUERTE DEL PASTELILLO</text:p>
          </table:table-cell>
          <table:table-cell office:value-type="string">
            <text:p>resturante@clubdepesca.com</text:p>
          </table:table-cell>
        </table:table-row>
        <table:table-row table:style-name="ro1">
          <table:table-cell office:value-type="float" office:value="6568100">
            <text:p>65681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723344">
            <text:p>6723344</text:p>
          </table:table-cell>
          <table:table-cell office:value-type="string">
            <text:p>Bolivar</text:p>
          </table:table-cell>
          <table:table-cell office:value-type="float" office:value="6567222">
            <text:p>6567222</text:p>
          </table:table-cell>
          <table:table-cell/>
          <table:table-cell office:value-type="string">
            <text:p>BOQUILLA K9 22-263</text:p>
          </table:table-cell>
          <table:table-cell office:value-type="float" office:value="530">
            <text:p>530</text:p>
          </table:table-cell>
          <table:table-cell office:value-type="string">
            <text:p>PROMOTORA TURISTICA DEL CARIBE S.A. PROTUCARIBE S.A.</text:p>
          </table:table-cell>
          <table:table-cell office:value-type="string">
            <text:p>89040438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S AMERICAS</text:p>
          </table:table-cell>
          <table:table-cell office:value-type="float" office:value="3167572200">
            <text:p>3167572200</text:p>
          </table:table-cell>
          <table:table-cell office:value-type="float" office:value="1">
            <text:p>1</text:p>
          </table:table-cell>
          <table:table-cell/>
          <table:table-cell office:value-type="float" office:value="924">
            <text:p>9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NILLO VIAL SECTOR CIELO MAR</text:p>
          </table:table-cell>
          <table:table-cell office:value-type="string">
            <text:p>reservas@hotellasamericas.om.co</text:p>
          </table:table-cell>
        </table:table-row>
        <table:table-row table:style-name="ro1" table:visibility="filter">
          <table:table-cell office:value-type="float" office:value="6655698">
            <text:p>6655698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55389">
            <text:p>66553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. 3ra. No.8-108</text:p>
          </table:table-cell>
          <table:table-cell/>
          <table:table-cell office:value-type="string">
            <text:p>JULIAN GONZALEZ Y COMPAÑIA S. EN C.</text:p>
          </table:table-cell>
          <table:table-cell office:value-type="string">
            <text:p>800084809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HEF JULIAN.</text:p>
          </table:table-cell>
          <table:table-cell office:value-type="float" office:value="3114017615">
            <text:p>31140176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, CRA. 3a.#8-108</text:p>
          </table:table-cell>
          <table:table-cell office:value-type="string">
            <text:p>chefjuliancartagena@hotmail.com</text:p>
          </table:table-cell>
        </table:table-row>
        <table:table-row table:style-name="ro1">
          <table:table-cell office:value-type="float" office:value="6658302">
            <text:p>665830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57526836">
            <text:p>31575268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CLL 6</text:p>
          </table:table-cell>
          <table:table-cell office:value-type="float" office:value="250">
            <text:p>250</text:p>
          </table:table-cell>
          <table:table-cell office:value-type="string">
            <text:p>BC HOTELES S. A.</text:p>
          </table:table-cell>
          <table:table-cell office:value-type="string">
            <text:p>900475484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LMIRANTE CARTAGENA COLOMBIA</text:p>
          </table:table-cell>
          <table:table-cell office:value-type="float" office:value="3157526836">
            <text:p>3157526836</text:p>
          </table:table-cell>
          <table:table-cell office:value-type="float" office:value="210">
            <text:p>21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113 52 OFICINA 2001</text:p>
          </table:table-cell>
          <table:table-cell office:value-type="string">
            <text:p>presidencia@proyectosyurbanizaciones.com</text:p>
          </table:table-cell>
        </table:table-row>
        <table:table-row table:style-name="ro1">
          <table:table-cell office:value-type="float" office:value="6501047">
            <text:p>650104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501040">
            <text:p>650104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3 A 31 23 1</text:p>
          </table:table-cell>
          <table:table-cell office:value-type="float" office:value="91">
            <text:p>91</text:p>
          </table:table-cell>
          <table:table-cell office:value-type="string">
            <text:p>HOTELES CHARLESTON S A S</text:p>
          </table:table-cell>
          <table:table-cell office:value-type="string">
            <text:p>83003294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HARLESTON CARTAGENA</text:p>
          </table:table-cell>
          <table:table-cell office:value-type="float" office:value="3163184670">
            <text:p>3163184670</text:p>
          </table:table-cell>
          <table:table-cell office:value-type="float" office:value="130">
            <text:p>130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RRERA 3A NO 31 23</text:p>
          </table:table-cell>
          <table:table-cell office:value-type="string">
            <text:p>lalvara@hotelescharleston.com</text:p>
          </table:table-cell>
        </table:table-row>
        <table:table-row table:style-name="ro1">
          <table:table-cell office:value-type="float" office:value="6511680">
            <text:p>651168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530 - Comercio de partes, piezas (autopartes) y accesorios (lujos) para vehículos automotores</text:p>
          </table:table-cell>
          <table:table-cell office:value-type="float" office:value="6511680">
            <text:p>65116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ILTON CESAR OSORIO NAVARRO</text:p>
          </table:table-cell>
          <table:table-cell office:value-type="string">
            <text:p>LOS ALPES CALLE 31A No. 73-21 AVENIDA PEDRO DE HEREDIA</text:p>
          </table:table-cell>
          <table:table-cell office:value-type="float" office:value="34">
            <text:p>34</text:p>
          </table:table-cell>
          <table:table-cell office:value-type="string">
            <text:p>INVERSIONES DELTON S A S</text:p>
          </table:table-cell>
          <table:table-cell office:value-type="string">
            <text:p>900537250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RIAND PLAZA</text:p>
          </table:table-cell>
          <table:table-cell office:value-type="float" office:value="3158887001">
            <text:p>3158887001</text:p>
          </table:table-cell>
          <table:table-cell office:value-type="float" office:value="5">
            <text:p>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Calle 31 A Nº 73 - 21 Av Pedro de Heredia</text:p>
          </table:table-cell>
          <table:table-cell office:value-type="string">
            <text:p>hotelmariandplaza@hotmail.com</text:p>
          </table:table-cell>
        </table:table-row>
        <table:table-row table:style-name="ro1" table:visibility="filter">
          <table:table-cell office:value-type="float" office:value="6609880">
            <text:p>6609880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161130">
            <text:p>6161130</text:p>
          </table:table-cell>
          <table:table-cell office:value-type="string">
            <text:p>Bolivar</text:p>
          </table:table-cell>
          <table:table-cell office:value-type="float" office:value="6604522">
            <text:p>6604522</text:p>
          </table:table-cell>
          <table:table-cell/>
          <table:table-cell office:value-type="string">
            <text:p>MANGA AV. MIRAMAR No. 18-35 EDIF. JULIA SUSAN APTO 4B</text:p>
          </table:table-cell>
          <table:table-cell/>
          <table:table-cell office:value-type="string">
            <text:p>EF EDUCACION INTERNACIONAL LTDA</text:p>
          </table:table-cell>
          <table:table-cell office:value-type="string">
            <text:p>800149668-2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EF EDUCACION INTERNACIONAL LTDA</text:p>
          </table:table-cell>
          <table:table-cell office:value-type="float" office:value="3176488767">
            <text:p>317648876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80 12 OFICINA 702</text:p>
          </table:table-cell>
          <table:table-cell office:value-type="string">
            <text:p>reception.efbogota@ef.com</text:p>
          </table:table-cell>
        </table:table-row>
        <table:table-row table:style-name="ro1" table:visibility="filter">
          <table:table-cell office:value-type="float" office:value="6132002">
            <text:p>6132002</text:p>
          </table:table-cell>
          <table:table-cell office:value-type="string">
            <text:p>COMERCIALIZADORA</text:p>
          </table:table-cell>
          <table:table-cell office:value-type="string">
            <text:p>CARTAGENA</text:p>
          </table:table-cell>
          <table:table-cell office:value-type="string">
            <text:p>8299 - Otras actividades de servicio de apoyo a las empresas n.c.p.</text:p>
          </table:table-cell>
          <table:table-cell office:value-type="float" office:value="5924141">
            <text:p>5924141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ANA CLAUDIA GUTIERREZ RODRIGUEZ</text:p>
          </table:table-cell>
          <table:table-cell office:value-type="string">
            <text:p>CR 9 35-104 ANILLO VIAL ZONA NORTE LOCAL 4</text:p>
          </table:table-cell>
          <table:table-cell/>
          <table:table-cell office:value-type="string">
            <text:p>SPETIALS PROMOTIONS S.A.S.</text:p>
          </table:table-cell>
          <table:table-cell office:value-type="string">
            <text:p>900296079-6</text:p>
          </table:table-cell>
          <table:table-cell office:value-type="string">
            <text:p>EMPRESA DE TIEMPO COMPARTIDO Y MULTIPROPIEDAD</text:p>
          </table:table-cell>
          <table:table-cell office:value-type="float" office:value="2013">
            <text:p>2013</text:p>
          </table:table-cell>
          <table:table-cell office:value-type="string">
            <text:p>SPETIALS PROMOTIONS S.A.S. AGENCIA CARTAGENA</text:p>
          </table:table-cell>
          <table:table-cell office:value-type="float" office:value="3112516904">
            <text:p>31125169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R 17 100 16 MZ</text:p>
          </table:table-cell>
          <table:table-cell office:value-type="string">
            <text:p>luzmal33@hotmail.com</text:p>
          </table:table-cell>
        </table:table-row>
        <table:table-row table:style-name="ro1" table:visibility="filter">
          <table:table-cell office:value-type="float" office:value="6642992">
            <text:p>6642992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42992">
            <text:p>6642992</text:p>
          </table:table-cell>
          <table:table-cell office:value-type="string">
            <text:p>Bolivar</text:p>
          </table:table-cell>
          <table:table-cell office:value-type="float" office:value="6642992">
            <text:p>6642992</text:p>
          </table:table-cell>
          <table:table-cell office:value-type="string">
            <text:p>ALBERTO CORTES DE ARCO</text:p>
          </table:table-cell>
          <table:table-cell office:value-type="string">
            <text:p>GETSEMANI CALLE DE LA SIERPE 9-02</text:p>
          </table:table-cell>
          <table:table-cell/>
          <table:table-cell office:value-type="string">
            <text:p>LTS COLOMBIA S.A.S</text:p>
          </table:table-cell>
          <table:table-cell office:value-type="string">
            <text:p>900322251-9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LTS COLOMBIA S.A.S.</text:p>
          </table:table-cell>
          <table:table-cell office:value-type="float" office:value="3116905509">
            <text:p>311690550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 SIERPE No. 9-02</text:p>
          </table:table-cell>
          <table:table-cell office:value-type="string">
            <text:p>ac@luxury-travel-services.com</text:p>
          </table:table-cell>
        </table:table-row>
        <table:table-row table:style-name="ro1" table:visibility="filter">
          <table:table-cell office:value-type="float" office:value="6658658">
            <text:p>665865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4000">
            <text:p>66540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1 <text:s/>6 154 1</text:p>
          </table:table-cell>
          <table:table-cell/>
          <table:table-cell office:value-type="string">
            <text:p>AGENCIA DE VIAJES Y TURISMO LA MARINA LTDA.</text:p>
          </table:table-cell>
          <table:table-cell office:value-type="string">
            <text:p>800206080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LA MARINA LTDA</text:p>
          </table:table-cell>
          <table:table-cell office:value-type="float" office:value="3106206156">
            <text:p>31062061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LA PLAYA CARRERA 1 NO 6 154</text:p>
          </table:table-cell>
          <table:table-cell office:value-type="string">
            <text:p>viajeslamarinactg@doradoplaza.com</text:p>
          </table:table-cell>
        </table:table-row>
        <table:table-row table:style-name="ro1" table:visibility="filter">
          <table:table-cell office:value-type="float" office:value="6600969">
            <text:p>660096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0969">
            <text:p>660096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Liliana Nelson</text:p>
          </table:table-cell>
          <table:table-cell office:value-type="string">
            <text:p>CRA 10B # 27-34 CALLE DEL POZO GETSEMANI</text:p>
          </table:table-cell>
          <table:table-cell/>
          <table:table-cell office:value-type="string">
            <text:p>LATIN BEN ( COLOMBIA ) S.A.S.</text:p>
          </table:table-cell>
          <table:table-cell office:value-type="string">
            <text:p>900452534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TIN BEN (COLOMBIA) S.A.S.</text:p>
          </table:table-cell>
          <table:table-cell office:value-type="float" office:value="3003314349">
            <text:p>3003314349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10 B No.27-34</text:p>
          </table:table-cell>
          <table:table-cell office:value-type="string">
            <text:p>lilinelson@ticartagena.com</text:p>
          </table:table-cell>
        </table:table-row>
        <table:table-row table:style-name="ro1">
          <table:table-cell office:value-type="float" office:value="6644377">
            <text:p>6644377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44377">
            <text:p>66443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aura cotera rey</text:p>
          </table:table-cell>
          <table:table-cell office:value-type="string">
            <text:p>K 010C 031 012 GETSEMANI</text:p>
          </table:table-cell>
          <table:table-cell office:value-type="float" office:value="10">
            <text:p>10</text:p>
          </table:table-cell>
          <table:table-cell office:value-type="string">
            <text:p>COTERA REYES AURA</text:p>
          </table:table-cell>
          <table:table-cell office:value-type="string">
            <text:p>4568941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SALOME</text:p>
          </table:table-cell>
          <table:table-cell office:value-type="float" office:value="3168756277">
            <text:p>3168756277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 o10c 031 012 getsemani</text:p>
          </table:table-cell>
          <table:table-cell office:value-type="string">
            <text:p>acoterarey@hotmail.com</text:p>
          </table:table-cell>
        </table:table-row>
        <table:table-row table:style-name="ro1" table:visibility="filter">
          <table:table-cell office:value-type="float" office:value="6666281">
            <text:p>666628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876500">
            <text:p>5876500</text:p>
          </table:table-cell>
          <table:table-cell office:value-type="string">
            <text:p>Cundinamarca</text:p>
          </table:table-cell>
          <table:table-cell office:value-type="float" office:value="6665590">
            <text:p>6665590</text:p>
          </table:table-cell>
          <table:table-cell/>
          <table:table-cell office:value-type="string">
            <text:p>CRESPO <text:s/>AEROPUERTO RAFAEL NUNEZ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VIATUR AEROPUERTO CARTAGENA</text:p>
          </table:table-cell>
          <table:table-cell office:value-type="float" office:value="3155846173">
            <text:p>315584617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.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/>
          <table:table-cell office:value-type="string">
            <text:p>BARRIO EL CABRERO AV. SANTANDER No. 41-202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GEMA TOURS OPC</text:p>
          </table:table-cell>
          <table:table-cell office:value-type="float" office:value="3157313213">
            <text:p>3157313213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ENIDA SANTANDER NO 41 202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 office:value-type="float" office:value="6560888">
            <text:p>6560888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8299 - Otras actividades de servicio de apoyo a las empresas n.c.p.</text:p>
          </table:table-cell>
          <table:table-cell office:value-type="float" office:value="3126222925">
            <text:p>312622292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 21 A No. 29 B 44 APTO 107 PIE DE LA POPA EDIF. PUERTO PRINCIPE</text:p>
          </table:table-cell>
          <table:table-cell/>
          <table:table-cell office:value-type="string">
            <text:p>VOLOJ ARCE ADRIANA</text:p>
          </table:table-cell>
          <table:table-cell office:value-type="string">
            <text:p>55165722-8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ACTUALIDADES</text:p>
          </table:table-cell>
          <table:table-cell office:value-type="float" office:value="3126222925">
            <text:p>31262229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IE POPA CARRERA 21A NO 29B 44 EDIFICIO PUERTO PRINCIPE</text:p>
          </table:table-cell>
          <table:table-cell office:value-type="string">
            <text:p>avoloj@yahoo.com</text:p>
          </table:table-cell>
        </table:table-row>
        <table:table-row table:style-name="ro1">
          <table:table-cell office:value-type="float" office:value="6646344">
            <text:p>6646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164564953">
            <text:p>3164564953</text:p>
          </table:table-cell>
          <table:table-cell office:value-type="string">
            <text:p>Bolivar</text:p>
          </table:table-cell>
          <table:table-cell office:value-type="float" office:value="6646344">
            <text:p>6646344</text:p>
          </table:table-cell>
          <table:table-cell office:value-type="string">
            <text:p>ANDRES JULIAN ESTRADA OTALVARO</text:p>
          </table:table-cell>
          <table:table-cell office:value-type="string">
            <text:p>CALLE LANDRINAL KRRA 4 N 32 12 PISOS 1 Y 2</text:p>
          </table:table-cell>
          <table:table-cell office:value-type="float" office:value="13">
            <text:p>13</text:p>
          </table:table-cell>
          <table:table-cell office:value-type="string">
            <text:p>INVERSIONES EL CACIQUE BITAGÜI S.A.S.</text:p>
          </table:table-cell>
          <table:table-cell office:value-type="string">
            <text:p>90054937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ESTAURANTE, BAR, DISCO, HOTEL LA QUEMADA</text:p>
          </table:table-cell>
          <table:table-cell office:value-type="float" office:value="3164564953">
            <text:p>3164564953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#10-33</text:p>
          </table:table-cell>
          <table:table-cell office:value-type="string">
            <text:p>incabitagui@gmail.com</text:p>
          </table:table-cell>
        </table:table-row>
        <table:table-row table:style-name="ro1" table:visibility="filter">
          <table:table-cell office:value-type="float" office:value="6691565">
            <text:p>669156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1565">
            <text:p>6691565</text:p>
          </table:table-cell>
          <table:table-cell office:value-type="string">
            <text:p>Bolivar</text:p>
          </table:table-cell>
          <table:table-cell office:value-type="float" office:value="6691565">
            <text:p>6691565</text:p>
          </table:table-cell>
          <table:table-cell office:value-type="string">
            <text:p>JOSE ANTONIO ARDILA VELASCOS</text:p>
          </table:table-cell>
          <table:table-cell office:value-type="string">
            <text:p>BRR EL POZON CR 84 MZ 59 19</text:p>
          </table:table-cell>
          <table:table-cell/>
          <table:table-cell office:value-type="string">
            <text:p>ARDILA VELAZCO JOSE ANTONIO</text:p>
          </table:table-cell>
          <table:table-cell office:value-type="string">
            <text:p>73115302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RDILA VELASCO JOSE ANTONIO</text:p>
          </table:table-cell>
          <table:table-cell office:value-type="float" office:value="3126240536">
            <text:p>31262405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EL POZON CR 84 MZ 59 19</text:p>
          </table:table-cell>
          <table:table-cell office:value-type="string">
            <text:p>joseantonioardilavelazco@hotmail.com</text:p>
          </table:table-cell>
        </table:table-row>
        <table:table-row table:style-name="ro1" table:visibility="filter">
          <table:table-cell office:value-type="float" office:value="6714765">
            <text:p>671476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4765">
            <text:p>6714765</text:p>
          </table:table-cell>
          <table:table-cell office:value-type="string">
            <text:p>Bolivar</text:p>
          </table:table-cell>
          <table:table-cell office:value-type="float" office:value="6714765">
            <text:p>6714765</text:p>
          </table:table-cell>
          <table:table-cell office:value-type="string">
            <text:p>LUIS EVELIO GARCIA ATEHORTUA</text:p>
          </table:table-cell>
          <table:table-cell office:value-type="string">
            <text:p>BARRIO LA ESMERALDA SECTOR UNO MBL4</text:p>
          </table:table-cell>
          <table:table-cell/>
          <table:table-cell office:value-type="string">
            <text:p>GARCIA ATEHORTUA LUIS EVELIO</text:p>
          </table:table-cell>
          <table:table-cell office:value-type="string">
            <text:p>10526920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ARCIA ATEHORTUA LUIS EVELIO</text:p>
          </table:table-cell>
          <table:table-cell office:value-type="float" office:value="3114336294">
            <text:p>31143362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LA ESMERALDA SECTOR UNO MBL4</text:p>
          </table:table-cell>
          <table:table-cell office:value-type="string">
            <text:p>marillycat@yahoo.es</text:p>
          </table:table-cell>
        </table:table-row>
        <table:table-row table:style-name="ro1" table:visibility="filter">
          <table:table-cell office:value-type="float" office:value="3015351267">
            <text:p>301535126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015351267">
            <text:p>3015351267</text:p>
          </table:table-cell>
          <table:table-cell office:value-type="string">
            <text:p>Bolivar</text:p>
          </table:table-cell>
          <table:table-cell office:value-type="float" office:value="6907520">
            <text:p>6907520</text:p>
          </table:table-cell>
          <table:table-cell office:value-type="string">
            <text:p>Sonia Juliany Mejia Vasquez</text:p>
          </table:table-cell>
          <table:table-cell office:value-type="string">
            <text:p>LA PLAZUELA, CLL 26 K 71 TO 3 APT 312 ED PLAZUELA MAYOR</text:p>
          </table:table-cell>
          <table:table-cell/>
          <table:table-cell office:value-type="string">
            <text:p>MEJIA VASQUEZ SONIA JULIANY</text:p>
          </table:table-cell>
          <table:table-cell office:value-type="string">
            <text:p>1047380127-8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SONIA JULIANY MEJIA VASQUEZ</text:p>
          </table:table-cell>
          <table:table-cell office:value-type="float" office:value="3015351267">
            <text:p>301535126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 Plazuela, Cll 26 K 71 TO 3 APT 312 Ed Plazuela Mayor</text:p>
          </table:table-cell>
          <table:table-cell office:value-type="string">
            <text:p>fredian82@g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630832">
            <text:p>6630832</text:p>
          </table:table-cell>
          <table:table-cell office:value-type="string">
            <text:p>Bolivar</text:p>
          </table:table-cell>
          <table:table-cell office:value-type="float" office:value="6630832">
            <text:p>6630832</text:p>
          </table:table-cell>
          <table:table-cell office:value-type="string">
            <text:p>VICTOR JULIO MENDEZ CABALLERO</text:p>
          </table:table-cell>
          <table:table-cell office:value-type="string">
            <text:p>LOS ALPES TRANSVERSAL 72 NO 31D 30</text:p>
          </table:table-cell>
          <table:table-cell/>
          <table:table-cell office:value-type="string">
            <text:p>MENDEZ CABALLERO VICTOR JULIO</text:p>
          </table:table-cell>
          <table:table-cell office:value-type="string">
            <text:p>73099943-1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MENDEZ CABALLERO VICTOR JULI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OS ALPES TRANSVERSAL 72 NO 31D 30</text:p>
          </table:table-cell>
          <table:table-cell/>
        </table:table-row>
        <table:table-row table:style-name="ro1" table:visibility="filter">
          <table:table-cell office:value-type="float" office:value="6662412">
            <text:p>666241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2412">
            <text:p>6662412</text:p>
          </table:table-cell>
          <table:table-cell office:value-type="string">
            <text:p>Bolivar</text:p>
          </table:table-cell>
          <table:table-cell office:value-type="float" office:value="6662412">
            <text:p>6662412</text:p>
          </table:table-cell>
          <table:table-cell office:value-type="string">
            <text:p>ALFONSO DE AVILA GAMARRA</text:p>
          </table:table-cell>
          <table:table-cell office:value-type="string">
            <text:p>BARRIO CRESPITO CALLE 67 NO 13 41</text:p>
          </table:table-cell>
          <table:table-cell/>
          <table:table-cell office:value-type="string">
            <text:p>DE AVILA GAMARRA ALFONSO ALFREDO</text:p>
          </table:table-cell>
          <table:table-cell office:value-type="string">
            <text:p>9053262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DE AVILA GAMARRA ALFONSO</text:p>
          </table:table-cell>
          <table:table-cell office:value-type="float" office:value="9053262">
            <text:p>905326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RESPITO CALLE 67 NO 13 41</text:p>
          </table:table-cell>
          <table:table-cell office:value-type="string">
            <text:p>adeavilagamarra@gmail.com</text:p>
          </table:table-cell>
        </table:table-row>
        <table:table-row table:style-name="ro1" table:visibility="filter">
          <table:table-cell office:value-type="float" office:value="6677008">
            <text:p>66770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77008">
            <text:p>6677008</text:p>
          </table:table-cell>
          <table:table-cell office:value-type="string">
            <text:p>Bolivar</text:p>
          </table:table-cell>
          <table:table-cell office:value-type="float" office:value="6677008">
            <text:p>6677008</text:p>
          </table:table-cell>
          <table:table-cell office:value-type="string">
            <text:p>ADALBERTO JIMENEZ DAZA</text:p>
          </table:table-cell>
          <table:table-cell office:value-type="string">
            <text:p>BRR ZARAGOCILLA SEC EL PROGRESO TV 52 49 D 24</text:p>
          </table:table-cell>
          <table:table-cell/>
          <table:table-cell office:value-type="string">
            <text:p>JIMENEZ DAZA ADALBERTO</text:p>
          </table:table-cell>
          <table:table-cell office:value-type="string">
            <text:p>3790594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IMENEZ DAZA ADALBERTO</text:p>
          </table:table-cell>
          <table:table-cell office:value-type="float" office:value="3112021021">
            <text:p>31120210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ZARAGOCILLA SEC EL PROGRESO TV 52 49 D 24</text:p>
          </table:table-cell>
          <table:table-cell office:value-type="string">
            <text:p>adalbertojimenezdaza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3651">
            <text:p>6533651</text:p>
          </table:table-cell>
          <table:table-cell office:value-type="string">
            <text:p>Bolivar</text:p>
          </table:table-cell>
          <table:table-cell office:value-type="float" office:value="6533651">
            <text:p>6533651</text:p>
          </table:table-cell>
          <table:table-cell office:value-type="string">
            <text:p>JOSE F MENDEZ VILLAMIZAR</text:p>
          </table:table-cell>
          <table:table-cell office:value-type="string">
            <text:p>TRANSVERSAL 72 NO 31C 41 LOS ALPES</text:p>
          </table:table-cell>
          <table:table-cell/>
          <table:table-cell table:style-name="ce1" office:value-type="string">
            <text:p>3796158-</text:p>
          </table:table-cell>
          <table:table-cell/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MENDEZ VILLAMIZAR JOSE FRANCISC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RANSVERSAL 72 NO 31C 41 LOS ALPES</text:p>
          </table:table-cell>
          <table:table-cell/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3210 - Fabricación de joyas, bisutería y artículos conex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LVARO RAMIREZ PEREIRA</text:p>
          </table:table-cell>
          <table:table-cell office:value-type="string">
            <text:p>BARRIO AMBERES URBANIZACION ESPAÑA APARTAMENTO 7 ZARAGOCILLA AVENIDA</text:p>
          </table:table-cell>
          <table:table-cell/>
          <table:table-cell office:value-type="string">
            <text:p>RAMIREZ PEREIRA ALVARO JESUS</text:p>
          </table:table-cell>
          <table:table-cell office:value-type="string">
            <text:p>4034166-5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RAMIREZ PEREIRA ALVAR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AMBERES URBANIZACION ESPAÑA APARTAMENTO 7 ZARAGOCILLA AVENIDA</text:p>
          </table:table-cell>
          <table:table-cell/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EDGAR VERBEL JULIO</text:p>
          </table:table-cell>
          <table:table-cell office:value-type="string">
            <text:p>BOCAGRANDE CARRERA 1 NO 9 116 APARTAMENTO 102</text:p>
          </table:table-cell>
          <table:table-cell/>
          <table:table-cell office:value-type="string">
            <text:p>73135341-2</text:p>
          </table:table-cell>
          <table:table-cell office:value-type="string">
            <text:p>Edgar Verbel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VERBEL JULIO EDGAR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1 NO 9 116 APARTAMENTO 102</text:p>
          </table:table-cell>
          <table:table-cell/>
        </table:table-row>
        <table:table-row table:style-name="ro1" table:visibility="filter">
          <table:table-cell office:value-type="float" office:value="6454967">
            <text:p>645496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54967">
            <text:p>6454967</text:p>
          </table:table-cell>
          <table:table-cell office:value-type="string">
            <text:p>Bolivar</text:p>
          </table:table-cell>
          <table:table-cell office:value-type="float" office:value="6454967">
            <text:p>6454967</text:p>
          </table:table-cell>
          <table:table-cell office:value-type="string">
            <text:p>JOSUE GUILLERMO VARGAS ORTIZ</text:p>
          </table:table-cell>
          <table:table-cell office:value-type="string">
            <text:p>NUEVO BOSQUE URBANIZACION LAURELES MANZANA D CASA 69</text:p>
          </table:table-cell>
          <table:table-cell/>
          <table:table-cell table:style-name="ce1" office:value-type="string">
            <text:p>90881810-</text:p>
          </table:table-cell>
          <table:table-cell office:value-type="string">
            <text:p>JOSUE GUILLERMO VARGAS ORTI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ARGAS ORTIZ JOSUE GUILLERMO</text:p>
          </table:table-cell>
          <table:table-cell office:value-type="float" office:value="3126727334">
            <text:p>31267273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NUEVO BOSQUE URBANIZACION LAURELES MANZANA D CASA 69</text:p>
          </table:table-cell>
          <table:table-cell office:value-type="string">
            <text:p>jg.vargasf@gmail.com</text:p>
          </table:table-cell>
        </table:table-row>
        <table:table-row table:style-name="ro1" table:visibility="filter">
          <table:table-cell office:value-type="float" office:value="6622209">
            <text:p>662220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2209">
            <text:p>6622209</text:p>
          </table:table-cell>
          <table:table-cell office:value-type="string">
            <text:p>Bolivar</text:p>
          </table:table-cell>
          <table:table-cell office:value-type="float" office:value="6622209">
            <text:p>6622209</text:p>
          </table:table-cell>
          <table:table-cell office:value-type="string">
            <text:p>LEONOR MARIA SANCHEZ ESTRADA</text:p>
          </table:table-cell>
          <table:table-cell office:value-type="string">
            <text:p>BRR TORICES CR 14 43 139</text:p>
          </table:table-cell>
          <table:table-cell/>
          <table:table-cell office:value-type="string">
            <text:p>SANCHEZ ESTRADA LEONOR MARIA</text:p>
          </table:table-cell>
          <table:table-cell office:value-type="string">
            <text:p>45442618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ESTRADA LEONOR MARIA</text:p>
          </table:table-cell>
          <table:table-cell office:value-type="float" office:value="3126413319">
            <text:p>31264133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TORICES CR 14 43 139</text:p>
          </table:table-cell>
          <table:table-cell office:value-type="string">
            <text:p>leonorsanchezestrada@gmail.com</text:p>
          </table:table-cell>
        </table:table-row>
        <table:table-row table:style-name="ro1" table:visibility="filter">
          <table:table-cell office:value-type="float" office:value="6628192">
            <text:p>662819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1676">
            <text:p>6621676</text:p>
          </table:table-cell>
          <table:table-cell office:value-type="string">
            <text:p>Bolivar</text:p>
          </table:table-cell>
          <table:table-cell office:value-type="float" office:value="6621676">
            <text:p>6621676</text:p>
          </table:table-cell>
          <table:table-cell office:value-type="string">
            <text:p>FRANCIA ELENA QUESADA DE GARCIA</text:p>
          </table:table-cell>
          <table:table-cell office:value-type="string">
            <text:p>BOSQUE URB. BUENA VISTA MZ B LT 49</text:p>
          </table:table-cell>
          <table:table-cell/>
          <table:table-cell office:value-type="string">
            <text:p>QUESADA GARCIA FRANCIA ELENA</text:p>
          </table:table-cell>
          <table:table-cell office:value-type="string">
            <text:p>22948638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QUESADA DE GARCIA FRANCIA ELENA</text:p>
          </table:table-cell>
          <table:table-cell office:value-type="float" office:value="3156202889">
            <text:p>315620288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SQUE URB. BUENA VISTA MZ B LT 49</text:p>
          </table:table-cell>
          <table:table-cell office:value-type="string">
            <text:p>fquesada7@hotmail.com</text:p>
          </table:table-cell>
        </table:table-row>
        <table:table-row table:style-name="ro1" table:visibility="filter">
          <table:table-cell office:value-type="float" office:value="6673800">
            <text:p>667380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3800">
            <text:p>6673800</text:p>
          </table:table-cell>
          <table:table-cell office:value-type="string">
            <text:p>Bolivar</text:p>
          </table:table-cell>
          <table:table-cell office:value-type="float" office:value="6673800">
            <text:p>6673800</text:p>
          </table:table-cell>
          <table:table-cell office:value-type="string">
            <text:p>MORAD PEREZ JORGE ANTONIO</text:p>
          </table:table-cell>
          <table:table-cell office:value-type="string">
            <text:p>BRR LOS CORALES MZ K LT 7</text:p>
          </table:table-cell>
          <table:table-cell/>
          <table:table-cell office:value-type="string">
            <text:p>MORAD PEREZ JORGE</text:p>
          </table:table-cell>
          <table:table-cell office:value-type="string">
            <text:p>73080517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ORAD PEREZ JORGE ANTONIO</text:p>
          </table:table-cell>
          <table:table-cell office:value-type="float" office:value="3157891297">
            <text:p>315789129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OS CORALES MZ K LT 7</text:p>
          </table:table-cell>
          <table:table-cell office:value-type="string">
            <text:p>colombiano130@hotmail.com</text:p>
          </table:table-cell>
        </table:table-row>
        <table:table-row table:style-name="ro1" table:visibility="filter">
          <table:table-cell office:value-type="float" office:value="3145302481">
            <text:p>314530248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45302481">
            <text:p>3145302481</text:p>
          </table:table-cell>
          <table:table-cell office:value-type="string">
            <text:p>Bolivar</text:p>
          </table:table-cell>
          <table:table-cell office:value-type="float" office:value="3145302481">
            <text:p>3145302481</text:p>
          </table:table-cell>
          <table:table-cell office:value-type="string">
            <text:p>CORPUS GARCIA ARTURO FEDERICO</text:p>
          </table:table-cell>
          <table:table-cell office:value-type="string">
            <text:p>BARRIO TACARIGUA DIAGONAL 47 No 46 11</text:p>
          </table:table-cell>
          <table:table-cell/>
          <table:table-cell office:value-type="string">
            <text:p>CORPUS GARCIA ARTURO FEDERICO</text:p>
          </table:table-cell>
          <table:table-cell office:value-type="string">
            <text:p>9074822-8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CORPUS GARCIA ARTURO FEDERICO</text:p>
          </table:table-cell>
          <table:table-cell office:value-type="float" office:value="3145302481">
            <text:p>314530248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ARRIO TACARIGUA DIAGONAL 47 NO 46 11</text:p>
          </table:table-cell>
          <table:table-cell office:value-type="string">
            <text:p>acorpus_1986@hotmail.com</text:p>
          </table:table-cell>
        </table:table-row>
        <table:table-row table:style-name="ro1" table:visibility="filter">
          <table:table-cell office:value-type="float" office:value="6539416">
            <text:p>653941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304">
            <text:p>6812304</text:p>
          </table:table-cell>
          <table:table-cell office:value-type="string">
            <text:p>Bolivar</text:p>
          </table:table-cell>
          <table:table-cell office:value-type="float" office:value="6812304">
            <text:p>6812304</text:p>
          </table:table-cell>
          <table:table-cell office:value-type="string">
            <text:p>ALVAREZ MARTINEZ MARCOS</text:p>
          </table:table-cell>
          <table:table-cell office:value-type="string">
            <text:p>BARRIO EL EDUCADOR CALLE 75 NO 4E 06</text:p>
          </table:table-cell>
          <table:table-cell/>
          <table:table-cell office:value-type="string">
            <text:p>HERRERA ESCALONA FLORENTINO</text:p>
          </table:table-cell>
          <table:table-cell office:value-type="string">
            <text:p>4033870-8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ALVAREZ MARTINEZ MARCOS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EL EDUCADOR CALLE 75 NO 4E 06</text:p>
          </table:table-cell>
          <table:table-cell/>
        </table:table-row>
        <table:table-row table:style-name="ro1" table:visibility="filter">
          <table:table-cell office:value-type="float" office:value="6539416">
            <text:p>653941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304">
            <text:p>6812304</text:p>
          </table:table-cell>
          <table:table-cell office:value-type="string">
            <text:p>Bolivar</text:p>
          </table:table-cell>
          <table:table-cell office:value-type="float" office:value="6812304">
            <text:p>6812304</text:p>
          </table:table-cell>
          <table:table-cell office:value-type="string">
            <text:p>RIVAS VILLALOBOS ROSARIO DEL CARMEN</text:p>
          </table:table-cell>
          <table:table-cell office:value-type="string">
            <text:p>BARRIO EL EDUCADOR CALLE 75 NO 4E 06</text:p>
          </table:table-cell>
          <table:table-cell/>
          <table:table-cell office:value-type="string">
            <text:p>HERRERA ESCALONA FLORENTINO</text:p>
          </table:table-cell>
          <table:table-cell office:value-type="string">
            <text:p>4033870-8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RIVAS VILLALOBOS ROSARIO DEL CARMEN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EL EDUCADOR CALLE 75 NO 4E 06</text:p>
          </table:table-cell>
          <table:table-cell/>
        </table:table-row>
        <table:table-row table:style-name="ro1" table:visibility="filter">
          <table:table-cell office:value-type="float" office:value="6900922">
            <text:p>690092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900922">
            <text:p>6900922</text:p>
          </table:table-cell>
          <table:table-cell office:value-type="string">
            <text:p>Bolivar</text:p>
          </table:table-cell>
          <table:table-cell office:value-type="float" office:value="6900922">
            <text:p>6900922</text:p>
          </table:table-cell>
          <table:table-cell office:value-type="string">
            <text:p>BUELVAS RIOS ADELMO JOSE</text:p>
          </table:table-cell>
          <table:table-cell office:value-type="string">
            <text:p>BRR SAN JOSE DE LOS CAMPANOS MZ A LT 22 CL 36 A PLAN G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UELVAS RIOS ADELMO JOSE</text:p>
          </table:table-cell>
          <table:table-cell office:value-type="float" office:value="3103550538">
            <text:p>310355053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 JOSE DE LOS CAMPANOS MZ A LT 22 CL 36 A PLAN G</text:p>
          </table:table-cell>
          <table:table-cell office:value-type="string">
            <text:p>elmostour@gmail.com</text:p>
          </table:table-cell>
        </table:table-row>
        <table:table-row table:style-name="ro1" table:visibility="filter">
          <table:table-cell office:value-type="float" office:value="6457308">
            <text:p>64573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57308">
            <text:p>6457308</text:p>
          </table:table-cell>
          <table:table-cell office:value-type="string">
            <text:p>Bolivar</text:p>
          </table:table-cell>
          <table:table-cell office:value-type="float" office:value="6457308">
            <text:p>6457308</text:p>
          </table:table-cell>
          <table:table-cell office:value-type="string">
            <text:p>IBARRA MONTENEGRO CARLOS EDUARDO</text:p>
          </table:table-cell>
          <table:table-cell office:value-type="string">
            <text:p>ciudadela 2000 mzna 8 lte 41</text:p>
          </table:table-cell>
          <table:table-cell/>
          <table:table-cell office:value-type="string">
            <text:p>IBARRA MONTENEGRO CARLOS EDUARDO</text:p>
          </table:table-cell>
          <table:table-cell office:value-type="string">
            <text:p>73121114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IBARRA MONTENEGRO CARLOS EDUARDO</text:p>
          </table:table-cell>
          <table:table-cell office:value-type="float" office:value="3177368118">
            <text:p>317736811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AMEDA LA VICTORIA MANZANA M LOTE 3</text:p>
          </table:table-cell>
          <table:table-cell office:value-type="string">
            <text:p>lrhcosltng@g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1372">
            <text:p>6621372</text:p>
          </table:table-cell>
          <table:table-cell office:value-type="string">
            <text:p>Bolivar</text:p>
          </table:table-cell>
          <table:table-cell office:value-type="float" office:value="6621372">
            <text:p>6621372</text:p>
          </table:table-cell>
          <table:table-cell office:value-type="string">
            <text:p>DEL TORO DIAZ FREDDYS</text:p>
          </table:table-cell>
          <table:table-cell office:value-type="string">
            <text:p>CALLE 26B NO 44 82 PARAGUAY</text:p>
          </table:table-cell>
          <table:table-cell/>
          <table:table-cell table:style-name="ce1" office:value-type="string">
            <text:p>52477-</text:p>
          </table:table-cell>
          <table:table-cell office:value-type="string">
            <text:p>MERCEDES COVELIERS DE SANCHEZ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DEL TORO DIAZ FREDDYS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26B NO 44 82 PARAGUAY</text:p>
          </table:table-cell>
          <table:table-cell/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291">
            <text:p>6812291</text:p>
          </table:table-cell>
          <table:table-cell office:value-type="string">
            <text:p>Bolivar</text:p>
          </table:table-cell>
          <table:table-cell office:value-type="float" office:value="6812291">
            <text:p>6812291</text:p>
          </table:table-cell>
          <table:table-cell office:value-type="string">
            <text:p>PEREZ SANTANA CECILIO</text:p>
          </table:table-cell>
          <table:table-cell office:value-type="string">
            <text:p>URBANIZACION NUEVOS JARDINES MANZANA C LOTE 21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PEREZ SANTANA CECILI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NUEVOS JARDINES MANZANA C LOTE 21</text:p>
          </table:table-cell>
          <table:table-cell/>
        </table:table-row>
        <table:table-row table:style-name="ro1" table:visibility="filter">
          <table:table-cell office:value-type="float" office:value="6812291">
            <text:p>68122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45105246">
            <text:p>3145105246</text:p>
          </table:table-cell>
          <table:table-cell office:value-type="string">
            <text:p>Bolivar</text:p>
          </table:table-cell>
          <table:table-cell office:value-type="float" office:value="6812291">
            <text:p>6812291</text:p>
          </table:table-cell>
          <table:table-cell office:value-type="string">
            <text:p>ORDOÑEZ MENDIETA DIEGO RODRIGO</text:p>
          </table:table-cell>
          <table:table-cell office:value-type="string">
            <text:p>URBANIZACION LOS CAMPOS DE ELVIRO No. 55 45</text:p>
          </table:table-cell>
          <table:table-cell/>
          <table:table-cell office:value-type="string">
            <text:p>MENDIETA ORDOÑEZ DIEGO RODRIGO</text:p>
          </table:table-cell>
          <table:table-cell office:value-type="string">
            <text:p>73093453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RDOÑEZ MENDIETA DIEGO RODRIGO</text:p>
          </table:table-cell>
          <table:table-cell office:value-type="float" office:value="3145105246">
            <text:p>31451052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RJONA</text:p>
          </table:table-cell>
          <table:table-cell office:value-type="string">
            <text:p>Activo</text:p>
          </table:table-cell>
          <table:table-cell office:value-type="string">
            <text:p>URBANIZACION LOS CAMPOS DE ELVIRO No. 55 45 MANZANA C LOTE 21</text:p>
          </table:table-cell>
          <table:table-cell office:value-type="string">
            <text:p>diegomendieta61@yahoo.es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99 - Otras actividades empresariales ncp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GLADYS CLEMENTINA RAMIREZ DE ALVAREZ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AMIREZ DE ALVAREZ GLADYS CLEMENCIA</text:p>
          </table:table-cell>
          <table:table-cell office:value-type="string">
            <text:p>45447737-2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BRIZZA MAR APTO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EDIFICIO EL CONQUISTADOR APARTAMENTO 815</text:p>
          </table:table-cell>
          <table:table-cell office:value-type="string">
            <text:p>petire2229@yahoo.com</text:p>
          </table:table-cell>
        </table:table-row>
        <table:table-row table:style-name="ro1" table:visibility="filter">
          <table:table-cell office:value-type="float" office:value="6660445">
            <text:p>666044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0445">
            <text:p>6660445</text:p>
          </table:table-cell>
          <table:table-cell office:value-type="string">
            <text:p>Bolivar</text:p>
          </table:table-cell>
          <table:table-cell office:value-type="float" office:value="6660445">
            <text:p>6660445</text:p>
          </table:table-cell>
          <table:table-cell office:value-type="string">
            <text:p>WILFRED GUILLERMO NIEVES TROCHA</text:p>
          </table:table-cell>
          <table:table-cell office:value-type="string">
            <text:p>BRR CRESPO AV 4 67 126</text:p>
          </table:table-cell>
          <table:table-cell/>
          <table:table-cell table:style-name="ce1" office:value-type="string">
            <text:p>73099048-</text:p>
          </table:table-cell>
          <table:table-cell office:value-type="string">
            <text:p>Wilfred Nieves Troch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NIEVES TROCHA WILFREDO GUILLERMO</text:p>
          </table:table-cell>
          <table:table-cell office:value-type="float" office:value="3008385133">
            <text:p>30083851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RESPO AV 4 67 126</text:p>
          </table:table-cell>
          <table:table-cell office:value-type="string">
            <text:p>wilnietro6@hotmail.com</text:p>
          </table:table-cell>
        </table:table-row>
        <table:table-row table:style-name="ro1" table:visibility="filter">
          <table:table-cell office:value-type="float" office:value="3003391175">
            <text:p>300339117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3606234">
            <text:p>3103606234</text:p>
          </table:table-cell>
          <table:table-cell office:value-type="string">
            <text:p>Bolivar</text:p>
          </table:table-cell>
          <table:table-cell office:value-type="float" office:value="3103606234">
            <text:p>3103606234</text:p>
          </table:table-cell>
          <table:table-cell office:value-type="string">
            <text:p>EDGAR CORREA HURTADO</text:p>
          </table:table-cell>
          <table:table-cell office:value-type="string">
            <text:p>VILLAGRANDE 2 <text:s/>Mz 26 L 20</text:p>
          </table:table-cell>
          <table:table-cell/>
          <table:table-cell office:value-type="string">
            <text:p>CORREA HURTADO EDGAR ENRIQUE</text:p>
          </table:table-cell>
          <table:table-cell office:value-type="string">
            <text:p>73133679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ORREA HURTADO EDGAR E</text:p>
          </table:table-cell>
          <table:table-cell office:value-type="float" office:value="3162731984">
            <text:p>316273198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VILLAGRANDE2 Mz 26 L 20</text:p>
          </table:table-cell>
          <table:table-cell office:value-type="string">
            <text:p>edgarone1@hotmail.com</text:p>
          </table:table-cell>
        </table:table-row>
        <table:table-row table:style-name="ro1" table:visibility="filter">
          <table:table-cell office:value-type="float" office:value="6461922">
            <text:p>646192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461922">
            <text:p>6461922</text:p>
          </table:table-cell>
          <table:table-cell office:value-type="string">
            <text:p>Bolivar</text:p>
          </table:table-cell>
          <table:table-cell office:value-type="float" office:value="6461922">
            <text:p>6461922</text:p>
          </table:table-cell>
          <table:table-cell office:value-type="string">
            <text:p>AMAURY DE JESUS PAJARO PUELLO</text:p>
          </table:table-cell>
          <table:table-cell office:value-type="string">
            <text:p>BRR LA CANDELARIA CL 33 41 58</text:p>
          </table:table-cell>
          <table:table-cell/>
          <table:table-cell office:value-type="string">
            <text:p>PAJARO PUELLO AMAURY DE JESUS</text:p>
          </table:table-cell>
          <table:table-cell office:value-type="string">
            <text:p>9281958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AJARO PUELLO AMAURY DE JESUS</text:p>
          </table:table-cell>
          <table:table-cell office:value-type="float" office:value="3216510795">
            <text:p>32165107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 CANDELARIA CL 33 41 58</text:p>
          </table:table-cell>
          <table:table-cell office:value-type="string">
            <text:p>amaurypajaropuello@outlook.com</text:p>
          </table:table-cell>
        </table:table-row>
        <table:table-row table:style-name="ro1">
          <table:table-cell office:value-type="float" office:value="6581776">
            <text:p>658177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67890">
            <text:p>6567890</text:p>
          </table:table-cell>
          <table:table-cell office:value-type="string">
            <text:p>Bolivar</text:p>
          </table:table-cell>
          <table:table-cell office:value-type="float" office:value="6567890">
            <text:p>6567890</text:p>
          </table:table-cell>
          <table:table-cell/>
          <table:table-cell office:value-type="string">
            <text:p>AV SANTANDER CRA 2da. No 44 158 EL CABRERO</text:p>
          </table:table-cell>
          <table:table-cell office:value-type="float" office:value="20">
            <text:p>20</text:p>
          </table:table-cell>
          <table:table-cell office:value-type="string">
            <text:p>LOZANO GAITAN JORGE ELIECER</text:p>
          </table:table-cell>
          <table:table-cell office:value-type="string">
            <text:p>326802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RESTAURANTE ISLA DE CAPRI.</text:p>
          </table:table-cell>
          <table:table-cell office:value-type="float" office:value="3113671520">
            <text:p>311367152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TANDER CARRERA 2 NO 44 158 MARBELLA</text:p>
          </table:table-cell>
          <table:table-cell office:value-type="string">
            <text:p>HOTELISLADECAPRI@GMAIL.COM</text:p>
          </table:table-cell>
        </table:table-row>
        <table:table-row table:style-name="ro1" table:visibility="filter">
          <table:table-cell office:value-type="float" office:value="3157356579">
            <text:p>315735657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7356579">
            <text:p>3157356579</text:p>
          </table:table-cell>
          <table:table-cell office:value-type="string">
            <text:p>Bolivar</text:p>
          </table:table-cell>
          <table:table-cell office:value-type="float" office:value="3157356579">
            <text:p>3157356579</text:p>
          </table:table-cell>
          <table:table-cell office:value-type="string">
            <text:p>ESTER OLIVO PAREDES</text:p>
          </table:table-cell>
          <table:table-cell office:value-type="string">
            <text:p>POPA EDIF LAGUNA SAN LAZARO 2B T1</text:p>
          </table:table-cell>
          <table:table-cell/>
          <table:table-cell table:style-name="ce1" office:value-type="string">
            <text:p>45456549-</text:p>
          </table:table-cell>
          <table:table-cell office:value-type="string">
            <text:p>ester cecilia olivo paredes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LIVO PAREDES ESTER CECILIA</text:p>
          </table:table-cell>
          <table:table-cell office:value-type="float" office:value="3157356579">
            <text:p>315735657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opa Edi Laguna San Lazaro 2B T1</text:p>
          </table:table-cell>
          <table:table-cell office:value-type="string">
            <text:p>esterolivo@mix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26550">
            <text:p>6626550</text:p>
          </table:table-cell>
          <table:table-cell office:value-type="string">
            <text:p>Bolivar</text:p>
          </table:table-cell>
          <table:table-cell office:value-type="float" office:value="6626550">
            <text:p>6626550</text:p>
          </table:table-cell>
          <table:table-cell office:value-type="string">
            <text:p>MARIO ENRIQUE LAMBIS CANOLES</text:p>
          </table:table-cell>
          <table:table-cell office:value-type="string">
            <text:p>BARRIO ESPAÑA MADRID CASA NO 44B 20</text:p>
          </table:table-cell>
          <table:table-cell/>
          <table:table-cell office:value-type="string">
            <text:p>LAMBIS <text:s/>CANOLES <text:s/>MARIO <text:s/>ENRIQUE</text:p>
          </table:table-cell>
          <table:table-cell office:value-type="string">
            <text:p>9070319-6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LAMBIS CANOLES MARIO ENRIQUE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ESPAÑA MADRID CASA NO 44B 20</text:p>
          </table:table-cell>
          <table:table-cell/>
        </table:table-row>
        <table:table-row table:style-name="ro1" table:visibility="filter">
          <table:table-cell office:value-type="float" office:value="6620176">
            <text:p>662017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4330 - Terminación y acabado de edificios y obras de ingeniería civil</text:p>
          </table:table-cell>
          <table:table-cell office:value-type="float" office:value="6620176">
            <text:p>6620176</text:p>
          </table:table-cell>
          <table:table-cell office:value-type="string">
            <text:p>Bolivar</text:p>
          </table:table-cell>
          <table:table-cell office:value-type="float" office:value="6620176">
            <text:p>6620176</text:p>
          </table:table-cell>
          <table:table-cell office:value-type="string">
            <text:p>FRANKLIN SANCHEZ DONADO</text:p>
          </table:table-cell>
          <table:table-cell office:value-type="string">
            <text:p>BARRIO REPUBLICA DE CHILE MANZANA 29 LOTE 21</text:p>
          </table:table-cell>
          <table:table-cell/>
          <table:table-cell office:value-type="string">
            <text:p>SANCHEZ DONADO FRANKLIN SANSON</text:p>
          </table:table-cell>
          <table:table-cell office:value-type="string">
            <text:p>9097543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DONADO FRANKLIN SANSON</text:p>
          </table:table-cell>
          <table:table-cell office:value-type="float" office:value="3162463021">
            <text:p>31624630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REPUBLICA DE CHILE MANZANA 29 LOTE 21</text:p>
          </table:table-cell>
          <table:table-cell office:value-type="string">
            <text:p>franklinsando@hotmail.com</text:p>
          </table:table-cell>
        </table:table-row>
        <table:table-row table:style-name="ro1" table:visibility="filter">
          <table:table-cell office:value-type="float" office:value="6656878">
            <text:p>665687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165402069">
            <text:p>3165402069</text:p>
          </table:table-cell>
          <table:table-cell office:value-type="string">
            <text:p>Bolivar</text:p>
          </table:table-cell>
          <table:table-cell office:value-type="float" office:value="6656878">
            <text:p>6656878</text:p>
          </table:table-cell>
          <table:table-cell/>
          <table:table-cell office:value-type="string">
            <text:p>B/GRANDE CENTRO C. MICHEL CENTER L-130</text:p>
          </table:table-cell>
          <table:table-cell/>
          <table:table-cell office:value-type="string">
            <text:p>EMPRESA COOPERATIVA DE PROMOTORES E INFORMADORES TURISTICOS DE CARTAGENA</text:p>
          </table:table-cell>
          <table:table-cell office:value-type="string">
            <text:p>806010090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EMCOOPROTUR</text:p>
          </table:table-cell>
          <table:table-cell office:value-type="float" office:value="3165402069">
            <text:p>3165402069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CARRERA 2 CON CALLE 5 ESQUINA CENTRO COMERCIAL EL PUEBLITO LOCAL 19</text:p>
          </table:table-cell>
          <table:table-cell office:value-type="string">
            <text:p>guipape2009@yahoo.es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JULIO CESAR BUSTAMANTE CASTILL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GUA DE COCO S.A</text:p>
          </table:table-cell>
          <table:table-cell office:value-type="string">
            <text:p>900218315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APARTAMENTO 7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EDIFICIO MORROS 3 LA BOQUILLA</text:p>
          </table:table-cell>
          <table:table-cell office:value-type="string">
            <text:p>aguadecoco.sa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16231">
            <text:p>6616231</text:p>
          </table:table-cell>
          <table:table-cell office:value-type="string">
            <text:p>Bolivar</text:p>
          </table:table-cell>
          <table:table-cell office:value-type="float" office:value="6616231">
            <text:p>6616231</text:p>
          </table:table-cell>
          <table:table-cell office:value-type="string">
            <text:p>JUAN AGUSTIN CHARRIZ MUÑOZ</text:p>
          </table:table-cell>
          <table:table-cell office:value-type="string">
            <text:p>BARRIO BLAS DE LEZO ETAPA 4 MANZANA 44 NO 33</text:p>
          </table:table-cell>
          <table:table-cell/>
          <table:table-cell table:style-name="ce1" office:value-type="string">
            <text:p>3784606-</text:p>
          </table:table-cell>
          <table:table-cell office:value-type="string">
            <text:p>JUAN AGUSTIN CHARRIZ MUÑOZ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CHARRIZ MUÑOZ JUAN AGUSTIN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BLAS DE LEZO ETAPA 4 MANZANA 44 NO 33</text:p>
          </table:table-cell>
          <table:table-cell/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IDA ROSA BARROS DE GOMEZ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RROS DE GOMEZ AIDA ROSA</text:p>
          </table:table-cell>
          <table:table-cell office:value-type="string">
            <text:p>22366376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APARTAMENTO 6-2B VIVIENDA TURISTIC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 NO 1 25 EDIFICIO LAS TRES CARABELAS APARTAMENTO 6-2B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 office:value-type="float" office:value="6552743">
            <text:p>655274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52743">
            <text:p>6552743</text:p>
          </table:table-cell>
          <table:table-cell office:value-type="string">
            <text:p>Bolivar</text:p>
          </table:table-cell>
          <table:table-cell office:value-type="float" office:value="6566040">
            <text:p>6566040</text:p>
          </table:table-cell>
          <table:table-cell office:value-type="string">
            <text:p>LORENZO LOPEZ MORELO</text:p>
          </table:table-cell>
          <table:table-cell office:value-type="string">
            <text:p>Villa Rosita mz T Lote 16</text:p>
          </table:table-cell>
          <table:table-cell/>
          <table:table-cell office:value-type="string">
            <text:p>LOPEZ MORELO LORENZO</text:p>
          </table:table-cell>
          <table:table-cell office:value-type="string">
            <text:p>73090849-6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LOPEZ MORELO LORENZO</text:p>
          </table:table-cell>
          <table:table-cell office:value-type="float" office:value="3183162133">
            <text:p>31831621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Villa Rosita Mz T Lote 16</text:p>
          </table:table-cell>
          <table:table-cell office:value-type="string">
            <text:p>llmorelo@hotmail.com</text:p>
          </table:table-cell>
        </table:table-row>
        <table:table-row table:style-name="ro1">
          <table:table-cell office:value-type="float" office:value="6642649">
            <text:p>664264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2649">
            <text:p>6642649</text:p>
          </table:table-cell>
          <table:table-cell office:value-type="string">
            <text:p>Bolivar</text:p>
          </table:table-cell>
          <table:table-cell office:value-type="float" office:value="6642649">
            <text:p>6642649</text:p>
          </table:table-cell>
          <table:table-cell/>
          <table:table-cell office:value-type="string">
            <text:p>CENTRO CALLE DE LA MONEDA # 7-54</text:p>
          </table:table-cell>
          <table:table-cell office:value-type="float" office:value="15">
            <text:p>15</text:p>
          </table:table-cell>
          <table:table-cell office:value-type="string">
            <text:p>HOTEL SANTA CRUZ CARTAGENA <text:s/>LTDA</text:p>
          </table:table-cell>
          <table:table-cell office:value-type="string">
            <text:p>900433873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TA CRUZ CARTAGENA</text:p>
          </table:table-cell>
          <table:table-cell office:value-type="float" office:value="3116519352">
            <text:p>3116519352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 moneda#7-54</text:p>
          </table:table-cell>
          <table:table-cell office:value-type="string">
            <text:p>hotelsantacruz09@gmail.com</text:p>
          </table:table-cell>
        </table:table-row>
        <table:table-row table:style-name="ro1" table:visibility="filter">
          <table:table-cell/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NA CECILIA LARGO</text:p>
          </table:table-cell>
          <table:table-cell table:number-columns-repeated="2"/>
          <table:table-cell office:value-type="string">
            <text:p>900133912-8</text:p>
          </table:table-cell>
          <table:table-cell office:value-type="string">
            <text:p>ANA CECILIA LARGO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AREPA PUES Y CIA LTD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CARRERA 2 NO 4 90</text:p>
          </table:table-cell>
          <table:table-cell office:value-type="string">
            <text:p>ni</text:p>
          </table:table-cell>
        </table:table-row>
        <table:table-row table:style-name="ro1">
          <table:table-cell office:value-type="float" office:value="6649431">
            <text:p>664943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9431">
            <text:p>6649431</text:p>
          </table:table-cell>
          <table:table-cell office:value-type="string">
            <text:p>Bolivar</text:p>
          </table:table-cell>
          <table:table-cell office:value-type="float" office:value="6734485">
            <text:p>6734485</text:p>
          </table:table-cell>
          <table:table-cell/>
          <table:table-cell office:value-type="string">
            <text:p>CIENAGA CHOLON FINCA I</text:p>
          </table:table-cell>
          <table:table-cell office:value-type="float" office:value="8">
            <text:p>8</text:p>
          </table:table-cell>
          <table:table-cell office:value-type="string">
            <text:p>AGUA LIMITADA</text:p>
          </table:table-cell>
          <table:table-cell office:value-type="string">
            <text:p>806013714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GUA BED AND BREACKFAST- BARU</text:p>
          </table:table-cell>
          <table:table-cell office:value-type="float" office:value="3145888572">
            <text:p>3145888572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AYOS NO 4 29</text:p>
          </table:table-cell>
          <table:table-cell office:value-type="string">
            <text:p>info@hotelagua.com.co</text:p>
          </table:table-cell>
        </table:table-row>
        <table:table-row table:style-name="ro1" table:visibility="filter">
          <table:table-cell office:value-type="float" office:value="4681839">
            <text:p>4681839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4681839">
            <text:p>4681839</text:p>
          </table:table-cell>
          <table:table-cell office:value-type="string">
            <text:p>Cundinamarca</text:p>
          </table:table-cell>
          <table:table-cell office:value-type="float" office:value="6563721">
            <text:p>6563721</text:p>
          </table:table-cell>
          <table:table-cell/>
          <table:table-cell office:value-type="string">
            <text:p>CRESPO AV.2a. # 70-85</text:p>
          </table:table-cell>
          <table:table-cell/>
          <table:table-cell office:value-type="string">
            <text:p>HEROICA TOURS Y CIA. LTDA.AGENCIA OPERADORA DE TURISMO</text:p>
          </table:table-cell>
          <table:table-cell office:value-type="string">
            <text:p>806009560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HEROICA TOURS &amp; CIA LTDA AGENCIA OPERADORA DE TURISMO</text:p>
          </table:table-cell>
          <table:table-cell office:value-type="float" office:value="3126636358">
            <text:p>312663635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lle 151 # 11-32 torre1 apto 102</text:p>
          </table:table-cell>
          <table:table-cell office:value-type="string">
            <text:p>heroicatoursycia@yahoo.com.co</text:p>
          </table:table-cell>
        </table:table-row>
        <table:table-row table:style-name="ro1" table:visibility="filter">
          <table:table-cell table:number-columns-repeated="2"/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LFREDO JOSE DIAZ ALFARO</text:p>
          </table:table-cell>
          <table:table-cell table:number-columns-repeated="2"/>
          <table:table-cell office:value-type="string">
            <text:p>TRANSGUIAS S.A.</text:p>
          </table:table-cell>
          <table:table-cell office:value-type="string">
            <text:p>806008847-1</text:p>
          </table:table-cell>
          <table:table-cell table:number-columns-repeated="2" office:value-type="string">
            <text:p>No Registra</text:p>
          </table:table-cell>
          <table:table-cell office:value-type="string">
            <text:p>TRANSGUIAS S.A.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TORICES CALLE BOGOTA CARRERA 13A NO 42 79</text:p>
          </table:table-cell>
          <table:table-cell office:value-type="string">
            <text:p>transguias@g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LEJANDRO ARCILA GOMEZ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LIDAD 1A S.A.</text:p>
          </table:table-cell>
          <table:table-cell office:value-type="string">
            <text:p>900045156-9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REGATTA CARTAGENA SUITE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34 NO 43 66 INTERIOR 115</text:p>
          </table:table-cell>
          <table:table-cell office:value-type="string">
            <text:p>contabilidad@cartagenaregatta.com</text:p>
          </table:table-cell>
        </table:table-row>
        <table:table-row table:style-name="ro1" table:visibility="filter">
          <table:table-cell office:value-type="float" office:value="6651291">
            <text:p>6651291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53861">
            <text:p>665386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ande av. san martin 5-100</text:p>
          </table:table-cell>
          <table:table-cell/>
          <table:table-cell office:value-type="string">
            <text:p>INVERSIONES DAFFACH Y COMPAÑIA LIMITADA</text:p>
          </table:table-cell>
          <table:table-cell office:value-type="string">
            <text:p>800105842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LA OLLA CARTAGENERA.</text:p>
          </table:table-cell>
          <table:table-cell office:value-type="float" office:value="3172461087">
            <text:p>3172461087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 SAN MARTIN #5 100</text:p>
          </table:table-cell>
          <table:table-cell office:value-type="string">
            <text:p>olladaffach@hotmail.com</text:p>
          </table:table-cell>
        </table:table-row>
        <table:table-row table:style-name="ro1" table:visibility="filter">
          <table:table-cell office:value-type="float" office:value="6644083">
            <text:p>6644083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44083">
            <text:p>664408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LLE. SAN JUAN DE DIOS # 3-37 PISO 2</text:p>
          </table:table-cell>
          <table:table-cell/>
          <table:table-cell office:value-type="string">
            <text:p>BABAR S.A.</text:p>
          </table:table-cell>
          <table:table-cell office:value-type="string">
            <text:p>806010381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BABAR S.A.</text:p>
          </table:table-cell>
          <table:table-cell office:value-type="float" office:value="3157310733">
            <text:p>3157310733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 JUAN DE DIOS 3-37 PISO 2</text:p>
          </table:table-cell>
          <table:table-cell office:value-type="string">
            <text:p>babar@telecom.com.co</text:p>
          </table:table-cell>
        </table:table-row>
        <table:table-row table:style-name="ro1" table:visibility="filter">
          <table:table-cell office:value-type="float" office:value="6641300">
            <text:p>664130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41190">
            <text:p>6641190</text:p>
          </table:table-cell>
          <table:table-cell office:value-type="string">
            <text:p>Bolivar</text:p>
          </table:table-cell>
          <table:table-cell office:value-type="float" office:value="6641300">
            <text:p>6641300</text:p>
          </table:table-cell>
          <table:table-cell/>
          <table:table-cell office:value-type="string">
            <text:p>CENTRO CALLE BALOCO No 2-69</text:p>
          </table:table-cell>
          <table:table-cell/>
          <table:table-cell office:value-type="string">
            <text:p>INVERSIONES INDIA CATALINA S A</text:p>
          </table:table-cell>
          <table:table-cell office:value-type="string">
            <text:p>800255670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QUEBRACHO RESTAURANTE-PARRILLA-BAR</text:p>
          </table:table-cell>
          <table:table-cell office:value-type="float" office:value="3157125536">
            <text:p>315712553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BALOCO NO 2 69</text:p>
          </table:table-cell>
          <table:table-cell office:value-type="string">
            <text:p>quebracho@telecom.com</text:p>
          </table:table-cell>
        </table:table-row>
        <table:table-row table:style-name="ro1" table:visibility="filter">
          <table:table-cell office:value-type="float" office:value="6520080">
            <text:p>65200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14327694">
            <text:p>3114327694</text:p>
          </table:table-cell>
          <table:table-cell office:value-type="string">
            <text:p>Bolivar</text:p>
          </table:table-cell>
          <table:table-cell office:value-type="float" office:value="6619521">
            <text:p>6619521</text:p>
          </table:table-cell>
          <table:table-cell office:value-type="string">
            <text:p>HERNANDO MARTIN CARABALLO HERRERA</text:p>
          </table:table-cell>
          <table:table-cell office:value-type="string">
            <text:p>SAN FERNANDO CALLE 21 NO 81b 63</text:p>
          </table:table-cell>
          <table:table-cell/>
          <table:table-cell office:value-type="string">
            <text:p>73108550-0</text:p>
          </table:table-cell>
          <table:table-cell office:value-type="string">
            <text:p>Hernando Martin Caraballo Herrer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HERNANDO MARTIN CARABALLO HERRERA</text:p>
          </table:table-cell>
          <table:table-cell office:value-type="float" office:value="3114327694">
            <text:p>31143276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FERNANDO CALLE 21 NO 81b 63</text:p>
          </table:table-cell>
          <table:table-cell office:value-type="string">
            <text:p>hernando.caraballo@gmail.com</text:p>
          </table:table-cell>
        </table:table-row>
        <table:table-row table:style-name="ro1" table:visibility="filter">
          <table:table-cell office:value-type="float" office:value="3162796652">
            <text:p>316279665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2796652">
            <text:p>3162796652</text:p>
          </table:table-cell>
          <table:table-cell office:value-type="string">
            <text:p>Bolivar</text:p>
          </table:table-cell>
          <table:table-cell office:value-type="float" office:value="3162796652">
            <text:p>3162796652</text:p>
          </table:table-cell>
          <table:table-cell office:value-type="string">
            <text:p>GUILLERMO BLANCO GUTIERREZ</text:p>
          </table:table-cell>
          <table:table-cell office:value-type="string">
            <text:p>BRR ESCALLON VILLA 30 E 55 130</text:p>
          </table:table-cell>
          <table:table-cell/>
          <table:table-cell office:value-type="string">
            <text:p>BLANCO GUTIERREZ GUILLERMO</text:p>
          </table:table-cell>
          <table:table-cell office:value-type="string">
            <text:p>73081444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UILLERMO BLANCO GUTIERREZ</text:p>
          </table:table-cell>
          <table:table-cell office:value-type="float" office:value="3162796652">
            <text:p>31627966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ESCALLON VILLA 30 E 55 130</text:p>
          </table:table-cell>
          <table:table-cell office:value-type="string">
            <text:p>gblancogutierrez@hotmail.com</text:p>
          </table:table-cell>
        </table:table-row>
        <table:table-row table:style-name="ro1" table:visibility="filter">
          <table:table-cell office:value-type="float" office:value="6678966">
            <text:p>667896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68213659">
            <text:p>3168213659</text:p>
          </table:table-cell>
          <table:table-cell office:value-type="string">
            <text:p>Bolivar</text:p>
          </table:table-cell>
          <table:table-cell office:value-type="float" office:value="3168213659">
            <text:p>3168213659</text:p>
          </table:table-cell>
          <table:table-cell office:value-type="string">
            <text:p>SAMUEL GUARDO RIVERA</text:p>
          </table:table-cell>
          <table:table-cell office:value-type="string">
            <text:p>VISTA HERMOSA DIAGONAL 28 NO 58 40</text:p>
          </table:table-cell>
          <table:table-cell/>
          <table:table-cell office:value-type="string">
            <text:p>GUARDO RIVERA SAMUEL</text:p>
          </table:table-cell>
          <table:table-cell office:value-type="string">
            <text:p>73103730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MUEL GUARDO RIVERA</text:p>
          </table:table-cell>
          <table:table-cell office:value-type="float" office:value="3168213659">
            <text:p>316821365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VISTA HERMOSA DIAGONAL 28 NO 58 40</text:p>
          </table:table-cell>
          <table:table-cell office:value-type="string">
            <text:p>saguri1964@hotmail.com</text:p>
          </table:table-cell>
        </table:table-row>
        <table:table-row table:style-name="ro1" table:visibility="filter">
          <table:table-cell office:value-type="float" office:value="6643125">
            <text:p>664312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3125">
            <text:p>6643125</text:p>
          </table:table-cell>
          <table:table-cell office:value-type="string">
            <text:p>Bolivar</text:p>
          </table:table-cell>
          <table:table-cell office:value-type="float" office:value="6640312">
            <text:p>6640312</text:p>
          </table:table-cell>
          <table:table-cell/>
          <table:table-cell office:value-type="string">
            <text:p>CENTRO, PORTAL DE LOS DULCES # 32-25</text:p>
          </table:table-cell>
          <table:table-cell/>
          <table:table-cell office:value-type="string">
            <text:p>NARANJO GOMEZ LIBARDO DE JESUS</text:p>
          </table:table-cell>
          <table:table-cell office:value-type="string">
            <text:p>73084934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TU CANDELA BAR</text:p>
          </table:table-cell>
          <table:table-cell office:value-type="float" office:value="3157461881">
            <text:p>315746188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PORTAL DE LOS DULCES NO 32 25</text:p>
          </table:table-cell>
          <table:table-cell office:value-type="string">
            <text:p>tucandelabar@hotmail.com</text:p>
          </table:table-cell>
        </table:table-row>
        <table:table-row table:style-name="ro1" table:visibility="filter">
          <table:table-cell office:value-type="float" office:value="6434322">
            <text:p>643432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16601121">
            <text:p>3116601121</text:p>
          </table:table-cell>
          <table:table-cell office:value-type="string">
            <text:p>Bolivar</text:p>
          </table:table-cell>
          <table:table-cell office:value-type="float" office:value="3116601121">
            <text:p>3116601121</text:p>
          </table:table-cell>
          <table:table-cell office:value-type="string">
            <text:p>MERLY DEL CARMEN FIGUEROA FERNANDEZ</text:p>
          </table:table-cell>
          <table:table-cell office:value-type="string">
            <text:p>PLAN 400 MZ 10 LOTE 10</text:p>
          </table:table-cell>
          <table:table-cell/>
          <table:table-cell office:value-type="string">
            <text:p>FIGUEROA FERNANDEZ MERLY DEL CARMEN</text:p>
          </table:table-cell>
          <table:table-cell office:value-type="string">
            <text:p>22493378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ERLY DEL CARMEN FIGUEROA FERNANDEZ</text:p>
          </table:table-cell>
          <table:table-cell office:value-type="float" office:value="3116601121">
            <text:p>31166011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LAN 400 MZ 10 LT 10</text:p>
          </table:table-cell>
          <table:table-cell office:value-type="string">
            <text:p>Ffigueroafernandez79@hotmail.es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2419">
            <text:p>6642419</text:p>
          </table:table-cell>
          <table:table-cell office:value-type="string">
            <text:p>Bolivar</text:p>
          </table:table-cell>
          <table:table-cell office:value-type="float" office:value="6642419">
            <text:p>6642419</text:p>
          </table:table-cell>
          <table:table-cell office:value-type="string">
            <text:p>LORENA LEOTTAU SERRANO</text:p>
          </table:table-cell>
          <table:table-cell office:value-type="string">
            <text:p>PLAZA DE LOS COCHES PUERTA DE LOS DULCES NO 32 09</text:p>
          </table:table-cell>
          <table:table-cell/>
          <table:table-cell office:value-type="string">
            <text:p>LEOTTAU SERRANO LORENA DEL CARMEN</text:p>
          </table:table-cell>
          <table:table-cell office:value-type="string">
            <text:p>45474490-3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REATAURANTE CAFE BAR DONDE FID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PLAZA DE LOS COCHES PUERTA DE LOS DULCES NO 32 09</text:p>
          </table:table-cell>
          <table:table-cell/>
        </table:table-row>
        <table:table-row table:style-name="ro1" table:visibility="filter">
          <table:table-cell office:value-type="float" office:value="6656412">
            <text:p>665641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3384848">
            <text:p>338484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6 No. 6-77</text:p>
          </table:table-cell>
          <table:table-cell/>
          <table:table-cell office:value-type="string">
            <text:p>TURISPETROL I.A.C.</text:p>
          </table:table-cell>
          <table:table-cell office:value-type="string">
            <text:p>830104353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URISPETROL I.A.C.</text:p>
          </table:table-cell>
          <table:table-cell office:value-type="float" office:value="3165236334">
            <text:p>316523633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6 NO 6 77 BOCAGRANDE</text:p>
          </table:table-cell>
          <table:table-cell office:value-type="string">
            <text:p>cbaracaldo@turispetrol.com</text:p>
          </table:table-cell>
        </table:table-row>
        <table:table-row table:style-name="ro1">
          <table:table-cell office:value-type="float" office:value="6654142">
            <text:p>665414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4631">
            <text:p>665463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CRA 1 <text:s/># 8-164</text:p>
          </table:table-cell>
          <table:table-cell office:value-type="float" office:value="38">
            <text:p>38</text:p>
          </table:table-cell>
          <table:table-cell office:value-type="string">
            <text:p>ORGANIZACION SAN MARTIN LIMITADA</text:p>
          </table:table-cell>
          <table:table-cell office:value-type="string">
            <text:p>806001689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MARTIN CARTAGENA</text:p>
          </table:table-cell>
          <table:table-cell office:value-type="float" office:value="3008144467">
            <text:p>3008144467</text:p>
          </table:table-cell>
          <table:table-cell office:value-type="float" office:value="18">
            <text:p>18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8 164</text:p>
          </table:table-cell>
          <table:table-cell office:value-type="string">
            <text:p>gerencia@hotelsanmartincartagena.com</text:p>
          </table:table-cell>
        </table:table-row>
        <table:table-row table:style-name="ro1">
          <table:table-cell office:value-type="float" office:value="6658968">
            <text:p>665896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8968">
            <text:p>6658968</text:p>
          </table:table-cell>
          <table:table-cell office:value-type="string">
            <text:p>Bolivar</text:p>
          </table:table-cell>
          <table:table-cell office:value-type="float" office:value="6652675">
            <text:p>6652675</text:p>
          </table:table-cell>
          <table:table-cell/>
          <table:table-cell office:value-type="string">
            <text:p>B/GRANDE AVE SAN MARTIN #4-110 CRA. 2</text:p>
          </table:table-cell>
          <table:table-cell office:value-type="float" office:value="21">
            <text:p>21</text:p>
          </table:table-cell>
          <table:table-cell office:value-type="string">
            <text:p>ALPULS S.A.S.</text:p>
          </table:table-cell>
          <table:table-cell office:value-type="string">
            <text:p>900444027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INTERNACIONAL BARAHONA</text:p>
          </table:table-cell>
          <table:table-cell office:value-type="float" office:value="3012793908">
            <text:p>3012793908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4 110</text:p>
          </table:table-cell>
          <table:table-cell office:value-type="string">
            <text:p>ricprioher@yahoo.es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7547">
            <text:p>6647547</text:p>
          </table:table-cell>
          <table:table-cell office:value-type="string">
            <text:p>Bolivar</text:p>
          </table:table-cell>
          <table:table-cell office:value-type="float" office:value="6647547">
            <text:p>6647547</text:p>
          </table:table-cell>
          <table:table-cell office:value-type="string">
            <text:p>HUMBERTO EDGAR LINAN MAGALLANES</text:p>
          </table:table-cell>
          <table:table-cell office:value-type="string">
            <text:p>GETSEMANI CALLE TRIPITA Y MEDIA NO 31 66</text:p>
          </table:table-cell>
          <table:table-cell office:value-type="float" office:value="1">
            <text:p>1</text:p>
          </table:table-cell>
          <table:table-cell table:style-name="ce1" office:value-type="string">
            <text:p>73142522-</text:p>
          </table:table-cell>
          <table:table-cell office:value-type="string">
            <text:p>HUMBERTO EDGAR LIÑAN MAGALLANES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SIBONE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GETSEMANI CALLE TRIPITA Y MEDIA NO 31 66</text:p>
          </table:table-cell>
          <table:table-cell/>
        </table:table-row>
        <table:table-row table:style-name="ro1">
          <table:table-cell office:value-type="float" office:value="6658121">
            <text:p>665812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8121">
            <text:p>6658121</text:p>
          </table:table-cell>
          <table:table-cell office:value-type="string">
            <text:p>Bolivar</text:p>
          </table:table-cell>
          <table:table-cell office:value-type="float" office:value="6658121">
            <text:p>6658121</text:p>
          </table:table-cell>
          <table:table-cell/>
          <table:table-cell office:value-type="string">
            <text:p>BOCAGRANDE CRR. 3 <text:s/>No. 7-47</text:p>
          </table:table-cell>
          <table:table-cell office:value-type="float" office:value="20">
            <text:p>20</text:p>
          </table:table-cell>
          <table:table-cell office:value-type="string">
            <text:p>ORTIZ GRANADA CRISTOBAL DE JESUS</text:p>
          </table:table-cell>
          <table:table-cell office:value-type="string">
            <text:p>824044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RISOR</text:p>
          </table:table-cell>
          <table:table-cell office:value-type="float" office:value="3167215891">
            <text:p>3167215891</text:p>
          </table:table-cell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3 CALLE 7 NO 7 47</text:p>
          </table:table-cell>
          <table:table-cell office:value-type="string">
            <text:p>puello_martha@hotmail.com</text:p>
          </table:table-cell>
        </table:table-row>
        <table:table-row table:style-name="ro1">
          <table:table-cell office:value-type="float" office:value="6581111">
            <text:p>658111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81111">
            <text:p>65811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MEDIA LUNA <text:s/>10-58</text:p>
          </table:table-cell>
          <table:table-cell office:value-type="float" office:value="18">
            <text:p>18</text:p>
          </table:table-cell>
          <table:table-cell office:value-type="string">
            <text:p>PARRA COLORADO FIDEL ANTONIO</text:p>
          </table:table-cell>
          <table:table-cell office:value-type="string">
            <text:p>71002329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ESPANOLA.</text:p>
          </table:table-cell>
          <table:table-cell office:value-type="float" office:value="3135435973">
            <text:p>3135435973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MEDIA LUNA 10-58</text:p>
          </table:table-cell>
          <table:table-cell office:value-type="string">
            <text:p>comunicacionesmedialuna@yahoo.com</text:p>
          </table:table-cell>
        </table:table-row>
        <table:table-row table:style-name="ro1">
          <table:table-cell office:value-type="float" office:value="6648030">
            <text:p>66480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8030">
            <text:p>66480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LE. 30 # 9-44 GETSEMANI</text:p>
          </table:table-cell>
          <table:table-cell office:value-type="float" office:value="12">
            <text:p>12</text:p>
          </table:table-cell>
          <table:table-cell office:value-type="string">
            <text:p>LAMIR GALLEGO GELUE</text:p>
          </table:table-cell>
          <table:table-cell office:value-type="string">
            <text:p>22771193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ONDRES CARTAGENA</text:p>
          </table:table-cell>
          <table:table-cell office:value-type="float" office:value="3013632081">
            <text:p>3013632081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LLE. 30 # 9-44 GETSEMANI</text:p>
          </table:table-cell>
          <table:table-cell office:value-type="string">
            <text:p>comunicacionesmedialuna@yahoo.com</text:p>
          </table:table-cell>
        </table:table-row>
        <table:table-row table:style-name="ro1" table:visibility="filter">
          <table:table-cell office:value-type="float" office:value="6654713">
            <text:p>6654713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4713">
            <text:p>6654713</text:p>
          </table:table-cell>
          <table:table-cell office:value-type="string">
            <text:p>Bolivar</text:p>
          </table:table-cell>
          <table:table-cell office:value-type="float" office:value="6654713">
            <text:p>6654713</text:p>
          </table:table-cell>
          <table:table-cell table:number-columns-repeated="3"/>
          <table:table-cell office:value-type="string">
            <text:p>TESORO TOURS <text:s/>S.A.</text:p>
          </table:table-cell>
          <table:table-cell office:value-type="string">
            <text:p>890405106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ESORO TOURS</text:p>
          </table:table-cell>
          <table:table-cell office:value-type="float" office:value="3175679226">
            <text:p>317567922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umero 4 - 15</text:p>
          </table:table-cell>
          <table:table-cell office:value-type="string">
            <text:p>ggenearl@tesorotours.com</text:p>
          </table:table-cell>
        </table:table-row>
        <table:table-row table:style-name="ro1" table:visibility="filter">
          <table:table-cell/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ULIO EDGAR VERBEL</text:p>
          </table:table-cell>
          <table:table-cell table:number-columns-repeated="2"/>
          <table:table-cell office:value-type="string">
            <text:p>73135341-2</text:p>
          </table:table-cell>
          <table:table-cell office:value-type="string">
            <text:p>Edgar Verbel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ARTAGENA FOR CHRIS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PIE DE LA POPA CALLE 29F NO 21 69</text:p>
          </table:table-cell>
          <table:table-cell office:value-type="string">
            <text:p>cartagenaparacristo33@hotmail.com</text:p>
          </table:table-cell>
        </table:table-row>
        <table:table-row table:style-name="ro1">
          <table:table-cell office:value-type="float" office:value="6642219">
            <text:p>664221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2219">
            <text:p>66422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E 30 No. 8B -58</text:p>
          </table:table-cell>
          <table:table-cell office:value-type="float" office:value="18">
            <text:p>18</text:p>
          </table:table-cell>
          <table:table-cell office:value-type="string">
            <text:p>PATERNINA VARGAS JACOB DE JESUS</text:p>
          </table:table-cell>
          <table:table-cell office:value-type="string">
            <text:p>92028835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ROPICAL</text:p>
          </table:table-cell>
          <table:table-cell office:value-type="float" office:value="3114355731">
            <text:p>3114355731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 8B 58</text:p>
          </table:table-cell>
          <table:table-cell office:value-type="string">
            <text:p>emza21@hotmail.com</text:p>
          </table:table-cell>
        </table:table-row>
        <table:table-row table:style-name="ro1">
          <table:table-cell office:value-type="float" office:value="6601703">
            <text:p>660170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1703">
            <text:p>6601703</text:p>
          </table:table-cell>
          <table:table-cell office:value-type="string">
            <text:p>Bolivar</text:p>
          </table:table-cell>
          <table:table-cell office:value-type="float" office:value="6601703">
            <text:p>66017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DE LA OSSA RAMOS GISELA LUCIA</text:p>
          </table:table-cell>
          <table:table-cell office:value-type="string">
            <text:p>6486610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OS BALCONES DE BADILLO</text:p>
          </table:table-cell>
          <table:table-cell office:value-type="float" office:value="3103626027">
            <text:p>3103626027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 CALLE 2 DE BADILLO CON CALLE DE LA MONEDA NO 36 12</text:p>
          </table:table-cell>
          <table:table-cell office:value-type="string">
            <text:p>losbalconesdebadillo@hotmail.com</text:p>
          </table:table-cell>
        </table:table-row>
        <table:table-row table:style-name="ro1" table:visibility="filter">
          <table:table-cell office:value-type="float" office:value="6769328">
            <text:p>676932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769328">
            <text:p>6769328</text:p>
          </table:table-cell>
          <table:table-cell office:value-type="string">
            <text:p>Bolivar</text:p>
          </table:table-cell>
          <table:table-cell office:value-type="float" office:value="6769328">
            <text:p>6769328</text:p>
          </table:table-cell>
          <table:table-cell office:value-type="string">
            <text:p>VALENTIN UTRIA CAMARGO</text:p>
          </table:table-cell>
          <table:table-cell office:value-type="string">
            <text:p>BRR PIEDRA DE BOLIVAR CR 49 D 26 C 57</text:p>
          </table:table-cell>
          <table:table-cell/>
          <table:table-cell office:value-type="string">
            <text:p>UTRIA CAMARGO VALENTIN</text:p>
          </table:table-cell>
          <table:table-cell office:value-type="string">
            <text:p>73083256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ALENTIN UTRIA CAMARGO</text:p>
          </table:table-cell>
          <table:table-cell office:value-type="float" office:value="3157374942">
            <text:p>31573749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PIEDRA DE BOLIVAR CR 49 D 26 C 57</text:p>
          </table:table-cell>
          <table:table-cell office:value-type="string">
            <text:p>valentinutriacamargo@hotmail.com</text:p>
          </table:table-cell>
        </table:table-row>
        <table:table-row table:style-name="ro1">
          <table:table-cell office:value-type="float" office:value="6658499">
            <text:p>665849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8711">
            <text:p>66587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CRA. 2a. No. 7-135</text:p>
          </table:table-cell>
          <table:table-cell office:value-type="float" office:value="51">
            <text:p>51</text:p>
          </table:table-cell>
          <table:table-cell office:value-type="string">
            <text:p>HOTEL CARTAGENA MILLENNIUM LTDA</text:p>
          </table:table-cell>
          <table:table-cell office:value-type="string">
            <text:p>900055058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TAGENA MILLENNIUM LTDA</text:p>
          </table:table-cell>
          <table:table-cell office:value-type="float" office:value="3205422804">
            <text:p>3205422804</text:p>
          </table:table-cell>
          <table:table-cell office:value-type="float" office:value="18">
            <text:p>18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7 135</text:p>
          </table:table-cell>
          <table:table-cell office:value-type="string">
            <text:p>gerencia@hotelcartagenamillenium.com</text:p>
          </table:table-cell>
        </table:table-row>
        <table:table-row table:style-name="ro1">
          <table:table-cell office:value-type="float" office:value="6653186">
            <text:p>665318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030 - Comercio de partes, piezas (autopartes) y accesorios <text:s/>(lujos) para vehiculos automotores</text:p>
          </table:table-cell>
          <table:table-cell office:value-type="float" office:value="6653176">
            <text:p>665317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. 3A. # 5-43</text:p>
          </table:table-cell>
          <table:table-cell office:value-type="float" office:value="92">
            <text:p>92</text:p>
          </table:table-cell>
          <table:table-cell office:value-type="string">
            <text:p>OSORIO NAVARRO MARIA ESTELA</text:p>
          </table:table-cell>
          <table:table-cell office:value-type="string">
            <text:p>4546049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CASA DEL TURISTA</text:p>
          </table:table-cell>
          <table:table-cell office:value-type="float" office:value="3167476678">
            <text:p>3167476678</text:p>
          </table:table-cell>
          <table:table-cell office:value-type="float" office:value="17">
            <text:p>17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A NO 5 43 BOCAGRANDE</text:p>
          </table:table-cell>
          <table:table-cell office:value-type="string">
            <text:p>hotellacasadelviajero@hotmail.com</text:p>
          </table:table-cell>
        </table:table-row>
        <table:table-row table:style-name="ro1" table:visibility="filter">
          <table:table-cell office:value-type="float" office:value="3114043673">
            <text:p>311404367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3114043673">
            <text:p>3114043673</text:p>
          </table:table-cell>
          <table:table-cell office:value-type="string">
            <text:p>Bolivar</text:p>
          </table:table-cell>
          <table:table-cell office:value-type="float" office:value="3114043673">
            <text:p>3114043673</text:p>
          </table:table-cell>
          <table:table-cell office:value-type="string">
            <text:p>FREDDY OJEDA HERNANDEZ</text:p>
          </table:table-cell>
          <table:table-cell office:value-type="string">
            <text:p>BRR ALTOS DE SAN ISIDRO CL 24 B MZ 7</text:p>
          </table:table-cell>
          <table:table-cell/>
          <table:table-cell office:value-type="string">
            <text:p>OJEDA HERNANDEZ FREDYS</text:p>
          </table:table-cell>
          <table:table-cell office:value-type="string">
            <text:p>73137978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FREDDY OJEDA HERNANDEZ</text:p>
          </table:table-cell>
          <table:table-cell office:value-type="float" office:value="3114043673">
            <text:p>311404367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ALTOS DE SAN ISIDRO CL 24 B MZ 7</text:p>
          </table:table-cell>
          <table:table-cell office:value-type="string">
            <text:p>fredy.ojedah@gmail.com</text:p>
          </table:table-cell>
        </table:table-row>
        <table:table-row table:style-name="ro1" table:visibility="filter">
          <table:table-cell office:value-type="float" office:value="6747799">
            <text:p>674779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47799">
            <text:p>6747799</text:p>
          </table:table-cell>
          <table:table-cell office:value-type="string">
            <text:p>Bolivar</text:p>
          </table:table-cell>
          <table:table-cell office:value-type="float" office:value="3205645466">
            <text:p>3205645466</text:p>
          </table:table-cell>
          <table:table-cell office:value-type="string">
            <text:p>CONSUELO VITOLA GOMEZ</text:p>
          </table:table-cell>
          <table:table-cell office:value-type="string">
            <text:p>AVENIDA PEDRO ROMERO NO 47 61 SECTOR BOSTON</text:p>
          </table:table-cell>
          <table:table-cell/>
          <table:table-cell office:value-type="string">
            <text:p>VITOLA GOMEZ CONSUELO</text:p>
          </table:table-cell>
          <table:table-cell office:value-type="string">
            <text:p>45510461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ONSUELO VITOLA GOMEZ</text:p>
          </table:table-cell>
          <table:table-cell office:value-type="float" office:value="3205645466">
            <text:p>32056454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PEDRO ROMERO NO 47 61 SECTOR BOSTON</text:p>
          </table:table-cell>
          <table:table-cell office:value-type="string">
            <text:p>ginamarcela1999@hotmail.com</text:p>
          </table:table-cell>
        </table:table-row>
        <table:table-row table:style-name="ro1">
          <table:table-cell office:value-type="float" office:value="6644493">
            <text:p>664449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020 - Actividades de consultoría de gestión</text:p>
          </table:table-cell>
          <table:table-cell office:value-type="float" office:value="6644493">
            <text:p>6644493</text:p>
          </table:table-cell>
          <table:table-cell office:value-type="string">
            <text:p>Bolivar</text:p>
          </table:table-cell>
          <table:table-cell office:value-type="float" office:value="6646168">
            <text:p>6646168</text:p>
          </table:table-cell>
          <table:table-cell/>
          <table:table-cell office:value-type="string">
            <text:p>SAN DIEGO CALLE QUERO # 9-53</text:p>
          </table:table-cell>
          <table:table-cell office:value-type="float" office:value="7">
            <text:p>7</text:p>
          </table:table-cell>
          <table:table-cell office:value-type="string">
            <text:p>CONDOMINIOS VENTAS Y EVENTOS LTDA</text:p>
          </table:table-cell>
          <table:table-cell office:value-type="string">
            <text:p>822005696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QUERO</text:p>
          </table:table-cell>
          <table:table-cell office:value-type="float" office:value="3126925027">
            <text:p>3126925027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36 NO 28 44 SAN ISIDRO</text:p>
          </table:table-cell>
          <table:table-cell office:value-type="string">
            <text:p>hotelcasaquero@gmail.com</text:p>
          </table:table-cell>
        </table:table-row>
        <table:table-row table:style-name="ro1">
          <table:table-cell office:value-type="float" office:value="6631267">
            <text:p>663126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31416">
            <text:p>653141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31A No. 71E- 95 LOS ALPES</text:p>
          </table:table-cell>
          <table:table-cell office:value-type="float" office:value="34">
            <text:p>34</text:p>
          </table:table-cell>
          <table:table-cell office:value-type="string">
            <text:p>CASTRO GARCIA Y CIA S. EN C.</text:p>
          </table:table-cell>
          <table:table-cell office:value-type="string">
            <text:p>806015238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OL DEL ESTE</text:p>
          </table:table-cell>
          <table:table-cell office:value-type="float" office:value="3145775224">
            <text:p>3145775224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CALLE 31A NO 71E 95</text:p>
          </table:table-cell>
          <table:table-cell office:value-type="string">
            <text:p>reservas@hotelsoldeleste.com</text:p>
          </table:table-cell>
        </table:table-row>
        <table:table-row table:style-name="ro1" table:visibility="filter">
          <table:table-cell/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ELA PEREZ ALMEIDA</text:p>
          </table:table-cell>
          <table:table-cell table:number-columns-repeated="2"/>
          <table:table-cell office:value-type="string">
            <text:p>PEREZ ALMEIDA MARIELA</text:p>
          </table:table-cell>
          <table:table-cell office:value-type="string">
            <text:p>45421042-1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No Registra</text:p>
          </table:table-cell>
          <table:table-cell office:value-type="string">
            <text:p>MARYTOU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ARRIO PASEO BOLIVAR URBANIZACIÒN LA ESPAÑOLA CASA Q 7 ETAPA 5</text:p>
          </table:table-cell>
          <table:table-cell office:value-type="string">
            <text:p>mary_tours@hotmail.com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FRANCISCO JAVIER DURAN</text:p>
          </table:table-cell>
          <table:table-cell table:number-columns-repeated="2"/>
          <table:table-cell office:value-type="string">
            <text:p>91494964-5</text:p>
          </table:table-cell>
          <table:table-cell office:value-type="string">
            <text:p>arebonett126@hotmail.com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INVERSIONES DURAN VENUS NIGHT CLUB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SQUE CALLE CALIFA NO 22 46</text:p>
          </table:table-cell>
          <table:table-cell/>
        </table:table-row>
        <table:table-row table:style-name="ro1" table:visibility="filter">
          <table:table-cell office:value-type="float" office:value="6605692">
            <text:p>6605692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4522 - Construccion de edificaciones para uso no residencial</text:p>
          </table:table-cell>
          <table:table-cell office:value-type="float" office:value="3164720423">
            <text:p>3164720423</text:p>
          </table:table-cell>
          <table:table-cell office:value-type="string">
            <text:p>Bolivar</text:p>
          </table:table-cell>
          <table:table-cell office:value-type="float" office:value="3164720423">
            <text:p>3164720423</text:p>
          </table:table-cell>
          <table:table-cell office:value-type="string">
            <text:p>LUIS CAMILO GUTIERREZ GARCIA</text:p>
          </table:table-cell>
          <table:table-cell office:value-type="string">
            <text:p>BUQUE ROYAL PRINCES MUELLE MAMONAL</text:p>
          </table:table-cell>
          <table:table-cell/>
          <table:table-cell office:value-type="string">
            <text:p>GRUPO <text:s/>AMURA S.A.S</text:p>
          </table:table-cell>
          <table:table-cell office:value-type="string">
            <text:p>900122395-2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BUQUE ROYAL PRINCES</text:p>
          </table:table-cell>
          <table:table-cell/>
          <table:table-cell office:value-type="float" office:value="65">
            <text:p>6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127 NO 38 68</text:p>
          </table:table-cell>
          <table:table-cell office:value-type="string">
            <text:p>sunstar.corp@gmail.com</text:p>
          </table:table-cell>
        </table:table-row>
        <table:table-row table:style-name="ro1">
          <table:table-cell office:value-type="float" office:value="6600516">
            <text:p>660051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9510">
            <text:p>664951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, CALLE SANTO DOMINGO 33-63</text:p>
          </table:table-cell>
          <table:table-cell office:value-type="float" office:value="11">
            <text:p>11</text:p>
          </table:table-cell>
          <table:table-cell office:value-type="string">
            <text:p>TERRAWIND PROPERTIES CORP. SUCURSAL COLOMBIA</text:p>
          </table:table-cell>
          <table:table-cell office:value-type="string">
            <text:p>900139602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PESTAGUA</text:p>
          </table:table-cell>
          <table:table-cell office:value-type="float" office:value="6649510">
            <text:p>6649510</text:p>
          </table:table-cell>
          <table:table-cell office:value-type="float" office:value="12">
            <text:p>1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TODOMINGO NO 33 63</text:p>
          </table:table-cell>
          <table:table-cell office:value-type="string">
            <text:p>contabilidad@casapestagua.com</text:p>
          </table:table-cell>
        </table:table-row>
        <table:table-row table:style-name="ro1" table:visibility="filter">
          <table:table-cell office:value-type="float" office:value="6653089">
            <text:p>66530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3089">
            <text:p>66530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 Nº 5-76</text:p>
          </table:table-cell>
          <table:table-cell office:value-type="float" office:value="13">
            <text:p>13</text:p>
          </table:table-cell>
          <table:table-cell office:value-type="string">
            <text:p>CHIRINO PEREZ IVAN DAVID</text:p>
          </table:table-cell>
          <table:table-cell office:value-type="string">
            <text:p>73150146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CASA ANDREA</text:p>
          </table:table-cell>
          <table:table-cell office:value-type="float" office:value="3215854205">
            <text:p>3215854205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3 NO 4 86</text:p>
          </table:table-cell>
          <table:table-cell office:value-type="string">
            <text:p>aadysester@hot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GOLITA BARIOS DE AMARIS</text:p>
          </table:table-cell>
          <table:table-cell table:number-columns-repeated="2"/>
          <table:table-cell office:value-type="string">
            <text:p>REPRESENTACIONES TURISTICAS MAR Y MAR LTDA</text:p>
          </table:table-cell>
          <table:table-cell office:value-type="string">
            <text:p>806001664-9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REPRESENTACIONES TURISTICAS MAR Y MAR AEROPUERTO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AEROPUERTO RAFAEL NUÑEZ LOCAL 20 07</text:p>
          </table:table-cell>
          <table:table-cell office:value-type="string">
            <text:p>marymar1@andet.co</text:p>
          </table:table-cell>
        </table:table-row>
        <table:table-row table:style-name="ro1" table:visibility="filter">
          <table:table-cell office:value-type="float" office:value="6655805">
            <text:p>665580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1392">
            <text:p>6651392</text:p>
          </table:table-cell>
          <table:table-cell office:value-type="string">
            <text:p>Bolivar</text:p>
          </table:table-cell>
          <table:table-cell office:value-type="float" office:value="6651392">
            <text:p>6651392</text:p>
          </table:table-cell>
          <table:table-cell/>
          <table:table-cell office:value-type="string">
            <text:p>BOCAGRANDE CRA 2a. # 6-164</text:p>
          </table:table-cell>
          <table:table-cell/>
          <table:table-cell office:value-type="string">
            <text:p>SALAZAR VARGAS UPEGUI LTDA LA FONDA ANTIOQUEÑA</text:p>
          </table:table-cell>
          <table:table-cell office:value-type="string">
            <text:p>890402360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LA FONDA ANTIOQUEÑA CARTAGENA</text:p>
          </table:table-cell>
          <table:table-cell office:value-type="float" office:value="3178124958">
            <text:p>3178124958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A NO 6 164</text:p>
          </table:table-cell>
          <table:table-cell office:value-type="string">
            <text:p>lafondantioquena@hot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VIVIAN MORALES COMAS</text:p>
          </table:table-cell>
          <table:table-cell table:number-columns-repeated="2"/>
          <table:table-cell office:value-type="string">
            <text:p>ROYAL VACATIONS DE COLOMBIA S.A.</text:p>
          </table:table-cell>
          <table:table-cell office:value-type="string">
            <text:p>800249901-3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ROYAL VACATIONS DE COLOMBIA S.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 NO 2 87 HOTEL CARIBE</text:p>
          </table:table-cell>
          <table:table-cell office:value-type="string">
            <text:p>administracion@royalvacations.com.co</text:p>
          </table:table-cell>
        </table:table-row>
        <table:table-row table:style-name="ro1">
          <table:table-cell office:value-type="float" office:value="6645421">
            <text:p>664542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4996">
            <text:p>6644996</text:p>
          </table:table-cell>
          <table:table-cell office:value-type="string">
            <text:p>Bolivar</text:p>
          </table:table-cell>
          <table:table-cell office:value-type="float" office:value="6645421">
            <text:p>6645421</text:p>
          </table:table-cell>
          <table:table-cell/>
          <table:table-cell office:value-type="string">
            <text:p>GETSEMANI CALLE DE LA MEDIA LUNA # 10 - 89</text:p>
          </table:table-cell>
          <table:table-cell office:value-type="float" office:value="13">
            <text:p>13</text:p>
          </table:table-cell>
          <table:table-cell office:value-type="string">
            <text:p>INVERSIONES AKEL ALZATE S.A.S</text:p>
          </table:table-cell>
          <table:table-cell office:value-type="string">
            <text:p>900500532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VILLA COLONIAL</text:p>
          </table:table-cell>
          <table:table-cell office:value-type="float" office:value="3116659369">
            <text:p>3116659369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GETSEMANI CALLE 30 NO 10 89</text:p>
          </table:table-cell>
          <table:table-cell office:value-type="string">
            <text:p>hotelvillacolonial@hot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NTONIO PORRAS GUTIERREZ</text:p>
          </table:table-cell>
          <table:table-cell table:number-columns-repeated="2"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VIATUR BOCAGRAN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1 NO.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448908">
            <text:p>6448908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48908">
            <text:p>6448908</text:p>
          </table:table-cell>
          <table:table-cell office:value-type="string">
            <text:p>Bolivar</text:p>
          </table:table-cell>
          <table:table-cell office:value-type="float" office:value="6448908">
            <text:p>6448908</text:p>
          </table:table-cell>
          <table:table-cell/>
          <table:table-cell office:value-type="string">
            <text:p>SAN DIEGO <text:s/>CL. 37 No. 9-65</text:p>
          </table:table-cell>
          <table:table-cell office:value-type="float" office:value="5">
            <text:p>5</text:p>
          </table:table-cell>
          <table:table-cell office:value-type="string">
            <text:p>CASA QUERO SPA VILLA E.U.</text:p>
          </table:table-cell>
          <table:table-cell office:value-type="string">
            <text:p>900109080-4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CASA BOUTIQUE VERANERA</text:p>
          </table:table-cell>
          <table:table-cell office:value-type="float" office:value="3106301778">
            <text:p>3106301778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AN DIEGO CALLE 37 NO 9 65</text:p>
          </table:table-cell>
          <table:table-cell office:value-type="string">
            <text:p>hertoruseche@yahoo.com</text:p>
          </table:table-cell>
        </table:table-row>
        <table:table-row table:style-name="ro1">
          <table:table-cell office:value-type="string">
            <text:p>57 5 66492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string">
            <text:p>575 660240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A IGLESIA No. 35-27</text:p>
          </table:table-cell>
          <table:table-cell office:value-type="float" office:value="17">
            <text:p>17</text:p>
          </table:table-cell>
          <table:table-cell office:value-type="string">
            <text:p>DELIRIO HOTEL S.A.</text:p>
          </table:table-cell>
          <table:table-cell office:value-type="string">
            <text:p>900164481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DELIRIO HOTEL</text:p>
          </table:table-cell>
          <table:table-cell office:value-type="float" office:value="3216985539">
            <text:p>3216985539</text:p>
          </table:table-cell>
          <table:table-cell office:value-type="float" office:value="12">
            <text:p>1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, Calle de la Iglesia, No. 35-27</text:p>
          </table:table-cell>
          <table:table-cell office:value-type="string">
            <text:p>gerente@deliriohotel.com</text:p>
          </table:table-cell>
        </table:table-row>
        <table:table-row table:style-name="ro1" table:visibility="filter">
          <table:table-cell office:value-type="float" office:value="6903464">
            <text:p>690346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903464">
            <text:p>690346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 DE LA POPA, CRA 22 No. 29 B -176</text:p>
          </table:table-cell>
          <table:table-cell/>
          <table:table-cell office:value-type="string">
            <text:p>AVILA CARAZO ROSARIO MARINA</text:p>
          </table:table-cell>
          <table:table-cell office:value-type="string">
            <text:p>45420796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SESORIA TURISTICA Y EXCURSIONES</text:p>
          </table:table-cell>
          <table:table-cell office:value-type="float" office:value="3162733335">
            <text:p>316273333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IE DE LA POPA CARRERA 22 NO 29B 176 EDIFICIO EL CAFE APARTAMENTO 201</text:p>
          </table:table-cell>
          <table:table-cell office:value-type="string">
            <text:p>rosarioavilac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Cundinamarca</text:p>
          </table:table-cell>
          <table:table-cell office:value-type="float" office:value="6530376">
            <text:p>6530376</text:p>
          </table:table-cell>
          <table:table-cell/>
          <table:table-cell office:value-type="string">
            <text:p>AV PEDRO DE HEREDIA No. 69-75 LC 4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 - SUCURSAL EXITO CARTAGENA</text:p>
          </table:table-cell>
          <table:table-cell office:value-type="float" office:value="3174348445">
            <text:p>3174348445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 office:value-type="float" office:value="6647483">
            <text:p>6647483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/>
          <table:table-cell office:value-type="float" office:value="6647483">
            <text:p>6647483</text:p>
          </table:table-cell>
          <table:table-cell office:value-type="string">
            <text:p>Bolivar</text:p>
          </table:table-cell>
          <table:table-cell office:value-type="float" office:value="6647483">
            <text:p>6647483</text:p>
          </table:table-cell>
          <table:table-cell office:value-type="string">
            <text:p>ANTONIO JOSE MONTES JIMENEZ</text:p>
          </table:table-cell>
          <table:table-cell office:value-type="string">
            <text:p>LA MATUNA CENTRO UNO OFICINA 415</text:p>
          </table:table-cell>
          <table:table-cell/>
          <table:table-cell office:value-type="string">
            <text:p>806014505-2</text:p>
          </table:table-cell>
          <table:table-cell office:value-type="string">
            <text:p>GILBERTO MORALEZ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No Registra</text:p>
          </table:table-cell>
          <table:table-cell office:value-type="string">
            <text:p>RETURISC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 MATUNA CENTRO UNO OFICINA 415</text:p>
          </table:table-cell>
          <table:table-cell office:value-type="string">
            <text:p>info@returiscol.com</text:p>
          </table:table-cell>
        </table:table-row>
        <table:table-row table:style-name="ro1" table:visibility="filter">
          <table:table-cell office:value-type="float" office:value="3126522483">
            <text:p>312652248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26522483">
            <text:p>3126522483</text:p>
          </table:table-cell>
          <table:table-cell office:value-type="string">
            <text:p>Bolivar</text:p>
          </table:table-cell>
          <table:table-cell office:value-type="float" office:value="3126522483">
            <text:p>3126522483</text:p>
          </table:table-cell>
          <table:table-cell office:value-type="string">
            <text:p>BERNARDO BARRIOS ROJAS</text:p>
          </table:table-cell>
          <table:table-cell office:value-type="string">
            <text:p>BRR LUIS CARLOS GALAN MZ G LT 21</text:p>
          </table:table-cell>
          <table:table-cell/>
          <table:table-cell office:value-type="string">
            <text:p>BARRIOS ROJAS BERNARDO</text:p>
          </table:table-cell>
          <table:table-cell office:value-type="string">
            <text:p>73135347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ERNARDO BARRIOS ROJAS</text:p>
          </table:table-cell>
          <table:table-cell office:value-type="float" office:value="3107368443">
            <text:p>310736844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UIS CARLOS GALAN MZ G LT 21</text:p>
          </table:table-cell>
          <table:table-cell office:value-type="string">
            <text:p>bernie_rojas@hotmail.com</text:p>
          </table:table-cell>
        </table:table-row>
        <table:table-row table:style-name="ro1" table:visibility="filter">
          <table:table-cell office:value-type="float" office:value="6678966">
            <text:p>667896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8966">
            <text:p>6678966</text:p>
          </table:table-cell>
          <table:table-cell office:value-type="string">
            <text:p>Bolivar</text:p>
          </table:table-cell>
          <table:table-cell office:value-type="float" office:value="6678966">
            <text:p>6678966</text:p>
          </table:table-cell>
          <table:table-cell office:value-type="string">
            <text:p>MARLADI ZURIQUE TORRES</text:p>
          </table:table-cell>
          <table:table-cell office:value-type="string">
            <text:p>BARRIO MIRADOR DE LA BAHÍA <text:s/>MANZANA B LOTE 8</text:p>
          </table:table-cell>
          <table:table-cell/>
          <table:table-cell table:style-name="ce1" office:value-type="string">
            <text:p>32906108-</text:p>
          </table:table-cell>
          <table:table-cell office:value-type="string">
            <text:p>Marladi Zurique Torres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LADI ZURIQUE TORRES</text:p>
          </table:table-cell>
          <table:table-cell office:value-type="float" office:value="3215231377">
            <text:p>321523137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IRADOR DE LA BAHIA MANZANA <text:s/>B LOTE 8</text:p>
          </table:table-cell>
          <table:table-cell office:value-type="string">
            <text:p>mzurique@gmail.com</text:p>
          </table:table-cell>
        </table:table-row>
        <table:table-row table:style-name="ro1">
          <table:table-cell office:value-type="float" office:value="6640524">
            <text:p>664052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6639">
            <text:p>6646639</text:p>
          </table:table-cell>
          <table:table-cell office:value-type="string">
            <text:p>Bolivar</text:p>
          </table:table-cell>
          <table:table-cell office:value-type="float" office:value="6600862">
            <text:p>6600862</text:p>
          </table:table-cell>
          <table:table-cell/>
          <table:table-cell office:value-type="string">
            <text:p>CENTRO CRA. 9 # 37-36</text:p>
          </table:table-cell>
          <table:table-cell office:value-type="float" office:value="9">
            <text:p>9</text:p>
          </table:table-cell>
          <table:table-cell office:value-type="string">
            <text:p>GAVARDA HERMANOS S.A.S.</text:p>
          </table:table-cell>
          <table:table-cell office:value-type="string">
            <text:p>90036896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LOS PUNTALES</text:p>
          </table:table-cell>
          <table:table-cell office:value-type="float" office:value="3157271598">
            <text:p>3157271598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37 36</text:p>
          </table:table-cell>
          <table:table-cell office:value-type="string">
            <text:p>gerencia@hotelcasalospuntales.com</text:p>
          </table:table-cell>
        </table:table-row>
        <table:table-row table:style-name="ro1">
          <table:table-cell office:value-type="float" office:value="6646344">
            <text:p>6646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64564953">
            <text:p>3164564953</text:p>
          </table:table-cell>
          <table:table-cell office:value-type="string">
            <text:p>Bolivar</text:p>
          </table:table-cell>
          <table:table-cell office:value-type="float" office:value="6649279">
            <text:p>6649279</text:p>
          </table:table-cell>
          <table:table-cell/>
          <table:table-cell office:value-type="string">
            <text:p>CALLE DE LAS TORTUGAS NO. 31 <text:s/>12 GETSEMANI</text:p>
          </table:table-cell>
          <table:table-cell office:value-type="float" office:value="10">
            <text:p>10</text:p>
          </table:table-cell>
          <table:table-cell office:value-type="string">
            <text:p>ESTRADA RAMIREZ AUGUSTO DE JESUS</text:p>
          </table:table-cell>
          <table:table-cell office:value-type="string">
            <text:p>678720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ROEL</text:p>
          </table:table-cell>
          <table:table-cell office:value-type="float" office:value="3164564953">
            <text:p>3164564953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. 10 33</text:p>
          </table:table-cell>
          <table:table-cell office:value-type="string">
            <text:p>hotelmaroel@hotmail.com</text:p>
          </table:table-cell>
        </table:table-row>
        <table:table-row table:style-name="ro1" table:visibility="filter">
          <table:table-cell office:value-type="float" office:value="6648323">
            <text:p>664832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8323">
            <text:p>66483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E MEDIA LUNA No. 10C-48</text:p>
          </table:table-cell>
          <table:table-cell office:value-type="float" office:value="23">
            <text:p>23</text:p>
          </table:table-cell>
          <table:table-cell office:value-type="string">
            <text:p>ARELLANO PERILLA DIVIS DELAIDE</text:p>
          </table:table-cell>
          <table:table-cell office:value-type="string">
            <text:p>50965166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SAN ROQUE CARTAGENA</text:p>
          </table:table-cell>
          <table:table-cell office:value-type="float" office:value="3014001125">
            <text:p>3014001125</text:p>
          </table:table-cell>
          <table:table-cell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LLE MEDIA LUNA NO 10C 48</text:p>
          </table:table-cell>
          <table:table-cell office:value-type="string">
            <text:p>sivid28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3080">
            <text:p>6643080</text:p>
          </table:table-cell>
          <table:table-cell office:value-type="string">
            <text:p>Bolivar</text:p>
          </table:table-cell>
          <table:table-cell office:value-type="float" office:value="6643080">
            <text:p>6643080</text:p>
          </table:table-cell>
          <table:table-cell office:value-type="string">
            <text:p>YUDI MARINA CARRASCAL TORO</text:p>
          </table:table-cell>
          <table:table-cell office:value-type="string">
            <text:p>CALLE 1RA DE BADILLO NO 35 81</text:p>
          </table:table-cell>
          <table:table-cell office:value-type="float" office:value="14">
            <text:p>14</text:p>
          </table:table-cell>
          <table:table-cell office:value-type="string">
            <text:p>CARRASCAL <text:s/>TORO YUDI MARINA</text:p>
          </table:table-cell>
          <table:table-cell office:value-type="string">
            <text:p>37390096-3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OCEAN TROPIC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1RA DE BADILLO NO 35 81</text:p>
          </table:table-cell>
          <table:table-cell office:value-type="string">
            <text:p>angeles902@hotmail.com</text:p>
          </table:table-cell>
        </table:table-row>
        <table:table-row table:style-name="ro1" table:visibility="filter">
          <table:table-cell office:value-type="float" office:value="6666054">
            <text:p>6666054</text:p>
          </table:table-cell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660233">
            <text:p>6660233</text:p>
          </table:table-cell>
          <table:table-cell office:value-type="string">
            <text:p>Bolivar</text:p>
          </table:table-cell>
          <table:table-cell office:value-type="float" office:value="6660233">
            <text:p>6660233</text:p>
          </table:table-cell>
          <table:table-cell/>
          <table:table-cell office:value-type="string">
            <text:p>CENTRO COMERCIAL OMNI PLAZA LOC-204</text:p>
          </table:table-cell>
          <table:table-cell office:value-type="float" office:value="27">
            <text:p>27</text:p>
          </table:table-cell>
          <table:table-cell office:value-type="string">
            <text:p>EMPRESA DE TRANSPORTE RENACIENTE S.A.</text:p>
          </table:table-cell>
          <table:table-cell office:value-type="string">
            <text:p>890400436-3</text:p>
          </table:table-cell>
          <table:table-cell office:value-type="string">
            <text:p>EMPRESA DE TRANSPORTE TERRESTRE AUTOMOTOR</text:p>
          </table:table-cell>
          <table:table-cell office:value-type="float" office:value="2012">
            <text:p>2012</text:p>
          </table:table-cell>
          <table:table-cell office:value-type="string">
            <text:p>EMPRESA DE TRANSPORTE RENACIENTE S.A</text:p>
          </table:table-cell>
          <table:table-cell office:value-type="float" office:value="300811202">
            <text:p>300811202</text:p>
          </table:table-cell>
          <table:table-cell office:value-type="float" office:value="33">
            <text:p>33</text:p>
          </table:table-cell>
          <table:table-cell/>
          <table:table-cell table:style-name="ce1" office:value-type="string">
            <text:p>29-Sep-2000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COMERCIAL OMNI PLAZA LOCAL 204</text:p>
          </table:table-cell>
          <table:table-cell office:value-type="string">
            <text:p>renaciente_01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RONALD ENRIQUE MONSALVE MARTINEZ</text:p>
          </table:table-cell>
          <table:table-cell office:value-type="string">
            <text:p>BARRIO PASEO BOLIVAR CALLE 50 EL PROGRESO NO 17 24</text:p>
          </table:table-cell>
          <table:table-cell/>
          <table:table-cell office:value-type="string">
            <text:p>MONSALVE MARTINEZ RONALD ENRIQUE</text:p>
          </table:table-cell>
          <table:table-cell office:value-type="string">
            <text:p>73180432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ONALD ENRIQUE MONSALVE MARTINEZ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PASEO BOLIVAR CALLE 50 EL PROGRESO NO 17 24</text:p>
          </table:table-cell>
          <table:table-cell/>
        </table:table-row>
        <table:table-row table:style-name="ro1" table:visibility="filter">
          <table:table-cell office:value-type="float" office:value="6697217">
            <text:p>669721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35495519">
            <text:p>3135495519</text:p>
          </table:table-cell>
          <table:table-cell office:value-type="string">
            <text:p>Bolivar</text:p>
          </table:table-cell>
          <table:table-cell office:value-type="float" office:value="3135495519">
            <text:p>3135495519</text:p>
          </table:table-cell>
          <table:table-cell office:value-type="string">
            <text:p>JULIO CESAR PACHECO APARICIO</text:p>
          </table:table-cell>
          <table:table-cell office:value-type="string">
            <text:p>NUEVO BOSQUE MANZANA 25 LOTE 17 PRIMERA ETAPA</text:p>
          </table:table-cell>
          <table:table-cell/>
          <table:table-cell office:value-type="string">
            <text:p>PACHECO APARICIO JULIO CESAR</text:p>
          </table:table-cell>
          <table:table-cell office:value-type="string">
            <text:p>73071657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ULIO CESAR PACHECO APARICIO</text:p>
          </table:table-cell>
          <table:table-cell office:value-type="float" office:value="3135495519">
            <text:p>31354955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NUEVO BOSQUE MANZANA 25 LOTE 17 PRIMERA ETAPA</text:p>
          </table:table-cell>
          <table:table-cell office:value-type="string">
            <text:p>julitofeliz_@hotmail.com</text:p>
          </table:table-cell>
        </table:table-row>
        <table:table-row table:style-name="ro1" table:visibility="filter">
          <table:table-cell office:value-type="float" office:value="6816721">
            <text:p>681672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721">
            <text:p>6816721</text:p>
          </table:table-cell>
          <table:table-cell office:value-type="string">
            <text:p>Bolivar</text:p>
          </table:table-cell>
          <table:table-cell office:value-type="float" office:value="6816721">
            <text:p>6816721</text:p>
          </table:table-cell>
          <table:table-cell office:value-type="string">
            <text:p>RUSBEL CECILIO MORALES VASQUEZ</text:p>
          </table:table-cell>
          <table:table-cell office:value-type="string">
            <text:p>BRR BLAS DE LEZO MZ 22 LT 10 ET 4</text:p>
          </table:table-cell>
          <table:table-cell/>
          <table:table-cell office:value-type="string">
            <text:p>MORALES VASQUEZ RUSBEL CECILIO</text:p>
          </table:table-cell>
          <table:table-cell office:value-type="string">
            <text:p>73137379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USBEL CECILIO MORALES VASQUEZ</text:p>
          </table:table-cell>
          <table:table-cell office:value-type="float" office:value="3015167539">
            <text:p>301516753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LAS DE LEZO MZ 22 LT 10 ET 4</text:p>
          </table:table-cell>
          <table:table-cell office:value-type="string">
            <text:p>rusbel2368@hotmail.com</text:p>
          </table:table-cell>
        </table:table-row>
        <table:table-row table:style-name="ro1" table:visibility="filter">
          <table:table-cell/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GILDARDO ALONSO GARCIA HENAO</text:p>
          </table:table-cell>
          <table:table-cell office:value-type="string">
            <text:p>BARRIO GETSEMANI EDIFICIO PUETA DEL SOL</text:p>
          </table:table-cell>
          <table:table-cell/>
          <table:table-cell office:value-type="string">
            <text:p>GARCIA HENAO GILDARDO ALONSO</text:p>
          </table:table-cell>
          <table:table-cell office:value-type="string">
            <text:p>98512547-0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CAFE BAR CALIFORNIA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GETSEMANI EDIFICIO PUETA DEL SOL</text:p>
          </table:table-cell>
          <table:table-cell office:value-type="string">
            <text:p>emza21@hotmail.com</text:p>
          </table:table-cell>
        </table:table-row>
        <table:table-row table:style-name="ro1" table:visibility="filter">
          <table:table-cell office:value-type="float" office:value="6649591">
            <text:p>664959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7020 - Actividades de consultoría de gestión</text:p>
          </table:table-cell>
          <table:table-cell office:value-type="float" office:value="6640920">
            <text:p>664092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PLAZA SANTO DOMINGO EDIF CUESTA LOCAL 6</text:p>
          </table:table-cell>
          <table:table-cell/>
          <table:table-cell office:value-type="string">
            <text:p>INVERSIONES ECOMAR LIMITADA</text:p>
          </table:table-cell>
          <table:table-cell office:value-type="string">
            <text:p>900237349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Y PIZZERIA DE LA PLAZA</text:p>
          </table:table-cell>
          <table:table-cell office:value-type="float" office:value="3126649482">
            <text:p>312664948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PLAZA SANTO DOMINGO EDIFICIO CUESTA LOCAL 6</text:p>
          </table:table-cell>
          <table:table-cell office:value-type="string">
            <text:p>pedromalambo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530 - Expendio de bebidas alcoholicas para el consumo dentro del establecimiento</text:p>
          </table:table-cell>
          <table:table-cell office:value-type="float" office:value="3187343363">
            <text:p>318734336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LAGUITO <text:s/>CR 1 1-25 APTO 13-1C EDIFICIO LAS TRES CARABELAS</text:p>
          </table:table-cell>
          <table:table-cell/>
          <table:table-cell office:value-type="string">
            <text:p>ASESORIAS Y MERCADEO U.V. LIMITADA</text:p>
          </table:table-cell>
          <table:table-cell office:value-type="string">
            <text:p>900176640-4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SUNSET BEACH CARTAGENA</text:p>
          </table:table-cell>
          <table:table-cell office:value-type="float" office:value="3187343363">
            <text:p>318734336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9A # 22/620 - LA BOQUILLA</text:p>
          </table:table-cell>
          <table:table-cell office:value-type="string">
            <text:p>asesoriasymercadeo@gmail.com</text:p>
          </table:table-cell>
        </table:table-row>
        <table:table-row table:style-name="ro1" table:visibility="filter">
          <table:table-cell office:value-type="float" office:value="4220631">
            <text:p>422063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4220631">
            <text:p>4220631</text:p>
          </table:table-cell>
          <table:table-cell office:value-type="string">
            <text:p>Magdalena</text:p>
          </table:table-cell>
          <table:table-cell office:value-type="float" office:value="6720632">
            <text:p>6720632</text:p>
          </table:table-cell>
          <table:table-cell/>
          <table:table-cell office:value-type="string">
            <text:p>C.C. CARIBE PLAZA LOCAL 201</text:p>
          </table:table-cell>
          <table:table-cell/>
          <table:table-cell office:value-type="string">
            <text:p>INVERSIONES AZUL PROFUNDO S.N. S.A.S</text:p>
          </table:table-cell>
          <table:table-cell office:value-type="string">
            <text:p>900465626-0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ASADERO EL BANANO CARTAGENA</text:p>
          </table:table-cell>
          <table:table-cell office:value-type="float" office:value="3103470583">
            <text:p>310347058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ANTA MARTA</text:p>
          </table:table-cell>
          <table:table-cell office:value-type="string">
            <text:p>Pendiente Actualización</text:p>
          </table:table-cell>
          <table:table-cell office:value-type="string">
            <text:p>Cra 2 N 7 38 Rodadero</text:p>
          </table:table-cell>
          <table:table-cell office:value-type="string">
            <text:p>azulprofundosas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301300">
            <text:p>3301300</text:p>
          </table:table-cell>
          <table:table-cell office:value-type="string">
            <text:p>Risaral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# 7 -16</text:p>
          </table:table-cell>
          <table:table-cell/>
          <table:table-cell office:value-type="string">
            <text:p>FRISBY S.A.</text:p>
          </table:table-cell>
          <table:table-cell office:value-type="string">
            <text:p>891408584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FRISBY #67</text:p>
          </table:table-cell>
          <table:table-cell office:value-type="string">
            <text:p>311-3499478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DOSQUEBRADAS</text:p>
          </table:table-cell>
          <table:table-cell office:value-type="string">
            <text:p>Activo</text:p>
          </table:table-cell>
          <table:table-cell office:value-type="string">
            <text:p>CARRERA 17 NO 10 21 ZONA INDUSTRIAL LA POPA</text:p>
          </table:table-cell>
          <table:table-cell office:value-type="string">
            <text:p>nhuertas@frisby.com.co</text:p>
          </table:table-cell>
        </table:table-row>
        <table:table-row table:style-name="ro1">
          <table:table-cell office:value-type="float" office:value="6600133">
            <text:p>660013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744">
            <text:p>744</text:p>
          </table:table-cell>
          <table:table-cell office:value-type="string">
            <text:p>Cundinamarca</text:p>
          </table:table-cell>
          <table:table-cell office:value-type="float" office:value="660133">
            <text:p>660133</text:p>
          </table:table-cell>
          <table:table-cell/>
          <table:table-cell office:value-type="string">
            <text:p>CALLE 33 No. 4-39 EDIFICIO VELEZ DANIES</text:p>
          </table:table-cell>
          <table:table-cell office:value-type="float" office:value="32">
            <text:p>32</text:p>
          </table:table-cell>
          <table:table-cell office:value-type="string">
            <text:p>GLOBAL OPERADORA HOTELERA S.A.S.</text:p>
          </table:table-cell>
          <table:table-cell office:value-type="string">
            <text:p>900521807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RTAGENA DE INDIAS SMALL LUXURY HOTEL</text:p>
          </table:table-cell>
          <table:table-cell office:value-type="float" office:value="3205658999">
            <text:p>3205658999</text:p>
          </table:table-cell>
          <table:table-cell office:value-type="float" office:value="24">
            <text:p>24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V CALLE 26 59 15 PISO 9</text:p>
          </table:table-cell>
          <table:table-cell office:value-type="string">
            <text:p>juan.rincon@movichhotels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LUZ ELENA ARIAS ALZATE</text:p>
          </table:table-cell>
          <table:table-cell office:value-type="string">
            <text:p>CALLE MEDIA LUNA NO 10 23</text:p>
          </table:table-cell>
          <table:table-cell office:value-type="float" office:value="10">
            <text:p>10</text:p>
          </table:table-cell>
          <table:table-cell office:value-type="string">
            <text:p>42025446-2</text:p>
          </table:table-cell>
          <table:table-cell office:value-type="string">
            <text:p>LUZ ELENA ARIAS ALZATE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NUEVO PEREI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MEDIA LUNA NO 10 23</text:p>
          </table:table-cell>
          <table:table-cell office:value-type="string">
            <text:p>hotelnuevopereira@hotmail.com</text:p>
          </table:table-cell>
        </table:table-row>
        <table:table-row table:style-name="ro1">
          <table:table-cell office:value-type="float" office:value="6640708">
            <text:p>664070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666">
            <text:p>6550666</text:p>
          </table:table-cell>
          <table:table-cell office:value-type="string">
            <text:p>Bolivar</text:p>
          </table:table-cell>
          <table:table-cell office:value-type="float" office:value="6550666">
            <text:p>6550666</text:p>
          </table:table-cell>
          <table:table-cell/>
          <table:table-cell office:value-type="string">
            <text:p>BOCAGRANDE KRA 3ra # 7-67</text:p>
          </table:table-cell>
          <table:table-cell office:value-type="float" office:value="32">
            <text:p>32</text:p>
          </table:table-cell>
          <table:table-cell office:value-type="string">
            <text:p>HOTEL LEE <text:s/>Y <text:s/>CIA LTDA</text:p>
          </table:table-cell>
          <table:table-cell office:value-type="string">
            <text:p>900081423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EE Y CIA LTDA</text:p>
          </table:table-cell>
          <table:table-cell office:value-type="float" office:value="3183508055">
            <text:p>3183508055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A NO 7 67</text:p>
          </table:table-cell>
          <table:table-cell office:value-type="string">
            <text:p>arquiltd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451576">
            <text:p>6451576</text:p>
          </table:table-cell>
          <table:table-cell office:value-type="string">
            <text:p>Bolivar</text:p>
          </table:table-cell>
          <table:table-cell office:value-type="float" office:value="6695198">
            <text:p>6695198</text:p>
          </table:table-cell>
          <table:table-cell/>
          <table:table-cell office:value-type="string">
            <text:p>AV. PEDRO VELEZ No 51-115 BOSQUE</text:p>
          </table:table-cell>
          <table:table-cell office:value-type="float" office:value="13">
            <text:p>13</text:p>
          </table:table-cell>
          <table:table-cell office:value-type="string">
            <text:p>ARISTIZABAL BUITRAGO JOSE SEIR</text:p>
          </table:table-cell>
          <table:table-cell office:value-type="string">
            <text:p>4316237-0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RESTAURANTE Y HOSPEDAJE CALDENSE</text:p>
          </table:table-cell>
          <table:table-cell office:value-type="float" office:value="3205675037">
            <text:p>3205675037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AVENIDA PEDRO VELEZ NO 51 115</text:p>
          </table:table-cell>
          <table:table-cell office:value-type="string">
            <text:p>hospedajecaldense@hotmail.com</text:p>
          </table:table-cell>
        </table:table-row>
        <table:table-row table:style-name="ro1" table:visibility="filter">
          <table:table-cell office:value-type="float" office:value="2686010">
            <text:p>268601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ITCHELL TINDALE</text:p>
          </table:table-cell>
          <table:table-cell office:value-type="string">
            <text:p>BARRIO LAGUITO EDIFICIO PLAYA MAR APARTAMENTO 1301</text:p>
          </table:table-cell>
          <table:table-cell office:value-type="float" office:value="1">
            <text:p>1</text:p>
          </table:table-cell>
          <table:table-cell office:value-type="string">
            <text:p>RISING SUN INVESTMENTS <text:s text:c="2"/>S A S</text:p>
          </table:table-cell>
          <table:table-cell office:value-type="string">
            <text:p>900127413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PLAYA MAR PENTHOU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36 NO 9 SUR 74</text:p>
          </table:table-cell>
          <table:table-cell office:value-type="string">
            <text:p>info@lacasamedellin.com</text:p>
          </table:table-cell>
        </table:table-row>
        <table:table-row table:style-name="ro1" table:visibility="filter">
          <table:table-cell office:value-type="float" office:value="6551094">
            <text:p>655109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551094">
            <text:p>6551094</text:p>
          </table:table-cell>
          <table:table-cell office:value-type="string">
            <text:p>Bolivar</text:p>
          </table:table-cell>
          <table:table-cell office:value-type="float" office:value="6551094">
            <text:p>6551094</text:p>
          </table:table-cell>
          <table:table-cell office:value-type="string">
            <text:p>JUAN VENTURA PROFITOS</text:p>
          </table:table-cell>
          <table:table-cell office:value-type="string">
            <text:p>EL LAGUITO CALLE 1 NO 3 139 APARTAMENTO 1201</text:p>
          </table:table-cell>
          <table:table-cell office:value-type="float" office:value="3">
            <text:p>3</text:p>
          </table:table-cell>
          <table:table-cell office:value-type="string">
            <text:p>VENTURA <text:s/>PROFITOS <text:s/>JUAN</text:p>
          </table:table-cell>
          <table:table-cell office:value-type="string">
            <text:p>1047423610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TLANTIS 1201</text:p>
          </table:table-cell>
          <table:table-cell office:value-type="float" office:value="3103637974">
            <text:p>3103637974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ALLE 1 NO 3 139 APARTAMENTO 1201</text:p>
          </table:table-cell>
          <table:table-cell office:value-type="string">
            <text:p>ittscol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145370463">
            <text:p>3145370463</text:p>
          </table:table-cell>
          <table:table-cell office:value-type="string">
            <text:p>Bolivar</text:p>
          </table:table-cell>
          <table:table-cell office:value-type="float" office:value="3145370463">
            <text:p>3145370463</text:p>
          </table:table-cell>
          <table:table-cell office:value-type="string">
            <text:p>JUANITA ESPERANZA MUÑIZ ARROYO</text:p>
          </table:table-cell>
          <table:table-cell office:value-type="string">
            <text:p>AVENIDA 1 A NO 1 25 APT 9B1</text:p>
          </table:table-cell>
          <table:table-cell office:value-type="float" office:value="2">
            <text:p>2</text:p>
          </table:table-cell>
          <table:table-cell office:value-type="string">
            <text:p>MUÑIZ ARROYO JUANITA ESPERANZA</text:p>
          </table:table-cell>
          <table:table-cell office:value-type="string">
            <text:p>32649801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JUANITA ESPERANZA MUÑIZ ARROYO</text:p>
          </table:table-cell>
          <table:table-cell office:value-type="float" office:value="3145370463">
            <text:p>314537046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 A NO 1 25 APT 901B</text:p>
          </table:table-cell>
          <table:table-cell office:value-type="string">
            <text:p>juanny91@hotmail.com</text:p>
          </table:table-cell>
        </table:table-row>
        <table:table-row table:style-name="ro1" table:visibility="filter">
          <table:table-cell office:value-type="float" office:value="6648884">
            <text:p>664888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8884">
            <text:p>6648884</text:p>
          </table:table-cell>
          <table:table-cell office:value-type="string">
            <text:p>Bolivar</text:p>
          </table:table-cell>
          <table:table-cell office:value-type="float" office:value="6648884">
            <text:p>6648884</text:p>
          </table:table-cell>
          <table:table-cell office:value-type="string">
            <text:p>ELIAS BARBUR HAIECK</text:p>
          </table:table-cell>
          <table:table-cell office:value-type="string">
            <text:p>BOCAGRANDE CARRERA 1 NO 8 50 APARTAMENTO 2702</text:p>
          </table:table-cell>
          <table:table-cell office:value-type="float" office:value="2">
            <text:p>2</text:p>
          </table:table-cell>
          <table:table-cell office:value-type="string">
            <text:p>ELIAS BARBUR Y CIA <text:s/>S.A</text:p>
          </table:table-cell>
          <table:table-cell office:value-type="string">
            <text:p>890400783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IAS BARBUR Y CIA S EN C</text:p>
          </table:table-cell>
          <table:table-cell office:value-type="float" office:value="3157591706">
            <text:p>315759170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EDIFICIO BANCO DEL ESTADO OFICINA 15 05</text:p>
          </table:table-cell>
          <table:table-cell office:value-type="string">
            <text:p>mbarbur@gmail.com</text:p>
          </table:table-cell>
        </table:table-row>
        <table:table-row table:style-name="ro1" table:visibility="filter">
          <table:table-cell office:value-type="float" office:value="6640736">
            <text:p>6640736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40736">
            <text:p>66407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ESTANCO DEL TABACO 35-24 P 2</text:p>
          </table:table-cell>
          <table:table-cell/>
          <table:table-cell office:value-type="string">
            <text:p>SINGULAR LUXURY TRAVEL DESIGNERS S A S</text:p>
          </table:table-cell>
          <table:table-cell office:value-type="string">
            <text:p>900326991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INGULAR LUXURY TRAVEL DESIGNERS S.A.S.</text:p>
          </table:table-cell>
          <table:table-cell office:value-type="float" office:value="3172813741">
            <text:p>31728137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ESTANCO DEL TABACO NO 35 24 PISO 2</text:p>
          </table:table-cell>
          <table:table-cell office:value-type="string">
            <text:p>ricardo.hernandez@singularltd.com</text:p>
          </table:table-cell>
        </table:table-row>
        <table:table-row table:style-name="ro1" table:visibility="filter">
          <table:table-cell office:value-type="float" office:value="6648884">
            <text:p>664888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8883">
            <text:p>6648883</text:p>
          </table:table-cell>
          <table:table-cell office:value-type="string">
            <text:p>Bolivar</text:p>
          </table:table-cell>
          <table:table-cell office:value-type="float" office:value="6648883">
            <text:p>6648883</text:p>
          </table:table-cell>
          <table:table-cell office:value-type="string">
            <text:p>MARIA DEL ROSARIO BARBUR CHEJUAN</text:p>
          </table:table-cell>
          <table:table-cell office:value-type="string">
            <text:p>BOCAGRANDE CARRERA 1 NO 8 50 APARTAMENTO 2303</text:p>
          </table:table-cell>
          <table:table-cell office:value-type="float" office:value="2">
            <text:p>2</text:p>
          </table:table-cell>
          <table:table-cell office:value-type="string">
            <text:p>ELIAS BARBUR Y CIA <text:s/>S.A</text:p>
          </table:table-cell>
          <table:table-cell office:value-type="string">
            <text:p>890400783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IAS BARBUR Y CIA S EN C</text:p>
          </table:table-cell>
          <table:table-cell office:value-type="float" office:value="6648883">
            <text:p>664888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EDIFICIO BANCO DEL ESTADO OFICINA 15 03</text:p>
          </table:table-cell>
          <table:table-cell office:value-type="string">
            <text:p>mbarbur@gmail.com</text:p>
          </table:table-cell>
        </table:table-row>
        <table:table-row table:style-name="ro1" table:visibility="filter">
          <table:table-cell office:value-type="float" office:value="6650433">
            <text:p>6650433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552456">
            <text:p>6552456</text:p>
          </table:table-cell>
          <table:table-cell office:value-type="string">
            <text:p>Bolivar</text:p>
          </table:table-cell>
          <table:table-cell office:value-type="float" office:value="6552456">
            <text:p>6552456</text:p>
          </table:table-cell>
          <table:table-cell office:value-type="string">
            <text:p>ROCIO DEL CARMEN MARSIGLIA MEZA</text:p>
          </table:table-cell>
          <table:table-cell office:value-type="string">
            <text:p>LAGUITO EDIFICIO EL CONQUISTADOR LOCAL 2</text:p>
          </table:table-cell>
          <table:table-cell office:value-type="float" office:value="61">
            <text:p>61</text:p>
          </table:table-cell>
          <table:table-cell office:value-type="string">
            <text:p>MARSIGLIA MEZA ROCIO DEL CARMEN</text:p>
          </table:table-cell>
          <table:table-cell office:value-type="string">
            <text:p>42270620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ALMIRANTE BRION ARRIENDOS Y REPRESENTACIONES TURISTICAS</text:p>
          </table:table-cell>
          <table:table-cell office:value-type="float" office:value="3157367012">
            <text:p>3157367012</text:p>
          </table:table-cell>
          <table:table-cell office:value-type="float" office:value="1">
            <text:p>1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GUITO EDIFICIO EL CONQUISTADOR LOCAL 2</text:p>
          </table:table-cell>
          <table:table-cell office:value-type="string">
            <text:p>almirante33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16636941">
            <text:p>3116636941</text:p>
          </table:table-cell>
          <table:table-cell office:value-type="string">
            <text:p>Bolivar</text:p>
          </table:table-cell>
          <table:table-cell office:value-type="float" office:value="3116636941">
            <text:p>3116636941</text:p>
          </table:table-cell>
          <table:table-cell office:value-type="string">
            <text:p>KENNEDY RAFAEL CALVO LLERENA</text:p>
          </table:table-cell>
          <table:table-cell office:value-type="string">
            <text:p>MANZANA 55C LOTE 5 BARRIO SAN FRANCISCO</text:p>
          </table:table-cell>
          <table:table-cell/>
          <table:table-cell office:value-type="string">
            <text:p>CALVO LLERENA KENNEDY RAFAEL</text:p>
          </table:table-cell>
          <table:table-cell office:value-type="string">
            <text:p>9153195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KENNEDY RAFAEL CALVO LLERENA</text:p>
          </table:table-cell>
          <table:table-cell office:value-type="float" office:value="3116636941">
            <text:p>31166369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55C LOTE 5 BARRIO SAN FRANCISCO</text:p>
          </table:table-cell>
          <table:table-cell office:value-type="string">
            <text:p>krcalvo2020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6885759">
            <text:p>3166885759</text:p>
          </table:table-cell>
          <table:table-cell office:value-type="string">
            <text:p>Bolivar</text:p>
          </table:table-cell>
          <table:table-cell office:value-type="float" office:value="3166885759">
            <text:p>3166885759</text:p>
          </table:table-cell>
          <table:table-cell office:value-type="string">
            <text:p>JORGE ARNULFO CANTOR ALFONSO</text:p>
          </table:table-cell>
          <table:table-cell office:value-type="string">
            <text:p>CALLE 70A NO 17 75 BARRIO DANIEL LEMAITRE</text:p>
          </table:table-cell>
          <table:table-cell/>
          <table:table-cell office:value-type="string">
            <text:p>CANTOR ALFONSO JORGE ARNULFO</text:p>
          </table:table-cell>
          <table:table-cell office:value-type="string">
            <text:p>72128226-0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JORGE ARNULFO CANTOR ALFONSO</text:p>
          </table:table-cell>
          <table:table-cell office:value-type="float" office:value="3166885759">
            <text:p>316688575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LLE 70A NO 17 75 BARRIO DANIEL LEMAITRE</text:p>
          </table:table-cell>
          <table:table-cell office:value-type="string">
            <text:p>jkcantor.1009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04179458">
            <text:p>3104179458</text:p>
          </table:table-cell>
          <table:table-cell office:value-type="string">
            <text:p>Bolivar</text:p>
          </table:table-cell>
          <table:table-cell office:value-type="float" office:value="3156858160">
            <text:p>3156858160</text:p>
          </table:table-cell>
          <table:table-cell office:value-type="string">
            <text:p>LUIS GABRIEL GIRALDO CARVAJAL</text:p>
          </table:table-cell>
          <table:table-cell office:value-type="string">
            <text:p>LAGUITO CARRERA 1 NO 1 25 EDIFICIO LAS TRES CARABELAS APARTAMENTO 3C2</text:p>
          </table:table-cell>
          <table:table-cell office:value-type="float" office:value="2">
            <text:p>2</text:p>
          </table:table-cell>
          <table:table-cell office:value-type="string">
            <text:p>GIRALDO CARVAJAL LUIS GABRIEL</text:p>
          </table:table-cell>
          <table:table-cell office:value-type="string">
            <text:p>8284789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LAS TRES CARABELAS APARTAMENTO 3C2</text:p>
          </table:table-cell>
          <table:table-cell office:value-type="float" office:value="3104179458">
            <text:p>3104179458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LAGUITO CARRERA 1 NO 1 25 EDIFICIO LAS TRES CARABELAS APARTAMENTO 3C2</text:p>
          </table:table-cell>
          <table:table-cell office:value-type="string">
            <text:p>lugalgi.07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650191">
            <text:p>6650191</text:p>
          </table:table-cell>
          <table:table-cell office:value-type="string">
            <text:p>Bolivar</text:p>
          </table:table-cell>
          <table:table-cell office:value-type="float" office:value="3168011124">
            <text:p>3168011124</text:p>
          </table:table-cell>
          <table:table-cell office:value-type="string">
            <text:p>HILDA CONSUELO ANGULO DE LOPEZ</text:p>
          </table:table-cell>
          <table:table-cell office:value-type="string">
            <text:p>CARRERA 1 NO 1 25 APARTAMENTO 13-3B EL LAGUITO LAS TRES CARABELAS</text:p>
          </table:table-cell>
          <table:table-cell office:value-type="float" office:value="1">
            <text:p>1</text:p>
          </table:table-cell>
          <table:table-cell office:value-type="string">
            <text:p>ANGULO DE LOPEZ HILDA CONSUELO</text:p>
          </table:table-cell>
          <table:table-cell office:value-type="string">
            <text:p>700007772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3-3B VIVIENDA TURISTICA</text:p>
          </table:table-cell>
          <table:table-cell office:value-type="float" office:value="3168011124">
            <text:p>316801112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APARTAMENTO 13-3B EL LAGUITO LAS TRES CARABELAS</text:p>
          </table:table-cell>
          <table:table-cell office:value-type="string">
            <text:p>copropiedad3carabelas@hotmail.com</text:p>
          </table:table-cell>
        </table:table-row>
        <table:table-row table:style-name="ro1">
          <table:table-cell office:value-type="float" office:value="6432148">
            <text:p>643214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SANDRA PATRICIA VELASQUEZ SALAZAR</text:p>
          </table:table-cell>
          <table:table-cell office:value-type="string">
            <text:p>CALLE SAN PEDRO MARTIR NO 10 65</text:p>
          </table:table-cell>
          <table:table-cell office:value-type="float" office:value="9">
            <text:p>9</text:p>
          </table:table-cell>
          <table:table-cell office:value-type="string">
            <text:p>ADMINISTRADORES HOTELEROS DE COLOMBIA S.A.S.</text:p>
          </table:table-cell>
          <table:table-cell office:value-type="string">
            <text:p>900527057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ATIOS DE SANDIEGO CARTAGE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 PEDRO MARTIR NO 10 65</text:p>
          </table:table-cell>
          <table:table-cell office:value-type="string">
            <text:p>patiosandiego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2 - Alojamiento en aparta-hoteles</text:p>
          </table:table-cell>
          <table:table-cell office:value-type="float" office:value="3004877339">
            <text:p>300487733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PEDRO MZ. 36 LOTE 13</text:p>
          </table:table-cell>
          <table:table-cell office:value-type="float" office:value="10">
            <text:p>10</text:p>
          </table:table-cell>
          <table:table-cell office:value-type="string">
            <text:p>CORREA URIBE FABIO ALONSO</text:p>
          </table:table-cell>
          <table:table-cell office:value-type="string">
            <text:p>7319241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EL AMPARO</text:p>
          </table:table-cell>
          <table:table-cell office:value-type="float" office:value="3008290498">
            <text:p>3008290498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PEDRO MANZANA 36 LOTE 13</text:p>
          </table:table-cell>
          <table:table-cell office:value-type="string">
            <text:p>fabiocorreag@hotmail.com</text:p>
          </table:table-cell>
        </table:table-row>
        <table:table-row table:style-name="ro1" table:visibility="filter">
          <table:table-cell office:value-type="float" office:value="6718239">
            <text:p>671823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718239">
            <text:p>6718239</text:p>
          </table:table-cell>
          <table:table-cell office:value-type="string">
            <text:p>Bolivar</text:p>
          </table:table-cell>
          <table:table-cell office:value-type="float" office:value="6718239">
            <text:p>6718239</text:p>
          </table:table-cell>
          <table:table-cell table:number-columns-repeated="3"/>
          <table:table-cell office:value-type="string">
            <text:p>SANTOS DUARTE JULIO CESAR</text:p>
          </table:table-cell>
          <table:table-cell office:value-type="string">
            <text:p>91498190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NVERSIONES SANTOS TOURS</text:p>
          </table:table-cell>
          <table:table-cell office:value-type="float" office:value="3103536520">
            <text:p>310353652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71B NO 31K 37 LOS ALPES</text:p>
          </table:table-cell>
          <table:table-cell office:value-type="string">
            <text:p>santosduartejulio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3108501246">
            <text:p>3108501246</text:p>
          </table:table-cell>
          <table:table-cell office:value-type="string">
            <text:p>Bolivar</text:p>
          </table:table-cell>
          <table:table-cell office:value-type="float" office:value="3108501246">
            <text:p>3108501246</text:p>
          </table:table-cell>
          <table:table-cell office:value-type="string">
            <text:p>MARILA MARQUEZ DE INFANTE</text:p>
          </table:table-cell>
          <table:table-cell office:value-type="string">
            <text:p>CARTAGENA / BOLIVAR</text:p>
          </table:table-cell>
          <table:table-cell office:value-type="float" office:value="1">
            <text:p>1</text:p>
          </table:table-cell>
          <table:table-cell office:value-type="string">
            <text:p>MARQUEZ DE INFANTE MARILA</text:p>
          </table:table-cell>
          <table:table-cell office:value-type="string">
            <text:p>29215637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9-4B VIVIENDA TURISTICA</text:p>
          </table:table-cell>
          <table:table-cell office:value-type="float" office:value="3108501246">
            <text:p>310850124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EL LAGUITO APARTAMENTO 19-4B EDIFICIO LAS TRES CARABELAS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 office:value-type="float" office:value="6653189">
            <text:p>6653189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653189">
            <text:p>6653189</text:p>
          </table:table-cell>
          <table:table-cell office:value-type="string">
            <text:p>Bolivar</text:p>
          </table:table-cell>
          <table:table-cell office:value-type="float" office:value="6653189">
            <text:p>6653189</text:p>
          </table:table-cell>
          <table:table-cell/>
          <table:table-cell office:value-type="string">
            <text:p>B/GRANDE AV. 1RA # 6-130 L. 1-2</text:p>
          </table:table-cell>
          <table:table-cell/>
          <table:table-cell office:value-type="string">
            <text:p>MORENO ESCALANTE JULIA DEL CARMEN</text:p>
          </table:table-cell>
          <table:table-cell office:value-type="string">
            <text:p>45463529-4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BIENES RAICES MORENO</text:p>
          </table:table-cell>
          <table:table-cell office:value-type="float" office:value="3106374740">
            <text:p>31063747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 NO 6 130 LOCAL 2</text:p>
          </table:table-cell>
          <table:table-cell office:value-type="string">
            <text:p>juliamoreno27@hotmail.com</text:p>
          </table:table-cell>
        </table:table-row>
        <table:table-row table:style-name="ro1" table:visibility="filter">
          <table:table-cell office:value-type="float" office:value="3157265030">
            <text:p>315726503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7265030">
            <text:p>3157265030</text:p>
          </table:table-cell>
          <table:table-cell office:value-type="string">
            <text:p>Bolivar</text:p>
          </table:table-cell>
          <table:table-cell office:value-type="float" office:value="3157265030">
            <text:p>3157265030</text:p>
          </table:table-cell>
          <table:table-cell office:value-type="string">
            <text:p>SILVIA ROSA PADILLA MONTALVO</text:p>
          </table:table-cell>
          <table:table-cell office:value-type="string">
            <text:p>BRR SAN FERNANDO CR 81 22 D 183 BL 2 AP 4 A</text:p>
          </table:table-cell>
          <table:table-cell/>
          <table:table-cell office:value-type="string">
            <text:p>PADILLA MONTALVO SILVIA ROSA</text:p>
          </table:table-cell>
          <table:table-cell office:value-type="string">
            <text:p>45457342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ILVIA ROSA PADILLA MONTALVO</text:p>
          </table:table-cell>
          <table:table-cell office:value-type="float" office:value="3157265030">
            <text:p>315726503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 FERNANDO CR 81 22 D 183 BL 2 AP 4 A</text:p>
          </table:table-cell>
          <table:table-cell office:value-type="string">
            <text:p>silpamo@hotmail.com</text:p>
          </table:table-cell>
        </table:table-row>
        <table:table-row table:style-name="ro1" table:visibility="filter">
          <table:table-cell office:value-type="float" office:value="5896000">
            <text:p>589600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9200 - Actividades de juegos de azar y apuestas</text:p>
          </table:table-cell>
          <table:table-cell office:value-type="float" office:value="5896000">
            <text:p>58960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No. 5-145</text:p>
          </table:table-cell>
          <table:table-cell/>
          <table:table-cell office:value-type="string">
            <text:p>WINNER GROUP S.A</text:p>
          </table:table-cell>
          <table:table-cell office:value-type="string">
            <text:p>830037843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GATOPARDO CARTAGENA.</text:p>
          </table:table-cell>
          <table:table-cell office:value-type="float" office:value="5896000">
            <text:p>589600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90 NO 19C 32 OFICINA 401</text:p>
          </table:table-cell>
          <table:table-cell office:value-type="string">
            <text:p>administracion@winnergroup.com</text:p>
          </table:table-cell>
        </table:table-row>
        <table:table-row table:style-name="ro1" table:visibility="filter">
          <table:table-cell office:value-type="float" office:value="6660518">
            <text:p>6660518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60518">
            <text:p>6660518</text:p>
          </table:table-cell>
          <table:table-cell office:value-type="string">
            <text:p>Bolivar</text:p>
          </table:table-cell>
          <table:table-cell office:value-type="float" office:value="6660518">
            <text:p>6660518</text:p>
          </table:table-cell>
          <table:table-cell office:value-type="string">
            <text:p>MARIA TERESA ROSAS DE MALDONADO</text:p>
          </table:table-cell>
          <table:table-cell office:value-type="string">
            <text:p>BARRIO CRESPO AVENIDA 2 NO 63 19</text:p>
          </table:table-cell>
          <table:table-cell office:value-type="float" office:value="10">
            <text:p>10</text:p>
          </table:table-cell>
          <table:table-cell office:value-type="string">
            <text:p>ROSAS DE MALDONADO MARIA TERESA</text:p>
          </table:table-cell>
          <table:table-cell office:value-type="string">
            <text:p>20150473-6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MARIA TERESA ROSAS DE MALDONADO</text:p>
          </table:table-cell>
          <table:table-cell office:value-type="float" office:value="3157484546">
            <text:p>3157484546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CRESPO AVENIDA 2 NO 63 19</text:p>
          </table:table-cell>
          <table:table-cell office:value-type="string">
            <text:p>a.saenz2008@hotmail.com</text:p>
          </table:table-cell>
        </table:table-row>
        <table:table-row table:style-name="ro1" table:visibility="filter">
          <table:table-cell office:value-type="float" office:value="6656777">
            <text:p>665677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680324">
            <text:p>3680324</text:p>
          </table:table-cell>
          <table:table-cell office:value-type="string">
            <text:p>Cundinamarca</text:p>
          </table:table-cell>
          <table:table-cell office:value-type="float" office:value="6650101">
            <text:p>6650101</text:p>
          </table:table-cell>
          <table:table-cell/>
          <table:table-cell office:value-type="string">
            <text:p>CENTRO COMERCIAL PIERINO GALLO L-2-9</text:p>
          </table:table-cell>
          <table:table-cell/>
          <table:table-cell office:value-type="string">
            <text:p>MAYATUR S A</text:p>
          </table:table-cell>
          <table:table-cell office:value-type="string">
            <text:p>860015826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YATUR CARTAEGNA</text:p>
          </table:table-cell>
          <table:table-cell office:value-type="float" office:value="3153946157">
            <text:p>31539461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LLE 23 bis Nº 28-05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642987">
            <text:p>6642987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40101">
            <text:p>6640101</text:p>
          </table:table-cell>
          <table:table-cell office:value-type="string">
            <text:p>Bolivar</text:p>
          </table:table-cell>
          <table:table-cell office:value-type="float" office:value="6640101">
            <text:p>6640101</text:p>
          </table:table-cell>
          <table:table-cell/>
          <table:table-cell office:value-type="string">
            <text:p>EDIFICIO BANCO POPULAR OF. 1306 No. 8-22</text:p>
          </table:table-cell>
          <table:table-cell/>
          <table:table-cell office:value-type="string">
            <text:p>REPRESENTACIONES TURISTICAS DEL SOL E. U.</text:p>
          </table:table-cell>
          <table:table-cell office:value-type="string">
            <text:p>900314362-4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REPRESENTACIONES TURISTICAS DEL SOL</text:p>
          </table:table-cell>
          <table:table-cell office:value-type="float" office:value="3145575361">
            <text:p>314557536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BANCO POPULAR OFICINA 1306 NO 8 22</text:p>
          </table:table-cell>
          <table:table-cell office:value-type="string">
            <text:p>nayibdiaz@hotmail.com</text:p>
          </table:table-cell>
        </table:table-row>
        <table:table-row table:style-name="ro1" table:visibility="filter">
          <table:table-cell office:value-type="float" office:value="6544000">
            <text:p>654400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5619 - Otros tipos de expendio de comidas preparadas n.c.p.</text:p>
          </table:table-cell>
          <table:table-cell office:value-type="float" office:value="6544407">
            <text:p>6544407</text:p>
          </table:table-cell>
          <table:table-cell office:value-type="string">
            <text:p>Bolivar</text:p>
          </table:table-cell>
          <table:table-cell office:value-type="float" office:value="6544000">
            <text:p>6544000</text:p>
          </table:table-cell>
          <table:table-cell/>
          <table:table-cell office:value-type="string">
            <text:p>GETSEMANI CARRERA 8A</text:p>
          </table:table-cell>
          <table:table-cell/>
          <table:table-cell office:value-type="string">
            <text:p>GRUPO HERÓICA SAS</text:p>
          </table:table-cell>
          <table:table-cell office:value-type="string">
            <text:p>900360261-4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GRUPO HEROICA SAS</text:p>
          </table:table-cell>
          <table:table-cell office:value-type="float" office:value="3008082360">
            <text:p>3008082360</text:p>
          </table:table-cell>
          <table:table-cell office:value-type="float" office:value="104">
            <text:p>10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4 No. 8ª-344 Barrio Getsemaní</text:p>
          </table:table-cell>
          <table:table-cell office:value-type="string">
            <text:p>viviana.pallares@cccartagena.com</text:p>
          </table:table-cell>
        </table:table-row>
        <table:table-row table:style-name="ro1" table:visibility="filter">
          <table:table-cell office:value-type="float" office:value="6550585">
            <text:p>655058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20 - Actividades inmobiliarias realizadas a cambio de una retribucion o por contrata</text:p>
          </table:table-cell>
          <table:table-cell office:value-type="float" office:value="6550599">
            <text:p>6550599</text:p>
          </table:table-cell>
          <table:table-cell office:value-type="string">
            <text:p>Bolivar</text:p>
          </table:table-cell>
          <table:table-cell office:value-type="float" office:value="6550599">
            <text:p>6550599</text:p>
          </table:table-cell>
          <table:table-cell office:value-type="string">
            <text:p>ANA MARIA PRIMERA PEDROZO</text:p>
          </table:table-cell>
          <table:table-cell office:value-type="string">
            <text:p>CARRERA 1 NO 1 69 EDIFICIO TOCAGUA LOCAL 2 BARRIO EL LAGUITO</text:p>
          </table:table-cell>
          <table:table-cell office:value-type="float" office:value="10">
            <text:p>10</text:p>
          </table:table-cell>
          <table:table-cell office:value-type="string">
            <text:p>INMOBILIARIA PRIMERA <text:s/>SAS</text:p>
          </table:table-cell>
          <table:table-cell office:value-type="string">
            <text:p>900229582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PRIMERA E.U.</text:p>
          </table:table-cell>
          <table:table-cell office:value-type="float" office:value="3156026621">
            <text:p>3156026621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69 EDIFICIO TOCAGUA LOCAL 2 BARRIO EL LAGUITO</text:p>
          </table:table-cell>
          <table:table-cell office:value-type="string">
            <text:p>inmobiliariaprimera_eu@yahoo.es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02039425">
            <text:p>3002039425</text:p>
          </table:table-cell>
          <table:table-cell office:value-type="string">
            <text:p>Bolivar</text:p>
          </table:table-cell>
          <table:table-cell office:value-type="float" office:value="3002039425">
            <text:p>3002039425</text:p>
          </table:table-cell>
          <table:table-cell office:value-type="string">
            <text:p>JOSE ALONSO VILLA OLIVO</text:p>
          </table:table-cell>
          <table:table-cell office:value-type="string">
            <text:p>AVENIDA PEDRO VELEZ NO 52 120</text:p>
          </table:table-cell>
          <table:table-cell/>
          <table:table-cell table:style-name="ce1" office:value-type="string">
            <text:p>73006214-</text:p>
          </table:table-cell>
          <table:table-cell office:value-type="string">
            <text:p>jose alonso villa oliv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OSE ALONSO VILLA OLIVO</text:p>
          </table:table-cell>
          <table:table-cell office:value-type="float" office:value="3002039425">
            <text:p>300203942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PEDRO VELEZ NO 52 120</text:p>
          </table:table-cell>
          <table:table-cell office:value-type="string">
            <text:p>alon.staff@hotmail.com</text:p>
          </table:table-cell>
        </table:table-row>
        <table:table-row table:style-name="ro1" table:visibility="filter">
          <table:table-cell office:value-type="float" office:value="6613601">
            <text:p>661360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14278314">
            <text:p>3114278314</text:p>
          </table:table-cell>
          <table:table-cell office:value-type="string">
            <text:p>Bolivar</text:p>
          </table:table-cell>
          <table:table-cell office:value-type="float" office:value="6613601">
            <text:p>6613601</text:p>
          </table:table-cell>
          <table:table-cell office:value-type="string">
            <text:p>KATTY SARMIENTO MENDOZA</text:p>
          </table:table-cell>
          <table:table-cell office:value-type="string">
            <text:p>MANZANA 50 LOTE 26 BARRIO CHIQUINQUIRA</text:p>
          </table:table-cell>
          <table:table-cell/>
          <table:table-cell office:value-type="string">
            <text:p>SARMIENTO MENDOZA KATTY</text:p>
          </table:table-cell>
          <table:table-cell office:value-type="string">
            <text:p>30898815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KATTY SARMIENTO MENDOZA</text:p>
          </table:table-cell>
          <table:table-cell office:value-type="float" office:value="3013314235">
            <text:p>301331423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50 LOTE 26 BARRIO CHIQUINQUIRA</text:p>
          </table:table-cell>
          <table:table-cell office:value-type="string">
            <text:p>kattysamiento81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04962329">
            <text:p>3004962329</text:p>
          </table:table-cell>
          <table:table-cell office:value-type="string">
            <text:p>Bolivar</text:p>
          </table:table-cell>
          <table:table-cell office:value-type="float" office:value="3004962329">
            <text:p>3004962329</text:p>
          </table:table-cell>
          <table:table-cell office:value-type="string">
            <text:p>FRANCISCO NADITH SEVILLA NAZZAR</text:p>
          </table:table-cell>
          <table:table-cell office:value-type="string">
            <text:p>CARRERA 1A NO 1A 169</text:p>
          </table:table-cell>
          <table:table-cell office:value-type="float" office:value="2">
            <text:p>2</text:p>
          </table:table-cell>
          <table:table-cell office:value-type="string">
            <text:p>SEVILLA NAZZAR FRANCISCO NADITH</text:p>
          </table:table-cell>
          <table:table-cell office:value-type="string">
            <text:p>100700216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DIF. TORRES DEL LAGO APTO. 120 4A</text:p>
          </table:table-cell>
          <table:table-cell office:value-type="float" office:value="3004962329">
            <text:p>300496232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A NO 1A 169</text:p>
          </table:table-cell>
          <table:table-cell office:value-type="string">
            <text:p>francisosevilla89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ORGE ELIECER CORREO CASTELLAR</text:p>
          </table:table-cell>
          <table:table-cell office:value-type="string">
            <text:p>MANZANA K NO 21 URBANIZACION ALAMEDA LA VICTORIA</text:p>
          </table:table-cell>
          <table:table-cell/>
          <table:table-cell table:style-name="ce1" office:value-type="string">
            <text:p>73118705-</text:p>
          </table:table-cell>
          <table:table-cell office:value-type="string">
            <text:p>jorge eliecer correa castellar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JORGE ELIECER CORREO CASTELLA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MANZANA K NO 21 URBANIZACION ALAMEDA LA VICTORIA</text:p>
          </table:table-cell>
          <table:table-cell office:value-type="string">
            <text:p>flechacorre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57386039">
            <text:p>3157386039</text:p>
          </table:table-cell>
          <table:table-cell office:value-type="string">
            <text:p>Bolivar</text:p>
          </table:table-cell>
          <table:table-cell office:value-type="float" office:value="3157386039">
            <text:p>3157386039</text:p>
          </table:table-cell>
          <table:table-cell office:value-type="string">
            <text:p>MARIA ELENA CASTAÑEDA CAÑELLAS</text:p>
          </table:table-cell>
          <table:table-cell office:value-type="string">
            <text:p>PLAZA FERNANDEZ DE MADRID CALLE LA TABLADA NO 7 26</text:p>
          </table:table-cell>
          <table:table-cell office:value-type="float" office:value="6">
            <text:p>6</text:p>
          </table:table-cell>
          <table:table-cell office:value-type="string">
            <text:p>CASTAÑEDA CAÑELLAS MARIA ELENA</text:p>
          </table:table-cell>
          <table:table-cell office:value-type="string">
            <text:p>4542760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DIEGO DE ALCALA</text:p>
          </table:table-cell>
          <table:table-cell office:value-type="float" office:value="3157386039">
            <text:p>3157386039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LAZA FERNANDEZ DE MADRID CALLE LA TABLADA NO 7 26 APARTAMENTO 206</text:p>
          </table:table-cell>
          <table:table-cell office:value-type="string">
            <text:p>caslevy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494 - Otras actividades de distribución de fondos</text:p>
          </table:table-cell>
          <table:table-cell office:value-type="float" office:value="3216982876">
            <text:p>3216982876</text:p>
          </table:table-cell>
          <table:table-cell office:value-type="string">
            <text:p>Bolivar</text:p>
          </table:table-cell>
          <table:table-cell office:value-type="float" office:value="6653032">
            <text:p>6653032</text:p>
          </table:table-cell>
          <table:table-cell office:value-type="string">
            <text:p>ENADY PACHECO PADILLA</text:p>
          </table:table-cell>
          <table:table-cell office:value-type="string">
            <text:p>BOCAGRANDE EDIFICIO DON JOSE APARTAMENTO 801</text:p>
          </table:table-cell>
          <table:table-cell office:value-type="float" office:value="2">
            <text:p>2</text:p>
          </table:table-cell>
          <table:table-cell office:value-type="string">
            <text:p>INVERSIONES YABRUDAL Y CIA. LTDA</text:p>
          </table:table-cell>
          <table:table-cell office:value-type="string">
            <text:p>806012794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VERSIONES YABRUDAL &amp; CIA. LTDA.</text:p>
          </table:table-cell>
          <table:table-cell office:value-type="float" office:value="3216982876">
            <text:p>321698287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EDIFICIO DON JOSE APARTAMENTO 801</text:p>
          </table:table-cell>
          <table:table-cell office:value-type="string">
            <text:p>enadipacheco@yahoo.com</text:p>
          </table:table-cell>
        </table:table-row>
        <table:table-row table:style-name="ro1" table:visibility="filter">
          <table:table-cell office:value-type="float" office:value="3503031">
            <text:p>3503031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ARLOS AUGUSTO GARCES RODRIGUEZ</text:p>
          </table:table-cell>
          <table:table-cell office:value-type="string">
            <text:p>CARRERA 3 NO 70 122 CRESPO</text:p>
          </table:table-cell>
          <table:table-cell/>
          <table:table-cell office:value-type="string">
            <text:p>RENTING COLOMBIA S A</text:p>
          </table:table-cell>
          <table:table-cell office:value-type="string">
            <text:p>811011779-8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LOCALIZA CARTAGENA 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52 NO 14 30 CENTRO EMPRESARIAL OLAYA HERRERA LOCAL 340</text:p>
          </table:table-cell>
          <table:table-cell office:value-type="string">
            <text:p>ammontoya@rentingcolombia.com</text:p>
          </table:table-cell>
        </table:table-row>
        <table:table-row table:style-name="ro1" table:visibility="filter">
          <table:table-cell office:value-type="float" office:value="6650576">
            <text:p>6650576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/>
          <table:table-cell office:value-type="float" office:value="6650576">
            <text:p>665057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C 6A No 3-17</text:p>
          </table:table-cell>
          <table:table-cell/>
          <table:table-cell office:value-type="string">
            <text:p>VIAJES VIP TOURS COLOMBIA S.A.S.</text:p>
          </table:table-cell>
          <table:table-cell office:value-type="string">
            <text:p>900550846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VIP TOURS COLOMBIA</text:p>
          </table:table-cell>
          <table:table-cell office:value-type="float" office:value="3105662715">
            <text:p>310566271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# 6a - esquina oficina 405 Boca Grande Edificio Jasban</text:p>
          </table:table-cell>
          <table:table-cell office:value-type="string">
            <text:p>luza1013@hotmail.com</text:p>
          </table:table-cell>
        </table:table-row>
        <table:table-row table:style-name="ro1" table:visibility="filter">
          <table:table-cell office:value-type="float" office:value="6687186">
            <text:p>668718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87186">
            <text:p>6687186</text:p>
          </table:table-cell>
          <table:table-cell office:value-type="string">
            <text:p>Bolivar</text:p>
          </table:table-cell>
          <table:table-cell office:value-type="float" office:value="6687186">
            <text:p>6687186</text:p>
          </table:table-cell>
          <table:table-cell office:value-type="string">
            <text:p>KELLY PATRICIA MARRUGO GONZALEZ</text:p>
          </table:table-cell>
          <table:table-cell office:value-type="string">
            <text:p>CORREGIMIENTO DE ARROYO DE PIEDRA CRA 7 FINCA 1</text:p>
          </table:table-cell>
          <table:table-cell office:value-type="float" office:value="24">
            <text:p>24</text:p>
          </table:table-cell>
          <table:table-cell office:value-type="string">
            <text:p>HOTEL CAMPESTRE ENTRE LOMAS S.A.S.</text:p>
          </table:table-cell>
          <table:table-cell office:value-type="string">
            <text:p>900564027-3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CAMPESTRE ENTRE LOMAS SAS</text:p>
          </table:table-cell>
          <table:table-cell office:value-type="float" office:value="3114381075">
            <text:p>3114381075</text:p>
          </table:table-cell>
          <table:table-cell office:value-type="float" office:value="3">
            <text:p>3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ORREGIMIENTO DE ARROYO DE PIEDRA CRA 7 FINCA 1</text:p>
          </table:table-cell>
          <table:table-cell office:value-type="string">
            <text:p>director@scg.com.co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5433">
            <text:p>6645433</text:p>
          </table:table-cell>
          <table:table-cell office:value-type="string">
            <text:p>Bolivar</text:p>
          </table:table-cell>
          <table:table-cell office:value-type="float" office:value="6645433">
            <text:p>6645433</text:p>
          </table:table-cell>
          <table:table-cell office:value-type="string">
            <text:p>CARLOS GUILLERMO CUBILLOS LACHARME</text:p>
          </table:table-cell>
          <table:table-cell office:value-type="string">
            <text:p>CENTRO SAN DIEGO CALLE TABLADA NO 7 66</text:p>
          </table:table-cell>
          <table:table-cell office:value-type="float" office:value="4">
            <text:p>4</text:p>
          </table:table-cell>
          <table:table-cell office:value-type="string">
            <text:p>CASA KUBI S.A.S.</text:p>
          </table:table-cell>
          <table:table-cell office:value-type="string">
            <text:p>900382428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KUBI</text:p>
          </table:table-cell>
          <table:table-cell office:value-type="float" office:value="3108560249">
            <text:p>3108560249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SAN DIEGO CALLE TABLADA NO 7 66</text:p>
          </table:table-cell>
          <table:table-cell office:value-type="string">
            <text:p>parc57@yahoo.com</text:p>
          </table:table-cell>
        </table:table-row>
        <table:table-row table:style-name="ro1" table:visibility="filter">
          <table:table-cell office:value-type="float" office:value="3017573966">
            <text:p>301757396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17573966">
            <text:p>301757396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BELLA K 3 46A-107 AP 202</text:p>
          </table:table-cell>
          <table:table-cell/>
          <table:table-cell office:value-type="string">
            <text:p>RAMIREZ QUINTERO JORGE ENRIQUE</text:p>
          </table:table-cell>
          <table:table-cell office:value-type="string">
            <text:p>73100150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ORGE RAMIREZ QUINTERO</text:p>
          </table:table-cell>
          <table:table-cell office:value-type="float" office:value="3017573966">
            <text:p>30175739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bella K 3 46A - 107 AP 202</text:p>
          </table:table-cell>
          <table:table-cell office:value-type="string">
            <text:p>joraq@hotmail.com</text:p>
          </table:table-cell>
        </table:table-row>
        <table:table-row table:style-name="ro1" table:visibility="filter">
          <table:table-cell office:value-type="float" office:value="6664112">
            <text:p>6664112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office:value-type="string">
            <text:p>5012 - Comercio de vehiculos automotores usados</text:p>
          </table:table-cell>
          <table:table-cell office:value-type="float" office:value="6664112">
            <text:p>6664112</text:p>
          </table:table-cell>
          <table:table-cell office:value-type="string">
            <text:p>Bolivar</text:p>
          </table:table-cell>
          <table:table-cell office:value-type="float" office:value="6651246">
            <text:p>6651246</text:p>
          </table:table-cell>
          <table:table-cell/>
          <table:table-cell office:value-type="string">
            <text:p>BOCAGRANDE CLL 10 # 2-30 ED. T. MOLINO L.6</text:p>
          </table:table-cell>
          <table:table-cell/>
          <table:table-cell office:value-type="string">
            <text:p>CAR Y RENTA S.A.S.</text:p>
          </table:table-cell>
          <table:table-cell office:value-type="string">
            <text:p>900323678-4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CAR Y RENTA S.A.S.</text:p>
          </table:table-cell>
          <table:table-cell office:value-type="float" office:value="3112001175">
            <text:p>311200117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9 NO 127 36</text:p>
          </table:table-cell>
          <table:table-cell office:value-type="string">
            <text:p>servicio@caryrent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7490 - Otras actividades profesionales, científicas y técnicas n.c.p.</text:p>
          </table:table-cell>
          <table:table-cell office:value-type="float" office:value="6645241">
            <text:p>6645241</text:p>
          </table:table-cell>
          <table:table-cell office:value-type="string">
            <text:p>Bolivar</text:p>
          </table:table-cell>
          <table:table-cell office:value-type="float" office:value="6643641">
            <text:p>6643641</text:p>
          </table:table-cell>
          <table:table-cell/>
          <table:table-cell office:value-type="string">
            <text:p>BRR.GETSEMANI CLL LARGA # 88-98</text:p>
          </table:table-cell>
          <table:table-cell/>
          <table:table-cell office:value-type="string">
            <text:p>ORTIZ <text:s/>YULY ANDREA</text:p>
          </table:table-cell>
          <table:table-cell office:value-type="string">
            <text:p>32208849-7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CLUB SOCIAL STUDIO 54 SEDE CARTAGENA</text:p>
          </table:table-cell>
          <table:table-cell office:value-type="float" office:value="3135632701">
            <text:p>313563270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LARGA NO 88 98</text:p>
          </table:table-cell>
          <table:table-cell office:value-type="string">
            <text:p>kleiver.escobar@hotmail.com</text:p>
          </table:table-cell>
        </table:table-row>
        <table:table-row table:style-name="ro1" table:visibility="filter">
          <table:table-cell office:value-type="float" office:value="6685175">
            <text:p>668517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85175">
            <text:p>6685175</text:p>
          </table:table-cell>
          <table:table-cell office:value-type="string">
            <text:p>Bolivar</text:p>
          </table:table-cell>
          <table:table-cell office:value-type="float" office:value="6685175">
            <text:p>6685175</text:p>
          </table:table-cell>
          <table:table-cell/>
          <table:table-cell office:value-type="string">
            <text:p>CENTRO, CALLE COCHERA DEL GOBERNADOR 33-15 EDIFICIO COLSEGUROS PISO 7 OF 707</text:p>
          </table:table-cell>
          <table:table-cell/>
          <table:table-cell office:value-type="string">
            <text:p>INCENTIVAMOS COLOMBIA S.A.S.</text:p>
          </table:table-cell>
          <table:table-cell office:value-type="string">
            <text:p>900536030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NCENTIVAMOS COLOMBIA S.A.S</text:p>
          </table:table-cell>
          <table:table-cell office:value-type="float" office:value="3014684910">
            <text:p>30146849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, CALLE COCHERA DEL GOBERNADOR 33-15 EDIFICIO COLSEGUROS PISO 7 OF 707</text:p>
          </table:table-cell>
          <table:table-cell office:value-type="string">
            <text:p>o.martinez@incentivamoscolombia.com</text:p>
          </table:table-cell>
        </table:table-row>
        <table:table-row table:style-name="ro1" table:visibility="filter">
          <table:table-cell office:value-type="float" office:value="6550419">
            <text:p>655041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152965456">
            <text:p>3152965456</text:p>
          </table:table-cell>
          <table:table-cell office:value-type="string">
            <text:p>Bolivar</text:p>
          </table:table-cell>
          <table:table-cell office:value-type="float" office:value="6550419">
            <text:p>6550419</text:p>
          </table:table-cell>
          <table:table-cell/>
          <table:table-cell office:value-type="string">
            <text:p>AVDA ALMIRANTE BRYON (CIA) # 3-173 ED EL CONQUISTADOR LAGUITO L 07</text:p>
          </table:table-cell>
          <table:table-cell/>
          <table:table-cell office:value-type="string">
            <text:p>FONSECA MOLANO LUIS JAVIER</text:p>
          </table:table-cell>
          <table:table-cell office:value-type="string">
            <text:p>79571084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LUIS DEL MAR</text:p>
          </table:table-cell>
          <table:table-cell office:value-type="float" office:value="3152965456">
            <text:p>315296545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. Almirante Bryon (Cll 1 A) # 3-179 Ed. El Conquistador LOCAL 107</text:p>
          </table:table-cell>
          <table:table-cell office:value-type="string">
            <text:p>luisjfm@hotmail.com</text:p>
          </table:table-cell>
        </table:table-row>
        <table:table-row table:style-name="ro1" table:visibility="filter">
          <table:table-cell office:value-type="float" office:value="6516591">
            <text:p>65165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16591">
            <text:p>6516591</text:p>
          </table:table-cell>
          <table:table-cell office:value-type="string">
            <text:p>Bolivar</text:p>
          </table:table-cell>
          <table:table-cell office:value-type="float" office:value="6516591">
            <text:p>6516591</text:p>
          </table:table-cell>
          <table:table-cell office:value-type="string">
            <text:p>CARMEN YUARNAIS FREILE VIDAL</text:p>
          </table:table-cell>
          <table:table-cell office:value-type="string">
            <text:p>FLORESTA 2 A CALLE NO 58 A 35 MANZANA B LOTE 9</text:p>
          </table:table-cell>
          <table:table-cell/>
          <table:table-cell table:style-name="ce1" office:value-type="string">
            <text:p>1128058514-</text:p>
          </table:table-cell>
          <table:table-cell office:value-type="string">
            <text:p>carmen freile vidal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RMEN YURANIS FREILE VIDAL</text:p>
          </table:table-cell>
          <table:table-cell office:value-type="float" office:value="3003893740">
            <text:p>30038937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FLORESTA 2 A CALLE NO 58 A 35 MANZANA B LOTE 9</text:p>
          </table:table-cell>
          <table:table-cell office:value-type="string">
            <text:p>freilecarmen@hotmail.com</text:p>
          </table:table-cell>
        </table:table-row>
        <table:table-row table:style-name="ro1">
          <table:table-cell office:value-type="float" office:value="6600018">
            <text:p>660001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8994">
            <text:p>6608994</text:p>
          </table:table-cell>
          <table:table-cell office:value-type="string">
            <text:p>Bolivar</text:p>
          </table:table-cell>
          <table:table-cell office:value-type="float" office:value="6608994">
            <text:p>6608994</text:p>
          </table:table-cell>
          <table:table-cell/>
          <table:table-cell office:value-type="string">
            <text:p>CALLE 34 No 11-15 CENTRO</text:p>
          </table:table-cell>
          <table:table-cell office:value-type="float" office:value="96">
            <text:p>96</text:p>
          </table:table-cell>
          <table:table-cell office:value-type="string">
            <text:p>STIL CARTAGENA S.A.S.</text:p>
          </table:table-cell>
          <table:table-cell office:value-type="string">
            <text:p>90039986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TIL CARTAGENA</text:p>
          </table:table-cell>
          <table:table-cell office:value-type="float" office:value="3174294034">
            <text:p>3174294034</text:p>
          </table:table-cell>
          <table:table-cell office:value-type="float" office:value="30">
            <text:p>30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34 NO 11 15</text:p>
          </table:table-cell>
          <table:table-cell office:value-type="string">
            <text:p>jordi@stilhotels.com</text:p>
          </table:table-cell>
        </table:table-row>
        <table:table-row table:style-name="ro1" table:visibility="filter">
          <table:table-cell office:value-type="float" office:value="6643383">
            <text:p>6643383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521 - Expendio a la mesa de comidas preparadas, en restaurantes</text:p>
          </table:table-cell>
          <table:table-cell office:value-type="float" office:value="6643383">
            <text:p>6643383</text:p>
          </table:table-cell>
          <table:table-cell office:value-type="string">
            <text:p>Bolivar</text:p>
          </table:table-cell>
          <table:table-cell office:value-type="float" office:value="6643383">
            <text:p>6643383</text:p>
          </table:table-cell>
          <table:table-cell/>
          <table:table-cell office:value-type="string">
            <text:p>CENTRO, CALLE DE LA MANTILLA No 3-49</text:p>
          </table:table-cell>
          <table:table-cell/>
          <table:table-cell office:value-type="string">
            <text:p>KRIOYO DESIGN &amp; CIA LTDA</text:p>
          </table:table-cell>
          <table:table-cell office:value-type="string">
            <text:p>900248762-4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KRIOYO CAFE DESIGN</text:p>
          </table:table-cell>
          <table:table-cell office:value-type="float" office:value="3214679703">
            <text:p>321467970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DE LA MABTILLA NO 3 49</text:p>
          </table:table-cell>
          <table:table-cell office:value-type="string">
            <text:p>krioyocf@gmail.com</text:p>
          </table:table-cell>
        </table:table-row>
        <table:table-row table:style-name="ro1" table:visibility="filter">
          <table:table-cell office:value-type="float" office:value="6607006">
            <text:p>6607006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13642636">
            <text:p>30136426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CLAAS STEVEN REIJS</text:p>
          </table:table-cell>
          <table:table-cell office:value-type="string">
            <text:p>BOCAGRANDE EDF PALMETTO, APTO 802, AVE 1 No.8-50</text:p>
          </table:table-cell>
          <table:table-cell office:value-type="float" office:value="2">
            <text:p>2</text:p>
          </table:table-cell>
          <table:table-cell office:value-type="string">
            <text:p>REIJS CLASS STEVEN</text:p>
          </table:table-cell>
          <table:table-cell office:value-type="string">
            <text:p>700109882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OCHO CIENTOS DOS</text:p>
          </table:table-cell>
          <table:table-cell office:value-type="float" office:value="3013642636">
            <text:p>301364263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L 32B 10B 25 P3 AP-304</text:p>
          </table:table-cell>
          <table:table-cell office:value-type="string">
            <text:p>o_ospinoa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14202453">
            <text:p>31142024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TE AGUA AZUL SECTOR <text:s/>ISLOTE BARU CASA AGUA AZUL</text:p>
          </table:table-cell>
          <table:table-cell office:value-type="float" office:value="5">
            <text:p>5</text:p>
          </table:table-cell>
          <table:table-cell office:value-type="string">
            <text:p>HOTEL &amp; RESORT AGUA AZUL S.A.S.</text:p>
          </table:table-cell>
          <table:table-cell office:value-type="string">
            <text:p>90035148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&amp; RESORT AGUA AZUL S.A.S.</text:p>
          </table:table-cell>
          <table:table-cell office:value-type="float" office:value="3114202453">
            <text:p>3114202453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TE AGUA AZUL SECTOR ISLOTE BARU</text:p>
          </table:table-cell>
          <table:table-cell office:value-type="string">
            <text:p>hotelyresort_aguaazul.gerenci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ADIA MARGARITA DE LA ROSA PEYNADO</text:p>
          </table:table-cell>
          <table:table-cell office:value-type="string">
            <text:p>CENTRO CALLE DEL CENTENARIO NO 30 42</text:p>
          </table:table-cell>
          <table:table-cell/>
          <table:table-cell office:value-type="string">
            <text:p>BAZURTO SOCIAL CLUB S.A.S.</text:p>
          </table:table-cell>
          <table:table-cell office:value-type="string">
            <text:p>900496760-2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CAFE-BAR BAZURTO SOCIAL CLUB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DEL CENTENARIO NO 30</text:p>
          </table:table-cell>
          <table:table-cell office:value-type="string">
            <text:p>fachito@hotmail.com</text:p>
          </table:table-cell>
        </table:table-row>
        <table:table-row table:style-name="ro1">
          <table:table-cell office:value-type="float" office:value="6653089">
            <text:p>66530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3089">
            <text:p>66530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BOCAGRANDE CRA. 3a. No. 4 - 86</text:p>
          </table:table-cell>
          <table:table-cell office:value-type="float" office:value="20">
            <text:p>20</text:p>
          </table:table-cell>
          <table:table-cell office:value-type="string">
            <text:p>CHIRINO PEREZ JESUS</text:p>
          </table:table-cell>
          <table:table-cell office:value-type="string">
            <text:p>19792173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ANDREA DEL MAR</text:p>
          </table:table-cell>
          <table:table-cell office:value-type="float" office:value="3126329970">
            <text:p>3126329970</text:p>
          </table:table-cell>
          <table:table-cell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OCAGRANDE CRA. 3a. No. 4 - 86</text:p>
          </table:table-cell>
          <table:table-cell office:value-type="string">
            <text:p>hotelcasaandreadelmar@hotmail.com</text:p>
          </table:table-cell>
        </table:table-row>
        <table:table-row table:style-name="ro1">
          <table:table-cell office:value-type="float" office:value="6931005">
            <text:p>693100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931000">
            <text:p>6931000</text:p>
          </table:table-cell>
          <table:table-cell office:value-type="string">
            <text:p>Bolivar</text:p>
          </table:table-cell>
          <table:table-cell office:value-type="float" office:value="6931000">
            <text:p>6931000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string">
            <text:p>SUNDANCER S.A.S.</text:p>
          </table:table-cell>
          <table:table-cell office:value-type="string">
            <text:p>900325227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UNDANCER S.A.S.</text:p>
          </table:table-cell>
          <table:table-cell office:value-type="float" office:value="3187076940">
            <text:p>3187076940</text:p>
          </table:table-cell>
          <table:table-cell office:value-type="float" office:value="110">
            <text:p>11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BOQUILLA CARRERA 9 NO 34 166 ANILLO VIAL</text:p>
          </table:table-cell>
          <table:table-cell office:value-type="string">
            <text:p>jhon.uribe@ihg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NORA NEREYDA PADILLA PARRA</text:p>
          </table:table-cell>
          <table:table-cell office:value-type="string">
            <text:p>CALLE 42 K 34 NO 41 A 71 BARRIO LA MARIA</text:p>
          </table:table-cell>
          <table:table-cell/>
          <table:table-cell office:value-type="string">
            <text:p>PADILLA PARRA NORA NEREYDA</text:p>
          </table:table-cell>
          <table:table-cell office:value-type="string">
            <text:p>1047412466-9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NORA NEREYDA PADILLA PARR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42 K 34 NO 41 A 71 BARRIO LA MARIA</text:p>
          </table:table-cell>
          <table:table-cell office:value-type="string">
            <text:p>nereydapadillapa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93062">
            <text:p>6693062</text:p>
          </table:table-cell>
          <table:table-cell office:value-type="string">
            <text:p>Bolivar</text:p>
          </table:table-cell>
          <table:table-cell office:value-type="float" office:value="6693062">
            <text:p>6693062</text:p>
          </table:table-cell>
          <table:table-cell/>
          <table:table-cell office:value-type="string">
            <text:p>AV CRISANTO LUQUE DG 22 # 40-25 BRUSELAS</text:p>
          </table:table-cell>
          <table:table-cell office:value-type="float" office:value="29">
            <text:p>29</text:p>
          </table:table-cell>
          <table:table-cell office:value-type="string">
            <text:p>TROPICAL SUN CARTAGENA HOTEL LTDA</text:p>
          </table:table-cell>
          <table:table-cell office:value-type="string">
            <text:p>900362360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TROPICAL SUN CARTAGENA HOTEL LTDA</text:p>
          </table:table-cell>
          <table:table-cell office:value-type="float" office:value="3134532339">
            <text:p>3134532339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VENIDA CRISANTO LUQUE DIAGONAL 22 NO 40 25</text:p>
          </table:table-cell>
          <table:table-cell office:value-type="string">
            <text:p>tropicalsuncartagena@yahoo.com.co</text:p>
          </table:table-cell>
        </table:table-row>
        <table:table-row table:style-name="ro1">
          <table:table-cell office:value-type="float" office:value="4772892">
            <text:p>477289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44806902">
            <text:p>3144806902</text:p>
          </table:table-cell>
          <table:table-cell office:value-type="string">
            <text:p>Bolivar</text:p>
          </table:table-cell>
          <table:table-cell office:value-type="float" office:value="4806902">
            <text:p>4806902</text:p>
          </table:table-cell>
          <table:table-cell/>
          <table:table-cell office:value-type="string">
            <text:p>ISLA MUCURA, ARCHIPIELAGO SAN BERNARDO</text:p>
          </table:table-cell>
          <table:table-cell office:value-type="float" office:value="20">
            <text:p>20</text:p>
          </table:table-cell>
          <table:table-cell office:value-type="string">
            <text:p>MUCURA CLUB HOTEL SAS</text:p>
          </table:table-cell>
          <table:table-cell office:value-type="string">
            <text:p>900420555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UCURA CLUB HOTEL S.A.S.</text:p>
          </table:table-cell>
          <table:table-cell office:value-type="float" office:value="3144806902">
            <text:p>3144806902</text:p>
          </table:table-cell>
          <table:table-cell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SEGUNDA AVENIDA NO 22 91</text:p>
          </table:table-cell>
          <table:table-cell office:value-type="string">
            <text:p>mucuraclubhotel@gmail.com</text:p>
          </table:table-cell>
        </table:table-row>
        <table:table-row table:style-name="ro1" table:visibility="filter">
          <table:table-cell/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EDILMA DEL CARMEN MATOS DE ALBA</text:p>
          </table:table-cell>
          <table:table-cell office:value-type="string">
            <text:p>CENTRO CALLE VICENTE GARCIA NO 6 34</text:p>
          </table:table-cell>
          <table:table-cell/>
          <table:table-cell office:value-type="string">
            <text:p>45436285-8</text:p>
          </table:table-cell>
          <table:table-cell office:value-type="string">
            <text:p>edilma mattos de alba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BAR EL MEJOR SITIO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DEL COLEGIO NO 34 40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3462916">
            <text:p>346291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JACQUELINE KARAMAN BETANCOURT</text:p>
          </table:table-cell>
          <table:table-cell office:value-type="string">
            <text:p>BOCAGRANDE AVENIDA SAN MARTIN NO 7 162</text:p>
          </table:table-cell>
          <table:table-cell/>
          <table:table-cell office:value-type="string">
            <text:p>INVERJENOS S.A.S.</text:p>
          </table:table-cell>
          <table:table-cell office:value-type="string">
            <text:p>900346046-9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JENO S PIZZ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RANSVERSAL 27 NO 53B 60</text:p>
          </table:table-cell>
          <table:table-cell office:value-type="string">
            <text:p>helberrf.jenospizz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2100">
            <text:p>6652100</text:p>
          </table:table-cell>
          <table:table-cell office:value-type="string">
            <text:p>Bolivar</text:p>
          </table:table-cell>
          <table:table-cell office:value-type="float" office:value="6652100">
            <text:p>6652100</text:p>
          </table:table-cell>
          <table:table-cell/>
          <table:table-cell office:value-type="string">
            <text:p>BOCAGRANDE CRA 3 No 8 - 96</text:p>
          </table:table-cell>
          <table:table-cell/>
          <table:table-cell office:value-type="string">
            <text:p>AYOLA SANCHEZ MARCO ANTONIO</text:p>
          </table:table-cell>
          <table:table-cell office:value-type="string">
            <text:p>1127948947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OSTILLITAS ARGENTINAS</text:p>
          </table:table-cell>
          <table:table-cell office:value-type="float" office:value="1127948947">
            <text:p>112794894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. 3 # 8-96</text:p>
          </table:table-cell>
          <table:table-cell office:value-type="string">
            <text:p>AYOLACHRIS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8090 - Otros tipos de educacion</text:p>
          </table:table-cell>
          <table:table-cell office:value-type="float" office:value="6446444">
            <text:p>6446444</text:p>
          </table:table-cell>
          <table:table-cell office:value-type="string">
            <text:p>Bolivar</text:p>
          </table:table-cell>
          <table:table-cell office:value-type="float" office:value="6446444">
            <text:p>6446444</text:p>
          </table:table-cell>
          <table:table-cell/>
          <table:table-cell office:value-type="string">
            <text:p>BRR EL LAGUITO KR 1 # 1A - 80</text:p>
          </table:table-cell>
          <table:table-cell/>
          <table:table-cell office:value-type="string">
            <text:p>ESCUELA NAUTICA MOKANA S.A.S.</text:p>
          </table:table-cell>
          <table:table-cell office:value-type="string">
            <text:p>900450268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SCUELA NAUTICA MOKANA S.A.S.</text:p>
          </table:table-cell>
          <table:table-cell office:value-type="float" office:value="3008107502">
            <text:p>300810750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MARBELLA AVENIDA SANTANDER CARRERA 2A NO 49 360</text:p>
          </table:table-cell>
          <table:table-cell office:value-type="string">
            <text:p>MOKANACLUB@YAHOO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3116911219">
            <text:p>3116911219</text:p>
          </table:table-cell>
          <table:table-cell office:value-type="string">
            <text:p>Bolivar</text:p>
          </table:table-cell>
          <table:table-cell office:value-type="float" office:value="6601607">
            <text:p>6601607</text:p>
          </table:table-cell>
          <table:table-cell/>
          <table:table-cell office:value-type="string">
            <text:p>CALLE 1 #2 - 70 LAGUITO</text:p>
          </table:table-cell>
          <table:table-cell office:value-type="float" office:value="18">
            <text:p>18</text:p>
          </table:table-cell>
          <table:table-cell office:value-type="string">
            <text:p>INVERSIONES HOTELERAS DEL CARIBE S.A.S.</text:p>
          </table:table-cell>
          <table:table-cell office:value-type="string">
            <text:p>90049503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BENJAMIN</text:p>
          </table:table-cell>
          <table:table-cell office:value-type="float" office:value="3116911219">
            <text:p>3116911219</text:p>
          </table:table-cell>
          <table:table-cell office:value-type="float" office:value="6">
            <text:p>6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PEDREGAL NO 26A 79</text:p>
          </table:table-cell>
          <table:table-cell office:value-type="string">
            <text:p>CASABENJAMIN02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655120">
            <text:p>6655120</text:p>
          </table:table-cell>
          <table:table-cell office:value-type="string">
            <text:p>Bolivar</text:p>
          </table:table-cell>
          <table:table-cell office:value-type="float" office:value="6655120">
            <text:p>6655120</text:p>
          </table:table-cell>
          <table:table-cell office:value-type="string">
            <text:p>HENRY MOSOS OYUELA</text:p>
          </table:table-cell>
          <table:table-cell office:value-type="string">
            <text:p>LAGUITO EDIFICIO TRES CARABELAS APARTAMENTO 19-2-C</text:p>
          </table:table-cell>
          <table:table-cell office:value-type="float" office:value="3">
            <text:p>3</text:p>
          </table:table-cell>
          <table:table-cell office:value-type="string">
            <text:p>MOSOS OYUELA HENRY</text:p>
          </table:table-cell>
          <table:table-cell office:value-type="string">
            <text:p>16637158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ENRY MOSOS OYUELA</text:p>
          </table:table-cell>
          <table:table-cell office:value-type="float" office:value="3157556554">
            <text:p>315755655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ICIO TRES CARABELAS APARTAMENTO 19-2-C CARRERA 1 NO 1 25</text:p>
          </table:table-cell>
          <table:table-cell office:value-type="string">
            <text:p>marthamossos@yahoo.com</text:p>
          </table:table-cell>
        </table:table-row>
        <table:table-row table:style-name="ro1">
          <table:table-cell office:value-type="float" office:value="6601049">
            <text:p>660104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4853">
            <text:p>66048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CENTRO, CALLE DE LAS CARRETAS # 34-28</text:p>
          </table:table-cell>
          <table:table-cell office:value-type="float" office:value="14">
            <text:p>14</text:p>
          </table:table-cell>
          <table:table-cell office:value-type="string">
            <text:p>HOTEL BOUTIQUE LAS CARRETAS S.A.S.</text:p>
          </table:table-cell>
          <table:table-cell office:value-type="string">
            <text:p>900459292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UTIQUE LAS CARRETAS S.A.S.</text:p>
          </table:table-cell>
          <table:table-cell office:value-type="float" office:value="3114117627">
            <text:p>3114117627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ENTRO CALLE DE LAS CARRETAS NO 34 28</text:p>
          </table:table-cell>
          <table:table-cell office:value-type="string">
            <text:p>info@hotellascarretas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Bolivar</text:p>
          </table:table-cell>
          <table:table-cell office:value-type="float" office:value="6431094">
            <text:p>6431094</text:p>
          </table:table-cell>
          <table:table-cell/>
          <table:table-cell office:value-type="string">
            <text:p>KM 10 VIA CARTAGENA - BARRANQUILLA ENTRADA 9 A MANZANILLO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 SUCURSAL RAMBLAS</text:p>
          </table:table-cell>
          <table:table-cell office:value-type="float" office:value="3166934537">
            <text:p>316693453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 office:value-type="float" office:value="6600164">
            <text:p>660016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00164">
            <text:p>6600164</text:p>
          </table:table-cell>
          <table:table-cell office:value-type="string">
            <text:p>Bolivar</text:p>
          </table:table-cell>
          <table:table-cell office:value-type="float" office:value="6600164">
            <text:p>6600164</text:p>
          </table:table-cell>
          <table:table-cell office:value-type="string">
            <text:p>GEOFFREY WILLIAM CHEW</text:p>
          </table:table-cell>
          <table:table-cell office:value-type="string">
            <text:p>SAN DIEGO CARRERA 7 NO 36 125</text:p>
          </table:table-cell>
          <table:table-cell office:value-type="float" office:value="1">
            <text:p>1</text:p>
          </table:table-cell>
          <table:table-cell office:value-type="string">
            <text:p>HOTEL CASA LA FE S.A.S.</text:p>
          </table:table-cell>
          <table:table-cell office:value-type="string">
            <text:p>806015606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LA FE</text:p>
          </table:table-cell>
          <table:table-cell office:value-type="float" office:value="3145221108">
            <text:p>314522110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RRERA 7 NO 36 125</text:p>
          </table:table-cell>
          <table:table-cell office:value-type="string">
            <text:p>HOTELCASALAFE@GMAIL.COM</text:p>
          </table:table-cell>
        </table:table-row>
        <table:table-row table:style-name="ro1">
          <table:table-cell office:value-type="float" office:value="6455050">
            <text:p>645505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55050">
            <text:p>645505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RA 7 # 34 - 10</text:p>
          </table:table-cell>
          <table:table-cell office:value-type="float" office:value="28">
            <text:p>28</text:p>
          </table:table-cell>
          <table:table-cell office:value-type="string">
            <text:p>SOCIEDAD OPERADORA CARTAGENA ROYAL S.A.S.</text:p>
          </table:table-cell>
          <table:table-cell office:value-type="string">
            <text:p>900404819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URBANROYAL PUERTA DEL REJOJ - CARTAGENA</text:p>
          </table:table-cell>
          <table:table-cell office:value-type="float" office:value="3135452469">
            <text:p>3135452469</text:p>
          </table:table-cell>
          <table:table-cell office:value-type="float" office:value="14">
            <text:p>14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7 NO 34 10 PLAZA DE LOS COCHES</text:p>
          </table:table-cell>
          <table:table-cell office:value-type="string">
            <text:p>dvelasco@urbanroyalcartagen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731 - Comercio al por menor de combustible para automotores</text:p>
          </table:table-cell>
          <table:table-cell office:value-type="float" office:value="3208499105">
            <text:p>320849910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IAG 21C # 53-162</text:p>
          </table:table-cell>
          <table:table-cell office:value-type="float" office:value="12">
            <text:p>12</text:p>
          </table:table-cell>
          <table:table-cell office:value-type="string">
            <text:p>ZAPATA VALENCIA JESUS ANTONIO</text:p>
          </table:table-cell>
          <table:table-cell office:value-type="string">
            <text:p>13880852-0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DORA SMITH</text:p>
          </table:table-cell>
          <table:table-cell office:value-type="float" office:value="3108510965">
            <text:p>3108510965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DIAGONAL 21C NO 53 162</text:p>
          </table:table-cell>
          <table:table-cell office:value-type="string">
            <text:p>jesuszapata52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606801">
            <text:p>6606801</text:p>
          </table:table-cell>
          <table:table-cell office:value-type="string">
            <text:p>Bolivar</text:p>
          </table:table-cell>
          <table:table-cell office:value-type="float" office:value="6645465">
            <text:p>6645465</text:p>
          </table:table-cell>
          <table:table-cell table:number-columns-repeated="3"/>
          <table:table-cell office:value-type="string">
            <text:p>GOMEZ ROMAN MARIA DEL ROSARIO</text:p>
          </table:table-cell>
          <table:table-cell office:value-type="string">
            <text:p>45477916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SA PAJARO Y EMILIO HERNANDEZ ART, GELATO, PUB, COFFE</text:p>
          </table:table-cell>
          <table:table-cell office:value-type="float" office:value="3183529346">
            <text:p>31835293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30 NO 10 113 CENTRO</text:p>
          </table:table-cell>
          <table:table-cell office:value-type="string">
            <text:p>mrosario.gomez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2267127">
            <text:p>3162267127</text:p>
          </table:table-cell>
          <table:table-cell office:value-type="string">
            <text:p>Bolivar</text:p>
          </table:table-cell>
          <table:table-cell office:value-type="float" office:value="6643978">
            <text:p>6643978</text:p>
          </table:table-cell>
          <table:table-cell office:value-type="string">
            <text:p>JACQUELINE LOZADA RENGIFO</text:p>
          </table:table-cell>
          <table:table-cell office:value-type="string">
            <text:p>CENTRO HISTÓRICO CALLE DE LA UNIVERSIDAD EDIFICIO SALOMÓN GANEM PISO 4 APARTAMENTO 404</text:p>
          </table:table-cell>
          <table:table-cell/>
          <table:table-cell office:value-type="string">
            <text:p>LOZADA RENGIFO JACQUELINE</text:p>
          </table:table-cell>
          <table:table-cell office:value-type="string">
            <text:p>45445726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ACQUELINE LOZADA RENGIFO</text:p>
          </table:table-cell>
          <table:table-cell office:value-type="float" office:value="3162267127">
            <text:p>31622671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HISTÓRICO CALLE DE LA UNIVERSIDAD EDIFICIO SALOMÓN GANEM PISO 4 APARTAMENTO 404</text:p>
          </table:table-cell>
          <table:table-cell office:value-type="string">
            <text:p>senderosazul@msn.com</text:p>
          </table:table-cell>
        </table:table-row>
        <table:table-row table:style-name="ro1" table:visibility="filter">
          <table:table-cell office:value-type="float" office:value="6674850">
            <text:p>667485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ARLOS GONZALEZ MIRANDA</text:p>
          </table:table-cell>
          <table:table-cell office:value-type="string">
            <text:p>NUEVO BOSQUE MANZANA 7 LOTE 7 4 ETAPA</text:p>
          </table:table-cell>
          <table:table-cell/>
          <table:table-cell office:value-type="string">
            <text:p>GONZALEZ MIRANDA CARLOS MANUEL</text:p>
          </table:table-cell>
          <table:table-cell office:value-type="string">
            <text:p>9064636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ARTAGENADVENTURA AGENCIA DE VIAJES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NUEVO BOSQUE MANZANA 7 LOTE 7 4 ETAPA</text:p>
          </table:table-cell>
          <table:table-cell office:value-type="string">
            <text:p>turismounoa@hotmail.co</text:p>
          </table:table-cell>
        </table:table-row>
        <table:table-row table:style-name="ro1" table:visibility="filter">
          <table:table-cell office:value-type="float" office:value="6633999">
            <text:p>66339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AIRO DUQUE RAMIREZ</text:p>
          </table:table-cell>
          <table:table-cell office:value-type="string">
            <text:p>BOCAGRANDE CARRERA 3 NO CALLE 5 NO 3 14</text:p>
          </table:table-cell>
          <table:table-cell/>
          <table:table-cell office:value-type="string">
            <text:p>900414551-9</text:p>
          </table:table-cell>
          <table:table-cell office:value-type="string">
            <text:p>Jairo Duque Ramirez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ITALIAN PIZZA &amp; PAST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3 NO CALLE 5 NO 3 14</text:p>
          </table:table-cell>
          <table:table-cell office:value-type="string">
            <text:p>lgsaos@hotmail.com</text:p>
          </table:table-cell>
        </table:table-row>
        <table:table-row table:style-name="ro1" table:visibility="filter">
          <table:table-cell office:value-type="float" office:value="6502429">
            <text:p>6502429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02467">
            <text:p>6502467</text:p>
          </table:table-cell>
          <table:table-cell office:value-type="string">
            <text:p>Bolivar</text:p>
          </table:table-cell>
          <table:table-cell office:value-type="float" office:value="6502467">
            <text:p>6502467</text:p>
          </table:table-cell>
          <table:table-cell/>
          <table:table-cell office:value-type="string">
            <text:p>TERMINAL MARITIMO MANGA</text:p>
          </table:table-cell>
          <table:table-cell/>
          <table:table-cell office:value-type="string">
            <text:p>COMPAÑIA ESTIBADORA COLOMBIANA S.A.S.</text:p>
          </table:table-cell>
          <table:table-cell office:value-type="string">
            <text:p>806013873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MPANIA ESTIBADORA COLOMBIANA LTDA. CEC LTDA</text:p>
          </table:table-cell>
          <table:table-cell office:value-type="float" office:value="3008101182">
            <text:p>3008101182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ERMINAL MARITIMO MANGA</text:p>
          </table:table-cell>
          <table:table-cell office:value-type="string">
            <text:p>gerencia@ciaestibadora.com</text:p>
          </table:table-cell>
        </table:table-row>
        <table:table-row table:style-name="ro1" table:visibility="filter">
          <table:table-cell office:value-type="float" office:value="6563460">
            <text:p>656346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62797622">
            <text:p>3162797622</text:p>
          </table:table-cell>
          <table:table-cell office:value-type="string">
            <text:p>Bolivar</text:p>
          </table:table-cell>
          <table:table-cell office:value-type="float" office:value="6563760">
            <text:p>6563760</text:p>
          </table:table-cell>
          <table:table-cell/>
          <table:table-cell office:value-type="string">
            <text:p>CRESPO CRA 2# 67-128 P1 LOCAL 1.</text:p>
          </table:table-cell>
          <table:table-cell/>
          <table:table-cell office:value-type="string">
            <text:p>ASSISTMEDIA LIMITADA</text:p>
          </table:table-cell>
          <table:table-cell office:value-type="string">
            <text:p>900117704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DESTINOS</text:p>
          </table:table-cell>
          <table:table-cell office:value-type="float" office:value="3162797622">
            <text:p>316279762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70 NO 2 64 LOCAL 1 CRESPO</text:p>
          </table:table-cell>
          <table:table-cell office:value-type="string">
            <text:p>info@assistmedia.travel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8030 - Educacion superior</text:p>
          </table:table-cell>
          <table:table-cell office:value-type="float" office:value="3157422992">
            <text:p>3157422992</text:p>
          </table:table-cell>
          <table:table-cell office:value-type="string">
            <text:p>Bolivar</text:p>
          </table:table-cell>
          <table:table-cell office:value-type="float" office:value="56657172">
            <text:p>56657172</text:p>
          </table:table-cell>
          <table:table-cell office:value-type="string">
            <text:p>EVER ANTONIO TABARES MARIN</text:p>
          </table:table-cell>
          <table:table-cell office:value-type="string">
            <text:p>AVENIDA ALMIRANTE BRION NO 3 109 APARTAMENTO 302</text:p>
          </table:table-cell>
          <table:table-cell office:value-type="float" office:value="2">
            <text:p>2</text:p>
          </table:table-cell>
          <table:table-cell office:value-type="string">
            <text:p>TABARES MARIN EVER ANTONIO</text:p>
          </table:table-cell>
          <table:table-cell office:value-type="string">
            <text:p>4325582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IRADOR DEL LAGUITO 302</text:p>
          </table:table-cell>
          <table:table-cell office:value-type="float" office:value="3006111038">
            <text:p>300611103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ALMIRANTE BRION NO 3 109 APARTAMENTO 302</text:p>
          </table:table-cell>
          <table:table-cell office:value-type="string">
            <text:p>etabaresm@yahoo.es</text:p>
          </table:table-cell>
        </table:table-row>
        <table:table-row table:style-name="ro1">
          <table:table-cell office:value-type="float" office:value="6566238">
            <text:p>6566238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7421 - Actividades de arquitectura e ingenieria y actividades conexas de asesoramiento tecnico</text:p>
          </table:table-cell>
          <table:table-cell office:value-type="float" office:value="6566238">
            <text:p>65662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9 No. 71-39 LA BOQUILLA</text:p>
          </table:table-cell>
          <table:table-cell office:value-type="float" office:value="8">
            <text:p>8</text:p>
          </table:table-cell>
          <table:table-cell office:value-type="string">
            <text:p>ROJAS PINZON ANGEL ALEXANDER</text:p>
          </table:table-cell>
          <table:table-cell office:value-type="string">
            <text:p>7953339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QUILLA DEL MAR</text:p>
          </table:table-cell>
          <table:table-cell office:value-type="float" office:value="3126700000">
            <text:p>3126700000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71 39 LA BOQUILLA</text:p>
          </table:table-cell>
          <table:table-cell office:value-type="string">
            <text:p>hotelboquilladelma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008033716">
            <text:p>300803371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ON SANCHO No. 36 - 125 LOCAL 203</text:p>
          </table:table-cell>
          <table:table-cell/>
          <table:table-cell office:value-type="string">
            <text:p>LUXURY SOLUTIONS S.A.S</text:p>
          </table:table-cell>
          <table:table-cell office:value-type="string">
            <text:p>900445445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UXURY SOLUTIONS</text:p>
          </table:table-cell>
          <table:table-cell office:value-type="float" office:value="3008033716">
            <text:p>300803371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10 25 EDIFICIO EMBAJADOR APARTAMENTO 403</text:p>
          </table:table-cell>
          <table:table-cell office:value-type="string">
            <text:p>info@luxurysolutionsco.com</text:p>
          </table:table-cell>
        </table:table-row>
        <table:table-row table:style-name="ro1" table:visibility="filter">
          <table:table-cell office:value-type="float" office:value="6647089">
            <text:p>6647089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/>
          <table:table-cell office:value-type="float" office:value="3157350488">
            <text:p>315735048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L CUARTEL 36 - 122</text:p>
          </table:table-cell>
          <table:table-cell/>
          <table:table-cell office:value-type="string">
            <text:p>FERREIRA VIAÑA CARLOS ANTONIO</text:p>
          </table:table-cell>
          <table:table-cell office:value-type="string">
            <text:p>73154509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PASOFINO TOURS</text:p>
          </table:table-cell>
          <table:table-cell office:value-type="float" office:value="3157350488">
            <text:p>315735048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3 AV 24-59</text:p>
          </table:table-cell>
          <table:table-cell office:value-type="string">
            <text:p>pasofinotours@hotmail.com</text:p>
          </table:table-cell>
        </table:table-row>
        <table:table-row table:style-name="ro1" table:visibility="filter">
          <table:table-cell office:value-type="float" office:value="6685048">
            <text:p>668504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85048">
            <text:p>6685048</text:p>
          </table:table-cell>
          <table:table-cell office:value-type="string">
            <text:p>Bolivar</text:p>
          </table:table-cell>
          <table:table-cell office:value-type="float" office:value="6646242">
            <text:p>6646242</text:p>
          </table:table-cell>
          <table:table-cell table:number-columns-repeated="3"/>
          <table:table-cell office:value-type="string">
            <text:p>LARA SIMANCA ANA DE LA CONCEPCION</text:p>
          </table:table-cell>
          <table:table-cell office:value-type="string">
            <text:p>45693082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VIENA</text:p>
          </table:table-cell>
          <table:table-cell office:value-type="float" office:value="3182533850">
            <text:p>31825338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SAN ANDRES NO 30 53</text:p>
          </table:table-cell>
          <table:table-cell office:value-type="string">
            <text:p>analara812@yahoo.com</text:p>
          </table:table-cell>
        </table:table-row>
        <table:table-row table:style-name="ro1" table:visibility="filter">
          <table:table-cell office:value-type="float" office:value="6605778">
            <text:p>6605778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05778">
            <text:p>6605778</text:p>
          </table:table-cell>
          <table:table-cell office:value-type="string">
            <text:p>Bolivar</text:p>
          </table:table-cell>
          <table:table-cell office:value-type="float" office:value="6605778">
            <text:p>6605778</text:p>
          </table:table-cell>
          <table:table-cell office:value-type="string">
            <text:p>ROSARIO GOMEZ CORONADO</text:p>
          </table:table-cell>
          <table:table-cell office:value-type="string">
            <text:p>BOCAGRANDE CALLE 10 NO 1 61 EDIFICIO PORTOFINO</text:p>
          </table:table-cell>
          <table:table-cell office:value-type="float" office:value="2">
            <text:p>2</text:p>
          </table:table-cell>
          <table:table-cell office:value-type="string">
            <text:p>GOMEZ CORONADO ROSARIO</text:p>
          </table:table-cell>
          <table:table-cell office:value-type="string">
            <text:p>3313094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OSARIO GOMEZ CORONADO</text:p>
          </table:table-cell>
          <table:table-cell office:value-type="float" office:value="3156826752">
            <text:p>315682675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MANGA CARRERA 21A NO 27 94</text:p>
          </table:table-cell>
          <table:table-cell office:value-type="string">
            <text:p>rogomc12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URICIO DAVID PAZ SUAREZ</text:p>
          </table:table-cell>
          <table:table-cell office:value-type="string">
            <text:p>CARRERA 1 NO 1A 169 APARTAMENTO 1203 BARRIO LAGUITO</text:p>
          </table:table-cell>
          <table:table-cell office:value-type="float" office:value="2">
            <text:p>2</text:p>
          </table:table-cell>
          <table:table-cell office:value-type="string">
            <text:p>79463941-1</text:p>
          </table:table-cell>
          <table:table-cell office:value-type="string">
            <text:p>Mauricio David Paz Suarez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PALOMAO CARTAGE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118 NO 21 20 APARTAMENTO 502</text:p>
          </table:table-cell>
          <table:table-cell office:value-type="string">
            <text:p>mauxpaz@gmail.com</text:p>
          </table:table-cell>
        </table:table-row>
        <table:table-row table:style-name="ro1" table:visibility="filter">
          <table:table-cell office:value-type="float" office:value="6550641">
            <text:p>655064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552410">
            <text:p>6552410</text:p>
          </table:table-cell>
          <table:table-cell office:value-type="string">
            <text:p>Bolivar</text:p>
          </table:table-cell>
          <table:table-cell office:value-type="float" office:value="6550641">
            <text:p>6550641</text:p>
          </table:table-cell>
          <table:table-cell/>
          <table:table-cell office:value-type="string">
            <text:p>AV. 1 # 9-18 LOCAL 1 BOCAGRANDE</text:p>
          </table:table-cell>
          <table:table-cell/>
          <table:table-cell office:value-type="string">
            <text:p>DUQUE FRANCO STEVEN</text:p>
          </table:table-cell>
          <table:table-cell office:value-type="string">
            <text:p>1047449239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COLOMBIA TRAVEL</text:p>
          </table:table-cell>
          <table:table-cell office:value-type="float" office:value="3215342033">
            <text:p>321534203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 NO 9 18 LOCAL 1 BOCAGRANDE</text:p>
          </table:table-cell>
          <table:table-cell office:value-type="string">
            <text:p>colombiatravel10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1638">
            <text:p>6601638</text:p>
          </table:table-cell>
          <table:table-cell office:value-type="string">
            <text:p>Bolivar</text:p>
          </table:table-cell>
          <table:table-cell office:value-type="float" office:value="6645057">
            <text:p>6645057</text:p>
          </table:table-cell>
          <table:table-cell/>
          <table:table-cell office:value-type="string">
            <text:p>PLAZA DE SANTO DOMINGO No. 3-02</text:p>
          </table:table-cell>
          <table:table-cell/>
          <table:table-cell office:value-type="string">
            <text:p>LA ESTRELLA DE LA PLAZA S.A.S.</text:p>
          </table:table-cell>
          <table:table-cell office:value-type="string">
            <text:p>900371085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ESTRELLA DE LA PLAZA</text:p>
          </table:table-cell>
          <table:table-cell office:value-type="float" office:value="3008168210">
            <text:p>30081682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LAZA SANTO DOMINGO NO 3 02</text:p>
          </table:table-cell>
          <table:table-cell office:value-type="string">
            <text:p>pacomer2005@hotmail.com</text:p>
          </table:table-cell>
        </table:table-row>
        <table:table-row table:style-name="ro1">
          <table:table-cell office:value-type="float" office:value="4318349">
            <text:p>4318349</text:p>
          </table:table-cell>
          <table:table-cell office:value-type="string">
            <text:p>HOTEL</text:p>
          </table:table-cell>
          <table:table-cell office:value-type="string">
            <text:p>CARTAGENA DEL CHAIRA</text:p>
          </table:table-cell>
          <table:table-cell/>
          <table:table-cell office:value-type="float" office:value="4318506">
            <text:p>4318506</text:p>
          </table:table-cell>
          <table:table-cell office:value-type="string">
            <text:p>Caqueta</text:p>
          </table:table-cell>
          <table:table-cell office:value-type="float" office:value="4318506">
            <text:p>4318506</text:p>
          </table:table-cell>
          <table:table-cell/>
          <table:table-cell office:value-type="string">
            <text:p>CR 6 <text:s/>364</text:p>
          </table:table-cell>
          <table:table-cell office:value-type="float" office:value="37">
            <text:p>37</text:p>
          </table:table-cell>
          <table:table-cell office:value-type="string">
            <text:p>ECHEVERRI ARDILA POLICARPA</text:p>
          </table:table-cell>
          <table:table-cell office:value-type="string">
            <text:p>36290050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OS CORCELES</text:p>
          </table:table-cell>
          <table:table-cell office:value-type="float" office:value="3208503846">
            <text:p>3208503846</text:p>
          </table:table-cell>
          <table:table-cell office:value-type="float" office:value="4">
            <text:p>4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 DEL CHAIRA</text:p>
          </table:table-cell>
          <table:table-cell office:value-type="string">
            <text:p>Activo</text:p>
          </table:table-cell>
          <table:table-cell office:value-type="string">
            <text:p>CR 6 <text:s/>364</text:p>
          </table:table-cell>
          <table:table-cell office:value-type="string">
            <text:p>polaecheverri251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552106">
            <text:p>6552106</text:p>
          </table:table-cell>
          <table:table-cell office:value-type="string">
            <text:p>Bolivar</text:p>
          </table:table-cell>
          <table:table-cell office:value-type="float" office:value="6552106">
            <text:p>6552106</text:p>
          </table:table-cell>
          <table:table-cell/>
          <table:table-cell office:value-type="string">
            <text:p>BOCAGRANDE CRA 4 No 5-74</text:p>
          </table:table-cell>
          <table:table-cell/>
          <table:table-cell office:value-type="string">
            <text:p>ELEGANZA <text:s/>AGENCIA DE BODAS S.A.S.</text:p>
          </table:table-cell>
          <table:table-cell office:value-type="string">
            <text:p>900304360-7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ELEGANZA AGENCIA DE BODAS</text:p>
          </table:table-cell>
          <table:table-cell office:value-type="float" office:value="3157254310">
            <text:p>31572543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4 NO 5 74</text:p>
          </table:table-cell>
          <table:table-cell office:value-type="string">
            <text:p>angulo@bodaseleganza.com</text:p>
          </table:table-cell>
        </table:table-row>
        <table:table-row table:style-name="ro1" table:visibility="filter">
          <table:table-cell/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816098">
            <text:p>6816098</text:p>
          </table:table-cell>
          <table:table-cell office:value-type="string">
            <text:p>Bolivar</text:p>
          </table:table-cell>
          <table:table-cell/>
          <table:table-cell office:value-type="string">
            <text:p>ANA MARIA POSADA CHAVEZ</text:p>
          </table:table-cell>
          <table:table-cell office:value-type="string">
            <text:p>URB LOS ABETOS MZ D LT 14 AP 201</text:p>
          </table:table-cell>
          <table:table-cell/>
          <table:table-cell office:value-type="string">
            <text:p>COLOMBIA TROLLEY S.A.S.</text:p>
          </table:table-cell>
          <table:table-cell office:value-type="string">
            <text:p>900378917-6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OLOMBIA TROLLE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24 D OESTE NO 6 154</text:p>
          </table:table-cell>
          <table:table-cell office:value-type="string">
            <text:p>juancamilorivera5@hotmail.com</text:p>
          </table:table-cell>
        </table:table-row>
        <table:table-row table:style-name="ro1" table:visibility="filter">
          <table:table-cell office:value-type="float" office:value="6723805">
            <text:p>672380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8723800">
            <text:p>87238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G 3050-187 ZARAGOCILLA</text:p>
          </table:table-cell>
          <table:table-cell/>
          <table:table-cell office:value-type="string">
            <text:p>CAJA DE COMPENSACION FAMILIAR DE FENALCO-ANDI COMFENALCO-CARTAGENA</text:p>
          </table:table-cell>
          <table:table-cell office:value-type="string">
            <text:p>890480023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COMFENALCO CARTAGENA</text:p>
          </table:table-cell>
          <table:table-cell office:value-type="float" office:value="3158935002">
            <text:p>315893500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ZARAGOCILLA DIAGONAL 30 NO 50 187</text:p>
          </table:table-cell>
          <table:table-cell office:value-type="string">
            <text:p>mvega@comfenalc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111 - Transporte aéreo nacional de pasajeros</text:p>
          </table:table-cell>
          <table:table-cell office:value-type="float" office:value="3534691">
            <text:p>3534691</text:p>
          </table:table-cell>
          <table:table-cell office:value-type="string">
            <text:p>Atlantico</text:p>
          </table:table-cell>
          <table:table-cell office:value-type="float" office:value="6643160">
            <text:p>6643160</text:p>
          </table:table-cell>
          <table:table-cell/>
          <table:table-cell office:value-type="string">
            <text:p>CL 38 # 10 - 85 SAN DIEGO</text:p>
          </table:table-cell>
          <table:table-cell/>
          <table:table-cell office:value-type="string">
            <text:p>AEROVIAS DEL CONTINENTE AMERICANO S.A. AVIANCA</text:p>
          </table:table-cell>
          <table:table-cell office:value-type="string">
            <text:p>890100577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FICINA AVIANCA - EXITO SAN DIEGO</text:p>
          </table:table-cell>
          <table:table-cell office:value-type="float" office:value="5743396913">
            <text:p>57433969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BARRANQUILLA</text:p>
          </table:table-cell>
          <table:table-cell office:value-type="string">
            <text:p>Activo</text:p>
          </table:table-cell>
          <table:table-cell office:value-type="string">
            <text:p>CALLE 82 NO 50 50 / 50 30 LOCAL 2</text:p>
          </table:table-cell>
          <table:table-cell office:value-type="string">
            <text:p>viajesexitosandiego@avianc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111 - Transporte aéreo nacional de pasajeros</text:p>
          </table:table-cell>
          <table:table-cell office:value-type="float" office:value="3534691">
            <text:p>3534691</text:p>
          </table:table-cell>
          <table:table-cell office:value-type="string">
            <text:p>Atlantico</text:p>
          </table:table-cell>
          <table:table-cell office:value-type="float" office:value="6610330">
            <text:p>6610330</text:p>
          </table:table-cell>
          <table:table-cell/>
          <table:table-cell office:value-type="string">
            <text:p>AV PEDRO DE HEREDIA VILLA SANDRA # 30-14</text:p>
          </table:table-cell>
          <table:table-cell/>
          <table:table-cell office:value-type="string">
            <text:p>AEROVIAS DEL CONTINENTE AMERICANO S.A. AVIANCA</text:p>
          </table:table-cell>
          <table:table-cell office:value-type="string">
            <text:p>890100577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FICINA AVIANCA EXITO CASTELLANA</text:p>
          </table:table-cell>
          <table:table-cell office:value-type="float" office:value="5743396911">
            <text:p>57433969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BARRANQUILLA</text:p>
          </table:table-cell>
          <table:table-cell office:value-type="string">
            <text:p>Activo</text:p>
          </table:table-cell>
          <table:table-cell office:value-type="string">
            <text:p>CALLE 82 NO 50 50 / 50 30 LOCAL 2</text:p>
          </table:table-cell>
          <table:table-cell office:value-type="string">
            <text:p>viajesexitocastellana@avianca.com</text:p>
          </table:table-cell>
        </table:table-row>
        <table:table-row table:style-name="ro1">
          <table:table-cell office:value-type="float" office:value="6424440">
            <text:p>642444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24440">
            <text:p>642444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ILLO VIAL MANZANILO DEL MAR KM 4 # 9-85</text:p>
          </table:table-cell>
          <table:table-cell office:value-type="float" office:value="192">
            <text:p>192</text:p>
          </table:table-cell>
          <table:table-cell office:value-type="string">
            <text:p>HOTELES <text:s/>ESTELAR S.A.</text:p>
          </table:table-cell>
          <table:table-cell office:value-type="string">
            <text:p>89030409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STELAR PLAYA MANZANILLO</text:p>
          </table:table-cell>
          <table:table-cell office:value-type="float" office:value="3167417034">
            <text:p>3167417034</text:p>
          </table:table-cell>
          <table:table-cell office:value-type="float" office:value="132">
            <text:p>132</text:p>
          </table:table-cell>
          <table:table-cell/>
          <table:table-cell office:value-type="float" office:value="336">
            <text:p>33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27 NO 15A 10</text:p>
          </table:table-cell>
          <table:table-cell office:value-type="string">
            <text:p>henry.porto@hotelesestelar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665250">
            <text:p>6665250</text:p>
          </table:table-cell>
          <table:table-cell office:value-type="string">
            <text:p>Bolivar</text:p>
          </table:table-cell>
          <table:table-cell office:value-type="float" office:value="6661182">
            <text:p>6661182</text:p>
          </table:table-cell>
          <table:table-cell table:number-columns-repeated="3"/>
          <table:table-cell office:value-type="string">
            <text:p>EVENTOS Y GESTIONES TURISTICAS S.A.S.</text:p>
          </table:table-cell>
          <table:table-cell office:value-type="string">
            <text:p>900441382-5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EVENTOS &amp; GESTIONES TURISTICAS S.A.S. EGESTUR</text:p>
          </table:table-cell>
          <table:table-cell office:value-type="string">
            <text:p>318 802246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AVENIDA 2 NO 65 85</text:p>
          </table:table-cell>
          <table:table-cell office:value-type="string">
            <text:p>eventosegestur@hotmail.com</text:p>
          </table:table-cell>
        </table:table-row>
        <table:table-row table:style-name="ro1" table:visibility="filter">
          <table:table-cell office:value-type="float" office:value="6643909">
            <text:p>6643909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157075380">
            <text:p>3157075380</text:p>
          </table:table-cell>
          <table:table-cell office:value-type="string">
            <text:p>Bolivar</text:p>
          </table:table-cell>
          <table:table-cell office:value-type="float" office:value="6602344">
            <text:p>6602344</text:p>
          </table:table-cell>
          <table:table-cell/>
          <table:table-cell office:value-type="string">
            <text:p>CENTRO, CALLE SAN PEDRO CLAVER No. 31-22 APTO 3</text:p>
          </table:table-cell>
          <table:table-cell/>
          <table:table-cell office:value-type="string">
            <text:p>F.G.L EVENTOS Y LOGISTICA LTDA</text:p>
          </table:table-cell>
          <table:table-cell office:value-type="string">
            <text:p>900234179-9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F.G.L. EVENTOS Y LOGISTICA LTDA</text:p>
          </table:table-cell>
          <table:table-cell office:value-type="float" office:value="3157075380">
            <text:p>31570753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 PEDRO CLAVER NO 31 22 APARTAMENTO 3</text:p>
          </table:table-cell>
          <table:table-cell office:value-type="string">
            <text:p>fgleventosylogisticaltda@gmail.com</text:p>
          </table:table-cell>
        </table:table-row>
        <table:table-row table:style-name="ro1" table:visibility="filter">
          <table:table-cell office:value-type="float" office:value="4100535">
            <text:p>410053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4100099 ext. 1056</text:p>
          </table:table-cell>
          <table:table-cell office:value-type="string">
            <text:p>Cundinamarca</text:p>
          </table:table-cell>
          <table:table-cell office:value-type="float" office:value="6625040">
            <text:p>6625040</text:p>
          </table:table-cell>
          <table:table-cell/>
          <table:table-cell office:value-type="string">
            <text:p>AV. DEL BOSQUE DG.21 # 45A-18</text:p>
          </table:table-cell>
          <table:table-cell/>
          <table:table-cell office:value-type="string">
            <text:p>COMPAÑIA COMERCIAL E INDUSTRIAL LA SABANA AVESCO S.A.S</text:p>
          </table:table-cell>
          <table:table-cell office:value-type="string">
            <text:p>860025461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KOKORIKO.-</text:p>
          </table:table-cell>
          <table:table-cell office:value-type="float" office:value="3144116868">
            <text:p>3144116868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LLE 24F NO 94 51</text:p>
          </table:table-cell>
          <table:table-cell office:value-type="string">
            <text:p>josepuentes@avesco.com.co</text:p>
          </table:table-cell>
        </table:table-row>
        <table:table-row table:style-name="ro1">
          <table:table-cell office:value-type="float" office:value="6676152">
            <text:p>6676152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742333">
            <text:p>674233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30 CR 30 - 84 P 1 LOC 02</text:p>
          </table:table-cell>
          <table:table-cell office:value-type="float" office:value="20">
            <text:p>20</text:p>
          </table:table-cell>
          <table:table-cell office:value-type="string">
            <text:p>ESPAÑA PEÑALOZA REINALDO</text:p>
          </table:table-cell>
          <table:table-cell office:value-type="string">
            <text:p>9236584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EL REY</text:p>
          </table:table-cell>
          <table:table-cell office:value-type="float" office:value="3135927608">
            <text:p>3135927608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ALCIBIA CALLE 30 NO 21 84</text:p>
          </table:table-cell>
          <table:table-cell office:value-type="string">
            <text:p>reyspany@hotmail.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535554">
            <text:p>65355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 DE LAS PALMAS No 25 28</text:p>
          </table:table-cell>
          <table:table-cell office:value-type="float" office:value="40">
            <text:p>40</text:p>
          </table:table-cell>
          <table:table-cell office:value-type="string">
            <text:p>EL BALUARTE LIMITADA</text:p>
          </table:table-cell>
          <table:table-cell office:value-type="string">
            <text:p>90010619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MERIA REAL LUXURY HOTEL AND SPA</text:p>
          </table:table-cell>
          <table:table-cell office:value-type="float" office:value="3205592251">
            <text:p>3205592251</text:p>
          </table:table-cell>
          <table:table-cell office:value-type="float" office:value="1">
            <text:p>1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S PALMAS NO 25 28</text:p>
          </table:table-cell>
          <table:table-cell office:value-type="string">
            <text:p>tesoreria@armeriarealhotel.com</text:p>
          </table:table-cell>
        </table:table-row>
        <table:table-row table:style-name="ro1" table:visibility="filter">
          <table:table-cell office:value-type="float" office:value="2365738">
            <text:p>2365738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353832">
            <text:p>6353832</text:p>
          </table:table-cell>
          <table:table-cell office:value-type="string">
            <text:p>Bolivar</text:p>
          </table:table-cell>
          <table:table-cell office:value-type="float" office:value="6353832">
            <text:p>6353832</text:p>
          </table:table-cell>
          <table:table-cell office:value-type="string">
            <text:p>GERMAN DANIEL RAMOS MONTOYA</text:p>
          </table:table-cell>
          <table:table-cell office:value-type="string">
            <text:p>BOCAGRANDE AVENIDA SAN MARTIN NO 9 73 APARTAMENTO 1302 ATARDECER</text:p>
          </table:table-cell>
          <table:table-cell office:value-type="float" office:value="6">
            <text:p>6</text:p>
          </table:table-cell>
          <table:table-cell office:value-type="string">
            <text:p>RAMOS MONTOYA GERMAN DANIEL</text:p>
          </table:table-cell>
          <table:table-cell office:value-type="string">
            <text:p>1916127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GERMAN DANIEL RAMOS</text:p>
          </table:table-cell>
          <table:table-cell office:value-type="float" office:value="3118112422">
            <text:p>3118112422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86 NO 9 77 APARTAMENTO 502</text:p>
          </table:table-cell>
          <table:table-cell office:value-type="string">
            <text:p>soyivdef@yahoo.com</text:p>
          </table:table-cell>
        </table:table-row>
        <table:table-row table:style-name="ro1" table:visibility="filter">
          <table:table-cell office:value-type="float" office:value="6900115">
            <text:p>690011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900115">
            <text:p>6900115</text:p>
          </table:table-cell>
          <table:table-cell office:value-type="string">
            <text:p>Bolivar</text:p>
          </table:table-cell>
          <table:table-cell office:value-type="float" office:value="6459271">
            <text:p>6459271</text:p>
          </table:table-cell>
          <table:table-cell office:value-type="string">
            <text:p>DOLORES URRUCHORTO RAMOS</text:p>
          </table:table-cell>
          <table:table-cell office:value-type="string">
            <text:p>EDIFICIO TORRE DEL LAGO 401 LAGUITO</text:p>
          </table:table-cell>
          <table:table-cell office:value-type="float" office:value="2">
            <text:p>2</text:p>
          </table:table-cell>
          <table:table-cell office:value-type="string">
            <text:p>URRUCHURTU RAMOS DOLORES</text:p>
          </table:table-cell>
          <table:table-cell office:value-type="string">
            <text:p>22402507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DOLORES URRUCHURTU RAMOS</text:p>
          </table:table-cell>
          <table:table-cell office:value-type="float" office:value="3106622624">
            <text:p>310662262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TORRES DEL LAGO CALLE 1A CARRERA 1 169 TORRE B APARTAMENTO 1201</text:p>
          </table:table-cell>
          <table:table-cell office:value-type="string">
            <text:p>doloresuramos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16699092">
            <text:p>3116699092</text:p>
          </table:table-cell>
          <table:table-cell office:value-type="string">
            <text:p>Bolivar</text:p>
          </table:table-cell>
          <table:table-cell office:value-type="float" office:value="6651968">
            <text:p>6651968</text:p>
          </table:table-cell>
          <table:table-cell office:value-type="string">
            <text:p>DUVIS SULAY ZAPATA POSADA</text:p>
          </table:table-cell>
          <table:table-cell office:value-type="string">
            <text:p>AVENIDA 1 ALMIRANTE BRION LAGUITO EDIFICIO CONQUISTADOR APARTAMENTO 1605</text:p>
          </table:table-cell>
          <table:table-cell office:value-type="float" office:value="6">
            <text:p>6</text:p>
          </table:table-cell>
          <table:table-cell office:value-type="string">
            <text:p>ZAPATA POSADA DUVIS SULAY</text:p>
          </table:table-cell>
          <table:table-cell office:value-type="string">
            <text:p>4381219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RENDAMIENTOS DEL MAR CARIBE</text:p>
          </table:table-cell>
          <table:table-cell office:value-type="float" office:value="3116699092">
            <text:p>3116699092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 ALMIRANTE BRION LAGUITO EDIFICIO CONQUISTADOR APARTAMENTO 1605 BARRIO EL LAGUITO CARRERA 1 NO 3 173</text:p>
          </table:table-cell>
          <table:table-cell office:value-type="string">
            <text:p>sulay7246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8634">
            <text:p>660863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 PACOA #10-103</text:p>
          </table:table-cell>
          <table:table-cell office:value-type="float" office:value="7">
            <text:p>7</text:p>
          </table:table-cell>
          <table:table-cell office:value-type="string">
            <text:p>ARELLANO PERILLA MAUDE GENIVE</text:p>
          </table:table-cell>
          <table:table-cell office:value-type="string">
            <text:p>50870242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MBER HOSTEL</text:p>
          </table:table-cell>
          <table:table-cell office:value-type="float" office:value="3152732681">
            <text:p>3152732681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RRERA 31 NO 10- 103</text:p>
          </table:table-cell>
          <table:table-cell office:value-type="string">
            <text:p>amberhostel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LBERGUE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04808">
            <text:p>6604808</text:p>
          </table:table-cell>
          <table:table-cell office:value-type="string">
            <text:p>Bolivar</text:p>
          </table:table-cell>
          <table:table-cell/>
          <table:table-cell office:value-type="string">
            <text:p>MANUEL GABRIEL DE LA HOZ JIMENEZ</text:p>
          </table:table-cell>
          <table:table-cell office:value-type="string">
            <text:p>CALLE 30 #9 - 27 BARRIO GETSEMANI</text:p>
          </table:table-cell>
          <table:table-cell office:value-type="float" office:value="5">
            <text:p>5</text:p>
          </table:table-cell>
          <table:table-cell office:value-type="string">
            <text:p>1044422362-3</text:p>
          </table:table-cell>
          <table:table-cell office:value-type="string">
            <text:p>manuel de la hoz jimenez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IGUANAS HOU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DEL ESPIRITU SANTO NO 29 144</text:p>
          </table:table-cell>
          <table:table-cell office:value-type="string">
            <text:p>ELMAGO360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4530 - Construccion de obras de ingenieria civil</text:p>
          </table:table-cell>
          <table:table-cell office:value-type="float" office:value="6648196">
            <text:p>6648196</text:p>
          </table:table-cell>
          <table:table-cell office:value-type="string">
            <text:p>Bolivar</text:p>
          </table:table-cell>
          <table:table-cell office:value-type="float" office:value="6648196">
            <text:p>6648196</text:p>
          </table:table-cell>
          <table:table-cell office:value-type="string">
            <text:p>CECILIA MULETT BORJA</text:p>
          </table:table-cell>
          <table:table-cell office:value-type="string">
            <text:p>BARRIO GETSEMANI CALLE LARGA N- 8B-65</text:p>
          </table:table-cell>
          <table:table-cell office:value-type="float" office:value="5">
            <text:p>5</text:p>
          </table:table-cell>
          <table:table-cell office:value-type="string">
            <text:p>MULETT INGENIERIA S.A.S.</text:p>
          </table:table-cell>
          <table:table-cell office:value-type="string">
            <text:p>900090405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ULETT INGENIERIA SERVICIOS INMOBILIARIOS LTDA</text:p>
          </table:table-cell>
          <table:table-cell office:value-type="float" office:value="3002444482">
            <text:p>300244448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GETSEMANI CALLE LARGA NO 8B 65</text:p>
          </table:table-cell>
          <table:table-cell office:value-type="string">
            <text:p>JVALIENTE@INMOBILIARIAMI.COM</text:p>
          </table:table-cell>
        </table:table-row>
        <table:table-row table:style-name="ro1">
          <table:table-cell office:value-type="float" office:value="6535656">
            <text:p>653565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35656">
            <text:p>6535656</text:p>
          </table:table-cell>
          <table:table-cell office:value-type="string">
            <text:p>Bolivar</text:p>
          </table:table-cell>
          <table:table-cell office:value-type="float" office:value="6607783">
            <text:p>6607783</text:p>
          </table:table-cell>
          <table:table-cell/>
          <table:table-cell office:value-type="string">
            <text:p>LA BOQUILLA CRA 9 No. 35-104</text:p>
          </table:table-cell>
          <table:table-cell office:value-type="float" office:value="118">
            <text:p>118</text:p>
          </table:table-cell>
          <table:table-cell office:value-type="string">
            <text:p>HOTELES VIA DEL MAR S.A.S</text:p>
          </table:table-cell>
          <table:table-cell office:value-type="string">
            <text:p>90043010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ONESTA HOTEL CARTAGENA</text:p>
          </table:table-cell>
          <table:table-cell office:value-type="float" office:value="3205232701">
            <text:p>3205232701</text:p>
          </table:table-cell>
          <table:table-cell office:value-type="float" office:value="85">
            <text:p>85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BOQUILLA CARRERA 9 NO 35 104</text:p>
          </table:table-cell>
          <table:table-cell office:value-type="string">
            <text:p>contraloria@sonestacartagen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PEDRO NEL DUQUE LOPEZ</text:p>
          </table:table-cell>
          <table:table-cell office:value-type="string">
            <text:p>LA QUINTA CALLE NUEVA NO 27 97</text:p>
          </table:table-cell>
          <table:table-cell office:value-type="float" office:value="0">
            <text:p>0</text:p>
          </table:table-cell>
          <table:table-cell office:value-type="string">
            <text:p>6478832-1</text:p>
          </table:table-cell>
          <table:table-cell office:value-type="string">
            <text:p>pedro nel duque lopez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Y RESTAURANTE LA QUINT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ZURTO AVENIDA PEDRO DE HEREDIA NO 27A 08</text:p>
          </table:table-cell>
          <table:table-cell office:value-type="string">
            <text:p>HOTELAQUINTA@HOTMAIL.COM</text:p>
          </table:table-cell>
        </table:table-row>
        <table:table-row table:style-name="ro1">
          <table:table-cell office:value-type="float" office:value="6552112">
            <text:p>655211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0844">
            <text:p>665084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. SAN MARTIN No. 11-113</text:p>
          </table:table-cell>
          <table:table-cell office:value-type="float" office:value="140">
            <text:p>140</text:p>
          </table:table-cell>
          <table:table-cell office:value-type="string">
            <text:p>SERVICIOS HOTELEROS DE BOLIVAR LTDA. -SERVIHOTELES LTDA-</text:p>
          </table:table-cell>
          <table:table-cell office:value-type="string">
            <text:p>80600572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TAGENA PREMIUM</text:p>
          </table:table-cell>
          <table:table-cell office:value-type="float" office:value="3005522840">
            <text:p>3005522840</text:p>
          </table:table-cell>
          <table:table-cell office:value-type="float" office:value="25">
            <text:p>25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A NO 9 18 CARTAGENA</text:p>
          </table:table-cell>
          <table:table-cell office:value-type="string">
            <text:p>hcdsolct@hotmail.com</text:p>
          </table:table-cell>
        </table:table-row>
        <table:table-row table:style-name="ro1" table:visibility="filter">
          <table:table-cell office:value-type="float" office:value="6564396">
            <text:p>656439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68289">
            <text:p>6568289</text:p>
          </table:table-cell>
          <table:table-cell office:value-type="string">
            <text:p>Bolivar</text:p>
          </table:table-cell>
          <table:table-cell office:value-type="float" office:value="6567828">
            <text:p>6567828</text:p>
          </table:table-cell>
          <table:table-cell/>
          <table:table-cell office:value-type="string">
            <text:p>CRA 9 22 - 782</text:p>
          </table:table-cell>
          <table:table-cell office:value-type="float" office:value="13">
            <text:p>13</text:p>
          </table:table-cell>
          <table:table-cell office:value-type="string">
            <text:p>VISTA MARINA S.A.S.</text:p>
          </table:table-cell>
          <table:table-cell office:value-type="string">
            <text:p>900433733-3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VISTAMARINA</text:p>
          </table:table-cell>
          <table:table-cell office:value-type="float" office:value="3215335539">
            <text:p>3215335539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RRERA 9 NO 22 782 anillo vial</text:p>
          </table:table-cell>
          <table:table-cell office:value-type="string">
            <text:p>contabilidad@vistamarina.co</text:p>
          </table:table-cell>
        </table:table-row>
        <table:table-row table:style-name="ro1" table:visibility="filter">
          <table:table-cell office:value-type="float" office:value="6646280">
            <text:p>664628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46280">
            <text:p>6646280</text:p>
          </table:table-cell>
          <table:table-cell office:value-type="string">
            <text:p>Bolivar</text:p>
          </table:table-cell>
          <table:table-cell office:value-type="float" office:value="6601841">
            <text:p>6601841</text:p>
          </table:table-cell>
          <table:table-cell/>
          <table:table-cell office:value-type="string">
            <text:p>CENTRO GETSEMANI CALLE TRIPITA Y MEDIA #31 52</text:p>
          </table:table-cell>
          <table:table-cell/>
          <table:table-cell office:value-type="string">
            <text:p>DIAZ MARDINI IRINA SOFIA</text:p>
          </table:table-cell>
          <table:table-cell office:value-type="string">
            <text:p>33336827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SAVANA RESTAURANTE BAR</text:p>
          </table:table-cell>
          <table:table-cell office:value-type="float" office:value="3003026320">
            <text:p>300302632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GETSEMANI CALLE TRIPITA Y MEDIA NO 31 52</text:p>
          </table:table-cell>
          <table:table-cell office:value-type="string">
            <text:p>irina_diaz0520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FRANCISCO JAVIER GAVIRIA ECHEVERRI</text:p>
          </table:table-cell>
          <table:table-cell office:value-type="string">
            <text:p>CALLE SANTO DOMINGO NO 33 41 CENTRO HISTORICO</text:p>
          </table:table-cell>
          <table:table-cell/>
          <table:table-cell office:value-type="string">
            <text:p>PERUMAR S.A.S.</text:p>
          </table:table-cell>
          <table:table-cell office:value-type="string">
            <text:p>900323881-3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PERU MA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SANTO DOMINGO NO 33 41 CENTRO HISTORICO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6610820">
            <text:p>661082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10820">
            <text:p>6610820</text:p>
          </table:table-cell>
          <table:table-cell office:value-type="string">
            <text:p>Bolivar</text:p>
          </table:table-cell>
          <table:table-cell office:value-type="float" office:value="3114020566">
            <text:p>3114020566</text:p>
          </table:table-cell>
          <table:table-cell office:value-type="string">
            <text:p>MANUEL MARIA CANTOR BERMUDEZ</text:p>
          </table:table-cell>
          <table:table-cell office:value-type="string">
            <text:p>CONDOMINIO TURIPANA BOCAGRANDE CARRERA 2 NO 11 67 APARTAMENTO 206</text:p>
          </table:table-cell>
          <table:table-cell office:value-type="float" office:value="2">
            <text:p>2</text:p>
          </table:table-cell>
          <table:table-cell table:style-name="ce1" office:value-type="string">
            <text:p>13875948-</text:p>
          </table:table-cell>
          <table:table-cell office:value-type="string">
            <text:p>manuel maria cantor bermudez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anuel maria cantor bermudez</text:p>
          </table:table-cell>
          <table:table-cell office:value-type="float" office:value="3114020566">
            <text:p>311402056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TRANSVERSAL 71E NO 316 59</text:p>
          </table:table-cell>
          <table:table-cell office:value-type="string">
            <text:p>fabiocantorcarcamo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6666">
            <text:p>6646666</text:p>
          </table:table-cell>
          <table:table-cell office:value-type="string">
            <text:p>Bolivar</text:p>
          </table:table-cell>
          <table:table-cell office:value-type="float" office:value="6646666">
            <text:p>6646666</text:p>
          </table:table-cell>
          <table:table-cell/>
          <table:table-cell office:value-type="string">
            <text:p>BARRIO CENTRO CR 7 32 77</text:p>
          </table:table-cell>
          <table:table-cell office:value-type="float" office:value="10">
            <text:p>10</text:p>
          </table:table-cell>
          <table:table-cell office:value-type="string">
            <text:p>HOTEL TORRE DEL RELOJ SAS</text:p>
          </table:table-cell>
          <table:table-cell office:value-type="string">
            <text:p>900440023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ORRE DEL RELOJ S.A.S.</text:p>
          </table:table-cell>
          <table:table-cell office:value-type="float" office:value="3003456896">
            <text:p>3003456896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ENTRO CARRERA 7 NO 32 77</text:p>
          </table:table-cell>
          <table:table-cell office:value-type="string">
            <text:p>operaciones@betterjimenezyasociados.com</text:p>
          </table:table-cell>
        </table:table-row>
        <table:table-row table:style-name="ro1" table:visibility="filter">
          <table:table-cell office:value-type="float" office:value="6364273">
            <text:p>6364273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string">
            <text:p>5876500 Ext. 13021</text:p>
          </table:table-cell>
          <table:table-cell office:value-type="string">
            <text:p>Cundinamarca</text:p>
          </table:table-cell>
          <table:table-cell office:value-type="float" office:value="6650101">
            <text:p>6650101</text:p>
          </table:table-cell>
          <table:table-cell/>
          <table:table-cell office:value-type="string">
            <text:p>EL LAGUITO PIERINO GALLO L. 2-9</text:p>
          </table:table-cell>
          <table:table-cell office:value-type="float" office:value="3">
            <text:p>3</text:p>
          </table:table-cell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VIATUR CASA NAVEGANTE CHOLON</text:p>
          </table:table-cell>
          <table:table-cell office:value-type="float" office:value="3155846173">
            <text:p>315584617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 82 01 PISO 4 CENTRO DE NEGOCIOS ANDINO</text:p>
          </table:table-cell>
          <table:table-cell office:value-type="string">
            <text:p>y_moreno@grupoaviatur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7411 - Actividades juridic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RCELA MARIA ORAMAS FONSECA</text:p>
          </table:table-cell>
          <table:table-cell office:value-type="string">
            <text:p>SAN DIEGO CALLE TUMBAMUERTOS CARRERA 9 NO 38 65</text:p>
          </table:table-cell>
          <table:table-cell office:value-type="float" office:value="2">
            <text:p>2</text:p>
          </table:table-cell>
          <table:table-cell office:value-type="string">
            <text:p>ORAMAS FONSECA MARCELA MARIA</text:p>
          </table:table-cell>
          <table:table-cell office:value-type="string">
            <text:p>52385472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SA NA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AN DIEGO CALLE TUMBAMUERTOS CARRERA 9 NO 38 65</text:p>
          </table:table-cell>
          <table:table-cell office:value-type="string">
            <text:p>INFO@CASANATIVAHOSTAL.COM</text:p>
          </table:table-cell>
        </table:table-row>
        <table:table-row table:style-name="ro1" table:visibility="filter">
          <table:table-cell office:value-type="float" office:value="6455051">
            <text:p>645505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3124663458">
            <text:p>312466345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LLE 1era DE BADILLO No.35-84</text:p>
          </table:table-cell>
          <table:table-cell/>
          <table:table-cell office:value-type="string">
            <text:p>GRUPO EYE S.A.S.</text:p>
          </table:table-cell>
          <table:table-cell office:value-type="string">
            <text:p>900447553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DEL RELOJ</text:p>
          </table:table-cell>
          <table:table-cell office:value-type="float" office:value="3124663458">
            <text:p>312466345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A DE BADILLO NO 35 84</text:p>
          </table:table-cell>
          <table:table-cell office:value-type="string">
            <text:p>OJULIANCALDERON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531154">
            <text:p>65311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LLA ESTRELLA DG. 36 No. 93-31</text:p>
          </table:table-cell>
          <table:table-cell office:value-type="float" office:value="16">
            <text:p>16</text:p>
          </table:table-cell>
          <table:table-cell office:value-type="string">
            <text:p>ROSAS SANCHEZ CARLOS DAVID</text:p>
          </table:table-cell>
          <table:table-cell office:value-type="string">
            <text:p>19274990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STAL DEL CONDUCTOR</text:p>
          </table:table-cell>
          <table:table-cell office:value-type="float" office:value="3114028262">
            <text:p>3114028262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VILLA ESTRELLA DIAGONAL 36 NO 93 31</text:p>
          </table:table-cell>
          <table:table-cell office:value-type="string">
            <text:p>r_andy_brown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97272">
            <text:p>6697272</text:p>
          </table:table-cell>
          <table:table-cell office:value-type="string">
            <text:p>Bolivar</text:p>
          </table:table-cell>
          <table:table-cell office:value-type="float" office:value="6697272">
            <text:p>6697272</text:p>
          </table:table-cell>
          <table:table-cell/>
          <table:table-cell office:value-type="string">
            <text:p>ESCALLONVILLA CALLE 30F # 52-45 .</text:p>
          </table:table-cell>
          <table:table-cell/>
          <table:table-cell office:value-type="string">
            <text:p>AGENCIA DE TURISMO Y EMPRENDIMIENTO CULTURAL S.A.S. CHITIA TOURS</text:p>
          </table:table-cell>
          <table:table-cell office:value-type="string">
            <text:p>900371084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HITIA</text:p>
          </table:table-cell>
          <table:table-cell office:value-type="float" office:value="3114028564">
            <text:p>311402856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SCALLON VILLA CALLE 30F NO 52 45 PISO 2</text:p>
          </table:table-cell>
          <table:table-cell office:value-type="string">
            <text:p>chitiatours@gmail.com</text:p>
          </table:table-cell>
        </table:table-row>
        <table:table-row table:style-name="ro1" table:visibility="filter">
          <table:table-cell office:value-type="float" office:value="3107408896">
            <text:p>3107408896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3107408896">
            <text:p>310740889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ICES, CL 43 No 17-30</text:p>
          </table:table-cell>
          <table:table-cell/>
          <table:table-cell office:value-type="string">
            <text:p>VIOLA <text:s/>RUIZ <text:s/>JORGE <text:s/>IVAN</text:p>
          </table:table-cell>
          <table:table-cell office:value-type="string">
            <text:p>10784336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HE CHECKIN</text:p>
          </table:table-cell>
          <table:table-cell office:value-type="float" office:value="3107408896">
            <text:p>310740889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ICES, CL 43 No 17-30</text:p>
          </table:table-cell>
          <table:table-cell office:value-type="string">
            <text:p>agecheckin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00553">
            <text:p>66005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LAZA SANTODOMINGO EDF CUESTA LOCAL 4</text:p>
          </table:table-cell>
          <table:table-cell/>
          <table:table-cell office:value-type="string">
            <text:p>INVERSIONES LISO COMPAIA LTDA.</text:p>
          </table:table-cell>
          <table:table-cell office:value-type="string">
            <text:p>900120493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FE RISTORANTE SAN BERNABE</text:p>
          </table:table-cell>
          <table:table-cell office:value-type="float" office:value="3008387336">
            <text:p>300838733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LAZA SANTO DOMINGO EDIFICIO CUESTA LOCAL 4</text:p>
          </table:table-cell>
          <table:table-cell office:value-type="string">
            <text:p>HECTORRAUL04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008387336">
            <text:p>30083873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F CUESTA LOCAL 5A CENTRO</text:p>
          </table:table-cell>
          <table:table-cell/>
          <table:table-cell office:value-type="string">
            <text:p>CAFE <text:s/>MARGARITA S <text:s text:c="2"/>LTDA</text:p>
          </table:table-cell>
          <table:table-cell office:value-type="string">
            <text:p>806012663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MARGARITA´S LTDA</text:p>
          </table:table-cell>
          <table:table-cell office:value-type="float" office:value="3008387336">
            <text:p>30083873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CUESTA LOCAL 5A CENTRO</text:p>
          </table:table-cell>
          <table:table-cell office:value-type="string">
            <text:p>HECTORRAUL04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3205067910">
            <text:p>320506791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. 26 #25 - 78 PLAZA DEL POZO</text:p>
          </table:table-cell>
          <table:table-cell/>
          <table:table-cell office:value-type="string">
            <text:p>CARMONA <text:s/>MONTENEGRO <text:s/>NATALY</text:p>
          </table:table-cell>
          <table:table-cell office:value-type="string">
            <text:p>45557632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D'ARTE CAFE COCINA BAR</text:p>
          </table:table-cell>
          <table:table-cell office:value-type="float" office:value="3205067910">
            <text:p>32050679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26 NO 25 78 PLAZA DEL POZO</text:p>
          </table:table-cell>
          <table:table-cell office:value-type="string">
            <text:p>d.arte.cafebar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032 - Transporte colectivo no regular <text:s/>de pasajeros</text:p>
          </table:table-cell>
          <table:table-cell office:value-type="float" office:value="6812738">
            <text:p>6812738</text:p>
          </table:table-cell>
          <table:table-cell office:value-type="string">
            <text:p>Bolivar</text:p>
          </table:table-cell>
          <table:table-cell office:value-type="float" office:value="6435397">
            <text:p>6435397</text:p>
          </table:table-cell>
          <table:table-cell/>
          <table:table-cell office:value-type="string">
            <text:p>JARDINES M. C <text:s/>L-14 <text:s/>PRIMERA ETAPA</text:p>
          </table:table-cell>
          <table:table-cell/>
          <table:table-cell office:value-type="string">
            <text:p>EM TOUR LTDA</text:p>
          </table:table-cell>
          <table:table-cell office:value-type="string">
            <text:p>900414154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M TOUR LTDA</text:p>
          </table:table-cell>
          <table:table-cell office:value-type="float" office:value="3015369862">
            <text:p>301536986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JARDINES 1 ETAPA MANZANA C LOTE 14</text:p>
          </table:table-cell>
          <table:table-cell office:value-type="string">
            <text:p>emtourreservasl@hotmail.com</text:p>
          </table:table-cell>
        </table:table-row>
        <table:table-row table:style-name="ro1" table:visibility="filter">
          <table:table-cell office:value-type="float" office:value="6650036">
            <text:p>6650036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50552">
            <text:p>6650552</text:p>
          </table:table-cell>
          <table:table-cell office:value-type="string">
            <text:p>Bolivar</text:p>
          </table:table-cell>
          <table:table-cell office:value-type="float" office:value="6650361">
            <text:p>6650361</text:p>
          </table:table-cell>
          <table:table-cell/>
          <table:table-cell office:value-type="string">
            <text:p>CRA 3 K 7-84 <text:s/>1 PIE FONDO</text:p>
          </table:table-cell>
          <table:table-cell/>
          <table:table-cell office:value-type="string">
            <text:p>RESTAURANTE BAR LA PLAYA E.U.</text:p>
          </table:table-cell>
          <table:table-cell office:value-type="string">
            <text:p>900247218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BAR LA PLAYA</text:p>
          </table:table-cell>
          <table:table-cell office:value-type="float" office:value="3003554149">
            <text:p>3003554149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NO 4 87</text:p>
          </table:table-cell>
          <table:table-cell office:value-type="string">
            <text:p>alimentosybebidas@hotelplayaclubcartagena.com</text:p>
          </table:table-cell>
        </table:table-row>
        <table:table-row table:style-name="ro1">
          <table:table-cell office:value-type="float" office:value="6624519">
            <text:p>6624519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24519">
            <text:p>66245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SQUE CALLE 2da. DEL MAMON No. 21-103</text:p>
          </table:table-cell>
          <table:table-cell office:value-type="float" office:value="10">
            <text:p>10</text:p>
          </table:table-cell>
          <table:table-cell office:value-type="string">
            <text:p>AGUDELO MONTOYA RUBEN DARIO</text:p>
          </table:table-cell>
          <table:table-cell office:value-type="string">
            <text:p>8850890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NEFERTITY #1</text:p>
          </table:table-cell>
          <table:table-cell office:value-type="float" office:value="3135557091">
            <text:p>3135557091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TO BOSQUE TRANSVERSAL 50 NO 21B 49 APARTAMENTO A-102</text:p>
          </table:table-cell>
          <table:table-cell office:value-type="string">
            <text:p>esmeralda3024@hotmail.com</text:p>
          </table:table-cell>
        </table:table-row>
        <table:table-row table:style-name="ro1" table:visibility="filter">
          <table:table-cell office:value-type="float" office:value="6570890">
            <text:p>657089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570890">
            <text:p>6570890</text:p>
          </table:table-cell>
          <table:table-cell office:value-type="string">
            <text:p>Bolivar</text:p>
          </table:table-cell>
          <table:table-cell office:value-type="float" office:value="6570890">
            <text:p>6570890</text:p>
          </table:table-cell>
          <table:table-cell/>
          <table:table-cell office:value-type="string">
            <text:p>BARRIO VISTA HERMOSA MZA B LOTE 10</text:p>
          </table:table-cell>
          <table:table-cell/>
          <table:table-cell office:value-type="string">
            <text:p>VELEZ BELLO BENJAMIN</text:p>
          </table:table-cell>
          <table:table-cell office:value-type="string">
            <text:p>11170423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RECREACIONES TURISTICAS BELLO TOUR</text:p>
          </table:table-cell>
          <table:table-cell office:value-type="float" office:value="3106544330">
            <text:p>310654433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VISTA HERMOSA MANZANA B LOTE 10</text:p>
          </table:table-cell>
          <table:table-cell office:value-type="string">
            <text:p>velezbenjamin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47973">
            <text:p>6647973</text:p>
          </table:table-cell>
          <table:table-cell office:value-type="string">
            <text:p>Bolivar</text:p>
          </table:table-cell>
          <table:table-cell office:value-type="float" office:value="6647973">
            <text:p>6647973</text:p>
          </table:table-cell>
          <table:table-cell/>
          <table:table-cell office:value-type="string">
            <text:p>CENTRO CALLE 2da DE BADILLO 36-151</text:p>
          </table:table-cell>
          <table:table-cell/>
          <table:table-cell office:value-type="string">
            <text:p>FM RESTAURANTE CARTAGENA S.A.S</text:p>
          </table:table-cell>
          <table:table-cell office:value-type="string">
            <text:p>900586040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FM RESTAURANTE CARTAGENA</text:p>
          </table:table-cell>
          <table:table-cell office:value-type="float" office:value="3162811668">
            <text:p>3162811668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CARRERA 7 NO 67 17 APARTAMENTO 204</text:p>
          </table:table-cell>
          <table:table-cell office:value-type="string">
            <text:p>FMRESTAURANTECARTAGENA@GMAIL.COM</text:p>
          </table:table-cell>
        </table:table-row>
        <table:table-row table:style-name="ro1">
          <table:table-cell office:value-type="float" office:value="6691969">
            <text:p>669196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RIA LUCILA MOLANO DE CABRERA</text:p>
          </table:table-cell>
          <table:table-cell office:value-type="string">
            <text:p>CALLE 4 NO 2 23</text:p>
          </table:table-cell>
          <table:table-cell office:value-type="float" office:value="22">
            <text:p>22</text:p>
          </table:table-cell>
          <table:table-cell office:value-type="string">
            <text:p>SANTA BARBARA HOTELES SAS</text:p>
          </table:table-cell>
          <table:table-cell office:value-type="string">
            <text:p>900378558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ORAL REEF HOTEL CARTAGE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9B NO 47OR 16</text:p>
          </table:table-cell>
          <table:table-cell office:value-type="string">
            <text:p>wcabrera@sbhoteles.com.co</text:p>
          </table:table-cell>
        </table:table-row>
        <table:table-row table:style-name="ro1">
          <table:table-cell office:value-type="float" office:value="6659023">
            <text:p>665902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9023">
            <text:p>6659023</text:p>
          </table:table-cell>
          <table:table-cell office:value-type="string">
            <text:p>Bolivar</text:p>
          </table:table-cell>
          <table:table-cell office:value-type="float" office:value="6658972">
            <text:p>6658972</text:p>
          </table:table-cell>
          <table:table-cell/>
          <table:table-cell office:value-type="string">
            <text:p>BDE CRA 2 No. 8-20</text:p>
          </table:table-cell>
          <table:table-cell office:value-type="float" office:value="82">
            <text:p>82</text:p>
          </table:table-cell>
          <table:table-cell office:value-type="string">
            <text:p>FUTURISTICO GROUP S.A.</text:p>
          </table:table-cell>
          <table:table-cell office:value-type="string">
            <text:p>90009418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TLANTIC LUX</text:p>
          </table:table-cell>
          <table:table-cell office:value-type="float" office:value="3173717436">
            <text:p>3173717436</text:p>
          </table:table-cell>
          <table:table-cell office:value-type="float" office:value="35">
            <text:p>35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8 20</text:p>
          </table:table-cell>
          <table:table-cell office:value-type="string">
            <text:p>yrodriguez@hotelcasinoatlantic.com</text:p>
          </table:table-cell>
        </table:table-row>
        <table:table-row table:style-name="ro1">
          <table:table-cell office:value-type="float" office:value="6604264">
            <text:p>660426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014001125">
            <text:p>301400112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SANDIEGO CALLE QUERO No 9-120</text:p>
          </table:table-cell>
          <table:table-cell office:value-type="float" office:value="7">
            <text:p>7</text:p>
          </table:table-cell>
          <table:table-cell office:value-type="string">
            <text:p>ARELLANO PERILLA DIVIS DELAIDE</text:p>
          </table:table-cell>
          <table:table-cell office:value-type="string">
            <text:p>50965166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ABRIL CARTAGENA</text:p>
          </table:table-cell>
          <table:table-cell office:value-type="float" office:value="3014001125">
            <text:p>3014001125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MEDIA LUNA NO 10C 48</text:p>
          </table:table-cell>
          <table:table-cell office:value-type="string">
            <text:p>info@hotelsanroquecartagena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6231">
            <text:p>660623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ALLE QUERO No. 9-54</text:p>
          </table:table-cell>
          <table:table-cell office:value-type="float" office:value="4">
            <text:p>4</text:p>
          </table:table-cell>
          <table:table-cell office:value-type="string">
            <text:p>GARCIA MADRID PEDRO RAFAEL</text:p>
          </table:table-cell>
          <table:table-cell office:value-type="string">
            <text:p>9098904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AKAKO HOSTEL</text:p>
          </table:table-cell>
          <table:table-cell office:value-type="float" office:value="3156738689">
            <text:p>3156738689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LLE QUERO NO 9 54</text:p>
          </table:table-cell>
          <table:table-cell office:value-type="string">
            <text:p>makakochillout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12447800">
            <text:p>30124478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LIZZETTE GONZALEZ HERNANDEZ</text:p>
          </table:table-cell>
          <table:table-cell office:value-type="string">
            <text:p>San diego k8 08-85 apto 308</text:p>
          </table:table-cell>
          <table:table-cell office:value-type="float" office:value="3">
            <text:p>3</text:p>
          </table:table-cell>
          <table:table-cell office:value-type="string">
            <text:p>900352695-3</text:p>
          </table:table-cell>
          <table:table-cell office:value-type="string">
            <text:p>lizzette gonzalez hernandez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OL DE INDIAS LTDA.</text:p>
          </table:table-cell>
          <table:table-cell office:value-type="float" office:value="3012447800">
            <text:p>301244780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k8 08-85 apto 308</text:p>
          </table:table-cell>
          <table:table-cell office:value-type="string">
            <text:p>lizzette@soldeindias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LARA FRANCO QUINTANA</text:p>
          </table:table-cell>
          <table:table-cell office:value-type="string">
            <text:p>BOQUILLA CARRERA 4 NO 57 30</text:p>
          </table:table-cell>
          <table:table-cell office:value-type="float" office:value="2">
            <text:p>2</text:p>
          </table:table-cell>
          <table:table-cell office:value-type="string">
            <text:p>33155226-3</text:p>
          </table:table-cell>
          <table:table-cell office:value-type="string">
            <text:p>clara franco quintana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CLARA S ORGANIZACI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VILLAS DE LA VICTORIA CASA 124</text:p>
          </table:table-cell>
          <table:table-cell office:value-type="string">
            <text:p>clarafranco08@hotmail.com</text:p>
          </table:table-cell>
        </table:table-row>
        <table:table-row table:style-name="ro1">
          <table:table-cell office:value-type="float" office:value="6552704">
            <text:p>655270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666">
            <text:p>6550666</text:p>
          </table:table-cell>
          <table:table-cell office:value-type="string">
            <text:p>Bolivar</text:p>
          </table:table-cell>
          <table:table-cell office:value-type="float" office:value="6550666">
            <text:p>6550666</text:p>
          </table:table-cell>
          <table:table-cell/>
          <table:table-cell office:value-type="string">
            <text:p>BOCAGRANDE KRA 3a. No. 5-104</text:p>
          </table:table-cell>
          <table:table-cell office:value-type="float" office:value="19">
            <text:p>19</text:p>
          </table:table-cell>
          <table:table-cell office:value-type="string">
            <text:p>HOTEL OR <text:s text:c="2"/>S.A.S</text:p>
          </table:table-cell>
          <table:table-cell office:value-type="string">
            <text:p>900442380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OR S.A.S.</text:p>
          </table:table-cell>
          <table:table-cell office:value-type="float" office:value="3183508055">
            <text:p>3183508055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5 104</text:p>
          </table:table-cell>
          <table:table-cell office:value-type="string">
            <text:p>arquiltda@HOTMAIL.COM</text:p>
          </table:table-cell>
        </table:table-row>
        <table:table-row table:style-name="ro1">
          <table:table-cell office:value-type="float" office:value="6745238">
            <text:p>674523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771 - Comercio al por menor de prendas de vestir y sus accesorios (incluye artículos de piel) en establecimientos especializados</text:p>
          </table:table-cell>
          <table:table-cell office:value-type="float" office:value="6626466">
            <text:p>662646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26 No. 29C-26 BAR CHINO</text:p>
          </table:table-cell>
          <table:table-cell office:value-type="float" office:value="20">
            <text:p>20</text:p>
          </table:table-cell>
          <table:table-cell office:value-type="string">
            <text:p>SALAZAR SUAREZ OMAR</text:p>
          </table:table-cell>
          <table:table-cell office:value-type="string">
            <text:p>6283832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LUX</text:p>
          </table:table-cell>
          <table:table-cell office:value-type="float" office:value="3015523243">
            <text:p>3015523243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49 NO 12 50 / 62</text:p>
          </table:table-cell>
          <table:table-cell office:value-type="string">
            <text:p>CONTABILIDADSM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4 - Actividades de asesoramiento empresarial y en materia de gestion</text:p>
          </table:table-cell>
          <table:table-cell office:value-type="float" office:value="6436312">
            <text:p>6436312</text:p>
          </table:table-cell>
          <table:table-cell office:value-type="string">
            <text:p>Bolivar</text:p>
          </table:table-cell>
          <table:table-cell office:value-type="float" office:value="6436312">
            <text:p>6436312</text:p>
          </table:table-cell>
          <table:table-cell office:value-type="string">
            <text:p>DIANA DE LA VEGA CESAREO</text:p>
          </table:table-cell>
          <table:table-cell office:value-type="string">
            <text:p>CENTRO CALLE DEL SANTISIMO NO 8 19 BARRIO CENTRO SAN DIEGO</text:p>
          </table:table-cell>
          <table:table-cell office:value-type="float" office:value="5">
            <text:p>5</text:p>
          </table:table-cell>
          <table:table-cell office:value-type="string">
            <text:p>DE LA VEGA CESAREO DIANA</text:p>
          </table:table-cell>
          <table:table-cell office:value-type="string">
            <text:p>52022658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L SANTISIMO MANGO</text:p>
          </table:table-cell>
          <table:table-cell office:value-type="float" office:value="3133945476">
            <text:p>3133945476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SANTISIMO NO 8 19 BARRIO CENTRO SAN DIEGO</text:p>
          </table:table-cell>
          <table:table-cell office:value-type="string">
            <text:p>delavegalaxi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94100">
            <text:p>66941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 LA MATILLA No. 3-56</text:p>
          </table:table-cell>
          <table:table-cell/>
          <table:table-cell office:value-type="string">
            <text:p>EVOCA HISTORIC BOUTIQUE HOTELS <text:s/>S.A.S</text:p>
          </table:table-cell>
          <table:table-cell office:value-type="string">
            <text:p>900466658-0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EVOCA HISTORIC BOUTIQUE HOTELS S.A.S.</text:p>
          </table:table-cell>
          <table:table-cell office:value-type="float" office:value="3016304193">
            <text:p>301630419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MATILLA NO 3 56</text:p>
          </table:table-cell>
          <table:table-cell office:value-type="string">
            <text:p>GERENCIA@EVOCO.CO</text:p>
          </table:table-cell>
        </table:table-row>
        <table:table-row table:style-name="ro1" table:visibility="filter">
          <table:table-cell office:value-type="float" office:value="6650907">
            <text:p>665090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50907">
            <text:p>6650907</text:p>
          </table:table-cell>
          <table:table-cell office:value-type="string">
            <text:p>Bolivar</text:p>
          </table:table-cell>
          <table:table-cell office:value-type="float" office:value="6657907">
            <text:p>6657907</text:p>
          </table:table-cell>
          <table:table-cell office:value-type="string">
            <text:p>GLORIA MOLINA DE CHAVARRIAGA</text:p>
          </table:table-cell>
          <table:table-cell office:value-type="string">
            <text:p>BARRIO EL LAGUITO EDIFICIO BELMAR LOCAL 103</text:p>
          </table:table-cell>
          <table:table-cell office:value-type="float" office:value="32">
            <text:p>32</text:p>
          </table:table-cell>
          <table:table-cell office:value-type="string">
            <text:p>INMOBILIARIA J Y G <text:s/>S. <text:s/>A. <text:s/>S.</text:p>
          </table:table-cell>
          <table:table-cell office:value-type="string">
            <text:p>80601139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J Y G LTDA.</text:p>
          </table:table-cell>
          <table:table-cell office:value-type="float" office:value="3126199217">
            <text:p>3126199217</text:p>
          </table:table-cell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LAGUITO EDIFICIO BELMAR LOCAL 103</text:p>
          </table:table-cell>
          <table:table-cell office:value-type="string">
            <text:p>administracion@inmobiliariajyg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521 - Expendio a la mesa de comidas preparadas, en restaurantes</text:p>
          </table:table-cell>
          <table:table-cell office:value-type="float" office:value="3205656013">
            <text:p>320565601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E 30 9-91</text:p>
          </table:table-cell>
          <table:table-cell/>
          <table:table-cell office:value-type="string">
            <text:p>PANINO ITALIANO</text:p>
          </table:table-cell>
          <table:table-cell office:value-type="string">
            <text:p>700053797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ANINO ITALIANO</text:p>
          </table:table-cell>
          <table:table-cell office:value-type="float" office:value="3205656013">
            <text:p>320565601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30 9-91</text:p>
          </table:table-cell>
          <table:table-cell office:value-type="string">
            <text:p>GIANLUIGIRESTAINO@HOTMAIL.IT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9219 - Otras actividades de entretenimiento ncp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IVAN BUITRAGO RODRIGUEZ</text:p>
          </table:table-cell>
          <table:table-cell office:value-type="string">
            <text:p>CALLE TUMBAMUERTOS NO 38 43</text:p>
          </table:table-cell>
          <table:table-cell/>
          <table:table-cell office:value-type="string">
            <text:p>BUITRAGO RODRIGUEZ IVAN</text:p>
          </table:table-cell>
          <table:table-cell office:value-type="string">
            <text:p>13351644-6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EL SOL DE LA INDIA CARTAGEN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AN DIEGO CALLE QUERO NO 9 54</text:p>
          </table:table-cell>
          <table:table-cell office:value-type="string">
            <text:p>IBANBU2004@YAHOO.COM</text:p>
          </table:table-cell>
        </table:table-row>
        <table:table-row table:style-name="ro1">
          <table:table-cell office:value-type="float" office:value="6648323">
            <text:p>664832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8323">
            <text:p>66483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LL DEL CURATO <text:s/>K 7 No. 38 - 72</text:p>
          </table:table-cell>
          <table:table-cell office:value-type="float" office:value="7">
            <text:p>7</text:p>
          </table:table-cell>
          <table:table-cell office:value-type="string">
            <text:p>ARELLANO PERILLA DIVIS DELAIDE</text:p>
          </table:table-cell>
          <table:table-cell office:value-type="string">
            <text:p>50965166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ABRIL 2 CARTAGENA</text:p>
          </table:table-cell>
          <table:table-cell office:value-type="float" office:value="3014001125">
            <text:p>3014001125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MEDIA LUNA NO 10c-48</text:p>
          </table:table-cell>
          <table:table-cell office:value-type="string">
            <text:p>HOTELCASAABRIL2@HOTMAIL.COM</text:p>
          </table:table-cell>
        </table:table-row>
        <table:table-row table:style-name="ro1" table:visibility="filter">
          <table:table-cell office:value-type="float" office:value="6551730">
            <text:p>6551730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 office:value-type="string">
            <text:p>7020 - Actividades inmobiliarias realizadas a cambio de una retribucion o por contrata</text:p>
          </table:table-cell>
          <table:table-cell office:value-type="float" office:value="6551730">
            <text:p>6551730</text:p>
          </table:table-cell>
          <table:table-cell office:value-type="string">
            <text:p>Bolivar</text:p>
          </table:table-cell>
          <table:table-cell office:value-type="float" office:value="6551730">
            <text:p>6551730</text:p>
          </table:table-cell>
          <table:table-cell office:value-type="string">
            <text:p>JAIME EDUARDO MORALES NUÑEZ</text:p>
          </table:table-cell>
          <table:table-cell office:value-type="string">
            <text:p>TIERRA BOMBA</text:p>
          </table:table-cell>
          <table:table-cell office:value-type="float" office:value="5">
            <text:p>5</text:p>
          </table:table-cell>
          <table:table-cell office:value-type="string">
            <text:p>MORALES FAKIH Y CIA EN C S</text:p>
          </table:table-cell>
          <table:table-cell office:value-type="string">
            <text:p>90009698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LAYA LINDA CARTAGENA. COM</text:p>
          </table:table-cell>
          <table:table-cell office:value-type="float" office:value="3163825034">
            <text:p>3163825034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EDIFICIO MARUSSA CR5 5-101 APTO 16</text:p>
          </table:table-cell>
          <table:table-cell office:value-type="string">
            <text:p>reservasplayalindacartagen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BEATRIZ EUGENIA CORDOBA ARENAS</text:p>
          </table:table-cell>
          <table:table-cell office:value-type="string">
            <text:p>GETSEMANI CALLE SAN ADRES NO 30 35</text:p>
          </table:table-cell>
          <table:table-cell/>
          <table:table-cell office:value-type="string">
            <text:p>42031530-0</text:p>
          </table:table-cell>
          <table:table-cell office:value-type="string">
            <text:p>beatriz eugenia cordoba arenas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ESTE ES EL PUNTO RESTAURANTE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SAN ADRES NO 30 35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4719 - Comercio a por menor en establecimientos no especializados, con surtido compuesto principalmente por productos diferentes de alimentos (víveres en general), bebidas y tabaco</text:p>
          </table:table-cell>
          <table:table-cell office:value-type="float" office:value="6551191">
            <text:p>6551191</text:p>
          </table:table-cell>
          <table:table-cell office:value-type="string">
            <text:p>Bolivar</text:p>
          </table:table-cell>
          <table:table-cell office:value-type="float" office:value="6551191">
            <text:p>6551191</text:p>
          </table:table-cell>
          <table:table-cell table:number-columns-repeated="3"/>
          <table:table-cell office:value-type="string">
            <text:p>INVERSIONES G &amp; P <text:s/>S.A.S</text:p>
          </table:table-cell>
          <table:table-cell office:value-type="string">
            <text:p>900296748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BRIOCHE</text:p>
          </table:table-cell>
          <table:table-cell office:value-type="float" office:value="3106507558">
            <text:p>310650755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AVENIDA SAN MARTIN NO 9 124 LOCAL 4 BOCAGRANDE</text:p>
          </table:table-cell>
          <table:table-cell office:value-type="string">
            <text:p>inversionesgypsas@g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string">
            <text:p>313 223 301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SQUE DIAG 21 No 48-50.</text:p>
          </table:table-cell>
          <table:table-cell office:value-type="float" office:value="15">
            <text:p>15</text:p>
          </table:table-cell>
          <table:table-cell office:value-type="string">
            <text:p>MARTINEZ RAMIREZ DRUCILA</text:p>
          </table:table-cell>
          <table:table-cell office:value-type="string">
            <text:p>20339442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RESTAURANTE CAMPO AZUL</text:p>
          </table:table-cell>
          <table:table-cell office:value-type="string">
            <text:p>313 223 301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IAGONAL 21 NO 48 50 BOSQUE</text:p>
          </table:table-cell>
          <table:table-cell office:value-type="string">
            <text:p>sophieber75l@hotmail.com</text:p>
          </table:table-cell>
        </table:table-row>
        <table:table-row table:style-name="ro1" table:visibility="filter">
          <table:table-cell office:value-type="float" office:value="2100535">
            <text:p>210053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4100099 ext.1056</text:p>
          </table:table-cell>
          <table:table-cell office:value-type="string">
            <text:p>Cundinamarca</text:p>
          </table:table-cell>
          <table:table-cell office:value-type="float" office:value="6567888">
            <text:p>6567888</text:p>
          </table:table-cell>
          <table:table-cell/>
          <table:table-cell office:value-type="string">
            <text:p>CL 70 - 2 - 88 BARRIO CRESPO</text:p>
          </table:table-cell>
          <table:table-cell/>
          <table:table-cell office:value-type="string">
            <text:p>COMPAÑIA COMERCIAL E INDUSTRIAL LA SABANA AVESCO S.A.S</text:p>
          </table:table-cell>
          <table:table-cell office:value-type="string">
            <text:p>860025461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KOKORIKO BARRIO CRESPO</text:p>
          </table:table-cell>
          <table:table-cell office:value-type="float" office:value="3144116868">
            <text:p>3144116868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LLE 24F NO 94 51</text:p>
          </table:table-cell>
          <table:table-cell office:value-type="string">
            <text:p>josepuentes@avesco.com.co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7494708">
            <text:p>7494708</text:p>
          </table:table-cell>
          <table:table-cell office:value-type="string">
            <text:p>Bolivar</text:p>
          </table:table-cell>
          <table:table-cell office:value-type="float" office:value="7494708">
            <text:p>7494708</text:p>
          </table:table-cell>
          <table:table-cell office:value-type="string">
            <text:p>CLAYTON CARTER STEELE</text:p>
          </table:table-cell>
          <table:table-cell office:value-type="string">
            <text:p>CONDOMINIO MAR ABIERTO CARRERA 9 NO 22 948 BLOQUE 6 APARTAMENTO 605A</text:p>
          </table:table-cell>
          <table:table-cell office:value-type="float" office:value="3">
            <text:p>3</text:p>
          </table:table-cell>
          <table:table-cell office:value-type="string">
            <text:p>STEELE <text:s/>CLAYTON CARTER</text:p>
          </table:table-cell>
          <table:table-cell office:value-type="string">
            <text:p>700073409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605A CONDOMINIO MAR ABIERTO</text:p>
          </table:table-cell>
          <table:table-cell office:value-type="float" office:value="3214522145">
            <text:p>3214522145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91 NO 8 29 TORRE 3 APARTAMENTO 202</text:p>
          </table:table-cell>
          <table:table-cell office:value-type="string">
            <text:p>claytoncsteele@gmail.com</text:p>
          </table:table-cell>
        </table:table-row>
        <table:table-row table:style-name="ro1" table:visibility="filter">
          <table:table-cell office:value-type="float" office:value="2540000">
            <text:p>254000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2540000">
            <text:p>2540000</text:p>
          </table:table-cell>
          <table:table-cell office:value-type="string">
            <text:p>Cundinamarca</text:p>
          </table:table-cell>
          <table:table-cell office:value-type="float" office:value="6437070">
            <text:p>6437070</text:p>
          </table:table-cell>
          <table:table-cell/>
          <table:table-cell office:value-type="string">
            <text:p>KILOMETRO 9 <text:s/>ETAPA RAMBLAS LC 601/602 MANZANILLO DEL MAR</text:p>
          </table:table-cell>
          <table:table-cell/>
          <table:table-cell office:value-type="string">
            <text:p>ARCHIES COLOMBIA S A S</text:p>
          </table:table-cell>
          <table:table-cell office:value-type="string">
            <text:p>830019769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ARCHIES RAMBLAS</text:p>
          </table:table-cell>
          <table:table-cell office:value-type="float" office:value="3132971011">
            <text:p>313297101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56 BIS NO 79 26</text:p>
          </table:table-cell>
          <table:table-cell office:value-type="string">
            <text:p>contabilidad@archiespizza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85030702">
            <text:p>3185030702</text:p>
          </table:table-cell>
          <table:table-cell office:value-type="string">
            <text:p>Bolivar</text:p>
          </table:table-cell>
          <table:table-cell office:value-type="float" office:value="3185030703">
            <text:p>3185030703</text:p>
          </table:table-cell>
          <table:table-cell office:value-type="string">
            <text:p>MARIA TERESA VILLA LOZANO</text:p>
          </table:table-cell>
          <table:table-cell office:value-type="string">
            <text:p>CARRERA 1 NO 1 25 APARTAMENTO 11-1-A</text:p>
          </table:table-cell>
          <table:table-cell office:value-type="float" office:value="2">
            <text:p>2</text:p>
          </table:table-cell>
          <table:table-cell office:value-type="string">
            <text:p>VILLA LOZANO MARIA TERESA</text:p>
          </table:table-cell>
          <table:table-cell office:value-type="string">
            <text:p>3120825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1 1A VIVIENDA TURISTICA</text:p>
          </table:table-cell>
          <table:table-cell office:value-type="float" office:value="3185030703">
            <text:p>318503070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EL LAGUITO EDIFICIO LAS TRES CARABELAS</text:p>
          </table:table-cell>
          <table:table-cell office:value-type="string">
            <text:p>marthamossos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2 - Actividades de contabilidad, teneduria de libros y auditoria; asesoramiento en materia de impuesto</text:p>
          </table:table-cell>
          <table:table-cell office:value-type="float" office:value="3103626106">
            <text:p>3103626106</text:p>
          </table:table-cell>
          <table:table-cell office:value-type="string">
            <text:p>Bolivar</text:p>
          </table:table-cell>
          <table:table-cell office:value-type="float" office:value="3103626106">
            <text:p>3103626106</text:p>
          </table:table-cell>
          <table:table-cell office:value-type="string">
            <text:p>RUBIELA RESTREPO TORRES</text:p>
          </table:table-cell>
          <table:table-cell office:value-type="string">
            <text:p>BOCAGRANDE CARRERA 2 NO 11 67 APARTAMENTO 108</text:p>
          </table:table-cell>
          <table:table-cell office:value-type="float" office:value="1">
            <text:p>1</text:p>
          </table:table-cell>
          <table:table-cell office:value-type="string">
            <text:p>RESTREPO TORRES RUBIELA</text:p>
          </table:table-cell>
          <table:table-cell office:value-type="string">
            <text:p>45484898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UBIELA RESTREPO TORRES</text:p>
          </table:table-cell>
          <table:table-cell office:value-type="float" office:value="3103626106">
            <text:p>31036261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11 67 APARTAMENTO 108 CONDOMINIO TURIPANA</text:p>
          </table:table-cell>
          <table:table-cell office:value-type="string">
            <text:p>RUBIELARESTREPOTORRES@HOTMAIL.COM</text:p>
          </table:table-cell>
        </table:table-row>
        <table:table-row table:style-name="ro1" table:visibility="filter">
          <table:table-cell office:value-type="float" office:value="6658879">
            <text:p>665887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111 - Transporte aéreo nacional de pasajeros</text:p>
          </table:table-cell>
          <table:table-cell office:value-type="string">
            <text:p> 6550428-6551525</text:p>
          </table:table-cell>
          <table:table-cell office:value-type="string">
            <text:p>Bolivar</text:p>
          </table:table-cell>
          <table:table-cell office:value-type="float" office:value="6550899">
            <text:p>6550899</text:p>
          </table:table-cell>
          <table:table-cell table:number-columns-repeated="3"/>
          <table:table-cell office:value-type="string">
            <text:p>AEROREPUBLICA S.A.</text:p>
          </table:table-cell>
          <table:table-cell office:value-type="string">
            <text:p>800185781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EROREPUBLICA S.A.</text:p>
          </table:table-cell>
          <table:table-cell office:value-type="float" office:value="3212059711">
            <text:p>321205971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RRERA 103 NO 25F 12</text:p>
          </table:table-cell>
          <table:table-cell office:value-type="string">
            <text:p>anjimenez@copaair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7747777">
            <text:p>7747777</text:p>
          </table:table-cell>
          <table:table-cell office:value-type="string">
            <text:p>Bolivar</text:p>
          </table:table-cell>
          <table:table-cell office:value-type="float" office:value="7747777">
            <text:p>7747777</text:p>
          </table:table-cell>
          <table:table-cell office:value-type="string">
            <text:p>HECTOR JOSE DE VIVERO PEREZ</text:p>
          </table:table-cell>
          <table:table-cell office:value-type="string">
            <text:p>PASACABALLOS LOTE 2 LOTE SUR KILOMETRO 6 MAMONAL</text:p>
          </table:table-cell>
          <table:table-cell office:value-type="float" office:value="175">
            <text:p>175</text:p>
          </table:table-cell>
          <table:table-cell office:value-type="string">
            <text:p>HOTELES PARQUEADEROS Y SERVICENTROS HOPA S.A.S.</text:p>
          </table:table-cell>
          <table:table-cell office:value-type="string">
            <text:p>900477154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S OLAS MAMONAL</text:p>
          </table:table-cell>
          <table:table-cell office:value-type="float" office:value="3145161368">
            <text:p>3145161368</text:p>
          </table:table-cell>
          <table:table-cell office:value-type="float" office:value="9">
            <text:p>9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7 No 24-20 BARRIO LETICIA CERETE CORDOBA</text:p>
          </table:table-cell>
          <table:table-cell office:value-type="string">
            <text:p>HOPASAS@G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3080">
            <text:p>6643080</text:p>
          </table:table-cell>
          <table:table-cell office:value-type="string">
            <text:p>Bolivar</text:p>
          </table:table-cell>
          <table:table-cell office:value-type="float" office:value="6645585">
            <text:p>6645585</text:p>
          </table:table-cell>
          <table:table-cell/>
          <table:table-cell office:value-type="string">
            <text:p>CALLE LA MONEDA No. 7-10. 2 PISO CENTRO</text:p>
          </table:table-cell>
          <table:table-cell office:value-type="float" office:value="9">
            <text:p>9</text:p>
          </table:table-cell>
          <table:table-cell office:value-type="string">
            <text:p>CASTRO ALBARRACIN MARIA NUVIA</text:p>
          </table:table-cell>
          <table:table-cell office:value-type="string">
            <text:p>49654279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RTUR II</text:p>
          </table:table-cell>
          <table:table-cell office:value-type="float" office:value="3126875798">
            <text:p>3126875798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 MONEDA NO 7 10 PISO 2</text:p>
          </table:table-cell>
          <table:table-cell office:value-type="string">
            <text:p>arturii@hotmail.com</text:p>
          </table:table-cell>
        </table:table-row>
        <table:table-row table:style-name="ro1">
          <table:table-cell office:value-type="float" office:value="6604167">
            <text:p>6604167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6604167">
            <text:p>660416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MANGA CARRERA 30 No. 28 - 85</text:p>
          </table:table-cell>
          <table:table-cell office:value-type="float" office:value="15">
            <text:p>15</text:p>
          </table:table-cell>
          <table:table-cell office:value-type="string">
            <text:p>CORTINA GIL JULIAN</text:p>
          </table:table-cell>
          <table:table-cell office:value-type="string">
            <text:p>7422992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ROCOR GIL</text:p>
          </table:table-cell>
          <table:table-cell office:value-type="float" office:value="3167492563">
            <text:p>3167492563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MANGA CARRERA 30 NO 28 85</text:p>
          </table:table-cell>
          <table:table-cell office:value-type="string">
            <text:p>procorgil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77784211">
            <text:p>3177784211</text:p>
          </table:table-cell>
          <table:table-cell office:value-type="string">
            <text:p>Bolivar</text:p>
          </table:table-cell>
          <table:table-cell office:value-type="float" office:value="6426261">
            <text:p>6426261</text:p>
          </table:table-cell>
          <table:table-cell/>
          <table:table-cell office:value-type="string">
            <text:p>CLL 29D # 21B-44 PIE DE LA POPA EDF PALO ALTO</text:p>
          </table:table-cell>
          <table:table-cell/>
          <table:table-cell office:value-type="string">
            <text:p>BUFFET TURISTICO ROYAL TOURS S.A.S.</text:p>
          </table:table-cell>
          <table:table-cell office:value-type="string">
            <text:p>900416253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BUFFET TURISTICO ROYAL TOURS S.A.S.</text:p>
          </table:table-cell>
          <table:table-cell office:value-type="float" office:value="3177784211">
            <text:p>31777842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9D NO 21B 44 PIE DE LA POPA EDIFICIO PALO ALTO</text:p>
          </table:table-cell>
          <table:table-cell office:value-type="string">
            <text:p>royalyer@hotmail.com</text:p>
          </table:table-cell>
        </table:table-row>
        <table:table-row table:style-name="ro1" table:visibility="filter">
          <table:table-cell office:value-type="float" office:value="6685044">
            <text:p>668504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85044">
            <text:p>668504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9 No 5 - 73 PISO 1 CASTILLO GRANDE</text:p>
          </table:table-cell>
          <table:table-cell/>
          <table:table-cell office:value-type="string">
            <text:p>UTRERA GUEVARA ALBA YENNY</text:p>
          </table:table-cell>
          <table:table-cell office:value-type="string">
            <text:p>52054167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I POSADA OP TRAVEL AGENCY EL PORTAL CARTAGENA</text:p>
          </table:table-cell>
          <table:table-cell office:value-type="float" office:value="3188780275">
            <text:p>318878027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9 NrO. 5-73 CASTLLO GRANDE</text:p>
          </table:table-cell>
          <table:table-cell office:value-type="string">
            <text:p>YENNYUTRERAG@HOTMAIL.COM</text:p>
          </table:table-cell>
        </table:table-row>
        <table:table-row table:style-name="ro1" table:visibility="filter">
          <table:table-cell office:value-type="float" office:value="6552018">
            <text:p>6552018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552018">
            <text:p>655201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 SAN MARTIN # 6-50 LOCAL 2 EDF. SEGRERA</text:p>
          </table:table-cell>
          <table:table-cell/>
          <table:table-cell office:value-type="string">
            <text:p>INTERNATIONAL TOURISM GROUP S.A.S</text:p>
          </table:table-cell>
          <table:table-cell office:value-type="string">
            <text:p>900370573-1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INTERNATIONAL TOURISM GROUP</text:p>
          </table:table-cell>
          <table:table-cell office:value-type="float" office:value="3208317661">
            <text:p>320831766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 SAN MARTIN # 6-50 LOCAL 2</text:p>
          </table:table-cell>
          <table:table-cell office:value-type="string">
            <text:p>info@internationaltourismgroup.com.co</text:p>
          </table:table-cell>
        </table:table-row>
        <table:table-row table:style-name="ro1" table:visibility="filter">
          <table:table-cell office:value-type="float" office:value="6552018">
            <text:p>655201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52018">
            <text:p>655201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 SAN MARTIN # 6-50 LOCAL 2 EDF. SEGRERA</text:p>
          </table:table-cell>
          <table:table-cell/>
          <table:table-cell office:value-type="string">
            <text:p>INTERNATIONAL TOURISM GROUP S.A.S</text:p>
          </table:table-cell>
          <table:table-cell office:value-type="string">
            <text:p>900370573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NTERNATIONAL TOURISM GROUP</text:p>
          </table:table-cell>
          <table:table-cell office:value-type="float" office:value="3208317661">
            <text:p>320831766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 SAN MARTIN # 5-84 LOCAL 204</text:p>
          </table:table-cell>
          <table:table-cell office:value-type="string">
            <text:p>info@internationalturismgroup.com.co</text:p>
          </table:table-cell>
        </table:table-row>
        <table:table-row table:style-name="ro1">
          <table:table-cell office:value-type="float" office:value="6810000">
            <text:p>68100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810000">
            <text:p>6810000</text:p>
          </table:table-cell>
          <table:table-cell office:value-type="string">
            <text:p>Bolivar</text:p>
          </table:table-cell>
          <table:table-cell office:value-type="float" office:value="6810000">
            <text:p>6810000</text:p>
          </table:table-cell>
          <table:table-cell/>
          <table:table-cell office:value-type="string">
            <text:p>CENTRO, CALLE DE LA UNIVERSIDAD No. 36-44</text:p>
          </table:table-cell>
          <table:table-cell office:value-type="float" office:value="30">
            <text:p>30</text:p>
          </table:table-cell>
          <table:table-cell office:value-type="string">
            <text:p>INMOBILIARIA SAN AGUSTIN S.A.</text:p>
          </table:table-cell>
          <table:table-cell office:value-type="string">
            <text:p>900011722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SAN AGUSTIN S.A.</text:p>
          </table:table-cell>
          <table:table-cell office:value-type="float" office:value="3107053334">
            <text:p>3107053334</text:p>
          </table:table-cell>
          <table:table-cell office:value-type="float" office:value="70">
            <text:p>70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UNIVERSIDAD NO 36 44</text:p>
          </table:table-cell>
          <table:table-cell office:value-type="string">
            <text:p>nmachacon@hotelcasasanagustin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06573844">
            <text:p>3106573844</text:p>
          </table:table-cell>
          <table:table-cell office:value-type="string">
            <text:p>Bolivar</text:p>
          </table:table-cell>
          <table:table-cell office:value-type="float" office:value="6661788">
            <text:p>6661788</text:p>
          </table:table-cell>
          <table:table-cell office:value-type="string">
            <text:p>ELINA ESTHER ARROYO DE ROYERO</text:p>
          </table:table-cell>
          <table:table-cell office:value-type="string">
            <text:p>AVENIDA SAN MARTIN NO 11 67 APARTAMENTO 403 CONDOMINIO TURIPANA</text:p>
          </table:table-cell>
          <table:table-cell office:value-type="float" office:value="1">
            <text:p>1</text:p>
          </table:table-cell>
          <table:table-cell office:value-type="string">
            <text:p>ARROYO ROYERO ELINA ESTHER</text:p>
          </table:table-cell>
          <table:table-cell office:value-type="string">
            <text:p>3311175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LINA ARROYO</text:p>
          </table:table-cell>
          <table:table-cell office:value-type="float" office:value="3106573844">
            <text:p>310657384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NO 11 67 APARTAMENTO 403 CONDOMINIO TURIPANA</text:p>
          </table:table-cell>
          <table:table-cell office:value-type="string">
            <text:p>juanroyero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3013633512">
            <text:p>3013633512</text:p>
          </table:table-cell>
          <table:table-cell office:value-type="string">
            <text:p>Bolivar</text:p>
          </table:table-cell>
          <table:table-cell office:value-type="float" office:value="3013633512">
            <text:p>3013633512</text:p>
          </table:table-cell>
          <table:table-cell office:value-type="string">
            <text:p>KERIN DEL SOCORRO NAZZAR PATERNINA</text:p>
          </table:table-cell>
          <table:table-cell office:value-type="string">
            <text:p>EDIFICIO MAR ABIERTO BOQUILLA CARRERA 9A NO 22 684</text:p>
          </table:table-cell>
          <table:table-cell office:value-type="float" office:value="3">
            <text:p>3</text:p>
          </table:table-cell>
          <table:table-cell office:value-type="string">
            <text:p>NAZZAR PATERNINA KERIN DEL SOCORRO</text:p>
          </table:table-cell>
          <table:table-cell office:value-type="string">
            <text:p>33199500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DIFICIO MAR ABIERTO APARTAMENTO 304</text:p>
          </table:table-cell>
          <table:table-cell office:value-type="float" office:value="3013633512">
            <text:p>301363351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MAR ABIERTO BOQUILLA CARRERA 9A NO 22 684</text:p>
          </table:table-cell>
          <table:table-cell office:value-type="string">
            <text:p>kerindelsocorro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215327556">
            <text:p>3215327556</text:p>
          </table:table-cell>
          <table:table-cell office:value-type="string">
            <text:p>Bolivar</text:p>
          </table:table-cell>
          <table:table-cell office:value-type="float" office:value="3215327556">
            <text:p>3215327556</text:p>
          </table:table-cell>
          <table:table-cell office:value-type="string">
            <text:p>GRACIELA RAMIREZ MERCADO</text:p>
          </table:table-cell>
          <table:table-cell office:value-type="string">
            <text:p>20 DE JULIO CARRERA 58D NO 9 49</text:p>
          </table:table-cell>
          <table:table-cell/>
          <table:table-cell office:value-type="string">
            <text:p>RAMIREZ MERCADO GRACIELA</text:p>
          </table:table-cell>
          <table:table-cell office:value-type="string">
            <text:p>1143327663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RACIELA RAMIREZ MERCADO</text:p>
          </table:table-cell>
          <table:table-cell office:value-type="float" office:value="3215327556">
            <text:p>32153275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20 DE JULIO CARRERA 58D NO 9 49</text:p>
          </table:table-cell>
          <table:table-cell office:value-type="string">
            <text:p>G_RAMIREZ_M@HOTMAIL.COM</text:p>
          </table:table-cell>
        </table:table-row>
        <table:table-row table:style-name="ro1" table:visibility="filter">
          <table:table-cell office:value-type="float" office:value="6644204">
            <text:p>6644204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44204">
            <text:p>664420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RR CENTRO CALLE SAN PEDRO MARTIR # 10-86</text:p>
          </table:table-cell>
          <table:table-cell/>
          <table:table-cell office:value-type="string">
            <text:p>VELEZ GUARDO CARMEN ELENA</text:p>
          </table:table-cell>
          <table:table-cell office:value-type="string">
            <text:p>22752801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NAUTILUS 571 SEA FOOD</text:p>
          </table:table-cell>
          <table:table-cell office:value-type="float" office:value="3157428027">
            <text:p>315742802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ENTRO CALLE SAN PEDRO MARTIR NO 10 86</text:p>
          </table:table-cell>
          <table:table-cell office:value-type="string">
            <text:p>NAUTILUS571@HOTMAIL.COM</text:p>
          </table:table-cell>
        </table:table-row>
        <table:table-row table:style-name="ro1" table:visibility="filter">
          <table:table-cell office:value-type="float" office:value="3162296636">
            <text:p>316229663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910 - Actividades jurídicas</text:p>
          </table:table-cell>
          <table:table-cell office:value-type="float" office:value="3162296636">
            <text:p>3162296636</text:p>
          </table:table-cell>
          <table:table-cell office:value-type="string">
            <text:p>Bolivar</text:p>
          </table:table-cell>
          <table:table-cell office:value-type="float" office:value="3162296636">
            <text:p>3162296636</text:p>
          </table:table-cell>
          <table:table-cell office:value-type="string">
            <text:p>ALBERTO EUGENIO MARIN PACHECO</text:p>
          </table:table-cell>
          <table:table-cell office:value-type="string">
            <text:p>CALLE LOMBA CRA 10 NO 26 A 93 BARRIO GETSEMANI</text:p>
          </table:table-cell>
          <table:table-cell/>
          <table:table-cell office:value-type="string">
            <text:p>MARIN <text:s/>PACHECO <text:s/>ALBERTO <text:s/>EUGENIO</text:p>
          </table:table-cell>
          <table:table-cell office:value-type="string">
            <text:p>1050950200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LBERTO EUGENIO MARIN PACHECO</text:p>
          </table:table-cell>
          <table:table-cell office:value-type="float" office:value="3162296636">
            <text:p>31622966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LOMBA CRA 10 NO 26 A 93 BARRIO GETSEMANI</text:p>
          </table:table-cell>
          <table:table-cell office:value-type="string">
            <text:p>albertmarin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99562">
            <text:p>6699562</text:p>
          </table:table-cell>
          <table:table-cell office:value-type="string">
            <text:p>Bolivar</text:p>
          </table:table-cell>
          <table:table-cell office:value-type="float" office:value="6699562">
            <text:p>6699562</text:p>
          </table:table-cell>
          <table:table-cell/>
          <table:table-cell office:value-type="string">
            <text:p>DG. 22 No. 40-35 BRUSELAS</text:p>
          </table:table-cell>
          <table:table-cell office:value-type="float" office:value="27">
            <text:p>27</text:p>
          </table:table-cell>
          <table:table-cell office:value-type="string">
            <text:p>HOSTAL IDEAL S.A.S.</text:p>
          </table:table-cell>
          <table:table-cell office:value-type="string">
            <text:p>900362365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IDEAL</text:p>
          </table:table-cell>
          <table:table-cell office:value-type="float" office:value="3126865976">
            <text:p>3126865976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USELAS DIAGONAL 22 NO 40 35</text:p>
          </table:table-cell>
          <table:table-cell office:value-type="string">
            <text:p>HOSTAL.IDEALO@GMAIL.COM</text:p>
          </table:table-cell>
        </table:table-row>
        <table:table-row table:style-name="ro1" table:visibility="filter">
          <table:table-cell office:value-type="float" office:value="6662062">
            <text:p>666206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2062">
            <text:p>6662062</text:p>
          </table:table-cell>
          <table:table-cell office:value-type="string">
            <text:p>Bolivar</text:p>
          </table:table-cell>
          <table:table-cell office:value-type="float" office:value="6662062">
            <text:p>6662062</text:p>
          </table:table-cell>
          <table:table-cell office:value-type="string">
            <text:p>AURA DEL SOCORRO DUNCAN CASTELLAR</text:p>
          </table:table-cell>
          <table:table-cell office:value-type="string">
            <text:p>BRR PABLO SEXTO PRIMERO MZ 5 LT 3</text:p>
          </table:table-cell>
          <table:table-cell/>
          <table:table-cell office:value-type="string">
            <text:p>DUNCAN CASTELLAR AURA DEL SOCORRO</text:p>
          </table:table-cell>
          <table:table-cell office:value-type="string">
            <text:p>32725652-0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AURA DEL SOCORRO DUNCAN CASTELLAR</text:p>
          </table:table-cell>
          <table:table-cell office:value-type="float" office:value="3157095076">
            <text:p>315709507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RR PABLO SEXTO PRIMERO MZ 5 LT 3</text:p>
          </table:table-cell>
          <table:table-cell office:value-type="string">
            <text:p>jorgemartinez415@gmail.com</text:p>
          </table:table-cell>
        </table:table-row>
        <table:table-row table:style-name="ro1">
          <table:table-cell office:value-type="float" office:value="6645803">
            <text:p>664580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5800">
            <text:p>6645800</text:p>
          </table:table-cell>
          <table:table-cell office:value-type="string">
            <text:p>Bolivar</text:p>
          </table:table-cell>
          <table:table-cell office:value-type="float" office:value="6645800">
            <text:p>6645800</text:p>
          </table:table-cell>
          <table:table-cell/>
          <table:table-cell office:value-type="string">
            <text:p>CENTRO, CLL SAN PEDRO MARTIR No. 10 - 85</text:p>
          </table:table-cell>
          <table:table-cell office:value-type="float" office:value="8">
            <text:p>8</text:p>
          </table:table-cell>
          <table:table-cell office:value-type="string">
            <text:p>HOTEL SAN PEDRO GIOIA S.A.S.</text:p>
          </table:table-cell>
          <table:table-cell office:value-type="string">
            <text:p>90037831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PEDRO GIOIA S.A.S.</text:p>
          </table:table-cell>
          <table:table-cell office:value-type="float" office:value="3145181347">
            <text:p>3145181347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 PEDRO MARTIR NO 10 85</text:p>
          </table:table-cell>
          <table:table-cell office:value-type="string">
            <text:p>SANPEDRO.HOTELSPA@HOTMAIL.COM</text:p>
          </table:table-cell>
        </table:table-row>
        <table:table-row table:style-name="ro1">
          <table:table-cell office:value-type="float" office:value="6649933">
            <text:p>664993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55850697">
            <text:p>3155850697</text:p>
          </table:table-cell>
          <table:table-cell office:value-type="string">
            <text:p>Bolivar</text:p>
          </table:table-cell>
          <table:table-cell office:value-type="float" office:value="6644661">
            <text:p>6644661</text:p>
          </table:table-cell>
          <table:table-cell/>
          <table:table-cell office:value-type="string">
            <text:p>CENTRO CLL DE LA ESTRELLA No. 4 - 27</text:p>
          </table:table-cell>
          <table:table-cell office:value-type="float" office:value="5">
            <text:p>5</text:p>
          </table:table-cell>
          <table:table-cell office:value-type="string">
            <text:p>ETHICAL <text:s/>GROUP <text:s/>S.A.S</text:p>
          </table:table-cell>
          <table:table-cell office:value-type="string">
            <text:p>900460402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ESTRELLA - CORDOBA</text:p>
          </table:table-cell>
          <table:table-cell office:value-type="float" office:value="3155850697">
            <text:p>3155850697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CABAL NO 36 20</text:p>
          </table:table-cell>
          <table:table-cell office:value-type="string">
            <text:p>INFO@CASA-CORDOBA.COM</text:p>
          </table:table-cell>
        </table:table-row>
        <table:table-row table:style-name="ro1" table:visibility="filter">
          <table:table-cell office:value-type="float" office:value="6622594">
            <text:p>662259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7104417">
            <text:p>3107104417</text:p>
          </table:table-cell>
          <table:table-cell office:value-type="string">
            <text:p>Bolivar</text:p>
          </table:table-cell>
          <table:table-cell office:value-type="float" office:value="6622594">
            <text:p>6622594</text:p>
          </table:table-cell>
          <table:table-cell office:value-type="string">
            <text:p>HENRY QUINTERO MARRUGO</text:p>
          </table:table-cell>
          <table:table-cell office:value-type="string">
            <text:p>CALLE 2 NO 27 85 BARRIO AMBERES</text:p>
          </table:table-cell>
          <table:table-cell/>
          <table:table-cell office:value-type="string">
            <text:p>QUINTERO MARRUGO HENRY</text:p>
          </table:table-cell>
          <table:table-cell office:value-type="string">
            <text:p>73159353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HENRY QUINTERO MARRUGO</text:p>
          </table:table-cell>
          <table:table-cell office:value-type="float" office:value="3107104417">
            <text:p>310710441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 NO 27 85 BARRIO AMBERES</text:p>
          </table:table-cell>
          <table:table-cell office:value-type="string">
            <text:p>henquinmar2007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35064802">
            <text:p>3135064802</text:p>
          </table:table-cell>
          <table:table-cell office:value-type="string">
            <text:p>Bolivar</text:p>
          </table:table-cell>
          <table:table-cell office:value-type="float" office:value="3135064802">
            <text:p>3135064802</text:p>
          </table:table-cell>
          <table:table-cell office:value-type="string">
            <text:p>FANNY MARTINEZ PINEDA</text:p>
          </table:table-cell>
          <table:table-cell office:value-type="string">
            <text:p>CARRERA 1A NO 31 89 EDIFICIO EL CONQUISTADOR APARTAMENTO 419</text:p>
          </table:table-cell>
          <table:table-cell office:value-type="float" office:value="1">
            <text:p>1</text:p>
          </table:table-cell>
          <table:table-cell office:value-type="string">
            <text:p>MARTINEZ PINEDA FANNY</text:p>
          </table:table-cell>
          <table:table-cell office:value-type="string">
            <text:p>39773237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IVERA MARTINEZ APARTAMENTO 10-16 EDIFICIO EL CONQUISTADOR</text:p>
          </table:table-cell>
          <table:table-cell office:value-type="float" office:value="3135064802">
            <text:p>3135064802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A NO 31 89 EDIFICIO EL CONQUISTADOR APARTAMENTO 419</text:p>
          </table:table-cell>
          <table:table-cell office:value-type="string">
            <text:p>martinez200fanny@g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36350">
            <text:p>6436350</text:p>
          </table:table-cell>
          <table:table-cell office:value-type="string">
            <text:p>Bolivar</text:p>
          </table:table-cell>
          <table:table-cell office:value-type="float" office:value="6609100">
            <text:p>6609100</text:p>
          </table:table-cell>
          <table:table-cell/>
          <table:table-cell office:value-type="string">
            <text:p>SAN DIEGO C 36 <text:s/>9-41 L 04</text:p>
          </table:table-cell>
          <table:table-cell office:value-type="float" office:value="11">
            <text:p>11</text:p>
          </table:table-cell>
          <table:table-cell office:value-type="string">
            <text:p>ADMINISTRADORES HOTELEROS DE COLOMBIA S.A.S.</text:p>
          </table:table-cell>
          <table:table-cell office:value-type="string">
            <text:p>900527057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PATIO DE LA CRUZ CARTAGENA</text:p>
          </table:table-cell>
          <table:table-cell office:value-type="float" office:value="3175746536">
            <text:p>3175746536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LLE 36 NO 9 41 LOCAL 04</text:p>
          </table:table-cell>
          <table:table-cell office:value-type="string">
            <text:p>INFO@HOTELPATIODELACRUZ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83802067">
            <text:p>3183802067</text:p>
          </table:table-cell>
          <table:table-cell office:value-type="string">
            <text:p>Bolivar</text:p>
          </table:table-cell>
          <table:table-cell office:value-type="float" office:value="3183812067">
            <text:p>3183812067</text:p>
          </table:table-cell>
          <table:table-cell office:value-type="string">
            <text:p>JAIRO ENRIQUE VERGARA PEREZ</text:p>
          </table:table-cell>
          <table:table-cell office:value-type="string">
            <text:p>CALLE LIBERTAD NO 5 20 BARRIO SAN FERNÁNDO</text:p>
          </table:table-cell>
          <table:table-cell/>
          <table:table-cell office:value-type="string">
            <text:p>VERGARA PEREZ JAIRO ENRIQUE</text:p>
          </table:table-cell>
          <table:table-cell office:value-type="string">
            <text:p>1127575605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AIRO ENRIQUE VERGARA PEREZ</text:p>
          </table:table-cell>
          <table:table-cell office:value-type="float" office:value="3183802067">
            <text:p>318380206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LIBERTAD NO 5 20 BARRIO SAN FERNÁNDO</text:p>
          </table:table-cell>
          <table:table-cell office:value-type="string">
            <text:p>kikkemaster1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SAMUEL ALONSO VERGARA HERNANDEZ</text:p>
          </table:table-cell>
          <table:table-cell office:value-type="string">
            <text:p>CALLE CADIZ NO 29248 BARRIO ESPAÑA</text:p>
          </table:table-cell>
          <table:table-cell/>
          <table:table-cell office:value-type="string">
            <text:p>1047425056-9</text:p>
          </table:table-cell>
          <table:table-cell/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SAMUEL ALONSO VERGARA HERNANDEZ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CADIZ NO 29248 BARRIO ESPAÑA</text:p>
          </table:table-cell>
          <table:table-cell office:value-type="string">
            <text:p>blackzero5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6798546">
            <text:p>3156798546</text:p>
          </table:table-cell>
          <table:table-cell office:value-type="string">
            <text:p>Bolivar</text:p>
          </table:table-cell>
          <table:table-cell office:value-type="float" office:value="3156798546">
            <text:p>3156798546</text:p>
          </table:table-cell>
          <table:table-cell office:value-type="string">
            <text:p>MARGERY KATRIN MENDOZA MARTINEZ</text:p>
          </table:table-cell>
          <table:table-cell office:value-type="string">
            <text:p>CALLE 37 NO 28 84 BARRIO LA ESPERANZA</text:p>
          </table:table-cell>
          <table:table-cell/>
          <table:table-cell table:style-name="ce1" office:value-type="string">
            <text:p>1047426234-</text:p>
          </table:table-cell>
          <table:table-cell office:value-type="string">
            <text:p>MARGERY MENDOZA MARTIN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GERY KATRIN MENDOZA MARTINEZ</text:p>
          </table:table-cell>
          <table:table-cell office:value-type="float" office:value="3156798546">
            <text:p>31567985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37 NO 28 84 BARRIO LA ESPERANZA</text:p>
          </table:table-cell>
          <table:table-cell office:value-type="string">
            <text:p>margery_0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16587298">
            <text:p>3016587298</text:p>
          </table:table-cell>
          <table:table-cell office:value-type="string">
            <text:p>Bolivar</text:p>
          </table:table-cell>
          <table:table-cell office:value-type="float" office:value="6561695">
            <text:p>6561695</text:p>
          </table:table-cell>
          <table:table-cell office:value-type="string">
            <text:p>RAFAEL CAMPILLO SAAVEDRA</text:p>
          </table:table-cell>
          <table:table-cell office:value-type="string">
            <text:p>SECTOR PARAISO I MANZANA 653 LOTE 16</text:p>
          </table:table-cell>
          <table:table-cell/>
          <table:table-cell office:value-type="string">
            <text:p>CAMPILLO SAAVEDRA RAFAEL</text:p>
          </table:table-cell>
          <table:table-cell office:value-type="string">
            <text:p>73184968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AFAEL CAMPILLO SAAVEDRA</text:p>
          </table:table-cell>
          <table:table-cell office:value-type="float" office:value="3016587298">
            <text:p>301658729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ECTOR PARAISO I MANZANA 653 LOTE 16</text:p>
          </table:table-cell>
          <table:table-cell office:value-type="string">
            <text:p>racasaxix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9880">
            <text:p>66098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IZZERIA RESTAURANTE I BALCONI</text:p>
          </table:table-cell>
          <table:table-cell office:value-type="string">
            <text:p>700072032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IZZERIA RESTAURANTE I BALCONI</text:p>
          </table:table-cell>
          <table:table-cell office:value-type="float" office:value="3113920936">
            <text:p>311392093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0 No. 10 20 LOCAL 2</text:p>
          </table:table-cell>
          <table:table-cell office:value-type="string">
            <text:p>maurodose@hotmaiI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3008168772">
            <text:p>300816877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RR BOCAGRANDE CR 3 8-75 P 1 L 24</text:p>
          </table:table-cell>
          <table:table-cell/>
          <table:table-cell office:value-type="string">
            <text:p>CURIEL FUENMAYOR FREDDY MOISES</text:p>
          </table:table-cell>
          <table:table-cell office:value-type="string">
            <text:p>73194689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MR DRINK</text:p>
          </table:table-cell>
          <table:table-cell office:value-type="float" office:value="3008168772">
            <text:p>300816877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CALLE 70 CARRERA 8A NO 67 10</text:p>
          </table:table-cell>
          <table:table-cell office:value-type="string">
            <text:p>curi3l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A BERNARDA ORTEGA COGOLLO</text:p>
          </table:table-cell>
          <table:table-cell office:value-type="string">
            <text:p>CENTRO CALLE LA SOLEDAD NO 5 60</text:p>
          </table:table-cell>
          <table:table-cell office:value-type="float" office:value="10">
            <text:p>10</text:p>
          </table:table-cell>
          <table:table-cell office:value-type="string">
            <text:p>FONTALVO CARRASQUILLA ALEXANDRA DEL CARMEN</text:p>
          </table:table-cell>
          <table:table-cell office:value-type="string">
            <text:p>1047445317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CARTAGENA M.O.C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LA SOLEDAD NO 5 60</text:p>
          </table:table-cell>
          <table:table-cell office:value-type="string">
            <text:p>LUNASDISPLAY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111 - Transporte aéreo nacional de pasajeros</text:p>
          </table:table-cell>
          <table:table-cell office:value-type="float" office:value="5877700">
            <text:p>5877700</text:p>
          </table:table-cell>
          <table:table-cell office:value-type="string">
            <text:p>Cundinamarca</text:p>
          </table:table-cell>
          <table:table-cell office:value-type="float" office:value="6661175">
            <text:p>6661175</text:p>
          </table:table-cell>
          <table:table-cell table:number-columns-repeated="3"/>
          <table:table-cell office:value-type="string">
            <text:p>AEROVIAS DEL CONTINENTE AMERICANO S.A. AVIANCA</text:p>
          </table:table-cell>
          <table:table-cell office:value-type="string">
            <text:p>890100577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EROVIAS DEL CONTINENTE AMERICANO S.A. AVIANC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VENIDA CALLE 26 NO 59 15 PISO 7 VENTAS COLOMBIA</text:p>
          </table:table-cell>
          <table:table-cell office:value-type="string">
            <text:p>genpasvtacolbog@avianc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SANDRA VANESSA DE JESUS PANTOJA MEZA</text:p>
          </table:table-cell>
          <table:table-cell office:value-type="string">
            <text:p>GETSEMANI CALLE 29 NO 10 55</text:p>
          </table:table-cell>
          <table:table-cell/>
          <table:table-cell office:value-type="string">
            <text:p>900501690-7</text:p>
          </table:table-cell>
          <table:table-cell office:value-type="string">
            <text:p>SANDRA VANESSA DE JESUS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CARRETERO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29 NO 10 55</text:p>
          </table:table-cell>
          <table:table-cell office:value-type="string">
            <text:p>SANDRAVPANTOJA@GMAIL.COM</text:p>
          </table:table-cell>
        </table:table-row>
        <table:table-row table:style-name="ro1" table:visibility="filter">
          <table:table-cell office:value-type="float" office:value="6651310">
            <text:p>665131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1310">
            <text:p>665131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 3 No. 6 - 118 PISO 1 BOCAGRANDE</text:p>
          </table:table-cell>
          <table:table-cell/>
          <table:table-cell office:value-type="string">
            <text:p>LU CHING ZULAY CHON ME</text:p>
          </table:table-cell>
          <table:table-cell office:value-type="string">
            <text:p>22785929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SUNG WAA</text:p>
          </table:table-cell>
          <table:table-cell office:value-type="float" office:value="3007251714">
            <text:p>300725171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6 118 PISO 1 BOCAGRANDE</text:p>
          </table:table-cell>
          <table:table-cell office:value-type="string">
            <text:p>maurocontador2003@hotmail.com</text:p>
          </table:table-cell>
        </table:table-row>
        <table:table-row table:style-name="ro1" table:visibility="filter">
          <table:table-cell office:value-type="float" office:value="6651646">
            <text:p>665164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1646">
            <text:p>6651646</text:p>
          </table:table-cell>
          <table:table-cell office:value-type="string">
            <text:p>Bolivar</text:p>
          </table:table-cell>
          <table:table-cell office:value-type="float" office:value="6530972">
            <text:p>6530972</text:p>
          </table:table-cell>
          <table:table-cell office:value-type="string">
            <text:p>Sofia teresa allpisth cano</text:p>
          </table:table-cell>
          <table:table-cell office:value-type="string">
            <text:p>HOTEL INTERNACIONAL BOCAGRANDE AV. SAN MARTIN #4-110</text:p>
          </table:table-cell>
          <table:table-cell/>
          <table:table-cell office:value-type="string">
            <text:p>DIAZ GOMEZ WILSON</text:p>
          </table:table-cell>
          <table:table-cell office:value-type="string">
            <text:p>94295531-7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GENCIA DE VIAJES SOFITOUR</text:p>
          </table:table-cell>
          <table:table-cell office:value-type="float" office:value="3135409867">
            <text:p>313540986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avenida san martin #4-110</text:p>
          </table:table-cell>
          <table:table-cell office:value-type="string">
            <text:p>sofitours@live.com</text:p>
          </table:table-cell>
        </table:table-row>
        <table:table-row table:style-name="ro1" table:visibility="filter">
          <table:table-cell office:value-type="float" office:value="6658831">
            <text:p>665883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8831">
            <text:p>6658831</text:p>
          </table:table-cell>
          <table:table-cell office:value-type="string">
            <text:p>Bolivar</text:p>
          </table:table-cell>
          <table:table-cell office:value-type="float" office:value="6658831">
            <text:p>6658831</text:p>
          </table:table-cell>
          <table:table-cell/>
          <table:table-cell office:value-type="string">
            <text:p>BOCAGRANDE CRA 3a. No.5-33</text:p>
          </table:table-cell>
          <table:table-cell/>
          <table:table-cell office:value-type="string">
            <text:p>AGENCIA DE VIAJES OPERADORA COLOMBIA S.A.S.</text:p>
          </table:table-cell>
          <table:table-cell office:value-type="string">
            <text:p>900531134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OPERADORA COLOMBIA SAS</text:p>
          </table:table-cell>
          <table:table-cell office:value-type="float" office:value="3157312616">
            <text:p>315731261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3a # 5-33</text:p>
          </table:table-cell>
          <table:table-cell office:value-type="string">
            <text:p>aroldodelvalle@hotmail.com</text:p>
          </table:table-cell>
        </table:table-row>
        <table:table-row table:style-name="ro1" table:visibility="filter">
          <table:table-cell office:value-type="float" office:value="6665957">
            <text:p>666595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65957">
            <text:p>6665957</text:p>
          </table:table-cell>
          <table:table-cell office:value-type="string">
            <text:p>Bolivar</text:p>
          </table:table-cell>
          <table:table-cell office:value-type="float" office:value="6665957">
            <text:p>6665957</text:p>
          </table:table-cell>
          <table:table-cell office:value-type="string">
            <text:p>Deiby Dutierrez Rodriguez</text:p>
          </table:table-cell>
          <table:table-cell office:value-type="string">
            <text:p>MARBELLA AVE SANTANDER No.46-94</text:p>
          </table:table-cell>
          <table:table-cell/>
          <table:table-cell office:value-type="string">
            <text:p>GUTIERREZ RODRIGUEZ DEIBY</text:p>
          </table:table-cell>
          <table:table-cell office:value-type="string">
            <text:p>7728742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PITOURS</text:p>
          </table:table-cell>
          <table:table-cell office:value-type="float" office:value="3003944848">
            <text:p>300394484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. Santander Nº 46-94 Marbella</text:p>
          </table:table-cell>
          <table:table-cell office:value-type="string">
            <text:p>opitours@hotmail.com</text:p>
          </table:table-cell>
        </table:table-row>
        <table:table-row table:style-name="ro1">
          <table:table-cell office:value-type="string">
            <text:p>(571)660804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string">
            <text:p>(571)660804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R 11 #26 A 79 APTO 101 B</text:p>
          </table:table-cell>
          <table:table-cell office:value-type="float" office:value="11">
            <text:p>11</text:p>
          </table:table-cell>
          <table:table-cell office:value-type="string">
            <text:p>GOMEZ LOZANO ESPERANZA</text:p>
          </table:table-cell>
          <table:table-cell office:value-type="string">
            <text:p>51688421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ATIO DE GETSEMANI</text:p>
          </table:table-cell>
          <table:table-cell office:value-type="float" office:value="3112274688">
            <text:p>3112274688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í - Carrera 11 26 A 79</text:p>
          </table:table-cell>
          <table:table-cell office:value-type="string">
            <text:p>info@hotelpatiodegetsemani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65265">
            <text:p>6665265</text:p>
          </table:table-cell>
          <table:table-cell office:value-type="string">
            <text:p>Bolivar</text:p>
          </table:table-cell>
          <table:table-cell office:value-type="float" office:value="6665265">
            <text:p>6665265</text:p>
          </table:table-cell>
          <table:table-cell table:number-columns-repeated="3"/>
          <table:table-cell office:value-type="string">
            <text:p>MARYTOURS <text:s text:c="2"/>S.A.S</text:p>
          </table:table-cell>
          <table:table-cell office:value-type="string">
            <text:p>900339149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RYTOURS LTDA</text:p>
          </table:table-cell>
          <table:table-cell office:value-type="float" office:value="3157496032">
            <text:p>3157496032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PASEO BOLIVAR URBANIZACION LA ESPAÑOLA CASA Q LOTE 7</text:p>
          </table:table-cell>
          <table:table-cell office:value-type="string">
            <text:p>mary_tours@hotmail.com</text:p>
          </table:table-cell>
        </table:table-row>
        <table:table-row table:style-name="ro1" table:visibility="filter">
          <table:table-cell office:value-type="float" office:value="6640814">
            <text:p>664081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8552 - Enseñanza deportiva y recreativa</text:p>
          </table:table-cell>
          <table:table-cell office:value-type="float" office:value="6640814">
            <text:p>664081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 DIVERS SAS</text:p>
          </table:table-cell>
          <table:table-cell office:value-type="string">
            <text:p>900403916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ARTAGENA DIVERS</text:p>
          </table:table-cell>
          <table:table-cell office:value-type="float" office:value="3126199370">
            <text:p>312619937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JARDIN NO 39 45 BARRIO SAN DIEGO CIUDAD AMURALLADA</text:p>
          </table:table-cell>
          <table:table-cell office:value-type="string">
            <text:p>cartagenadivers@hotmail.com</text:p>
          </table:table-cell>
        </table:table-row>
        <table:table-row table:style-name="ro1" table:visibility="filter">
          <table:table-cell office:value-type="float" office:value="6448348">
            <text:p>6448348</text:p>
          </table:table-cell>
          <table:table-cell office:value-type="string">
            <text:p>PROMOTORA Y COMERCIALIZADORA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424400">
            <text:p>6424400</text:p>
          </table:table-cell>
          <table:table-cell/>
          <table:table-cell office:value-type="string">
            <text:p>KM. 7 SECTOR PORTONAITO</text:p>
          </table:table-cell>
          <table:table-cell/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EMPRESA DE TIEMPO COMPARTIDO Y MULTIPROPIEDAD</text:p>
          </table:table-cell>
          <table:table-cell office:value-type="float" office:value="2013">
            <text:p>2013</text:p>
          </table:table-cell>
          <table:table-cell office:value-type="string">
            <text:p>MULTIVACACIONES DECAMERON-BARU</text:p>
          </table:table-cell>
          <table:table-cell office:value-type="float" office:value="3157319604">
            <text:p>315731960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1 NO 10 10</text:p>
          </table:table-cell>
          <table:table-cell office:value-type="string">
            <text:p>secretaria.juridica@decameron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290 - Construcción de otras obras de ingeniería civil</text:p>
          </table:table-cell>
          <table:table-cell office:value-type="float" office:value="4798505">
            <text:p>479850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NCA CANALETE KM 18 VIA BAYUNCA</text:p>
          </table:table-cell>
          <table:table-cell office:value-type="float" office:value="9">
            <text:p>9</text:p>
          </table:table-cell>
          <table:table-cell office:value-type="string">
            <text:p>COLINAS SAN SIMEON S.A.</text:p>
          </table:table-cell>
          <table:table-cell office:value-type="string">
            <text:p>900076482-8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COLINAS SAN SIMEON</text:p>
          </table:table-cell>
          <table:table-cell office:value-type="float" office:value="3104832142">
            <text:p>3104832142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AVENIDA 15 NO 122 35 OFICINA 611</text:p>
          </table:table-cell>
          <table:table-cell office:value-type="string">
            <text:p>colinasansimeonsa@gmail.com</text:p>
          </table:table-cell>
        </table:table-row>
        <table:table-row table:style-name="ro1" table:visibility="filter">
          <table:table-cell office:value-type="float" office:value="6529084">
            <text:p>652908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911811">
            <text:p>6911811</text:p>
          </table:table-cell>
          <table:table-cell office:value-type="string">
            <text:p>Bolivar</text:p>
          </table:table-cell>
          <table:table-cell office:value-type="float" office:value="6529084">
            <text:p>6529084</text:p>
          </table:table-cell>
          <table:table-cell/>
          <table:table-cell office:value-type="string">
            <text:p>SAN FERNANDO URB KALAMARY. M.1 L.13</text:p>
          </table:table-cell>
          <table:table-cell/>
          <table:table-cell office:value-type="string">
            <text:p>MADERA PEDRAZA MELBIS YANETH</text:p>
          </table:table-cell>
          <table:table-cell office:value-type="string">
            <text:p>45767350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DER TRAVEL REPRESENTACIONES</text:p>
          </table:table-cell>
          <table:table-cell office:value-type="float" office:value="3012903790">
            <text:p>30129037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FERNANDO URBANIZACION KALAMARY 2 MANZANA 1 LOTE 13</text:p>
          </table:table-cell>
          <table:table-cell office:value-type="string">
            <text:p>gerencia@mader-travel-representaciones.com</text:p>
          </table:table-cell>
        </table:table-row>
        <table:table-row table:style-name="ro1">
          <table:table-cell office:value-type="float" office:value="6643989">
            <text:p>66439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6820 - Actividades inmobiliarias realizadas a cambio de una retribución o por contrata</text:p>
          </table:table-cell>
          <table:table-cell office:value-type="float" office:value="6643989">
            <text:p>66439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L BOQUETE CLLE 36 No. 7-156</text:p>
          </table:table-cell>
          <table:table-cell office:value-type="float" office:value="36">
            <text:p>36</text:p>
          </table:table-cell>
          <table:table-cell office:value-type="string">
            <text:p>LUISOS S.A.S.</text:p>
          </table:table-cell>
          <table:table-cell office:value-type="string">
            <text:p>90038763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CATALINA REAL</text:p>
          </table:table-cell>
          <table:table-cell office:value-type="float" office:value="3003072157">
            <text:p>3003072157</text:p>
          </table:table-cell>
          <table:table-cell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BOQUETE CALLE 36 NO 7 156</text:p>
          </table:table-cell>
          <table:table-cell office:value-type="string">
            <text:p>angelmarven@yahoo.es</text:p>
          </table:table-cell>
        </table:table-row>
        <table:table-row table:style-name="ro1" table:visibility="filter">
          <table:table-cell office:value-type="float" office:value="6454291">
            <text:p>645429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454291">
            <text:p>645429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CRISTOBAL COLON # 52-33 BARRIO ESCALLON VILLA</text:p>
          </table:table-cell>
          <table:table-cell/>
          <table:table-cell office:value-type="string">
            <text:p>HURTADO ARROYO MARGARITA MARIA</text:p>
          </table:table-cell>
          <table:table-cell office:value-type="string">
            <text:p>45498753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STURIAS TRAVEL</text:p>
          </table:table-cell>
          <table:table-cell office:value-type="float" office:value="3145451627">
            <text:p>31454516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CRISTOBAL COLON # 52-33 BARRIO ESCALLON VILLA</text:p>
          </table:table-cell>
          <table:table-cell office:value-type="string">
            <text:p>mahuar2001@hotmail.com</text:p>
          </table:table-cell>
        </table:table-row>
        <table:table-row table:style-name="ro1" table:visibility="filter">
          <table:table-cell office:value-type="float" office:value="3586905">
            <text:p>358690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014794611">
            <text:p>30147946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VIAJES BETEL S.A.S</text:p>
          </table:table-cell>
          <table:table-cell office:value-type="string">
            <text:p>900323837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BETEL S.A.S.</text:p>
          </table:table-cell>
          <table:table-cell office:value-type="float" office:value="3014944576">
            <text:p>301494457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 No.2 110</text:p>
          </table:table-cell>
          <table:table-cell office:value-type="string">
            <text:p>viajesbetelctg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205009924">
            <text:p>3205009924</text:p>
          </table:table-cell>
          <table:table-cell office:value-type="string">
            <text:p>Bolivar</text:p>
          </table:table-cell>
          <table:table-cell office:value-type="float" office:value="3205009924">
            <text:p>3205009924</text:p>
          </table:table-cell>
          <table:table-cell office:value-type="string">
            <text:p>INGRID ACEDREY HERNANDEZ URIBE</text:p>
          </table:table-cell>
          <table:table-cell office:value-type="string">
            <text:p>BOCAGRANDE AVENIDA EL MALECON EDIFICIO PALMEITO</text:p>
          </table:table-cell>
          <table:table-cell office:value-type="float" office:value="2">
            <text:p>2</text:p>
          </table:table-cell>
          <table:table-cell office:value-type="string">
            <text:p>HERNANDEZ URIBE INGRID ACEDREY</text:p>
          </table:table-cell>
          <table:table-cell office:value-type="string">
            <text:p>45508001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IH</text:p>
          </table:table-cell>
          <table:table-cell office:value-type="float" office:value="3205009924">
            <text:p>320500992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EL MALECON EDIFICIO PALMEITO</text:p>
          </table:table-cell>
          <table:table-cell office:value-type="string">
            <text:p>apartamentos02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office:value-type="string">
            <text:p>7111 - Alquiler de equipo de transporte terrestre</text:p>
          </table:table-cell>
          <table:table-cell office:value-type="float" office:value="6568284">
            <text:p>656828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ILLO VIAL PARQUEADERO HOTEL LAS AMERICAS</text:p>
          </table:table-cell>
          <table:table-cell/>
          <table:table-cell office:value-type="string">
            <text:p>TRANSPORTES MARLIN S.A.S.</text:p>
          </table:table-cell>
          <table:table-cell office:value-type="string">
            <text:p>900397989-7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TRANSPORTES MARLIN S.A.S.</text:p>
          </table:table-cell>
          <table:table-cell office:value-type="float" office:value="3002784364">
            <text:p>30027843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NILLO VIAL SECTOR CIELO MAR PARQUEADERO CENTRO DE CONVENCIONES HOTEL LAS AMERICAS</text:p>
          </table:table-cell>
          <table:table-cell office:value-type="string">
            <text:p>transmarlinsas@hotmail.com</text:p>
          </table:table-cell>
        </table:table-row>
        <table:table-row table:style-name="ro1" table:visibility="filter">
          <table:table-cell office:value-type="float" office:value="6568138">
            <text:p>656813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45886430">
            <text:p>3145886430</text:p>
          </table:table-cell>
          <table:table-cell office:value-type="string">
            <text:p>Bolivar</text:p>
          </table:table-cell>
          <table:table-cell office:value-type="float" office:value="6568138">
            <text:p>6568138</text:p>
          </table:table-cell>
          <table:table-cell/>
          <table:table-cell office:value-type="string">
            <text:p>LA BOQUILLA KRA 8a # 62-16</text:p>
          </table:table-cell>
          <table:table-cell/>
          <table:table-cell office:value-type="string">
            <text:p>ECOTOURS BOQUILLA E A T</text:p>
          </table:table-cell>
          <table:table-cell office:value-type="string">
            <text:p>806006996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ECOTOURS BOQUILLA E.A.T.</text:p>
          </table:table-cell>
          <table:table-cell office:value-type="float" office:value="3145886430">
            <text:p>314588643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 Boquilla, CARRERA 8 NO 62 16</text:p>
          </table:table-cell>
          <table:table-cell office:value-type="string">
            <text:p>ecotoursboquilla@yahoo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92872">
            <text:p>6692872</text:p>
          </table:table-cell>
          <table:table-cell office:value-type="string">
            <text:p>Bolivar</text:p>
          </table:table-cell>
          <table:table-cell office:value-type="float" office:value="6651688">
            <text:p>6651688</text:p>
          </table:table-cell>
          <table:table-cell/>
          <table:table-cell office:value-type="string">
            <text:p>CARRERA 3 No5-39 BOCAGRANDE</text:p>
          </table:table-cell>
          <table:table-cell office:value-type="float" office:value="38">
            <text:p>38</text:p>
          </table:table-cell>
          <table:table-cell office:value-type="string">
            <text:p>SANTA BARBARA HOTELES SAS</text:p>
          </table:table-cell>
          <table:table-cell office:value-type="string">
            <text:p>900378558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VELEROS HOTEL</text:p>
          </table:table-cell>
          <table:table-cell office:value-type="float" office:value="3153265580">
            <text:p>3153265580</text:p>
          </table:table-cell>
          <table:table-cell office:value-type="float" office:value="10">
            <text:p>1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38 NO 31 45 CENTRO</text:p>
          </table:table-cell>
          <table:table-cell office:value-type="string">
            <text:p>wecm74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7010 - Actividades de administración empresarial</text:p>
          </table:table-cell>
          <table:table-cell office:value-type="float" office:value="3004968148">
            <text:p>3004968148</text:p>
          </table:table-cell>
          <table:table-cell office:value-type="string">
            <text:p>Bolivar</text:p>
          </table:table-cell>
          <table:table-cell office:value-type="float" office:value="6661190">
            <text:p>6661190</text:p>
          </table:table-cell>
          <table:table-cell/>
          <table:table-cell office:value-type="string">
            <text:p>BOCAGRANDE 3AV # 8-128 L 2</text:p>
          </table:table-cell>
          <table:table-cell/>
          <table:table-cell office:value-type="string">
            <text:p>RODRIGUEZ PEÑALOZA CARLOS JULIO</text:p>
          </table:table-cell>
          <table:table-cell office:value-type="string">
            <text:p>9096573-3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PAL' ENKE LIQUOR STORE</text:p>
          </table:table-cell>
          <table:table-cell office:value-type="float" office:value="3004968148">
            <text:p>300496814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3 AVENIDA NO 8 128 LOCAL 2</text:p>
          </table:table-cell>
          <table:table-cell office:value-type="string">
            <text:p>cajurope@hotmail.com</text:p>
          </table:table-cell>
        </table:table-row>
        <table:table-row table:style-name="ro1" table:visibility="filter">
          <table:table-cell office:value-type="float" office:value="655105">
            <text:p>65510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51305">
            <text:p>6551305</text:p>
          </table:table-cell>
          <table:table-cell office:value-type="string">
            <text:p>Bolivar</text:p>
          </table:table-cell>
          <table:table-cell office:value-type="float" office:value="6551305">
            <text:p>6551305</text:p>
          </table:table-cell>
          <table:table-cell office:value-type="string">
            <text:p>Elizabeth Zuñiga Geles</text:p>
          </table:table-cell>
          <table:table-cell office:value-type="string">
            <text:p>BOCAGRANDE AV. SAN MARTIN C. COMERCIAL MICHEL LOCAL # 11</text:p>
          </table:table-cell>
          <table:table-cell/>
          <table:table-cell office:value-type="string">
            <text:p>ZUÑIGA GELES ELIZABETH</text:p>
          </table:table-cell>
          <table:table-cell office:value-type="string">
            <text:p>33157380-9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GENCIA OPERADORA <text:s/>DE TURISMO RECEPTIVO LIZATOURS.</text:p>
          </table:table-cell>
          <table:table-cell office:value-type="float" office:value="3145347207">
            <text:p>314534720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Av San Martin <text:s/>No 5-52 Centro Comercial Michel Center Local i-11</text:p>
          </table:table-cell>
          <table:table-cell office:value-type="string">
            <text:p>islalizamar@yahoo.com</text:p>
          </table:table-cell>
        </table:table-row>
        <table:table-row table:style-name="ro1" table:visibility="filter">
          <table:table-cell office:value-type="float" office:value="6552366">
            <text:p>655236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552366">
            <text:p>6552366</text:p>
          </table:table-cell>
          <table:table-cell office:value-type="string">
            <text:p>Bolivar</text:p>
          </table:table-cell>
          <table:table-cell office:value-type="float" office:value="6552366">
            <text:p>6552366</text:p>
          </table:table-cell>
          <table:table-cell/>
          <table:table-cell office:value-type="string">
            <text:p>BOCAGRANDE, CRA. 1 #6 - 130 EDIFICIO HIPOCAMPO LOCAL 2</text:p>
          </table:table-cell>
          <table:table-cell/>
          <table:table-cell office:value-type="string">
            <text:p>COLOMBIA TRAVEL EXPRESS SAS</text:p>
          </table:table-cell>
          <table:table-cell office:value-type="string">
            <text:p>900406130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LOMBIA TRAVEL EXPRESS S.A.S</text:p>
          </table:table-cell>
          <table:table-cell office:value-type="float" office:value="3157082531">
            <text:p>315708253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, CARRERA 1 NO 6 130 EDIFICIO HIPOCAMPO LOCAL 2</text:p>
          </table:table-cell>
          <table:table-cell office:value-type="string">
            <text:p>colombiatravelexpress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552366">
            <text:p>6552366</text:p>
          </table:table-cell>
          <table:table-cell office:value-type="string">
            <text:p>Bolivar</text:p>
          </table:table-cell>
          <table:table-cell office:value-type="float" office:value="6552366">
            <text:p>6552366</text:p>
          </table:table-cell>
          <table:table-cell/>
          <table:table-cell office:value-type="string">
            <text:p>BOCAGRANDE, CRA. 1 #6 - 130 EDIFICIO HIPOCAMPO LOCAL 2</text:p>
          </table:table-cell>
          <table:table-cell/>
          <table:table-cell office:value-type="string">
            <text:p>COLOMBIA TRAVEL EXPRESS SAS</text:p>
          </table:table-cell>
          <table:table-cell office:value-type="string">
            <text:p>900406130-8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COLOMBIA TRAVEL EXPRESS S.A.S</text:p>
          </table:table-cell>
          <table:table-cell office:value-type="float" office:value="3157082531">
            <text:p>315708253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, CARRERA 1 NO 6 130 EDIFICIO HIPOCAMPO LOCAL 2</text:p>
          </table:table-cell>
          <table:table-cell office:value-type="string">
            <text:p>colombiatravelexpress@yahoo.com</text:p>
          </table:table-cell>
        </table:table-row>
        <table:table-row table:style-name="ro1">
          <table:table-cell office:value-type="float" office:value="448721113431">
            <text:p>44872111343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67027265">
            <text:p>3167027265</text:p>
          </table:table-cell>
          <table:table-cell office:value-type="string">
            <text:p>Bolivar</text:p>
          </table:table-cell>
          <table:table-cell office:value-type="float" office:value="6458296">
            <text:p>6458296</text:p>
          </table:table-cell>
          <table:table-cell/>
          <table:table-cell office:value-type="string">
            <text:p>SAN DIEGO CR 9 38 - 91</text:p>
          </table:table-cell>
          <table:table-cell office:value-type="float" office:value="5">
            <text:p>5</text:p>
          </table:table-cell>
          <table:table-cell office:value-type="string">
            <text:p>EMBLEMA HOSPITALITY TRAVEL S.A.S.</text:p>
          </table:table-cell>
          <table:table-cell office:value-type="string">
            <text:p>900535901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MBLEMA CDN</text:p>
          </table:table-cell>
          <table:table-cell office:value-type="float" office:value="3167027265">
            <text:p>3167027265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TUMBAMUERTOS N°38-91</text:p>
          </table:table-cell>
          <table:table-cell office:value-type="string">
            <text:p>p.martinez@casadelnoblecartagena.com</text:p>
          </table:table-cell>
        </table:table-row>
        <table:table-row table:style-name="ro1" table:visibility="filter">
          <table:table-cell office:value-type="float" office:value="6601883">
            <text:p>660188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1883">
            <text:p>6601883</text:p>
          </table:table-cell>
          <table:table-cell office:value-type="string">
            <text:p>Bolivar</text:p>
          </table:table-cell>
          <table:table-cell office:value-type="float" office:value="6648760">
            <text:p>6648760</text:p>
          </table:table-cell>
          <table:table-cell table:number-columns-repeated="3"/>
          <table:table-cell office:value-type="string">
            <text:p>CARTAGENA MAGICA BUSINESS GROUP S.A.</text:p>
          </table:table-cell>
          <table:table-cell office:value-type="string">
            <text:p>900322434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ACATION PLANNER</text:p>
          </table:table-cell>
          <table:table-cell office:value-type="float" office:value="3186085386">
            <text:p>318608538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LARGA NO 10 32</text:p>
          </table:table-cell>
          <table:table-cell office:value-type="string">
            <text:p>info@cartagenamagica.com.co</text:p>
          </table:table-cell>
        </table:table-row>
        <table:table-row table:style-name="ro1">
          <table:table-cell office:value-type="float" office:value="6600954">
            <text:p>660095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0954">
            <text:p>6600954</text:p>
          </table:table-cell>
          <table:table-cell office:value-type="string">
            <text:p>Bolivar</text:p>
          </table:table-cell>
          <table:table-cell office:value-type="float" office:value="6700010">
            <text:p>6700010</text:p>
          </table:table-cell>
          <table:table-cell/>
          <table:table-cell office:value-type="string">
            <text:p>BARRIO SAN DIEGO CALLE 39 DEL CAMPO SANTO No. 9-74</text:p>
          </table:table-cell>
          <table:table-cell office:value-type="float" office:value="13">
            <text:p>13</text:p>
          </table:table-cell>
          <table:table-cell office:value-type="string">
            <text:p>SAN DIEGO 974 SUITES S.A.S.</text:p>
          </table:table-cell>
          <table:table-cell office:value-type="string">
            <text:p>900400195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AN DIEGO 974 SUITES</text:p>
          </table:table-cell>
          <table:table-cell office:value-type="float" office:value="3174032513">
            <text:p>3174032513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QUILLA CARRERA 9 NO 34 122</text:p>
          </table:table-cell>
          <table:table-cell office:value-type="string">
            <text:p>gerencia@sandiego974suites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7414 - Actividades de asesoramiento empresarial y en materia de gestion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JOSE MANUEL LEQUERICA BORGE</text:p>
          </table:table-cell>
          <table:table-cell office:value-type="string">
            <text:p>CARRERA 2 NO 10 40 BOCAGRANDE</text:p>
          </table:table-cell>
          <table:table-cell/>
          <table:table-cell office:value-type="string">
            <text:p>VARGAS COLLANTE CLAUDIA PAOLA DEL SOCORRO</text:p>
          </table:table-cell>
          <table:table-cell office:value-type="string">
            <text:p>45767818-3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DRINKING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2 NO 10 40 BOCAGRANDE</text:p>
          </table:table-cell>
          <table:table-cell office:value-type="string">
            <text:p>mmartelo05@gmail.com</text:p>
          </table:table-cell>
        </table:table-row>
        <table:table-row table:style-name="ro1">
          <table:table-cell office:value-type="float" office:value="6647250">
            <text:p>664725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7250">
            <text:p>6647250</text:p>
          </table:table-cell>
          <table:table-cell office:value-type="string">
            <text:p>Bolivar</text:p>
          </table:table-cell>
          <table:table-cell office:value-type="float" office:value="6646653">
            <text:p>6646653</text:p>
          </table:table-cell>
          <table:table-cell/>
          <table:table-cell office:value-type="string">
            <text:p>SAN DIEGO K. 7 No. 35-74</text:p>
          </table:table-cell>
          <table:table-cell office:value-type="float" office:value="34">
            <text:p>34</text:p>
          </table:table-cell>
          <table:table-cell office:value-type="string">
            <text:p>YARI <text:s/>E.S <text:s text:c="2"/>INMOBILIARIA LTDA</text:p>
          </table:table-cell>
          <table:table-cell office:value-type="string">
            <text:p>90005631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DON PEDRO DE HEREDIA</text:p>
          </table:table-cell>
          <table:table-cell office:value-type="float" office:value="3162539875">
            <text:p>3162539875</text:p>
          </table:table-cell>
          <table:table-cell office:value-type="float" office:value="13">
            <text:p>1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RRERA 7 NO 34 74</text:p>
          </table:table-cell>
          <table:table-cell office:value-type="string">
            <text:p>hoteldonpedrodeheredia@gmail.com</text:p>
          </table:table-cell>
        </table:table-row>
        <table:table-row table:style-name="ro1">
          <table:table-cell office:value-type="float" office:value="6550666">
            <text:p>655066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666">
            <text:p>6550666</text:p>
          </table:table-cell>
          <table:table-cell office:value-type="string">
            <text:p>Bolivar</text:p>
          </table:table-cell>
          <table:table-cell office:value-type="float" office:value="6550666">
            <text:p>6550666</text:p>
          </table:table-cell>
          <table:table-cell/>
          <table:table-cell office:value-type="string">
            <text:p>BOCAGRANDE KRA 3ra # 7-67</text:p>
          </table:table-cell>
          <table:table-cell office:value-type="float" office:value="18">
            <text:p>18</text:p>
          </table:table-cell>
          <table:table-cell office:value-type="string">
            <text:p>HOTEL LEE <text:s/>Y <text:s/>CIA LTDA</text:p>
          </table:table-cell>
          <table:table-cell office:value-type="string">
            <text:p>900081423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TOM SUITES</text:p>
          </table:table-cell>
          <table:table-cell office:value-type="float" office:value="3183508055">
            <text:p>3183508055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7 67</text:p>
          </table:table-cell>
          <table:table-cell office:value-type="string">
            <text:p>arquiltda@hotmail.com</text:p>
          </table:table-cell>
        </table:table-row>
        <table:table-row table:style-name="ro1">
          <table:table-cell office:value-type="float" office:value="6550666">
            <text:p>655066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666">
            <text:p>6550666</text:p>
          </table:table-cell>
          <table:table-cell office:value-type="string">
            <text:p>Bolivar</text:p>
          </table:table-cell>
          <table:table-cell office:value-type="float" office:value="6550666">
            <text:p>6550666</text:p>
          </table:table-cell>
          <table:table-cell/>
          <table:table-cell office:value-type="string">
            <text:p>BOCAGRANDE KRA 3ra 36 # 7-67</text:p>
          </table:table-cell>
          <table:table-cell office:value-type="float" office:value="20">
            <text:p>20</text:p>
          </table:table-cell>
          <table:table-cell office:value-type="string">
            <text:p>HOTEL LEE <text:s/>Y <text:s/>CIA LTDA</text:p>
          </table:table-cell>
          <table:table-cell office:value-type="string">
            <text:p>900081423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TURI SUITES</text:p>
          </table:table-cell>
          <table:table-cell office:value-type="float" office:value="3183508055">
            <text:p>318350805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7 67</text:p>
          </table:table-cell>
          <table:table-cell office:value-type="string">
            <text:p>arquiltda@hotmail.com</text:p>
          </table:table-cell>
        </table:table-row>
        <table:table-row table:style-name="ro1" table:visibility="filter">
          <table:table-cell office:value-type="float" office:value="6431089">
            <text:p>64310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string">
            <text:p>BOCAGRANDE CARRERA 3A NO 4 4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RA Nº 4-42</text:p>
          </table:table-cell>
          <table:table-cell office:value-type="float" office:value="13">
            <text:p>13</text:p>
          </table:table-cell>
          <table:table-cell office:value-type="string">
            <text:p>PEREZ PATIÑO ITALA LEONOR</text:p>
          </table:table-cell>
          <table:table-cell office:value-type="string">
            <text:p>26994853-5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PUERTA DEL OESTE</text:p>
          </table:table-cell>
          <table:table-cell office:value-type="float" office:value="3126329970">
            <text:p>3126329970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RA 3RA Nº 4-42</text:p>
          </table:table-cell>
          <table:table-cell office:value-type="string">
            <text:p>hotelpuertadeloeste@hotmail.com</text:p>
          </table:table-cell>
        </table:table-row>
        <table:table-row table:style-name="ro1">
          <table:table-cell office:value-type="float" office:value="6459778">
            <text:p>645977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982">
            <text:p>655098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 Nº 5-76</text:p>
          </table:table-cell>
          <table:table-cell office:value-type="float" office:value="33">
            <text:p>33</text:p>
          </table:table-cell>
          <table:table-cell office:value-type="string">
            <text:p>CHIRINO PEREZ IVAN DAVID</text:p>
          </table:table-cell>
          <table:table-cell office:value-type="string">
            <text:p>73150146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ANDREA</text:p>
          </table:table-cell>
          <table:table-cell office:value-type="float" office:value="3126226069">
            <text:p>3126226069</text:p>
          </table:table-cell>
          <table:table-cell office:value-type="float" office:value="5">
            <text:p>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3 No. 5-76</text:p>
          </table:table-cell>
          <table:table-cell office:value-type="string">
            <text:p>hotelcasaandrea@hotmail.com</text:p>
          </table:table-cell>
        </table:table-row>
        <table:table-row table:style-name="ro1" table:visibility="filter">
          <table:table-cell office:value-type="float" office:value="6601883">
            <text:p>6601883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1883">
            <text:p>6601883</text:p>
          </table:table-cell>
          <table:table-cell office:value-type="string">
            <text:p>Bolivar</text:p>
          </table:table-cell>
          <table:table-cell office:value-type="float" office:value="6648760">
            <text:p>6648760</text:p>
          </table:table-cell>
          <table:table-cell table:number-columns-repeated="3"/>
          <table:table-cell office:value-type="string">
            <text:p>CARTAGENA MAGICA BUSINESS GROUP S.A.</text:p>
          </table:table-cell>
          <table:table-cell office:value-type="string">
            <text:p>900322434-1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MEETING PLANNER S.A</text:p>
          </table:table-cell>
          <table:table-cell office:value-type="float" office:value="3186085386">
            <text:p>318608538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LARGA NO 10 32</text:p>
          </table:table-cell>
          <table:table-cell office:value-type="string">
            <text:p>info@cartagenamagica.com.co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float" office:value="6640948">
            <text:p>6640948</text:p>
          </table:table-cell>
          <table:table-cell office:value-type="string">
            <text:p>Bolivar</text:p>
          </table:table-cell>
          <table:table-cell office:value-type="float" office:value="6640948">
            <text:p>6640948</text:p>
          </table:table-cell>
          <table:table-cell/>
          <table:table-cell office:value-type="string">
            <text:p>GETSEMANI CALLE DE LA MEDIA LUNA # 10-47</text:p>
          </table:table-cell>
          <table:table-cell/>
          <table:table-cell office:value-type="string">
            <text:p>BUSTILLO PRADO MARIA CAMILA</text:p>
          </table:table-cell>
          <table:table-cell office:value-type="string">
            <text:p>1047435200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TASCA MARIA</text:p>
          </table:table-cell>
          <table:table-cell office:value-type="float" office:value="3002808445">
            <text:p>300280844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 MEDIA LUNA NO 10 47</text:p>
          </table:table-cell>
          <table:table-cell office:value-type="string">
            <text:p>eversanchezcastro@gmail.com</text:p>
          </table:table-cell>
        </table:table-row>
        <table:table-row table:style-name="ro1" table:visibility="filter">
          <table:table-cell office:value-type="float" office:value="3205323990">
            <text:p>320532399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205323990">
            <text:p>3205323990</text:p>
          </table:table-cell>
          <table:table-cell office:value-type="string">
            <text:p>Bolivar</text:p>
          </table:table-cell>
          <table:table-cell office:value-type="float" office:value="6445899">
            <text:p>6445899</text:p>
          </table:table-cell>
          <table:table-cell office:value-type="string">
            <text:p>Hernando Milet Peña Antequeros</text:p>
          </table:table-cell>
          <table:table-cell office:value-type="string">
            <text:p>DANIEL LEMAITRE CALLE 70 No 15-16</text:p>
          </table:table-cell>
          <table:table-cell/>
          <table:table-cell office:value-type="string">
            <text:p>PEÑA ANTEQUEROS HERNANDO MILET</text:p>
          </table:table-cell>
          <table:table-cell office:value-type="string">
            <text:p>73147839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HERNANDO MILET PEÑA ANTEQUEROS</text:p>
          </table:table-cell>
          <table:table-cell office:value-type="float" office:value="3205323990">
            <text:p>32053239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Daniel Lemaitre Calle 70 No. 15 -16</text:p>
          </table:table-cell>
          <table:table-cell office:value-type="string">
            <text:p>milet3824@hotmail.com</text:p>
          </table:table-cell>
        </table:table-row>
        <table:table-row table:style-name="ro1" table:visibility="filter">
          <table:table-cell office:value-type="float" office:value="6459781">
            <text:p>645978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59781">
            <text:p>645978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LAS DEL ROSARIO- ISLA GRANDE NACIONAL NATURAL CORALES DEL ROSARIO PUNTA SUR</text:p>
          </table:table-cell>
          <table:table-cell office:value-type="float" office:value="20">
            <text:p>20</text:p>
          </table:table-cell>
          <table:table-cell office:value-type="string">
            <text:p>GENTE DE MAR RESORT S.A.S</text:p>
          </table:table-cell>
          <table:table-cell office:value-type="string">
            <text:p>900474392-0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GENTE DE MAR RESORT S.A.S.</text:p>
          </table:table-cell>
          <table:table-cell office:value-type="float" office:value="3114289171">
            <text:p>3114289171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ANDE CRA 2 CALLE 11 ESQ ED TORRE EMPRESARIAL GRUPO AREA P 21 OF 2101</text:p>
          </table:table-cell>
          <table:table-cell office:value-type="string">
            <text:p>gentedemarresort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7455280">
            <text:p>3107455280</text:p>
          </table:table-cell>
          <table:table-cell office:value-type="string">
            <text:p>Bolivar</text:p>
          </table:table-cell>
          <table:table-cell office:value-type="float" office:value="6612943">
            <text:p>6612943</text:p>
          </table:table-cell>
          <table:table-cell office:value-type="string">
            <text:p>JOSE MANUEL CERVANTES BARRIOS</text:p>
          </table:table-cell>
          <table:table-cell office:value-type="string">
            <text:p>URBANIZACION LAS PALMERAS MANZANA 10 LOTE 16</text:p>
          </table:table-cell>
          <table:table-cell/>
          <table:table-cell office:value-type="string">
            <text:p>CERVANTES BARRIOS JOSE MANUEL</text:p>
          </table:table-cell>
          <table:table-cell office:value-type="string">
            <text:p>73164799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OSE MANUEL CERVANTES BARRIOS</text:p>
          </table:table-cell>
          <table:table-cell office:value-type="float" office:value="3107455280">
            <text:p>31074552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LAS PALMERAS MANZANA 10 LOTE 16</text:p>
          </table:table-cell>
          <table:table-cell office:value-type="string">
            <text:p>jmcervantes2009@hotmail.com</text:p>
          </table:table-cell>
        </table:table-row>
        <table:table-row table:style-name="ro1" table:visibility="filter">
          <table:table-cell office:value-type="string">
            <text:p>no registra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string">
            <text:p>no registra</text:p>
          </table:table-cell>
          <table:table-cell office:value-type="string">
            <text:p>Bolivar</text:p>
          </table:table-cell>
          <table:table-cell office:value-type="string">
            <text:p>no registra</text:p>
          </table:table-cell>
          <table:table-cell office:value-type="string">
            <text:p>LIZETH LORENA QUINTANA ROMERO</text:p>
          </table:table-cell>
          <table:table-cell office:value-type="string">
            <text:p>CARRERA 1 01 BC 1 01 NO 20 EDIFICIO ALVARO</text:p>
          </table:table-cell>
          <table:table-cell/>
          <table:table-cell office:value-type="string">
            <text:p>QUINTANA ROMERO LIZETH LORENA</text:p>
          </table:table-cell>
          <table:table-cell office:value-type="string">
            <text:p>1050953757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IZETH LORENA QUINTANA ROMERO</text:p>
          </table:table-cell>
          <table:table-cell office:value-type="float" office:value="3163466721">
            <text:p>31634667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01 BC 1 01 NO 20 EDIFICIO ALVARO</text:p>
          </table:table-cell>
          <table:table-cell office:value-type="string">
            <text:p>lizethquintana12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ABIAN GARCIA JULIO</text:p>
          </table:table-cell>
          <table:table-cell office:value-type="string">
            <text:p>BARRIO LA ESPERANZA CARRERA 30 NO 38 85</text:p>
          </table:table-cell>
          <table:table-cell/>
          <table:table-cell office:value-type="string">
            <text:p>GARCIA JULIO FABIAN</text:p>
          </table:table-cell>
          <table:table-cell office:value-type="string">
            <text:p>73204897-1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FABIAN GARCIA JULI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LA ESPERANZA CARRERA 30 NO 38 85</text:p>
          </table:table-cell>
          <table:table-cell office:value-type="string">
            <text:p>f.ygarci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LVARO JAVIER OSPINO MENDOZA</text:p>
          </table:table-cell>
          <table:table-cell office:value-type="string">
            <text:p>BOCAGRANDE CALLE 5 A NO 251 JOYERIA CARIBE</text:p>
          </table:table-cell>
          <table:table-cell/>
          <table:table-cell office:value-type="string">
            <text:p>OSPINO <text:s/>MENDOZA <text:s/>ALVARO <text:s/>JAVIER</text:p>
          </table:table-cell>
          <table:table-cell office:value-type="string">
            <text:p>1143330583-8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ALVARO JAVIER OSPINO MENDOZ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LLE 5 A NO 251 JOYERIA CARIBE</text:p>
          </table:table-cell>
          <table:table-cell office:value-type="string">
            <text:p>3d@hotmail.com</text:p>
          </table:table-cell>
        </table:table-row>
        <table:table-row table:style-name="ro1" table:visibility="filter">
          <table:table-cell office:value-type="float" office:value="6617025">
            <text:p>661702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15510741">
            <text:p>3015510741</text:p>
          </table:table-cell>
          <table:table-cell office:value-type="string">
            <text:p>Bolivar</text:p>
          </table:table-cell>
          <table:table-cell office:value-type="float" office:value="6617025">
            <text:p>6617025</text:p>
          </table:table-cell>
          <table:table-cell office:value-type="string">
            <text:p>YULY MARGARITA CAUSADO NOBLE</text:p>
          </table:table-cell>
          <table:table-cell office:value-type="string">
            <text:p>13 DE JUNIO SECTOR EL PORVENIR CALLE ACACIAS NO 32A 61</text:p>
          </table:table-cell>
          <table:table-cell/>
          <table:table-cell table:style-name="ce1" office:value-type="string">
            <text:p>1047408733-</text:p>
          </table:table-cell>
          <table:table-cell office:value-type="string">
            <text:p>Yuly Margarita Causado Noble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YULY MARGARITA CAUSADO NOBLE</text:p>
          </table:table-cell>
          <table:table-cell office:value-type="float" office:value="3015510741">
            <text:p>30155107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13 DE JUNIO SECTOR EL PORVENIR CALLE ACACIAS NO 32A 61</text:p>
          </table:table-cell>
          <table:table-cell office:value-type="string">
            <text:p>yulycausado.2007@hotmail.com</text:p>
          </table:table-cell>
        </table:table-row>
        <table:table-row table:style-name="ro1" table:visibility="filter">
          <table:table-cell office:value-type="float" office:value="6642435">
            <text:p>664243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16072595">
            <text:p>3016072595</text:p>
          </table:table-cell>
          <table:table-cell office:value-type="string">
            <text:p>Bolivar</text:p>
          </table:table-cell>
          <table:table-cell office:value-type="float" office:value="6642435">
            <text:p>6642435</text:p>
          </table:table-cell>
          <table:table-cell office:value-type="string">
            <text:p>PAULA ANDREA DIAZ MALDONADO</text:p>
          </table:table-cell>
          <table:table-cell office:value-type="string">
            <text:p>BARRIO BOCAGRANDE CALLE 5 NO 2 51</text:p>
          </table:table-cell>
          <table:table-cell/>
          <table:table-cell table:style-name="ce1" office:value-type="string">
            <text:p>32905781-</text:p>
          </table:table-cell>
          <table:table-cell office:value-type="string">
            <text:p>Paula Díaz Maldonad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AULA ANDREA DIAZ MALDONADO</text:p>
          </table:table-cell>
          <table:table-cell office:value-type="float" office:value="3016072595">
            <text:p>30160725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OCAGRANDE CALLE 5 NO 2 51</text:p>
          </table:table-cell>
          <table:table-cell office:value-type="string">
            <text:p>pauladiazm@gmail.com</text:p>
          </table:table-cell>
        </table:table-row>
        <table:table-row table:style-name="ro1" table:visibility="filter">
          <table:table-cell office:value-type="string">
            <text:p>1-5303800</text:p>
          </table:table-cell>
          <table:table-cell office:value-type="string">
            <text:p>CENTRO VACACIONAL</text:p>
          </table:table-cell>
          <table:table-cell office:value-type="string">
            <text:p>CARTAGENA</text:p>
          </table:table-cell>
          <table:table-cell office:value-type="string">
            <text:p>4761 - Comercio al por menor de libros, periódicos, materiales y artículos de papelería y escritorio, en establecimientos especializados</text:p>
          </table:table-cell>
          <table:table-cell office:value-type="string">
            <text:p>1-5303800</text:p>
          </table:table-cell>
          <table:table-cell office:value-type="string">
            <text:p>Cundinamarca</text:p>
          </table:table-cell>
          <table:table-cell office:value-type="float" office:value="5303800">
            <text:p>5303800</text:p>
          </table:table-cell>
          <table:table-cell/>
          <table:table-cell office:value-type="string">
            <text:p>PUNTA ARENA ISLA TIERRA BOMBA</text:p>
          </table:table-cell>
          <table:table-cell office:value-type="float" office:value="10">
            <text:p>10</text:p>
          </table:table-cell>
          <table:table-cell office:value-type="string">
            <text:p>SERVICIOS INTELIGENTES E INTEGRADOS DE COLOMBIA LTDA</text:p>
          </table:table-cell>
          <table:table-cell office:value-type="string">
            <text:p>830090702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ERVICIOS INTELIGENTES E INTEGRADOS DE COLOMBIA LTDA SERINCOL LTDA</text:p>
          </table:table-cell>
          <table:table-cell office:value-type="float" office:value="3106044831">
            <text:p>310604483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5 No. 93 A 84 Ofc 809</text:p>
          </table:table-cell>
          <table:table-cell office:value-type="string">
            <text:p>serincol2009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OSE ARMANDO DIAZ LONDOÑO</text:p>
          </table:table-cell>
          <table:table-cell office:value-type="string">
            <text:p>TORICES CARRERA 14 N 1 49 72</text:p>
          </table:table-cell>
          <table:table-cell/>
          <table:table-cell table:style-name="ce1" office:value-type="string">
            <text:p>10278354-</text:p>
          </table:table-cell>
          <table:table-cell office:value-type="string">
            <text:p>José Armando Díaz Londoño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JOSE ARMANDO DIAZ LONDOÑO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ORICES CARRERA 14 N 1 49 72</text:p>
          </table:table-cell>
          <table:table-cell office:value-type="string">
            <text:p>armadiaz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504">
            <text:p>655050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HUMBERTO LIÑAN GARCIA</text:p>
          </table:table-cell>
          <table:table-cell office:value-type="string">
            <text:p>BOCAGRANDE K 3 # 5A-101</text:p>
          </table:table-cell>
          <table:table-cell office:value-type="float" office:value="18">
            <text:p>18</text:p>
          </table:table-cell>
          <table:table-cell office:value-type="string">
            <text:p>LIÑAN GARCIA HUMBERTO</text:p>
          </table:table-cell>
          <table:table-cell office:value-type="string">
            <text:p>9064324-9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REAL SIBONEY</text:p>
          </table:table-cell>
          <table:table-cell office:value-type="float" office:value="3164982461">
            <text:p>3164982461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ANDE K 3 # 5A-101</text:p>
          </table:table-cell>
          <table:table-cell office:value-type="string">
            <text:p>humbertolinangarcia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66240">
            <text:p>6666240</text:p>
          </table:table-cell>
          <table:table-cell office:value-type="string">
            <text:p>Bolivar</text:p>
          </table:table-cell>
          <table:table-cell office:value-type="float" office:value="6666240">
            <text:p>6666240</text:p>
          </table:table-cell>
          <table:table-cell office:value-type="string">
            <text:p>ROQUE RICARDO VERGARA HERRERA</text:p>
          </table:table-cell>
          <table:table-cell office:value-type="string">
            <text:p>BRR CRESPO AV 7 CA 70 22</text:p>
          </table:table-cell>
          <table:table-cell/>
          <table:table-cell office:value-type="string">
            <text:p>VERGARA HERRERA ROQUE RICARDO</text:p>
          </table:table-cell>
          <table:table-cell office:value-type="string">
            <text:p>73215962-1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ROQUE RICARDO VERGARA HERRERA</text:p>
          </table:table-cell>
          <table:table-cell office:value-type="float" office:value="3002518536">
            <text:p>30025185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RR CRESPO AV 7 CA 70 22</text:p>
          </table:table-cell>
          <table:table-cell office:value-type="string">
            <text:p>r.oko085@hotmail.com</text:p>
          </table:table-cell>
        </table:table-row>
        <table:table-row table:style-name="ro1">
          <table:table-cell office:value-type="float" office:value="6607006">
            <text:p>6607006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3013642636">
            <text:p>30136426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1 No.7-12 y 7-36 APTO 30-02</text:p>
          </table:table-cell>
          <table:table-cell office:value-type="float" office:value="2">
            <text:p>2</text:p>
          </table:table-cell>
          <table:table-cell office:value-type="string">
            <text:p>HALL <text:s/>MARTHA</text:p>
          </table:table-cell>
          <table:table-cell office:value-type="string">
            <text:p>70011280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TREINTA CERO DOS</text:p>
          </table:table-cell>
          <table:table-cell office:value-type="float" office:value="3013642636">
            <text:p>301364263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ESCA NUEVO CRA 50 E MZ-G 1</text:p>
          </table:table-cell>
          <table:table-cell office:value-type="string">
            <text:p>o_ospino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002664485">
            <text:p>300266448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RA 1 49 A-40 LA BOQUILLA,</text:p>
          </table:table-cell>
          <table:table-cell/>
          <table:table-cell office:value-type="string">
            <text:p>SCHLIEPER <text:s/>NINA HELENA</text:p>
          </table:table-cell>
          <table:table-cell office:value-type="string">
            <text:p>700097804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LTERNATIVE TRAVEL CARTAGENA</text:p>
          </table:table-cell>
          <table:table-cell office:value-type="float" office:value="3002664485">
            <text:p>30026644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RA 1 49 A-40 LA BOQUILLA,</text:p>
          </table:table-cell>
          <table:table-cell office:value-type="string">
            <text:p>colomboalemana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014541178">
            <text:p>301454117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BERES TERCER CALLEJON # 29-55</text:p>
          </table:table-cell>
          <table:table-cell/>
          <table:table-cell office:value-type="string">
            <text:p>ESCOBAR SALAZAR BRYAN REINALDO</text:p>
          </table:table-cell>
          <table:table-cell office:value-type="string">
            <text:p>1047394415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TOURS CARTAGENA</text:p>
          </table:table-cell>
          <table:table-cell office:value-type="float" office:value="3162479140">
            <text:p>316247914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EL COUNTRY MANZANA B LOTE 2</text:p>
          </table:table-cell>
          <table:table-cell office:value-type="string">
            <text:p>agenciatourscartagen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13986805">
            <text:p>301398680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NGA AV. ALFONSO ARAUJO No 24-67</text:p>
          </table:table-cell>
          <table:table-cell office:value-type="float" office:value="1">
            <text:p>1</text:p>
          </table:table-cell>
          <table:table-cell office:value-type="string">
            <text:p>OLIVARES SANCHEZ MARIA MARGARITA</text:p>
          </table:table-cell>
          <table:table-cell office:value-type="string">
            <text:p>45471901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RTAGENA HOMES INMOBILIARIA</text:p>
          </table:table-cell>
          <table:table-cell office:value-type="float" office:value="3013986805">
            <text:p>30139868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MANGA AVENIDA ALFONSO ARAUJO NO 24 67 APARTAMENTO 202</text:p>
          </table:table-cell>
          <table:table-cell office:value-type="string">
            <text:p>cartagenahomes@gmail.com</text:p>
          </table:table-cell>
        </table:table-row>
        <table:table-row table:style-name="ro1" table:visibility="filter">
          <table:table-cell office:value-type="float" office:value="3156203836">
            <text:p>315620383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56203836">
            <text:p>31562038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SCALLON VILLA CLLE 30D No.52-07</text:p>
          </table:table-cell>
          <table:table-cell/>
          <table:table-cell office:value-type="string">
            <text:p>ORTEGA MARRUGO PEDRO JULIO</text:p>
          </table:table-cell>
          <table:table-cell office:value-type="string">
            <text:p>73103826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PEDRO JULIO ORTEGA MARRUGO</text:p>
          </table:table-cell>
          <table:table-cell office:value-type="float" office:value="3156203836">
            <text:p>31562038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scallon Villa Calle 30 D # 52 - 07</text:p>
          </table:table-cell>
          <table:table-cell office:value-type="string">
            <text:p>pedro.ortega1010@correo.policia.gov.co</text:p>
          </table:table-cell>
        </table:table-row>
        <table:table-row table:style-name="ro1" table:visibility="filter">
          <table:table-cell office:value-type="float" office:value="3107047174">
            <text:p>310704717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07047174">
            <text:p>310704717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3 <text:s/>5 66 local 1</text:p>
          </table:table-cell>
          <table:table-cell/>
          <table:table-cell office:value-type="string">
            <text:p>AGENCIA DE TURISMO SUN &amp; SUMMER TRAVEL S.A.S.</text:p>
          </table:table-cell>
          <table:table-cell office:value-type="string">
            <text:p>900550265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TURISMO SUN &amp; SUMMER TRAVEL SAS</text:p>
          </table:table-cell>
          <table:table-cell office:value-type="float" office:value="3107047174">
            <text:p>310704717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l 1A 3 173 P 12 AP 15</text:p>
          </table:table-cell>
          <table:table-cell office:value-type="string">
            <text:p>sstravelturismo@hotmail.com</text:p>
          </table:table-cell>
        </table:table-row>
        <table:table-row table:style-name="ro1" table:visibility="filter">
          <table:table-cell office:value-type="float" office:value="3205268753">
            <text:p>320526875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205268753">
            <text:p>3205268753</text:p>
          </table:table-cell>
          <table:table-cell office:value-type="string">
            <text:p>Bolivar</text:p>
          </table:table-cell>
          <table:table-cell office:value-type="float" office:value="6448884">
            <text:p>6448884</text:p>
          </table:table-cell>
          <table:table-cell office:value-type="string">
            <text:p>Katia Del Carmen Velasco Martinez</text:p>
          </table:table-cell>
          <table:table-cell office:value-type="string">
            <text:p>CARACOLES M 32 L 4 2da ET</text:p>
          </table:table-cell>
          <table:table-cell/>
          <table:table-cell office:value-type="string">
            <text:p>VELASCO MARTINEZ KATIA DEL CARMEN</text:p>
          </table:table-cell>
          <table:table-cell office:value-type="string">
            <text:p>33332328-5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KATIA DEL CARMEN VELASCO MARTINEZ</text:p>
          </table:table-cell>
          <table:table-cell office:value-type="float" office:value="3205268753">
            <text:p>320526875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acoles M 32 L 4 2da ET</text:p>
          </table:table-cell>
          <table:table-cell office:value-type="string">
            <text:p>katia_velasco@yahoo.com</text:p>
          </table:table-cell>
        </table:table-row>
        <table:table-row table:style-name="ro1" table:visibility="filter">
          <table:table-cell office:value-type="float" office:value="6624017">
            <text:p>662401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77036123">
            <text:p>3177036123</text:p>
          </table:table-cell>
          <table:table-cell office:value-type="string">
            <text:p>Bolivar</text:p>
          </table:table-cell>
          <table:table-cell office:value-type="float" office:value="6624017">
            <text:p>6624017</text:p>
          </table:table-cell>
          <table:table-cell office:value-type="string">
            <text:p>TERESA CARDENAS PEREZ</text:p>
          </table:table-cell>
          <table:table-cell office:value-type="string">
            <text:p>CHILE, MZ M LT 16 URB LA CONQUISTA</text:p>
          </table:table-cell>
          <table:table-cell office:value-type="float" office:value="2">
            <text:p>2</text:p>
          </table:table-cell>
          <table:table-cell office:value-type="string">
            <text:p>CARDENAS PEREZ TERESA DE JESUS</text:p>
          </table:table-cell>
          <table:table-cell office:value-type="string">
            <text:p>64892004-9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TERESA CARDENAS PEREZ</text:p>
          </table:table-cell>
          <table:table-cell office:value-type="float" office:value="64892004">
            <text:p>64892004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GUITO, EDIF CRISTOFORO COLOMBO, CL 1A 3 23 AP 813 CARTAGENA, BOLIVAR</text:p>
          </table:table-cell>
          <table:table-cell office:value-type="string">
            <text:p>kekecardenas11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14026786">
            <text:p>3114026786</text:p>
          </table:table-cell>
          <table:table-cell office:value-type="string">
            <text:p>Bolivar</text:p>
          </table:table-cell>
          <table:table-cell office:value-type="string">
            <text:p>guia de turismo</text:p>
          </table:table-cell>
          <table:table-cell office:value-type="string">
            <text:p>juan carlos franco cantillo</text:p>
          </table:table-cell>
          <table:table-cell office:value-type="string">
            <text:p>olaya herrera sector central cra 39 n6177</text:p>
          </table:table-cell>
          <table:table-cell/>
          <table:table-cell office:value-type="string">
            <text:p>FRANCO CANTILLO JUAN CARLOS</text:p>
          </table:table-cell>
          <table:table-cell office:value-type="string">
            <text:p>73092830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uan carlos franco cantillo</text:p>
          </table:table-cell>
          <table:table-cell office:value-type="float" office:value="3114026786">
            <text:p>311402678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olaya herrera sector central cra 39 N 6177</text:p>
          </table:table-cell>
          <table:table-cell office:value-type="string">
            <text:p>juanfranco812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string">
            <text:p>6434531 <text:s/>300 6868864</text:p>
          </table:table-cell>
          <table:table-cell office:value-type="string">
            <text:p>Bolivar</text:p>
          </table:table-cell>
          <table:table-cell office:value-type="float" office:value="6434531">
            <text:p>6434531</text:p>
          </table:table-cell>
          <table:table-cell office:value-type="string">
            <text:p>Adalgiza Bossio López</text:p>
          </table:table-cell>
          <table:table-cell office:value-type="string">
            <text:p>CL 1A 3-23 P6 APTO 610 LAGUITO</text:p>
          </table:table-cell>
          <table:table-cell office:value-type="float" office:value="4">
            <text:p>4</text:p>
          </table:table-cell>
          <table:table-cell office:value-type="string">
            <text:p>BOSSIO <text:s/>LOPEZ <text:s/>ADALGIZA</text:p>
          </table:table-cell>
          <table:table-cell office:value-type="string">
            <text:p>700084869-2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INMOBILIARIA ADA</text:p>
          </table:table-cell>
          <table:table-cell office:value-type="string">
            <text:p>300 686886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l 1A 3-23 P6 Apto 610 Laguito</text:p>
          </table:table-cell>
          <table:table-cell office:value-type="string">
            <text:p>adabolo@hotmail.de</text:p>
          </table:table-cell>
        </table:table-row>
        <table:table-row table:style-name="ro1">
          <table:table-cell office:value-type="float" office:value="3105023567">
            <text:p>310502356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05023567">
            <text:p>3105023567</text:p>
          </table:table-cell>
          <table:table-cell office:value-type="string">
            <text:p>Bolivar</text:p>
          </table:table-cell>
          <table:table-cell office:value-type="float" office:value="6720050">
            <text:p>6720050</text:p>
          </table:table-cell>
          <table:table-cell office:value-type="string">
            <text:p>hector augusto giraldo gomez</text:p>
          </table:table-cell>
          <table:table-cell office:value-type="string">
            <text:p>CRA 33 No 27-114 BARRIO LA QUINTA</text:p>
          </table:table-cell>
          <table:table-cell office:value-type="float" office:value="39">
            <text:p>39</text:p>
          </table:table-cell>
          <table:table-cell office:value-type="string">
            <text:p>GIRALDO GOMEZ HECTOR AUGUSTO</text:p>
          </table:table-cell>
          <table:table-cell office:value-type="string">
            <text:p>7090479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RESTAURANTE NACIONAL</text:p>
          </table:table-cell>
          <table:table-cell office:value-type="float" office:value="3105023567">
            <text:p>3105023567</text:p>
          </table:table-cell>
          <table:table-cell office:value-type="float" office:value="5">
            <text:p>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28 n 32 - 1</text:p>
          </table:table-cell>
          <table:table-cell office:value-type="string">
            <text:p>hotelnacionalcartagena@g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530 - Comercio de partes, piezas (autopartes) y accesorios (lujos) para vehículos automotores</text:p>
          </table:table-cell>
          <table:table-cell office:value-type="float" office:value="6511680">
            <text:p>65116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S ALPES CALLE 31A No. 73-21 AVENIDA PEDRO DE HEREDIA</text:p>
          </table:table-cell>
          <table:table-cell office:value-type="float" office:value="34">
            <text:p>34</text:p>
          </table:table-cell>
          <table:table-cell office:value-type="string">
            <text:p>INVERSIONES DELTON S A S</text:p>
          </table:table-cell>
          <table:table-cell office:value-type="string">
            <text:p>900537250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RIAND PLAZA</text:p>
          </table:table-cell>
          <table:table-cell office:value-type="float" office:value="3158887001">
            <text:p>3158887001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LOS ALPES CALLE 31A NO 83 33</text:p>
          </table:table-cell>
          <table:table-cell office:value-type="string">
            <text:p>hotelmariandplaza@hotmail.com</text:p>
          </table:table-cell>
        </table:table-row>
        <table:table-row table:style-name="ro1" table:visibility="filter">
          <table:table-cell office:value-type="float" office:value="6647799">
            <text:p>664779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9 - Otros tipos de alojamientos para visitantes</text:p>
          </table:table-cell>
          <table:table-cell office:value-type="float" office:value="6648417">
            <text:p>6648417</text:p>
          </table:table-cell>
          <table:table-cell office:value-type="string">
            <text:p>Bolivar</text:p>
          </table:table-cell>
          <table:table-cell office:value-type="float" office:value="6648417">
            <text:p>6648417</text:p>
          </table:table-cell>
          <table:table-cell office:value-type="string">
            <text:p>ALVARO MONTOYA PUERTA</text:p>
          </table:table-cell>
          <table:table-cell office:value-type="string">
            <text:p>CALLE SANTO DOMINGO NO 33 29</text:p>
          </table:table-cell>
          <table:table-cell office:value-type="float" office:value="12">
            <text:p>12</text:p>
          </table:table-cell>
          <table:table-cell office:value-type="string">
            <text:p>DOMINGUEZ &amp; CIA S.C.A.</text:p>
          </table:table-cell>
          <table:table-cell office:value-type="string">
            <text:p>90005797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L CONDE DE PESTAGUA</text:p>
          </table:table-cell>
          <table:table-cell office:value-type="float" office:value="3183660447">
            <text:p>3183660447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TO DOMINGO NO 33 29</text:p>
          </table:table-cell>
          <table:table-cell office:value-type="string">
            <text:p>contacto@casacondedepestagua.com</text:p>
          </table:table-cell>
        </table:table-row>
        <table:table-row table:style-name="ro1" table:visibility="filter">
          <table:table-cell office:value-type="float" office:value="6601740">
            <text:p>660174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NUBIA ROQUELINA BARON RIVERA</text:p>
          </table:table-cell>
          <table:table-cell office:value-type="string">
            <text:p>CALLE SANTO DOMINGO CARRERA 3 NO B35 5 LOCAL 4-5</text:p>
          </table:table-cell>
          <table:table-cell/>
          <table:table-cell office:value-type="string">
            <text:p>BARON RIVERA NUBIA ROQUELINA</text:p>
          </table:table-cell>
          <table:table-cell office:value-type="string">
            <text:p>45454709-5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RESTAURANTE LA FLACA BOEMI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SANTO DOMINGO CARRERA 3 NO B35 5 LOCAL 4-5</text:p>
          </table:table-cell>
          <table:table-cell office:value-type="string">
            <text:p>baronnubia@yahoo.es</text:p>
          </table:table-cell>
        </table:table-row>
        <table:table-row table:style-name="ro1" table:visibility="filter">
          <table:table-cell office:value-type="float" office:value="6672844">
            <text:p>667284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2844">
            <text:p>6672844</text:p>
          </table:table-cell>
          <table:table-cell office:value-type="string">
            <text:p>Bolivar</text:p>
          </table:table-cell>
          <table:table-cell office:value-type="float" office:value="6672844">
            <text:p>6672844</text:p>
          </table:table-cell>
          <table:table-cell office:value-type="string">
            <text:p>Adolfo Enrique Benedetti Moncrieff</text:p>
          </table:table-cell>
          <table:table-cell office:value-type="string">
            <text:p>Cartagena Barrio Vista Hermosa Mz C Lote 7 Diagonal 29</text:p>
          </table:table-cell>
          <table:table-cell/>
          <table:table-cell table:style-name="ce1" office:value-type="string">
            <text:p>73085417-</text:p>
          </table:table-cell>
          <table:table-cell office:value-type="string">
            <text:p>Adolfo Enrique Benedetti Moncrieff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Adolfo Enrique Benedetti Moncrieff</text:p>
          </table:table-cell>
          <table:table-cell office:value-type="float" office:value="3126885356">
            <text:p>31268853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tagena Barrio Vista Hermosa Mz C Lote 7 Diagonal 29</text:p>
          </table:table-cell>
          <table:table-cell office:value-type="string">
            <text:p>adolfomoncrieff@yahoo.es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206672529">
            <text:p>3206672529</text:p>
          </table:table-cell>
          <table:table-cell office:value-type="string">
            <text:p>Bolivar</text:p>
          </table:table-cell>
          <table:table-cell office:value-type="float" office:value="6552651">
            <text:p>6552651</text:p>
          </table:table-cell>
          <table:table-cell office:value-type="string">
            <text:p>PETER ANDREAS GALLUS GOSSLER</text:p>
          </table:table-cell>
          <table:table-cell office:value-type="string">
            <text:p>EDIFICIO EL CONQUISTADOR APARTAMENTO 2310</text:p>
          </table:table-cell>
          <table:table-cell office:value-type="float" office:value="4">
            <text:p>4</text:p>
          </table:table-cell>
          <table:table-cell office:value-type="string">
            <text:p>GOSSLER <text:s/>PETER ANDREAS GALLUS</text:p>
          </table:table-cell>
          <table:table-cell office:value-type="string">
            <text:p>70007764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S BACANOS</text:p>
          </table:table-cell>
          <table:table-cell office:value-type="float" office:value="3206672529">
            <text:p>3206672529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EL CONQUISTADOR APARTAMENTO 2310 BARRIO EL LAGUITO</text:p>
          </table:table-cell>
          <table:table-cell office:value-type="string">
            <text:p>apartamentosbacanos@yahoo.com.co</text:p>
          </table:table-cell>
        </table:table-row>
        <table:table-row table:style-name="ro1">
          <table:table-cell office:value-type="float" office:value="6644377">
            <text:p>664437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4377">
            <text:p>66443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 BOQUILLA CRA 9a # 38-76</text:p>
          </table:table-cell>
          <table:table-cell office:value-type="float" office:value="16">
            <text:p>16</text:p>
          </table:table-cell>
          <table:table-cell office:value-type="string">
            <text:p>THERAN DIAZ MARITZA</text:p>
          </table:table-cell>
          <table:table-cell office:value-type="string">
            <text:p>45449073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QUILLA CAMPING</text:p>
          </table:table-cell>
          <table:table-cell office:value-type="float" office:value="3106019094">
            <text:p>3106019094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CARRERA 17 NO 25 90 EDIFICIO HENTY II APARTAMENTO 5A</text:p>
          </table:table-cell>
          <table:table-cell office:value-type="string">
            <text:p>matedi764@hotmail.com</text:p>
          </table:table-cell>
        </table:table-row>
        <table:table-row table:style-name="ro1">
          <table:table-cell office:value-type="float" office:value="6644361">
            <text:p>664436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4361">
            <text:p>6644361</text:p>
          </table:table-cell>
          <table:table-cell office:value-type="string">
            <text:p>Bolivar</text:p>
          </table:table-cell>
          <table:table-cell office:value-type="float" office:value="6610391">
            <text:p>6610391</text:p>
          </table:table-cell>
          <table:table-cell/>
          <table:table-cell office:value-type="string">
            <text:p>CENTRO CALLE DEL COLISEO No. 5-67</text:p>
          </table:table-cell>
          <table:table-cell office:value-type="float" office:value="16">
            <text:p>16</text:p>
          </table:table-cell>
          <table:table-cell office:value-type="string">
            <text:p>CASA INDIA VICENZO DI MARCO EU <text:s/>- <text:s/>DI MARCO VICENZO FELICE</text:p>
          </table:table-cell>
          <table:table-cell office:value-type="string">
            <text:p>700019739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INDIA - VICENZO DI MARCO E.U.</text:p>
          </table:table-cell>
          <table:table-cell office:value-type="float" office:value="3166948550">
            <text:p>3166948550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COLISEO NO 5 67</text:p>
          </table:table-cell>
          <table:table-cell office:value-type="string">
            <text:p>casaindia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DAVID MANUEL RIAÑO RAMIREZ</text:p>
          </table:table-cell>
          <table:table-cell office:value-type="string">
            <text:p>CARRERA 9 NO 34 122 LA BOQUILLA</text:p>
          </table:table-cell>
          <table:table-cell office:value-type="float" office:value="2">
            <text:p>2</text:p>
          </table:table-cell>
          <table:table-cell office:value-type="string">
            <text:p>GLOBAL BUSINESS SION S.A.</text:p>
          </table:table-cell>
          <table:table-cell office:value-type="string">
            <text:p>900013969-2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APARTAMENTO 414 MORROS EPIC CARTAGE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7 NO 113 43 OFICINA 1407</text:p>
          </table:table-cell>
          <table:table-cell office:value-type="string">
            <text:p>ojesquivel@gmail.com</text:p>
          </table:table-cell>
        </table:table-row>
        <table:table-row table:style-name="ro1" table:visibility="filter">
          <table:table-cell office:value-type="float" office:value="6656777">
            <text:p>6656777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0101">
            <text:p>6650101</text:p>
          </table:table-cell>
          <table:table-cell office:value-type="string">
            <text:p>Bolivar</text:p>
          </table:table-cell>
          <table:table-cell office:value-type="float" office:value="6554800">
            <text:p>6554800</text:p>
          </table:table-cell>
          <table:table-cell/>
          <table:table-cell office:value-type="string">
            <text:p>LAGUITO, C. COMERCIAL PIERINO GALLO L2-9</text:p>
          </table:table-cell>
          <table:table-cell/>
          <table:table-cell office:value-type="string">
            <text:p>AVIATUR - GEMA TOURS S.A.S.</text:p>
          </table:table-cell>
          <table:table-cell office:value-type="string">
            <text:p>900297766-2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AVIATUR-GEMATOURS S.A.S.</text:p>
          </table:table-cell>
          <table:table-cell office:value-type="float" office:value="3157356868">
            <text:p>315735686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.C. Pierino Gallo Local 2-9</text:p>
          </table:table-cell>
          <table:table-cell office:value-type="string">
            <text:p>y_moreno@aviaturgematours.com</text:p>
          </table:table-cell>
        </table:table-row>
        <table:table-row table:style-name="ro1" table:visibility="filter">
          <table:table-cell office:value-type="float" office:value="6551234">
            <text:p>655123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550097">
            <text:p>6550097</text:p>
          </table:table-cell>
          <table:table-cell office:value-type="string">
            <text:p>Bolivar</text:p>
          </table:table-cell>
          <table:table-cell office:value-type="float" office:value="6551230">
            <text:p>6551230</text:p>
          </table:table-cell>
          <table:table-cell/>
          <table:table-cell office:value-type="string">
            <text:p>BARRIO PIE DE LA POPA, CALLE 29D No. 22-108 CENTRO COMERCIAL CARIBE PLAZA, PLAZA SANTO DOMINGO NIVEL</text:p>
          </table:table-cell>
          <table:table-cell/>
          <table:table-cell office:value-type="string">
            <text:p>BUSINESS TRAVEL COLOMBIA S.A.S.</text:p>
          </table:table-cell>
          <table:table-cell office:value-type="string">
            <text:p>900450025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CARIBE TRAVEL</text:p>
          </table:table-cell>
          <table:table-cell office:value-type="float" office:value="3145406491">
            <text:p>314540649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R 14 # 5-90 EDIF SANTA CRUZ APTO 4B</text:p>
          </table:table-cell>
          <table:table-cell office:value-type="string">
            <text:p>viajescaribectg@hotmail.com</text:p>
          </table:table-cell>
        </table:table-row>
        <table:table-row table:style-name="ro1" table:visibility="filter">
          <table:table-cell office:value-type="float" office:value="6640156">
            <text:p>6640156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40156">
            <text:p>664015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A MANTILLA #3-77 LOCAL 3</text:p>
          </table:table-cell>
          <table:table-cell/>
          <table:table-cell office:value-type="string">
            <text:p>ANDANTE ALLEGRO- VINO E COCINA</text:p>
          </table:table-cell>
          <table:table-cell office:value-type="string">
            <text:p>700101064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ANDANTE ALLEGRO - VINO E COCINA</text:p>
          </table:table-cell>
          <table:table-cell office:value-type="float" office:value="3106020583">
            <text:p>310602058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MA MANTILLA NO 3-77 LOCAL 3</text:p>
          </table:table-cell>
          <table:table-cell office:value-type="string">
            <text:p>nasmor1@hotmail.com</text:p>
          </table:table-cell>
        </table:table-row>
        <table:table-row table:style-name="ro1">
          <table:table-cell office:value-type="float" office:value="6642839">
            <text:p>664283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642839">
            <text:p>6642839</text:p>
          </table:table-cell>
          <table:table-cell office:value-type="string">
            <text:p>Bolivar</text:p>
          </table:table-cell>
          <table:table-cell office:value-type="float" office:value="6642839">
            <text:p>6642839</text:p>
          </table:table-cell>
          <table:table-cell/>
          <table:table-cell office:value-type="string">
            <text:p>CENTRO CLLE SAN PEDRO CLAVER No.31-21</text:p>
          </table:table-cell>
          <table:table-cell office:value-type="float" office:value="5">
            <text:p>5</text:p>
          </table:table-cell>
          <table:table-cell office:value-type="string">
            <text:p>FUSTER QUIÑONERO ROSA MARIA</text:p>
          </table:table-cell>
          <table:table-cell office:value-type="string">
            <text:p>700053209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CASA ROSA</text:p>
          </table:table-cell>
          <table:table-cell office:value-type="float" office:value="3003456896">
            <text:p>3003456896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 PEDRO CLAVER NO 31 21</text:p>
          </table:table-cell>
          <table:table-cell office:value-type="string">
            <text:p>operaciones@betterjimenezyasociados.com</text:p>
          </table:table-cell>
        </table:table-row>
        <table:table-row table:style-name="ro1">
          <table:table-cell office:value-type="float" office:value="6661320">
            <text:p>666132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61320">
            <text:p>6661320</text:p>
          </table:table-cell>
          <table:table-cell office:value-type="string">
            <text:p>Bolivar</text:p>
          </table:table-cell>
          <table:table-cell office:value-type="float" office:value="6655305">
            <text:p>6655305</text:p>
          </table:table-cell>
          <table:table-cell/>
          <table:table-cell office:value-type="string">
            <text:p>CRA 7 No 70-89 CRESPO</text:p>
          </table:table-cell>
          <table:table-cell office:value-type="float" office:value="18">
            <text:p>18</text:p>
          </table:table-cell>
          <table:table-cell office:value-type="string">
            <text:p>GARCES VARGAS JULIO HERNAN</text:p>
          </table:table-cell>
          <table:table-cell office:value-type="string">
            <text:p>19319154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VARGAS</text:p>
          </table:table-cell>
          <table:table-cell office:value-type="float" office:value="3103554635">
            <text:p>3103554635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7 Nº 70-89 Crespo</text:p>
          </table:table-cell>
          <table:table-cell office:value-type="string">
            <text:p>hotelcasavargas@gmail.com</text:p>
          </table:table-cell>
        </table:table-row>
        <table:table-row table:style-name="ro1">
          <table:table-cell office:value-type="float" office:value="6607773">
            <text:p>6607773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3155876321">
            <text:p>315587632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A MEDIA LUNA No. 10C-36 L 10C-34 GETSEMANI</text:p>
          </table:table-cell>
          <table:table-cell office:value-type="float" office:value="6">
            <text:p>6</text:p>
          </table:table-cell>
          <table:table-cell office:value-type="string">
            <text:p>C &amp; V SERVICES S.A.S.</text:p>
          </table:table-cell>
          <table:table-cell office:value-type="string">
            <text:p>900542124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YSTIC HOUSE HOSTAL</text:p>
          </table:table-cell>
          <table:table-cell office:value-type="float" office:value="3183589058">
            <text:p>3183589058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 media luna, local 10c-36 y 10c - 34, getsemaní, cartagena de indias</text:p>
          </table:table-cell>
          <table:table-cell office:value-type="string">
            <text:p>mystichousehostal@gmail.com</text:p>
          </table:table-cell>
        </table:table-row>
        <table:table-row table:style-name="ro1" table:visibility="filter">
          <table:table-cell office:value-type="float" office:value="6900922">
            <text:p>690092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900922">
            <text:p>690092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JOSE DE LOS CAMPANOS CRA 100 CLLE 36 MZ-A LT-22</text:p>
          </table:table-cell>
          <table:table-cell/>
          <table:table-cell office:value-type="string">
            <text:p>BUELVAS RIOS ADELMO JOSE</text:p>
          </table:table-cell>
          <table:table-cell office:value-type="string">
            <text:p>73082715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ELMO´S TOURS</text:p>
          </table:table-cell>
          <table:table-cell office:value-type="float" office:value="3103550538">
            <text:p>310355053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 JOSE DE LOS CAMPANOS MZ A LT 22 CL 36 A PLAN G</text:p>
          </table:table-cell>
          <table:table-cell office:value-type="string">
            <text:p>elmostour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string">
            <text:p>URBANIZACION EL BARRIO CAMPESTRE MZ 24 LT 12 ET 2</text:p>
          </table:table-cell>
          <table:table-cell office:value-type="string">
            <text:p>Bolivar</text:p>
          </table:table-cell>
          <table:table-cell office:value-type="float" office:value="6672408">
            <text:p>6672408</text:p>
          </table:table-cell>
          <table:table-cell office:value-type="string">
            <text:p>NELSON ENRIQUE NORIEGA CASTELLAR</text:p>
          </table:table-cell>
          <table:table-cell office:value-type="string">
            <text:p>URBANIZACION EL CARMEN CARRERA 66 NO 30 07</text:p>
          </table:table-cell>
          <table:table-cell office:value-type="float" office:value="4">
            <text:p>4</text:p>
          </table:table-cell>
          <table:table-cell office:value-type="string">
            <text:p>73167704-0</text:p>
          </table:table-cell>
          <table:table-cell office:value-type="string">
            <text:p>Nelson Noriega Castellar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NORIEGA CELL</text:p>
          </table:table-cell>
          <table:table-cell office:value-type="float" office:value="3164543878">
            <text:p>3164543878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AMPESTRE MZ 24 LT 12 ET 2</text:p>
          </table:table-cell>
          <table:table-cell office:value-type="string">
            <text:p>noriegacell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/>
          <table:table-cell office:value-type="float" office:value="6710789">
            <text:p>6710789</text:p>
          </table:table-cell>
          <table:table-cell office:value-type="string">
            <text:p>Bolivar</text:p>
          </table:table-cell>
          <table:table-cell office:value-type="float" office:value="6710789">
            <text:p>6710789</text:p>
          </table:table-cell>
          <table:table-cell/>
          <table:table-cell office:value-type="string">
            <text:p>BARRIO CHQUINQUIRA MZ.54 LT 2</text:p>
          </table:table-cell>
          <table:table-cell/>
          <table:table-cell office:value-type="string">
            <text:p>TRANSPORTES DINI - <text:s/>AGENCIA DE VIAJES OPERADORA <text:s/>S.A.S.</text:p>
          </table:table-cell>
          <table:table-cell office:value-type="string">
            <text:p>900357881-1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TRANSPORTES DINI - AGENCIA DE VIAJES OPERADORA S.A.S.</text:p>
          </table:table-cell>
          <table:table-cell office:value-type="float" office:value="3165237228">
            <text:p>316523722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HIQUINQUIRA MANZANA 54 LOTE 2</text:p>
          </table:table-cell>
          <table:table-cell office:value-type="string">
            <text:p>transportesdini_sas@hotmail.com</text:p>
          </table:table-cell>
        </table:table-row>
        <table:table-row table:style-name="ro1">
          <table:table-cell office:value-type="float" office:value="6601830">
            <text:p>66018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1830">
            <text:p>6601830</text:p>
          </table:table-cell>
          <table:table-cell office:value-type="string">
            <text:p>Bolivar</text:p>
          </table:table-cell>
          <table:table-cell office:value-type="float" office:value="6601830">
            <text:p>6601830</text:p>
          </table:table-cell>
          <table:table-cell/>
          <table:table-cell office:value-type="string">
            <text:p>CLLE 30 <text:s/>10-36 GETSEMANI</text:p>
          </table:table-cell>
          <table:table-cell office:value-type="float" office:value="9">
            <text:p>9</text:p>
          </table:table-cell>
          <table:table-cell office:value-type="string">
            <text:p>ALZATE DUQUE DIANA PATRICIA</text:p>
          </table:table-cell>
          <table:table-cell office:value-type="string">
            <text:p>43518503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UNA NUEVA</text:p>
          </table:table-cell>
          <table:table-cell office:value-type="float" office:value="3107235298">
            <text:p>3107235298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LLE 30 <text:s/>10-36 GETSEMANI</text:p>
          </table:table-cell>
          <table:table-cell office:value-type="string">
            <text:p>valentinao111@gmail.com</text:p>
          </table:table-cell>
        </table:table-row>
        <table:table-row table:style-name="ro1" table:visibility="filter">
          <table:table-cell office:value-type="float" office:value="6648237">
            <text:p>664823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8237">
            <text:p>6648237</text:p>
          </table:table-cell>
          <table:table-cell office:value-type="string">
            <text:p>Bolivar</text:p>
          </table:table-cell>
          <table:table-cell office:value-type="float" office:value="6648237">
            <text:p>6648237</text:p>
          </table:table-cell>
          <table:table-cell office:value-type="string">
            <text:p>CECILIA DEL CARMEN HERNANDEZ DE VELILLA</text:p>
          </table:table-cell>
          <table:table-cell office:value-type="string">
            <text:p>CALLE LOMBA NO 25 01 BARRIO GETSEMANI</text:p>
          </table:table-cell>
          <table:table-cell office:value-type="float" office:value="4">
            <text:p>4</text:p>
          </table:table-cell>
          <table:table-cell office:value-type="string">
            <text:p>HERNANDEZ DE VELILLA CECILIA <text:s/>DEL CARMEN</text:p>
          </table:table-cell>
          <table:table-cell office:value-type="string">
            <text:p>3316635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ORTAL DE GETSEMANI</text:p>
          </table:table-cell>
          <table:table-cell office:value-type="float" office:value="3206360694">
            <text:p>3206360694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LOMBA NO 25 01 BARRIO GETSEMANI</text:p>
          </table:table-cell>
          <table:table-cell office:value-type="string">
            <text:p>donaldovelilla33@hotmail.com</text:p>
          </table:table-cell>
        </table:table-row>
        <table:table-row table:style-name="ro1" table:visibility="filter">
          <table:table-cell office:value-type="float" office:value="6564270">
            <text:p>656427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008168893">
            <text:p>300816889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ose Hernando Ramirez Alvarez</text:p>
          </table:table-cell>
          <table:table-cell office:value-type="string">
            <text:p>CRESPO, CL 70 No 5-57</text:p>
          </table:table-cell>
          <table:table-cell/>
          <table:table-cell office:value-type="string">
            <text:p>HERNANDO TURISMO S.A.S.</text:p>
          </table:table-cell>
          <table:table-cell office:value-type="string">
            <text:p>900562785-9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HERNANDO TURISMO S.A.S</text:p>
          </table:table-cell>
          <table:table-cell office:value-type="float" office:value="3008168893">
            <text:p>300816889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l 70 5-57, Barrio Crespo</text:p>
          </table:table-cell>
          <table:table-cell office:value-type="string">
            <text:p>hernandoturismo@hotmail.com</text:p>
          </table:table-cell>
        </table:table-row>
        <table:table-row table:style-name="ro1">
          <table:table-cell office:value-type="float" office:value="6643080">
            <text:p>664308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3080">
            <text:p>66430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1 BADILLO No. 35- 81</text:p>
          </table:table-cell>
          <table:table-cell office:value-type="float" office:value="16">
            <text:p>16</text:p>
          </table:table-cell>
          <table:table-cell office:value-type="string">
            <text:p>AVILES AVILEZ ONER DAVID</text:p>
          </table:table-cell>
          <table:table-cell office:value-type="string">
            <text:p>1066727993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DENVER TROPICAL</text:p>
          </table:table-cell>
          <table:table-cell office:value-type="float" office:value="3215783412">
            <text:p>3215783412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 de badillo No 35-81</text:p>
          </table:table-cell>
          <table:table-cell office:value-type="string">
            <text:p>hoteldenvertropical@gmail.com</text:p>
          </table:table-cell>
        </table:table-row>
        <table:table-row table:style-name="ro1">
          <table:table-cell office:value-type="float" office:value="6629460">
            <text:p>662946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6629460">
            <text:p>662946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IVAN DARIO RODRIGUEZ</text:p>
          </table:table-cell>
          <table:table-cell office:value-type="string">
            <text:p>MARTINEZ MARTELO TRV. 36 N° 19 - 107</text:p>
          </table:table-cell>
          <table:table-cell office:value-type="float" office:value="20">
            <text:p>20</text:p>
          </table:table-cell>
          <table:table-cell office:value-type="string">
            <text:p>RODRIGUEZ MESA IVAN DARIO</text:p>
          </table:table-cell>
          <table:table-cell office:value-type="string">
            <text:p>7985143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OL NACIENTE HOSPEDAJE REAL</text:p>
          </table:table-cell>
          <table:table-cell office:value-type="float" office:value="3208344505">
            <text:p>3208344505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TINEZ MARTELO TRV. 36 N° 19 - 107</text:p>
          </table:table-cell>
          <table:table-cell office:value-type="string">
            <text:p>hotelsolnaciente@hotmail.com</text:p>
          </table:table-cell>
        </table:table-row>
        <table:table-row table:style-name="ro1" table:visibility="filter">
          <table:table-cell office:value-type="float" office:value="6651435">
            <text:p>665143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4 - Actividades de asesoramiento empresarial y en materia de gestion</text:p>
          </table:table-cell>
          <table:table-cell office:value-type="float" office:value="6657337">
            <text:p>665733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YASMINA CASTRO SIMARRA</text:p>
          </table:table-cell>
          <table:table-cell office:value-type="string">
            <text:p>BOCAGRANDE CALLEJON Nº 1 -61 EDF PORTOFINO</text:p>
          </table:table-cell>
          <table:table-cell office:value-type="float" office:value="29">
            <text:p>29</text:p>
          </table:table-cell>
          <table:table-cell office:value-type="string">
            <text:p>CASTRO SIMARRA YASMINA</text:p>
          </table:table-cell>
          <table:table-cell office:value-type="string">
            <text:p>45487785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INMOBILIARIA CARTAGENA DE INDIAS 1122</text:p>
          </table:table-cell>
          <table:table-cell office:value-type="float" office:value="3106528260">
            <text:p>3106528260</text:p>
          </table:table-cell>
          <table:table-cell office:value-type="float" office:value="4">
            <text:p>4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ANDE CLLJON No. 1 - 61 EDF PORTOFOLIO LC 5</text:p>
          </table:table-cell>
          <table:table-cell office:value-type="string">
            <text:p>clodomirobarriov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3145456824">
            <text:p>3145456824</text:p>
          </table:table-cell>
          <table:table-cell office:value-type="string">
            <text:p>Bolivar</text:p>
          </table:table-cell>
          <table:table-cell office:value-type="float" office:value="3145456824">
            <text:p>3145456824</text:p>
          </table:table-cell>
          <table:table-cell office:value-type="string">
            <text:p>MANUEL ENRIQUE CASTELLAR POSSO</text:p>
          </table:table-cell>
          <table:table-cell office:value-type="string">
            <text:p>LAGUITO EDIFICIO TORRES DEL LAGO CARRERA 1 NO 1A 169</text:p>
          </table:table-cell>
          <table:table-cell office:value-type="float" office:value="4">
            <text:p>4</text:p>
          </table:table-cell>
          <table:table-cell office:value-type="string">
            <text:p>CASTELLAR POSSO MANUEL ENRIQUE</text:p>
          </table:table-cell>
          <table:table-cell office:value-type="string">
            <text:p>7310754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ERVICIOS INMOBILIARIOS MANUEL CASTELLAR</text:p>
          </table:table-cell>
          <table:table-cell office:value-type="float" office:value="3145456824">
            <text:p>3145456824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NUEVO BOSQUE ETAPA 4 MANZANA 5 LOTE 30</text:p>
          </table:table-cell>
          <table:table-cell office:value-type="string">
            <text:p>manuel_castella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URA CECILIA CASTELLAR POSSO</text:p>
          </table:table-cell>
          <table:table-cell office:value-type="string">
            <text:p>LAGUITO EDIFICIO TORRES DEL LAGO APARTAMENTOS 604-601</text:p>
          </table:table-cell>
          <table:table-cell office:value-type="float" office:value="3">
            <text:p>3</text:p>
          </table:table-cell>
          <table:table-cell office:value-type="string">
            <text:p>45753818-2</text:p>
          </table:table-cell>
          <table:table-cell office:value-type="string">
            <text:p>Aura Castellar Posso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SERVICIOS INMOBILIARIOS TURISTICOS AURA C.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GUITO EDIFICIO TORRES DEL LAGO APARTAMENTOS 604-601</text:p>
          </table:table-cell>
          <table:table-cell office:value-type="string">
            <text:p>l.castela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Cundinamarca</text:p>
          </table:table-cell>
          <table:table-cell office:value-type="float" office:value="6602505">
            <text:p>6602505</text:p>
          </table:table-cell>
          <table:table-cell/>
          <table:table-cell office:value-type="string">
            <text:p>CLL. SAN JUAN D DIOS No. 3-141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 SUCURSAL PLAZA SAN PEDRO</text:p>
          </table:table-cell>
          <table:table-cell office:value-type="string">
            <text:p>318 735025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elcorra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 table:number-columns-repeated="4"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VIATUR SUCURSAL SANTA TERES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0187">
            <text:p>660018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ALLE CAMPOSANTO # 9-36</text:p>
          </table:table-cell>
          <table:table-cell office:value-type="float" office:value="5">
            <text:p>5</text:p>
          </table:table-cell>
          <table:table-cell office:value-type="string">
            <text:p>CARIBBEAN CARTAGENA RESORTS &amp; VACATION S.A.S.</text:p>
          </table:table-cell>
          <table:table-cell office:value-type="string">
            <text:p>900460828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L CANDIL DE LOS SANT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CAMPOSANTO NO 9 36</text:p>
          </table:table-cell>
          <table:table-cell office:value-type="string">
            <text:p>candildelossantos@gmail.com</text:p>
          </table:table-cell>
        </table:table-row>
        <table:table-row table:style-name="ro1" table:visibility="filter">
          <table:table-cell office:value-type="float" office:value="6551916">
            <text:p>655191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730 - Alquiler y arrendamiento de otros tipos de maquinaria, equipo y bienes tangibles n.c.p.</text:p>
          </table:table-cell>
          <table:table-cell office:value-type="string">
            <text:p>3012436812 <text:s text:c="2"/>- 6551916</text:p>
          </table:table-cell>
          <table:table-cell office:value-type="string">
            <text:p>Bolivar</text:p>
          </table:table-cell>
          <table:table-cell office:value-type="float" office:value="6551916">
            <text:p>6551916</text:p>
          </table:table-cell>
          <table:table-cell/>
          <table:table-cell office:value-type="string">
            <text:p>CENTRO COMERCIAL BOCAGRANDE LOCAL 2-09</text:p>
          </table:table-cell>
          <table:table-cell/>
          <table:table-cell office:value-type="string">
            <text:p>EMPRESA ADMINISTRADORA DE RECURSOS TURISTICOS S.A.S</text:p>
          </table:table-cell>
          <table:table-cell office:value-type="string">
            <text:p>806014611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-ART</text:p>
          </table:table-cell>
          <table:table-cell office:value-type="float" office:value="3012436812">
            <text:p>3012436812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LOCAL 1-26</text:p>
          </table:table-cell>
          <table:table-cell office:value-type="string">
            <text:p>gerencia@tierramagn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ABIAN GARCIA BERRIO</text:p>
          </table:table-cell>
          <table:table-cell office:value-type="string">
            <text:p>EL LAGUITO AVENIDA ALMIRANTE BRION EDIFICIO LAS 3 CARABELAS LOCAL 2</text:p>
          </table:table-cell>
          <table:table-cell/>
          <table:table-cell office:value-type="string">
            <text:p>GARCIA BERRIO FAVIAN</text:p>
          </table:table-cell>
          <table:table-cell office:value-type="string">
            <text:p>73075317-7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GENCIA DE VIAJES OPERADORA DE TURISMO FABIAN GARCIA ALL SERVICES TOURS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EL LAGUITO AVENIDA ALMIRANTE BRION EDIFICIO LAS 3 CARABELAS LOCAL 2</text:p>
          </table:table-cell>
          <table:table-cell office:value-type="string">
            <text:p>excursionesfabian.g.b-@hotmail.com</text:p>
          </table:table-cell>
        </table:table-row>
        <table:table-row table:style-name="ro1">
          <table:table-cell office:value-type="float" office:value="6533344">
            <text:p>6533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533344">
            <text:p>6533344</text:p>
          </table:table-cell>
          <table:table-cell office:value-type="string">
            <text:p>Bolivar</text:p>
          </table:table-cell>
          <table:table-cell office:value-type="float" office:value="6533344">
            <text:p>6533344</text:p>
          </table:table-cell>
          <table:table-cell/>
          <table:table-cell office:value-type="string">
            <text:p>BARRIO SAN PEDRO M 11 LT 3</text:p>
          </table:table-cell>
          <table:table-cell office:value-type="float" office:value="20">
            <text:p>20</text:p>
          </table:table-cell>
          <table:table-cell office:value-type="string">
            <text:p>GIRALDO MEJIA MARIA ALEIDA</text:p>
          </table:table-cell>
          <table:table-cell office:value-type="string">
            <text:p>3239076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IBIZA</text:p>
          </table:table-cell>
          <table:table-cell office:value-type="float" office:value="3174520504">
            <text:p>3174520504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PEDRO MANZANA 11 LOTE 3</text:p>
          </table:table-cell>
          <table:table-cell office:value-type="string">
            <text:p>dariasm71@hotmail.com</text:p>
          </table:table-cell>
        </table:table-row>
        <table:table-row table:style-name="ro1" table:visibility="filter">
          <table:table-cell office:value-type="float" office:value="6607018">
            <text:p>6607018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7018">
            <text:p>6607018</text:p>
          </table:table-cell>
          <table:table-cell office:value-type="string">
            <text:p>Bolivar</text:p>
          </table:table-cell>
          <table:table-cell office:value-type="float" office:value="6607018">
            <text:p>6607018</text:p>
          </table:table-cell>
          <table:table-cell office:value-type="string">
            <text:p>CARMEN ANGELICA BLANCO VERBEL</text:p>
          </table:table-cell>
          <table:table-cell office:value-type="string">
            <text:p>CALLEJON DE LOS BESOS EDIFICIO DAVINCI TORRE I APARTAMENTO 4B</text:p>
          </table:table-cell>
          <table:table-cell office:value-type="float" office:value="12">
            <text:p>12</text:p>
          </table:table-cell>
          <table:table-cell office:value-type="string">
            <text:p>SUAPARTAMENTOENCARTAGENA S. A. S.</text:p>
          </table:table-cell>
          <table:table-cell office:value-type="string">
            <text:p>90032284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UAPARTAMENTOENCARTAGENA S.A.S.</text:p>
          </table:table-cell>
          <table:table-cell office:value-type="float" office:value="3157125147">
            <text:p>3157125147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JON DE LOS BESOS EDIFICIO DAVINCI TORRE I APARTAMENTO 4B</text:p>
          </table:table-cell>
          <table:table-cell office:value-type="string">
            <text:p>suapartamentoencartagena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205455875">
            <text:p>3205455875</text:p>
          </table:table-cell>
          <table:table-cell office:value-type="string">
            <text:p>Bolivar</text:p>
          </table:table-cell>
          <table:table-cell office:value-type="float" office:value="3205455875">
            <text:p>3205455875</text:p>
          </table:table-cell>
          <table:table-cell office:value-type="string">
            <text:p>BRAULIO ALBERTO MONSALVE MUÑOZ</text:p>
          </table:table-cell>
          <table:table-cell office:value-type="string">
            <text:p>LOS ALPES TRANSVERSAL 71C #31A-211, APTO 204</text:p>
          </table:table-cell>
          <table:table-cell/>
          <table:table-cell office:value-type="string">
            <text:p>MONSALVE MUÑOZ BRAULIO ALBERTO</text:p>
          </table:table-cell>
          <table:table-cell office:value-type="string">
            <text:p>1047380601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RAULIO ALBERTO MONSALVE MUÑOZ</text:p>
          </table:table-cell>
          <table:table-cell office:value-type="float" office:value="3205455875">
            <text:p>320545587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TRANSVERSAL 71C #31A-211, APTO 204</text:p>
          </table:table-cell>
          <table:table-cell office:value-type="string">
            <text:p>brauliomonsalve@hotmail.com</text:p>
          </table:table-cell>
        </table:table-row>
        <table:table-row table:style-name="ro1">
          <table:table-cell office:value-type="float" office:value="448721106641">
            <text:p>448721106641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string">
            <text:p>575 660 25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OS SIETE INFANTES No. 9 - 45</text:p>
          </table:table-cell>
          <table:table-cell office:value-type="float" office:value="23">
            <text:p>23</text:p>
          </table:table-cell>
          <table:table-cell office:value-type="string">
            <text:p>EL VIAJERO HOSTELS S.A.S</text:p>
          </table:table-cell>
          <table:table-cell office:value-type="string">
            <text:p>900375454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L VIAJERO HOSTELS</text:p>
          </table:table-cell>
          <table:table-cell office:value-type="float" office:value="3103051956">
            <text:p>3103051956</text:p>
          </table:table-cell>
          <table:table-cell office:value-type="float" office:value="12">
            <text:p>12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LLE SIETE INFANTES NO 38 953</text:p>
          </table:table-cell>
          <table:table-cell office:value-type="string">
            <text:p>abeltra11@gmail.com</text:p>
          </table:table-cell>
        </table:table-row>
        <table:table-row table:style-name="ro1" table:visibility="filter">
          <table:table-cell office:value-type="float" office:value="3218915772">
            <text:p>321891577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218915772">
            <text:p>3218915772</text:p>
          </table:table-cell>
          <table:table-cell office:value-type="string">
            <text:p>Bolivar</text:p>
          </table:table-cell>
          <table:table-cell office:value-type="float" office:value="3218915772">
            <text:p>3218915772</text:p>
          </table:table-cell>
          <table:table-cell office:value-type="string">
            <text:p>CAMILO HERNANDO MARRUGO SIERRA</text:p>
          </table:table-cell>
          <table:table-cell office:value-type="string">
            <text:p>BRR BLAS DE LEZO CR 27 B 66 B 42 MZ L LT 7</text:p>
          </table:table-cell>
          <table:table-cell/>
          <table:table-cell office:value-type="string">
            <text:p>MARRUGO SIERRA CAMILO HERNANDO</text:p>
          </table:table-cell>
          <table:table-cell office:value-type="string">
            <text:p>1050951622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MILO HERNANDO MARRUGO SIERRA</text:p>
          </table:table-cell>
          <table:table-cell office:value-type="float" office:value="3218915772">
            <text:p>321891577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LAS DE LEZO CR 27 B 66 B 42 MZ L LT 7</text:p>
          </table:table-cell>
          <table:table-cell office:value-type="string">
            <text:p>camilomarrugo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215108395">
            <text:p>3215108395</text:p>
          </table:table-cell>
          <table:table-cell office:value-type="string">
            <text:p>Bolivar</text:p>
          </table:table-cell>
          <table:table-cell office:value-type="float" office:value="6434322">
            <text:p>6434322</text:p>
          </table:table-cell>
          <table:table-cell office:value-type="string">
            <text:p>ANGELICA MARIA CUADRADO TOVAR</text:p>
          </table:table-cell>
          <table:table-cell office:value-type="string">
            <text:p>MANZANA 84 LOTE 6 ETAPA 5 B LOS CALAMARES</text:p>
          </table:table-cell>
          <table:table-cell/>
          <table:table-cell office:value-type="string">
            <text:p>CUADRADO TOVAR ANGELICA MARIA</text:p>
          </table:table-cell>
          <table:table-cell office:value-type="string">
            <text:p>45530384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NGELICA MARIA CUADRADO TOVAR</text:p>
          </table:table-cell>
          <table:table-cell office:value-type="float" office:value="3016053912">
            <text:p>30160539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84 LOTE 6 ETAPA 5 B LOS CALAMARES</text:p>
          </table:table-cell>
          <table:table-cell office:value-type="string">
            <text:p>gelica81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CARLOS ENRIQUE ROMERO MARTINEZ</text:p>
          </table:table-cell>
          <table:table-cell office:value-type="string">
            <text:p>CARRERA 15 NO 31 47 BARRIO ESPINAL CALLE SAN FELIPE</text:p>
          </table:table-cell>
          <table:table-cell/>
          <table:table-cell office:value-type="string">
            <text:p>FLOREZ RANGEL ALBA LUCIA</text:p>
          </table:table-cell>
          <table:table-cell office:value-type="string">
            <text:p>63364867-1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CARLOS ENRIQUE ROMERO MARTINEZ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15 NO 31 47 BARRIO ESPINAL CALLE SAN FELIPE</text:p>
          </table:table-cell>
          <table:table-cell office:value-type="string">
            <text:p>ondaine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LEXANDER ROCHA ARIAS</text:p>
          </table:table-cell>
          <table:table-cell office:value-type="string">
            <text:p>MANZANA 13 LOTE 12 BARRIO TAKARIGUA</text:p>
          </table:table-cell>
          <table:table-cell/>
          <table:table-cell office:value-type="string">
            <text:p>HOTEL ZAMBA RESORT S.A.</text:p>
          </table:table-cell>
          <table:table-cell office:value-type="string">
            <text:p>900105633-9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ALEXANDER ROCHA ARIA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MANZANA 13 LOTE 12 BARRIO TAKARIGUA</text:p>
          </table:table-cell>
          <table:table-cell office:value-type="string">
            <text:p>rochapreach@hotmail.com</text:p>
          </table:table-cell>
        </table:table-row>
        <table:table-row table:style-name="ro1" table:visibility="filter">
          <table:table-cell office:value-type="float" office:value="6516591">
            <text:p>65165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16591">
            <text:p>6516591</text:p>
          </table:table-cell>
          <table:table-cell office:value-type="string">
            <text:p>Bolivar</text:p>
          </table:table-cell>
          <table:table-cell office:value-type="float" office:value="6516591">
            <text:p>6516591</text:p>
          </table:table-cell>
          <table:table-cell office:value-type="string">
            <text:p>GINO DE JESUS CANTILLO PIMIENTA</text:p>
          </table:table-cell>
          <table:table-cell office:value-type="string">
            <text:p>URBANIZACION LA FLORESTA 2A CALLE MANZANA B LOTE 9</text:p>
          </table:table-cell>
          <table:table-cell/>
          <table:table-cell table:style-name="ce1" office:value-type="string">
            <text:p>1143333073-</text:p>
          </table:table-cell>
          <table:table-cell office:value-type="string">
            <text:p>ginno cantillo pimient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INNO DE JESUS CANTILLO PIMIENTA</text:p>
          </table:table-cell>
          <table:table-cell office:value-type="float" office:value="3043284292">
            <text:p>304328429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LA FLORESTA 2A CALLE MANZANA B LOTE 9</text:p>
          </table:table-cell>
          <table:table-cell office:value-type="string">
            <text:p>gicapi3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DRIANA PATRICIA LLORENTE MARTINEZ</text:p>
          </table:table-cell>
          <table:table-cell office:value-type="string">
            <text:p>CARRERA 17 NO 67 48 DANIEL LEMATRIE</text:p>
          </table:table-cell>
          <table:table-cell/>
          <table:table-cell office:value-type="string">
            <text:p>CAMARA <text:s/>DE <text:s/>COMERCIO <text:s/>DE <text:s/>CARTAGENA</text:p>
          </table:table-cell>
          <table:table-cell office:value-type="string">
            <text:p>890480041-1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ADRIANA PATRICIA LLORENTE MARTINEZ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17 NO 67 48 DANIEL LEMATRIE</text:p>
          </table:table-cell>
          <table:table-cell office:value-type="string">
            <text:p>adrianapatricia520@hotmail.com</text:p>
          </table:table-cell>
        </table:table-row>
        <table:table-row table:style-name="ro1" table:visibility="filter">
          <table:table-cell office:value-type="float" office:value="6447749">
            <text:p>64477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47749">
            <text:p>6447749</text:p>
          </table:table-cell>
          <table:table-cell office:value-type="string">
            <text:p>Bolivar</text:p>
          </table:table-cell>
          <table:table-cell office:value-type="float" office:value="6447749">
            <text:p>6447749</text:p>
          </table:table-cell>
          <table:table-cell office:value-type="string">
            <text:p>BIENVENIDO ROY TORRES CARDENAS</text:p>
          </table:table-cell>
          <table:table-cell office:value-type="string">
            <text:p>BARRIO SAN PEDRO. MANZANA 36 L 4</text:p>
          </table:table-cell>
          <table:table-cell/>
          <table:table-cell table:style-name="ce1" office:value-type="string">
            <text:p>73092931-</text:p>
          </table:table-cell>
          <table:table-cell office:value-type="string">
            <text:p>Bienvenido Roy Torres Cardenas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IENVENIDO ROY TORRES CARDENAS</text:p>
          </table:table-cell>
          <table:table-cell office:value-type="float" office:value="3145812954">
            <text:p>31458129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PEDRO. MANZANA 36 L 4</text:p>
          </table:table-cell>
          <table:table-cell office:value-type="string">
            <text:p>royserrot1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2721572">
            <text:p>3162721572</text:p>
          </table:table-cell>
          <table:table-cell office:value-type="string">
            <text:p>Bolivar</text:p>
          </table:table-cell>
          <table:table-cell office:value-type="float" office:value="6551305">
            <text:p>6551305</text:p>
          </table:table-cell>
          <table:table-cell office:value-type="string">
            <text:p>GERMAN BARRERA</text:p>
          </table:table-cell>
          <table:table-cell office:value-type="string">
            <text:p>CALLE JULIO ALBOREDA NO 44 56 BARRIO TORICES</text:p>
          </table:table-cell>
          <table:table-cell/>
          <table:table-cell office:value-type="string">
            <text:p>BARRERA <text:s/>GERMAN</text:p>
          </table:table-cell>
          <table:table-cell office:value-type="string">
            <text:p>14962473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ERMAN BARRERA</text:p>
          </table:table-cell>
          <table:table-cell office:value-type="float" office:value="3162721572">
            <text:p>316272157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JULIO ALBOREDA NO 44 56 BARRIO TORICES</text:p>
          </table:table-cell>
          <table:table-cell office:value-type="string">
            <text:p>germanbarrera18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3645">
            <text:p>6643645</text:p>
          </table:table-cell>
          <table:table-cell office:value-type="string">
            <text:p>Bolivar</text:p>
          </table:table-cell>
          <table:table-cell office:value-type="float" office:value="6643645">
            <text:p>6643645</text:p>
          </table:table-cell>
          <table:table-cell/>
          <table:table-cell office:value-type="string">
            <text:p>CALLE DEL CANDILEJO No. 32-34</text:p>
          </table:table-cell>
          <table:table-cell office:value-type="float" office:value="6">
            <text:p>6</text:p>
          </table:table-cell>
          <table:table-cell office:value-type="string">
            <text:p>CLUB INVERSIONES FER SAS</text:p>
          </table:table-cell>
          <table:table-cell office:value-type="string">
            <text:p>900271935-8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LE PETIT CLUB PRIVADO</text:p>
          </table:table-cell>
          <table:table-cell office:value-type="float" office:value="3135632701">
            <text:p>3135632701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ESQUINA CALLES CABAL Y DEL CANDILEJO NO 32 34</text:p>
          </table:table-cell>
          <table:table-cell office:value-type="string">
            <text:p>hotelepetit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58116">
            <text:p>6658116</text:p>
          </table:table-cell>
          <table:table-cell office:value-type="string">
            <text:p>Bolivar</text:p>
          </table:table-cell>
          <table:table-cell office:value-type="float" office:value="6658119">
            <text:p>6658119</text:p>
          </table:table-cell>
          <table:table-cell office:value-type="string">
            <text:p>VIKTOR SEBEK</text:p>
          </table:table-cell>
          <table:table-cell office:value-type="string">
            <text:p>CENTRO CALLE SANTO DOMINGO NO 3 63 EDIFICIO ELEJAMIN APARTAMENTO 2C</text:p>
          </table:table-cell>
          <table:table-cell office:value-type="float" office:value="2">
            <text:p>2</text:p>
          </table:table-cell>
          <table:table-cell office:value-type="string">
            <text:p>SEBEK <text:s/>VIKTOR</text:p>
          </table:table-cell>
          <table:table-cell office:value-type="string">
            <text:p>104742539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VIKTOR SEBEK ARRIENDOS</text:p>
          </table:table-cell>
          <table:table-cell office:value-type="float" office:value="3135564053">
            <text:p>313556405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TO DOMINGO NO 3 63 EDIFICIO ELEJAMIN APARTAMENTO 2C</text:p>
          </table:table-cell>
          <table:table-cell office:value-type="string">
            <text:p>vsebek2008@gmail.com</text:p>
          </table:table-cell>
        </table:table-row>
        <table:table-row table:style-name="ro1">
          <table:table-cell office:value-type="float" office:value="6649880">
            <text:p>664988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9880">
            <text:p>66498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ALLE TUMBAMUERTOS Nº 38-94</text:p>
          </table:table-cell>
          <table:table-cell office:value-type="float" office:value="5">
            <text:p>5</text:p>
          </table:table-cell>
          <table:table-cell office:value-type="string">
            <text:p>CASA <text:s/>MARIA <text:s/>CARTAGENA <text:s/>S.A.S</text:p>
          </table:table-cell>
          <table:table-cell office:value-type="string">
            <text:p>900283941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MARIA CARTAGENA S.A.S</text:p>
          </table:table-cell>
          <table:table-cell office:value-type="float" office:value="3135979888">
            <text:p>3135979888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LLE TUMBAMUERTOS NO 38 94</text:p>
          </table:table-cell>
          <table:table-cell office:value-type="string">
            <text:p>gerencia.casamaria@yahoo.es</text:p>
          </table:table-cell>
        </table:table-row>
        <table:table-row table:style-name="ro1">
          <table:table-cell office:value-type="float" office:value="6646344">
            <text:p>6646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3164564953">
            <text:p>31645649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ESTRADA RAMIREZ SANTIAGO DE JESUS</text:p>
          </table:table-cell>
          <table:table-cell office:value-type="string">
            <text:p>3517825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VILLA GRANDE INN HOTEL</text:p>
          </table:table-cell>
          <table:table-cell office:value-type="float" office:value="3164564953">
            <text:p>3164564953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 10 33 PISO 2</text:p>
          </table:table-cell>
          <table:table-cell office:value-type="string">
            <text:p>casa_villagrandeinn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006554299">
            <text:p>3006554299</text:p>
          </table:table-cell>
          <table:table-cell office:value-type="string">
            <text:p>Bolivar</text:p>
          </table:table-cell>
          <table:table-cell office:value-type="float" office:value="3006554299">
            <text:p>3006554299</text:p>
          </table:table-cell>
          <table:table-cell office:value-type="string">
            <text:p>MARISELA UCROS QUINTERO</text:p>
          </table:table-cell>
          <table:table-cell office:value-type="string">
            <text:p>EJECUTIVOS SEGUNDA ETAPA BLOQUE K 407</text:p>
          </table:table-cell>
          <table:table-cell office:value-type="float" office:value="8">
            <text:p>8</text:p>
          </table:table-cell>
          <table:table-cell office:value-type="string">
            <text:p>CARTAGENA ES MI CASA LIMITADA</text:p>
          </table:table-cell>
          <table:table-cell office:value-type="string">
            <text:p>900172948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RTAGENA ES MI CASA</text:p>
          </table:table-cell>
          <table:table-cell office:value-type="float" office:value="3006554299">
            <text:p>3006554299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5 NO 5 EDIFICIO MARUSSA</text:p>
          </table:table-cell>
          <table:table-cell office:value-type="string">
            <text:p>cartagena@cartagenaesmicasa.com</text:p>
          </table:table-cell>
        </table:table-row>
        <table:table-row table:style-name="ro1" table:visibility="filter">
          <table:table-cell office:value-type="float" office:value="6431755">
            <text:p>643175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2 - Alojamiento en aparta-hoteles</text:p>
          </table:table-cell>
          <table:table-cell office:value-type="float" office:value="6431755">
            <text:p>6431755</text:p>
          </table:table-cell>
          <table:table-cell office:value-type="string">
            <text:p>Bolivar</text:p>
          </table:table-cell>
          <table:table-cell office:value-type="float" office:value="6431755">
            <text:p>6431755</text:p>
          </table:table-cell>
          <table:table-cell office:value-type="string">
            <text:p>MARIA CLEMENCIA JARAMILLO ESPINOSA</text:p>
          </table:table-cell>
          <table:table-cell office:value-type="string">
            <text:p>BOCAGRANDE EDIFICIO CARTAGENA DE INDIAS CLL 13 NO 125 LOCAL 02</text:p>
          </table:table-cell>
          <table:table-cell office:value-type="float" office:value="45">
            <text:p>45</text:p>
          </table:table-cell>
          <table:table-cell office:value-type="string">
            <text:p>JARAMILLO ESPINOSA MARIA CLEMENCIA</text:p>
          </table:table-cell>
          <table:table-cell office:value-type="string">
            <text:p>39681233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CARTAGENA REAL</text:p>
          </table:table-cell>
          <table:table-cell office:value-type="float" office:value="3103520799">
            <text:p>3103520799</text:p>
          </table:table-cell>
          <table:table-cell office:value-type="float" office:value="8">
            <text:p>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EDIFICIO CARTAGENA DE INDIAS CLL 13 NO 125 LOCAL 02</text:p>
          </table:table-cell>
          <table:table-cell office:value-type="string">
            <text:p>contabilidad@cartagenarea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525463">
            <text:p>652546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INVERSIONES SANCHEZ ZULUAGA Y CIA S EN C</text:p>
          </table:table-cell>
          <table:table-cell office:value-type="string">
            <text:p>90026986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SEBASTIAN REAL CARTAGENA</text:p>
          </table:table-cell>
          <table:table-cell office:value-type="float" office:value="6525463">
            <text:p>6525463</text:p>
          </table:table-cell>
          <table:table-cell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54 NO 95 28 DOÑA MANUELA</text:p>
          </table:table-cell>
          <table:table-cell office:value-type="string">
            <text:p>hotelsansebastianreal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53337788">
            <text:p>3153337788</text:p>
          </table:table-cell>
          <table:table-cell office:value-type="string">
            <text:p>Bolivar</text:p>
          </table:table-cell>
          <table:table-cell office:value-type="float" office:value="3153337788">
            <text:p>3153337788</text:p>
          </table:table-cell>
          <table:table-cell office:value-type="string">
            <text:p>JAIME ALBERTO ALONSO SOLORZANO</text:p>
          </table:table-cell>
          <table:table-cell office:value-type="string">
            <text:p>CARRERA 1 NO 38 39 EL LAGUITO EDIFICIO CRISTOFORO COLOMBO APARTAMENTO 304</text:p>
          </table:table-cell>
          <table:table-cell office:value-type="float" office:value="1">
            <text:p>1</text:p>
          </table:table-cell>
          <table:table-cell office:value-type="string">
            <text:p>16711779-8</text:p>
          </table:table-cell>
          <table:table-cell office:value-type="string">
            <text:p>Jaime Alberto Alonso Solorzano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304 VIVIENDA TURISTICA</text:p>
          </table:table-cell>
          <table:table-cell office:value-type="float" office:value="3153337788">
            <text:p>315333778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EL LAGUITO EDIFICIO LAS 3 CALAVERAS APARTAMENTO 10 1B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34202903">
            <text:p>3134202903</text:p>
          </table:table-cell>
          <table:table-cell office:value-type="string">
            <text:p>Bolivar</text:p>
          </table:table-cell>
          <table:table-cell office:value-type="float" office:value="3134202903">
            <text:p>3134202903</text:p>
          </table:table-cell>
          <table:table-cell office:value-type="string">
            <text:p>ALFREDO DIEGO SARMIENTO ARANZALES</text:p>
          </table:table-cell>
          <table:table-cell office:value-type="string">
            <text:p>CARRERA 1 NO 1 25 EL LAGUITO APARTAMENTO 1-8A</text:p>
          </table:table-cell>
          <table:table-cell office:value-type="float" office:value="2">
            <text:p>2</text:p>
          </table:table-cell>
          <table:table-cell office:value-type="string">
            <text:p>SARMIENTO ARANZALES ALFREDO DIEGO</text:p>
          </table:table-cell>
          <table:table-cell office:value-type="string">
            <text:p>156861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 - 8A LAS TRES CARABELAS</text:p>
          </table:table-cell>
          <table:table-cell office:value-type="float" office:value="3134202903">
            <text:p>313420290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EL LAGUITO APARTAMENTO 1-8A</text:p>
          </table:table-cell>
          <table:table-cell office:value-type="string">
            <text:p>parramarina@hotmail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/>
          <table:table-cell office:value-type="string">
            <text:p>CABRERO AV SANTANDER No. 41-202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GEMA TOURS S.A. ARRENDADOR DE VEHICULOS</text:p>
          </table:table-cell>
          <table:table-cell office:value-type="float" office:value="3157313213">
            <text:p>315731321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ENIDA SANTANDER NO 41 202</text:p>
          </table:table-cell>
          <table:table-cell office:value-type="string">
            <text:p>dianagedeon@gematours.com</text:p>
          </table:table-cell>
        </table:table-row>
        <table:table-row table:style-name="ro1">
          <table:table-cell office:value-type="float" office:value="6643562">
            <text:p>6643562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3562">
            <text:p>664356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E DEL GUERRERO No. 29-134</text:p>
          </table:table-cell>
          <table:table-cell office:value-type="float" office:value="6">
            <text:p>6</text:p>
          </table:table-cell>
          <table:table-cell office:value-type="string">
            <text:p>RUIZ CARDONA LEONARDO</text:p>
          </table:table-cell>
          <table:table-cell office:value-type="string">
            <text:p>1676225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- HOSTAL CASA TATIS CARTAGENA</text:p>
          </table:table-cell>
          <table:table-cell office:value-type="float" office:value="3157284000">
            <text:p>3157284000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L GUERRERO NO 29 134</text:p>
          </table:table-cell>
          <table:table-cell office:value-type="string">
            <text:p>hotelcasatatis@hotmail.com</text:p>
          </table:table-cell>
        </table:table-row>
        <table:table-row table:style-name="ro1">
          <table:table-cell office:value-type="float" office:value="6650036">
            <text:p>665003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0552">
            <text:p>6650552</text:p>
          </table:table-cell>
          <table:table-cell office:value-type="string">
            <text:p>Bolivar</text:p>
          </table:table-cell>
          <table:table-cell office:value-type="float" office:value="6650552">
            <text:p>6650552</text:p>
          </table:table-cell>
          <table:table-cell/>
          <table:table-cell office:value-type="string">
            <text:p>BOCAGRANDE CRA 2 No. 4-87</text:p>
          </table:table-cell>
          <table:table-cell office:value-type="float" office:value="80">
            <text:p>80</text:p>
          </table:table-cell>
          <table:table-cell office:value-type="string">
            <text:p>PLAYAS DEL CARIBE S.A.S.</text:p>
          </table:table-cell>
          <table:table-cell office:value-type="string">
            <text:p>90036361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PLAYA CLUB</text:p>
          </table:table-cell>
          <table:table-cell office:value-type="float" office:value="3006650552">
            <text:p>3006650552</text:p>
          </table:table-cell>
          <table:table-cell office:value-type="float" office:value="27">
            <text:p>27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4 87</text:p>
          </table:table-cell>
          <table:table-cell office:value-type="string">
            <text:p>contabilidad@hotelplayaclubcartagena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0666">
            <text:p>6600666</text:p>
          </table:table-cell>
          <table:table-cell office:value-type="string">
            <text:p>Bolivar</text:p>
          </table:table-cell>
          <table:table-cell office:value-type="float" office:value="6643511">
            <text:p>6643511</text:p>
          </table:table-cell>
          <table:table-cell/>
          <table:table-cell office:value-type="string">
            <text:p>BARRIO GETSEMANI K.10 No. 31-39</text:p>
          </table:table-cell>
          <table:table-cell office:value-type="float" office:value="18">
            <text:p>18</text:p>
          </table:table-cell>
          <table:table-cell office:value-type="string">
            <text:p>CASA CANABAL HOTEL BOUTIQUE S.A.S</text:p>
          </table:table-cell>
          <table:table-cell office:value-type="string">
            <text:p>90036123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CANABAL HOTEL BOUTIQUE S.A.S.</text:p>
          </table:table-cell>
          <table:table-cell office:value-type="float" office:value="3182392217">
            <text:p>3182392217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GETSEMANI CARRERA 10 NO 31 39</text:p>
          </table:table-cell>
          <table:table-cell office:value-type="string">
            <text:p>contabilidad@casacanabalhote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700040">
            <text:p>6700040</text:p>
          </table:table-cell>
          <table:table-cell office:value-type="string">
            <text:p>Bolivar</text:p>
          </table:table-cell>
          <table:table-cell office:value-type="float" office:value="6642656">
            <text:p>6642656</text:p>
          </table:table-cell>
          <table:table-cell office:value-type="string">
            <text:p>KALEIL ISAZA TUZMAN</text:p>
          </table:table-cell>
          <table:table-cell office:value-type="string">
            <text:p>CENTRO CALLE COCHERO DEL HOBO CARRERA 8 NO 38 73</text:p>
          </table:table-cell>
          <table:table-cell office:value-type="float" office:value="4">
            <text:p>4</text:p>
          </table:table-cell>
          <table:table-cell office:value-type="string">
            <text:p>ISAZA TUZMAN KALEIL</text:p>
          </table:table-cell>
          <table:table-cell office:value-type="string">
            <text:p>700011395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L HOBO</text:p>
          </table:table-cell>
          <table:table-cell office:value-type="float" office:value="3174021594">
            <text:p>3174021594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COCHERO DEL HOBO CARRERA 8 NO 38 73</text:p>
          </table:table-cell>
          <table:table-cell office:value-type="string">
            <text:p>kitctg@hotmail.com</text:p>
          </table:table-cell>
        </table:table-row>
        <table:table-row table:style-name="ro1" table:visibility="filter">
          <table:table-cell office:value-type="float" office:value="6653438">
            <text:p>665343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57675">
            <text:p>66576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OTEL CARIBE, CRA. 1a No. 2-87 LOCAL 9</text:p>
          </table:table-cell>
          <table:table-cell/>
          <table:table-cell office:value-type="string">
            <text:p>CHAVARRIAGA MOLINA JUAN JOSE</text:p>
          </table:table-cell>
          <table:table-cell office:value-type="string">
            <text:p>98569352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BUZOS DE BARU</text:p>
          </table:table-cell>
          <table:table-cell office:value-type="float" office:value="3205732045">
            <text:p>320573204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HOTEL CARIBE CARRERA 1 NO 2 87 LOCAL 9</text:p>
          </table:table-cell>
          <table:table-cell office:value-type="string">
            <text:p>dive@buzosdebaru.com</text:p>
          </table:table-cell>
        </table:table-row>
        <table:table-row table:style-name="ro1" table:visibility="filter">
          <table:table-cell office:value-type="float" office:value="6652471">
            <text:p>665247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2471">
            <text:p>6652471</text:p>
          </table:table-cell>
          <table:table-cell office:value-type="string">
            <text:p>Bolivar</text:p>
          </table:table-cell>
          <table:table-cell office:value-type="float" office:value="6653645">
            <text:p>6653645</text:p>
          </table:table-cell>
          <table:table-cell/>
          <table:table-cell office:value-type="string">
            <text:p>CALLE 6 No 2-36 BOCAGRANDE</text:p>
          </table:table-cell>
          <table:table-cell/>
          <table:table-cell office:value-type="string">
            <text:p>GALEANO GONZALEZ HERNANDO DE JESUS</text:p>
          </table:table-cell>
          <table:table-cell office:value-type="string">
            <text:p>15260976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RINCON DE ANTIOQUIA</text:p>
          </table:table-cell>
          <table:table-cell office:value-type="float" office:value="6652471">
            <text:p>665247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LLE 6 NO 2 36</text:p>
          </table:table-cell>
          <table:table-cell office:value-type="string">
            <text:p>uney123@hotmail.com</text:p>
          </table:table-cell>
        </table:table-row>
        <table:table-row table:style-name="ro1" table:visibility="filter">
          <table:table-cell office:value-type="float" office:value="6690251">
            <text:p>6690251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WU HOK YING</text:p>
          </table:table-cell>
          <table:table-cell office:value-type="string">
            <text:p>EDIFICIO COMODORO LOCAL 2 Y 3</text:p>
          </table:table-cell>
          <table:table-cell/>
          <table:table-cell office:value-type="string">
            <text:p>RESTAURANTE DRAGON DE LA MARINA</text:p>
          </table:table-cell>
          <table:table-cell office:value-type="string">
            <text:p>600000247-9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DRAGON KING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EDIFICIO COMODORO LOCAL 2 Y 3</text:p>
          </table:table-cell>
          <table:table-cell office:value-type="string">
            <text:p>jocrimesi@hotmail.com</text:p>
          </table:table-cell>
        </table:table-row>
        <table:table-row table:style-name="ro1">
          <table:table-cell office:value-type="float" office:value="6652457">
            <text:p>665245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6652457">
            <text:p>665245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ARRERO BAQUERO CARLOS</text:p>
          </table:table-cell>
          <table:table-cell office:value-type="string">
            <text:p>79044351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RISA CARIBE</text:p>
          </table:table-cell>
          <table:table-cell office:value-type="float" office:value="3133952668">
            <text:p>3133952668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OCAGRANDE CARRERA 3 NO 5 112</text:p>
          </table:table-cell>
          <table:table-cell office:value-type="string">
            <text:p>hotelbrisacaribe@hotmail.es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string">
            <text:p>6645710-6642396</text:p>
          </table:table-cell>
          <table:table-cell office:value-type="string">
            <text:p>Bolivar</text:p>
          </table:table-cell>
          <table:table-cell office:value-type="float" office:value="6645710">
            <text:p>6645710</text:p>
          </table:table-cell>
          <table:table-cell table:number-columns-repeated="3"/>
          <table:table-cell office:value-type="string">
            <text:p>RESTAURANTE MAR DE LAS ANTILLAS S.A.S</text:p>
          </table:table-cell>
          <table:table-cell office:value-type="string">
            <text:p>900447910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MAR DE LAS ANTILLAS S.A.S.</text:p>
          </table:table-cell>
          <table:table-cell office:value-type="float" office:value="3135637865">
            <text:p>313563786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LARGA NO 8B 26</text:p>
          </table:table-cell>
          <table:table-cell office:value-type="string">
            <text:p>restaurantemardelasantillas@hotmail.com</text:p>
          </table:table-cell>
        </table:table-row>
        <table:table-row table:style-name="ro1" table:visibility="filter">
          <table:table-cell office:value-type="float" office:value="6551800">
            <text:p>655180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551800">
            <text:p>6551800</text:p>
          </table:table-cell>
          <table:table-cell office:value-type="string">
            <text:p>Bolivar</text:p>
          </table:table-cell>
          <table:table-cell office:value-type="float" office:value="6551800">
            <text:p>6551800</text:p>
          </table:table-cell>
          <table:table-cell office:value-type="string">
            <text:p>LUIS GUILLERMO CASTELLAR POSSO</text:p>
          </table:table-cell>
          <table:table-cell office:value-type="string">
            <text:p>BBARRIO EL LAGUITO CRA 1A EDIFICIO RIVIERE PISO 1 LOCAL 1A -153</text:p>
          </table:table-cell>
          <table:table-cell office:value-type="float" office:value="2">
            <text:p>2</text:p>
          </table:table-cell>
          <table:table-cell office:value-type="string">
            <text:p>CASTELLAR POSSO LUIS GUILLERMO</text:p>
          </table:table-cell>
          <table:table-cell office:value-type="string">
            <text:p>73088203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CASTELLAR Y AGENCIA OPERADORA DE TURISMO LUCHO TOUR</text:p>
          </table:table-cell>
          <table:table-cell office:value-type="float" office:value="3157540365">
            <text:p>315754036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LAGUITO CRA 1A EDIFICIO RIVIERE PISO 1 LOCAL 1A -153</text:p>
          </table:table-cell>
          <table:table-cell office:value-type="string">
            <text:p>l.castelar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21078">
            <text:p>6621078</text:p>
          </table:table-cell>
          <table:table-cell office:value-type="string">
            <text:p>Bolivar</text:p>
          </table:table-cell>
          <table:table-cell office:value-type="float" office:value="6621078">
            <text:p>6621078</text:p>
          </table:table-cell>
          <table:table-cell/>
          <table:table-cell office:value-type="string">
            <text:p>BRR. BOSQUE TRV 45A CL 2da DEL MAMON</text:p>
          </table:table-cell>
          <table:table-cell office:value-type="float" office:value="20">
            <text:p>20</text:p>
          </table:table-cell>
          <table:table-cell office:value-type="string">
            <text:p>MUÑOZ ANGULO RENNE DE JESUS</text:p>
          </table:table-cell>
          <table:table-cell office:value-type="string">
            <text:p>73159532-6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Y RESTAURANTE BAHIA</text:p>
          </table:table-cell>
          <table:table-cell office:value-type="float" office:value="3008332521">
            <text:p>3008332521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BOSQUE TRANSVERSAL 45A CALLE 2 DEL MAMON</text:p>
          </table:table-cell>
          <table:table-cell office:value-type="string">
            <text:p>remuan@yahoo.com</text:p>
          </table:table-cell>
        </table:table-row>
        <table:table-row table:style-name="ro1" table:visibility="filter">
          <table:table-cell office:value-type="float" office:value="6651435">
            <text:p>665143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de administración empresarial</text:p>
          </table:table-cell>
          <table:table-cell office:value-type="float" office:value="3145624881">
            <text:p>3145624881</text:p>
          </table:table-cell>
          <table:table-cell office:value-type="string">
            <text:p>Bolivar</text:p>
          </table:table-cell>
          <table:table-cell office:value-type="float" office:value="3145624881">
            <text:p>3145624881</text:p>
          </table:table-cell>
          <table:table-cell office:value-type="string">
            <text:p>ERIKA MARIA CARDENAS SIMARRA</text:p>
          </table:table-cell>
          <table:table-cell office:value-type="string">
            <text:p>LAGUITO EDIFICIO TORRES DEL LAGO CARRERA 1 NO 1A 169</text:p>
          </table:table-cell>
          <table:table-cell office:value-type="float" office:value="3">
            <text:p>3</text:p>
          </table:table-cell>
          <table:table-cell office:value-type="string">
            <text:p>CARDENAS SIMARRA ERIKA MARIA</text:p>
          </table:table-cell>
          <table:table-cell office:value-type="string">
            <text:p>45754164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RIKA CARDENAS INMOBILIARIA</text:p>
          </table:table-cell>
          <table:table-cell office:value-type="float" office:value="3145624881">
            <text:p>314562488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50 NO 30D 23</text:p>
          </table:table-cell>
          <table:table-cell office:value-type="string">
            <text:p>erikacartagena1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42208">
            <text:p>664220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E 30 No. 10 - 81</text:p>
          </table:table-cell>
          <table:table-cell office:value-type="float" office:value="23">
            <text:p>23</text:p>
          </table:table-cell>
          <table:table-cell office:value-type="string">
            <text:p>FOX MORILLO PATRICIA</text:p>
          </table:table-cell>
          <table:table-cell office:value-type="string">
            <text:p>45445406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BALUARTE</text:p>
          </table:table-cell>
          <table:table-cell office:value-type="float" office:value="3135282090">
            <text:p>3135282090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MEDIA LUNA NO 10 82</text:p>
          </table:table-cell>
          <table:table-cell office:value-type="string">
            <text:p>admin@hostalcasabaluarte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08144841">
            <text:p>3008144841</text:p>
          </table:table-cell>
          <table:table-cell office:value-type="string">
            <text:p>Bolivar</text:p>
          </table:table-cell>
          <table:table-cell office:value-type="float" office:value="3008144841">
            <text:p>3008144841</text:p>
          </table:table-cell>
          <table:table-cell office:value-type="string">
            <text:p>ELVIRA JUDITH HERNANDEZ LOPEZ</text:p>
          </table:table-cell>
          <table:table-cell office:value-type="string">
            <text:p>EL LAGUITO EDIFICIO LAS TRES CARABELAS APARTAMENTO 18-1B CARRERA 1 NO 1 25</text:p>
          </table:table-cell>
          <table:table-cell office:value-type="float" office:value="2">
            <text:p>2</text:p>
          </table:table-cell>
          <table:table-cell office:value-type="string">
            <text:p>HERNANDEZ LOPEZ ELVIRA JUDITH</text:p>
          </table:table-cell>
          <table:table-cell office:value-type="string">
            <text:p>33114085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8-1B VIVIENDA TURISTICA</text:p>
          </table:table-cell>
          <table:table-cell office:value-type="float" office:value="3008144841">
            <text:p>3008144841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EDIFICIO LAS TRES CARABELAS APARTAMENTO 18-1B CARRERA 1 NO 1 25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 office:value-type="float" office:value="6650595">
            <text:p>665059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57272667">
            <text:p>3157272667</text:p>
          </table:table-cell>
          <table:table-cell office:value-type="string">
            <text:p>Bolivar</text:p>
          </table:table-cell>
          <table:table-cell office:value-type="float" office:value="6650836">
            <text:p>6650836</text:p>
          </table:table-cell>
          <table:table-cell office:value-type="string">
            <text:p>RODRIGO BONNET ALGARIN</text:p>
          </table:table-cell>
          <table:table-cell office:value-type="string">
            <text:p>LOCAL 1 EDIFICIO 3 CARABELAS</text:p>
          </table:table-cell>
          <table:table-cell office:value-type="float" office:value="13">
            <text:p>13</text:p>
          </table:table-cell>
          <table:table-cell office:value-type="string">
            <text:p>BONETT ALGARIN RODRIGO</text:p>
          </table:table-cell>
          <table:table-cell office:value-type="string">
            <text:p>813019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RIENDOS BONNET</text:p>
          </table:table-cell>
          <table:table-cell office:value-type="float" office:value="3157272667">
            <text:p>3157272667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CAL 1 EDIFICIO 3 CARABELAS</text:p>
          </table:table-cell>
          <table:table-cell office:value-type="string">
            <text:p>igorbonnet@yahoo.com</text:p>
          </table:table-cell>
        </table:table-row>
        <table:table-row table:style-name="ro1" table:visibility="filter">
          <table:table-cell office:value-type="float" office:value="6600436">
            <text:p>660043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00436">
            <text:p>66004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AMURALLADO PLAZA SANTO DOMINGO LC. 1</text:p>
          </table:table-cell>
          <table:table-cell/>
          <table:table-cell office:value-type="string">
            <text:p>RESTAURANTE DEL CARIBE 3.000 <text:s/>S.A.S.</text:p>
          </table:table-cell>
          <table:table-cell office:value-type="string">
            <text:p>900351485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DEL CARIBE 3000 SAS</text:p>
          </table:table-cell>
          <table:table-cell office:value-type="float" office:value="3008387336">
            <text:p>30083873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AMURALLADO PLAZA SANTO DOMINGO LOCAL 1</text:p>
          </table:table-cell>
          <table:table-cell office:value-type="string">
            <text:p>hectorraul04@hotmail.com</text:p>
          </table:table-cell>
        </table:table-row>
        <table:table-row table:style-name="ro1" table:visibility="filter">
          <table:table-cell office:value-type="float" office:value="6664112">
            <text:p>6664112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office:value-type="string">
            <text:p>5012 - Comercio de vehiculos automotores usados</text:p>
          </table:table-cell>
          <table:table-cell office:value-type="float" office:value="6664112">
            <text:p>6664112</text:p>
          </table:table-cell>
          <table:table-cell office:value-type="string">
            <text:p>Bolivar</text:p>
          </table:table-cell>
          <table:table-cell office:value-type="float" office:value="6664112">
            <text:p>6664112</text:p>
          </table:table-cell>
          <table:table-cell table:number-columns-repeated="3"/>
          <table:table-cell office:value-type="string">
            <text:p>CAR Y RENTA S.A.S.</text:p>
          </table:table-cell>
          <table:table-cell office:value-type="string">
            <text:p>900323678-4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CAR Y RENTA S.A.S</text:p>
          </table:table-cell>
          <table:table-cell office:value-type="float" office:value="3132608556">
            <text:p>313260855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eropuerto Internacional Rafael Núñez Of.1013</text:p>
          </table:table-cell>
          <table:table-cell office:value-type="string">
            <text:p>servicio@caryrenta.com</text:p>
          </table:table-cell>
        </table:table-row>
        <table:table-row table:style-name="ro1" table:visibility="filter">
          <table:table-cell office:value-type="float" office:value="6600436">
            <text:p>660043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0436">
            <text:p>66004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ONJUNTO SANTO DOMINGO LC. 1</text:p>
          </table:table-cell>
          <table:table-cell/>
          <table:table-cell office:value-type="string">
            <text:p>NUEVA COMIDA LIMITADA</text:p>
          </table:table-cell>
          <table:table-cell office:value-type="string">
            <text:p>900350271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NUEVA COMIDA LIMITADA</text:p>
          </table:table-cell>
          <table:table-cell office:value-type="float" office:value="3008387336">
            <text:p>30083873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NJUNTO SANTO DOMINGO LOCAL 1</text:p>
          </table:table-cell>
          <table:table-cell office:value-type="string">
            <text:p>hectorraul04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0158">
            <text:p>6600158</text:p>
          </table:table-cell>
          <table:table-cell office:value-type="string">
            <text:p>Bolivar</text:p>
          </table:table-cell>
          <table:table-cell office:value-type="float" office:value="6600158">
            <text:p>6600158</text:p>
          </table:table-cell>
          <table:table-cell/>
          <table:table-cell office:value-type="string">
            <text:p>GETSEMANI CALLE DE LA MARAVILLA # 30-55</text:p>
          </table:table-cell>
          <table:table-cell office:value-type="float" office:value="8">
            <text:p>8</text:p>
          </table:table-cell>
          <table:table-cell office:value-type="string">
            <text:p>MARTINEZ BRITTON DAVID ANGEL</text:p>
          </table:table-cell>
          <table:table-cell office:value-type="string">
            <text:p>73087223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DE LAS AMERICAS</text:p>
          </table:table-cell>
          <table:table-cell office:value-type="float" office:value="3145698374">
            <text:p>3145698374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S MARAVILLAS NO 30 55</text:p>
          </table:table-cell>
          <table:table-cell office:value-type="string">
            <text:p>davidangelmartinezbritton@gmail.com</text:p>
          </table:table-cell>
        </table:table-row>
        <table:table-row table:style-name="ro1">
          <table:table-cell office:value-type="float" office:value="3126706937">
            <text:p>31267069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26706937">
            <text:p>3126706937</text:p>
          </table:table-cell>
          <table:table-cell office:value-type="string">
            <text:p>Bolivar</text:p>
          </table:table-cell>
          <table:table-cell office:value-type="float" office:value="6640739">
            <text:p>6640739</text:p>
          </table:table-cell>
          <table:table-cell/>
          <table:table-cell office:value-type="string">
            <text:p>MANZANILLO DEL MAR, KM 3 ANILLO VIAL ZONA NORTE</text:p>
          </table:table-cell>
          <table:table-cell office:value-type="float" office:value="13">
            <text:p>13</text:p>
          </table:table-cell>
          <table:table-cell office:value-type="string">
            <text:p>BASKARIBEÑA DE SERVICIOS S.A.S.</text:p>
          </table:table-cell>
          <table:table-cell office:value-type="string">
            <text:p>900328321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KARMAIRI HOTEL SPA</text:p>
          </table:table-cell>
          <table:table-cell office:value-type="float" office:value="3126706937">
            <text:p>3126706937</text:p>
          </table:table-cell>
          <table:table-cell office:value-type="float" office:value="30">
            <text:p>30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Via a manzanillo del Mar Km 3</text:p>
          </table:table-cell>
          <table:table-cell office:value-type="string">
            <text:p>gerente.general@karmairi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431182">
            <text:p>6431182</text:p>
          </table:table-cell>
          <table:table-cell office:value-type="string">
            <text:p>Bolivar</text:p>
          </table:table-cell>
          <table:table-cell office:value-type="float" office:value="6431182">
            <text:p>6431182</text:p>
          </table:table-cell>
          <table:table-cell office:value-type="string">
            <text:p>MARIA EUGENIA MARTINEZ ROBLES</text:p>
          </table:table-cell>
          <table:table-cell office:value-type="string">
            <text:p>KM 9 ANILLO VIA AL MAR CENTRO CIAL LAS RAMBLAS <text:s/>LOCAL 508</text:p>
          </table:table-cell>
          <table:table-cell office:value-type="float" office:value="2">
            <text:p>2</text:p>
          </table:table-cell>
          <table:table-cell office:value-type="string">
            <text:p>36554840-9</text:p>
          </table:table-cell>
          <table:table-cell office:value-type="string">
            <text:p>Maria Eugenia Martinez Robles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PABLO-S MEXICAN BAR - GRILL</text:p>
          </table:table-cell>
          <table:table-cell office:value-type="float" office:value="3012052407">
            <text:p>301205240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1 NO 10 120 BOCAGRANDE EDIFICIO INFINITO APARTAMENTO 701</text:p>
          </table:table-cell>
          <table:table-cell office:value-type="string">
            <text:p>marie_nixon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float" office:value="6652377">
            <text:p>6652377</text:p>
          </table:table-cell>
          <table:table-cell office:value-type="string">
            <text:p>Bolivar</text:p>
          </table:table-cell>
          <table:table-cell office:value-type="float" office:value="6570722">
            <text:p>6570722</text:p>
          </table:table-cell>
          <table:table-cell/>
          <table:table-cell office:value-type="string">
            <text:p>BOCAGRANDE CL 5 No. 2 - 30</text:p>
          </table:table-cell>
          <table:table-cell office:value-type="float" office:value="17">
            <text:p>17</text:p>
          </table:table-cell>
          <table:table-cell office:value-type="string">
            <text:p>FONTALVO SALCEDO NIDIA DEL SOCORRO</text:p>
          </table:table-cell>
          <table:table-cell office:value-type="string">
            <text:p>3328171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RESTAURANT KRISAIDA</text:p>
          </table:table-cell>
          <table:table-cell office:value-type="float" office:value="3008059840">
            <text:p>3008059840</text:p>
          </table:table-cell>
          <table:table-cell office:value-type="float" office:value="3">
            <text:p>3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LLE 5 NO 2 30</text:p>
          </table:table-cell>
          <table:table-cell office:value-type="string">
            <text:p>hotelrestaurantecrisaida@gmail.com</text:p>
          </table:table-cell>
        </table:table-row>
        <table:table-row table:style-name="ro1">
          <table:table-cell office:value-type="float" office:value="6904636">
            <text:p>6904636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904636">
            <text:p>6904636</text:p>
          </table:table-cell>
          <table:table-cell office:value-type="string">
            <text:p>Bolivar</text:p>
          </table:table-cell>
          <table:table-cell office:value-type="float" office:value="6626414">
            <text:p>6626414</text:p>
          </table:table-cell>
          <table:table-cell/>
          <table:table-cell office:value-type="string">
            <text:p>MARTINEZ MARTELO TR 25</text:p>
          </table:table-cell>
          <table:table-cell office:value-type="float" office:value="10">
            <text:p>10</text:p>
          </table:table-cell>
          <table:table-cell office:value-type="string">
            <text:p>ARCILA ROJAS CONSUELO</text:p>
          </table:table-cell>
          <table:table-cell office:value-type="string">
            <text:p>2187097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FAMILIAR EL DESCANSO</text:p>
          </table:table-cell>
          <table:table-cell office:value-type="float" office:value="3016000382">
            <text:p>3016000382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TINEZ MARTELO TRANSVERSAL 23</text:p>
          </table:table-cell>
          <table:table-cell office:value-type="string">
            <text:p>VMGA20@HOTMAIL.COM</text:p>
          </table:table-cell>
        </table:table-row>
        <table:table-row table:style-name="ro1">
          <table:table-cell office:value-type="float" office:value="6655863">
            <text:p>665586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5101">
            <text:p>6655101</text:p>
          </table:table-cell>
          <table:table-cell office:value-type="string">
            <text:p>Bolivar</text:p>
          </table:table-cell>
          <table:table-cell office:value-type="float" office:value="6655101">
            <text:p>6655101</text:p>
          </table:table-cell>
          <table:table-cell/>
          <table:table-cell office:value-type="string">
            <text:p>BOCAGRANDE AV SAN MARTIN No 9-42</text:p>
          </table:table-cell>
          <table:table-cell office:value-type="float" office:value="15">
            <text:p>15</text:p>
          </table:table-cell>
          <table:table-cell office:value-type="string">
            <text:p>HOTEL GALAXY</text:p>
          </table:table-cell>
          <table:table-cell office:value-type="string">
            <text:p>60000583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GALAXY</text:p>
          </table:table-cell>
          <table:table-cell office:value-type="float" office:value="3157759565">
            <text:p>3157759565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9 42</text:p>
          </table:table-cell>
          <table:table-cell office:value-type="string">
            <text:p>gisela.gomez.c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05360344">
            <text:p>3005360344</text:p>
          </table:table-cell>
          <table:table-cell office:value-type="string">
            <text:p>Bolivar</text:p>
          </table:table-cell>
          <table:table-cell office:value-type="float" office:value="6653864">
            <text:p>6653864</text:p>
          </table:table-cell>
          <table:table-cell office:value-type="string">
            <text:p>MARIA EUGENIA DE LAS MERCEDES LOPEZ MARRUGO</text:p>
          </table:table-cell>
          <table:table-cell office:value-type="string">
            <text:p>CARRERA 1 NO 1 25 EDIFICIO LAS TRES CARABELAS APARTAMENTO 18-3B</text:p>
          </table:table-cell>
          <table:table-cell office:value-type="float" office:value="1">
            <text:p>1</text:p>
          </table:table-cell>
          <table:table-cell office:value-type="string">
            <text:p>LOPEZ DE RETAMOSO MARIA EUGENIA <text:s/>DE LAS MERCEDES</text:p>
          </table:table-cell>
          <table:table-cell office:value-type="string">
            <text:p>4139183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8-3B VIVIENDA TURISTICA</text:p>
          </table:table-cell>
          <table:table-cell office:value-type="float" office:value="3005360344">
            <text:p>300536034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EDIFICIO LAS TRES CARABELAS APARTAMENTO 18-3B</text:p>
          </table:table-cell>
          <table:table-cell office:value-type="string">
            <text:p>rtuna2003@yahoo.es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RAFAEL MALDONADO ARMAS</text:p>
          </table:table-cell>
          <table:table-cell table:number-columns-repeated="2"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ONTACTOS LTDA DON B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HOTEL DECAMERON CARRERA 1 NO 10 80 BOCAGRANDE</text:p>
          </table:table-cell>
          <table:table-cell office:value-type="string">
            <text:p>contactos@contactos.lalianxa.net.co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 table:number-columns-repeated="4"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ONTACTO LTDA BOCAGRAN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GOTA / CUNDINAMARCA</text:p>
          </table:table-cell>
          <table:table-cell/>
        </table:table-row>
        <table:table-row table:style-name="ro1" table:visibility="filter">
          <table:table-cell office:value-type="float" office:value="6600168">
            <text:p>6600168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600168">
            <text:p>6600168</text:p>
          </table:table-cell>
          <table:table-cell office:value-type="string">
            <text:p>Bolivar</text:p>
          </table:table-cell>
          <table:table-cell office:value-type="float" office:value="6600168">
            <text:p>6600168</text:p>
          </table:table-cell>
          <table:table-cell office:value-type="string">
            <text:p>LUCIA SPRAGGE BUELVAS</text:p>
          </table:table-cell>
          <table:table-cell office:value-type="string">
            <text:p>CALLE SARGENTO MAYOR NO 6 74</text:p>
          </table:table-cell>
          <table:table-cell office:value-type="float" office:value="7">
            <text:p>7</text:p>
          </table:table-cell>
          <table:table-cell office:value-type="string">
            <text:p>SPRAGGE BUELVAS LUCIA</text:p>
          </table:table-cell>
          <table:table-cell office:value-type="string">
            <text:p>45447609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LUCIA SPRAGGE BUELVAS</text:p>
          </table:table-cell>
          <table:table-cell office:value-type="float" office:value="3106101551">
            <text:p>3106101551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RGENTO MAYOR NO 6 74</text:p>
          </table:table-cell>
          <table:table-cell office:value-type="string">
            <text:p>luciaspragge@hotmail.com</text:p>
          </table:table-cell>
        </table:table-row>
        <table:table-row table:style-name="ro1">
          <table:table-cell office:value-type="float" office:value="6550666">
            <text:p>655066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Bolivar</text:p>
          </table:table-cell>
          <table:table-cell office:value-type="float" office:value="6550666">
            <text:p>6550666</text:p>
          </table:table-cell>
          <table:table-cell/>
          <table:table-cell office:value-type="string">
            <text:p>BOCAGRANDE, KRA 3a. # 7-67</text:p>
          </table:table-cell>
          <table:table-cell office:value-type="float" office:value="12">
            <text:p>12</text:p>
          </table:table-cell>
          <table:table-cell office:value-type="string">
            <text:p>HOTEL <text:s/>KIM <text:s/>S.A.S</text:p>
          </table:table-cell>
          <table:table-cell office:value-type="string">
            <text:p>90035005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KIM SAS</text:p>
          </table:table-cell>
          <table:table-cell office:value-type="float" office:value="3183508055">
            <text:p>3183508055</text:p>
          </table:table-cell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7 67</text:p>
          </table:table-cell>
          <table:table-cell office:value-type="string">
            <text:p>arquiltda@hotmail.com</text:p>
          </table:table-cell>
        </table:table-row>
        <table:table-row table:style-name="ro1" table:visibility="filter">
          <table:table-cell office:value-type="float" office:value="6601737">
            <text:p>660173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3176492272">
            <text:p>317649227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 9 #17-52 Ed. Mistral 404 Cielo Mar</text:p>
          </table:table-cell>
          <table:table-cell/>
          <table:table-cell office:value-type="string">
            <text:p>EN CARTAGENA DE INDIAS S.A.S.</text:p>
          </table:table-cell>
          <table:table-cell office:value-type="string">
            <text:p>900345869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N CARTAGENA DE INDIAS S.A.S</text:p>
          </table:table-cell>
          <table:table-cell office:value-type="float" office:value="3176492272">
            <text:p>317649227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. 9 #17-52 Cielo Mar Ed. Mistral 404 Cartagena</text:p>
          </table:table-cell>
          <table:table-cell office:value-type="string">
            <text:p>info@encartagenadeindias.com</text:p>
          </table:table-cell>
        </table:table-row>
        <table:table-row table:style-name="ro1">
          <table:table-cell office:value-type="float" office:value="6650005">
            <text:p>665000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4040">
            <text:p>6654040</text:p>
          </table:table-cell>
          <table:table-cell office:value-type="string">
            <text:p>Bolivar</text:p>
          </table:table-cell>
          <table:table-cell office:value-type="float" office:value="6654040">
            <text:p>6654040</text:p>
          </table:table-cell>
          <table:table-cell/>
          <table:table-cell office:value-type="string">
            <text:p>BOCAGRANDE AV. SAN MARTIN CRA. 2 No. 13-89</text:p>
          </table:table-cell>
          <table:table-cell office:value-type="float" office:value="14">
            <text:p>14</text:p>
          </table:table-cell>
          <table:table-cell office:value-type="string">
            <text:p>HOTEL CARTAGENA AZUL <text:s/>S.A.S.</text:p>
          </table:table-cell>
          <table:table-cell office:value-type="string">
            <text:p>900331406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TAGENA AZUL S.A.S.</text:p>
          </table:table-cell>
          <table:table-cell office:value-type="float" office:value="3004696243">
            <text:p>3004696243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CARRERA 2 NO 13 89</text:p>
          </table:table-cell>
          <table:table-cell office:value-type="string">
            <text:p>hotelcartagenaazul@hotmail.com</text:p>
          </table:table-cell>
        </table:table-row>
        <table:table-row table:style-name="ro1" table:visibility="filter">
          <table:table-cell office:value-type="float" office:value="6601878">
            <text:p>6601878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LA CONSERJERIA</text:p>
          </table:table-cell>
          <table:table-cell office:value-type="float" office:value="3157319604">
            <text:p>31573196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 NO 10 10</text:p>
          </table:table-cell>
          <table:table-cell office:value-type="string">
            <text:p>secretaria.juridica@decameron.com</text:p>
          </table:table-cell>
        </table:table-row>
        <table:table-row table:style-name="ro1" table:visibility="filter">
          <table:table-cell office:value-type="float" office:value="6601878">
            <text:p>6601878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657601">
            <text:p>6657601</text:p>
          </table:table-cell>
          <table:table-cell/>
          <table:table-cell office:value-type="string">
            <text:p>CL. SAN PEDRO CLAVER BARRIO EL CENTRO # 31-06 PISO 2</text:p>
          </table:table-cell>
          <table:table-cell/>
          <table:table-cell office:value-type="string">
            <text:p>SERVINCLUIDOS LTDA</text:p>
          </table:table-cell>
          <table:table-cell office:value-type="string">
            <text:p>800230546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ERVINCLUIDOS LTDA <text:s/>- CENTRO</text:p>
          </table:table-cell>
          <table:table-cell office:value-type="float" office:value="3157319604">
            <text:p>315731960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 NO 10 10</text:p>
          </table:table-cell>
          <table:table-cell office:value-type="string">
            <text:p>secretaria.juridica@decameron.com</text:p>
          </table:table-cell>
        </table:table-row>
        <table:table-row table:style-name="ro1" table:visibility="filter">
          <table:table-cell office:value-type="float" office:value="6563597">
            <text:p>656359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7956000">
            <text:p>7956000</text:p>
          </table:table-cell>
          <table:table-cell office:value-type="string">
            <text:p>Bolivar</text:p>
          </table:table-cell>
          <table:table-cell office:value-type="float" office:value="6563597">
            <text:p>6563597</text:p>
          </table:table-cell>
          <table:table-cell table:number-columns-repeated="3"/>
          <table:table-cell office:value-type="string">
            <text:p>TRAVEL CLUB LTDA, BCD TRAVEL O BTI COLOMBIA</text:p>
          </table:table-cell>
          <table:table-cell office:value-type="string">
            <text:p>800078692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BCD TRAVEL - AEROPUERTO CARTAGENA</text:p>
          </table:table-cell>
          <table:table-cell office:value-type="float" office:value="3118764010">
            <text:p>311876401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. 93-08</text:p>
          </table:table-cell>
          <table:table-cell office:value-type="string">
            <text:p>info.colombia@bcdtravel.com.co</text:p>
          </table:table-cell>
        </table:table-row>
        <table:table-row table:style-name="ro1" table:visibility="filter">
          <table:table-cell office:value-type="float" office:value="6694328">
            <text:p>669432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94328">
            <text:p>669432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V. 52 A # 20-65 BOSQUE</text:p>
          </table:table-cell>
          <table:table-cell office:value-type="float" office:value="54">
            <text:p>54</text:p>
          </table:table-cell>
          <table:table-cell office:value-type="string">
            <text:p>TRANSPORTES IMPORTACIONES Y EXPORTACIONES LTDA <text:s/>TRASIMPEX LTDA</text:p>
          </table:table-cell>
          <table:table-cell office:value-type="string">
            <text:p>800206333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PALMA REAL</text:p>
          </table:table-cell>
          <table:table-cell office:value-type="float" office:value="3154996325">
            <text:p>3154996325</text:p>
          </table:table-cell>
          <table:table-cell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RANSVERSAL 52A NO 20 65 BOSQUE</text:p>
          </table:table-cell>
          <table:table-cell office:value-type="string">
            <text:p>hotel.palmareal@hotmail.es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16853150">
            <text:p>3116853150</text:p>
          </table:table-cell>
          <table:table-cell office:value-type="string">
            <text:p>Bolivar</text:p>
          </table:table-cell>
          <table:table-cell office:value-type="float" office:value="3116853150">
            <text:p>3116853150</text:p>
          </table:table-cell>
          <table:table-cell office:value-type="string">
            <text:p>LUIS FABIO AMAYA HERMIDA</text:p>
          </table:table-cell>
          <table:table-cell office:value-type="string">
            <text:p>EDIFICIO LAS 3 CARABELAS CARRERA 1 NO 1 25 LAGUITO APARTAMENTO 11 BLOQUE 2</text:p>
          </table:table-cell>
          <table:table-cell office:value-type="float" office:value="2">
            <text:p>2</text:p>
          </table:table-cell>
          <table:table-cell office:value-type="string">
            <text:p>AMAYA <text:s/>HERMIDA <text:s/>LUIS <text:s/>FABIO</text:p>
          </table:table-cell>
          <table:table-cell office:value-type="string">
            <text:p>80205696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FABIETTO DE LUIS FABIO AMAYA</text:p>
          </table:table-cell>
          <table:table-cell office:value-type="float" office:value="3116853150">
            <text:p>311685315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LAS 3 CARABELAS CARRERA 1 NO 1 25 LAGUITO APARTAMENTO 11 BLOQUE 2</text:p>
          </table:table-cell>
          <table:table-cell office:value-type="string">
            <text:p>luisfabioa@yahoo.es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651300">
            <text:p>6651300</text:p>
          </table:table-cell>
          <table:table-cell office:value-type="string">
            <text:p>Bolivar</text:p>
          </table:table-cell>
          <table:table-cell office:value-type="float" office:value="6602498">
            <text:p>6602498</text:p>
          </table:table-cell>
          <table:table-cell/>
          <table:table-cell office:value-type="string">
            <text:p>C.C.B/GRANDE LOC 216</text:p>
          </table:table-cell>
          <table:table-cell/>
          <table:table-cell office:value-type="string">
            <text:p>CIA INTERNACIONAL DE EXCURSIONES TERRESTRES SEICO LTDA</text:p>
          </table:table-cell>
          <table:table-cell office:value-type="string">
            <text:p>80600933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EICO</text:p>
          </table:table-cell>
          <table:table-cell office:value-type="float" office:value="3114390944">
            <text:p>311439094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 GRANDE LOCAL 216</text:p>
          </table:table-cell>
          <table:table-cell office:value-type="string">
            <text:p>seico@contactos.com.co</text:p>
          </table:table-cell>
        </table:table-row>
        <table:table-row table:style-name="ro1" table:visibility="filter">
          <table:table-cell office:value-type="float" office:value="6660442">
            <text:p>6660442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60442">
            <text:p>6660442</text:p>
          </table:table-cell>
          <table:table-cell office:value-type="string">
            <text:p>Bolivar</text:p>
          </table:table-cell>
          <table:table-cell office:value-type="float" office:value="6660442">
            <text:p>6660442</text:p>
          </table:table-cell>
          <table:table-cell office:value-type="string">
            <text:p>RAFAEL ENRIQUE PEREZ GUZMAN</text:p>
          </table:table-cell>
          <table:table-cell office:value-type="string">
            <text:p>Laguito Edificio El Conquistador Apto. 8-14</text:p>
          </table:table-cell>
          <table:table-cell office:value-type="float" office:value="1">
            <text:p>1</text:p>
          </table:table-cell>
          <table:table-cell office:value-type="string">
            <text:p>PEREZ GUZMAN RAFAEL ENRIQUE</text:p>
          </table:table-cell>
          <table:table-cell office:value-type="string">
            <text:p>73122663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8-14</text:p>
          </table:table-cell>
          <table:table-cell office:value-type="float" office:value="73122663">
            <text:p>7312266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Mar Bella Real Avenida Santander Cra. 2ª No. 46-120 Local 12</text:p>
          </table:table-cell>
          <table:table-cell office:value-type="string">
            <text:p>contable@cartagenaapartaments.com</text:p>
          </table:table-cell>
        </table:table-row>
        <table:table-row table:style-name="ro1">
          <table:table-cell office:value-type="float" office:value="6628437">
            <text:p>66284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28437">
            <text:p>662843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MESA AGUDELO CLARA INES</text:p>
          </table:table-cell>
          <table:table-cell office:value-type="string">
            <text:p>32349544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LTAMAR</text:p>
          </table:table-cell>
          <table:table-cell office:value-type="float" office:value="3156847013">
            <text:p>3156847013</text:p>
          </table:table-cell>
          <table:table-cell office:value-type="float" office:value="15">
            <text:p>15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54 NO 21B 57</text:p>
          </table:table-cell>
          <table:table-cell office:value-type="string">
            <text:p>hotelaltamar2010@yahoo.es</text:p>
          </table:table-cell>
        </table:table-row>
        <table:table-row table:style-name="ro1" table:visibility="filter">
          <table:table-cell office:value-type="float" office:value="6652270">
            <text:p>665227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9 - Otros tipos de alojamiento ncp</text:p>
          </table:table-cell>
          <table:table-cell office:value-type="float" office:value="6652222">
            <text:p>6652222</text:p>
          </table:table-cell>
          <table:table-cell office:value-type="string">
            <text:p>Bolivar</text:p>
          </table:table-cell>
          <table:table-cell office:value-type="float" office:value="6652222">
            <text:p>6652222</text:p>
          </table:table-cell>
          <table:table-cell office:value-type="string">
            <text:p>LUZ MARINA FLOREZ AYALA</text:p>
          </table:table-cell>
          <table:table-cell office:value-type="string">
            <text:p>AVENIDA ALMIRANTE BRION NO 38 39 LOCAL 4</text:p>
          </table:table-cell>
          <table:table-cell office:value-type="float" office:value="14">
            <text:p>14</text:p>
          </table:table-cell>
          <table:table-cell office:value-type="string">
            <text:p>FLOREZ AYALA LUZ MARINA</text:p>
          </table:table-cell>
          <table:table-cell office:value-type="string">
            <text:p>41707610-8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INMOBILIARIA BAEZ FLOREZ</text:p>
          </table:table-cell>
          <table:table-cell office:value-type="float" office:value="3008376858">
            <text:p>3008376858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AVENIDA ALMIRANTE BRION NO 38 39 LOCAL 4</text:p>
          </table:table-cell>
          <table:table-cell office:value-type="string">
            <text:p>inmobiliariabaezflorez@hotmail.com</text:p>
          </table:table-cell>
        </table:table-row>
        <table:table-row table:style-name="ro1" table:visibility="filter">
          <table:table-cell office:value-type="float" office:value="6657495">
            <text:p>665749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3162432342">
            <text:p>3162432342</text:p>
          </table:table-cell>
          <table:table-cell office:value-type="string">
            <text:p>Bolivar</text:p>
          </table:table-cell>
          <table:table-cell office:value-type="float" office:value="56654059">
            <text:p>56654059</text:p>
          </table:table-cell>
          <table:table-cell office:value-type="string">
            <text:p>ANGEL MAURO OLMOS LEGUIZAMON</text:p>
          </table:table-cell>
          <table:table-cell office:value-type="string">
            <text:p>CALLE 1A NO 31 89 LOCAL 20 EL LAGUITO</text:p>
          </table:table-cell>
          <table:table-cell office:value-type="float" office:value="9">
            <text:p>9</text:p>
          </table:table-cell>
          <table:table-cell office:value-type="string">
            <text:p>OLMOS LEGUIZAMON ANGEL MAURO</text:p>
          </table:table-cell>
          <table:table-cell office:value-type="string">
            <text:p>4125699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INMOBILIARIA LOS ANGELES</text:p>
          </table:table-cell>
          <table:table-cell office:value-type="float" office:value="3112367652">
            <text:p>3112367652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LLE 1A NO 31 89 LOCAL 20 EL LAGUITO</text:p>
          </table:table-cell>
          <table:table-cell office:value-type="string">
            <text:p>amol532000@yahoo.com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2327">
            <text:p>6652327</text:p>
          </table:table-cell>
          <table:table-cell/>
          <table:table-cell office:value-type="string">
            <text:p>CENTRO COMERCIA CARIBE PLAZA BARRIO PIE DE LA POPA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´ALIANXA - CARIBE PLAZA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68011124">
            <text:p>3168011124</text:p>
          </table:table-cell>
          <table:table-cell office:value-type="string">
            <text:p>Bolivar</text:p>
          </table:table-cell>
          <table:table-cell office:value-type="float" office:value="3168011124">
            <text:p>3168011124</text:p>
          </table:table-cell>
          <table:table-cell office:value-type="string">
            <text:p>MIRTHA PEREZ F DE PARADA</text:p>
          </table:table-cell>
          <table:table-cell office:value-type="string">
            <text:p>CARRERA 1 NO 1 25 APARTAMENTO 10-1B EDIFICIO LAS TRES CARABELAS</text:p>
          </table:table-cell>
          <table:table-cell office:value-type="float" office:value="2">
            <text:p>2</text:p>
          </table:table-cell>
          <table:table-cell office:value-type="string">
            <text:p>PEREZ F DE PARADA MIRTHA</text:p>
          </table:table-cell>
          <table:table-cell office:value-type="string">
            <text:p>700079026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0-1B VIVIENDA TURISTICA</text:p>
          </table:table-cell>
          <table:table-cell office:value-type="float" office:value="3168011124">
            <text:p>316801112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APARTAMENTO 10-1B EDIFICIO LAS TRES CARABELAS</text:p>
          </table:table-cell>
          <table:table-cell office:value-type="string">
            <text:p>mirthaprezfdeparada@yahoo.com</text:p>
          </table:table-cell>
        </table:table-row>
        <table:table-row table:style-name="ro1" table:visibility="filter">
          <table:table-cell office:value-type="float" office:value="6710789">
            <text:p>6710789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710789">
            <text:p>6710789</text:p>
          </table:table-cell>
          <table:table-cell office:value-type="string">
            <text:p>Bolivar</text:p>
          </table:table-cell>
          <table:table-cell office:value-type="float" office:value="6710789">
            <text:p>6710789</text:p>
          </table:table-cell>
          <table:table-cell/>
          <table:table-cell office:value-type="string">
            <text:p>BARRIO CHQUINQUIRA MZ.54 LT 2</text:p>
          </table:table-cell>
          <table:table-cell/>
          <table:table-cell office:value-type="string">
            <text:p>TRANSPORTES DINI - <text:s/>AGENCIA DE VIAJES OPERADORA <text:s/>S.A.S.</text:p>
          </table:table-cell>
          <table:table-cell office:value-type="string">
            <text:p>900357881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ANSPORTES DINI - AGENCIA DE VIAJES OPERADORA S.A.S.</text:p>
          </table:table-cell>
          <table:table-cell office:value-type="float" office:value="3167244514">
            <text:p>316724451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hiquinquira mz 54 lt 02 1ra etapa</text:p>
          </table:table-cell>
          <table:table-cell office:value-type="string">
            <text:p>transportesdini_sas@hotmail.com</text:p>
          </table:table-cell>
        </table:table-row>
        <table:table-row table:style-name="ro1" table:visibility="filter">
          <table:table-cell office:value-type="float" office:value="6656855">
            <text:p>665685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656855">
            <text:p>6656855</text:p>
          </table:table-cell>
          <table:table-cell office:value-type="string">
            <text:p>Bolivar</text:p>
          </table:table-cell>
          <table:table-cell office:value-type="float" office:value="6656855">
            <text:p>6656855</text:p>
          </table:table-cell>
          <table:table-cell office:value-type="string">
            <text:p>CLARA INES FLOREZ AYALA</text:p>
          </table:table-cell>
          <table:table-cell office:value-type="string">
            <text:p>BOCAGRANDE AVENIDA 1A NO 7 62 LOCAL 2 EDIFICIO TORRECARIBE II</text:p>
          </table:table-cell>
          <table:table-cell office:value-type="float" office:value="30">
            <text:p>30</text:p>
          </table:table-cell>
          <table:table-cell office:value-type="string">
            <text:p>INVERCARTAGENA INMOBILIARIA LTDA</text:p>
          </table:table-cell>
          <table:table-cell office:value-type="string">
            <text:p>900263895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VERCARTAGENA INMOBILIARIA LTDA.</text:p>
          </table:table-cell>
          <table:table-cell office:value-type="float" office:value="3106012697">
            <text:p>3106012697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A NO 7 62 LOCAL 2 EDIFICIO TORRECARIBE II</text:p>
          </table:table-cell>
          <table:table-cell office:value-type="string">
            <text:p>invercartagena@gmail.com</text:p>
          </table:table-cell>
        </table:table-row>
        <table:table-row table:style-name="ro1">
          <table:table-cell office:value-type="float" office:value="6551939">
            <text:p>655193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1939">
            <text:p>6551939</text:p>
          </table:table-cell>
          <table:table-cell office:value-type="string">
            <text:p>Bolivar</text:p>
          </table:table-cell>
          <table:table-cell office:value-type="float" office:value="6551939">
            <text:p>6551939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PROMOTORA DE TURISMO EMPRESARIAL S.A.S</text:p>
          </table:table-cell>
          <table:table-cell office:value-type="string">
            <text:p>900307136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ZALMEDINA CARTAGENA DE INDIAS</text:p>
          </table:table-cell>
          <table:table-cell office:value-type="float" office:value="3135014236">
            <text:p>3135014236</text:p>
          </table:table-cell>
          <table:table-cell office:value-type="float" office:value="12">
            <text:p>12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 NO 5 52 BOCAGRANDE</text:p>
          </table:table-cell>
          <table:table-cell office:value-type="string">
            <text:p>finanzas@zalmedinahotel.com</text:p>
          </table:table-cell>
        </table:table-row>
        <table:table-row table:style-name="ro1">
          <table:table-cell office:value-type="float" office:value="6566147">
            <text:p>656614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66147">
            <text:p>656614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RA. 9 No. 46-20 LA BOQUILLA</text:p>
          </table:table-cell>
          <table:table-cell office:value-type="float" office:value="10">
            <text:p>10</text:p>
          </table:table-cell>
          <table:table-cell office:value-type="string">
            <text:p>PEÑA' S HOTEL BOUTIQUE LTDA.</text:p>
          </table:table-cell>
          <table:table-cell office:value-type="string">
            <text:p>900339221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EÑA´S HOTEL BOUTIQUE LTDA</text:p>
          </table:table-cell>
          <table:table-cell office:value-type="float" office:value="3003278041">
            <text:p>3003278041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46 20 LA BOQUILLA</text:p>
          </table:table-cell>
          <table:table-cell office:value-type="string">
            <text:p>gerencia@hotelpenasboutique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1883">
            <text:p>6601883</text:p>
          </table:table-cell>
          <table:table-cell office:value-type="string">
            <text:p>Bolivar</text:p>
          </table:table-cell>
          <table:table-cell office:value-type="float" office:value="6641944">
            <text:p>6641944</text:p>
          </table:table-cell>
          <table:table-cell/>
          <table:table-cell office:value-type="string">
            <text:p>CALLE DEL ARSENAL CL. 25 No. 10-32</text:p>
          </table:table-cell>
          <table:table-cell office:value-type="float" office:value="14">
            <text:p>14</text:p>
          </table:table-cell>
          <table:table-cell office:value-type="string">
            <text:p>CARTAGENA MAGICA BUSINESS GROUP S.A.</text:p>
          </table:table-cell>
          <table:table-cell office:value-type="string">
            <text:p>90032243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SENAL HOTEL</text:p>
          </table:table-cell>
          <table:table-cell office:value-type="float" office:value="3186085386">
            <text:p>3186085386</text:p>
          </table:table-cell>
          <table:table-cell office:value-type="float" office:value="11">
            <text:p>11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ARSENAL CALLE 25 NO 10 32</text:p>
          </table:table-cell>
          <table:table-cell office:value-type="string">
            <text:p>gerencia@arsenalhotel.com</text:p>
          </table:table-cell>
        </table:table-row>
        <table:table-row table:style-name="ro1" table:visibility="filter">
          <table:table-cell office:value-type="float" office:value="6656325">
            <text:p>6656325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650086">
            <text:p>6650086</text:p>
          </table:table-cell>
          <table:table-cell office:value-type="string">
            <text:p>Bolivar</text:p>
          </table:table-cell>
          <table:table-cell office:value-type="float" office:value="6657023">
            <text:p>6657023</text:p>
          </table:table-cell>
          <table:table-cell table:number-columns-repeated="3"/>
          <table:table-cell office:value-type="string">
            <text:p>INCOTUR <text:s/>S.A.S.</text:p>
          </table:table-cell>
          <table:table-cell office:value-type="string">
            <text:p>900341244-8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INCOTUR</text:p>
          </table:table-cell>
          <table:table-cell office:value-type="float" office:value="3215489116">
            <text:p>321548911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6 130 BOCAGRANDE</text:p>
          </table:table-cell>
          <table:table-cell office:value-type="string">
            <text:p>incotur@hotmail.com</text:p>
          </table:table-cell>
        </table:table-row>
        <table:table-row table:style-name="ro1" table:visibility="filter">
          <table:table-cell office:value-type="float" office:value="6656325">
            <text:p>665632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56325">
            <text:p>6656325</text:p>
          </table:table-cell>
          <table:table-cell office:value-type="string">
            <text:p>Bolivar</text:p>
          </table:table-cell>
          <table:table-cell office:value-type="float" office:value="6657023">
            <text:p>6657023</text:p>
          </table:table-cell>
          <table:table-cell table:number-columns-repeated="3"/>
          <table:table-cell office:value-type="string">
            <text:p>INCOTUR <text:s/>S.A.S.</text:p>
          </table:table-cell>
          <table:table-cell office:value-type="string">
            <text:p>900341244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NCOTUR</text:p>
          </table:table-cell>
          <table:table-cell office:value-type="float" office:value="3215489116">
            <text:p>321548911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6 130 BOCAGRANDE</text:p>
          </table:table-cell>
          <table:table-cell office:value-type="string">
            <text:p>incotur@yahoo.com.co</text:p>
          </table:table-cell>
        </table:table-row>
        <table:table-row table:style-name="ro1" table:visibility="filter">
          <table:table-cell office:value-type="float" office:value="6550641">
            <text:p>655064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35902899">
            <text:p>313590289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EL CARMELO MZ. K LOTE 3</text:p>
          </table:table-cell>
          <table:table-cell/>
          <table:table-cell office:value-type="string">
            <text:p>ORTIZ CARABALLO LUZ DELIS</text:p>
          </table:table-cell>
          <table:table-cell office:value-type="string">
            <text:p>40990795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OPERADORA DE TURISMO DELYS TOURS</text:p>
          </table:table-cell>
          <table:table-cell office:value-type="float" office:value="3135902899">
            <text:p>31359028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CARMELO MZ. K LOTE 3</text:p>
          </table:table-cell>
          <table:table-cell office:value-type="string">
            <text:p>dalystour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205881538">
            <text:p>3205881538</text:p>
          </table:table-cell>
          <table:table-cell office:value-type="string">
            <text:p>Bolivar</text:p>
          </table:table-cell>
          <table:table-cell office:value-type="float" office:value="3205881538">
            <text:p>3205881538</text:p>
          </table:table-cell>
          <table:table-cell office:value-type="string">
            <text:p>MILDRED OLASCUAGAS PEÑA</text:p>
          </table:table-cell>
          <table:table-cell office:value-type="string">
            <text:p>CARRERA 1 NO 1 25 APARTAMENTO 17-2C LAS TRES CARABELAS EL LAGUITO</text:p>
          </table:table-cell>
          <table:table-cell office:value-type="float" office:value="3">
            <text:p>3</text:p>
          </table:table-cell>
          <table:table-cell office:value-type="string">
            <text:p>OLASCUAGAS PEÑA MILDRED</text:p>
          </table:table-cell>
          <table:table-cell office:value-type="string">
            <text:p>23074688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7-2C VIVIENDA TURISTICA</text:p>
          </table:table-cell>
          <table:table-cell office:value-type="float" office:value="3205881538">
            <text:p>3205881538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APARTAMENTO 17-2C LAS TRES CARABELAS EL LAGUITO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 office:value-type="float" office:value="2363750">
            <text:p>236375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53337788">
            <text:p>3153337788</text:p>
          </table:table-cell>
          <table:table-cell office:value-type="string">
            <text:p>Cundinamarca</text:p>
          </table:table-cell>
          <table:table-cell office:value-type="float" office:value="3153337788">
            <text:p>3153337788</text:p>
          </table:table-cell>
          <table:table-cell office:value-type="string">
            <text:p>ELIANA ROSA LOPEZ ANGULO</text:p>
          </table:table-cell>
          <table:table-cell office:value-type="string">
            <text:p>EDIFICIO SOL DEL CARIBE Cra. 1ª <text:s/>EL LAGUITO</text:p>
          </table:table-cell>
          <table:table-cell office:value-type="float" office:value="2">
            <text:p>2</text:p>
          </table:table-cell>
          <table:table-cell office:value-type="string">
            <text:p>LOPEZ ANGULO ELIANA ROSA</text:p>
          </table:table-cell>
          <table:table-cell office:value-type="string">
            <text:p>700020267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RIENDOS ELIANA</text:p>
          </table:table-cell>
          <table:table-cell office:value-type="float" office:value="3153337788">
            <text:p>315333778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6 NO 85 27 APARTAMENTO 101</text:p>
          </table:table-cell>
          <table:table-cell office:value-type="string">
            <text:p>elilopezperu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06858512">
            <text:p>3106858512</text:p>
          </table:table-cell>
          <table:table-cell office:value-type="string">
            <text:p>Bolivar</text:p>
          </table:table-cell>
          <table:table-cell office:value-type="float" office:value="3106858512">
            <text:p>3106858512</text:p>
          </table:table-cell>
          <table:table-cell office:value-type="string">
            <text:p>NOHORA CECILIA MASSARD BALLESTAS</text:p>
          </table:table-cell>
          <table:table-cell office:value-type="string">
            <text:p>CARRERA 1 NO 1 25 APARTAMENTO 18-1C EL LAGUITO LAS TRES CARABELAS</text:p>
          </table:table-cell>
          <table:table-cell office:value-type="float" office:value="2">
            <text:p>2</text:p>
          </table:table-cell>
          <table:table-cell office:value-type="string">
            <text:p>MASSARD BALLESTAS NOHORA CECILIA</text:p>
          </table:table-cell>
          <table:table-cell office:value-type="string">
            <text:p>2238869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18-1C VIVIENDA TURISTICA</text:p>
          </table:table-cell>
          <table:table-cell office:value-type="float" office:value="3106858512">
            <text:p>3106858512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 25 APARTAMENTO 18-1C EL LAGUITO LAS TRES CARABELAS</text:p>
          </table:table-cell>
          <table:table-cell office:value-type="string">
            <text:p>copropiedad3carabelas@hotmail.com</text:p>
          </table:table-cell>
        </table:table-row>
        <table:table-row table:style-name="ro1">
          <table:table-cell office:value-type="float" office:value="6646344">
            <text:p>6646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64564953">
            <text:p>31645649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 30 # 10-33</text:p>
          </table:table-cell>
          <table:table-cell office:value-type="float" office:value="21">
            <text:p>21</text:p>
          </table:table-cell>
          <table:table-cell office:value-type="string">
            <text:p>OTALVARO JIMENEZ AMPARO</text:p>
          </table:table-cell>
          <table:table-cell office:value-type="string">
            <text:p>4276278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TAGENA REAL INN</text:p>
          </table:table-cell>
          <table:table-cell office:value-type="float" office:value="3164564953">
            <text:p>3164564953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 10 33 PISO 1</text:p>
          </table:table-cell>
          <table:table-cell office:value-type="string">
            <text:p>cartagenarealinn@hotmail.com</text:p>
          </table:table-cell>
        </table:table-row>
        <table:table-row table:style-name="ro1" table:visibility="filter">
          <table:table-cell office:value-type="float" office:value="6660442">
            <text:p>6660442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909550">
            <text:p>6909550</text:p>
          </table:table-cell>
          <table:table-cell office:value-type="string">
            <text:p>Bolivar</text:p>
          </table:table-cell>
          <table:table-cell office:value-type="float" office:value="6909550">
            <text:p>6909550</text:p>
          </table:table-cell>
          <table:table-cell office:value-type="string">
            <text:p>VIRGINIA GUZMAN SIERRA</text:p>
          </table:table-cell>
          <table:table-cell office:value-type="string">
            <text:p>EL LAGUITO EDIFICIO EL CONQUISTADOR APARTAMENTO 13 - 03</text:p>
          </table:table-cell>
          <table:table-cell office:value-type="float" office:value="1">
            <text:p>1</text:p>
          </table:table-cell>
          <table:table-cell office:value-type="string">
            <text:p>GUZMAN SIERRA VIRGINIA</text:p>
          </table:table-cell>
          <table:table-cell office:value-type="string">
            <text:p>33127100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VIRGINIA GUZMAN SIERRA</text:p>
          </table:table-cell>
          <table:table-cell office:value-type="float" office:value="3135905460">
            <text:p>313590546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FERNANDO CARRERA 80E NO 13A 176</text:p>
          </table:table-cell>
          <table:table-cell office:value-type="string">
            <text:p>contable@cartagenaapartments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04179458">
            <text:p>3104179458</text:p>
          </table:table-cell>
          <table:table-cell office:value-type="string">
            <text:p>Bolivar</text:p>
          </table:table-cell>
          <table:table-cell office:value-type="float" office:value="3156858160">
            <text:p>3156858160</text:p>
          </table:table-cell>
          <table:table-cell office:value-type="string">
            <text:p>LUIS GABRIEL GIRALDO CARVAJAL</text:p>
          </table:table-cell>
          <table:table-cell office:value-type="string">
            <text:p>LAGUITO CARRERA 1 NO 1 25 EDIFICIO LAS TRES CARABELAS APARTAMENTO 19B 3</text:p>
          </table:table-cell>
          <table:table-cell office:value-type="float" office:value="2">
            <text:p>2</text:p>
          </table:table-cell>
          <table:table-cell office:value-type="string">
            <text:p>GIRALDO CARVAJAL LUIS GABRIEL</text:p>
          </table:table-cell>
          <table:table-cell office:value-type="string">
            <text:p>828478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LAS TRES CARABELAS APARTAMENTO 19B 3</text:p>
          </table:table-cell>
          <table:table-cell office:value-type="float" office:value="3104179458">
            <text:p>3104179458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CARRERA 1 NO 1 25 EDIFICIO LAS TRES CARABELAS APARTAMENTO 3C2</text:p>
          </table:table-cell>
          <table:table-cell office:value-type="string">
            <text:p>lugalgi.07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0910">
            <text:p>6530910</text:p>
          </table:table-cell>
          <table:table-cell office:value-type="string">
            <text:p>Bolivar</text:p>
          </table:table-cell>
          <table:table-cell office:value-type="float" office:value="6530910">
            <text:p>6530910</text:p>
          </table:table-cell>
          <table:table-cell office:value-type="string">
            <text:p>LORENA DEL SOCORRO ANAYA GUERRERO</text:p>
          </table:table-cell>
          <table:table-cell office:value-type="string">
            <text:p>MANZANA 20 LOTE 2 URBANIZACION SAN PEDRO</text:p>
          </table:table-cell>
          <table:table-cell/>
          <table:table-cell office:value-type="string">
            <text:p>ANAYA GUERRERO LORENA DEL SOCORRO</text:p>
          </table:table-cell>
          <table:table-cell office:value-type="string">
            <text:p>45471998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ORENA DEL SOCORRO ANAYA GUERRERO</text:p>
          </table:table-cell>
          <table:table-cell office:value-type="float" office:value="3157456219">
            <text:p>31574562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20 LOTE 2 URBANIZACION SAN PEDRO</text:p>
          </table:table-cell>
          <table:table-cell office:value-type="string">
            <text:p>gabymarysofia@hotmail.com</text:p>
          </table:table-cell>
        </table:table-row>
        <table:table-row table:style-name="ro1" table:visibility="filter">
          <table:table-cell office:value-type="string">
            <text:p>no registra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82260964">
            <text:p>3182260964</text:p>
          </table:table-cell>
          <table:table-cell office:value-type="string">
            <text:p>Bolivar</text:p>
          </table:table-cell>
          <table:table-cell office:value-type="float" office:value="3182260964">
            <text:p>3182260964</text:p>
          </table:table-cell>
          <table:table-cell office:value-type="string">
            <text:p>JHON ELIAS RIVERO TARRAZ</text:p>
          </table:table-cell>
          <table:table-cell office:value-type="string">
            <text:p>TRANSVERSAL 48A NO 20 26 BARRIO LA CAMPIÑA</text:p>
          </table:table-cell>
          <table:table-cell/>
          <table:table-cell table:style-name="ce1" office:value-type="string">
            <text:p>73125752-</text:p>
          </table:table-cell>
          <table:table-cell office:value-type="string">
            <text:p>Jhon Rivero Tarra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HON ELIAS RIVERO TARRAZ</text:p>
          </table:table-cell>
          <table:table-cell office:value-type="float" office:value="3182260964">
            <text:p>31822609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48A NO 20 26 BARRIO LA CAMPIÑA</text:p>
          </table:table-cell>
          <table:table-cell office:value-type="string">
            <text:p>jhonriver1467@hotmail.com</text:p>
          </table:table-cell>
        </table:table-row>
        <table:table-row table:style-name="ro1" table:visibility="filter">
          <table:table-cell office:value-type="float" office:value="3107354907">
            <text:p>310735490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7354907">
            <text:p>3107354907</text:p>
          </table:table-cell>
          <table:table-cell office:value-type="string">
            <text:p>Bolivar</text:p>
          </table:table-cell>
          <table:table-cell office:value-type="float" office:value="3107354907">
            <text:p>3107354907</text:p>
          </table:table-cell>
          <table:table-cell office:value-type="string">
            <text:p>ERACLIDES CASTILLO PEREZ</text:p>
          </table:table-cell>
          <table:table-cell office:value-type="string">
            <text:p>BRR EL RODEO MZ 10 LT 3 SEC 1</text:p>
          </table:table-cell>
          <table:table-cell/>
          <table:table-cell office:value-type="string">
            <text:p>CASTILLO PEREZ ERACLIDES</text:p>
          </table:table-cell>
          <table:table-cell office:value-type="string">
            <text:p>73126866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ERACLIDES CASTILLO PEREZ</text:p>
          </table:table-cell>
          <table:table-cell office:value-type="float" office:value="3107354907">
            <text:p>310735490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EL RODEO MZ 10 LT 3 SEC 1</text:p>
          </table:table-cell>
          <table:table-cell office:value-type="string">
            <text:p>eraclides1966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7098">
            <text:p>6627098</text:p>
          </table:table-cell>
          <table:table-cell office:value-type="string">
            <text:p>Bolivar</text:p>
          </table:table-cell>
          <table:table-cell office:value-type="float" office:value="6627098">
            <text:p>6627098</text:p>
          </table:table-cell>
          <table:table-cell office:value-type="string">
            <text:p>INGRID BERNARDA FORTICH BUSTAMANTE</text:p>
          </table:table-cell>
          <table:table-cell office:value-type="string">
            <text:p>CALLE PEDRO BARRIOS NO 26B 168 BARRIO PIEDRA DE BOLIVAR</text:p>
          </table:table-cell>
          <table:table-cell/>
          <table:table-cell office:value-type="string">
            <text:p>FORTICH BUSTAMANTE INGRID BERNARDA</text:p>
          </table:table-cell>
          <table:table-cell office:value-type="string">
            <text:p>45475784-8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INGRID BERNARDA FORTICH BUSTAMAN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PEDRO BARRIOS NO 26B 168 BARRIO PIEDRA DE BOLIVAR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6655279">
            <text:p>665527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55279">
            <text:p>6655279</text:p>
          </table:table-cell>
          <table:table-cell office:value-type="string">
            <text:p>Bolivar</text:p>
          </table:table-cell>
          <table:table-cell office:value-type="float" office:value="6655279">
            <text:p>6655279</text:p>
          </table:table-cell>
          <table:table-cell office:value-type="string">
            <text:p>LUIS ABELARDO ROJAS MUÑOZ</text:p>
          </table:table-cell>
          <table:table-cell office:value-type="string">
            <text:p>BOCAGRANDE EDIFICIO PORTOFINO APARTAMENTO 1305</text:p>
          </table:table-cell>
          <table:table-cell office:value-type="float" office:value="20">
            <text:p>20</text:p>
          </table:table-cell>
          <table:table-cell office:value-type="string">
            <text:p>ROJAS MUÑOZ LUIS ABELARDO</text:p>
          </table:table-cell>
          <table:table-cell office:value-type="string">
            <text:p>1912335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RTAGENA APARTAMENTOS AMOBLADOS</text:p>
          </table:table-cell>
          <table:table-cell office:value-type="float" office:value="3106570618">
            <text:p>3106570618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EDIFICIO PORTOFINO APARTAMENTO 1305</text:p>
          </table:table-cell>
          <table:table-cell office:value-type="string">
            <text:p>abelardorojas@yahoo.com</text:p>
          </table:table-cell>
        </table:table-row>
        <table:table-row table:style-name="ro1" table:visibility="filter">
          <table:table-cell office:value-type="float" office:value="6653535">
            <text:p>665353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2 - Actividades de contabilidad, teneduria de libros y auditoria; asesoramiento en materia de impuesto</text:p>
          </table:table-cell>
          <table:table-cell office:value-type="float" office:value="6653535">
            <text:p>6653535</text:p>
          </table:table-cell>
          <table:table-cell office:value-type="string">
            <text:p>Bolivar</text:p>
          </table:table-cell>
          <table:table-cell office:value-type="float" office:value="6653535">
            <text:p>6653535</text:p>
          </table:table-cell>
          <table:table-cell office:value-type="string">
            <text:p>LUIS GUILLERMO RICO GIRALDO</text:p>
          </table:table-cell>
          <table:table-cell office:value-type="string">
            <text:p>CARRERA 3 NO 4 10 APARTAMENTO 602 EDIFICIO MARGARITA DEL MAR P.H.</text:p>
          </table:table-cell>
          <table:table-cell office:value-type="float" office:value="2">
            <text:p>2</text:p>
          </table:table-cell>
          <table:table-cell office:value-type="string">
            <text:p>RICO GIRALDO LUIS GUILLERMO</text:p>
          </table:table-cell>
          <table:table-cell office:value-type="string">
            <text:p>71705054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LUIS GUILLERMO RICO GIRALDO</text:p>
          </table:table-cell>
          <table:table-cell office:value-type="float" office:value="3103897866">
            <text:p>3103897866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33DD SUR NO 33 58</text:p>
          </table:table-cell>
          <table:table-cell office:value-type="string">
            <text:p>gustavoricog@une.net.co</text:p>
          </table:table-cell>
        </table:table-row>
        <table:table-row table:style-name="ro1" table:visibility="filter">
          <table:table-cell office:value-type="float" office:value="6640736">
            <text:p>6640736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40736">
            <text:p>6640736</text:p>
          </table:table-cell>
          <table:table-cell office:value-type="string">
            <text:p>Bolivar</text:p>
          </table:table-cell>
          <table:table-cell office:value-type="float" office:value="6640736">
            <text:p>6640736</text:p>
          </table:table-cell>
          <table:table-cell/>
          <table:table-cell office:value-type="string">
            <text:p>CALLE ESTANCO DEL TABACO 35-24 P 2</text:p>
          </table:table-cell>
          <table:table-cell/>
          <table:table-cell office:value-type="string">
            <text:p>SINGULAR LUXURY TRAVEL DESIGNERS S A S</text:p>
          </table:table-cell>
          <table:table-cell office:value-type="string">
            <text:p>900326991-9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SINGULAR LUXURY TRAVEL DESIGNERS S.A.S.</text:p>
          </table:table-cell>
          <table:table-cell office:value-type="float" office:value="3172813741">
            <text:p>31728137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ESTANCO DEL TABACO NO 35 24 PISO 2</text:p>
          </table:table-cell>
          <table:table-cell office:value-type="string">
            <text:p>ricardo.hernandez@singularltd.com</text:p>
          </table:table-cell>
        </table:table-row>
        <table:table-row table:style-name="ro1" table:visibility="filter">
          <table:table-cell office:value-type="float" office:value="6640736">
            <text:p>6640736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40736">
            <text:p>6640736</text:p>
          </table:table-cell>
          <table:table-cell office:value-type="string">
            <text:p>Bolivar</text:p>
          </table:table-cell>
          <table:table-cell office:value-type="float" office:value="6640736">
            <text:p>6640736</text:p>
          </table:table-cell>
          <table:table-cell/>
          <table:table-cell office:value-type="string">
            <text:p>CALLE ESTANCO DEL TABACO 35-24 P 2</text:p>
          </table:table-cell>
          <table:table-cell/>
          <table:table-cell office:value-type="string">
            <text:p>SINGULAR LUXURY TRAVEL DESIGNERS S A S</text:p>
          </table:table-cell>
          <table:table-cell office:value-type="string">
            <text:p>900326991-9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SINGULAR LUXURY TRAVEL DESIGNERS S.A.S.</text:p>
          </table:table-cell>
          <table:table-cell office:value-type="float" office:value="3172813741">
            <text:p>31728137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ESTANCO DEL TABACO NO 35 24 PISO 2</text:p>
          </table:table-cell>
          <table:table-cell office:value-type="string">
            <text:p>ricardo.hernandez@singularltd.com</text:p>
          </table:table-cell>
        </table:table-row>
        <table:table-row table:style-name="ro1" table:visibility="filter">
          <table:table-cell office:value-type="float" office:value="6458579">
            <text:p>645857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458579">
            <text:p>6458579</text:p>
          </table:table-cell>
          <table:table-cell office:value-type="string">
            <text:p>Bolivar</text:p>
          </table:table-cell>
          <table:table-cell office:value-type="float" office:value="6458579">
            <text:p>6458579</text:p>
          </table:table-cell>
          <table:table-cell/>
          <table:table-cell office:value-type="string">
            <text:p>CASTILLO GRANDE C5 13 - 37 APT 301 ED MARKUS</text:p>
          </table:table-cell>
          <table:table-cell/>
          <table:table-cell office:value-type="string">
            <text:p>COLOMBIA DIRECT CA S.A.S.</text:p>
          </table:table-cell>
          <table:table-cell office:value-type="string">
            <text:p>900321763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LOMBIA DIRECT</text:p>
          </table:table-cell>
          <table:table-cell office:value-type="float" office:value="3205433837">
            <text:p>320543383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ASTILLOGRANDE EDIFICIO LAS GAVIOTAS 1 80 APARTAMENTO 5B</text:p>
          </table:table-cell>
          <table:table-cell office:value-type="string">
            <text:p>offices@travelcolombiadirect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string">
            <text:p>6649953 - 3166249428</text:p>
          </table:table-cell>
          <table:table-cell office:value-type="string">
            <text:p>Bolivar</text:p>
          </table:table-cell>
          <table:table-cell office:value-type="float" office:value="6649953">
            <text:p>6649953</text:p>
          </table:table-cell>
          <table:table-cell office:value-type="string">
            <text:p>Alfonso Eduardo Salas Araujo</text:p>
          </table:table-cell>
          <table:table-cell office:value-type="string">
            <text:p>CENTRO CALLE 32 NO 3 134 CALLE DE LAS DAMAS</text:p>
          </table:table-cell>
          <table:table-cell office:value-type="float" office:value="5">
            <text:p>5</text:p>
          </table:table-cell>
          <table:table-cell office:value-type="string">
            <text:p>SPANISH TOWN <text:s/>S.A.S.</text:p>
          </table:table-cell>
          <table:table-cell office:value-type="string">
            <text:p>90021416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CLAVER</text:p>
          </table:table-cell>
          <table:table-cell office:value-type="float" office:value="73351725">
            <text:p>73351725</text:p>
          </table:table-cell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32 NO 3 134 CALLE DE LAS DAMAS</text:p>
          </table:table-cell>
          <table:table-cell office:value-type="string">
            <text:p>casaclaver@hotmail.com</text:p>
          </table:table-cell>
        </table:table-row>
        <table:table-row table:style-name="ro1" table:visibility="filter">
          <table:table-cell office:value-type="float" office:value="6648884">
            <text:p>664888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ELIAS BARBUR HAIECK</text:p>
          </table:table-cell>
          <table:table-cell office:value-type="string">
            <text:p>BOCAGRANDE CARRERA 1 NO 8 50 APARTAMENTO 2203</text:p>
          </table:table-cell>
          <table:table-cell office:value-type="float" office:value="2">
            <text:p>2</text:p>
          </table:table-cell>
          <table:table-cell office:value-type="string">
            <text:p>ELIAS BARBUR Y CIA <text:s/>S.A</text:p>
          </table:table-cell>
          <table:table-cell office:value-type="string">
            <text:p>890400783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IAS BARBUR Y CIA S EN 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EDIFICIO BANCO DEL ESTADO OFICINA 15 02</text:p>
          </table:table-cell>
          <table:table-cell office:value-type="string">
            <text:p>mbarbur@gmail.com</text:p>
          </table:table-cell>
        </table:table-row>
        <table:table-row table:style-name="ro1" table:visibility="filter">
          <table:table-cell office:value-type="float" office:value="6659215">
            <text:p>6659215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552193">
            <text:p>6552193</text:p>
          </table:table-cell>
          <table:table-cell office:value-type="string">
            <text:p>Bolivar</text:p>
          </table:table-cell>
          <table:table-cell office:value-type="float" office:value="6551954">
            <text:p>6551954</text:p>
          </table:table-cell>
          <table:table-cell office:value-type="string">
            <text:p>CESAR AUGUSTO MOGOLLON GARCIA</text:p>
          </table:table-cell>
          <table:table-cell office:value-type="string">
            <text:p>LAGUITO EDIFICIO LAS TRES CLAVERAS NO 1 25 LOCAL 15</text:p>
          </table:table-cell>
          <table:table-cell office:value-type="float" office:value="10">
            <text:p>10</text:p>
          </table:table-cell>
          <table:table-cell office:value-type="string">
            <text:p>MOGOLLON GARCIA CESAR AUGUSTO</text:p>
          </table:table-cell>
          <table:table-cell office:value-type="string">
            <text:p>1499667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E INVERSIONES CESAR</text:p>
          </table:table-cell>
          <table:table-cell office:value-type="float" office:value="3163677614">
            <text:p>316367761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TRANSVERSAL 71B NO 31H 54</text:p>
          </table:table-cell>
          <table:table-cell office:value-type="string">
            <text:p>arriendosmogollon@hotmail.com</text:p>
          </table:table-cell>
        </table:table-row>
        <table:table-row table:style-name="ro1" table:visibility="filter">
          <table:table-cell office:value-type="float" office:value="6650464">
            <text:p>665046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655120">
            <text:p>6655120</text:p>
          </table:table-cell>
          <table:table-cell office:value-type="string">
            <text:p>Bolivar</text:p>
          </table:table-cell>
          <table:table-cell office:value-type="float" office:value="6655120">
            <text:p>6655120</text:p>
          </table:table-cell>
          <table:table-cell office:value-type="string">
            <text:p>CARLOS PELAEZ ESTRADA</text:p>
          </table:table-cell>
          <table:table-cell office:value-type="string">
            <text:p>LAGUITO ED. TRES CARABELAS APTO 4 - 2A</text:p>
          </table:table-cell>
          <table:table-cell office:value-type="float" office:value="7">
            <text:p>7</text:p>
          </table:table-cell>
          <table:table-cell office:value-type="string">
            <text:p>PELAEZ ESTRADA CARLOS</text:p>
          </table:table-cell>
          <table:table-cell office:value-type="string">
            <text:p>7012029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RLOS PELAEZ ESTRADA</text:p>
          </table:table-cell>
          <table:table-cell office:value-type="string">
            <text:p>312 394479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ICIO TRES CARABELAS APARTAMENTO A-4-2</text:p>
          </table:table-cell>
          <table:table-cell office:value-type="string">
            <text:p>pelaezestradac@gmail.com</text:p>
          </table:table-cell>
        </table:table-row>
        <table:table-row table:style-name="ro1" table:visibility="filter">
          <table:table-cell office:value-type="float" office:value="6648884">
            <text:p>664888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883">
            <text:p>664883</text:p>
          </table:table-cell>
          <table:table-cell office:value-type="string">
            <text:p>Bolivar</text:p>
          </table:table-cell>
          <table:table-cell office:value-type="float" office:value="6648883">
            <text:p>6648883</text:p>
          </table:table-cell>
          <table:table-cell office:value-type="string">
            <text:p>MARIA DEL ROSARIO BARBUR CHEJUAN</text:p>
          </table:table-cell>
          <table:table-cell office:value-type="string">
            <text:p>BOCAGRANDE CARRERA 1 NO 8 50 APARTAMENTO 2703</text:p>
          </table:table-cell>
          <table:table-cell office:value-type="float" office:value="2">
            <text:p>2</text:p>
          </table:table-cell>
          <table:table-cell office:value-type="string">
            <text:p>ELIAS BARBUR Y CIA <text:s/>S.A</text:p>
          </table:table-cell>
          <table:table-cell office:value-type="string">
            <text:p>890400783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IAS BARBUR Y CIA S EN C</text:p>
          </table:table-cell>
          <table:table-cell office:value-type="float" office:value="3157591706">
            <text:p>315759170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EDIFICIO BANCO DEL ESTADO OFICINA 15 01</text:p>
          </table:table-cell>
          <table:table-cell office:value-type="string">
            <text:p>mbarbur@gmail.com</text:p>
          </table:table-cell>
        </table:table-row>
        <table:table-row table:style-name="ro1" table:visibility="filter">
          <table:table-cell office:value-type="float" office:value="6648884">
            <text:p>664888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48883">
            <text:p>6648883</text:p>
          </table:table-cell>
          <table:table-cell office:value-type="string">
            <text:p>Bolivar</text:p>
          </table:table-cell>
          <table:table-cell office:value-type="float" office:value="6648883">
            <text:p>6648883</text:p>
          </table:table-cell>
          <table:table-cell office:value-type="string">
            <text:p>MARIA DEL ROSARIO BARBUR CHEJUAN</text:p>
          </table:table-cell>
          <table:table-cell office:value-type="string">
            <text:p>BOCAGRANDE CARRERA 1 NO 8 50 APARTAMENTO 2701</text:p>
          </table:table-cell>
          <table:table-cell office:value-type="float" office:value="2">
            <text:p>2</text:p>
          </table:table-cell>
          <table:table-cell office:value-type="string">
            <text:p>ELIAS BARBUR Y CIA <text:s/>S.A</text:p>
          </table:table-cell>
          <table:table-cell office:value-type="string">
            <text:p>890400783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IAS BARBUR Y CIA S EN C</text:p>
          </table:table-cell>
          <table:table-cell office:value-type="float" office:value="3157591706">
            <text:p>315759170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EDIFICIO BANCO DEL ESTADO OFICINA 15 04</text:p>
          </table:table-cell>
          <table:table-cell office:value-type="string">
            <text:p>mbarbur@gmail.com</text:p>
          </table:table-cell>
        </table:table-row>
        <table:table-row table:style-name="ro1" table:visibility="filter">
          <table:table-cell office:value-type="float" office:value="6572403">
            <text:p>6572403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572403">
            <text:p>6572403</text:p>
          </table:table-cell>
          <table:table-cell office:value-type="string">
            <text:p>Bolivar</text:p>
          </table:table-cell>
          <table:table-cell office:value-type="float" office:value="6572403">
            <text:p>6572403</text:p>
          </table:table-cell>
          <table:table-cell office:value-type="string">
            <text:p>DOMINGO RUBIES ALEMAN</text:p>
          </table:table-cell>
          <table:table-cell office:value-type="string">
            <text:p>URBANIZACION VILLA BARRAZA MANZANA 5 LOTE 50</text:p>
          </table:table-cell>
          <table:table-cell office:value-type="float" office:value="1">
            <text:p>1</text:p>
          </table:table-cell>
          <table:table-cell office:value-type="string">
            <text:p>RUBIES ALEMAN DOMINGO</text:p>
          </table:table-cell>
          <table:table-cell office:value-type="string">
            <text:p>7978802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UBIES TOURS</text:p>
          </table:table-cell>
          <table:table-cell office:value-type="float" office:value="3013530311">
            <text:p>301353031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VILLA BARRAZA MANZANA 5 LOTE 50</text:p>
          </table:table-cell>
          <table:table-cell office:value-type="string">
            <text:p>rubiestours@yahoo.com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567373">
            <text:p>6567373</text:p>
          </table:table-cell>
          <table:table-cell office:value-type="string">
            <text:p>Bolivar</text:p>
          </table:table-cell>
          <table:table-cell office:value-type="float" office:value="6567373">
            <text:p>6567373</text:p>
          </table:table-cell>
          <table:table-cell office:value-type="string">
            <text:p>OSWALDO ENRIQUE SIERRA CUEVA</text:p>
          </table:table-cell>
          <table:table-cell office:value-type="string">
            <text:p>CARRERA 3 NO 8 51 LOCAL 17 CENTRO COMERCIAL LA MANSION - BOCAGRANDE</text:p>
          </table:table-cell>
          <table:table-cell/>
          <table:table-cell office:value-type="string">
            <text:p>ALOJAMIENTO ALIMENTOS Y BEBIDAS AAB <text:s/>S.A.S</text:p>
          </table:table-cell>
          <table:table-cell office:value-type="string">
            <text:p>900534847-8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TAQUERIA MEXICO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3 NO 8 51 LOCAL 17 CENTRO COMERCIAL LA MANSION - BOCAGRANDE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551094">
            <text:p>6551094</text:p>
          </table:table-cell>
          <table:table-cell office:value-type="string">
            <text:p>Bolivar</text:p>
          </table:table-cell>
          <table:table-cell office:value-type="float" office:value="6551094">
            <text:p>6551094</text:p>
          </table:table-cell>
          <table:table-cell office:value-type="string">
            <text:p>JUAN VENTURA PROFITOS</text:p>
          </table:table-cell>
          <table:table-cell office:value-type="string">
            <text:p>LAGUITO NO 3 182 APARTAMENTO 902</text:p>
          </table:table-cell>
          <table:table-cell office:value-type="float" office:value="2">
            <text:p>2</text:p>
          </table:table-cell>
          <table:table-cell office:value-type="string">
            <text:p>VENTURA <text:s/>PROFITOS <text:s/>JUAN</text:p>
          </table:table-cell>
          <table:table-cell office:value-type="string">
            <text:p>1047423610-0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PLAYAMAR 90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GUITO NO 3 182 APARTAMENTO 902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6551094">
            <text:p>655109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551094">
            <text:p>655109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1 A 1 169 APTO 1101 A</text:p>
          </table:table-cell>
          <table:table-cell/>
          <table:table-cell office:value-type="string">
            <text:p>VENTURA <text:s/>PROFITOS <text:s/>JUAN</text:p>
          </table:table-cell>
          <table:table-cell office:value-type="string">
            <text:p>1047423610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ORRES DEL LAGO 1101A</text:p>
          </table:table-cell>
          <table:table-cell office:value-type="float" office:value="3103637974">
            <text:p>310363797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ALLE 1 NO 1 169 APARTAMENTO 1101A</text:p>
          </table:table-cell>
          <table:table-cell office:value-type="string">
            <text:p>ittscol@hotmail.com</text:p>
          </table:table-cell>
        </table:table-row>
        <table:table-row table:style-name="ro1" table:visibility="filter">
          <table:table-cell office:value-type="float" office:value="6551094">
            <text:p>655109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551094">
            <text:p>6551094</text:p>
          </table:table-cell>
          <table:table-cell office:value-type="string">
            <text:p>Bolivar</text:p>
          </table:table-cell>
          <table:table-cell office:value-type="float" office:value="6551094">
            <text:p>6551094</text:p>
          </table:table-cell>
          <table:table-cell office:value-type="string">
            <text:p>JUAN VENTURA PROFITOS</text:p>
          </table:table-cell>
          <table:table-cell office:value-type="string">
            <text:p>EL LAGUITO CALLE 1 NO 2 158 APARTAMENTO 1204</text:p>
          </table:table-cell>
          <table:table-cell office:value-type="float" office:value="2">
            <text:p>2</text:p>
          </table:table-cell>
          <table:table-cell office:value-type="string">
            <text:p>VENTURA <text:s/>PROFITOS <text:s/>JUAN</text:p>
          </table:table-cell>
          <table:table-cell office:value-type="string">
            <text:p>1047423610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ARINARE 1204</text:p>
          </table:table-cell>
          <table:table-cell office:value-type="float" office:value="3103637974">
            <text:p>310363797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ALLE 1 NO 2 158 APARTAMENTO 1204</text:p>
          </table:table-cell>
          <table:table-cell office:value-type="string">
            <text:p>ittscol@hotmail.com</text:p>
          </table:table-cell>
        </table:table-row>
        <table:table-row table:style-name="ro1">
          <table:table-cell office:value-type="float" office:value="6600840">
            <text:p>660084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0840">
            <text:p>660084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SAN DIEGO CLL SAN PEDRO MARTIR <text:s/>, No 10-11 CASA GLORIA</text:p>
          </table:table-cell>
          <table:table-cell office:value-type="float" office:value="6">
            <text:p>6</text:p>
          </table:table-cell>
          <table:table-cell office:value-type="string">
            <text:p>GARRIDO TORRES GLORIA</text:p>
          </table:table-cell>
          <table:table-cell office:value-type="string">
            <text:p>22424986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GLORIA</text:p>
          </table:table-cell>
          <table:table-cell office:value-type="float" office:value="3106145940">
            <text:p>3106145940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 CALLE SAN PEDRO MARTIR NO 10 11 CASA GLORIA</text:p>
          </table:table-cell>
          <table:table-cell office:value-type="string">
            <text:p>hotelcasagloria@g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30928">
            <text:p>6630928</text:p>
          </table:table-cell>
          <table:table-cell office:value-type="string">
            <text:p>Bolivar</text:p>
          </table:table-cell>
          <table:table-cell office:value-type="float" office:value="6630928">
            <text:p>6630928</text:p>
          </table:table-cell>
          <table:table-cell office:value-type="string">
            <text:p>NELSON ABAD GOMEZ GIRALDO</text:p>
          </table:table-cell>
          <table:table-cell office:value-type="string">
            <text:p>RETEN DOÑA MANUELA TRANSVERSAL 54 NO 95 70</text:p>
          </table:table-cell>
          <table:table-cell office:value-type="float" office:value="63">
            <text:p>63</text:p>
          </table:table-cell>
          <table:table-cell office:value-type="string">
            <text:p>CORDIALIDAD PLAZA LIMITADA</text:p>
          </table:table-cell>
          <table:table-cell office:value-type="string">
            <text:p>806009838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CORDIALIDAD PLAZ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RETEN DOÑA MANUELA TRANSVERSAL 54 NO 95 70</text:p>
          </table:table-cell>
          <table:table-cell office:value-type="string">
            <text:p>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3153476362">
            <text:p>3153476362</text:p>
          </table:table-cell>
          <table:table-cell office:value-type="string">
            <text:p>Bolivar</text:p>
          </table:table-cell>
          <table:table-cell office:value-type="float" office:value="3153476362">
            <text:p>3153476362</text:p>
          </table:table-cell>
          <table:table-cell office:value-type="string">
            <text:p>ALEXANDER ENRIQUE INSIGNARES TORRES</text:p>
          </table:table-cell>
          <table:table-cell office:value-type="string">
            <text:p>EDIFICIO LAS 3 CARABELAS APARTAMENTO 22B2 LAGUITO</text:p>
          </table:table-cell>
          <table:table-cell office:value-type="float" office:value="2">
            <text:p>2</text:p>
          </table:table-cell>
          <table:table-cell office:value-type="string">
            <text:p>INSIGNARES TORRES ALEXANDER ENRIQUE</text:p>
          </table:table-cell>
          <table:table-cell office:value-type="string">
            <text:p>873183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LEXIN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LAS 3 CARABELAS APARTAMENTO 22B2 LAGUITO</text:p>
          </table:table-cell>
          <table:table-cell office:value-type="string">
            <text:p>alexanderinsignares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KETTY SAKER DE DAFFACH</text:p>
          </table:table-cell>
          <table:table-cell office:value-type="string">
            <text:p>BOCAGRANDE CARRERA 2 NO 466</text:p>
          </table:table-cell>
          <table:table-cell office:value-type="float" office:value="8">
            <text:p>8</text:p>
          </table:table-cell>
          <table:table-cell office:value-type="string">
            <text:p>INVERSIONES BETANIA S A</text:p>
          </table:table-cell>
          <table:table-cell office:value-type="string">
            <text:p>806011700-9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RIBBEAN CENTER CENTRO DE EVENTOS Y NEGOCI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BOCAGRANDE AVENIDA SAN MARTIN NO 5 100</text:p>
          </table:table-cell>
          <table:table-cell office:value-type="string">
            <text:p>caribbeancenter@hotmai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DOMENICO MINNITI</text:p>
          </table:table-cell>
          <table:table-cell office:value-type="string">
            <text:p>EDIFICIO LAS TRES CARABELAS APARTAMENTO 13 B1 CARRERA 1 NO 1 25 LAGUITO</text:p>
          </table:table-cell>
          <table:table-cell office:value-type="float" office:value="2">
            <text:p>2</text:p>
          </table:table-cell>
          <table:table-cell office:value-type="string">
            <text:p>DOMI</text:p>
          </table:table-cell>
          <table:table-cell office:value-type="string">
            <text:p>70007635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DOM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LAS TRES CARABELAS APARTAMENTO 13 B1 CARRERA 1 NO 1 25 LAGUITO</text:p>
          </table:table-cell>
          <table:table-cell office:value-type="string">
            <text:p>delfinominniti@libero.it</text:p>
          </table:table-cell>
        </table:table-row>
        <table:table-row table:style-name="ro1">
          <table:table-cell office:value-type="float" office:value="3785977">
            <text:p>3785977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53785977">
            <text:p>537859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9 No. 22-850</text:p>
          </table:table-cell>
          <table:table-cell office:value-type="float" office:value="269">
            <text:p>269</text:p>
          </table:table-cell>
          <table:table-cell office:value-type="string">
            <text:p>PAVILLION HOTELS GROUP SAS</text:p>
          </table:table-cell>
          <table:table-cell office:value-type="string">
            <text:p>900315138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OCEAN PAVILLON HOTEL</text:p>
          </table:table-cell>
          <table:table-cell office:value-type="float" office:value="3145811470">
            <text:p>3145811470</text:p>
          </table:table-cell>
          <table:table-cell office:value-type="float" office:value="185">
            <text:p>185</text:p>
          </table:table-cell>
          <table:table-cell/>
          <table:table-cell office:value-type="float" office:value="486">
            <text:p>48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57 NO 82 130</text:p>
          </table:table-cell>
          <table:table-cell office:value-type="string">
            <text:p>tatiana10_yera@hotmail.com</text:p>
          </table:table-cell>
        </table:table-row>
        <table:table-row table:style-name="ro1" table:visibility="filter">
          <table:table-cell office:value-type="float" office:value="6645366">
            <text:p>664536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5366">
            <text:p>664536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enida Daniel Lemaitre Calle 32 # 8A-29</text:p>
          </table:table-cell>
          <table:table-cell/>
          <table:table-cell office:value-type="string">
            <text:p>CHAPARRO DE CHAPARRO SOCORRO</text:p>
          </table:table-cell>
          <table:table-cell office:value-type="string">
            <text:p>32632022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OLLO TROPICAL</text:p>
          </table:table-cell>
          <table:table-cell office:value-type="float" office:value="3008163612">
            <text:p>3008163612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AVENIDA DANIEL LEMAITRE CALLE 32 NO 8A 29</text:p>
          </table:table-cell>
          <table:table-cell office:value-type="string">
            <text:p>pollotropical32632@hotmail.com</text:p>
          </table:table-cell>
        </table:table-row>
        <table:table-row table:style-name="ro1" table:visibility="filter">
          <table:table-cell office:value-type="float" office:value="6658850">
            <text:p>665885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58850">
            <text:p>665885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3A. # 4-83 BOCAGRANDE</text:p>
          </table:table-cell>
          <table:table-cell/>
          <table:table-cell office:value-type="string">
            <text:p>CHAPARRO ACEVEDO GUSTAVO</text:p>
          </table:table-cell>
          <table:table-cell office:value-type="string">
            <text:p>7445981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TROPIK POLLO ARABE</text:p>
          </table:table-cell>
          <table:table-cell office:value-type="float" office:value="3008163612">
            <text:p>30081636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A NO 4 83 BOCAGRANDE</text:p>
          </table:table-cell>
          <table:table-cell office:value-type="string">
            <text:p>pollotropicalexpres2009@hotmail.com</text:p>
          </table:table-cell>
        </table:table-row>
        <table:table-row table:style-name="ro1">
          <table:table-cell office:value-type="float" office:value="6550222">
            <text:p>655022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657601">
            <text:p>6657601</text:p>
          </table:table-cell>
          <table:table-cell/>
          <table:table-cell office:value-type="string">
            <text:p>ISLA DE BARU, SECTOR PORTONAITO</text:p>
          </table:table-cell>
          <table:table-cell office:value-type="float" office:value="366">
            <text:p>366</text:p>
          </table:table-cell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ROYAL DECAMERON BARU</text:p>
          </table:table-cell>
          <table:table-cell office:value-type="float" office:value="3157319604">
            <text:p>3157319604</text:p>
          </table:table-cell>
          <table:table-cell office:value-type="float" office:value="450">
            <text:p>450</text:p>
          </table:table-cell>
          <table:table-cell/>
          <table:table-cell office:value-type="float" office:value="641">
            <text:p>64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1A NO 10 10</text:p>
          </table:table-cell>
          <table:table-cell office:value-type="string">
            <text:p>secretaria.juridica@decameron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76489303">
            <text:p>3176489303</text:p>
          </table:table-cell>
          <table:table-cell office:value-type="string">
            <text:p>Bolivar</text:p>
          </table:table-cell>
          <table:table-cell office:value-type="float" office:value="6601843">
            <text:p>6601843</text:p>
          </table:table-cell>
          <table:table-cell/>
          <table:table-cell office:value-type="string">
            <text:p>MANZANILO DEL MAR TRV No. 3-51</text:p>
          </table:table-cell>
          <table:table-cell office:value-type="float" office:value="7">
            <text:p>7</text:p>
          </table:table-cell>
          <table:table-cell office:value-type="string">
            <text:p>KOHSAMUI CASA HOTEL DEL MAR E.U</text:p>
          </table:table-cell>
          <table:table-cell office:value-type="string">
            <text:p>900295715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KOHSAMUI CASA HOTEL DEL MAR E.U.</text:p>
          </table:table-cell>
          <table:table-cell office:value-type="float" office:value="3176489306">
            <text:p>317648930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ILO DEL MAR TRANSVERSAL NO 3 51</text:p>
          </table:table-cell>
          <table:table-cell office:value-type="string">
            <text:p>mafesm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157540365">
            <text:p>315754036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EL LAGUITO CRA 1 EDIFICIO RIVERE LOCAL No. 1 A 153 PRIMER PISO</text:p>
          </table:table-cell>
          <table:table-cell/>
          <table:table-cell office:value-type="string">
            <text:p>CASTELLAR POSSO LUIS GUILLERMO</text:p>
          </table:table-cell>
          <table:table-cell office:value-type="string">
            <text:p>73088203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INMOBILIARIA CASTELLAR Y AGENCIA OPERADORA DE TURISMO LUCHO TOUR</text:p>
          </table:table-cell>
          <table:table-cell office:value-type="float" office:value="3157540365">
            <text:p>315754036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EL LAGUITO, CARRERA 1 EDIFICIO RIVERE LOCAL 1A 153 PRIMER PISO</text:p>
          </table:table-cell>
          <table:table-cell office:value-type="string">
            <text:p>l.castelar@hotmail.com</text:p>
          </table:table-cell>
        </table:table-row>
        <table:table-row table:style-name="ro1" table:visibility="filter">
          <table:table-cell office:value-type="float" office:value="6550861">
            <text:p>655086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52410">
            <text:p>655241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RANCO GOMEZ OLGA PATRICIA</text:p>
          </table:table-cell>
          <table:table-cell office:value-type="string">
            <text:p>24808999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PERADOR TURISTICO PARAISO CAFETERO</text:p>
          </table:table-cell>
          <table:table-cell office:value-type="float" office:value="3215342033">
            <text:p>321534203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PRIMERA NO 9 18 LOCAL 0 HOTEL COSTA DEL SOL</text:p>
          </table:table-cell>
          <table:table-cell office:value-type="string">
            <text:p>paraisocafetero@hotmail.com</text:p>
          </table:table-cell>
        </table:table-row>
        <table:table-row table:style-name="ro1" table:visibility="filter">
          <table:table-cell office:value-type="float" office:value="6906481">
            <text:p>6906481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04408">
            <text:p>660440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BARRIO SAN DIEGO CLL PORTOBELLO No 23-37 OFIC 201</text:p>
          </table:table-cell>
          <table:table-cell/>
          <table:table-cell office:value-type="string">
            <text:p>TRAVEL FUSION COLOMBIA S.A.S.</text:p>
          </table:table-cell>
          <table:table-cell office:value-type="string">
            <text:p>900316764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AVEL FUSION COLOMBIA</text:p>
          </table:table-cell>
          <table:table-cell office:value-type="float" office:value="3187353006">
            <text:p>318735300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71C NO 31I 94 ALPES</text:p>
          </table:table-cell>
          <table:table-cell office:value-type="string">
            <text:p>info@travelfusioncolombia.com</text:p>
          </table:table-cell>
        </table:table-row>
        <table:table-row table:style-name="ro1" table:visibility="filter">
          <table:table-cell office:value-type="float" office:value="6640657">
            <text:p>6640657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2 - Expendio por autoservicio de comidas preparadas</text:p>
          </table:table-cell>
          <table:table-cell office:value-type="float" office:value="6640657">
            <text:p>6640657</text:p>
          </table:table-cell>
          <table:table-cell office:value-type="string">
            <text:p>Bolivar</text:p>
          </table:table-cell>
          <table:table-cell office:value-type="float" office:value="6690657">
            <text:p>6690657</text:p>
          </table:table-cell>
          <table:table-cell/>
          <table:table-cell office:value-type="string">
            <text:p>CENTRO CALLE LA MANTILLA No 3-32</text:p>
          </table:table-cell>
          <table:table-cell/>
          <table:table-cell office:value-type="string">
            <text:p>GONZALEZ SEGRERA E HIJOS S. EN C.</text:p>
          </table:table-cell>
          <table:table-cell office:value-type="string">
            <text:p>900238397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MANTILLA</text:p>
          </table:table-cell>
          <table:table-cell office:value-type="float" office:value="3106842210">
            <text:p>310684221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LA MANTILLA No. 3 32</text:p>
          </table:table-cell>
          <table:table-cell office:value-type="string">
            <text:p>gonzalezsegreraehijos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56144">
            <text:p>6656144</text:p>
          </table:table-cell>
          <table:table-cell office:value-type="string">
            <text:p>Bolivar</text:p>
          </table:table-cell>
          <table:table-cell office:value-type="float" office:value="6656144">
            <text:p>6656144</text:p>
          </table:table-cell>
          <table:table-cell table:number-columns-repeated="3"/>
          <table:table-cell office:value-type="string">
            <text:p>BRAVO ARANGO JULIANA</text:p>
          </table:table-cell>
          <table:table-cell office:value-type="string">
            <text:p>43628855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BARAHONA</text:p>
          </table:table-cell>
          <table:table-cell office:value-type="float" office:value="3012793908">
            <text:p>301279390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4 46</text:p>
          </table:table-cell>
          <table:table-cell office:value-type="string">
            <text:p>rpriolo@hotelesbarahon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26694855">
            <text:p>3126694855</text:p>
          </table:table-cell>
          <table:table-cell office:value-type="string">
            <text:p>Bolivar</text:p>
          </table:table-cell>
          <table:table-cell office:value-type="float" office:value="3126694855">
            <text:p>3126694855</text:p>
          </table:table-cell>
          <table:table-cell office:value-type="string">
            <text:p>KENIA DEL CARMEN PEREZ TOVAR</text:p>
          </table:table-cell>
          <table:table-cell office:value-type="string">
            <text:p>la campiña trans 48a No 23a119</text:p>
          </table:table-cell>
          <table:table-cell/>
          <table:table-cell table:style-name="ce1" office:value-type="string">
            <text:p>107373877-</text:p>
          </table:table-cell>
          <table:table-cell office:value-type="string">
            <text:p>kenia perez tovar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KENIA DEL CARMEN PEREZ TOVAR</text:p>
          </table:table-cell>
          <table:table-cell office:value-type="float" office:value="3126694855">
            <text:p>31266948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CALAMARES MANZANA 63 LOTE 10 TERCERA ETAPA</text:p>
          </table:table-cell>
          <table:table-cell office:value-type="string">
            <text:p>keniapt86@hotmail.com</text:p>
          </table:table-cell>
        </table:table-row>
        <table:table-row table:style-name="ro1" table:visibility="filter">
          <table:table-cell/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GUILLERMO LLAMAS ARENAS</text:p>
          </table:table-cell>
          <table:table-cell office:value-type="string">
            <text:p>BOCAGRANDE CALLE 8 NO 2 24</text:p>
          </table:table-cell>
          <table:table-cell/>
          <table:table-cell office:value-type="string">
            <text:p>BARCA &amp; CIA LTDA</text:p>
          </table:table-cell>
          <table:table-cell office:value-type="string">
            <text:p>900226923-9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BAREKE CARTAGENA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LLE 8 NO 2 24</text:p>
          </table:table-cell>
          <table:table-cell office:value-type="string">
            <text:p>barekecartagena@hotmail.com</text:p>
          </table:table-cell>
        </table:table-row>
        <table:table-row table:style-name="ro1" table:visibility="filter">
          <table:table-cell office:value-type="float" office:value="6560773">
            <text:p>656077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500400">
            <text:p>6500400</text:p>
          </table:table-cell>
          <table:table-cell office:value-type="string">
            <text:p>Bolivar</text:p>
          </table:table-cell>
          <table:table-cell office:value-type="float" office:value="6657151">
            <text:p>6657151</text:p>
          </table:table-cell>
          <table:table-cell table:number-columns-repeated="3"/>
          <table:table-cell office:value-type="string">
            <text:p>PANAMERICANA DE VIAJES L ALIANXA <text:s text:c="2"/>S <text:s/>A <text:s/>S</text:p>
          </table:table-cell>
          <table:table-cell office:value-type="string">
            <text:p>860402288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PANAMERICANA DE VIAJES L' ALIANZA SAS OFICINA AEROPUERTO</text:p>
          </table:table-cell>
          <table:table-cell office:value-type="float" office:value="3164736005">
            <text:p>316473600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1A NO 93A 80 OFICINA 104</text:p>
          </table:table-cell>
          <table:table-cell office:value-type="string">
            <text:p>silvia.gonzalez@panamericanadeviajes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01672">
            <text:p>6601672</text:p>
          </table:table-cell>
          <table:table-cell office:value-type="string">
            <text:p>Bolivar</text:p>
          </table:table-cell>
          <table:table-cell office:value-type="float" office:value="6601672">
            <text:p>6601672</text:p>
          </table:table-cell>
          <table:table-cell table:number-columns-repeated="3"/>
          <table:table-cell office:value-type="string">
            <text:p>PEREZ MARRUGO JOSE LUIS</text:p>
          </table:table-cell>
          <table:table-cell office:value-type="string">
            <text:p>73556392-4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BAR PORTON DE SAN SEBASTIAN</text:p>
          </table:table-cell>
          <table:table-cell office:value-type="float" office:value="3116885464">
            <text:p>311688546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ARRIO CENTRO CALLE 2 DE SANTO DOMINGO NO 3 63</text:p>
          </table:table-cell>
          <table:table-cell office:value-type="string">
            <text:p>dubysporton@hotmail.com</text:p>
          </table:table-cell>
        </table:table-row>
        <table:table-row table:style-name="ro1" table:visibility="filter">
          <table:table-cell office:value-type="float" office:value="6600436">
            <text:p>6600436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0436">
            <text:p>66004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PLAZA DE SANTODOMINGO E.CUESTAS LOCAL No.3</text:p>
          </table:table-cell>
          <table:table-cell/>
          <table:table-cell office:value-type="string">
            <text:p>GRUPO RESTAURANTERO CIA LIMITADA</text:p>
          </table:table-cell>
          <table:table-cell office:value-type="string">
            <text:p>900244965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MILENIO CARTAGENA</text:p>
          </table:table-cell>
          <table:table-cell office:value-type="float" office:value="3008387336">
            <text:p>300838733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PLAZA DE SANTODOMINGO EDIFICIO CUESTAS LOCAL NO 3</text:p>
          </table:table-cell>
          <table:table-cell office:value-type="string">
            <text:p>hectorraul04@hotmail.com</text:p>
          </table:table-cell>
        </table:table-row>
        <table:table-row table:style-name="ro1" table:visibility="filter">
          <table:table-cell office:value-type="float" office:value="6642923">
            <text:p>6642923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42923">
            <text:p>66429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LA BARU SECT. CHOLON</text:p>
          </table:table-cell>
          <table:table-cell office:value-type="float" office:value="4">
            <text:p>4</text:p>
          </table:table-cell>
          <table:table-cell office:value-type="string">
            <text:p>URIBE CADAVID BEATRIZ ELENA</text:p>
          </table:table-cell>
          <table:table-cell office:value-type="string">
            <text:p>32530362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LAYA SCONDIDA</text:p>
          </table:table-cell>
          <table:table-cell office:value-type="float" office:value="3156824000">
            <text:p>3156824000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LARGA NO 8B 55 EDIFICIO GARCIA LOCAL 103</text:p>
          </table:table-cell>
          <table:table-cell office:value-type="string">
            <text:p>playascondida@gmail.com</text:p>
          </table:table-cell>
        </table:table-row>
        <table:table-row table:style-name="ro1" table:visibility="filter">
          <table:table-cell office:value-type="float" office:value="6652356">
            <text:p>665235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52356">
            <text:p>6652356</text:p>
          </table:table-cell>
          <table:table-cell office:value-type="string">
            <text:p>Bolivar</text:p>
          </table:table-cell>
          <table:table-cell office:value-type="float" office:value="6652365">
            <text:p>6652365</text:p>
          </table:table-cell>
          <table:table-cell/>
          <table:table-cell office:value-type="string">
            <text:p>BARRIO BOCAGRANDE AV SAN MARTIN CR 7 7-162</text:p>
          </table:table-cell>
          <table:table-cell/>
          <table:table-cell office:value-type="string">
            <text:p>ISLU LTDA</text:p>
          </table:table-cell>
          <table:table-cell office:value-type="string">
            <text:p>900218502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ISABELLA´S COFFEE</text:p>
          </table:table-cell>
          <table:table-cell office:value-type="float" office:value="3176563401">
            <text:p>317656340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OCAGRANDE AVENIDA SAN MARTIN NO 6-162 LOCAL 7</text:p>
          </table:table-cell>
          <table:table-cell office:value-type="string">
            <text:p>m_aurelio_99@yahoo.com</text:p>
          </table:table-cell>
        </table:table-row>
        <table:table-row table:style-name="ro1" table:visibility="filter">
          <table:table-cell office:value-type="float" office:value="6643678">
            <text:p>6643678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43678">
            <text:p>664367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L COLEGIO # 34-60</text:p>
          </table:table-cell>
          <table:table-cell/>
          <table:table-cell office:value-type="string">
            <text:p>INVERSIONES DON JUAN CARTAGENA S A S</text:p>
          </table:table-cell>
          <table:table-cell office:value-type="string">
            <text:p>900279290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DONJUAN CARTAGENA</text:p>
          </table:table-cell>
          <table:table-cell office:value-type="float" office:value="3165270737">
            <text:p>3165270737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COLEGIO NO 34 60</text:p>
          </table:table-cell>
          <table:table-cell office:value-type="string">
            <text:p>restaurantedonjuancartagena@gmail.com</text:p>
          </table:table-cell>
        </table:table-row>
        <table:table-row table:style-name="ro1" table:visibility="filter">
          <table:table-cell office:value-type="float" office:value="6600178">
            <text:p>6600178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5307331">
            <text:p>5307331</text:p>
          </table:table-cell>
          <table:table-cell office:value-type="string">
            <text:p>Bolivar</text:p>
          </table:table-cell>
          <table:table-cell office:value-type="float" office:value="6601942">
            <text:p>6601942</text:p>
          </table:table-cell>
          <table:table-cell/>
          <table:table-cell office:value-type="string">
            <text:p>CRA. 7a. No. 32-10 PLAZA DE LA ADUANA</text:p>
          </table:table-cell>
          <table:table-cell/>
          <table:table-cell office:value-type="string">
            <text:p>HRC DE COLOMBIA S.A.</text:p>
          </table:table-cell>
          <table:table-cell office:value-type="string">
            <text:p>830092061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RD ROCK CAFE</text:p>
          </table:table-cell>
          <table:table-cell office:value-type="float" office:value="3106980352">
            <text:p>310698035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81 NO 13 05 LOCAL 11</text:p>
          </table:table-cell>
          <table:table-cell office:value-type="string">
            <text:p>a.admon@hrcc.com.co</text:p>
          </table:table-cell>
        </table:table-row>
        <table:table-row table:style-name="ro1" table:visibility="filter">
          <table:table-cell office:value-type="float" office:value="6431089">
            <text:p>64310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ITALA LEONOR PEREZ PATIÑO</text:p>
          </table:table-cell>
          <table:table-cell office:value-type="string">
            <text:p>BOCAGRANDE CARRERA 3A NO 4 42</text:p>
          </table:table-cell>
          <table:table-cell office:value-type="float" office:value="12">
            <text:p>12</text:p>
          </table:table-cell>
          <table:table-cell office:value-type="string">
            <text:p>PEREZ PATIÑO ITALA LEONOR</text:p>
          </table:table-cell>
          <table:table-cell office:value-type="string">
            <text:p>26994853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PUERTA DEL OES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ANDE CARRERA 3A NO 4 42</text:p>
          </table:table-cell>
          <table:table-cell office:value-type="string">
            <text:p>hotelpuertadeloeste@hotmail.com</text:p>
          </table:table-cell>
        </table:table-row>
        <table:table-row table:style-name="ro1">
          <table:table-cell office:value-type="float" office:value="6573609">
            <text:p>657360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73607">
            <text:p>657360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 56 # 12-154 SEC. CAMPESTRE</text:p>
          </table:table-cell>
          <table:table-cell office:value-type="float" office:value="50">
            <text:p>50</text:p>
          </table:table-cell>
          <table:table-cell office:value-type="string">
            <text:p>PLATA LOZANO ROSMARY</text:p>
          </table:table-cell>
          <table:table-cell office:value-type="string">
            <text:p>65748284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POSADA DEL VIAJERO # 2</text:p>
          </table:table-cell>
          <table:table-cell office:value-type="float" office:value="3126863168">
            <text:p>3126863168</text:p>
          </table:table-cell>
          <table:table-cell office:value-type="float" office:value="5">
            <text:p>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56 NO 12 154 KILOMETRO 1 VIA MAMOMAL</text:p>
          </table:table-cell>
          <table:table-cell office:value-type="string">
            <text:p>hotellaposadadelviajero@hotmail.com</text:p>
          </table:table-cell>
        </table:table-row>
        <table:table-row table:style-name="ro1" table:visibility="filter">
          <table:table-cell office:value-type="float" office:value="6699500">
            <text:p>669950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6653198-6692057-6699500</text:p>
          </table:table-cell>
          <table:table-cell office:value-type="string">
            <text:p>Bolivar</text:p>
          </table:table-cell>
          <table:table-cell office:value-type="float" office:value="6653198">
            <text:p>6653198</text:p>
          </table:table-cell>
          <table:table-cell/>
          <table:table-cell office:value-type="string">
            <text:p>BOCAGRANDE AV. DEL MALECON FRENTE H CARIBE</text:p>
          </table:table-cell>
          <table:table-cell/>
          <table:table-cell office:value-type="string">
            <text:p>AVILA BERRIO BONIFACIO</text:p>
          </table:table-cell>
          <table:table-cell office:value-type="string">
            <text:p>13876316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KIOSKO EL BONY.-</text:p>
          </table:table-cell>
          <table:table-cell office:value-type="float" office:value="3164457436">
            <text:p>3164457436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IOSKO EL BONY PLAYAS DE BOCAGRANDE</text:p>
          </table:table-cell>
          <table:table-cell office:value-type="string">
            <text:p>jamirancas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ARLOS JULIO DUARTE</text:p>
          </table:table-cell>
          <table:table-cell office:value-type="string">
            <text:p>SAN DIEGO CALLE DEL JARDIN NO 39 118</text:p>
          </table:table-cell>
          <table:table-cell office:value-type="float" office:value="13">
            <text:p>13</text:p>
          </table:table-cell>
          <table:table-cell office:value-type="string">
            <text:p>INVERSIONES SOCHAGOTA S.A.S</text:p>
          </table:table-cell>
          <table:table-cell office:value-type="string">
            <text:p>826003171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ZAGUAN DE LA HUERT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KILOMETRO 2 VIA PISCINAS MUNICIPALES</text:p>
          </table:table-cell>
          <table:table-cell office:value-type="string">
            <text:p>zaguandelahuertahotel@hotmail.com</text:p>
          </table:table-cell>
        </table:table-row>
        <table:table-row table:style-name="ro1">
          <table:table-cell office:value-type="float" office:value="6651662">
            <text:p>6651662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551545">
            <text:p>655154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SOCIEDAD INMOBILIARIA ORANGE CARTAGENA LIMITADA</text:p>
          </table:table-cell>
          <table:table-cell office:value-type="string">
            <text:p>900294437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OCIEDAD INMOBILIARIA ORANGE CARTAGENA LTDA</text:p>
          </table:table-cell>
          <table:table-cell office:value-type="float" office:value="3212348481">
            <text:p>3212348481</text:p>
          </table:table-cell>
          <table:table-cell office:value-type="float" office:value="16">
            <text:p>16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0 NO 5A 44 CASTILLO GRANDE</text:p>
          </table:table-cell>
          <table:table-cell office:value-type="string">
            <text:p>gerenciactg@travelers.com.co</text:p>
          </table:table-cell>
        </table:table-row>
        <table:table-row table:style-name="ro1" table:visibility="filter">
          <table:table-cell office:value-type="float" office:value="6601501">
            <text:p>6601501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1501">
            <text:p>66015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PLAZA DE LA ADUANA EDF ANDIAN OFC. 216</text:p>
          </table:table-cell>
          <table:table-cell/>
          <table:table-cell office:value-type="string">
            <text:p>GOMEZ GOMEZ LUZ ADRIANA</text:p>
          </table:table-cell>
          <table:table-cell office:value-type="string">
            <text:p>45437862-2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DRIANA GOMEZ REPRESENTACIONES</text:p>
          </table:table-cell>
          <table:table-cell office:value-type="float" office:value="3205667097">
            <text:p>320566709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PLAZA DE LA ADUANA EDIFICIO ANDIAN OFICINA 216</text:p>
          </table:table-cell>
          <table:table-cell office:value-type="string">
            <text:p>adritoureservas@gmail.com</text:p>
          </table:table-cell>
        </table:table-row>
        <table:table-row table:style-name="ro1">
          <table:table-cell office:value-type="float" office:value="6644452">
            <text:p>664445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string">
            <text:p>6644452-6644451</text:p>
          </table:table-cell>
          <table:table-cell office:value-type="string">
            <text:p>Bolivar</text:p>
          </table:table-cell>
          <table:table-cell office:value-type="float" office:value="6129136">
            <text:p>6129136</text:p>
          </table:table-cell>
          <table:table-cell/>
          <table:table-cell office:value-type="string">
            <text:p>CLL DEL CUARTEL No 36-77</text:p>
          </table:table-cell>
          <table:table-cell office:value-type="float" office:value="23">
            <text:p>23</text:p>
          </table:table-cell>
          <table:table-cell office:value-type="string">
            <text:p>INVERSIONES CALLE DEL CUARTEL S A S</text:p>
          </table:table-cell>
          <table:table-cell office:value-type="string">
            <text:p>90012883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NANDA' HOTEL BOUTIQUE CARTAGENA</text:p>
          </table:table-cell>
          <table:table-cell office:value-type="float" office:value="3106043224">
            <text:p>31060432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cuartel Nº 36-77</text:p>
          </table:table-cell>
          <table:table-cell office:value-type="string">
            <text:p>andreamantilla@anandacartagen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4165">
            <text:p>6644165</text:p>
          </table:table-cell>
          <table:table-cell office:value-type="string">
            <text:p>Bolivar</text:p>
          </table:table-cell>
          <table:table-cell office:value-type="float" office:value="6643806">
            <text:p>6643806</text:p>
          </table:table-cell>
          <table:table-cell/>
          <table:table-cell office:value-type="string">
            <text:p>CENTRO, CALLE SAN JUAN DE DIOS No. 3-39</text:p>
          </table:table-cell>
          <table:table-cell/>
          <table:table-cell office:value-type="string">
            <text:p>NUEVA ENOTECA S A S</text:p>
          </table:table-cell>
          <table:table-cell office:value-type="string">
            <text:p>900244420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NUEVA ENOTECA</text:p>
          </table:table-cell>
          <table:table-cell office:value-type="float" office:value="3017558045">
            <text:p>3017558045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 JUAN DE DIOS NO 3 39</text:p>
          </table:table-cell>
          <table:table-cell office:value-type="string">
            <text:p>contabilidad@enoteca.com.co</text:p>
          </table:table-cell>
        </table:table-row>
        <table:table-row table:style-name="ro1">
          <table:table-cell office:value-type="float" office:value="6601703">
            <text:p>660170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03626027">
            <text:p>310362602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SQUE DIAGONAL 21 # 41-28</text:p>
          </table:table-cell>
          <table:table-cell office:value-type="float" office:value="27">
            <text:p>27</text:p>
          </table:table-cell>
          <table:table-cell office:value-type="string">
            <text:p>FARAH MARDINI EDUARDO</text:p>
          </table:table-cell>
          <table:table-cell office:value-type="string">
            <text:p>9064309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MARCO</text:p>
          </table:table-cell>
          <table:table-cell office:value-type="float" office:value="3103626027">
            <text:p>3103626027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SQUE DIAGONAL 21 NO 41 28</text:p>
          </table:table-cell>
          <table:table-cell office:value-type="string">
            <text:p>hospedajemarcos07@hotmail.com</text:p>
          </table:table-cell>
        </table:table-row>
        <table:table-row table:style-name="ro1" table:visibility="filter">
          <table:table-cell office:value-type="string">
            <text:p>4 2652772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03828731">
            <text:p>310382873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ECOPARAISO S.A.</text:p>
          </table:table-cell>
          <table:table-cell office:value-type="string">
            <text:p>900284603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COPARAISO S.A</text:p>
          </table:table-cell>
          <table:table-cell office:value-type="float" office:value="3103828731">
            <text:p>3103828731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3 NO 29A 98 MANGA</text:p>
          </table:table-cell>
          <table:table-cell office:value-type="string">
            <text:p>saenzgerman@yahoo.com</text:p>
          </table:table-cell>
        </table:table-row>
        <table:table-row table:style-name="ro1">
          <table:table-cell office:value-type="float" office:value="6640530">
            <text:p>66405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0530">
            <text:p>66405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RA No 31 - 68</text:p>
          </table:table-cell>
          <table:table-cell office:value-type="float" office:value="6">
            <text:p>6</text:p>
          </table:table-cell>
          <table:table-cell office:value-type="string">
            <text:p>PAEZ PATRON ARTURO</text:p>
          </table:table-cell>
          <table:table-cell office:value-type="string">
            <text:p>928414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VENECIA A.P.</text:p>
          </table:table-cell>
          <table:table-cell office:value-type="float" office:value="3006170222">
            <text:p>3006170222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TRIPITA Y MEDIA NO 31 68</text:p>
          </table:table-cell>
          <table:table-cell office:value-type="string">
            <text:p>casa_venecia@hotmail.com</text:p>
          </table:table-cell>
        </table:table-row>
        <table:table-row table:style-name="ro1">
          <table:table-cell office:value-type="float" office:value="2499361">
            <text:p>249936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2499361">
            <text:p>2499361</text:p>
          </table:table-cell>
          <table:table-cell office:value-type="string">
            <text:p>Bolivar</text:p>
          </table:table-cell>
          <table:table-cell office:value-type="float" office:value="6734046">
            <text:p>6734046</text:p>
          </table:table-cell>
          <table:table-cell/>
          <table:table-cell office:value-type="string">
            <text:p>ISLA TIERRA BOMBA SECTOR PUNTA ARENA</text:p>
          </table:table-cell>
          <table:table-cell office:value-type="float" office:value="28">
            <text:p>28</text:p>
          </table:table-cell>
          <table:table-cell office:value-type="string">
            <text:p>INVERSIONES EN SERVCIOS TURISTICOS DE COLOMBIA S.A.S.</text:p>
          </table:table-cell>
          <table:table-cell office:value-type="string">
            <text:p>90046489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ROPICAL INN</text:p>
          </table:table-cell>
          <table:table-cell office:value-type="float" office:value="3127571011">
            <text:p>3127571011</text:p>
          </table:table-cell>
          <table:table-cell office:value-type="float" office:value="4">
            <text:p>4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 CARRERA 33 141 SECTOR SEGUNDA ENSENADA RUTA UNO</text:p>
          </table:table-cell>
          <table:table-cell office:value-type="string">
            <text:p>fredyhotel@yahoo.com</text:p>
          </table:table-cell>
        </table:table-row>
        <table:table-row table:style-name="ro1">
          <table:table-cell office:value-type="float" office:value="6600044">
            <text:p>66000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3134086071">
            <text:p>313408607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, CALLE 29 EL CARRETERO No 10B-34.</text:p>
          </table:table-cell>
          <table:table-cell office:value-type="float" office:value="5">
            <text:p>5</text:p>
          </table:table-cell>
          <table:table-cell office:value-type="string">
            <text:p>CASA SANTA ANA E.U</text:p>
          </table:table-cell>
          <table:table-cell office:value-type="string">
            <text:p>900273710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SANTA ANA HOTEL BOUTIQUE SPA</text:p>
          </table:table-cell>
          <table:table-cell office:value-type="float" office:value="3125848511">
            <text:p>312584851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29 EL CARRETERO NO 10B 34</text:p>
          </table:table-cell>
          <table:table-cell office:value-type="string">
            <text:p>MARLENRIVERAPUENTES@YAHOO.COM</text:p>
          </table:table-cell>
        </table:table-row>
        <table:table-row table:style-name="ro1" table:visibility="filter">
          <table:table-cell office:value-type="float" office:value="6657675">
            <text:p>6657675</text:p>
          </table:table-cell>
          <table:table-cell office:value-type="string">
            <text:p>CONCESIONARIOS DE SERVICIOS TURÍSTICOS EN PARQUE</text:p>
          </table:table-cell>
          <table:table-cell office:value-type="string">
            <text:p>CARTAGENA</text:p>
          </table:table-cell>
          <table:table-cell/>
          <table:table-cell office:value-type="float" office:value="6657675">
            <text:p>66576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HOTEL CARIBE L-9</text:p>
          </table:table-cell>
          <table:table-cell/>
          <table:table-cell office:value-type="string">
            <text:p>SARAVIA CORTES SILVANA SOFIA</text:p>
          </table:table-cell>
          <table:table-cell office:value-type="string">
            <text:p>45529311-1</text:p>
          </table:table-cell>
          <table:table-cell office:value-type="string">
            <text:p>CONCESIONARIOS DE SERVICIOS TURÍSTICOS EN PARQUE</text:p>
          </table:table-cell>
          <table:table-cell office:value-type="float" office:value="2013">
            <text:p>2013</text:p>
          </table:table-cell>
          <table:table-cell office:value-type="string">
            <text:p>EXCURSIONES BUBARU</text:p>
          </table:table-cell>
          <table:table-cell office:value-type="float" office:value="3145608548">
            <text:p>31456085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HOTEL CARIBE LOCAL 9</text:p>
          </table:table-cell>
          <table:table-cell office:value-type="string">
            <text:p>silsaco@hotmail.com</text:p>
          </table:table-cell>
        </table:table-row>
        <table:table-row table:style-name="ro1">
          <table:table-cell office:value-type="float" office:value="6735544">
            <text:p>67355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22369809">
            <text:p>3122369809</text:p>
          </table:table-cell>
          <table:table-cell office:value-type="string">
            <text:p>Bolivar</text:p>
          </table:table-cell>
          <table:table-cell office:value-type="float" office:value="3735544">
            <text:p>3735544</text:p>
          </table:table-cell>
          <table:table-cell/>
          <table:table-cell office:value-type="string">
            <text:p>Km. 25 ANILLO VIAL</text:p>
          </table:table-cell>
          <table:table-cell office:value-type="float" office:value="18">
            <text:p>18</text:p>
          </table:table-cell>
          <table:table-cell office:value-type="string">
            <text:p>VISTA MAR BOCACANOA LTDA.</text:p>
          </table:table-cell>
          <table:table-cell office:value-type="string">
            <text:p>90013520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ISTA MAR</text:p>
          </table:table-cell>
          <table:table-cell office:value-type="float" office:value="3122369809">
            <text:p>3122369809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3 NO 63 90 LOCAL 303</text:p>
          </table:table-cell>
          <table:table-cell office:value-type="string">
            <text:p>administracion@vistamarcartagena.com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9162">
            <text:p>6659162</text:p>
          </table:table-cell>
          <table:table-cell office:value-type="string">
            <text:p>Bolivar</text:p>
          </table:table-cell>
          <table:table-cell office:value-type="float" office:value="6659162">
            <text:p>6659162</text:p>
          </table:table-cell>
          <table:table-cell office:value-type="string">
            <text:p>JHON SALIM ABIAD SIERRA</text:p>
          </table:table-cell>
          <table:table-cell office:value-type="string">
            <text:p>AVENIDA SAN MARTIN CENTRO COMERCIAL MALL PLAZA LOCAL 206</text:p>
          </table:table-cell>
          <table:table-cell/>
          <table:table-cell office:value-type="string">
            <text:p>73162296-3</text:p>
          </table:table-cell>
          <table:table-cell office:value-type="string">
            <text:p>john salim abiad sierra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AKLE RESTAURANTE CAF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5 NO 5 120 APARTAMENTO 206</text:p>
          </table:table-cell>
          <table:table-cell office:value-type="string">
            <text:p>jhonabiad@hotmail.com</text:p>
          </table:table-cell>
        </table:table-row>
        <table:table-row table:style-name="ro1">
          <table:table-cell office:value-type="float" office:value="5611677">
            <text:p>561167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5507">
            <text:p>665550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CRA. 3a. No. 7-171</text:p>
          </table:table-cell>
          <table:table-cell office:value-type="float" office:value="28">
            <text:p>28</text:p>
          </table:table-cell>
          <table:table-cell office:value-type="string">
            <text:p>SOCIEDAD HOTELERA TEQUENDAMA S A</text:p>
          </table:table-cell>
          <table:table-cell office:value-type="string">
            <text:p>860006543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EQUENDAMA INN CARTAGENA DE INDIAS</text:p>
          </table:table-cell>
          <table:table-cell office:value-type="float" office:value="3174411312">
            <text:p>3174411312</text:p>
          </table:table-cell>
          <table:table-cell office:value-type="float" office:value="6">
            <text:p>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CARRERA 10 NO 26 21 PISO 3</text:p>
          </table:table-cell>
          <table:table-cell office:value-type="string">
            <text:p>orlando.salazar@sht.com.co</text:p>
          </table:table-cell>
        </table:table-row>
        <table:table-row table:style-name="ro1">
          <table:table-cell office:value-type="float" office:value="6644445">
            <text:p>664444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4445">
            <text:p>664444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SAMATCH S.A.</text:p>
          </table:table-cell>
          <table:table-cell office:value-type="string">
            <text:p>90013894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TCHERASSI HOTEL + SPA CARTAGENA DE INDIAS</text:p>
          </table:table-cell>
          <table:table-cell office:value-type="float" office:value="3174348547">
            <text:p>3174348547</text:p>
          </table:table-cell>
          <table:table-cell office:value-type="float" office:value="36">
            <text:p>3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6 CALLE SARGENTO MAYOR NO 6 21 CENTRO</text:p>
          </table:table-cell>
          <table:table-cell office:value-type="string">
            <text:p>contabilidad@tcherassihotels.com</text:p>
          </table:table-cell>
        </table:table-row>
        <table:table-row table:style-name="ro1" table:visibility="filter">
          <table:table-cell office:value-type="float" office:value="6658822">
            <text:p>665882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TANIA ELENA SEGURA TORRES</text:p>
          </table:table-cell>
          <table:table-cell office:value-type="string">
            <text:p>BOCAGRANDE CARRERA 2 CALLE 5 NO 4 115 CENTRO COMERCIAL EL PUEBLITO LOCAL 17</text:p>
          </table:table-cell>
          <table:table-cell/>
          <table:table-cell office:value-type="string">
            <text:p>TANIA TOURS LTDA</text:p>
          </table:table-cell>
          <table:table-cell office:value-type="string">
            <text:p>900253769-5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TANIA TOURS LTDA.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2 CALLE 5 NO 4 115 CENTRO COMERCIAL EL PUEBLITO LOCAL 17</text:p>
          </table:table-cell>
          <table:table-cell office:value-type="string">
            <text:p>info@taniatoursltda.com</text:p>
          </table:table-cell>
        </table:table-row>
        <table:table-row table:style-name="ro1">
          <table:table-cell office:value-type="float" office:value="6648276">
            <text:p>664827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8276">
            <text:p>664827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AVE CENTENARIO No. 30-42</text:p>
          </table:table-cell>
          <table:table-cell office:value-type="float" office:value="14">
            <text:p>14</text:p>
          </table:table-cell>
          <table:table-cell office:value-type="string">
            <text:p>TORO GOMEZ ADRIAN FELIPE</text:p>
          </table:table-cell>
          <table:table-cell office:value-type="string">
            <text:p>1037070955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ENTENARIO DE CARTAGENA</text:p>
          </table:table-cell>
          <table:table-cell office:value-type="float" office:value="3017728649">
            <text:p>3017728649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 getsemani n30-40</text:p>
          </table:table-cell>
          <table:table-cell office:value-type="string">
            <text:p>hchotelcentenario@gmail.com</text:p>
          </table:table-cell>
        </table:table-row>
        <table:table-row table:style-name="ro1">
          <table:table-cell office:value-type="float" office:value="6644996">
            <text:p>664499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016286196">
            <text:p>3016286196</text:p>
          </table:table-cell>
          <table:table-cell office:value-type="string">
            <text:p>Bolivar</text:p>
          </table:table-cell>
          <table:table-cell office:value-type="float" office:value="6645980">
            <text:p>6645980</text:p>
          </table:table-cell>
          <table:table-cell/>
          <table:table-cell office:value-type="string">
            <text:p>GETSEMANI CL DEL ESPIRITU SANTO # 29 - 139</text:p>
          </table:table-cell>
          <table:table-cell office:value-type="float" office:value="10">
            <text:p>10</text:p>
          </table:table-cell>
          <table:table-cell office:value-type="string">
            <text:p>900554568-3</text:p>
          </table:table-cell>
          <table:table-cell office:value-type="string">
            <text:p>ALBERTO AKEL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MARA</text:p>
          </table:table-cell>
          <table:table-cell office:value-type="float" office:value="3016286196">
            <text:p>3016286196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ESPIRITU SANTO NO 29 139</text:p>
          </table:table-cell>
          <table:table-cell office:value-type="string">
            <text:p>alberto.akel@alive.com</text:p>
          </table:table-cell>
        </table:table-row>
        <table:table-row table:style-name="ro1" table:visibility="filter">
          <table:table-cell office:value-type="float" office:value="6651710">
            <text:p>665171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551130">
            <text:p>6551130</text:p>
          </table:table-cell>
          <table:table-cell/>
          <table:table-cell office:value-type="string">
            <text:p>EDIFICIO TORREMOLINOS No 2-30 LOCAL 3 BOCAGRANDE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´ALINAXA-TORREMOLINOS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8811">
            <text:p>6658811</text:p>
          </table:table-cell>
          <table:table-cell/>
          <table:table-cell office:value-type="string">
            <text:p>HOTEL ALMIRANTE ESTELAR BOCAGRANDE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ILIANXA-ALMIRANTE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02045">
            <text:p>660204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4690 - Comercio al por mayor no especializado</text:p>
          </table:table-cell>
          <table:table-cell office:value-type="float" office:value="6601131">
            <text:p>6601131</text:p>
          </table:table-cell>
          <table:table-cell office:value-type="string">
            <text:p>Bolivar</text:p>
          </table:table-cell>
          <table:table-cell office:value-type="float" office:value="6602044">
            <text:p>6602044</text:p>
          </table:table-cell>
          <table:table-cell table:number-columns-repeated="3"/>
          <table:table-cell office:value-type="string">
            <text:p>LA COCINA DE SOCORRO LIMITADA</text:p>
          </table:table-cell>
          <table:table-cell office:value-type="string">
            <text:p>900048254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COCINA DE SOCORRO</text:p>
          </table:table-cell>
          <table:table-cell office:value-type="float" office:value="3015044561">
            <text:p>301504456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RRERA 8B NO 24 38</text:p>
          </table:table-cell>
          <table:table-cell office:value-type="string">
            <text:p>lacocinadesocorro13@yahoo.es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301300">
            <text:p>3301300</text:p>
          </table:table-cell>
          <table:table-cell office:value-type="string">
            <text:p>Risaral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. PEDRO DE HEREDIA No. 69-75 <text:s/>CENTRO COMERCIAL EXITO</text:p>
          </table:table-cell>
          <table:table-cell/>
          <table:table-cell office:value-type="string">
            <text:p>FRISBY S.A.</text:p>
          </table:table-cell>
          <table:table-cell office:value-type="string">
            <text:p>891408584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FRISBY G20</text:p>
          </table:table-cell>
          <table:table-cell office:value-type="string">
            <text:p>311-349947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DOSQUEBRADAS</text:p>
          </table:table-cell>
          <table:table-cell office:value-type="string">
            <text:p>Activo</text:p>
          </table:table-cell>
          <table:table-cell office:value-type="string">
            <text:p>CARRERA 17 NO 10 21 ZONA INDUSTRIAL LA POPA</text:p>
          </table:table-cell>
          <table:table-cell office:value-type="string">
            <text:p>nhuertas@frisby.com.co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301300">
            <text:p>3301300</text:p>
          </table:table-cell>
          <table:table-cell office:value-type="string">
            <text:p>Risaral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. EL LAGO CALLE 29D LOCAL 211 CENTRO COMERCIAL CARIBE PLAZA</text:p>
          </table:table-cell>
          <table:table-cell/>
          <table:table-cell office:value-type="string">
            <text:p>FRISBY S.A.</text:p>
          </table:table-cell>
          <table:table-cell office:value-type="string">
            <text:p>891408584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FRISBY G32</text:p>
          </table:table-cell>
          <table:table-cell office:value-type="string">
            <text:p>311-349947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DOSQUEBRADAS</text:p>
          </table:table-cell>
          <table:table-cell office:value-type="string">
            <text:p>Activo</text:p>
          </table:table-cell>
          <table:table-cell office:value-type="string">
            <text:p>CARRERA 17 NO 10 21 ZONA INDUSTRIAL LA POPA</text:p>
          </table:table-cell>
          <table:table-cell office:value-type="string">
            <text:p>nhuertas@frisby.com.co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RAFAEL JOAQUIN MALDONADO ARMAS</text:p>
          </table:table-cell>
          <table:table-cell table:number-columns-repeated="2"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CONTACTOS LTDA EL PORVEN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ENTRO CALLE EL PORVENIR NO 35 37</text:p>
          </table:table-cell>
          <table:table-cell office:value-type="string">
            <text:p>contactos@contactos.lalianxa.net.co</text:p>
          </table:table-cell>
        </table:table-row>
        <table:table-row table:style-name="ro1">
          <table:table-cell office:value-type="float" office:value="6607991">
            <text:p>660799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7991">
            <text:p>6607991</text:p>
          </table:table-cell>
          <table:table-cell office:value-type="string">
            <text:p>Bolivar</text:p>
          </table:table-cell>
          <table:table-cell office:value-type="float" office:value="6643384">
            <text:p>6643384</text:p>
          </table:table-cell>
          <table:table-cell/>
          <table:table-cell office:value-type="string">
            <text:p>SAN DIEGO CALLE COCHERA HOBO No 38-55</text:p>
          </table:table-cell>
          <table:table-cell office:value-type="float" office:value="7">
            <text:p>7</text:p>
          </table:table-cell>
          <table:table-cell office:value-type="string">
            <text:p>HOTELES COCHERA DE HOBO S.A.</text:p>
          </table:table-cell>
          <table:table-cell office:value-type="string">
            <text:p>900272129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UTIQUE COCHERA DE HOBO</text:p>
          </table:table-cell>
          <table:table-cell office:value-type="float" office:value="3106502295">
            <text:p>3106502295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LLE COCHERA HOBO NO 38 55</text:p>
          </table:table-cell>
          <table:table-cell office:value-type="string">
            <text:p>fabiolopez5@yahoo.es</text:p>
          </table:table-cell>
        </table:table-row>
        <table:table-row table:style-name="ro1" table:visibility="filter">
          <table:table-cell office:value-type="float" office:value="6656777">
            <text:p>665677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876500">
            <text:p>5876500</text:p>
          </table:table-cell>
          <table:table-cell office:value-type="string">
            <text:p>Cundinamarca</text:p>
          </table:table-cell>
          <table:table-cell office:value-type="float" office:value="6650209">
            <text:p>6650209</text:p>
          </table:table-cell>
          <table:table-cell/>
          <table:table-cell office:value-type="string">
            <text:p>LAGUITO C.C. PIERINO GALLO LOCAL 2 - 9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UNION TEMPORAL AVIATUR - GEMA TOURS</text:p>
          </table:table-cell>
          <table:table-cell office:value-type="float" office:value="3157311094">
            <text:p>315731109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 82 01 PISO 4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653089">
            <text:p>66530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ESUS CHIRINO PEREZ</text:p>
          </table:table-cell>
          <table:table-cell office:value-type="string">
            <text:p>BARRIO BOCAGRANDE CARRERA 3A NO 4 86</text:p>
          </table:table-cell>
          <table:table-cell office:value-type="float" office:value="12">
            <text:p>12</text:p>
          </table:table-cell>
          <table:table-cell office:value-type="string">
            <text:p>CHIRINO PEREZ JESUS</text:p>
          </table:table-cell>
          <table:table-cell office:value-type="string">
            <text:p>19792173-2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CASA ANDREA DEL M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BOCAGRANDE CARRERA 3A NO 4 86</text:p>
          </table:table-cell>
          <table:table-cell office:value-type="string">
            <text:p>hotelcasaandreadelmar@hotmail.com</text:p>
          </table:table-cell>
        </table:table-row>
        <table:table-row table:style-name="ro1" table:visibility="filter">
          <table:table-cell office:value-type="float" office:value="6642929">
            <text:p>664292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9 - Otros tipos de alojamiento ncp</text:p>
          </table:table-cell>
          <table:table-cell office:value-type="float" office:value="6647111">
            <text:p>66471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L TEJADILLO No 38-71</text:p>
          </table:table-cell>
          <table:table-cell office:value-type="float" office:value="12">
            <text:p>12</text:p>
          </table:table-cell>
          <table:table-cell office:value-type="string">
            <text:p>CASABLANCA B &amp; B LTDA</text:p>
          </table:table-cell>
          <table:table-cell office:value-type="string">
            <text:p>900256589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CASA BLANCA B &amp; B</text:p>
          </table:table-cell>
          <table:table-cell office:value-type="float" office:value="3145464795">
            <text:p>3145464795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LLE DEL TEJADILLO NO 38 71</text:p>
          </table:table-cell>
          <table:table-cell office:value-type="string">
            <text:p>reservas@casablancabyb.com</text:p>
          </table:table-cell>
        </table:table-row>
        <table:table-row table:style-name="ro1">
          <table:table-cell office:value-type="float" office:value="6622266">
            <text:p>662226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22266">
            <text:p>662226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 BOSQUE, DG. 21 No. 45-35</text:p>
          </table:table-cell>
          <table:table-cell office:value-type="float" office:value="72">
            <text:p>72</text:p>
          </table:table-cell>
          <table:table-cell office:value-type="string">
            <text:p>PROMOTORA OCEANO S A.S</text:p>
          </table:table-cell>
          <table:table-cell office:value-type="string">
            <text:p>900256220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OCEANO</text:p>
          </table:table-cell>
          <table:table-cell office:value-type="float" office:value="3106237337">
            <text:p>3106237337</text:p>
          </table:table-cell>
          <table:table-cell office:value-type="float" office:value="19">
            <text:p>19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IAGONAL 21 NO 45 35 EL BOSQUE</text:p>
          </table:table-cell>
          <table:table-cell office:value-type="string">
            <text:p>oceano@h-oceano.com</text:p>
          </table:table-cell>
        </table:table-row>
        <table:table-row table:style-name="ro1">
          <table:table-cell office:value-type="float" office:value="6643423">
            <text:p>664342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208383867">
            <text:p>320838386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, CALLE LA MEDIA LUNA No. 10-46</text:p>
          </table:table-cell>
          <table:table-cell office:value-type="float" office:value="26">
            <text:p>26</text:p>
          </table:table-cell>
          <table:table-cell office:value-type="string">
            <text:p>CARTAGENA ART HOSTEL E U</text:p>
          </table:table-cell>
          <table:table-cell office:value-type="string">
            <text:p>900259559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EDIA LUNA ART HOSTEL</text:p>
          </table:table-cell>
          <table:table-cell office:value-type="float" office:value="3208383867">
            <text:p>3208383867</text:p>
          </table:table-cell>
          <table:table-cell office:value-type="float" office:value="19">
            <text:p>19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LA MEDIA LUNA NO 10 46</text:p>
          </table:table-cell>
          <table:table-cell office:value-type="string">
            <text:p>gerencia@medialunahostel.com</text:p>
          </table:table-cell>
        </table:table-row>
        <table:table-row table:style-name="ro1" table:visibility="filter">
          <table:table-cell office:value-type="float" office:value="6601889">
            <text:p>660188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01889">
            <text:p>6601889</text:p>
          </table:table-cell>
          <table:table-cell office:value-type="string">
            <text:p>Bolivar</text:p>
          </table:table-cell>
          <table:table-cell office:value-type="float" office:value="6601889">
            <text:p>6601889</text:p>
          </table:table-cell>
          <table:table-cell/>
          <table:table-cell office:value-type="string">
            <text:p>CENTRO CLLE ARTILLERIA 36-86</text:p>
          </table:table-cell>
          <table:table-cell/>
          <table:table-cell office:value-type="string">
            <text:p>PLAZA DE ARMAS E.U.</text:p>
          </table:table-cell>
          <table:table-cell office:value-type="string">
            <text:p>806014765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LAZA DE ARMAS</text:p>
          </table:table-cell>
          <table:table-cell office:value-type="float" office:value="3008387336">
            <text:p>300838733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ARTILLERIA NO 36 86</text:p>
          </table:table-cell>
          <table:table-cell office:value-type="string">
            <text:p>plazadearmaseu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Cundinamarca</text:p>
          </table:table-cell>
          <table:table-cell office:value-type="float" office:value="6720505">
            <text:p>6720505</text:p>
          </table:table-cell>
          <table:table-cell/>
          <table:table-cell office:value-type="string">
            <text:p>CALLE 29D No. 22-150 LC- 101 PIE DE LA POPA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SUCURSAL BEER STATION CARIBE PLAZA</text:p>
          </table:table-cell>
          <table:table-cell office:value-type="float" office:value="3176684238">
            <text:p>317668423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 office:value-type="float" office:value="6600811">
            <text:p>660081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0811">
            <text:p>66008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AV. ARSENAL # 10B-47</text:p>
          </table:table-cell>
          <table:table-cell/>
          <table:table-cell office:value-type="string">
            <text:p>EL RANCHO DE JONAS S.A.S</text:p>
          </table:table-cell>
          <table:table-cell office:value-type="string">
            <text:p>890321755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SA DE LA CERVEZA CARTAGENA</text:p>
          </table:table-cell>
          <table:table-cell office:value-type="float" office:value="3162914644">
            <text:p>316291464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Larga 10B-46</text:p>
          </table:table-cell>
          <table:table-cell office:value-type="string">
            <text:p>eventoscartagena@casadelacerveza.com.co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Cundinamarca</text:p>
          </table:table-cell>
          <table:table-cell office:value-type="float" office:value="6720161">
            <text:p>6720161</text:p>
          </table:table-cell>
          <table:table-cell/>
          <table:table-cell office:value-type="string">
            <text:p>CALLE 29DNo 22-150 LC. 211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 SUCURSAL CARIBE PLAZA</text:p>
          </table:table-cell>
          <table:table-cell office:value-type="float" office:value="3176684239">
            <text:p>3176684239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/>
          <table:table-cell office:value-type="string">
            <text:p>PROMOTORA Y COMERCIALIZADOR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VIVIAN MORALES COMAS</text:p>
          </table:table-cell>
          <table:table-cell table:number-columns-repeated="2"/>
          <table:table-cell office:value-type="string">
            <text:p>ROYAL VACATIONS DE COLOMBIA S.A.</text:p>
          </table:table-cell>
          <table:table-cell office:value-type="string">
            <text:p>800249901-3</text:p>
          </table:table-cell>
          <table:table-cell office:value-type="string">
            <text:p>EMPRESA DE TIEMPO COMPARTIDO Y MULTIPROPIEDAD</text:p>
          </table:table-cell>
          <table:table-cell office:value-type="string">
            <text:p>No Registra</text:p>
          </table:table-cell>
          <table:table-cell office:value-type="string">
            <text:p>ROYAL VACATIONS DE COLOMBIA S.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 NO 2 87 HOTEL CARIBE</text:p>
          </table:table-cell>
          <table:table-cell office:value-type="string">
            <text:p>administracion@royalvacations.com.co</text:p>
          </table:table-cell>
        </table:table-row>
        <table:table-row table:style-name="ro1">
          <table:table-cell office:value-type="float" office:value="6641538">
            <text:p>664153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1538">
            <text:p>66415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E DEL GUERRERO 29-108</text:p>
          </table:table-cell>
          <table:table-cell office:value-type="float" office:value="10">
            <text:p>10</text:p>
          </table:table-cell>
          <table:table-cell office:value-type="string">
            <text:p>HOTEL CASA LOLA LTDA</text:p>
          </table:table-cell>
          <table:table-cell office:value-type="string">
            <text:p>900249602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LOLA</text:p>
          </table:table-cell>
          <table:table-cell office:value-type="float" office:value="3162454278">
            <text:p>3162454278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L GUERRERO NO 29 108</text:p>
          </table:table-cell>
          <table:table-cell office:value-type="string">
            <text:p>reservas@casalola.com.co</text:p>
          </table:table-cell>
        </table:table-row>
        <table:table-row table:style-name="ro1" table:visibility="filter">
          <table:table-cell/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LFREDO DE J. TAPIA RIZZO</text:p>
          </table:table-cell>
          <table:table-cell office:value-type="string">
            <text:p>CRESPO AVENIDA SANTANDER NO 65 129</text:p>
          </table:table-cell>
          <table:table-cell/>
          <table:table-cell office:value-type="string">
            <text:p>ASTERISCO 133 LINEA CARIBE S.A</text:p>
          </table:table-cell>
          <table:table-cell office:value-type="string">
            <text:p>806011448-7</text:p>
          </table:table-cell>
          <table:table-cell office:value-type="string">
            <text:p>EMPRESA DE TRANSPORTE TERRESTRE AUTOMOTOR</text:p>
          </table:table-cell>
          <table:table-cell office:value-type="float" office:value="2012">
            <text:p>2012</text:p>
          </table:table-cell>
          <table:table-cell office:value-type="string">
            <text:p>TOUR LINE CARIB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RESPO AVENIDA SANTANDER NO 65 129</text:p>
          </table:table-cell>
          <table:table-cell office:value-type="string">
            <text:p>linea6555555@hotmail.com</text:p>
          </table:table-cell>
        </table:table-row>
        <table:table-row table:style-name="ro1">
          <table:table-cell office:value-type="float" office:value="6640797">
            <text:p>664079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0797">
            <text:p>6640797</text:p>
          </table:table-cell>
          <table:table-cell office:value-type="string">
            <text:p>Bolivar</text:p>
          </table:table-cell>
          <table:table-cell office:value-type="float" office:value="6640797">
            <text:p>6640797</text:p>
          </table:table-cell>
          <table:table-cell/>
          <table:table-cell office:value-type="string">
            <text:p>CENTRO CALLE SANTO DOMINDO No. 33-16</text:p>
          </table:table-cell>
          <table:table-cell office:value-type="float" office:value="5">
            <text:p>5</text:p>
          </table:table-cell>
          <table:table-cell office:value-type="string">
            <text:p>AGUAMARINA HOTEL BOUTIQUE LTDA</text:p>
          </table:table-cell>
          <table:table-cell office:value-type="string">
            <text:p>900249937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GUAMARINA HOTEL BOUTIQUE LTDA</text:p>
          </table:table-cell>
          <table:table-cell office:value-type="float" office:value="3208561523">
            <text:p>320856152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3 NO 17B 25</text:p>
          </table:table-cell>
          <table:table-cell office:value-type="string">
            <text:p>info@aguamarinahotel.com</text:p>
          </table:table-cell>
        </table:table-row>
        <table:table-row table:style-name="ro1" table:visibility="filter">
          <table:table-cell office:value-type="float" office:value="3155657379">
            <text:p>315565737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5657379">
            <text:p>3155657379</text:p>
          </table:table-cell>
          <table:table-cell office:value-type="string">
            <text:p>Bolivar</text:p>
          </table:table-cell>
          <table:table-cell office:value-type="float" office:value="3155657379">
            <text:p>3155657379</text:p>
          </table:table-cell>
          <table:table-cell office:value-type="string">
            <text:p>JOSE LUIS SPATH CORENA</text:p>
          </table:table-cell>
          <table:table-cell office:value-type="string">
            <text:p>BRR CAMPESTRE MZ 42 LT 24 ET 4</text:p>
          </table:table-cell>
          <table:table-cell/>
          <table:table-cell office:value-type="string">
            <text:p>SPATH CORENA JOSE LUIS</text:p>
          </table:table-cell>
          <table:table-cell office:value-type="string">
            <text:p>73168372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OSE LUIS SPATH CORENA</text:p>
          </table:table-cell>
          <table:table-cell office:value-type="float" office:value="3155657379">
            <text:p>315565737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AMPESTRE MZ 42 LT 24 ET 4</text:p>
          </table:table-cell>
          <table:table-cell office:value-type="string">
            <text:p>luisjosespath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7363356">
            <text:p>3157363356</text:p>
          </table:table-cell>
          <table:table-cell office:value-type="string">
            <text:p>Bolivar</text:p>
          </table:table-cell>
          <table:table-cell office:value-type="float" office:value="3157363356">
            <text:p>3157363356</text:p>
          </table:table-cell>
          <table:table-cell office:value-type="string">
            <text:p>LUIS FERNANDO RIVERA LINARES</text:p>
          </table:table-cell>
          <table:table-cell office:value-type="string">
            <text:p>PASEO BOLIVAR EDIFICIO ELSA REGINA APTO 403</text:p>
          </table:table-cell>
          <table:table-cell/>
          <table:table-cell office:value-type="string">
            <text:p>RIVERA LINARES LUIS FERNANDO</text:p>
          </table:table-cell>
          <table:table-cell office:value-type="string">
            <text:p>9104441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UIS FERNANDO RIVERA LINARES</text:p>
          </table:table-cell>
          <table:table-cell office:value-type="float" office:value="3157363356">
            <text:p>31573633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SIMON BOLIVAR, MANZANA 29 LOTE 9</text:p>
          </table:table-cell>
          <table:table-cell office:value-type="string">
            <text:p>fherna79@yahoo.es</text:p>
          </table:table-cell>
        </table:table-row>
        <table:table-row table:style-name="ro1" table:visibility="filter">
          <table:table-cell office:value-type="float" office:value="6564260">
            <text:p>656426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57153884">
            <text:p>3157153884</text:p>
          </table:table-cell>
          <table:table-cell office:value-type="string">
            <text:p>Bolivar</text:p>
          </table:table-cell>
          <table:table-cell office:value-type="float" office:value="6564260">
            <text:p>6564260</text:p>
          </table:table-cell>
          <table:table-cell office:value-type="string">
            <text:p>JESSICA MARCELA PEÑA RICO</text:p>
          </table:table-cell>
          <table:table-cell office:value-type="string">
            <text:p>PASEO BOLIVAR EDIFICIO ELSA REGINA APARTAMENTO 403</text:p>
          </table:table-cell>
          <table:table-cell/>
          <table:table-cell office:value-type="string">
            <text:p>PEÑA RICO JESSICA MARCELA</text:p>
          </table:table-cell>
          <table:table-cell office:value-type="string">
            <text:p>51987347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ESSICA MARCELA PEÑA RICO</text:p>
          </table:table-cell>
          <table:table-cell office:value-type="float" office:value="3157153884">
            <text:p>315715388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ASEO BOLIVAR EDIFICIO ELSA REGINA APARTAMENTO 403</text:p>
          </table:table-cell>
          <table:table-cell office:value-type="string">
            <text:p>jekaperi@hotmail.com</text:p>
          </table:table-cell>
        </table:table-row>
        <table:table-row table:style-name="ro1" table:visibility="filter">
          <table:table-cell office:value-type="float" office:value="6564260">
            <text:p>656426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64260">
            <text:p>6564260</text:p>
          </table:table-cell>
          <table:table-cell office:value-type="string">
            <text:p>Bolivar</text:p>
          </table:table-cell>
          <table:table-cell office:value-type="float" office:value="6564260">
            <text:p>6564260</text:p>
          </table:table-cell>
          <table:table-cell office:value-type="string">
            <text:p>FERNANDO JOSE PEÑA RICO</text:p>
          </table:table-cell>
          <table:table-cell office:value-type="string">
            <text:p>PASEO BOLIVAR EDIFICIO ELSA REGINA APARTAMENTO 405</text:p>
          </table:table-cell>
          <table:table-cell/>
          <table:table-cell office:value-type="string">
            <text:p>80064110-8</text:p>
          </table:table-cell>
          <table:table-cell office:value-type="string">
            <text:p>Fernando Jose Peña Ric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FERNANDO JOSE PEÑA RICO</text:p>
          </table:table-cell>
          <table:table-cell office:value-type="float" office:value="3002990580">
            <text:p>30029905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ASEO BOLIVAR EDIFICIO ELSA REGINA APARTAMENTO 405</text:p>
          </table:table-cell>
          <table:table-cell office:value-type="string">
            <text:p>acqua_cartagena@hotmail.com</text:p>
          </table:table-cell>
        </table:table-row>
        <table:table-row table:style-name="ro1" table:visibility="filter">
          <table:table-cell office:value-type="float" office:value="6656004">
            <text:p>6656004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6004">
            <text:p>6656004</text:p>
          </table:table-cell>
          <table:table-cell office:value-type="string">
            <text:p>Bolivar</text:p>
          </table:table-cell>
          <table:table-cell office:value-type="float" office:value="6656004">
            <text:p>6656004</text:p>
          </table:table-cell>
          <table:table-cell/>
          <table:table-cell office:value-type="string">
            <text:p>AV SAN MARTIN NO 6-40</text:p>
          </table:table-cell>
          <table:table-cell/>
          <table:table-cell office:value-type="string">
            <text:p>GRUPO CARBON DE PALO LTDA</text:p>
          </table:table-cell>
          <table:table-cell office:value-type="string">
            <text:p>830063664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ARBON DE PALO</text:p>
          </table:table-cell>
          <table:table-cell office:value-type="float" office:value="6656004">
            <text:p>6656004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No. 6 -40</text:p>
          </table:table-cell>
          <table:table-cell office:value-type="string">
            <text:p>cdpcontador@etb.net.co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AJA DE COMPENSACION FAMILIAR DE FENALCO-ANDI COMFENALCO-CARTAGENA</text:p>
          </table:table-cell>
          <table:table-cell office:value-type="string">
            <text:p>890480023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ENTRO RECREACIONAL CONFENALCO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22668">
            <text:p>6522668</text:p>
          </table:table-cell>
          <table:table-cell office:value-type="string">
            <text:p>Bolivar</text:p>
          </table:table-cell>
          <table:table-cell office:value-type="float" office:value="6522668">
            <text:p>6522668</text:p>
          </table:table-cell>
          <table:table-cell office:value-type="string">
            <text:p>LUIS CARLOS MADRID PALENCIA</text:p>
          </table:table-cell>
          <table:table-cell office:value-type="string">
            <text:p>SAN JOSE CAMPANOS CARRERA 104A NO 36A 41</text:p>
          </table:table-cell>
          <table:table-cell/>
          <table:table-cell office:value-type="string">
            <text:p>MADRID PALENCIA LUIS CARLOS</text:p>
          </table:table-cell>
          <table:table-cell office:value-type="string">
            <text:p>1047414000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FIREBEACH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AN JOSE CAMPANOS CARRERA 104A NO 36A 41</text:p>
          </table:table-cell>
          <table:table-cell office:value-type="string">
            <text:p>firebeach2008@hotmail.com</text:p>
          </table:table-cell>
        </table:table-row>
        <table:table-row table:style-name="ro1" table:visibility="filter">
          <table:table-cell office:value-type="float" office:value="6720950">
            <text:p>672095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720950">
            <text:p>6720950</text:p>
          </table:table-cell>
          <table:table-cell office:value-type="string">
            <text:p>Bolivar</text:p>
          </table:table-cell>
          <table:table-cell office:value-type="float" office:value="6601308">
            <text:p>6601308</text:p>
          </table:table-cell>
          <table:table-cell/>
          <table:table-cell office:value-type="string">
            <text:p>CENTRO COMERCILA CARIBE PLAZA LOCAL 2-03 B PIE DE LA POPA</text:p>
          </table:table-cell>
          <table:table-cell/>
          <table:table-cell office:value-type="string">
            <text:p>CARIBEANN BEEF LTDA</text:p>
          </table:table-cell>
          <table:table-cell office:value-type="string">
            <text:p>812005021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BONGA EXPRESS CARIBE PLAZA</text:p>
          </table:table-cell>
          <table:table-cell office:value-type="float" office:value="3145967406">
            <text:p>314596740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6 NO 77 86</text:p>
          </table:table-cell>
          <table:table-cell office:value-type="string">
            <text:p>labongacartagena@gmail.com</text:p>
          </table:table-cell>
        </table:table-row>
        <table:table-row table:style-name="ro1">
          <table:table-cell office:value-type="float" office:value="6641315">
            <text:p>664131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1315">
            <text:p>6641315</text:p>
          </table:table-cell>
          <table:table-cell office:value-type="string">
            <text:p>Bolivar</text:p>
          </table:table-cell>
          <table:table-cell office:value-type="float" office:value="6641315">
            <text:p>6641315</text:p>
          </table:table-cell>
          <table:table-cell/>
          <table:table-cell office:value-type="string">
            <text:p>CALLE DEL GUERRERO CR. 10 No 29B - 119 GETSEMANI</text:p>
          </table:table-cell>
          <table:table-cell office:value-type="float" office:value="6">
            <text:p>6</text:p>
          </table:table-cell>
          <table:table-cell office:value-type="string">
            <text:p>INVERSIONES CASA SWEETY <text:s/>S.A.S</text:p>
          </table:table-cell>
          <table:table-cell office:value-type="string">
            <text:p>900112373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SWEETY E.U</text:p>
          </table:table-cell>
          <table:table-cell office:value-type="float" office:value="3205841730">
            <text:p>3205841730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BARRIO GETSEMANI CALLE DEL GUERRERO CARRERA 10 NO 29B 119</text:p>
          </table:table-cell>
          <table:table-cell office:value-type="string">
            <text:p>resa@casasweety.com</text:p>
          </table:table-cell>
        </table:table-row>
        <table:table-row table:style-name="ro1" table:visibility="filter">
          <table:table-cell office:value-type="float" office:value="6377099">
            <text:p>63770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2 - Expendio por autoservicio de comidas preparadas</text:p>
          </table:table-cell>
          <table:table-cell office:value-type="float" office:value="6538000">
            <text:p>6538000</text:p>
          </table:table-cell>
          <table:table-cell office:value-type="string">
            <text:p>Bolivar</text:p>
          </table:table-cell>
          <table:table-cell office:value-type="float" office:value="6720389">
            <text:p>6720389</text:p>
          </table:table-cell>
          <table:table-cell/>
          <table:table-cell office:value-type="string">
            <text:p>AV. EL LAGO CALLE 29D LC 2 -66</text:p>
          </table:table-cell>
          <table:table-cell/>
          <table:table-cell office:value-type="string">
            <text:p>ARCOS DORADOS COLOMBIA <text:s/>S.A.</text:p>
          </table:table-cell>
          <table:table-cell office:value-type="string">
            <text:p>800244387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MC DONALD´S CARIBE PLAZA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16 NO 7 15 OFICINA 1401 TORRE CUSEZAR</text:p>
          </table:table-cell>
          <table:table-cell office:value-type="string">
            <text:p>hernando.castro@co.mcd.com</text:p>
          </table:table-cell>
        </table:table-row>
        <table:table-row table:style-name="ro1" table:visibility="filter">
          <table:table-cell office:value-type="float" office:value="6663685">
            <text:p>666368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7571915">
            <text:p>3157571915</text:p>
          </table:table-cell>
          <table:table-cell office:value-type="string">
            <text:p>Bolivar</text:p>
          </table:table-cell>
          <table:table-cell office:value-type="float" office:value="3157571915">
            <text:p>3157571915</text:p>
          </table:table-cell>
          <table:table-cell office:value-type="string">
            <text:p>REINA ISABEL SANCHEZ BELEÑO</text:p>
          </table:table-cell>
          <table:table-cell office:value-type="string">
            <text:p>BARRIO CANAPOTE CARRERA 17 NO 61 37</text:p>
          </table:table-cell>
          <table:table-cell/>
          <table:table-cell table:style-name="ce1" office:value-type="string">
            <text:p>45487075-</text:p>
          </table:table-cell>
          <table:table-cell office:value-type="string">
            <text:p>reina isabel sanchez beleñ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EINA ISABEL SANCHEZ BELEÑO</text:p>
          </table:table-cell>
          <table:table-cell office:value-type="float" office:value="3157571915">
            <text:p>31575719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ANAPOTE CARRERA 17 NO 61 37</text:p>
          </table:table-cell>
          <table:table-cell office:value-type="string">
            <text:p>queenselizabet@hotmail.com</text:p>
          </table:table-cell>
        </table:table-row>
        <table:table-row table:style-name="ro1" table:visibility="filter">
          <table:table-cell office:value-type="float" office:value="6436662">
            <text:p>643666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03178355">
            <text:p>3003178355</text:p>
          </table:table-cell>
          <table:table-cell office:value-type="string">
            <text:p>Bolivar</text:p>
          </table:table-cell>
          <table:table-cell office:value-type="float" office:value="3157593015">
            <text:p>3157593015</text:p>
          </table:table-cell>
          <table:table-cell office:value-type="string">
            <text:p>MERLY ESTHER BELTRAN VARGAS</text:p>
          </table:table-cell>
          <table:table-cell office:value-type="string">
            <text:p>REPUBLICA DE CHILE MANZANA 73 LOTE 6 SEGUNDA ETAPA</text:p>
          </table:table-cell>
          <table:table-cell/>
          <table:table-cell office:value-type="string">
            <text:p>BELTRAN VARGAS MERLY ESTHER</text:p>
          </table:table-cell>
          <table:table-cell table:style-name="ce1" office:value-type="string">
            <text:p>45531567-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ERLY ESTHER BELTRAN VARGAS</text:p>
          </table:table-cell>
          <table:table-cell office:value-type="float" office:value="3003178355">
            <text:p>30031783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REPUBLICA DE CHILE MANZANA 73 LOTE 6 SEGUNDA ETAPA</text:p>
          </table:table-cell>
          <table:table-cell office:value-type="string">
            <text:p>direccion@tucultura.co</text:p>
          </table:table-cell>
        </table:table-row>
        <table:table-row table:style-name="ro1" table:visibility="filter">
          <table:table-cell office:value-type="float" office:value="6662062">
            <text:p>666206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62062">
            <text:p>6662062</text:p>
          </table:table-cell>
          <table:table-cell office:value-type="string">
            <text:p>Bolivar</text:p>
          </table:table-cell>
          <table:table-cell office:value-type="float" office:value="6662062">
            <text:p>6662062</text:p>
          </table:table-cell>
          <table:table-cell office:value-type="string">
            <text:p>JORGE DE JESUS MARTINEZ LOPEZ</text:p>
          </table:table-cell>
          <table:table-cell office:value-type="string">
            <text:p>BRR PABLO SEXTO PRIMERO MZ 5 LT 3</text:p>
          </table:table-cell>
          <table:table-cell/>
          <table:table-cell office:value-type="string">
            <text:p>MARTINEZ LOPEZ JORGE DE JESUS</text:p>
          </table:table-cell>
          <table:table-cell office:value-type="string">
            <text:p>73127472-5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JORGE DE JESUS MARTINEZ LOPEZ</text:p>
          </table:table-cell>
          <table:table-cell office:value-type="float" office:value="3116511700">
            <text:p>31165117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RR PABLO SEXTO PRIMERO MZ 5 LT 3</text:p>
          </table:table-cell>
          <table:table-cell office:value-type="string">
            <text:p>vannytours@yahoo.es</text:p>
          </table:table-cell>
        </table:table-row>
        <table:table-row table:style-name="ro1" table:visibility="filter">
          <table:table-cell office:value-type="float" office:value="6641301">
            <text:p>664130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1301">
            <text:p>66413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SAN AGUSTIN No. 655 CENTRO</text:p>
          </table:table-cell>
          <table:table-cell office:value-type="float" office:value="9">
            <text:p>9</text:p>
          </table:table-cell>
          <table:table-cell office:value-type="string">
            <text:p>LACAYO <text:s/>ZULUAGA JOSE GERMAN</text:p>
          </table:table-cell>
          <table:table-cell office:value-type="string">
            <text:p>1047413526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BALCONES DE SAN AGUSTIN</text:p>
          </table:table-cell>
          <table:table-cell office:value-type="float" office:value="3145901124">
            <text:p>3145901124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SAN AGUSTIN NO 655 CENTRO</text:p>
          </table:table-cell>
          <table:table-cell office:value-type="string">
            <text:p>dotable4@hot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 table:number-columns-repeated="4"/>
          <table:table-cell office:value-type="string">
            <text:p>QUINTERO JURADO JORGE ELIECER</text:p>
          </table:table-cell>
          <table:table-cell office:value-type="string">
            <text:p>17808815-7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BAHIA TOUR EXCURSIONES GUARDIANES DE LA BAHI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 table:visibility="filter">
          <table:table-cell office:value-type="float" office:value="6656329">
            <text:p>6656329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9329 - Otras actividades recreativas y de esparcimiento n.c.p.</text:p>
          </table:table-cell>
          <table:table-cell office:value-type="float" office:value="3157335632">
            <text:p>3157335632</text:p>
          </table:table-cell>
          <table:table-cell office:value-type="string">
            <text:p>Bolivar</text:p>
          </table:table-cell>
          <table:table-cell office:value-type="float" office:value="6656329">
            <text:p>6656329</text:p>
          </table:table-cell>
          <table:table-cell/>
          <table:table-cell office:value-type="string">
            <text:p>CENTRO MUELLE DE LA BODEGUITA VELERO PHANTOM</text:p>
          </table:table-cell>
          <table:table-cell/>
          <table:table-cell office:value-type="string">
            <text:p>CARTAGENA CRUISES S.A. "U"</text:p>
          </table:table-cell>
          <table:table-cell office:value-type="string">
            <text:p>900231011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VELERO PHANTOM</text:p>
          </table:table-cell>
          <table:table-cell office:value-type="float" office:value="3157335632">
            <text:p>31573356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8 06 PISO 5</text:p>
          </table:table-cell>
          <table:table-cell office:value-type="string">
            <text:p>phantomcartagenacruises@g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NTONIO PORRAS GUTIERREZ</text:p>
          </table:table-cell>
          <table:table-cell table:number-columns-repeated="2"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VIATUR HOTEL SANTA CL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1 NO.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629006">
            <text:p>662900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039 - Otros tipos de transporte no regular de pasajeros ncp</text:p>
          </table:table-cell>
          <table:table-cell office:value-type="float" office:value="3157272994">
            <text:p>3157272994</text:p>
          </table:table-cell>
          <table:table-cell office:value-type="string">
            <text:p>Bolivar</text:p>
          </table:table-cell>
          <table:table-cell office:value-type="float" office:value="6722392">
            <text:p>6722392</text:p>
          </table:table-cell>
          <table:table-cell/>
          <table:table-cell office:value-type="string">
            <text:p>ALCIBIA, URB VILLA LILIANA, TORRE 3 APTO 703 URBANIZACION</text:p>
          </table:table-cell>
          <table:table-cell/>
          <table:table-cell office:value-type="string">
            <text:p>SOCIEDAD DE DISTRIBUCIONES ANGARITA LTDA SODISAN LTDA</text:p>
          </table:table-cell>
          <table:table-cell office:value-type="string">
            <text:p>800157063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XCURSIONES EVENTOS &amp; EXPRESOS</text:p>
          </table:table-cell>
          <table:table-cell office:value-type="float" office:value="3157272994">
            <text:p>31572729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RE 3 APTO 703 URBANIZACION VILLA LILIANA</text:p>
          </table:table-cell>
          <table:table-cell office:value-type="string">
            <text:p>angarita.57@hotmail.com</text:p>
          </table:table-cell>
        </table:table-row>
        <table:table-row table:style-name="ro1">
          <table:table-cell office:value-type="float" office:value="6550050">
            <text:p>655005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050">
            <text:p>6550050</text:p>
          </table:table-cell>
          <table:table-cell office:value-type="string">
            <text:p>Bolivar</text:p>
          </table:table-cell>
          <table:table-cell office:value-type="float" office:value="6550050">
            <text:p>6550050</text:p>
          </table:table-cell>
          <table:table-cell/>
          <table:table-cell office:value-type="string">
            <text:p>BARRIO BOCAGRANDE CR 2 <text:s/>7-159</text:p>
          </table:table-cell>
          <table:table-cell office:value-type="float" office:value="26">
            <text:p>26</text:p>
          </table:table-cell>
          <table:table-cell office:value-type="string">
            <text:p>HOTEL BOCAGRANDE CARTAGENA DE INDIAS SAS</text:p>
          </table:table-cell>
          <table:table-cell office:value-type="string">
            <text:p>900225534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CAGRANDE CARTAGENA DE INDIAS</text:p>
          </table:table-cell>
          <table:table-cell office:value-type="float" office:value="3145971369">
            <text:p>3145971369</text:p>
          </table:table-cell>
          <table:table-cell office:value-type="float" office:value="12">
            <text:p>1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OCAGRANDE CARRERA 2 NO 7 159</text:p>
          </table:table-cell>
          <table:table-cell office:value-type="string">
            <text:p>contabilidad@hotelbocagrande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 table:number-columns-repeated="4"/>
          <table:table-cell office:value-type="string">
            <text:p>PEREZ ALMEIDA MARIELA</text:p>
          </table:table-cell>
          <table:table-cell office:value-type="string">
            <text:p>45421042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MARY TOU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 table:visibility="filter">
          <table:table-cell office:value-type="float" office:value="6640848">
            <text:p>6640848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640898">
            <text:p>6640898</text:p>
          </table:table-cell>
          <table:table-cell office:value-type="string">
            <text:p>Bolivar</text:p>
          </table:table-cell>
          <table:table-cell office:value-type="float" office:value="6640848">
            <text:p>6640848</text:p>
          </table:table-cell>
          <table:table-cell/>
          <table:table-cell office:value-type="string">
            <text:p>BARRIO SAN DIEGO, CALLE DE LAS BOVEDAS CRA 9 #39-120</text:p>
          </table:table-cell>
          <table:table-cell/>
          <table:table-cell office:value-type="string">
            <text:p>GUIANZA EXPRESS LTDA - TRANSPORTES &amp; <text:s/>GUIANZA</text:p>
          </table:table-cell>
          <table:table-cell office:value-type="string">
            <text:p>900212289-6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GUIANZA EXPRESS LTDA - TRANSPORTE Y GUIANZA</text:p>
          </table:table-cell>
          <table:table-cell office:value-type="float" office:value="3174321582">
            <text:p>3174321582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 CALLE DE LA BOVEDAS CARRERA 9 NO 39 120</text:p>
          </table:table-cell>
          <table:table-cell office:value-type="string">
            <text:p>gerencia@guianzaexpresscartagena.com</text:p>
          </table:table-cell>
        </table:table-row>
        <table:table-row table:style-name="ro1" table:visibility="filter">
          <table:table-cell office:value-type="float" office:value="6656826">
            <text:p>665682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56781">
            <text:p>6656781</text:p>
          </table:table-cell>
          <table:table-cell office:value-type="string">
            <text:p>Bolivar</text:p>
          </table:table-cell>
          <table:table-cell office:value-type="float" office:value="6642873">
            <text:p>6642873</text:p>
          </table:table-cell>
          <table:table-cell/>
          <table:table-cell office:value-type="string">
            <text:p>CLLE LARGA #10 B 70 PISO 2</text:p>
          </table:table-cell>
          <table:table-cell/>
          <table:table-cell office:value-type="string">
            <text:p>CONVI LTDA</text:p>
          </table:table-cell>
          <table:table-cell office:value-type="string">
            <text:p>890404796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VI CARTAGENA EXCURSIONS</text:p>
          </table:table-cell>
          <table:table-cell office:value-type="string">
            <text:p>315 731731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LARGA NO 10B 70 PISO 2</text:p>
          </table:table-cell>
          <table:table-cell office:value-type="string">
            <text:p>prodriguez@cartagenaexcursions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ARLOS FERREIRA VIANA</text:p>
          </table:table-cell>
          <table:table-cell office:value-type="string">
            <text:p>GETSEMANI CALLE LOMBA NO 26A 124</text:p>
          </table:table-cell>
          <table:table-cell office:value-type="float" office:value="12">
            <text:p>12</text:p>
          </table:table-cell>
          <table:table-cell office:value-type="string">
            <text:p>FERREIRA VIAÑA CARLOS ANTONIO</text:p>
          </table:table-cell>
          <table:table-cell office:value-type="string">
            <text:p>73154509-3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GETSEMANI HOTEL EL PEDREG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LOMBA NO 26A 124</text:p>
          </table:table-cell>
          <table:table-cell office:value-type="string">
            <text:p>casahotelpedregal@hotmail.com</text:p>
          </table:table-cell>
        </table:table-row>
        <table:table-row table:style-name="ro1" table:visibility="filter">
          <table:table-cell office:value-type="float" office:value="6551776">
            <text:p>6551776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551975">
            <text:p>66551975</text:p>
          </table:table-cell>
          <table:table-cell office:value-type="string">
            <text:p>Bolivar</text:p>
          </table:table-cell>
          <table:table-cell office:value-type="float" office:value="6551975">
            <text:p>6551975</text:p>
          </table:table-cell>
          <table:table-cell/>
          <table:table-cell office:value-type="string">
            <text:p>CRA 1ra. 1A-23 EL LAGUITO</text:p>
          </table:table-cell>
          <table:table-cell/>
          <table:table-cell office:value-type="string">
            <text:p>RAMIREZ MARIN ARMANDO</text:p>
          </table:table-cell>
          <table:table-cell office:value-type="string">
            <text:p>19341607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BAR EL MUELLE</text:p>
          </table:table-cell>
          <table:table-cell office:value-type="float" office:value="3126894207">
            <text:p>3126894207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CARRERA 1RA NO 1A 23</text:p>
          </table:table-cell>
          <table:table-cell office:value-type="string">
            <text:p>restaurantebarelmuelle@hotmail.com</text:p>
          </table:table-cell>
        </table:table-row>
        <table:table-row table:style-name="ro1" table:visibility="filter">
          <table:table-cell office:value-type="float" office:value="6630040">
            <text:p>663004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30040">
            <text:p>663004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E JIMENEZ CLLE 26 No.18-69</text:p>
          </table:table-cell>
          <table:table-cell/>
          <table:table-cell office:value-type="string">
            <text:p>COOMEVA <text:s/>TURISMO AGENCIA DE VIAJES <text:s/>S.A.</text:p>
          </table:table-cell>
          <table:table-cell office:value-type="string">
            <text:p>860510998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OMEVA TURISMO AGENCIA DE VIAJES S.A</text:p>
          </table:table-cell>
          <table:table-cell office:value-type="float" office:value="3136516891">
            <text:p>313651689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3 NO 57 50</text:p>
          </table:table-cell>
          <table:table-cell office:value-type="string">
            <text:p>vimpuestos@coomeva.com.co</text:p>
          </table:table-cell>
        </table:table-row>
        <table:table-row table:style-name="ro1">
          <table:table-cell office:value-type="float" office:value="6649954">
            <text:p>664995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6649954">
            <text:p>66499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LL. PORVENIR No. 35-79</text:p>
          </table:table-cell>
          <table:table-cell office:value-type="float" office:value="1">
            <text:p>1</text:p>
          </table:table-cell>
          <table:table-cell office:value-type="string">
            <text:p>TORO GAVIRIA JOSE JOAQUIN</text:p>
          </table:table-cell>
          <table:table-cell office:value-type="string">
            <text:p>7100156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L PORVENIR CENTRO</text:p>
          </table:table-cell>
          <table:table-cell office:value-type="float" office:value="3015986318">
            <text:p>3015986318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HIPRE CARRERA 64 NO 30B 46</text:p>
          </table:table-cell>
          <table:table-cell office:value-type="string">
            <text:p>hotelporvenir@gmail.com</text:p>
          </table:table-cell>
        </table:table-row>
        <table:table-row table:style-name="ro1">
          <table:table-cell office:value-type="float" office:value="86845607">
            <text:p>86845607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12379060">
            <text:p>311237906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, CALLE 38 No. 5-09</text:p>
          </table:table-cell>
          <table:table-cell office:value-type="float" office:value="2">
            <text:p>2</text:p>
          </table:table-cell>
          <table:table-cell office:value-type="string">
            <text:p>MORALES VASQUEZ EDILBERTO MIGUEL</text:p>
          </table:table-cell>
          <table:table-cell office:value-type="string">
            <text:p>79297366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MORALES COLONIAL</text:p>
          </table:table-cell>
          <table:table-cell office:value-type="float" office:value="3112379060">
            <text:p>311237906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38 NO 5 09</text:p>
          </table:table-cell>
          <table:table-cell office:value-type="string">
            <text:p>casamoralescolonial@gmail.com</text:p>
          </table:table-cell>
        </table:table-row>
        <table:table-row table:style-name="ro1" table:visibility="filter">
          <table:table-cell table:number-columns-repeated="2"/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 table:number-columns-repeated="4"/>
          <table:table-cell office:value-type="string">
            <text:p>COMPAÑIA DE LAS INDIAS OCCIDENTALES LIMITADA</text:p>
          </table:table-cell>
          <table:table-cell office:value-type="string">
            <text:p>800200461-2</text:p>
          </table:table-cell>
          <table:table-cell table:number-columns-repeated="2" office:value-type="string">
            <text:p>No Registra</text:p>
          </table:table-cell>
          <table:table-cell office:value-type="string">
            <text:p>COMPAÑIA DE LAS INDIAS OCCIDENTAL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 table:visibility="filter">
          <table:table-cell office:value-type="float" office:value="7482020">
            <text:p>748202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1011 - Procesamiento y conservación de carne y productos cárnicos</text:p>
          </table:table-cell>
          <table:table-cell office:value-type="float" office:value="7482020">
            <text:p>7482020</text:p>
          </table:table-cell>
          <table:table-cell office:value-type="string">
            <text:p>Bolivar</text:p>
          </table:table-cell>
          <table:table-cell office:value-type="float" office:value="6656911">
            <text:p>6656911</text:p>
          </table:table-cell>
          <table:table-cell/>
          <table:table-cell office:value-type="string">
            <text:p>BOCAGRANDE AVENIDA SAN MARTIN No. 7-152</text:p>
          </table:table-cell>
          <table:table-cell/>
          <table:table-cell office:value-type="string">
            <text:p>FRANQUICIAS Y CONCESIONES <text:s/>S.A.S.</text:p>
          </table:table-cell>
          <table:table-cell office:value-type="string">
            <text:p>830101778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RESTO CARTAGENA SAN MARTIN</text:p>
          </table:table-cell>
          <table:table-cell office:value-type="float" office:value="3176438441">
            <text:p>317643844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CARRERA 68 NO 13 41</text:p>
          </table:table-cell>
          <table:table-cell office:value-type="string">
            <text:p>presto@frayco.com.co</text:p>
          </table:table-cell>
        </table:table-row>
        <table:table-row table:style-name="ro1" table:visibility="filter">
          <table:table-cell office:value-type="float" office:value="6647483">
            <text:p>6647483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647483">
            <text:p>6647483</text:p>
          </table:table-cell>
          <table:table-cell office:value-type="string">
            <text:p>Bolivar</text:p>
          </table:table-cell>
          <table:table-cell office:value-type="float" office:value="6647483">
            <text:p>6647483</text:p>
          </table:table-cell>
          <table:table-cell office:value-type="string">
            <text:p>ANTONIO JOSE MONTES JIMENEZ</text:p>
          </table:table-cell>
          <table:table-cell office:value-type="string">
            <text:p>LA MATUNA CENTRO UNO OFICINA 415</text:p>
          </table:table-cell>
          <table:table-cell/>
          <table:table-cell office:value-type="string">
            <text:p>806014505-2</text:p>
          </table:table-cell>
          <table:table-cell office:value-type="string">
            <text:p>GILBERTO MORALEZ</text:p>
          </table:table-cell>
          <table:table-cell office:value-type="string">
            <text:p>OFICINA DE REPRESENTACION TURÍSTICA</text:p>
          </table:table-cell>
          <table:table-cell office:value-type="string">
            <text:p>No Registra</text:p>
          </table:table-cell>
          <table:table-cell office:value-type="string">
            <text:p>RETURISCO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 MATUNA CENTRO UNO OFICINA 415</text:p>
          </table:table-cell>
          <table:table-cell office:value-type="string">
            <text:p>info@returiscol.com</text:p>
          </table:table-cell>
        </table:table-row>
        <table:table-row table:style-name="ro1">
          <table:table-cell office:value-type="float" office:value="6600160">
            <text:p>660016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2112">
            <text:p>6602112</text:p>
          </table:table-cell>
          <table:table-cell office:value-type="string">
            <text:p>Bolivar</text:p>
          </table:table-cell>
          <table:table-cell office:value-type="float" office:value="6600160">
            <text:p>6600160</text:p>
          </table:table-cell>
          <table:table-cell/>
          <table:table-cell office:value-type="string">
            <text:p>TIERRA BOMBA PUNTA ARENAS CLL. 25 No. 28</text:p>
          </table:table-cell>
          <table:table-cell office:value-type="float" office:value="17">
            <text:p>17</text:p>
          </table:table-cell>
          <table:table-cell office:value-type="string">
            <text:p>HOTEL 3 BANDERAS LTDA</text:p>
          </table:table-cell>
          <table:table-cell office:value-type="string">
            <text:p>806015595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3 <text:s/>BANDERAS PLAYA</text:p>
          </table:table-cell>
          <table:table-cell office:value-type="float" office:value="3135406493">
            <text:p>3135406493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COCHERA DE HOBO NO 38 66</text:p>
          </table:table-cell>
          <table:table-cell office:value-type="string">
            <text:p>contabilidad.hotel3banderas@gmail.com</text:p>
          </table:table-cell>
        </table:table-row>
        <table:table-row table:style-name="ro1" table:visibility="filter">
          <table:table-cell office:value-type="float" office:value="6656777">
            <text:p>665677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0101">
            <text:p>6650101</text:p>
          </table:table-cell>
          <table:table-cell office:value-type="string">
            <text:p>Cundinamarca</text:p>
          </table:table-cell>
          <table:table-cell office:value-type="float" office:value="6650101">
            <text:p>6650101</text:p>
          </table:table-cell>
          <table:table-cell/>
          <table:table-cell office:value-type="string">
            <text:p>CENTRO COMERCIAL PIERINO GALLO L- 2-9</text:p>
          </table:table-cell>
          <table:table-cell/>
          <table:table-cell office:value-type="string">
            <text:p>OCTOPUS TRAVEL LTDA</text:p>
          </table:table-cell>
          <table:table-cell office:value-type="string">
            <text:p>800249805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OCTOPUS TRAVEL CARTAEGNA</text:p>
          </table:table-cell>
          <table:table-cell office:value-type="float" office:value="3158316136">
            <text:p>315831613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7 NO 93A 63 65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GOLITA BARRIOS DE AMARIS</text:p>
          </table:table-cell>
          <table:table-cell table:number-columns-repeated="2"/>
          <table:table-cell office:value-type="string">
            <text:p>REPRESENTACIONES TURISTICAS MAR Y MAR LTDA</text:p>
          </table:table-cell>
          <table:table-cell office:value-type="string">
            <text:p>806001664-9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REPRESENTACIONES TURISTICAS MAR Y MAR LTDA SUCURSAL SAN FELIP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GETSEMANI CARRERA 9 NO 31 72 LOCAL 1 AVENIDA CENTENARIO CON AVENIDA DANIEL LEMAITRE</text:p>
          </table:table-cell>
          <table:table-cell office:value-type="string">
            <text:p>marymar1@andinet.co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NTONIO RAFAEL PORRAS GUTIERREZ</text:p>
          </table:table-cell>
          <table:table-cell table:number-columns-repeated="2"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VIATUR HOTEL LAS AMERIC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1 NO 82 01 PISO 4 CENTRO DE NEGOCIOS ANDINO</text:p>
          </table:table-cell>
          <table:table-cell office:value-type="string">
            <text:p>a_porras@aviatur.com.co</text:p>
          </table:table-cell>
        </table:table-row>
        <table:table-row table:style-name="ro1" table:visibility="filter">
          <table:table-cell office:value-type="float" office:value="6632949">
            <text:p>66329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35815410">
            <text:p>3135815410</text:p>
          </table:table-cell>
          <table:table-cell office:value-type="string">
            <text:p>Bolivar</text:p>
          </table:table-cell>
          <table:table-cell office:value-type="float" office:value="6632947">
            <text:p>6632947</text:p>
          </table:table-cell>
          <table:table-cell office:value-type="string">
            <text:p>OMAR LUIS LEAL MENDOZA</text:p>
          </table:table-cell>
          <table:table-cell office:value-type="string">
            <text:p>BARRIO BLAS DE LEZO MANZANA J NO 6 PRIMERA ETAPA</text:p>
          </table:table-cell>
          <table:table-cell/>
          <table:table-cell table:style-name="ce1" office:value-type="string">
            <text:p>73114310-</text:p>
          </table:table-cell>
          <table:table-cell office:value-type="string">
            <text:p>OMAR LUIS LEAL MENDOZ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MAR LUIS LEAL MENDOZA</text:p>
          </table:table-cell>
          <table:table-cell office:value-type="float" office:value="3135815410">
            <text:p>31358154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BLAS DE LEZO MANZANA J NO 6 PRIMERA ETAPA</text:p>
          </table:table-cell>
          <table:table-cell office:value-type="string">
            <text:p>omarluislealmendoza@gmail.com</text:p>
          </table:table-cell>
        </table:table-row>
        <table:table-row table:style-name="ro1" table:visibility="filter">
          <table:table-cell office:value-type="float" office:value="6644361">
            <text:p>664436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VINCENZO FELICE DI MARCO</text:p>
          </table:table-cell>
          <table:table-cell office:value-type="string">
            <text:p>CENTRO CALLE DEL COLISEO</text:p>
          </table:table-cell>
          <table:table-cell office:value-type="float" office:value="16">
            <text:p>16</text:p>
          </table:table-cell>
          <table:table-cell office:value-type="string">
            <text:p>CASA INDIA VICENZO DI MARCO EU <text:s/>- <text:s/>DI MARCO VICENZO FELICE</text:p>
          </table:table-cell>
          <table:table-cell office:value-type="string">
            <text:p>700019739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SA INDIA VICENZO DI MARCO E.U.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DEL COLISEO</text:p>
          </table:table-cell>
          <table:table-cell office:value-type="string">
            <text:p>danielapaolini@hotmail.com</text:p>
          </table:table-cell>
        </table:table-row>
        <table:table-row table:style-name="ro1" table:visibility="filter">
          <table:table-cell office:value-type="float" office:value="6436585">
            <text:p>643658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436585">
            <text:p>6436585</text:p>
          </table:table-cell>
          <table:table-cell office:value-type="string">
            <text:p>Bolivar</text:p>
          </table:table-cell>
          <table:table-cell office:value-type="float" office:value="6622079">
            <text:p>6622079</text:p>
          </table:table-cell>
          <table:table-cell/>
          <table:table-cell office:value-type="string">
            <text:p>BRR ALTO BOSQUE, TRANSVERSAL 53 A No.82</text:p>
          </table:table-cell>
          <table:table-cell/>
          <table:table-cell office:value-type="string">
            <text:p>AGUAS MUÑOZ MARITZA</text:p>
          </table:table-cell>
          <table:table-cell office:value-type="string">
            <text:p>45420745-4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RUTAS Y DESTINOS POR COLOMBIA</text:p>
          </table:table-cell>
          <table:table-cell office:value-type="float" office:value="3168444538">
            <text:p>316844453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ALTO BOSQUE TRANSVERSAL 53A NO 82</text:p>
          </table:table-cell>
          <table:table-cell office:value-type="string">
            <text:p>maritza24_88@hotmail.com</text:p>
          </table:table-cell>
        </table:table-row>
        <table:table-row table:style-name="ro1" table:visibility="filter">
          <table:table-cell office:value-type="float" office:value="6377099">
            <text:p>63770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2 - Expendio por autoservicio de comidas preparadas</text:p>
          </table:table-cell>
          <table:table-cell office:value-type="float" office:value="6538000">
            <text:p>6538000</text:p>
          </table:table-cell>
          <table:table-cell office:value-type="string">
            <text:p>Bolivar</text:p>
          </table:table-cell>
          <table:table-cell office:value-type="float" office:value="6655230">
            <text:p>6655230</text:p>
          </table:table-cell>
          <table:table-cell/>
          <table:table-cell office:value-type="string">
            <text:p>AV, SAN MARTIN No. 9A ESQUINA BOCAGRANDE</text:p>
          </table:table-cell>
          <table:table-cell/>
          <table:table-cell office:value-type="string">
            <text:p>ARCOS DORADOS COLOMBIA <text:s/>S.A.</text:p>
          </table:table-cell>
          <table:table-cell office:value-type="string">
            <text:p>800244387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MC DONALD´S SAN MARTIN ADC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16 NO 7 15 OFICINA 1401 TORRE CUSEZAR</text:p>
          </table:table-cell>
          <table:table-cell office:value-type="string">
            <text:p>hernando.castro@co.mcd.com</text:p>
          </table:table-cell>
        </table:table-row>
        <table:table-row table:style-name="ro1">
          <table:table-cell office:value-type="float" office:value="6648615">
            <text:p>664861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1083">
            <text:p>6601083</text:p>
          </table:table-cell>
          <table:table-cell office:value-type="string">
            <text:p>Bolivar</text:p>
          </table:table-cell>
          <table:table-cell office:value-type="float" office:value="6601083">
            <text:p>6601083</text:p>
          </table:table-cell>
          <table:table-cell/>
          <table:table-cell office:value-type="string">
            <text:p>CENTRO, CALLE 2a DE BADILLO No. 36-17</text:p>
          </table:table-cell>
          <table:table-cell office:value-type="float" office:value="11">
            <text:p>11</text:p>
          </table:table-cell>
          <table:table-cell office:value-type="string">
            <text:p>INVERSIONES ELJADUE GOMEZ &amp; CIA LTDA</text:p>
          </table:table-cell>
          <table:table-cell office:value-type="string">
            <text:p>900188971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PORTAL DE SAN DIEGO</text:p>
          </table:table-cell>
          <table:table-cell office:value-type="float" office:value="6601083">
            <text:p>6601083</text:p>
          </table:table-cell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EGUNDA DE BADILLO NO 36 17</text:p>
          </table:table-cell>
          <table:table-cell office:value-type="string">
            <text:p>portaldesandiego@hotmail.com</text:p>
          </table:table-cell>
        </table:table-row>
        <table:table-row table:style-name="ro1">
          <table:table-cell office:value-type="float" office:value="6649100">
            <text:p>66491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649100">
            <text:p>66491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LA MANTILLA No3-56</text:p>
          </table:table-cell>
          <table:table-cell office:value-type="float" office:value="7">
            <text:p>7</text:p>
          </table:table-cell>
          <table:table-cell office:value-type="string">
            <text:p>BLUE PACIFIC ASSETS</text:p>
          </table:table-cell>
          <table:table-cell office:value-type="string">
            <text:p>900085654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M</text:p>
          </table:table-cell>
          <table:table-cell office:value-type="float" office:value="3187169310">
            <text:p>3187169310</text:p>
          </table:table-cell>
          <table:table-cell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historico calle de la mantilla #3-56</text:p>
          </table:table-cell>
          <table:table-cell office:value-type="string">
            <text:p>gerencia@hotel-lm.com</text:p>
          </table:table-cell>
        </table:table-row>
        <table:table-row table:style-name="ro1" table:visibility="filter">
          <table:table-cell office:value-type="float" office:value="6655163">
            <text:p>6655163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550977">
            <text:p>65509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guito centro ccial pierino gallo local 2-4</text:p>
          </table:table-cell>
          <table:table-cell/>
          <table:table-cell office:value-type="string">
            <text:p>CAFE DISCO-BAR LA DOLCE VITA LTDA</text:p>
          </table:table-cell>
          <table:table-cell office:value-type="string">
            <text:p>806009368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DISCO BAR "LA DOLCE VITA" LTDA.</text:p>
          </table:table-cell>
          <table:table-cell office:value-type="float" office:value="3157607587">
            <text:p>3157607587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CENTRO COMERCIAL PIERINO GALLO LOCAL 2</text:p>
          </table:table-cell>
          <table:table-cell office:value-type="string">
            <text:p>vivianaalcas@hotmail.com</text:p>
          </table:table-cell>
        </table:table-row>
        <table:table-row table:style-name="ro1" table:visibility="filter">
          <table:table-cell office:value-type="float" office:value="6551875">
            <text:p>6551875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551875">
            <text:p>65518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3 <text:s/>4 <text:s/>69A</text:p>
          </table:table-cell>
          <table:table-cell/>
          <table:table-cell office:value-type="string">
            <text:p>BAR-RISTORANTE DOLCE E SALATO</text:p>
          </table:table-cell>
          <table:table-cell office:value-type="string">
            <text:p>606000409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BAR-RISTORANTE DOLCE E SALATO</text:p>
          </table:table-cell>
          <table:table-cell office:value-type="float" office:value="3005047475">
            <text:p>300504747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A NO 4 69A</text:p>
          </table:table-cell>
          <table:table-cell office:value-type="string">
            <text:p>mariodileo@live.com</text:p>
          </table:table-cell>
        </table:table-row>
        <table:table-row table:style-name="ro1" table:visibility="filter">
          <table:table-cell office:value-type="float" office:value="6922318">
            <text:p>6922318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922318">
            <text:p>6922318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39 <text:s/>8 19 CASA</text:p>
          </table:table-cell>
          <table:table-cell/>
          <table:table-cell office:value-type="string">
            <text:p>INVERSIONES CARTAGENA DEL MAR LTDA</text:p>
          </table:table-cell>
          <table:table-cell office:value-type="string">
            <text:p>900136999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SAN DIEGO 8-19</text:p>
          </table:table-cell>
          <table:table-cell office:value-type="float" office:value="3112274705">
            <text:p>311227470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90 NO 151 15</text:p>
          </table:table-cell>
          <table:table-cell office:value-type="string">
            <text:p>tangoferozcartagena@yahoo.com</text:p>
          </table:table-cell>
        </table:table-row>
        <table:table-row table:style-name="ro1" table:visibility="filter">
          <table:table-cell office:value-type="float" office:value="6600255">
            <text:p>660025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7099">
            <text:p>664709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ESTAURANTE DONDE OLANO LIMITADA</text:p>
          </table:table-cell>
          <table:table-cell office:value-type="string">
            <text:p>900335720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DONDE OLAN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TO DOMINGO EDIFICIO FERRER NO 33 08</text:p>
          </table:table-cell>
          <table:table-cell office:value-type="string">
            <text:p>olanos@gmail.com</text:p>
          </table:table-cell>
        </table:table-row>
        <table:table-row table:style-name="ro1" table:visibility="filter">
          <table:table-cell office:value-type="float" office:value="6642171">
            <text:p>664217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9329 - Otras actividades recreativas y de esparcimiento n.c.p.</text:p>
          </table:table-cell>
          <table:table-cell office:value-type="float" office:value="6642171">
            <text:p>6642171</text:p>
          </table:table-cell>
          <table:table-cell office:value-type="string">
            <text:p>Bolivar</text:p>
          </table:table-cell>
          <table:table-cell office:value-type="float" office:value="6642171">
            <text:p>6642171</text:p>
          </table:table-cell>
          <table:table-cell/>
          <table:table-cell office:value-type="string">
            <text:p>CALLE ESTANCO DEL AGUADIENTE No. 5-94</text:p>
          </table:table-cell>
          <table:table-cell/>
          <table:table-cell office:value-type="string">
            <text:p>BLUE DIVE LTDA. <text:s/>ESCUELA DE BUCEO</text:p>
          </table:table-cell>
          <table:table-cell office:value-type="string">
            <text:p>806008387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DIVING PLANET</text:p>
          </table:table-cell>
          <table:table-cell office:value-type="float" office:value="3007153799">
            <text:p>300715379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ESTANCO DEL AGUADIENTE NO 5 94</text:p>
          </table:table-cell>
          <table:table-cell office:value-type="string">
            <text:p>oficina@divingplanet.org</text:p>
          </table:table-cell>
        </table:table-row>
        <table:table-row table:style-name="ro1" table:visibility="filter">
          <table:table-cell office:value-type="float" office:value="6431232">
            <text:p>6431232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31232">
            <text:p>6431232</text:p>
          </table:table-cell>
          <table:table-cell office:value-type="string">
            <text:p>Bolivar</text:p>
          </table:table-cell>
          <table:table-cell office:value-type="float" office:value="6644675">
            <text:p>6644675</text:p>
          </table:table-cell>
          <table:table-cell/>
          <table:table-cell office:value-type="string">
            <text:p>GETSEMANI CL 29 N. 10B 18</text:p>
          </table:table-cell>
          <table:table-cell office:value-type="float" office:value="3">
            <text:p>3</text:p>
          </table:table-cell>
          <table:table-cell office:value-type="string">
            <text:p>CASA EL CARRETERO E.U</text:p>
          </table:table-cell>
          <table:table-cell office:value-type="string">
            <text:p>900094647-2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CASA EL CARRETERO E.U.</text:p>
          </table:table-cell>
          <table:table-cell office:value-type="float" office:value="6431232">
            <text:p>6431232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GETSEMANI CALLE 9 NO 108 18</text:p>
          </table:table-cell>
          <table:table-cell office:value-type="string">
            <text:p>carlosferguz@yahoo.com</text:p>
          </table:table-cell>
        </table:table-row>
        <table:table-row table:style-name="ro1" table:visibility="filter">
          <table:table-cell table:number-columns-repeated="2"/>
          <table:table-cell office:value-type="string">
            <text:p>CARTAGENA</text:p>
          </table:table-cell>
          <table:table-cell office:value-type="string">
            <text:p>8610 - Actividades de hospitales y clínicas, con internación</text:p>
          </table:table-cell>
          <table:table-cell/>
          <table:table-cell office:value-type="string">
            <text:p>Bolivar</text:p>
          </table:table-cell>
          <table:table-cell table:number-columns-repeated="4"/>
          <table:table-cell office:value-type="string">
            <text:p>CAJA DE COMPENSACION FAMILIAR DE CARTAGENA</text:p>
          </table:table-cell>
          <table:table-cell office:value-type="string">
            <text:p>890480110-1</text:p>
          </table:table-cell>
          <table:table-cell table:number-columns-repeated="2" office:value-type="string">
            <text:p>No Registra</text:p>
          </table:table-cell>
          <table:table-cell office:value-type="string">
            <text:p>CAJA DE COMPENSACION FAMILIAR DE CARTAGE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table:number-columns-repeated="2"/>
        </table:table-row>
        <table:table-row table:style-name="ro1" table:visibility="filter">
          <table:table-cell office:value-type="float" office:value="6743929">
            <text:p>674392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749223">
            <text:p>67492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SQUE DIAG 21A No. 48 - 06</text:p>
          </table:table-cell>
          <table:table-cell office:value-type="float" office:value="46">
            <text:p>46</text:p>
          </table:table-cell>
          <table:table-cell office:value-type="string">
            <text:p>HOTELES MAR DEL PLATA S.A.</text:p>
          </table:table-cell>
          <table:table-cell office:value-type="string">
            <text:p>900166428-6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ES MAR DEL PLATA S.A.</text:p>
          </table:table-cell>
          <table:table-cell office:value-type="float" office:value="3145226031">
            <text:p>3145226031</text:p>
          </table:table-cell>
          <table:table-cell office:value-type="float" office:value="14">
            <text:p>14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VENIDA BUENOS AIRES DIAGONAL 21 NO 48 06</text:p>
          </table:table-cell>
          <table:table-cell office:value-type="string">
            <text:p>hotelmardelplata@yahoo.es</text:p>
          </table:table-cell>
        </table:table-row>
        <table:table-row table:style-name="ro1" table:visibility="filter">
          <table:table-cell office:value-type="float" office:value="6656523">
            <text:p>665652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DRIANA BEATRIZ GARCIA MONTES</text:p>
          </table:table-cell>
          <table:table-cell office:value-type="string">
            <text:p>BOCAGRANDE AVENIDA SAN MARTIN CENTRO COMERCIAL EL PUEBLITO CARRERA 2A NO 4 115 LOCAL 12</text:p>
          </table:table-cell>
          <table:table-cell/>
          <table:table-cell office:value-type="string">
            <text:p>TRAVEL ACTIVE LTDA.</text:p>
          </table:table-cell>
          <table:table-cell office:value-type="string">
            <text:p>900163144-6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TRAVEL ACTIVE LTDA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AVENIDA SAN MARTIN CENTRO COMERCIAL EL PUEBLITO CARRERA 2A NO 4 115 LOCAL 12</text:p>
          </table:table-cell>
          <table:table-cell office:value-type="string">
            <text:p>travelactiveltda@hotmail.com</text:p>
          </table:table-cell>
        </table:table-row>
        <table:table-row table:style-name="ro1" table:visibility="filter">
          <table:table-cell office:value-type="float" office:value="6551234">
            <text:p>6551234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/>
          <table:table-cell office:value-type="float" office:value="6551230">
            <text:p>6551230</text:p>
          </table:table-cell>
          <table:table-cell office:value-type="string">
            <text:p>Bolivar</text:p>
          </table:table-cell>
          <table:table-cell office:value-type="float" office:value="6551230">
            <text:p>6551230</text:p>
          </table:table-cell>
          <table:table-cell/>
          <table:table-cell office:value-type="string">
            <text:p>BOCAGRANDE, CENTRO COMERCIAL BOCAGRANDE OF. 315</text:p>
          </table:table-cell>
          <table:table-cell/>
          <table:table-cell office:value-type="string">
            <text:p>MUNDIAL TOURS SAS</text:p>
          </table:table-cell>
          <table:table-cell office:value-type="string">
            <text:p>900162820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UNDIAL TOURS LIMITADA</text:p>
          </table:table-cell>
          <table:table-cell office:value-type="float" office:value="3145392569">
            <text:p>3145392569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3a # 8-129 Edif. Centro Ejecutivo Of. 1205</text:p>
          </table:table-cell>
          <table:table-cell office:value-type="string">
            <text:p>administracion@mundial-tours.com</text:p>
          </table:table-cell>
        </table:table-row>
        <table:table-row table:style-name="ro1">
          <table:table-cell office:value-type="float" office:value="6567298">
            <text:p>656729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67298">
            <text:p>65672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4 CLL DE LAS FLOREZ No 52-18</text:p>
          </table:table-cell>
          <table:table-cell office:value-type="float" office:value="8">
            <text:p>8</text:p>
          </table:table-cell>
          <table:table-cell office:value-type="string">
            <text:p>OPERADORA Y ADMINISTRADORA INMOBILIARIA DORAL LTDA</text:p>
          </table:table-cell>
          <table:table-cell office:value-type="string">
            <text:p>800117246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 ARRECIFES BED Y BREAKFAST</text:p>
          </table:table-cell>
          <table:table-cell office:value-type="float" office:value="3008387336">
            <text:p>3008387336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BOQUILLA CALLE LAS FLOREZ No 52-18</text:p>
          </table:table-cell>
          <table:table-cell office:value-type="string">
            <text:p>javier_ribon@hotmail.com</text:p>
          </table:table-cell>
        </table:table-row>
        <table:table-row table:style-name="ro1" table:visibility="filter">
          <table:table-cell office:value-type="float" office:value="6645591">
            <text:p>664559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0016">
            <text:p>6600016</text:p>
          </table:table-cell>
          <table:table-cell office:value-type="string">
            <text:p>Bolivar</text:p>
          </table:table-cell>
          <table:table-cell office:value-type="float" office:value="6600016">
            <text:p>6600016</text:p>
          </table:table-cell>
          <table:table-cell/>
          <table:table-cell office:value-type="string">
            <text:p>CENTRO CALLE DEL CURATO No. 38-135</text:p>
          </table:table-cell>
          <table:table-cell/>
          <table:table-cell office:value-type="string">
            <text:p>PASTA E VINOS LTDA</text:p>
          </table:table-cell>
          <table:table-cell office:value-type="string">
            <text:p>900129731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BRUSCHETTA</text:p>
          </table:table-cell>
          <table:table-cell office:value-type="float" office:value="3008380787">
            <text:p>3008380787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CURATO NO 38 135</text:p>
          </table:table-cell>
          <table:table-cell office:value-type="string">
            <text:p>administracion@labruschetta.com.co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GOLITA BARRIOS DE AMARIS</text:p>
          </table:table-cell>
          <table:table-cell table:number-columns-repeated="2"/>
          <table:table-cell office:value-type="string">
            <text:p>REPRESENTACIONES TURISTICAS MAR Y MAR LTDA</text:p>
          </table:table-cell>
          <table:table-cell office:value-type="string">
            <text:p>806001664-9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REPRESENTACIONES TURISTICAS MAR Y MAR LTDA - SUCURSAL BOCAGRAN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AVENIDA SAN MARTIN NO 8 26</text:p>
          </table:table-cell>
          <table:table-cell office:value-type="string">
            <text:p>marymar1@anidet.co</text:p>
          </table:table-cell>
        </table:table-row>
        <table:table-row table:style-name="ro1">
          <table:table-cell office:value-type="float" office:value="6600006">
            <text:p>660000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0006">
            <text:p>660000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, CALLE COCHERA DEL GOBERNADOR No. 33-28</text:p>
          </table:table-cell>
          <table:table-cell office:value-type="float" office:value="7">
            <text:p>7</text:p>
          </table:table-cell>
          <table:table-cell office:value-type="string">
            <text:p>SWEDCOL LTDA</text:p>
          </table:table-cell>
          <table:table-cell office:value-type="string">
            <text:p>900159972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LFIZ-CASA PATRIMONIAL-ALFIZ</text:p>
          </table:table-cell>
          <table:table-cell office:value-type="float" office:value="3178124958">
            <text:p>3178124958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COCHERA DEL GOBERNADOR NO 33 28</text:p>
          </table:table-cell>
          <table:table-cell office:value-type="string">
            <text:p>swedcol@gmail.com</text:p>
          </table:table-cell>
        </table:table-row>
        <table:table-row table:style-name="ro1" table:visibility="filter">
          <table:table-cell office:value-type="float" office:value="6657152">
            <text:p>665715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500400">
            <text:p>6500400</text:p>
          </table:table-cell>
          <table:table-cell office:value-type="string">
            <text:p>Bolivar</text:p>
          </table:table-cell>
          <table:table-cell office:value-type="float" office:value="6657151">
            <text:p>6657151</text:p>
          </table:table-cell>
          <table:table-cell/>
          <table:table-cell office:value-type="string">
            <text:p>EDF CENTRO EJECUTIVO OF 701 CRA 3 No. 8-129 BOCAGRANDE</text:p>
          </table:table-cell>
          <table:table-cell/>
          <table:table-cell office:value-type="string">
            <text:p>PANAMERICANA DE VIAJES L ALIANXA <text:s text:c="2"/>S <text:s/>A <text:s/>S</text:p>
          </table:table-cell>
          <table:table-cell office:value-type="string">
            <text:p>860402288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PANAMERICANA DE VIAJES L' ALIANZA SAS</text:p>
          </table:table-cell>
          <table:table-cell office:value-type="float" office:value="3164736005">
            <text:p>3164736005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1A NO 93A 80 OFICINA 104</text:p>
          </table:table-cell>
          <table:table-cell office:value-type="string">
            <text:p>silvia.gomez@panamericanaviajes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STRID V ARBOLEDA VALENZUEL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JA DE COMPENSACION FAMILIAR DE FENALCO-ANDI COMFENALCO-CARTAGENA</text:p>
          </table:table-cell>
          <table:table-cell office:value-type="string">
            <text:p>890480023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ENTRO RECREACIONAL COMFENALCO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RESPO AVENIDA SANTANDER CARRERA 1 NO 62 02</text:p>
          </table:table-cell>
          <table:table-cell office:value-type="string">
            <text:p>varboleda@comfenalco.com</text:p>
          </table:table-cell>
        </table:table-row>
        <table:table-row table:style-name="ro1" table:visibility="filter">
          <table:table-cell office:value-type="float" office:value="3715422">
            <text:p>3715422</text:p>
          </table:table-cell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3715200">
            <text:p>3715200</text:p>
          </table:table-cell>
          <table:table-cell office:value-type="string">
            <text:p>Bolivar</text:p>
          </table:table-cell>
          <table:table-cell office:value-type="float" office:value="6650469">
            <text:p>6650469</text:p>
          </table:table-cell>
          <table:table-cell/>
          <table:table-cell office:value-type="string">
            <text:p>KRA 2 # 4-15 EDIF. LAS ANTILLAS BOCAGRANDE</text:p>
          </table:table-cell>
          <table:table-cell office:value-type="float" office:value="47">
            <text:p>47</text:p>
          </table:table-cell>
          <table:table-cell office:value-type="string">
            <text:p>EXPRESO BRASILIA S.A.</text:p>
          </table:table-cell>
          <table:table-cell office:value-type="string">
            <text:p>890100531-8</text:p>
          </table:table-cell>
          <table:table-cell office:value-type="string">
            <text:p>EMPRESA DE TRANSPORTE TERRESTRE AUTOMOTOR</text:p>
          </table:table-cell>
          <table:table-cell office:value-type="float" office:value="2013">
            <text:p>2013</text:p>
          </table:table-cell>
          <table:table-cell office:value-type="string">
            <text:p>EXPRESO BRASILIA S.A.</text:p>
          </table:table-cell>
          <table:table-cell office:value-type="float" office:value="3215419747">
            <text:p>321541974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-Aug-200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5 NO 44 63</text:p>
          </table:table-cell>
          <table:table-cell office:value-type="string">
            <text:p>MQUINTERO@EXPRESOBRASILIA.COM</text:p>
          </table:table-cell>
        </table:table-row>
        <table:table-row table:style-name="ro1" table:visibility="filter">
          <table:table-cell office:value-type="float" office:value="6679128">
            <text:p>667912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112 - Transporte maritimo de cabotaje</text:p>
          </table:table-cell>
          <table:table-cell office:value-type="float" office:value="3157317407">
            <text:p>3157317407</text:p>
          </table:table-cell>
          <table:table-cell office:value-type="string">
            <text:p>Bolivar</text:p>
          </table:table-cell>
          <table:table-cell office:value-type="float" office:value="6714904">
            <text:p>6714904</text:p>
          </table:table-cell>
          <table:table-cell/>
          <table:table-cell office:value-type="string">
            <text:p>LAS GAVIOTAS MZ 56 A ETAPA 3 LOTE 3</text:p>
          </table:table-cell>
          <table:table-cell/>
          <table:table-cell office:value-type="string">
            <text:p>TOURS PLAYA BONITA E.U</text:p>
          </table:table-cell>
          <table:table-cell office:value-type="string">
            <text:p>900319395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OURS PLAYA BONITA</text:p>
          </table:table-cell>
          <table:table-cell office:value-type="float" office:value="3157317407">
            <text:p>315731740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LAS GAVIOTAS MANZANA 56A ETAPA 3 LOTE 3</text:p>
          </table:table-cell>
          <table:table-cell office:value-type="string">
            <text:p>sandraperezgarciamedicina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GUSTAVO AL ALVAREZ PULGARI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VERSIONES BARAHONA S.A.S.</text:p>
          </table:table-cell>
          <table:table-cell office:value-type="string">
            <text:p>806011629-3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BOCAGRANDE DEL MA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AVENIDA SAN MARTIN NO 7 159</text:p>
          </table:table-cell>
          <table:table-cell/>
        </table:table-row>
        <table:table-row table:style-name="ro1" table:visibility="filter">
          <table:table-cell office:value-type="float" office:value="6552907">
            <text:p>655290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552907">
            <text:p>655290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ONCADOR Y QUITASUEÑO RECREACIONES LIMITADA</text:p>
          </table:table-cell>
          <table:table-cell office:value-type="string">
            <text:p>800256544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RONCADOR QUITASUENOS RECRACIONES LTDA.</text:p>
          </table:table-cell>
          <table:table-cell office:value-type="float" office:value="3008089571">
            <text:p>300808957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6 153 BOCAGRANDE</text:p>
          </table:table-cell>
          <table:table-cell office:value-type="string">
            <text:p>roncadoryquitasueño@yahoo.com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DENIS MUÑOZ HENAO</text:p>
          </table:table-cell>
          <table:table-cell office:value-type="string">
            <text:p>CALLE DEL SANTISIMO NO 8 01</text:p>
          </table:table-cell>
          <table:table-cell/>
          <table:table-cell office:value-type="string">
            <text:p>INVERSIONES <text:s/>SOTO <text:s/>MUÑOZ <text:s text:c="2"/>S. A. S</text:p>
          </table:table-cell>
          <table:table-cell office:value-type="string">
            <text:p>900092711-7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DA DANNI S RESTAURAN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DEL SANTISIMO NO 8 01</text:p>
          </table:table-cell>
          <table:table-cell office:value-type="string">
            <text:p>dadannisrestaurantcartagena@hotmail.com</text:p>
          </table:table-cell>
        </table:table-row>
        <table:table-row table:style-name="ro1" table:visibility="filter">
          <table:table-cell office:value-type="float" office:value="6602086">
            <text:p>660208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9 - Otros tipos de expendio de comidas preparadas n.c.p.</text:p>
          </table:table-cell>
          <table:table-cell office:value-type="float" office:value="3103614663">
            <text:p>3103614663</text:p>
          </table:table-cell>
          <table:table-cell office:value-type="string">
            <text:p>Bolivar</text:p>
          </table:table-cell>
          <table:table-cell office:value-type="float" office:value="6602088">
            <text:p>6602088</text:p>
          </table:table-cell>
          <table:table-cell/>
          <table:table-cell office:value-type="string">
            <text:p>CENTRO CALLE VELEZ DANIELS No 4-11 PISO-2</text:p>
          </table:table-cell>
          <table:table-cell/>
          <table:table-cell office:value-type="string">
            <text:p>REGIO S <text:s/>LTDA</text:p>
          </table:table-cell>
          <table:table-cell office:value-type="string">
            <text:p>900041474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AFE BAR MONTE SACRO</text:p>
          </table:table-cell>
          <table:table-cell office:value-type="float" office:value="3103614663">
            <text:p>310361466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VELEZ DANIELS NO 4 11 PISO 2</text:p>
          </table:table-cell>
          <table:table-cell office:value-type="string">
            <text:p>cafebarrestaurantemontesacro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PASTOR ENRIQUE JARAMILLO LICONA</text:p>
          </table:table-cell>
          <table:table-cell office:value-type="string">
            <text:p>BOSQUE DIAGONAL 21A NO 46 13</text:p>
          </table:table-cell>
          <table:table-cell office:value-type="float" office:value="25">
            <text:p>25</text:p>
          </table:table-cell>
          <table:table-cell office:value-type="string">
            <text:p>900455180-5</text:p>
          </table:table-cell>
          <table:table-cell office:value-type="string">
            <text:p>Pastor Enrique Jaramillo Licona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SAN SEBASTIAN O.A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SQUE DIAGONAL 21A NO 46 13</text:p>
          </table:table-cell>
          <table:table-cell office:value-type="string">
            <text:p>anguloorlando@hotmail.com</text:p>
          </table:table-cell>
        </table:table-row>
        <table:table-row table:style-name="ro1" table:visibility="filter">
          <table:table-cell office:value-type="float" office:value="6650529">
            <text:p>665052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03520050">
            <text:p>3103520050</text:p>
          </table:table-cell>
          <table:table-cell office:value-type="string">
            <text:p>Bolivar</text:p>
          </table:table-cell>
          <table:table-cell office:value-type="float" office:value="6652470">
            <text:p>6652470</text:p>
          </table:table-cell>
          <table:table-cell/>
          <table:table-cell office:value-type="string">
            <text:p>BOCAGRANDE, CARRERA 4a. No. 4-82 EDF. VANESSA</text:p>
          </table:table-cell>
          <table:table-cell/>
          <table:table-cell office:value-type="string">
            <text:p>INVERSIONES MARIA DEL PILAR DAZA E HIJOS S.C.S.</text:p>
          </table:table-cell>
          <table:table-cell office:value-type="string">
            <text:p>900134400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FENIX</text:p>
          </table:table-cell>
          <table:table-cell office:value-type="float" office:value="3103520050">
            <text:p>310352005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4 NO 4 82 EDIFICIO VANESSA</text:p>
          </table:table-cell>
          <table:table-cell office:value-type="string">
            <text:p>ameliadiazhernandez@yahoo.es</text:p>
          </table:table-cell>
        </table:table-row>
        <table:table-row table:style-name="ro1">
          <table:table-cell office:value-type="float" office:value="6601795">
            <text:p>660179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1795">
            <text:p>660179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30 No. 8B-12 GETSEMANI</text:p>
          </table:table-cell>
          <table:table-cell office:value-type="float" office:value="21">
            <text:p>21</text:p>
          </table:table-cell>
          <table:table-cell office:value-type="string">
            <text:p>SUAREZ RODRIGUEZ JAIRO EDUARDO</text:p>
          </table:table-cell>
          <table:table-cell office:value-type="string">
            <text:p>1125175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MONTREAL</text:p>
          </table:table-cell>
          <table:table-cell office:value-type="float" office:value="3163110616">
            <text:p>3163110616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 8B 12 EDIFICIO PUERTA DEL SOL</text:p>
          </table:table-cell>
          <table:table-cell office:value-type="string">
            <text:p>jairosuarez02@hotmail.com</text:p>
          </table:table-cell>
        </table:table-row>
        <table:table-row table:style-name="ro1">
          <table:table-cell office:value-type="float" office:value="6659259">
            <text:p>665925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0781">
            <text:p>6650781</text:p>
          </table:table-cell>
          <table:table-cell office:value-type="string">
            <text:p>Bolivar</text:p>
          </table:table-cell>
          <table:table-cell office:value-type="float" office:value="6650781">
            <text:p>6650781</text:p>
          </table:table-cell>
          <table:table-cell/>
          <table:table-cell office:value-type="string">
            <text:p>CRA 3a No. 5-66 BOCAGRANDE</text:p>
          </table:table-cell>
          <table:table-cell office:value-type="float" office:value="15">
            <text:p>15</text:p>
          </table:table-cell>
          <table:table-cell office:value-type="string">
            <text:p>INVERSIONES BONAVENTO SOCIEDAD POR ACCIONES SIMPLIFICADAS</text:p>
          </table:table-cell>
          <table:table-cell office:value-type="string">
            <text:p>900303826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NAVENTO REAL</text:p>
          </table:table-cell>
          <table:table-cell office:value-type="float" office:value="3002406423">
            <text:p>3002406423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5 66 BOCAGRANDE</text:p>
          </table:table-cell>
          <table:table-cell office:value-type="string">
            <text:p>hotelbonavento@yahoo.es</text:p>
          </table:table-cell>
        </table:table-row>
        <table:table-row table:style-name="ro1" table:visibility="filter">
          <table:table-cell/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DOMINGO DELVALLE JARAV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3133351-7</text:p>
          </table:table-cell>
          <table:table-cell office:value-type="string">
            <text:p>Domingo Delvalle Jarava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RESTAURANTE PUNDO D.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SQUE AVENIDA PRINCIPAL NO 49 03</text:p>
          </table:table-cell>
          <table:table-cell/>
        </table:table-row>
        <table:table-row table:style-name="ro1" table:visibility="filter">
          <table:table-cell office:value-type="float" office:value="6641301">
            <text:p>664130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1511 - Produccion, transformacion y conservacion de carne y de derivados carnicos</text:p>
          </table:table-cell>
          <table:table-cell office:value-type="float" office:value="6641301">
            <text:p>66413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tripita y media No31-32</text:p>
          </table:table-cell>
          <table:table-cell office:value-type="float" office:value="27">
            <text:p>27</text:p>
          </table:table-cell>
          <table:table-cell office:value-type="string">
            <text:p>LACAYO ZULUAGA LEANDRO</text:p>
          </table:table-cell>
          <table:table-cell office:value-type="string">
            <text:p>73196999-9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STAL LA CASONA DE GETSEMANI</text:p>
          </table:table-cell>
          <table:table-cell office:value-type="float" office:value="3145901124">
            <text:p>3145901124</text:p>
          </table:table-cell>
          <table:table-cell office:value-type="float" office:value="7">
            <text:p>7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GETSEMANI CARRERA 10 CALLE TRIPITA Y MEDIA NO 31 32</text:p>
          </table:table-cell>
          <table:table-cell office:value-type="string">
            <text:p>dotabe4@hotmail.com</text:p>
          </table:table-cell>
        </table:table-row>
        <table:table-row table:style-name="ro1">
          <table:table-cell office:value-type="float" office:value="6643362">
            <text:p>664336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3362">
            <text:p>6643362</text:p>
          </table:table-cell>
          <table:table-cell office:value-type="string">
            <text:p>Bolivar</text:p>
          </table:table-cell>
          <table:table-cell office:value-type="float" office:value="6643362">
            <text:p>6643362</text:p>
          </table:table-cell>
          <table:table-cell/>
          <table:table-cell office:value-type="string">
            <text:p>CENTRO CLL DE LA TABLADA # 7-62</text:p>
          </table:table-cell>
          <table:table-cell office:value-type="float" office:value="28">
            <text:p>28</text:p>
          </table:table-cell>
          <table:table-cell office:value-type="string">
            <text:p>BANTU HOTEL <text:s/>S.A.S</text:p>
          </table:table-cell>
          <table:table-cell office:value-type="string">
            <text:p>90011513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BANTU HOTEL LTDA</text:p>
          </table:table-cell>
          <table:table-cell office:value-type="float" office:value="3148878712">
            <text:p>3148878712</text:p>
          </table:table-cell>
          <table:table-cell office:value-type="float" office:value="26">
            <text:p>26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TABLADA NO 7 62</text:p>
          </table:table-cell>
          <table:table-cell office:value-type="string">
            <text:p>contabilidad@bantuhotel.com</text:p>
          </table:table-cell>
        </table:table-row>
        <table:table-row table:style-name="ro1" table:visibility="filter">
          <table:table-cell office:value-type="float" office:value="6602065">
            <text:p>660206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2065">
            <text:p>6602065</text:p>
          </table:table-cell>
          <table:table-cell office:value-type="string">
            <text:p>Bolivar</text:p>
          </table:table-cell>
          <table:table-cell office:value-type="float" office:value="6602065">
            <text:p>6602065</text:p>
          </table:table-cell>
          <table:table-cell/>
          <table:table-cell office:value-type="string">
            <text:p>CENTRO CALLE DE AYOS No. 4-42</text:p>
          </table:table-cell>
          <table:table-cell/>
          <table:table-cell office:value-type="string">
            <text:p>EL BISTRO</text:p>
          </table:table-cell>
          <table:table-cell office:value-type="string">
            <text:p>606000365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EL BISTRO</text:p>
          </table:table-cell>
          <table:table-cell office:value-type="float" office:value="3114268399">
            <text:p>31142683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AYOS NO 4 46</text:p>
          </table:table-cell>
          <table:table-cell office:value-type="string">
            <text:p>restaurantebistroctg@gmail.com</text:p>
          </table:table-cell>
        </table:table-row>
        <table:table-row table:style-name="ro1" table:visibility="filter">
          <table:table-cell office:value-type="float" office:value="6602782">
            <text:p>660278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A DEL PILAR FERREIRA VIAÑA</text:p>
          </table:table-cell>
          <table:table-cell office:value-type="string">
            <text:p>CENTRO CALLE DEL CUARTEL NO 36 122</text:p>
          </table:table-cell>
          <table:table-cell office:value-type="float" office:value="10">
            <text:p>10</text:p>
          </table:table-cell>
          <table:table-cell office:value-type="string">
            <text:p>FERREIRA VIAÑA LUIS ANTONIO</text:p>
          </table:table-cell>
          <table:table-cell office:value-type="string">
            <text:p>73573090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CASA REAL CARTAGE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ENTRO CALLE DEL CUARTEL NO 36 122</text:p>
          </table:table-cell>
          <table:table-cell office:value-type="string">
            <text:p>hotelcasareal@hotmail.com</text:p>
          </table:table-cell>
        </table:table-row>
        <table:table-row table:style-name="ro1" table:visibility="filter">
          <table:table-cell/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PEDRO BELTRAN CASALLA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LTRAN CASALLAS PEDRO</text:p>
          </table:table-cell>
          <table:table-cell office:value-type="string">
            <text:p>9070541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PEDAJE MARTH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ARRIO GETSEMANI CARRERA 10 NO 31 16</text:p>
          </table:table-cell>
          <table:table-cell/>
        </table:table-row>
        <table:table-row table:style-name="ro1" table:visibility="filter">
          <table:table-cell/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ELA PEREZ ALMEIDA</text:p>
          </table:table-cell>
          <table:table-cell table:number-columns-repeated="2"/>
          <table:table-cell office:value-type="string">
            <text:p>PEREZ ALMEIDA MARIELA</text:p>
          </table:table-cell>
          <table:table-cell office:value-type="string">
            <text:p>45421042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MARYTOU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ARRIO PASEO BOLIVAR URBANIZACION LA ESPAÑOLA CASA Q L 7</text:p>
          </table:table-cell>
          <table:table-cell office:value-type="string">
            <text:p>mary_tours@hotmail.com</text:p>
          </table:table-cell>
        </table:table-row>
        <table:table-row table:style-name="ro1" table:visibility="filter">
          <table:table-cell office:value-type="float" office:value="6659095">
            <text:p>665909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53345443">
            <text:p>315334544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CRA 3 No 5A- 64 OF C P2</text:p>
          </table:table-cell>
          <table:table-cell/>
          <table:table-cell office:value-type="string">
            <text:p>MARQUEZ ACOSTA OLGA DEL CARMEN</text:p>
          </table:table-cell>
          <table:table-cell office:value-type="string">
            <text:p>51822577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WO LINES</text:p>
          </table:table-cell>
          <table:table-cell office:value-type="float" office:value="3153345443">
            <text:p>315334544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5a 64 OF C P2 BOCAGRANDE</text:p>
          </table:table-cell>
          <table:table-cell office:value-type="string">
            <text:p>olgamarqueza@hotmail.com</text:p>
          </table:table-cell>
        </table:table-row>
        <table:table-row table:style-name="ro1" table:visibility="filter">
          <table:table-cell office:value-type="float" office:value="6550052">
            <text:p>655005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550052">
            <text:p>6550052</text:p>
          </table:table-cell>
          <table:table-cell office:value-type="string">
            <text:p>Bolivar</text:p>
          </table:table-cell>
          <table:table-cell office:value-type="float" office:value="6550052">
            <text:p>6550052</text:p>
          </table:table-cell>
          <table:table-cell/>
          <table:table-cell office:value-type="string">
            <text:p>BOCAGRANDE AVENIDA SAN MARTIN CRA. 2 No. 5-52 CENTRO COMERCIAL MICHEL CENTER LC</text:p>
          </table:table-cell>
          <table:table-cell/>
          <table:table-cell office:value-type="string">
            <text:p>TRANSPORTES TURISTICOS BEQUIA EAGLE <text:s/>S.A.S.</text:p>
          </table:table-cell>
          <table:table-cell office:value-type="string">
            <text:p>900053784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ANSPORTES TURISTICOS BEQUIA EAGLE</text:p>
          </table:table-cell>
          <table:table-cell office:value-type="float" office:value="3133740252">
            <text:p>3133740252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5 52 CENTRO COMERCIAL MICHEL CENTER LOCAL 4</text:p>
          </table:table-cell>
          <table:table-cell office:value-type="string">
            <text:p>contabilidad@yatebequia.com</text:p>
          </table:table-cell>
        </table:table-row>
        <table:table-row table:style-name="ro1" table:visibility="filter">
          <table:table-cell/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30 - Expendio de bebidas alcohólicas para el consumo dentro del establecimiento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LUIS MIGUEL JARAMILLO TRUJILLO</text:p>
          </table:table-cell>
          <table:table-cell table:number-columns-repeated="2"/>
          <table:table-cell office:value-type="string">
            <text:p>JARAMILLO TRUJILLO LUIS MIGUEL</text:p>
          </table:table-cell>
          <table:table-cell office:value-type="string">
            <text:p>3806406-8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QKA YITO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ARSENAL NO 10 13 GETSEMANI</text:p>
          </table:table-cell>
          <table:table-cell office:value-type="string">
            <text:p>karlyeljach@yahoo.com</text:p>
          </table:table-cell>
        </table:table-row>
        <table:table-row table:style-name="ro1">
          <table:table-cell office:value-type="float" office:value="6608229">
            <text:p>660822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8228">
            <text:p>6608228</text:p>
          </table:table-cell>
          <table:table-cell office:value-type="string">
            <text:p>Bolivar</text:p>
          </table:table-cell>
          <table:table-cell office:value-type="float" office:value="6734224">
            <text:p>6734224</text:p>
          </table:table-cell>
          <table:table-cell/>
          <table:table-cell office:value-type="string">
            <text:p>KILOMETRO 25 + 287 CALLE 23 BARU (CHOLON)</text:p>
          </table:table-cell>
          <table:table-cell office:value-type="float" office:value="12">
            <text:p>12</text:p>
          </table:table-cell>
          <table:table-cell office:value-type="string">
            <text:p>HOTEL SPORT BARU <text:s text:c="2"/>SAS</text:p>
          </table:table-cell>
          <table:table-cell office:value-type="string">
            <text:p>900094184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SPORT BARU</text:p>
          </table:table-cell>
          <table:table-cell office:value-type="float" office:value="3135464314">
            <text:p>3135464314</text:p>
          </table:table-cell>
          <table:table-cell office:value-type="float" office:value="12">
            <text:p>12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AVENIDA MIRAMAR NO 20 359</text:p>
          </table:table-cell>
          <table:table-cell office:value-type="string">
            <text:p>rafaelsegundol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52683">
            <text:p>665268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ENIDA EL RETORNO AL LADO HILTON</text:p>
          </table:table-cell>
          <table:table-cell/>
          <table:table-cell office:value-type="string">
            <text:p>MARINA DEL LAGUITO LIMITADA</text:p>
          </table:table-cell>
          <table:table-cell office:value-type="string">
            <text:p>800256572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INTRIGA TROPICAL</text:p>
          </table:table-cell>
          <table:table-cell office:value-type="float" office:value="3103674544">
            <text:p>310367454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LAGUITO AVENIDA EL RETORNO AL ALDO DEL HOTEL HILTON</text:p>
          </table:table-cell>
          <table:table-cell office:value-type="string">
            <text:p>intrigatropical2012@hotmail.com</text:p>
          </table:table-cell>
        </table:table-row>
        <table:table-row table:style-name="ro1">
          <table:table-cell office:value-type="float" office:value="6648605">
            <text:p>664860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8605">
            <text:p>6648605</text:p>
          </table:table-cell>
          <table:table-cell office:value-type="string">
            <text:p>Bolivar</text:p>
          </table:table-cell>
          <table:table-cell office:value-type="float" office:value="6648605">
            <text:p>6648605</text:p>
          </table:table-cell>
          <table:table-cell/>
          <table:table-cell office:value-type="string">
            <text:p>CENTRO CALLE ESTANCO DEL TABACO No 35-81</text:p>
          </table:table-cell>
          <table:table-cell office:value-type="float" office:value="8">
            <text:p>8</text:p>
          </table:table-cell>
          <table:table-cell office:value-type="string">
            <text:p>SOCIEDAD HOTELERA SATUNA S.A.S</text:p>
          </table:table-cell>
          <table:table-cell office:value-type="string">
            <text:p>90008390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<text:s/>"LA PASSION"</text:p>
          </table:table-cell>
          <table:table-cell office:value-type="float" office:value="3145063450">
            <text:p>3145063450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ESTANCO DEL TABACO NO 35 81</text:p>
          </table:table-cell>
          <table:table-cell office:value-type="string">
            <text:p>info@lapassionhotel.com</text:p>
          </table:table-cell>
        </table:table-row>
        <table:table-row table:style-name="ro1" table:visibility="filter">
          <table:table-cell office:value-type="float" office:value="6645396">
            <text:p>664539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5396">
            <text:p>6645396</text:p>
          </table:table-cell>
          <table:table-cell office:value-type="string">
            <text:p>Bolivar</text:p>
          </table:table-cell>
          <table:table-cell office:value-type="float" office:value="6645396">
            <text:p>6645396</text:p>
          </table:table-cell>
          <table:table-cell/>
          <table:table-cell office:value-type="string">
            <text:p>CENTRO PLAZA STO. DOMINGO No.3-30</text:p>
          </table:table-cell>
          <table:table-cell/>
          <table:table-cell office:value-type="string">
            <text:p>INVERSIONES MAR AZUL LTDA</text:p>
          </table:table-cell>
          <table:table-cell office:value-type="string">
            <text:p>806016697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IZZERIA MAR AZUL</text:p>
          </table:table-cell>
          <table:table-cell office:value-type="float" office:value="3008387336">
            <text:p>300838733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PLAZA SANTO DOMINGO NO 3 30</text:p>
          </table:table-cell>
          <table:table-cell office:value-type="string">
            <text:p>hectorrraul04@hotmail.com</text:p>
          </table:table-cell>
        </table:table-row>
        <table:table-row table:style-name="ro1" table:visibility="filter">
          <table:table-cell office:value-type="float" office:value="2841933">
            <text:p>2841933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ESUS HORACIO CRUZ GARCIA</text:p>
          </table:table-cell>
          <table:table-cell office:value-type="string">
            <text:p>BARRIO CHIQUINQUIRA MANZANA 65 LOTE 4</text:p>
          </table:table-cell>
          <table:table-cell/>
          <table:table-cell office:value-type="string">
            <text:p>ASOCIACION ENCUENTROS</text:p>
          </table:table-cell>
          <table:table-cell office:value-type="string">
            <text:p>830070460-5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2">
            <text:p>2012</text:p>
          </table:table-cell>
          <table:table-cell office:value-type="string">
            <text:p>ASOCIACION ENCUENTRO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10 NO 16 92 OFICINA 710</text:p>
          </table:table-cell>
          <table:table-cell office:value-type="string">
            <text:p>asoencuentros@hotmail.com</text:p>
          </table:table-cell>
        </table:table-row>
        <table:table-row table:style-name="ro1">
          <table:table-cell office:value-type="float" office:value="6643289">
            <text:p>66432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414 - Actividades de asesoramiento empresarial y en materia de gestion</text:p>
          </table:table-cell>
          <table:table-cell office:value-type="float" office:value="6643187">
            <text:p>664318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LL. PORVENIR # 35- 68</text:p>
          </table:table-cell>
          <table:table-cell office:value-type="float" office:value="18">
            <text:p>18</text:p>
          </table:table-cell>
          <table:table-cell office:value-type="string">
            <text:p>GOMEZ HERNANDEZ MARTHA LUCIA</text:p>
          </table:table-cell>
          <table:table-cell office:value-type="string">
            <text:p>39325982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L VIAJERO CENTRO</text:p>
          </table:table-cell>
          <table:table-cell office:value-type="float" office:value="3013504729">
            <text:p>3013504729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PORVENIR NO 35 68 SEGUNDO PISO</text:p>
          </table:table-cell>
          <table:table-cell office:value-type="string">
            <text:p>hotelviajero@gmail.com</text:p>
          </table:table-cell>
        </table:table-row>
        <table:table-row table:style-name="ro1" table:visibility="filter">
          <table:table-cell office:value-type="float" office:value="6661320">
            <text:p>666132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ROSA CECILIA GARCES VARGAS</text:p>
          </table:table-cell>
          <table:table-cell office:value-type="string">
            <text:p>CRESPO CARRERA 7 NO 70 89</text:p>
          </table:table-cell>
          <table:table-cell office:value-type="float" office:value="13">
            <text:p>13</text:p>
          </table:table-cell>
          <table:table-cell office:value-type="string">
            <text:p>CASA VASCA HOTEL LTDA</text:p>
          </table:table-cell>
          <table:table-cell office:value-type="string">
            <text:p>806005020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SA VASCA HOTE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RESPO CARRERA 7 NO 70 89</text:p>
          </table:table-cell>
          <table:table-cell office:value-type="string">
            <text:p>hotelcasavasca@gmail.com</text:p>
          </table:table-cell>
        </table:table-row>
        <table:table-row table:style-name="ro1">
          <table:table-cell office:value-type="float" office:value="6690048">
            <text:p>669004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011 - Transporte de pasajeros marítimo y de cabotaje</text:p>
          </table:table-cell>
          <table:table-cell office:value-type="float" office:value="6621434">
            <text:p>662143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COCOLISO ALCATRAZ S.A.</text:p>
          </table:table-cell>
          <table:table-cell office:value-type="string">
            <text:p>80025468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OCO LISO ALCATRAZ Y CIA LIMITADA</text:p>
          </table:table-cell>
          <table:table-cell office:value-type="float" office:value="3145565150">
            <text:p>3145565150</text:p>
          </table:table-cell>
          <table:table-cell office:value-type="float" office:value="1">
            <text:p>1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SQUE CALLE PEDRO VELEZ NO 47 40</text:p>
          </table:table-cell>
          <table:table-cell office:value-type="string">
            <text:p>nayibdiaz@enred.com</text:p>
          </table:table-cell>
        </table:table-row>
        <table:table-row table:style-name="ro1" table:visibility="filter">
          <table:table-cell office:value-type="float" office:value="6607908">
            <text:p>6607908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645461">
            <text:p>664546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 LA FACTORIA # 36 17</text:p>
          </table:table-cell>
          <table:table-cell/>
          <table:table-cell office:value-type="string">
            <text:p>REPRESENTACIONES TURISTICAS MAR Y MAR LTDA</text:p>
          </table:table-cell>
          <table:table-cell office:value-type="string">
            <text:p>806001664-9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REPRESENTACIONES TURISTICAS MAR Y MAR</text:p>
          </table:table-cell>
          <table:table-cell office:value-type="float" office:value="3178662233">
            <text:p>31786622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NTRO CALLE DE LA FACTORIA NO 36 17</text:p>
          </table:table-cell>
          <table:table-cell office:value-type="string">
            <text:p>marymarcartagena@yahoo.es</text:p>
          </table:table-cell>
        </table:table-row>
        <table:table-row table:style-name="ro1" table:visibility="filter">
          <table:table-cell office:value-type="float" office:value="6568323">
            <text:p>6568323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568323">
            <text:p>6568323</text:p>
          </table:table-cell>
          <table:table-cell office:value-type="string">
            <text:p>Bolivar</text:p>
          </table:table-cell>
          <table:table-cell office:value-type="float" office:value="6538320">
            <text:p>6538320</text:p>
          </table:table-cell>
          <table:table-cell/>
          <table:table-cell office:value-type="string">
            <text:p>SECTOR CIELO MAR CRA 9 No 20-18</text:p>
          </table:table-cell>
          <table:table-cell/>
          <table:table-cell office:value-type="string">
            <text:p>RESTAURANTE EL GRAN CHEFF MARINO S.A.S.</text:p>
          </table:table-cell>
          <table:table-cell office:value-type="string">
            <text:p>900495010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EL GRAN CHEFF MARINO S.A.S.</text:p>
          </table:table-cell>
          <table:table-cell office:value-type="float" office:value="3107166112">
            <text:p>3107166112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QUILLA SECTOR CIELO MAR CARRERA 9 NO 20 18</text:p>
          </table:table-cell>
          <table:table-cell office:value-type="string">
            <text:p>miladyquirozdonado@hotmail.com</text:p>
          </table:table-cell>
        </table:table-row>
        <table:table-row table:style-name="ro1" table:visibility="filter">
          <table:table-cell office:value-type="float" office:value="6600468">
            <text:p>6600468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2425">
            <text:p>664242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SAN JUAN DE DIOS BAL.SAN FRANCISCO</text:p>
          </table:table-cell>
          <table:table-cell/>
          <table:table-cell office:value-type="string">
            <text:p>DEL SOL LIMITADA</text:p>
          </table:table-cell>
          <table:table-cell office:value-type="string">
            <text:p>806016814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TASCA-BAR EL BALUARTE</text:p>
          </table:table-cell>
          <table:table-cell office:value-type="float" office:value="3187501024">
            <text:p>3187501024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 Juan de Dios Baluarte San Fco Javier</text:p>
          </table:table-cell>
          <table:table-cell office:value-type="string">
            <text:p>financiera@baluartesanfranciscojavier.com</text:p>
          </table:table-cell>
        </table:table-row>
        <table:table-row table:style-name="ro1" table:visibility="filter">
          <table:table-cell office:value-type="float" office:value="6606474">
            <text:p>660647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06474">
            <text:p>660647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a moneda edificio godin #7-12</text:p>
          </table:table-cell>
          <table:table-cell/>
          <table:table-cell office:value-type="string">
            <text:p>BLANQUICETT MEDINA JORGE</text:p>
          </table:table-cell>
          <table:table-cell office:value-type="string">
            <text:p>9086968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IVI TOURS</text:p>
          </table:table-cell>
          <table:table-cell office:value-type="float" office:value="3162430889">
            <text:p>3162430889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MONEDA EDIFICIO GODIN # 7 12</text:p>
          </table:table-cell>
          <table:table-cell office:value-type="string">
            <text:p>trivytours@hotmail.com</text:p>
          </table:table-cell>
        </table:table-row>
        <table:table-row table:style-name="ro1">
          <table:table-cell office:value-type="float" office:value="6641858">
            <text:p>664185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6053">
            <text:p>66460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5a. No. 36-118</text:p>
          </table:table-cell>
          <table:table-cell office:value-type="float" office:value="8">
            <text:p>8</text:p>
          </table:table-cell>
          <table:table-cell office:value-type="string">
            <text:p>OPERADORA HOTELERA QUADRIFOLIO S. A.</text:p>
          </table:table-cell>
          <table:table-cell office:value-type="string">
            <text:p>900059835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OPERADORA HOTELERA QUADRIFOLIO S.A.</text:p>
          </table:table-cell>
          <table:table-cell office:value-type="float" office:value="3188020849">
            <text:p>3188020849</text:p>
          </table:table-cell>
          <table:table-cell office:value-type="float" office:value="13">
            <text:p>13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5 · 36-118</text:p>
          </table:table-cell>
          <table:table-cell office:value-type="string">
            <text:p>info@hotelquadrifolio.com</text:p>
          </table:table-cell>
        </table:table-row>
        <table:table-row table:style-name="ro1" table:visibility="filter">
          <table:table-cell office:value-type="float" office:value="6925141">
            <text:p>6925141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925141">
            <text:p>692514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, CALLE 8 No. 2-36</text:p>
          </table:table-cell>
          <table:table-cell/>
          <table:table-cell office:value-type="string">
            <text:p>INVERSIONES NARANJO MENDOZA CIA LIMITADA</text:p>
          </table:table-cell>
          <table:table-cell office:value-type="string">
            <text:p>900068636-1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A´ LA CALLE BAR RESTAURANTE</text:p>
          </table:table-cell>
          <table:table-cell office:value-type="float" office:value="3205581445">
            <text:p>320558144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LLE 8 NO 2 36</text:p>
          </table:table-cell>
          <table:table-cell office:value-type="string">
            <text:p>shirleyzu07@hotmail.com</text:p>
          </table:table-cell>
        </table:table-row>
        <table:table-row table:style-name="ro1">
          <table:table-cell office:value-type="float" office:value="6643648">
            <text:p>664364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3648">
            <text:p>664364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. SAN DIEGO CALLE DEL CURATO #38-89</text:p>
          </table:table-cell>
          <table:table-cell office:value-type="float" office:value="11">
            <text:p>11</text:p>
          </table:table-cell>
          <table:table-cell office:value-type="string">
            <text:p>CASA DEL CURATO LTDA.</text:p>
          </table:table-cell>
          <table:table-cell office:value-type="string">
            <text:p>900041831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DEL CURATO</text:p>
          </table:table-cell>
          <table:table-cell office:value-type="float" office:value="3145473751">
            <text:p>3145473751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 CALLE DEL CURATO NO 38 89</text:p>
          </table:table-cell>
          <table:table-cell office:value-type="string">
            <text:p>info@casacurato.com</text:p>
          </table:table-cell>
        </table:table-row>
        <table:table-row table:style-name="ro1" table:visibility="filter">
          <table:table-cell office:value-type="float" office:value="6644781">
            <text:p>664478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3103614663">
            <text:p>3103614663</text:p>
          </table:table-cell>
          <table:table-cell office:value-type="string">
            <text:p>Bolivar</text:p>
          </table:table-cell>
          <table:table-cell office:value-type="float" office:value="6600559">
            <text:p>6600559</text:p>
          </table:table-cell>
          <table:table-cell/>
          <table:table-cell office:value-type="string">
            <text:p>CLLE DE LAS DAMAS #3-13</text:p>
          </table:table-cell>
          <table:table-cell/>
          <table:table-cell office:value-type="string">
            <text:p>BEDOYA RIVERA SERGIO MAURICIO</text:p>
          </table:table-cell>
          <table:table-cell office:value-type="string">
            <text:p>10176419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ALO SANTO RESTAURANTE BAR-CAFE</text:p>
          </table:table-cell>
          <table:table-cell office:value-type="float" office:value="3103614663">
            <text:p>310361466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S DAMAS NO 3 13</text:p>
          </table:table-cell>
          <table:table-cell office:value-type="string">
            <text:p>palosanto_1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UDE GENIVE ARELLANO PERILL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ELLANO PERILLA MAUDE GENIVE</text:p>
          </table:table-cell>
          <table:table-cell office:value-type="string">
            <text:p>50870242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RESTAURANTE BAR CANDILEJA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PARQUE 98 CALLE 98 NO 42G 105 BLOQUE 5 APARTAMENTO 1002</text:p>
          </table:table-cell>
          <table:table-cell office:value-type="string">
            <text:p>mauchy02@hotmail.com</text:p>
          </table:table-cell>
        </table:table-row>
        <table:table-row table:style-name="ro1">
          <table:table-cell office:value-type="float" office:value="6600164">
            <text:p>660016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0164">
            <text:p>660016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RA. 7 No.36-125</text:p>
          </table:table-cell>
          <table:table-cell office:value-type="float" office:value="11">
            <text:p>11</text:p>
          </table:table-cell>
          <table:table-cell office:value-type="string">
            <text:p>HOTEL CASA LA FE S.A.S.</text:p>
          </table:table-cell>
          <table:table-cell office:value-type="string">
            <text:p>806015606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LA FE</text:p>
          </table:table-cell>
          <table:table-cell office:value-type="float" office:value="3145221108">
            <text:p>3145221108</text:p>
          </table:table-cell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A DE BADILLO NO 36 125</text:p>
          </table:table-cell>
          <table:table-cell office:value-type="string">
            <text:p>admin@casalafe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3738">
            <text:p>6623738</text:p>
          </table:table-cell>
          <table:table-cell office:value-type="string">
            <text:p>Bolivar</text:p>
          </table:table-cell>
          <table:table-cell office:value-type="float" office:value="6623738">
            <text:p>6623738</text:p>
          </table:table-cell>
          <table:table-cell office:value-type="string">
            <text:p>KETTY DIAZ CHACON</text:p>
          </table:table-cell>
          <table:table-cell office:value-type="string">
            <text:p>BARRIO CHILE MANZANA 58 LOTE 1</text:p>
          </table:table-cell>
          <table:table-cell/>
          <table:table-cell office:value-type="string">
            <text:p>DIAZ CHACON KETTY</text:p>
          </table:table-cell>
          <table:table-cell office:value-type="string">
            <text:p>33336198-2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KETTY DIAZ CHACON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CHILE MANZANA 58 LOTE 1</text:p>
          </table:table-cell>
          <table:table-cell/>
        </table:table-row>
        <table:table-row table:style-name="ro1" table:visibility="filter">
          <table:table-cell office:value-type="string">
            <text:p>x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3738846">
            <text:p>3163738846</text:p>
          </table:table-cell>
          <table:table-cell office:value-type="string">
            <text:p>Magdalena</text:p>
          </table:table-cell>
          <table:table-cell office:value-type="float" office:value="3163738846">
            <text:p>3163738846</text:p>
          </table:table-cell>
          <table:table-cell office:value-type="string">
            <text:p>JARUEN ENRIQUE RODRIGUEZ RODRIGUEZ</text:p>
          </table:table-cell>
          <table:table-cell office:value-type="string">
            <text:p>MZNA B CASA 12 BARRIO VILLA DANIABARRIO LOS ALPES TRANSVERSAL 71E NO 31E 20</text:p>
          </table:table-cell>
          <table:table-cell/>
          <table:table-cell office:value-type="string">
            <text:p>RODRIGUEZ RODRIGUEZ JARUEN ENRIQUE</text:p>
          </table:table-cell>
          <table:table-cell office:value-type="string">
            <text:p>85475208-2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JARUEN ENRIQUE RODRIGUEZ RODRIGUEZ</text:p>
          </table:table-cell>
          <table:table-cell office:value-type="float" office:value="3163738846">
            <text:p>31637388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ANTA MARTA</text:p>
          </table:table-cell>
          <table:table-cell office:value-type="string">
            <text:p>Suspendido</text:p>
          </table:table-cell>
          <table:table-cell office:value-type="string">
            <text:p>Mz B casa 12 barrio Villa Dania</text:p>
          </table:table-cell>
          <table:table-cell office:value-type="string">
            <text:p>jaruen22@yahoo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0577">
            <text:p>6710577</text:p>
          </table:table-cell>
          <table:table-cell office:value-type="string">
            <text:p>Bolivar</text:p>
          </table:table-cell>
          <table:table-cell office:value-type="float" office:value="6710577">
            <text:p>6710577</text:p>
          </table:table-cell>
          <table:table-cell office:value-type="string">
            <text:p>JUAN CARLOS FRANCO CANTILLO</text:p>
          </table:table-cell>
          <table:table-cell office:value-type="string">
            <text:p>BARRIO OLAYA HERRERA SECTOR CENTRAL CARRERA 38 NO 61 77</text:p>
          </table:table-cell>
          <table:table-cell/>
          <table:table-cell office:value-type="string">
            <text:p>FRANCO CANTILLO JUAN CARLOS</text:p>
          </table:table-cell>
          <table:table-cell office:value-type="string">
            <text:p>73092830-6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JUAN CARLOS FRANCO CANTILL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ARRIO OLAYA HERRERA SECTOR CENTRAL CARRERA 38 NO 61 77</text:p>
          </table:table-cell>
          <table:table-cell/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ROBERTO DE LA PAVA ABA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VG S A</text:p>
          </table:table-cell>
          <table:table-cell office:value-type="string">
            <text:p>827000906-8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ON VACATION SUITES CARTAGEN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79B NO 5 80</text:p>
          </table:table-cell>
          <table:table-cell office:value-type="string">
            <text:p>arodriguez@tvg.com.co</text:p>
          </table:table-cell>
        </table:table-row>
        <table:table-row table:style-name="ro1" table:visibility="filter">
          <table:table-cell office:value-type="float" office:value="6600251">
            <text:p>660025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0214">
            <text:p>6640214</text:p>
          </table:table-cell>
          <table:table-cell office:value-type="string">
            <text:p>Bolivar</text:p>
          </table:table-cell>
          <table:table-cell office:value-type="float" office:value="6649955">
            <text:p>6649955</text:p>
          </table:table-cell>
          <table:table-cell/>
          <table:table-cell office:value-type="string">
            <text:p>CENTRO CL.DEL PORVENIR No 35-46</text:p>
          </table:table-cell>
          <table:table-cell/>
          <table:table-cell office:value-type="string">
            <text:p>RESTAURANTE DRAGON DE LA MARINA</text:p>
          </table:table-cell>
          <table:table-cell office:value-type="string">
            <text:p>600000247-9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DRAGON DE LA MARINA.</text:p>
          </table:table-cell>
          <table:table-cell office:value-type="float" office:value="3135653760">
            <text:p>31356537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OMERCIAL DEL PORVENIR NO 35 46</text:p>
          </table:table-cell>
          <table:table-cell office:value-type="string">
            <text:p>wuhokying@hotmail.com</text:p>
          </table:table-cell>
        </table:table-row>
        <table:table-row table:style-name="ro1" table:visibility="filter">
          <table:table-cell office:value-type="float" office:value="6600251">
            <text:p>660025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6636">
            <text:p>6646636</text:p>
          </table:table-cell>
          <table:table-cell office:value-type="string">
            <text:p>Bolivar</text:p>
          </table:table-cell>
          <table:table-cell office:value-type="float" office:value="6646636">
            <text:p>6646636</text:p>
          </table:table-cell>
          <table:table-cell/>
          <table:table-cell office:value-type="string">
            <text:p>AV.VENEZUELA # 10-24</text:p>
          </table:table-cell>
          <table:table-cell/>
          <table:table-cell office:value-type="string">
            <text:p>RESTAURANTE DRAGON DE ORO</text:p>
          </table:table-cell>
          <table:table-cell office:value-type="string">
            <text:p>680446797-3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DRAGON DE ORO.</text:p>
          </table:table-cell>
          <table:table-cell office:value-type="float" office:value="3135636987">
            <text:p>3135636987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AVENIDA VENEZUELA NO 10 24</text:p>
          </table:table-cell>
          <table:table-cell office:value-type="string">
            <text:p>dragondeoro@hotmail.com</text:p>
          </table:table-cell>
        </table:table-row>
        <table:table-row table:style-name="ro1" table:visibility="filter">
          <table:table-cell office:value-type="float" office:value="6658634">
            <text:p>6658634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58634">
            <text:p>6658634</text:p>
          </table:table-cell>
          <table:table-cell office:value-type="string">
            <text:p>Bolivar</text:p>
          </table:table-cell>
          <table:table-cell office:value-type="float" office:value="6658634">
            <text:p>6658634</text:p>
          </table:table-cell>
          <table:table-cell/>
          <table:table-cell office:value-type="string">
            <text:p>CRA. 2 No15-364 SECTOR EL LIMBO</text:p>
          </table:table-cell>
          <table:table-cell/>
          <table:table-cell office:value-type="string">
            <text:p>INVERSIONES MAKARELA &amp; CIA S.A.S.</text:p>
          </table:table-cell>
          <table:table-cell office:value-type="string">
            <text:p>900010473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EL MUELLE DEL CHEF</text:p>
          </table:table-cell>
          <table:table-cell office:value-type="float" office:value="3156660243">
            <text:p>315666024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15 364 SECTOR EL LIMBO</text:p>
          </table:table-cell>
          <table:table-cell office:value-type="string">
            <text:p>elmuelledelcheff@costa.net.co</text:p>
          </table:table-cell>
        </table:table-row>
        <table:table-row table:style-name="ro1" table:visibility="filter">
          <table:table-cell office:value-type="float" office:value="6649175">
            <text:p>6649175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49175">
            <text:p>66491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SANTO DOMINGO No 33-46</text:p>
          </table:table-cell>
          <table:table-cell/>
          <table:table-cell office:value-type="string">
            <text:p>BARON RIVERA NUBIA ROQUELINA</text:p>
          </table:table-cell>
          <table:table-cell office:value-type="string">
            <text:p>45454709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VIA APIA TAPAS BAR</text:p>
          </table:table-cell>
          <table:table-cell office:value-type="float" office:value="3157038519">
            <text:p>31570385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SANTO DOMINGO NO 33 46</text:p>
          </table:table-cell>
          <table:table-cell office:value-type="string">
            <text:p>soasecon@gmail.com</text:p>
          </table:table-cell>
        </table:table-row>
        <table:table-row table:style-name="ro1">
          <table:table-cell office:value-type="float" office:value="6171359">
            <text:p>617135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171229">
            <text:p>6171229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 LA MANTILLA No. 3-44</text:p>
          </table:table-cell>
          <table:table-cell office:value-type="float" office:value="8">
            <text:p>8</text:p>
          </table:table-cell>
          <table:table-cell office:value-type="string">
            <text:p>CASA DE LA MANTILLA S.A.</text:p>
          </table:table-cell>
          <table:table-cell office:value-type="string">
            <text:p>900024971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STANCIA DE LA MANTILLA</text:p>
          </table:table-cell>
          <table:table-cell office:value-type="float" office:value="3105775870">
            <text:p>3105775870</text:p>
          </table:table-cell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A 93 A 46 OFC. 102 BOGOTA</text:p>
          </table:table-cell>
          <table:table-cell office:value-type="string">
            <text:p>reservas@lamantilla.com</text:p>
          </table:table-cell>
        </table:table-row>
        <table:table-row table:style-name="ro1">
          <table:table-cell office:value-type="float" office:value="6652936">
            <text:p>665293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2936">
            <text:p>6652936</text:p>
          </table:table-cell>
          <table:table-cell office:value-type="string">
            <text:p>Bolivar</text:p>
          </table:table-cell>
          <table:table-cell office:value-type="float" office:value="6652936">
            <text:p>6652936</text:p>
          </table:table-cell>
          <table:table-cell/>
          <table:table-cell office:value-type="string">
            <text:p>BOCAGRANDE CRA. 4A. No. 7-145</text:p>
          </table:table-cell>
          <table:table-cell office:value-type="float" office:value="20">
            <text:p>20</text:p>
          </table:table-cell>
          <table:table-cell office:value-type="string">
            <text:p>SALAZAR ACEVEDO MARIA FERNANDA</text:p>
          </table:table-cell>
          <table:table-cell office:value-type="string">
            <text:p>4555574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STORIA REAL CARTAGENA</text:p>
          </table:table-cell>
          <table:table-cell office:value-type="float" office:value="3135719914">
            <text:p>3135719914</text:p>
          </table:table-cell>
          <table:table-cell office:value-type="float" office:value="1">
            <text:p>1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4A NO 7 145</text:p>
          </table:table-cell>
          <table:table-cell office:value-type="string">
            <text:p>mariaacevedoarteaga@hotmail.com</text:p>
          </table:table-cell>
        </table:table-row>
        <table:table-row table:style-name="ro1">
          <table:table-cell office:value-type="float" office:value="6653541">
            <text:p>665354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3541">
            <text:p>665354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. 2a. AVE. SAN MARTIN No. 13-79</text:p>
          </table:table-cell>
          <table:table-cell office:value-type="float" office:value="22">
            <text:p>22</text:p>
          </table:table-cell>
          <table:table-cell office:value-type="string">
            <text:p>ARISTIZABAL MONTES &amp; CIA S. EN C.</text:p>
          </table:table-cell>
          <table:table-cell office:value-type="string">
            <text:p>90012972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NAVAL</text:p>
          </table:table-cell>
          <table:table-cell office:value-type="float" office:value="3006528417">
            <text:p>3006528417</text:p>
          </table:table-cell>
          <table:table-cell office:value-type="float" office:value="5">
            <text:p>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AVENIDA SAN MARTIN NO 13 79</text:p>
          </table:table-cell>
          <table:table-cell office:value-type="string">
            <text:p>miltoncontador31@hotmail.com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BEATRIZ DEL CARMEN DIAZ SALINAS</text:p>
          </table:table-cell>
          <table:table-cell table:number-columns-repeated="2"/>
          <table:table-cell office:value-type="string">
            <text:p>AGENCIA DE VIAJES INDIA CATALINA LTDA</text:p>
          </table:table-cell>
          <table:table-cell office:value-type="string">
            <text:p>900115135-5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AGENCIA DE VIAJES INDIA CATALINA LIMITAD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LAGUITO CARRERA 1 NO 1 25 EDIFICIO LAS TRES CARABELAS LOCAL 2</text:p>
          </table:table-cell>
          <table:table-cell office:value-type="string">
            <text:p>agindiacatalina@telecom.com.co</text:p>
          </table:table-cell>
        </table:table-row>
        <table:table-row table:style-name="ro1">
          <table:table-cell office:value-type="float" office:value="6656039">
            <text:p>665603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2696">
            <text:p>6652696</text:p>
          </table:table-cell>
          <table:table-cell office:value-type="string">
            <text:p>Bolivar</text:p>
          </table:table-cell>
          <table:table-cell office:value-type="float" office:value="6652696">
            <text:p>6652696</text:p>
          </table:table-cell>
          <table:table-cell/>
          <table:table-cell office:value-type="string">
            <text:p>CALLE 8 # 3-49 BOCAGRANDE</text:p>
          </table:table-cell>
          <table:table-cell office:value-type="float" office:value="20">
            <text:p>20</text:p>
          </table:table-cell>
          <table:table-cell office:value-type="string">
            <text:p>HOSTAL CALAMAR LTDA</text:p>
          </table:table-cell>
          <table:table-cell office:value-type="string">
            <text:p>806005283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LAMAR</text:p>
          </table:table-cell>
          <table:table-cell office:value-type="float" office:value="3103625989">
            <text:p>3103625989</text:p>
          </table:table-cell>
          <table:table-cell office:value-type="float" office:value="4">
            <text:p>4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5 NO 4 52</text:p>
          </table:table-cell>
          <table:table-cell office:value-type="string">
            <text:p>hostalcalamar@yahoo.com</text:p>
          </table:table-cell>
        </table:table-row>
        <table:table-row table:style-name="ro1">
          <table:table-cell office:value-type="float" office:value="6650530">
            <text:p>66505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0000">
            <text:p>6650000</text:p>
          </table:table-cell>
          <table:table-cell office:value-type="string">
            <text:p>Bolivar</text:p>
          </table:table-cell>
          <table:table-cell office:value-type="float" office:value="6650000">
            <text:p>665000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PROMOTORA INMOBILIARIA DANN MEDELLIN S.A.</text:p>
          </table:table-cell>
          <table:table-cell office:value-type="string">
            <text:p>811044110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ROMOTORA INMOBILIARIA DANN MEDELLIN S.A.</text:p>
          </table:table-cell>
          <table:table-cell office:value-type="float" office:value="3114156299">
            <text:p>3114156299</text:p>
          </table:table-cell>
          <table:table-cell office:value-type="float" office:value="85">
            <text:p>85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LAS VELAS K. 1 <text:s/>01-60</text:p>
          </table:table-cell>
          <table:table-cell office:value-type="string">
            <text:p>gerencia@hoteldanncartagena.com</text:p>
          </table:table-cell>
        </table:table-row>
        <table:table-row table:style-name="ro1">
          <table:table-cell office:value-type="float" office:value="6609989">
            <text:p>660998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9989">
            <text:p>660998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NGA AV ASAMBLEA <text:s/>CL 25A 21A 72</text:p>
          </table:table-cell>
          <table:table-cell office:value-type="float" office:value="11">
            <text:p>11</text:p>
          </table:table-cell>
          <table:table-cell office:value-type="string">
            <text:p>BETTA <text:s/>PETER</text:p>
          </table:table-cell>
          <table:table-cell office:value-type="string">
            <text:p>700073529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TEL</text:p>
          </table:table-cell>
          <table:table-cell office:value-type="float" office:value="3116511999">
            <text:p>3116511999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AVENIDA ASAMBLEA CALLE 25A NO 21A 72</text:p>
          </table:table-cell>
          <table:table-cell office:value-type="string">
            <text:p>castel@cartagenacastel.com</text:p>
          </table:table-cell>
        </table:table-row>
        <table:table-row table:style-name="ro1" table:visibility="filter">
          <table:table-cell office:value-type="float" office:value="6621268">
            <text:p>662126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9 - Otros tipos de alojamientos para visitantes</text:p>
          </table:table-cell>
          <table:table-cell office:value-type="float" office:value="6629075">
            <text:p>6629075</text:p>
          </table:table-cell>
          <table:table-cell office:value-type="string">
            <text:p>Bolivar</text:p>
          </table:table-cell>
          <table:table-cell office:value-type="float" office:value="6629075">
            <text:p>6629075</text:p>
          </table:table-cell>
          <table:table-cell office:value-type="string">
            <text:p>MARIA MACHADO HOYO</text:p>
          </table:table-cell>
          <table:table-cell office:value-type="string">
            <text:p>URBANIZACION ALCATRAZ DIAGONAL 21 NO 53 161</text:p>
          </table:table-cell>
          <table:table-cell office:value-type="float" office:value="1">
            <text:p>1</text:p>
          </table:table-cell>
          <table:table-cell office:value-type="string">
            <text:p>MACHADO HOYOS MARIA ANDREA</text:p>
          </table:table-cell>
          <table:table-cell office:value-type="string">
            <text:p>22236188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RESTAURANTE Y HOSPEDAJE LA HORMIG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ALCATRAZ DIAGONAL 21 NO 53 161</text:p>
          </table:table-cell>
          <table:table-cell/>
        </table:table-row>
        <table:table-row table:style-name="ro1">
          <table:table-cell office:value-type="float" office:value="6655435">
            <text:p>665543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5435">
            <text:p>6655435</text:p>
          </table:table-cell>
          <table:table-cell office:value-type="string">
            <text:p>Bolivar</text:p>
          </table:table-cell>
          <table:table-cell office:value-type="float" office:value="6655435">
            <text:p>6655435</text:p>
          </table:table-cell>
          <table:table-cell/>
          <table:table-cell office:value-type="string">
            <text:p>AVDA. SAN MARTIN CALLE 5 ESQUINA 3 PISO</text:p>
          </table:table-cell>
          <table:table-cell office:value-type="float" office:value="24">
            <text:p>24</text:p>
          </table:table-cell>
          <table:table-cell office:value-type="string">
            <text:p>LOULOU INVERSIONES S.A.S</text:p>
          </table:table-cell>
          <table:table-cell office:value-type="string">
            <text:p>900395577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L PUEBLITO PLAYA</text:p>
          </table:table-cell>
          <table:table-cell office:value-type="float" office:value="3006009069">
            <text:p>3006009069</text:p>
          </table:table-cell>
          <table:table-cell office:value-type="float" office:value="7">
            <text:p>7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CALLE 5 ESQUINA PISO 3</text:p>
          </table:table-cell>
          <table:table-cell office:value-type="string">
            <text:p>hotelelpueblitoctg@yahoo.es</text:p>
          </table:table-cell>
        </table:table-row>
        <table:table-row table:style-name="ro1" table:visibility="filter">
          <table:table-cell/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LFONSO GONZALEZ RUEDA</text:p>
          </table:table-cell>
          <table:table-cell table:number-columns-repeated="2"/>
          <table:table-cell office:value-type="string">
            <text:p>TURISMO INTERNACIONAL COL-VEN TOURS LTDA.</text:p>
          </table:table-cell>
          <table:table-cell office:value-type="string">
            <text:p>800090334-1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TURISMO INTERNACIONAL COL VEN TOURS LIMITAD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10 NO 0 24 EDIFICIO ROSETAL</text:p>
          </table:table-cell>
          <table:table-cell office:value-type="string">
            <text:p>jfverpel@turismointernacional.com.co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RANCISCO FELIPE CALDERON JUNGUITO</text:p>
          </table:table-cell>
          <table:table-cell table:number-columns-repeated="2"/>
          <table:table-cell office:value-type="string">
            <text:p>LA FRAGATA NORTE LTDA - EN LIQUIDACION</text:p>
          </table:table-cell>
          <table:table-cell office:value-type="string">
            <text:p>860078767-6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LA FRAGATA CARTAGE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9 NO 77 19</text:p>
          </table:table-cell>
          <table:table-cell office:value-type="string">
            <text:p>lafragat@cable.net.co</text:p>
          </table:table-cell>
        </table:table-row>
        <table:table-row table:style-name="ro1">
          <table:table-cell office:value-type="float" office:value="6644377">
            <text:p>664437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4377">
            <text:p>66443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B/GRANDE CRA 3RA # 5-131</text:p>
          </table:table-cell>
          <table:table-cell office:value-type="float" office:value="32">
            <text:p>32</text:p>
          </table:table-cell>
          <table:table-cell office:value-type="string">
            <text:p>GUZMAN ALANDETE EVIL NABOR</text:p>
          </table:table-cell>
          <table:table-cell office:value-type="string">
            <text:p>73111697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PINAR DEL MAR</text:p>
          </table:table-cell>
          <table:table-cell office:value-type="float" office:value="3116653062">
            <text:p>3116653062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.B/GRANDE CRA 3RA # 5-131</text:p>
          </table:table-cell>
          <table:table-cell office:value-type="string">
            <text:p>javiersconta@hotmail.com</text:p>
          </table:table-cell>
        </table:table-row>
        <table:table-row table:style-name="ro1" table:visibility="filter">
          <table:table-cell office:value-type="float" office:value="6641262">
            <text:p>664126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5057">
            <text:p>6645057</text:p>
          </table:table-cell>
          <table:table-cell office:value-type="string">
            <text:p>Bolivar</text:p>
          </table:table-cell>
          <table:table-cell/>
          <table:table-cell office:value-type="string">
            <text:p>NICHOLAS BEESON VERNON FRANCIS</text:p>
          </table:table-cell>
          <table:table-cell office:value-type="string">
            <text:p>CENTRO CALLE DE LA FACTORIA #36-40 APTO- 301</text:p>
          </table:table-cell>
          <table:table-cell/>
          <table:table-cell office:value-type="string">
            <text:p>INVERSIONES LA PLAZA &amp; CIA LTDA</text:p>
          </table:table-cell>
          <table:table-cell office:value-type="string">
            <text:p>800031832-6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TABERNA PACO-S--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ENTRO CALLE DE LA FACTORIA NO 3 40 APARTAMENTO 301</text:p>
          </table:table-cell>
          <table:table-cell office:value-type="string">
            <text:p>pacomer2005@hotmail.com</text:p>
          </table:table-cell>
        </table:table-row>
        <table:table-row table:style-name="ro1" table:visibility="filter">
          <table:table-cell office:value-type="float" office:value="6653645">
            <text:p>665364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3646">
            <text:p>6653646</text:p>
          </table:table-cell>
          <table:table-cell office:value-type="string">
            <text:p>Bolivar</text:p>
          </table:table-cell>
          <table:table-cell office:value-type="float" office:value="6653646">
            <text:p>6653646</text:p>
          </table:table-cell>
          <table:table-cell/>
          <table:table-cell office:value-type="string">
            <text:p>BOCAGRANDE, CL 6 No 2-26</text:p>
          </table:table-cell>
          <table:table-cell/>
          <table:table-cell office:value-type="string">
            <text:p>RESTAURANTE CHURRASQUITO EL PIBE</text:p>
          </table:table-cell>
          <table:table-cell office:value-type="string">
            <text:p>606000404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HURRASQUITO EL PIBE.</text:p>
          </table:table-cell>
          <table:table-cell office:value-type="float" office:value="3215063809">
            <text:p>3215063809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LLE 6 NO 2 26</text:p>
          </table:table-cell>
          <table:table-cell office:value-type="string">
            <text:p>ramrevschot@hotmail.com</text:p>
          </table:table-cell>
        </table:table-row>
        <table:table-row table:style-name="ro1" table:visibility="filter">
          <table:table-cell office:value-type="float" office:value="6641074">
            <text:p>6641074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1074">
            <text:p>664107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C. MEJORAS PUBLICAS BOV. <text:s/>1</text:p>
          </table:table-cell>
          <table:table-cell/>
          <table:table-cell office:value-type="string">
            <text:p>SANTOS CARAZO CARMEN ANA</text:p>
          </table:table-cell>
          <table:table-cell office:value-type="string">
            <text:p>33118027-7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GALERIA LIBRO CAFE</text:p>
          </table:table-cell>
          <table:table-cell office:value-type="float" office:value="3116914144">
            <text:p>311691414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LUARTE SANTO DOMINGO PLAYA DE LA ARTILLERIA BOVEDA NO. 1</text:p>
          </table:table-cell>
          <table:table-cell office:value-type="string">
            <text:p>servicontable@enred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65961">
            <text:p>666596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GUITO TRAS <text:s/>PARQUEADERO GAVIOTAS</text:p>
          </table:table-cell>
          <table:table-cell/>
          <table:table-cell office:value-type="string">
            <text:p>CASTRO GONZALEZ CELIA</text:p>
          </table:table-cell>
          <table:table-cell office:value-type="string">
            <text:p>45499406-2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EL PEZ GRANDE</text:p>
          </table:table-cell>
          <table:table-cell office:value-type="float" office:value="3155472633">
            <text:p>315547263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EL LAGUITO AVENIDA ALMIRANTE BRION, SECTOR PLAYA</text:p>
          </table:table-cell>
          <table:table-cell office:value-type="string">
            <text:p>caanpapo_2@hotmail.com</text:p>
          </table:table-cell>
        </table:table-row>
        <table:table-row table:style-name="ro1" table:visibility="filter">
          <table:table-cell office:value-type="float" office:value="956450528">
            <text:p>95645052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450528">
            <text:p>6450528</text:p>
          </table:table-cell>
          <table:table-cell office:value-type="string">
            <text:p>Bolivar</text:p>
          </table:table-cell>
          <table:table-cell office:value-type="float" office:value="6656249">
            <text:p>6656249</text:p>
          </table:table-cell>
          <table:table-cell/>
          <table:table-cell office:value-type="string">
            <text:p>BOCAGRANDE CRA 2a. 6-40 LOCAL 3-4</text:p>
          </table:table-cell>
          <table:table-cell/>
          <table:table-cell office:value-type="string">
            <text:p>ALIANXATUR LIMITADA</text:p>
          </table:table-cell>
          <table:table-cell office:value-type="string">
            <text:p>900082693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MERICATUR</text:p>
          </table:table-cell>
          <table:table-cell office:value-type="float" office:value="3215223235">
            <text:p>321522323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6 83 EDIFICIO SAN MARTIN</text:p>
          </table:table-cell>
          <table:table-cell office:value-type="string">
            <text:p>gerenciageneraldhm@g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YESSICA MALENA CASTRO CASTR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STRO CASTRO YESSICA MALENA</text:p>
          </table:table-cell>
          <table:table-cell office:value-type="string">
            <text:p>1047377835-3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ARTHUR II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LA MONEDA NO 7 10</text:p>
          </table:table-cell>
          <table:table-cell office:value-type="string">
            <text:p>hotelarthurll@hotmail.com</text:p>
          </table:table-cell>
        </table:table-row>
        <table:table-row table:style-name="ro1" table:visibility="filter">
          <table:table-cell/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BEATRIZ EUGENIA DAGER SUAREZ</text:p>
          </table:table-cell>
          <table:table-cell table:number-columns-repeated="2"/>
          <table:table-cell office:value-type="string">
            <text:p>BEATRIZ DAGER Y COMPAÑIA LIMITADA</text:p>
          </table:table-cell>
          <table:table-cell office:value-type="string">
            <text:p>800007110-6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No Registra</text:p>
          </table:table-cell>
          <table:table-cell office:value-type="string">
            <text:p>DAGER TOU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LAGUITO EDIFICIO TRES CARABELAS LOCAL 4</text:p>
          </table:table-cell>
          <table:table-cell office:value-type="string">
            <text:p>dagertours@hotmail.com</text:p>
          </table:table-cell>
        </table:table-row>
        <table:table-row table:style-name="ro1" table:visibility="filter">
          <table:table-cell/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LEONARDO GONZALEZ MARTINEZ</text:p>
          </table:table-cell>
          <table:table-cell table:number-columns-repeated="2"/>
          <table:table-cell office:value-type="string">
            <text:p>SERVINCLUIDOS LTDA</text:p>
          </table:table-cell>
          <table:table-cell office:value-type="string">
            <text:p>800230546-8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SERVINCLUIDOS - LA CASTELLA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CARRERA 1 NO 10 10</text:p>
          </table:table-cell>
          <table:table-cell office:value-type="string">
            <text:p>castellana.ctg@decameron.com</text:p>
          </table:table-cell>
        </table:table-row>
        <table:table-row table:style-name="ro1" table:visibility="filter">
          <table:table-cell office:value-type="float" office:value="6645556">
            <text:p>6645556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9329 - Otras actividades recreativas y de esparcimiento n.c.p.</text:p>
          </table:table-cell>
          <table:table-cell office:value-type="float" office:value="3157310733">
            <text:p>3157310733</text:p>
          </table:table-cell>
          <table:table-cell office:value-type="string">
            <text:p>Bolivar</text:p>
          </table:table-cell>
          <table:table-cell office:value-type="float" office:value="6647005">
            <text:p>6647005</text:p>
          </table:table-cell>
          <table:table-cell/>
          <table:table-cell office:value-type="string">
            <text:p>GETSEMANI AV. ARSENAL No 8B-137</text:p>
          </table:table-cell>
          <table:table-cell/>
          <table:table-cell office:value-type="string">
            <text:p>EVENTOS Y CONVENCIONES MULATA <text:s/>S.A.S.</text:p>
          </table:table-cell>
          <table:table-cell office:value-type="string">
            <text:p>900318247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ARRILLA BAR MISTER BABILLA</text:p>
          </table:table-cell>
          <table:table-cell office:value-type="float" office:value="3157310733">
            <text:p>3157310733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AVENIDA EL ARSENAL NO 8B 137</text:p>
          </table:table-cell>
          <table:table-cell office:value-type="string">
            <text:p>contador@misterbabilla.com</text:p>
          </table:table-cell>
        </table:table-row>
        <table:table-row table:style-name="ro1" table:visibility="filter">
          <table:table-cell office:value-type="float" office:value="6652200">
            <text:p>665220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4365">
            <text:p>6654365</text:p>
          </table:table-cell>
          <table:table-cell office:value-type="string">
            <text:p>Bolivar</text:p>
          </table:table-cell>
          <table:table-cell office:value-type="float" office:value="6654365">
            <text:p>6654365</text:p>
          </table:table-cell>
          <table:table-cell/>
          <table:table-cell office:value-type="string">
            <text:p>CRA 3a. No 8-83 BOCAGRANDE</text:p>
          </table:table-cell>
          <table:table-cell/>
          <table:table-cell office:value-type="string">
            <text:p>INVERSIONES FASAR LTDA</text:p>
          </table:table-cell>
          <table:table-cell office:value-type="string">
            <text:p>806015055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ARABE E INTERANCIONAL</text:p>
          </table:table-cell>
          <table:table-cell office:value-type="float" office:value="3126695131">
            <text:p>312669513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8 83</text:p>
          </table:table-cell>
          <table:table-cell office:value-type="string">
            <text:p>JOROGA1957@GMAIL.COM</text:p>
          </table:table-cell>
        </table:table-row>
        <table:table-row table:style-name="ro1" table:visibility="filter">
          <table:table-cell office:value-type="float" office:value="6659299">
            <text:p>66592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59075">
            <text:p>66590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RIO BOCAGRANDE CRA. 3 <text:s/>No. 7 - 58</text:p>
          </table:table-cell>
          <table:table-cell/>
          <table:table-cell office:value-type="string">
            <text:p>INVERSIONES C Y A LTDA</text:p>
          </table:table-cell>
          <table:table-cell office:value-type="string">
            <text:p>900234180-7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RESTAURANTE GRANDITALIA</text:p>
          </table:table-cell>
          <table:table-cell office:value-type="float" office:value="3106571313">
            <text:p>31065713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ANDE CARRERA 2A NO 8 19</text:p>
          </table:table-cell>
          <table:table-cell office:value-type="string">
            <text:p>carmensalmario@hotmail.com</text:p>
          </table:table-cell>
        </table:table-row>
        <table:table-row table:style-name="ro1" table:visibility="filter">
          <table:table-cell office:value-type="float" office:value="6645780">
            <text:p>6645780</text:p>
          </table:table-cell>
          <table:table-cell office:value-type="string">
            <text:p>BAR Y RESTAURANTE</text:p>
          </table:table-cell>
          <table:table-cell office:value-type="string">
            <text:p>CARTAGENA</text:p>
          </table:table-cell>
          <table:table-cell/>
          <table:table-cell office:value-type="float" office:value="6641372">
            <text:p>664137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MANOSALVA CORREDOR ALVARO ENRIQUE</text:p>
          </table:table-cell>
          <table:table-cell office:value-type="string">
            <text:p>19384012-5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QUIEBRACANTO BAR</text:p>
          </table:table-cell>
          <table:table-cell office:value-type="float" office:value="3203049182">
            <text:p>320304918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RRERA 8 B NO 25 110 GETSEMANI EDIFICIO PUERTA DEL SOL PISO 2</text:p>
          </table:table-cell>
          <table:table-cell office:value-type="string">
            <text:p>alvaro@quiebracanto.com</text:p>
          </table:table-cell>
        </table:table-row>
        <table:table-row table:style-name="ro1" table:visibility="filter">
          <table:table-cell office:value-type="float" office:value="6644412">
            <text:p>6644412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30 - Expendio de bebidas alcohólicas para el consumo dentro del establecimiento</text:p>
          </table:table-cell>
          <table:table-cell office:value-type="float" office:value="6644450">
            <text:p>664445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ALLLE DEL ARSENAL No.10B-65</text:p>
          </table:table-cell>
          <table:table-cell/>
          <table:table-cell office:value-type="string">
            <text:p>LEON DE BAVIERA</text:p>
          </table:table-cell>
          <table:table-cell office:value-type="string">
            <text:p>606000320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EON DE BAVIERA</text:p>
          </table:table-cell>
          <table:table-cell office:value-type="float" office:value="3008026280">
            <text:p>300802628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GETSEMANI AVENIDA DEL ARSENAL NO. 10B-65 PISO 1</text:p>
          </table:table-cell>
          <table:table-cell office:value-type="string">
            <text:p>leondebavaria@yahoo.de</text:p>
          </table:table-cell>
        </table:table-row>
        <table:table-row table:style-name="ro1">
          <table:table-cell office:value-type="float" office:value="6656144">
            <text:p>66561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6144">
            <text:p>6656144</text:p>
          </table:table-cell>
          <table:table-cell office:value-type="string">
            <text:p>Bolivar</text:p>
          </table:table-cell>
          <table:table-cell office:value-type="float" office:value="6656144">
            <text:p>6656144</text:p>
          </table:table-cell>
          <table:table-cell/>
          <table:table-cell office:value-type="string">
            <text:p>BOCAGRANDE KRA 2a. # 4-46</text:p>
          </table:table-cell>
          <table:table-cell office:value-type="float" office:value="23">
            <text:p>23</text:p>
          </table:table-cell>
          <table:table-cell office:value-type="string">
            <text:p>INVERSIONES BARAHONA S.A.S.</text:p>
          </table:table-cell>
          <table:table-cell office:value-type="string">
            <text:p>80601162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ARAHONA 4-46</text:p>
          </table:table-cell>
          <table:table-cell office:value-type="float" office:value="3012793908">
            <text:p>3012793908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2 NO 4 46</text:p>
          </table:table-cell>
          <table:table-cell office:value-type="string">
            <text:p>ricprioher@yahoo.es</text:p>
          </table:table-cell>
        </table:table-row>
        <table:table-row table:style-name="ro1">
          <table:table-cell office:value-type="float" office:value="6647866">
            <text:p>664786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7866">
            <text:p>6647866</text:p>
          </table:table-cell>
          <table:table-cell office:value-type="string">
            <text:p>Bolivar</text:p>
          </table:table-cell>
          <table:table-cell office:value-type="float" office:value="6647866">
            <text:p>6647866</text:p>
          </table:table-cell>
          <table:table-cell/>
          <table:table-cell office:value-type="string">
            <text:p>CALLE 2a. DE LA MAGDALENA No 9 -33 GETSEMANI</text:p>
          </table:table-cell>
          <table:table-cell office:value-type="float" office:value="1">
            <text:p>1</text:p>
          </table:table-cell>
          <table:table-cell office:value-type="string">
            <text:p>RINCON GUALDRON HERNANDO</text:p>
          </table:table-cell>
          <table:table-cell office:value-type="string">
            <text:p>928069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REAL.</text:p>
          </table:table-cell>
          <table:table-cell office:value-type="float" office:value="3215500017">
            <text:p>321550001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 LA MAGDALENA NO 9 33</text:p>
          </table:table-cell>
          <table:table-cell office:value-type="string">
            <text:p>gisela.gomez.c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4351">
            <text:p>6644351</text:p>
          </table:table-cell>
          <table:table-cell office:value-type="string">
            <text:p>Bolivar</text:p>
          </table:table-cell>
          <table:table-cell office:value-type="float" office:value="6644351">
            <text:p>6644351</text:p>
          </table:table-cell>
          <table:table-cell office:value-type="string">
            <text:p>MARINA REYES SARMIENTO</text:p>
          </table:table-cell>
          <table:table-cell office:value-type="string">
            <text:p>GETSEMANI CALLE PACOA NO 10 30</text:p>
          </table:table-cell>
          <table:table-cell office:value-type="float" office:value="1">
            <text:p>1</text:p>
          </table:table-cell>
          <table:table-cell office:value-type="string">
            <text:p>45425459-5</text:p>
          </table:table-cell>
          <table:table-cell office:value-type="string">
            <text:p>marina reyes sarmiento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RESIDENCIAS PACO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PACOA NO 10 30</text:p>
          </table:table-cell>
          <table:table-cell/>
        </table:table-row>
        <table:table-row table:style-name="ro1" table:visibility="filter">
          <table:table-cell office:value-type="float" office:value="6640737">
            <text:p>66407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0737">
            <text:p>664073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. SAN ANDRES # 30-34</text:p>
          </table:table-cell>
          <table:table-cell office:value-type="float" office:value="9">
            <text:p>9</text:p>
          </table:table-cell>
          <table:table-cell office:value-type="string">
            <text:p>TORO GAVIRIA JESUS ALFONSO</text:p>
          </table:table-cell>
          <table:table-cell office:value-type="string">
            <text:p>71001910-0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LOS MUROS</text:p>
          </table:table-cell>
          <table:table-cell office:value-type="float" office:value="3013717054">
            <text:p>3013717054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LL. SAN ANDRES # 30-34</text:p>
          </table:table-cell>
          <table:table-cell office:value-type="string">
            <text:p>landy1516@hotmail.com</text:p>
          </table:table-cell>
        </table:table-row>
        <table:table-row table:style-name="ro1">
          <table:table-cell office:value-type="float" office:value="6648030">
            <text:p>66480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8030">
            <text:p>66480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LE 30 # 10-66 GETSEMANI</text:p>
          </table:table-cell>
          <table:table-cell office:value-type="float" office:value="15">
            <text:p>15</text:p>
          </table:table-cell>
          <table:table-cell office:value-type="string">
            <text:p>YABER LAMIR WADAD</text:p>
          </table:table-cell>
          <table:table-cell office:value-type="string">
            <text:p>4546760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MURALLA</text:p>
          </table:table-cell>
          <table:table-cell office:value-type="float" office:value="3205751196">
            <text:p>3205751196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LLE 30 # 10-66 GETSEMANI</text:p>
          </table:table-cell>
          <table:table-cell office:value-type="string">
            <text:p>hotellamuralla@hotmail.com</text:p>
          </table:table-cell>
        </table:table-row>
        <table:table-row table:style-name="ro1">
          <table:table-cell office:value-type="float" office:value="6642464">
            <text:p>664246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2464">
            <text:p>664246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 GUERRERO No. 20-66</text:p>
          </table:table-cell>
          <table:table-cell office:value-type="float" office:value="12">
            <text:p>12</text:p>
          </table:table-cell>
          <table:table-cell office:value-type="string">
            <text:p>TORO GAVIRIA JAIRO ARTURO</text:p>
          </table:table-cell>
          <table:table-cell office:value-type="string">
            <text:p>71000850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FAMILIAR</text:p>
          </table:table-cell>
          <table:table-cell office:value-type="float" office:value="3114117813">
            <text:p>3114117813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LL GUERRERO No. 20-66</text:p>
          </table:table-cell>
          <table:table-cell office:value-type="string">
            <text:p>landy1516@hotmail.com</text:p>
          </table:table-cell>
        </table:table-row>
        <table:table-row table:style-name="ro1">
          <table:table-cell office:value-type="float" office:value="6657260">
            <text:p>665726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551821">
            <text:p>655182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INVERSIONES IBATAMA SOCIEDAD POR ACCIONES SIMPLIFICADA</text:p>
          </table:table-cell>
          <table:table-cell office:value-type="string">
            <text:p>90031436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IBATAMA REAL</text:p>
          </table:table-cell>
          <table:table-cell office:value-type="float" office:value="3173006670">
            <text:p>3173006670</text:p>
          </table:table-cell>
          <table:table-cell office:value-type="float" office:value="4">
            <text:p>4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2A NO 7-55</text:p>
          </table:table-cell>
          <table:table-cell office:value-type="string">
            <text:p>hotelesibatamactg@yahoo.com</text:p>
          </table:table-cell>
        </table:table-row>
        <table:table-row table:style-name="ro1" table:visibility="filter">
          <table:table-cell/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7490 - Otras actividades profesionales, científicas y técnicas n.c.p.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YULY ANDREA ORTIZ</text:p>
          </table:table-cell>
          <table:table-cell table:number-columns-repeated="2"/>
          <table:table-cell office:value-type="string">
            <text:p>ORTIZ <text:s/>YULY ANDREA</text:p>
          </table:table-cell>
          <table:table-cell office:value-type="string">
            <text:p>32208849-7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CA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GETSEMANI CALLE LARGA NO 8B 98</text:p>
          </table:table-cell>
          <table:table-cell office:value-type="string">
            <text:p>toto_mami21@hotmail.com</text:p>
          </table:table-cell>
        </table:table-row>
        <table:table-row table:style-name="ro1" table:visibility="filter">
          <table:table-cell office:value-type="float" office:value="6714014">
            <text:p>671401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4014">
            <text:p>6714014</text:p>
          </table:table-cell>
          <table:table-cell office:value-type="string">
            <text:p>Bolivar</text:p>
          </table:table-cell>
          <table:table-cell office:value-type="float" office:value="6714014">
            <text:p>6714014</text:p>
          </table:table-cell>
          <table:table-cell office:value-type="string">
            <text:p>VICTOR CONTRERAS DIAZ</text:p>
          </table:table-cell>
          <table:table-cell office:value-type="string">
            <text:p>SEC LAS GAVIOTAS URB VILLA ADRIANA BL CA 13</text:p>
          </table:table-cell>
          <table:table-cell/>
          <table:table-cell office:value-type="string">
            <text:p>CONTRERAS DIAZ VICTOR</text:p>
          </table:table-cell>
          <table:table-cell office:value-type="string">
            <text:p>73102270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ICTOR CONTRERAS DIAZ</text:p>
          </table:table-cell>
          <table:table-cell office:value-type="float" office:value="3135586848">
            <text:p>31355868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EC LAS GAVIOTAS URB VILLA ADRIANA BL CA 13</text:p>
          </table:table-cell>
          <table:table-cell office:value-type="string">
            <text:p>victor1500cd@gmail.com</text:p>
          </table:table-cell>
        </table:table-row>
        <table:table-row table:style-name="ro1" table:visibility="filter">
          <table:table-cell office:value-type="float" office:value="6632949">
            <text:p>66329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6223206">
            <text:p>3106223206</text:p>
          </table:table-cell>
          <table:table-cell office:value-type="string">
            <text:p>Bolivar</text:p>
          </table:table-cell>
          <table:table-cell office:value-type="float" office:value="6632949">
            <text:p>6632949</text:p>
          </table:table-cell>
          <table:table-cell office:value-type="string">
            <text:p>EDGAR LEAL MENDOZA</text:p>
          </table:table-cell>
          <table:table-cell office:value-type="string">
            <text:p>Blaz de lezo M J Lte 6 1 etapa</text:p>
          </table:table-cell>
          <table:table-cell/>
          <table:table-cell table:style-name="ce1" office:value-type="string">
            <text:p>73129327-</text:p>
          </table:table-cell>
          <table:table-cell office:value-type="string">
            <text:p>Edgar Leal Mendoz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EDGAR LEAL MENDOZA</text:p>
          </table:table-cell>
          <table:table-cell office:value-type="float" office:value="3106223206">
            <text:p>310622320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laz de Lezo Mzna J lte 6 1 etapa</text:p>
          </table:table-cell>
          <table:table-cell office:value-type="string">
            <text:p>edgarlealmendoza2@hotmail.com</text:p>
          </table:table-cell>
        </table:table-row>
        <table:table-row table:style-name="ro1" table:visibility="filter">
          <table:table-cell office:value-type="float" office:value="6522815">
            <text:p>652281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22815">
            <text:p>6522815</text:p>
          </table:table-cell>
          <table:table-cell office:value-type="string">
            <text:p>Bolivar</text:p>
          </table:table-cell>
          <table:table-cell office:value-type="float" office:value="6522815">
            <text:p>6522815</text:p>
          </table:table-cell>
          <table:table-cell office:value-type="string">
            <text:p>JAIME MANRIQUE CHAVEZ</text:p>
          </table:table-cell>
          <table:table-cell office:value-type="string">
            <text:p>BRR ONCE DE NOVIEMBRE MZ 11 LT 23</text:p>
          </table:table-cell>
          <table:table-cell/>
          <table:table-cell office:value-type="string">
            <text:p>MANRIQUE CHAVES JAIME</text:p>
          </table:table-cell>
          <table:table-cell office:value-type="string">
            <text:p>79235700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AIME MANRIQUE CHAVEZ</text:p>
          </table:table-cell>
          <table:table-cell office:value-type="float" office:value="3008380533">
            <text:p>30083805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ONCE DE NOVIEMBRE MZ 11 LT 23</text:p>
          </table:table-cell>
          <table:table-cell office:value-type="string">
            <text:p>jimmy22manrique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46973">
            <text:p>6746973</text:p>
          </table:table-cell>
          <table:table-cell office:value-type="string">
            <text:p>Bolivar</text:p>
          </table:table-cell>
          <table:table-cell office:value-type="float" office:value="6746973">
            <text:p>6746973</text:p>
          </table:table-cell>
          <table:table-cell office:value-type="string">
            <text:p>EDUARDO ENRIQUE FUENTES MORELOS</text:p>
          </table:table-cell>
          <table:table-cell office:value-type="string">
            <text:p>BARRIO CHILE SECTOR PREFABRICADO MANZANA 2</text:p>
          </table:table-cell>
          <table:table-cell/>
          <table:table-cell office:value-type="string">
            <text:p>FUENTES MORELOS EDUARDO ENRIQUE</text:p>
          </table:table-cell>
          <table:table-cell office:value-type="string">
            <text:p>73107987-0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EDUARDO ENRIQUE FUENTES MORELOS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CHILE SECTOR PREFABRICADO MANZANA 2</text:p>
          </table:table-cell>
          <table:table-cell/>
        </table:table-row>
        <table:table-row table:style-name="ro1" table:visibility="filter">
          <table:table-cell office:value-type="float" office:value="3116681502">
            <text:p>311668150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4988">
            <text:p>6674988</text:p>
          </table:table-cell>
          <table:table-cell office:value-type="string">
            <text:p>Bolivar</text:p>
          </table:table-cell>
          <table:table-cell office:value-type="float" office:value="6674988">
            <text:p>6674988</text:p>
          </table:table-cell>
          <table:table-cell office:value-type="string">
            <text:p>EDER JOSE GARCIA HURTADO</text:p>
          </table:table-cell>
          <table:table-cell office:value-type="string">
            <text:p>BARRIO NUEVO BOSQUE MANZANA 6 LOTE 27 4 ETAPA</text:p>
          </table:table-cell>
          <table:table-cell/>
          <table:table-cell office:value-type="string">
            <text:p>GARCIA HURTADO EDER JOSE</text:p>
          </table:table-cell>
          <table:table-cell office:value-type="string">
            <text:p>73163952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EDER JOSE GARCIA HURTADO</text:p>
          </table:table-cell>
          <table:table-cell office:value-type="float" office:value="3116681502">
            <text:p>311668150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NUEVO BOSQUE MANZANA 6 LOTE 27 4 ETAPA</text:p>
          </table:table-cell>
          <table:table-cell office:value-type="string">
            <text:p>edergarciahurtado@hotmail.com</text:p>
          </table:table-cell>
        </table:table-row>
        <table:table-row table:style-name="ro1" table:visibility="filter">
          <table:table-cell office:value-type="float" office:value="6567366">
            <text:p>6567366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567372">
            <text:p>6567372</text:p>
          </table:table-cell>
          <table:table-cell office:value-type="string">
            <text:p>Bolivar</text:p>
          </table:table-cell>
          <table:table-cell office:value-type="float" office:value="6567372">
            <text:p>6567372</text:p>
          </table:table-cell>
          <table:table-cell/>
          <table:table-cell office:value-type="string">
            <text:p>BOQUILLA KM 9 # 20 - 14</text:p>
          </table:table-cell>
          <table:table-cell/>
          <table:table-cell office:value-type="string">
            <text:p>PRODUCCIONES LA BOQUILLA LTDA</text:p>
          </table:table-cell>
          <table:table-cell office:value-type="string">
            <text:p>806002274-4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RESTAURANTE BAR BLAS EL TESO</text:p>
          </table:table-cell>
          <table:table-cell office:value-type="float" office:value="3003146206">
            <text:p>3003146206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NILLO VIAL SECTOR CIELO MAR NO 20 19</text:p>
          </table:table-cell>
          <table:table-cell office:value-type="string">
            <text:p>h.rodado@gmail.com</text:p>
          </table:table-cell>
        </table:table-row>
        <table:table-row table:style-name="ro1" table:visibility="filter">
          <table:table-cell office:value-type="float" office:value="6552752">
            <text:p>655275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552752">
            <text:p>6552752</text:p>
          </table:table-cell>
          <table:table-cell office:value-type="string">
            <text:p>Bolivar</text:p>
          </table:table-cell>
          <table:table-cell office:value-type="float" office:value="6552752">
            <text:p>6552752</text:p>
          </table:table-cell>
          <table:table-cell/>
          <table:table-cell office:value-type="string">
            <text:p>CRA 1A. NO. 9 - 18 LC-03- BOCAGRANDE</text:p>
          </table:table-cell>
          <table:table-cell/>
          <table:table-cell office:value-type="string">
            <text:p>DELFINES TOURS LTDA</text:p>
          </table:table-cell>
          <table:table-cell office:value-type="string">
            <text:p>806011063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DELFINES TOURS LTDA</text:p>
          </table:table-cell>
          <table:table-cell office:value-type="float" office:value="3116819239">
            <text:p>3116819239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9 18 LOCAL 3</text:p>
          </table:table-cell>
          <table:table-cell office:value-type="string">
            <text:p>delfinestoursltda@gmail.com</text:p>
          </table:table-cell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GILBERTO MONSALVE LOPEZ</text:p>
          </table:table-cell>
          <table:table-cell office:value-type="string">
            <text:p>CALLE 24 AVENIDA DEL ARSENAL NO 8B 139</text:p>
          </table:table-cell>
          <table:table-cell/>
          <table:table-cell office:value-type="string">
            <text:p>MARIA MULATA S A</text:p>
          </table:table-cell>
          <table:table-cell office:value-type="string">
            <text:p>806008109-4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BAR RESTAURANTE EL MESON DE MARIA MULAT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24 AVENIDA DEL ARSENAL NO 8B 139</text:p>
          </table:table-cell>
          <table:table-cell/>
        </table:table-row>
        <table:table-row table:style-name="ro1" table:visibility="filter">
          <table:table-cell office:value-type="float" office:value="6552745">
            <text:p>655274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78200411">
            <text:p>31782004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2a # 4 - 15 L 6 ED. ANTILLAS</text:p>
          </table:table-cell>
          <table:table-cell/>
          <table:table-cell office:value-type="string">
            <text:p>AGENCIA DE VIAJES OPERADORA DE TURISMO OCEAN &amp; LAND TOURS E.U.</text:p>
          </table:table-cell>
          <table:table-cell office:value-type="string">
            <text:p>900008884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OPERADORA DE TURISMO OCEAN &amp; LAND TOURS E.U.</text:p>
          </table:table-cell>
          <table:table-cell office:value-type="float" office:value="3178200411">
            <text:p>31782004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ALMIRANTE BRION CARRERA 1 NO 3 155 EDIFICIO CONQUISTADOR APARTAMENTO EL LAGUITO</text:p>
          </table:table-cell>
          <table:table-cell office:value-type="string">
            <text:p>oceanlandtours_cartagena@hotmail.com</text:p>
          </table:table-cell>
        </table:table-row>
        <table:table-row table:style-name="ro1" table:visibility="filter">
          <table:table-cell office:value-type="float" office:value="6656878">
            <text:p>665687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56477">
            <text:p>6656477</text:p>
          </table:table-cell>
          <table:table-cell office:value-type="string">
            <text:p>Bolivar</text:p>
          </table:table-cell>
          <table:table-cell/>
          <table:table-cell office:value-type="string">
            <text:p>JORGE CORREA CASTELLAR</text:p>
          </table:table-cell>
          <table:table-cell office:value-type="string">
            <text:p>BARRIO BOCAGRANDE CENTRO COMERCIAL EL PUEBLITO LOCAL 19</text:p>
          </table:table-cell>
          <table:table-cell/>
          <table:table-cell office:value-type="string">
            <text:p>900011379-8</text:p>
          </table:table-cell>
          <table:table-cell office:value-type="string">
            <text:p>JORGE ELIECER CORREA CASTELLAR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RRECIFES TOURS LTDA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AMEDA LA VICTORIA MANZANA K NO 21</text:p>
          </table:table-cell>
          <table:table-cell office:value-type="string">
            <text:p>arrecifesoperadora@hotmail.com</text:p>
          </table:table-cell>
        </table:table-row>
        <table:table-row table:style-name="ro1">
          <table:table-cell office:value-type="float" office:value="6648400">
            <text:p>66484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2425">
            <text:p>664242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DEL ARZOBISPADO No. 34-52</text:p>
          </table:table-cell>
          <table:table-cell office:value-type="float" office:value="10">
            <text:p>10</text:p>
          </table:table-cell>
          <table:table-cell office:value-type="string">
            <text:p>DEL SOL LIMITADA</text:p>
          </table:table-cell>
          <table:table-cell office:value-type="string">
            <text:p>806016814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DEL ARZOBISPADO</text:p>
          </table:table-cell>
          <table:table-cell office:value-type="float" office:value="3187501024">
            <text:p>3187501024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ARZOBISPADO NO 34 52</text:p>
          </table:table-cell>
          <table:table-cell office:value-type="string">
            <text:p>gerencia.arzobispado@detecsa.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61298">
            <text:p>65612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ESPO AV.2 CLL.63 NO 02-08</text:p>
          </table:table-cell>
          <table:table-cell office:value-type="float" office:value="15">
            <text:p>15</text:p>
          </table:table-cell>
          <table:table-cell office:value-type="string">
            <text:p>CARDONA ROMERO CENELLY DE LA CANDEL</text:p>
          </table:table-cell>
          <table:table-cell office:value-type="string">
            <text:p>45429948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EL PAISITA</text:p>
          </table:table-cell>
          <table:table-cell office:value-type="float" office:value="3114090241">
            <text:p>3114090241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.CRESPO AV.2 CLL.63 NO 02-08</text:p>
          </table:table-cell>
          <table:table-cell office:value-type="string">
            <text:p>yeimyvc@hotmail.com</text:p>
          </table:table-cell>
        </table:table-row>
        <table:table-row table:style-name="ro1" table:visibility="filter">
          <table:table-cell office:value-type="float" office:value="6652291">
            <text:p>6652291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/>
          <table:table-cell office:value-type="float" office:value="6551919">
            <text:p>65519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A NO 8-156 LOCAL 2</text:p>
          </table:table-cell>
          <table:table-cell/>
          <table:table-cell office:value-type="string">
            <text:p>CARTAGENA DE INDIAS REPRESENTACIONES LTDA</text:p>
          </table:table-cell>
          <table:table-cell office:value-type="string">
            <text:p>890406674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 TIENDA DEL TURISMO AGENCIA DE VIAJES.</text:p>
          </table:table-cell>
          <table:table-cell office:value-type="float" office:value="3156664300">
            <text:p>3156664300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 GRANDE CARRERA 3 NO 8 156 LOCAL 2</text:p>
          </table:table-cell>
          <table:table-cell office:value-type="string">
            <text:p>contabilidad@latiendadelturismo.com</text:p>
          </table:table-cell>
        </table:table-row>
        <table:table-row table:style-name="ro1">
          <table:table-cell office:value-type="float" office:value="6641117">
            <text:p>664111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1117">
            <text:p>664111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, CALLE DEL POZO No. 20-105</text:p>
          </table:table-cell>
          <table:table-cell office:value-type="float" office:value="12">
            <text:p>12</text:p>
          </table:table-cell>
          <table:table-cell office:value-type="string">
            <text:p>CASA RELAX E.U</text:p>
          </table:table-cell>
          <table:table-cell office:value-type="string">
            <text:p>830514902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RELAX E.U</text:p>
          </table:table-cell>
          <table:table-cell office:value-type="float" office:value="3205195478">
            <text:p>3205195478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, CALE POZO No. 20-105</text:p>
          </table:table-cell>
          <table:table-cell office:value-type="string">
            <text:p>casarelax2010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HENRY ARANGO DUQUE</text:p>
          </table:table-cell>
          <table:table-cell office:value-type="string">
            <text:p>GETSEMANI CALLE 2 DE LA MAGDALENA NO 10 58</text:p>
          </table:table-cell>
          <table:table-cell office:value-type="float" office:value="19">
            <text:p>19</text:p>
          </table:table-cell>
          <table:table-cell office:value-type="string">
            <text:p>ARANGO DUQUE HENRY</text:p>
          </table:table-cell>
          <table:table-cell office:value-type="string">
            <text:p>73142749-2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RESIDENCIA LA MAGDALE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2 DE LA MAGDALENA NO 10 58</text:p>
          </table:table-cell>
          <table:table-cell office:value-type="string">
            <text:p>hotellamagdalena@hotmail.com</text:p>
          </table:table-cell>
        </table:table-row>
        <table:table-row table:style-name="ro1" table:visibility="filter">
          <table:table-cell office:value-type="float" office:value="6600332">
            <text:p>660033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BRAULIO FABIAN GOMEZ CARREÑO</text:p>
          </table:table-cell>
          <table:table-cell office:value-type="string">
            <text:p>LA MATUNA CALLE 34 NO 11 05</text:p>
          </table:table-cell>
          <table:table-cell office:value-type="float" office:value="0">
            <text:p>0</text:p>
          </table:table-cell>
          <table:table-cell office:value-type="string">
            <text:p>GOMEZ CARREÑO BRAULIO FABIAN</text:p>
          </table:table-cell>
          <table:table-cell office:value-type="string">
            <text:p>72240871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TEL RESTAURANTE SAN FRANCISCO DE ASIS CARTAGEN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LA MATUNA CALLE 34 NO 11 05</text:p>
          </table:table-cell>
          <table:table-cell/>
        </table:table-row>
        <table:table-row table:style-name="ro1">
          <table:table-cell office:value-type="float" office:value="6602112">
            <text:p>660211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2112">
            <text:p>6602112</text:p>
          </table:table-cell>
          <table:table-cell office:value-type="string">
            <text:p>Bolivar</text:p>
          </table:table-cell>
          <table:table-cell office:value-type="float" office:value="6600160">
            <text:p>6600160</text:p>
          </table:table-cell>
          <table:table-cell/>
          <table:table-cell office:value-type="string">
            <text:p>SAN DIEGO K. 8 # 38-66</text:p>
          </table:table-cell>
          <table:table-cell office:value-type="float" office:value="22">
            <text:p>22</text:p>
          </table:table-cell>
          <table:table-cell office:value-type="string">
            <text:p>HOTEL 3 BANDERAS LTDA</text:p>
          </table:table-cell>
          <table:table-cell office:value-type="string">
            <text:p>806015595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3 BANDERAS LTDA</text:p>
          </table:table-cell>
          <table:table-cell office:value-type="float" office:value="3135406493">
            <text:p>3135406493</text:p>
          </table:table-cell>
          <table:table-cell office:value-type="float" office:value="12">
            <text:p>12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COCHERA DE HOBO NO 38 66</text:p>
          </table:table-cell>
          <table:table-cell office:value-type="string">
            <text:p>contabilidad.hotel3banderas@gmail.com</text:p>
          </table:table-cell>
        </table:table-row>
        <table:table-row table:style-name="ro1" table:visibility="filter">
          <table:table-cell office:value-type="float" office:value="6644233">
            <text:p>6644233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8610 - Actividades de hospitales y clínicas, con internación</text:p>
          </table:table-cell>
          <table:table-cell office:value-type="float" office:value="6502912">
            <text:p>650291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JA DE COMPENSACION FAMILIAR DE CARTAGENA</text:p>
          </table:table-cell>
          <table:table-cell office:value-type="string">
            <text:p>890480110-1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OFICINA DE REPRESENTACION TURISTICA COMFAMILIAR CARTAGENA</text:p>
          </table:table-cell>
          <table:table-cell office:value-type="float" office:value="3005503272">
            <text:p>300550327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EDIFICIO BANCO DE BOGOTA OFICINAS 604/605</text:p>
          </table:table-cell>
          <table:table-cell office:value-type="string">
            <text:p>comfamiliar@comfamiliar.org</text:p>
          </table:table-cell>
        </table:table-row>
        <table:table-row table:style-name="ro1" table:visibility="filter">
          <table:table-cell office:value-type="float" office:value="6752399">
            <text:p>675239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7367494">
            <text:p>3107367494</text:p>
          </table:table-cell>
          <table:table-cell office:value-type="string">
            <text:p>Bolivar</text:p>
          </table:table-cell>
          <table:table-cell office:value-type="float" office:value="6752399">
            <text:p>6752399</text:p>
          </table:table-cell>
          <table:table-cell office:value-type="string">
            <text:p>LUIS FERNANDO VELASQUEZ BANQUEZ</text:p>
          </table:table-cell>
          <table:table-cell office:value-type="string">
            <text:p>BARRIO ANDALUCIA SECTOR EL CONQUISTADOR</text:p>
          </table:table-cell>
          <table:table-cell/>
          <table:table-cell office:value-type="string">
            <text:p>VELASQUEZ BANQUEZ LUIS FERNANDO</text:p>
          </table:table-cell>
          <table:table-cell office:value-type="string">
            <text:p>73080565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UIS FERNANDO VELASQUEZ BANQUEZ</text:p>
          </table:table-cell>
          <table:table-cell office:value-type="float" office:value="3107367494">
            <text:p>31073674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ANDALUCIA SECTOR EL CONQUISTADOR</text:p>
          </table:table-cell>
          <table:table-cell office:value-type="string">
            <text:p>luisfernandovelasquez57@hotmail.com</text:p>
          </table:table-cell>
        </table:table-row>
        <table:table-row table:style-name="ro1" table:visibility="filter">
          <table:table-cell office:value-type="float" office:value="6430408">
            <text:p>64304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30408">
            <text:p>6430408</text:p>
          </table:table-cell>
          <table:table-cell office:value-type="string">
            <text:p>Bolivar</text:p>
          </table:table-cell>
          <table:table-cell office:value-type="float" office:value="6430408">
            <text:p>6430408</text:p>
          </table:table-cell>
          <table:table-cell office:value-type="string">
            <text:p>FRANCISCO JAVIER FERNANDEZ ZAMBRANO</text:p>
          </table:table-cell>
          <table:table-cell office:value-type="string">
            <text:p>LAS GAVIOTAS MZ 44 L 10</text:p>
          </table:table-cell>
          <table:table-cell/>
          <table:table-cell table:style-name="ce1" office:value-type="string">
            <text:p>73166453-</text:p>
          </table:table-cell>
          <table:table-cell office:value-type="string">
            <text:p>francisco javier fernandez zambran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FRANCISCO JAVIER FERNANDEZ ZAMBRANO</text:p>
          </table:table-cell>
          <table:table-cell office:value-type="float" office:value="3007009791">
            <text:p>300700979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S GAVIOTAS MZ 44 L 10</text:p>
          </table:table-cell>
          <table:table-cell office:value-type="string">
            <text:p>frank1496@hotmail.com</text:p>
          </table:table-cell>
        </table:table-row>
        <table:table-row table:style-name="ro1" table:visibility="filter">
          <table:table-cell office:value-type="float" office:value="6649172">
            <text:p>664917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9172">
            <text:p>6649172</text:p>
          </table:table-cell>
          <table:table-cell office:value-type="string">
            <text:p>Bolivar</text:p>
          </table:table-cell>
          <table:table-cell office:value-type="float" office:value="6649172">
            <text:p>6649172</text:p>
          </table:table-cell>
          <table:table-cell/>
          <table:table-cell office:value-type="string">
            <text:p>PLAZA SANTO DOMINGO No. 3-08</text:p>
          </table:table-cell>
          <table:table-cell/>
          <table:table-cell office:value-type="string">
            <text:p>CAFE <text:s/>CONDE DE LA CRUZ <text:s/>LTDA</text:p>
          </table:table-cell>
          <table:table-cell office:value-type="string">
            <text:p>806009569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CONDE LA CRUZ LTDA</text:p>
          </table:table-cell>
          <table:table-cell office:value-type="float" office:value="3003508209">
            <text:p>3003508209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LAZA SANTO DOMINGO NO 3 08</text:p>
          </table:table-cell>
          <table:table-cell office:value-type="string">
            <text:p>cafecondedelacruz@gmail.com</text:p>
          </table:table-cell>
        </table:table-row>
        <table:table-row table:style-name="ro1">
          <table:table-cell office:value-type="float" office:value="6719329">
            <text:p>671932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719329">
            <text:p>671932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TERA ANILLO VIAL KM. 4</text:p>
          </table:table-cell>
          <table:table-cell office:value-type="float" office:value="18">
            <text:p>18</text:p>
          </table:table-cell>
          <table:table-cell office:value-type="string">
            <text:p>HERNANDEZ BALDIRIS NIMIO</text:p>
          </table:table-cell>
          <table:table-cell office:value-type="string">
            <text:p>73076236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ENTRO DE EVENTOS CALLE LOMBA SOCIAL CLUB AIRES CUBANOS</text:p>
          </table:table-cell>
          <table:table-cell office:value-type="float" office:value="3183214861">
            <text:p>3183214861</text:p>
          </table:table-cell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TERA ANILLO VIAL KILOMETRO 4</text:p>
          </table:table-cell>
          <table:table-cell office:value-type="string">
            <text:p>boquillatours@yahoo.com</text:p>
          </table:table-cell>
        </table:table-row>
        <table:table-row table:style-name="ro1" table:visibility="filter">
          <table:table-cell office:value-type="float" office:value="6642945">
            <text:p>664294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30 - Expendio de bebidas alcohólicas para el consumo dentro del establecimiento</text:p>
          </table:table-cell>
          <table:table-cell office:value-type="float" office:value="6642945">
            <text:p>664294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RR CENTRO BALUARTE DE SANTO DOMINGO PLAYA DE LA ARTILLERIA</text:p>
          </table:table-cell>
          <table:table-cell/>
          <table:table-cell office:value-type="string">
            <text:p>CAFE DEL MAR LTDA</text:p>
          </table:table-cell>
          <table:table-cell office:value-type="string">
            <text:p>806010953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AFE DEL MAR</text:p>
          </table:table-cell>
          <table:table-cell office:value-type="float" office:value="3205424500">
            <text:p>320542450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IDIFICIO DEL BANCO POPULAR OFICINA 15-08 CENTRO AMURALLADO.</text:p>
          </table:table-cell>
          <table:table-cell office:value-type="string">
            <text:p>cafedelmarcartagena@hotmail.com</text:p>
          </table:table-cell>
        </table:table-row>
        <table:table-row table:style-name="ro1">
          <table:table-cell office:value-type="float" office:value="6550085">
            <text:p>655008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0085">
            <text:p>655008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GUITO CL 1A <text:s/># 3-231</text:p>
          </table:table-cell>
          <table:table-cell office:value-type="float" office:value="46">
            <text:p>46</text:p>
          </table:table-cell>
          <table:table-cell office:value-type="string">
            <text:p>HOTEL OCEANIA S.A.S CARTAGENA</text:p>
          </table:table-cell>
          <table:table-cell office:value-type="string">
            <text:p>830500217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OCEANIA S.A.S. CARTAGENA</text:p>
          </table:table-cell>
          <table:table-cell office:value-type="float" office:value="3164544509">
            <text:p>3164544509</text:p>
          </table:table-cell>
          <table:table-cell office:value-type="float" office:value="21">
            <text:p>21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CARRERA 1A NO 3 231</text:p>
          </table:table-cell>
          <table:table-cell office:value-type="string">
            <text:p>soniam.amaris@hotelesestelar.com</text:p>
          </table:table-cell>
        </table:table-row>
        <table:table-row table:style-name="ro1" table:visibility="filter">
          <table:table-cell/>
          <table:table-cell office:value-type="string">
            <text:p>COMERCIALIZADOR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NA CLAUDIA GUTIERREZ RODRIGUEZ</text:p>
          </table:table-cell>
          <table:table-cell table:number-columns-repeated="2"/>
          <table:table-cell office:value-type="string">
            <text:p>COMERCIALIZADORA GOLDEN RESORTS S.A.</text:p>
          </table:table-cell>
          <table:table-cell office:value-type="string">
            <text:p>900044852-2</text:p>
          </table:table-cell>
          <table:table-cell office:value-type="string">
            <text:p>EMPRESA DE TIEMPO COMPARTIDO Y MULTIPROPIEDAD</text:p>
          </table:table-cell>
          <table:table-cell office:value-type="string">
            <text:p>No Registra</text:p>
          </table:table-cell>
          <table:table-cell office:value-type="string">
            <text:p>COMERCIALIZADORA GOLDEN RESORT S. A. CARTAGE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TRANSVERSAL 18 NO 100 40</text:p>
          </table:table-cell>
          <table:table-cell office:value-type="string">
            <text:p>rosa.gomez@ghlhoteles.com</text:p>
          </table:table-cell>
        </table:table-row>
        <table:table-row table:style-name="ro1">
          <table:table-cell office:value-type="float" office:value="6642721">
            <text:p>664272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0461">
            <text:p>664046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INVERSIONES CENTRO HOTEL S.A.S</text:p>
          </table:table-cell>
          <table:table-cell office:value-type="string">
            <text:p>900454632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ENTRO HOTEL</text:p>
          </table:table-cell>
          <table:table-cell office:value-type="float" office:value="3008007592">
            <text:p>3008007592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ARZOBISPO NO 34 80 CENTRO HISTORICO DE CARTAGENA DE INDIAS</text:p>
          </table:table-cell>
          <table:table-cell office:value-type="string">
            <text:p>gerencia@centrohotelcartagena.com.co</text:p>
          </table:table-cell>
        </table:table-row>
        <table:table-row table:style-name="ro1" table:visibility="filter">
          <table:table-cell office:value-type="float" office:value="6601649">
            <text:p>6601649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/>
          <table:table-cell office:value-type="float" office:value="6601308">
            <text:p>6601308</text:p>
          </table:table-cell>
          <table:table-cell office:value-type="string">
            <text:p>Bolivar</text:p>
          </table:table-cell>
          <table:table-cell office:value-type="float" office:value="6601308">
            <text:p>6601308</text:p>
          </table:table-cell>
          <table:table-cell/>
          <table:table-cell office:value-type="string">
            <text:p>CENTRO AV DEL ARSENAL</text:p>
          </table:table-cell>
          <table:table-cell/>
          <table:table-cell office:value-type="string">
            <text:p>CARIBEANN BEEF LTDA</text:p>
          </table:table-cell>
          <table:table-cell office:value-type="string">
            <text:p>812005021-3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LA BONGA DEL SINU</text:p>
          </table:table-cell>
          <table:table-cell office:value-type="float" office:value="3145967406">
            <text:p>314596740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0 D Nº 24 - 15</text:p>
          </table:table-cell>
          <table:table-cell office:value-type="string">
            <text:p>bongasinu@enred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DOLFO ENRIQUE BENEDETTI MONCRIEFF</text:p>
          </table:table-cell>
          <table:table-cell office:value-type="string">
            <text:p>MANGA TERCERA AVENIDA NO 28 59</text:p>
          </table:table-cell>
          <table:table-cell/>
          <table:table-cell table:style-name="ce1" office:value-type="string">
            <text:p>73085417-</text:p>
          </table:table-cell>
          <table:table-cell office:value-type="string">
            <text:p>Adolfo Enrique Benedetti Moncrieff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ADOLFO ENRIQUE BENEDETTI MONCRIEFF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MANGA TERCERA AVENIDA NO 28 59</text:p>
          </table:table-cell>
          <table:table-cell/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ELIPE BAPTISTE LEIVANO</text:p>
          </table:table-cell>
          <table:table-cell table:number-columns-repeated="2"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HAMBURGUESAS EL CORRAL SUCURSAL CALLE DEL TORNO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20 NO 165 11</text:p>
          </table:table-cell>
          <table:table-cell office:value-type="string">
            <text:p>tortiz@elcorral.com</text:p>
          </table:table-cell>
        </table:table-row>
        <table:table-row table:style-name="ro1" table:visibility="filter">
          <table:table-cell office:value-type="float" office:value="6645862">
            <text:p>664586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2782">
            <text:p>664278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 DEL TORNO No. 8-21 SAN DIEGO</text:p>
          </table:table-cell>
          <table:table-cell/>
          <table:table-cell office:value-type="string">
            <text:p>DEL MAR S.A.</text:p>
          </table:table-cell>
          <table:table-cell office:value-type="string">
            <text:p>806003446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JUAN DEL MAR MESA PERUANA</text:p>
          </table:table-cell>
          <table:table-cell office:value-type="float" office:value="3103689458">
            <text:p>3103689458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L TORNO NO 8 21</text:p>
          </table:table-cell>
          <table:table-cell office:value-type="string">
            <text:p>gerenciacartagena@juandelmar.com</text:p>
          </table:table-cell>
        </table:table-row>
        <table:table-row table:style-name="ro1" table:visibility="filter">
          <table:table-cell office:value-type="float" office:value="6645862">
            <text:p>664586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2782">
            <text:p>664278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L STUART No. 8-12 SAN DIEGO</text:p>
          </table:table-cell>
          <table:table-cell/>
          <table:table-cell office:value-type="string">
            <text:p>DEL MAR S.A.</text:p>
          </table:table-cell>
          <table:table-cell office:value-type="string">
            <text:p>806003446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JUAN DEL MAR RESTAURANTE</text:p>
          </table:table-cell>
          <table:table-cell office:value-type="float" office:value="3103689458">
            <text:p>3103689458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TUART NO 8 12</text:p>
          </table:table-cell>
          <table:table-cell office:value-type="string">
            <text:p>gerenciacartagena@juandelmar.com</text:p>
          </table:table-cell>
        </table:table-row>
        <table:table-row table:style-name="ro1" table:visibility="filter">
          <table:table-cell office:value-type="float" office:value="6645862">
            <text:p>664586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2782">
            <text:p>664278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 DIEGO CALLE STUART No. 8-18</text:p>
          </table:table-cell>
          <table:table-cell/>
          <table:table-cell office:value-type="string">
            <text:p>DEL MAR S.A.</text:p>
          </table:table-cell>
          <table:table-cell office:value-type="string">
            <text:p>806003446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JUAN DEL MAR PIZZERIA GOURMET</text:p>
          </table:table-cell>
          <table:table-cell office:value-type="float" office:value="3103689458">
            <text:p>3103689458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TUART NO 8 18</text:p>
          </table:table-cell>
          <table:table-cell office:value-type="string">
            <text:p>gerenciacartagena@juandelmar.com</text:p>
          </table:table-cell>
        </table:table-row>
        <table:table-row table:style-name="ro1">
          <table:table-cell office:value-type="float" office:value="6455050">
            <text:p>645505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55050">
            <text:p>6455050</text:p>
          </table:table-cell>
          <table:table-cell office:value-type="string">
            <text:p>Bolivar</text:p>
          </table:table-cell>
          <table:table-cell office:value-type="float" office:value="6647727">
            <text:p>6647727</text:p>
          </table:table-cell>
          <table:table-cell/>
          <table:table-cell office:value-type="string">
            <text:p>CENTRO, CALLE DON SANCHO No.36-165</text:p>
          </table:table-cell>
          <table:table-cell office:value-type="float" office:value="8">
            <text:p>8</text:p>
          </table:table-cell>
          <table:table-cell office:value-type="string">
            <text:p>SOCIEDAD OPERADORA CARTAGENA ROYAL S.A.S.</text:p>
          </table:table-cell>
          <table:table-cell office:value-type="string">
            <text:p>900404819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LA MERCED ROYAL</text:p>
          </table:table-cell>
          <table:table-cell office:value-type="float" office:value="3167452625">
            <text:p>3167452625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7 NO 34 10 PLAZA DE LOS COCHES</text:p>
          </table:table-cell>
          <table:table-cell office:value-type="string">
            <text:p>impuestos@hotelesroyal.com</text:p>
          </table:table-cell>
        </table:table-row>
        <table:table-row table:style-name="ro1" table:visibility="filter">
          <table:table-cell office:value-type="float" office:value="6562061">
            <text:p>656206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88527654">
            <text:p>3188527654</text:p>
          </table:table-cell>
          <table:table-cell office:value-type="string">
            <text:p>Bolivar</text:p>
          </table:table-cell>
          <table:table-cell office:value-type="float" office:value="6562051">
            <text:p>6562051</text:p>
          </table:table-cell>
          <table:table-cell/>
          <table:table-cell office:value-type="string">
            <text:p>TORICES CRA 16 #48-53</text:p>
          </table:table-cell>
          <table:table-cell/>
          <table:table-cell office:value-type="string">
            <text:p>QUINTERO JURADO JORGE ELIECER</text:p>
          </table:table-cell>
          <table:table-cell office:value-type="string">
            <text:p>17808815-7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BAHIA TOUR EXCURSIONES GUARDIANES DELA BAHIA</text:p>
          </table:table-cell>
          <table:table-cell office:value-type="float" office:value="3188527654">
            <text:p>318852765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ORICES CARRERA 16 NO 48 53</text:p>
          </table:table-cell>
          <table:table-cell office:value-type="string">
            <text:p>bahiatour@telecom.com.co</text:p>
          </table:table-cell>
        </table:table-row>
        <table:table-row table:style-name="ro1" table:visibility="filter">
          <table:table-cell office:value-type="float" office:value="6662170">
            <text:p>6662170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1089 - Elaboración de otros productos alimenticios n.c.p.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RICARDO HERRERA FORTOUL</text:p>
          </table:table-cell>
          <table:table-cell office:value-type="string">
            <text:p>AEROPUERTO RAFAEL NUÑEZ SEGUNDO PISO</text:p>
          </table:table-cell>
          <table:table-cell/>
          <table:table-cell office:value-type="string">
            <text:p>GRUPO R.A <text:s/>CATERING S.A.S</text:p>
          </table:table-cell>
          <table:table-cell office:value-type="string">
            <text:p>890103618-3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RESTAURANTE PREST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EROPUERTO RAFAEL NUÑEZ SEGUNDO PISO</text:p>
          </table:table-cell>
          <table:table-cell office:value-type="string">
            <text:p>ctg@aeroseriviciosdelacosta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84545">
            <text:p>6684545</text:p>
          </table:table-cell>
          <table:table-cell office:value-type="string">
            <text:p>Cundinamarca</text:p>
          </table:table-cell>
          <table:table-cell office:value-type="float" office:value="6551654">
            <text:p>6551654</text:p>
          </table:table-cell>
          <table:table-cell/>
          <table:table-cell office:value-type="string">
            <text:p>AV. SAN MARTIN No. 9-84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-SUCURSAL BOCAGRANDE</text:p>
          </table:table-cell>
          <table:table-cell office:value-type="float" office:value="3174348759">
            <text:p>3174348759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-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 office:value-type="float" office:value="6550089">
            <text:p>6550089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032 - Transporte colectivo no regular <text:s/>de pasajeros</text:p>
          </table:table-cell>
          <table:table-cell office:value-type="float" office:value="6550086">
            <text:p>6550086</text:p>
          </table:table-cell>
          <table:table-cell office:value-type="string">
            <text:p>Bolivar</text:p>
          </table:table-cell>
          <table:table-cell office:value-type="float" office:value="6550089">
            <text:p>6550089</text:p>
          </table:table-cell>
          <table:table-cell/>
          <table:table-cell office:value-type="string">
            <text:p>BGDE CRA. 1a. No.6-130</text:p>
          </table:table-cell>
          <table:table-cell/>
          <table:table-cell office:value-type="string">
            <text:p>EXCURSIONES RAFAEL <text:s/>PEREZ Y CIA <text:s/>LIMITADA</text:p>
          </table:table-cell>
          <table:table-cell office:value-type="string">
            <text:p>806013167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XCURSIONES RAFAEL PEREZ Y CIA LIMITADA</text:p>
          </table:table-cell>
          <table:table-cell office:value-type="float" office:value="3116594163">
            <text:p>3116594163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1 NO 6 130</text:p>
          </table:table-cell>
          <table:table-cell office:value-type="string">
            <text:p>excrafaelperez@telecom.com.co</text:p>
          </table:table-cell>
        </table:table-row>
        <table:table-row table:style-name="ro1" table:visibility="filter">
          <table:table-cell/>
          <table:table-cell office:value-type="string">
            <text:p>COMERCIALIZADORA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JORGE HUMBERTO RAMIREZ CAMACHO</text:p>
          </table:table-cell>
          <table:table-cell table:number-columns-repeated="2"/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EMPRESA DE TIEMPO COMPARTIDO Y MULTIPROPIEDAD</text:p>
          </table:table-cell>
          <table:table-cell office:value-type="string">
            <text:p>No Registra</text:p>
          </table:table-cell>
          <table:table-cell office:value-type="string">
            <text:p>HOTELES DECAMERON COLOMBIA VILLAVICENCIO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A NO 10 10</text:p>
          </table:table-cell>
          <table:table-cell office:value-type="string">
            <text:p>hector.anzola@multivacaciones.com</text:p>
          </table:table-cell>
        </table:table-row>
        <table:table-row table:style-name="ro1" table:visibility="filter">
          <table:table-cell office:value-type="float" office:value="6550028">
            <text:p>655002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DRIANA CRUZ HERNANDEZ</text:p>
          </table:table-cell>
          <table:table-cell office:value-type="string">
            <text:p>BOCAGRANDE EDIFICIO PUERTO AZUL LOCAL 101</text:p>
          </table:table-cell>
          <table:table-cell office:value-type="float" office:value="27">
            <text:p>27</text:p>
          </table:table-cell>
          <table:table-cell office:value-type="string">
            <text:p>GRUPO ALMA <text:s/>S.A.S</text:p>
          </table:table-cell>
          <table:table-cell office:value-type="string">
            <text:p>900394229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PARAISO SECRETO CLUB CABAÑAS SUIT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EDIFICIO PUERTO AZUL LOCAL 101</text:p>
          </table:table-cell>
          <table:table-cell office:value-type="string">
            <text:p>ventas@islaparaisohotel.com</text:p>
          </table:table-cell>
        </table:table-row>
        <table:table-row table:style-name="ro1" table:visibility="filter">
          <table:table-cell/>
          <table:table-cell office:value-type="string">
            <text:p>COMERCIALIZADORA</text:p>
          </table:table-cell>
          <table:table-cell office:value-type="string">
            <text:p>CARTAGENA</text:p>
          </table:table-cell>
          <table:table-cell office:value-type="string">
            <text:p>8299 - Otras actividades de servicio de apoyo a las empresas n.c.p.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JOHN FELIX LOZANO DONCEL</text:p>
          </table:table-cell>
          <table:table-cell table:number-columns-repeated="2"/>
          <table:table-cell office:value-type="string">
            <text:p>SPETIALS PROMOTIONS S.A.S.</text:p>
          </table:table-cell>
          <table:table-cell office:value-type="string">
            <text:p>900296079-6</text:p>
          </table:table-cell>
          <table:table-cell office:value-type="string">
            <text:p>EMPRESA DE TIEMPO COMPARTIDO Y MULTIPROPIEDAD</text:p>
          </table:table-cell>
          <table:table-cell office:value-type="string">
            <text:p>No Registra</text:p>
          </table:table-cell>
          <table:table-cell office:value-type="string">
            <text:p>SPETIALS PROMOTIONS S.A.S. AGENCIA CARTAGE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17A NO 100 16 MEZZANINE</text:p>
          </table:table-cell>
          <table:table-cell office:value-type="string">
            <text:p>luz.alvarez@sunvacationclub.com</text:p>
          </table:table-cell>
        </table:table-row>
        <table:table-row table:style-name="ro1">
          <table:table-cell office:value-type="float" office:value="576566291">
            <text:p>57656629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5756646411">
            <text:p>575664641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BELLA # 46-50 HOTEL BELLAVISTA</text:p>
          </table:table-cell>
          <table:table-cell office:value-type="float" office:value="50">
            <text:p>50</text:p>
          </table:table-cell>
          <table:table-cell office:value-type="string">
            <text:p>SEDO TALAZAC ENRIQUE RAMON</text:p>
          </table:table-cell>
          <table:table-cell office:value-type="string">
            <text:p>9059078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ELLAVISTA CARTAGENA</text:p>
          </table:table-cell>
          <table:table-cell office:value-type="float" office:value="573157377261">
            <text:p>573157377261</text:p>
          </table:table-cell>
          <table:table-cell office:value-type="float" office:value="16">
            <text:p>16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BELLA AVENIDA SANTANDER NO 46 50</text:p>
          </table:table-cell>
          <table:table-cell office:value-type="string">
            <text:p>info@htbellavista.com</text:p>
          </table:table-cell>
        </table:table-row>
        <table:table-row table:style-name="ro1" table:visibility="filter">
          <table:table-cell office:value-type="float" office:value="6633600">
            <text:p>663360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33600">
            <text:p>6633600</text:p>
          </table:table-cell>
          <table:table-cell office:value-type="string">
            <text:p>Bolivar</text:p>
          </table:table-cell>
          <table:table-cell office:value-type="float" office:value="6658831">
            <text:p>6658831</text:p>
          </table:table-cell>
          <table:table-cell/>
          <table:table-cell office:value-type="string">
            <text:p>BOCAGRANDE CRA 3a. No.5-33 LOCAL 1</text:p>
          </table:table-cell>
          <table:table-cell/>
          <table:table-cell office:value-type="string">
            <text:p>COOPERATIVA <text:s/>DE <text:s/>TAXISTAS Y CONDUCTORES <text:s/>TURISTICOS DE CARTAGENA <text:s/>COOTAXCONTUCAR</text:p>
          </table:table-cell>
          <table:table-cell office:value-type="string">
            <text:p>806005321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OPERADORA COOTAXCONTUCAR</text:p>
          </table:table-cell>
          <table:table-cell office:value-type="float" office:value="3103665615">
            <text:p>310366561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PEDRO DE HEREDIA SECTOR LOS ANGELES CALLE 31 NO 61 64</text:p>
          </table:table-cell>
          <table:table-cell office:value-type="string">
            <text:p>cootaxcontucar@hotmail.com</text:p>
          </table:table-cell>
        </table:table-row>
        <table:table-row table:style-name="ro1" table:visibility="filter">
          <table:table-cell office:value-type="float" office:value="6654798">
            <text:p>665479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4798">
            <text:p>6654798</text:p>
          </table:table-cell>
          <table:table-cell office:value-type="string">
            <text:p>Bolivar</text:p>
          </table:table-cell>
          <table:table-cell office:value-type="float" office:value="6654798">
            <text:p>6654798</text:p>
          </table:table-cell>
          <table:table-cell/>
          <table:table-cell office:value-type="string">
            <text:p>BOCAGRANDE CALLE 11 # 1-150 OF.201</text:p>
          </table:table-cell>
          <table:table-cell/>
          <table:table-cell office:value-type="string">
            <text:p>CARTAGENACARIBE.COM LTDA</text:p>
          </table:table-cell>
          <table:table-cell office:value-type="string">
            <text:p>806014858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ARTAGENA CARIBE.COM</text:p>
          </table:table-cell>
          <table:table-cell office:value-type="float" office:value="3157598190">
            <text:p>31575981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LLE 11 NO 1 150 OF. 201</text:p>
          </table:table-cell>
          <table:table-cell office:value-type="string">
            <text:p>institucional@cartagenacaribe.com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LYDA CABALLERO AYAZ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BALLERO AYAZO ALIDA MATILDE</text:p>
          </table:table-cell>
          <table:table-cell office:value-type="string">
            <text:p>45430517-4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INMOBILIARIA SOL CARIBE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LAGUITO EDIFICIO CONQUISTADOR APARTAMENTO 921</text:p>
          </table:table-cell>
          <table:table-cell office:value-type="string">
            <text:p>ni</text:p>
          </table:table-cell>
        </table:table-row>
        <table:table-row table:style-name="ro1" table:visibility="filter">
          <table:table-cell office:value-type="float" office:value="6690798">
            <text:p>669079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0798">
            <text:p>6690798</text:p>
          </table:table-cell>
          <table:table-cell office:value-type="string">
            <text:p>Bolivar</text:p>
          </table:table-cell>
          <table:table-cell office:value-type="float" office:value="6690798">
            <text:p>6690798</text:p>
          </table:table-cell>
          <table:table-cell office:value-type="string">
            <text:p>JAVIER JOSE LLAMAS FERNANDEZ</text:p>
          </table:table-cell>
          <table:table-cell office:value-type="string">
            <text:p>BRR CENTRO CL SANTOS DE PIEDRA 34 62 LC 103</text:p>
          </table:table-cell>
          <table:table-cell/>
          <table:table-cell office:value-type="string">
            <text:p>LLAMAS FERNANDEZ JAVIER JOSE</text:p>
          </table:table-cell>
          <table:table-cell office:value-type="string">
            <text:p>73116457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LAMAS FERNANDEZ JAVIER JOSE</text:p>
          </table:table-cell>
          <table:table-cell office:value-type="float" office:value="3168317285">
            <text:p>316831728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ENTRO CL SANTOS DE PIEDRA 34 62 LC 103</text:p>
          </table:table-cell>
          <table:table-cell office:value-type="string">
            <text:p>jallamasfernandez@hotmail.es</text:p>
          </table:table-cell>
        </table:table-row>
        <table:table-row table:style-name="ro1" table:visibility="filter">
          <table:table-cell office:value-type="float" office:value="6550059">
            <text:p>655005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88645463">
            <text:p>3188645463</text:p>
          </table:table-cell>
          <table:table-cell office:value-type="string">
            <text:p>Bolivar</text:p>
          </table:table-cell>
          <table:table-cell office:value-type="float" office:value="6550059">
            <text:p>6550059</text:p>
          </table:table-cell>
          <table:table-cell office:value-type="string">
            <text:p>VERNON BARRIOS GOMEZ</text:p>
          </table:table-cell>
          <table:table-cell office:value-type="string">
            <text:p>BARRIO ALTOS DE SAN ISIDRO MANZANA H LOTE 12</text:p>
          </table:table-cell>
          <table:table-cell/>
          <table:table-cell table:style-name="ce1" office:value-type="string">
            <text:p>73109479-</text:p>
          </table:table-cell>
          <table:table-cell office:value-type="string">
            <text:p>vernon barrios gom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ARRIOS GOMEZ VERNON</text:p>
          </table:table-cell>
          <table:table-cell office:value-type="float" office:value="3188645463">
            <text:p>318864546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ALTOS DE SAN ISIDRO MANZANA H LOTE 12</text:p>
          </table:table-cell>
          <table:table-cell office:value-type="string">
            <text:p>alfaturismo@cablenet.net.co</text:p>
          </table:table-cell>
        </table:table-row>
        <table:table-row table:style-name="ro1" table:visibility="filter">
          <table:table-cell office:value-type="float" office:value="3145795410">
            <text:p>314579541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45795410">
            <text:p>3145795410</text:p>
          </table:table-cell>
          <table:table-cell office:value-type="string">
            <text:p>Bolivar</text:p>
          </table:table-cell>
          <table:table-cell office:value-type="float" office:value="3145795410">
            <text:p>3145795410</text:p>
          </table:table-cell>
          <table:table-cell office:value-type="string">
            <text:p>JOSE LUIS TABOADA BELTRAN</text:p>
          </table:table-cell>
          <table:table-cell office:value-type="string">
            <text:p>BRR GETSEMANI CR 11 26 A 55</text:p>
          </table:table-cell>
          <table:table-cell/>
          <table:table-cell office:value-type="string">
            <text:p>TABOADA BELTRAN JOSE LUIS</text:p>
          </table:table-cell>
          <table:table-cell office:value-type="string">
            <text:p>73081291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TABOADA BELTRAN JOSE LUIS</text:p>
          </table:table-cell>
          <table:table-cell office:value-type="float" office:value="3145795410">
            <text:p>31457954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GETSEMANI CR 11 26 A 55</text:p>
          </table:table-cell>
          <table:table-cell office:value-type="string">
            <text:p>alfaturismo@cablenet.net.co</text:p>
          </table:table-cell>
        </table:table-row>
        <table:table-row table:style-name="ro1" table:visibility="filter">
          <table:table-cell office:value-type="float" office:value="6631785">
            <text:p>663178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31785">
            <text:p>6631785</text:p>
          </table:table-cell>
          <table:table-cell office:value-type="string">
            <text:p>Bolivar</text:p>
          </table:table-cell>
          <table:table-cell office:value-type="float" office:value="6631785">
            <text:p>6631785</text:p>
          </table:table-cell>
          <table:table-cell office:value-type="string">
            <text:p>ELKIN OSPINA MORALES</text:p>
          </table:table-cell>
          <table:table-cell office:value-type="string">
            <text:p>BRR LAS GAVIOTAS MZ 21 LT 18 P 2 <text:s/>APTO 2B 1 ETAPA</text:p>
          </table:table-cell>
          <table:table-cell/>
          <table:table-cell office:value-type="string">
            <text:p>OSPINA MORALES ELKIN</text:p>
          </table:table-cell>
          <table:table-cell office:value-type="string">
            <text:p>73070405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SPINA MORALES ELKIN</text:p>
          </table:table-cell>
          <table:table-cell office:value-type="float" office:value="3182280129">
            <text:p>318228012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S GAVIOTAS MZ 21 LT 18 P 2 <text:s/>APTO 2B 1 ETAPA</text:p>
          </table:table-cell>
          <table:table-cell office:value-type="string">
            <text:p>alfaturismo@cablenet.net.co</text:p>
          </table:table-cell>
        </table:table-row>
        <table:table-row table:style-name="ro1" table:visibility="filter">
          <table:table-cell/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LEONARDO RUIZ CARDON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IZ CARDONA LEONARDO</text:p>
          </table:table-cell>
          <table:table-cell office:value-type="string">
            <text:p>16762251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SAN ROQUE HOSTEL CARTAGEN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DEL GUERRERO NO 29 134</text:p>
          </table:table-cell>
          <table:table-cell office:value-type="string">
            <text:p>leonardoruiz69@gmail.com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FLORENCIO HERNANDEZ URUEÑ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ERNANDEZ URUEÑA FLORENCIO</text:p>
          </table:table-cell>
          <table:table-cell office:value-type="string">
            <text:p>130099-6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APARTAMENTO 21-1B LAS 3 CARABELAS LAGUITO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RRERA 49C NO 100 08 APARTAMENTO 501</text:p>
          </table:table-cell>
          <table:table-cell office:value-type="string">
            <text:p>copropiedad3carabelas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AUGUSTO FABIO MARTINEZ SANCHEZ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UGUSTO MARTINEZ SANCHEZ &amp; CIA LTDA.</text:p>
          </table:table-cell>
          <table:table-cell office:value-type="string">
            <text:p>900240199-0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EL JARDIN HOTE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ALCIBIA CALLE BUENOS AIRES NO 34 06</text:p>
          </table:table-cell>
          <table:table-cell office:value-type="string">
            <text:p>eljardinhotel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3005734254">
            <text:p>3005734254</text:p>
          </table:table-cell>
          <table:table-cell office:value-type="string">
            <text:p>Bolivar</text:p>
          </table:table-cell>
          <table:table-cell office:value-type="float" office:value="3005734254">
            <text:p>3005734254</text:p>
          </table:table-cell>
          <table:table-cell office:value-type="string">
            <text:p>DENCY BARRIOS PEÑATA</text:p>
          </table:table-cell>
          <table:table-cell office:value-type="string">
            <text:p>LA CONSOLATA MANZANA Q NO 4</text:p>
          </table:table-cell>
          <table:table-cell/>
          <table:table-cell office:value-type="string">
            <text:p>BARRIOS PEÑATA DENCY</text:p>
          </table:table-cell>
          <table:table-cell office:value-type="string">
            <text:p>45490482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ARRIOS PEÑATA DENCY</text:p>
          </table:table-cell>
          <table:table-cell office:value-type="float" office:value="3005734254">
            <text:p>30057342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CONSOLATA MANZANA Q NO 4</text:p>
          </table:table-cell>
          <table:table-cell office:value-type="string">
            <text:p>lospatianchos@une.net.co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5241">
            <text:p>6665241</text:p>
          </table:table-cell>
          <table:table-cell office:value-type="string">
            <text:p>Bolivar</text:p>
          </table:table-cell>
          <table:table-cell office:value-type="float" office:value="6665241">
            <text:p>6665241</text:p>
          </table:table-cell>
          <table:table-cell office:value-type="string">
            <text:p>MARIELA PEREZ ALMEIDA</text:p>
          </table:table-cell>
          <table:table-cell office:value-type="string">
            <text:p>URBANIZACION LA ESPAÑOLA CASA Q7</text:p>
          </table:table-cell>
          <table:table-cell/>
          <table:table-cell office:value-type="string">
            <text:p>PEREZ ALMEIDA MARIELA</text:p>
          </table:table-cell>
          <table:table-cell office:value-type="string">
            <text:p>45421042-1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PEREZ ALMEIDA MARIELA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LA ESPAÑOLA CASA Q7</text:p>
          </table:table-cell>
          <table:table-cell office:value-type="string">
            <text:p>lospatianchos@une.net.co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A ISABEL MIRANDA GARC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IRANDA GARCES MARIA ISABEL</text:p>
          </table:table-cell>
          <table:table-cell office:value-type="string">
            <text:p>41669996-1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INMOBILIARIA MARIA ISABE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LAGUITO EDIFICIO CRISTOFORO COLOMBO NO 38 39 OFICINA 2</text:p>
          </table:table-cell>
          <table:table-cell office:value-type="string">
            <text:p>inmariaisabel@yahoo.es</text:p>
          </table:table-cell>
        </table:table-row>
        <table:table-row table:style-name="ro1" table:visibility="filter">
          <table:table-cell/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PEDRO RAFAEL GARCIA MADRI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ARCIA MADRID PEDRO RAFAEL</text:p>
          </table:table-cell>
          <table:table-cell office:value-type="string">
            <text:p>9098904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NORTH STAR BACKPACKERS HOTE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CARRERA 3 NO 8 96</text:p>
          </table:table-cell>
          <table:table-cell office:value-type="string">
            <text:p>laspuertas2005@hotmail.com</text:p>
          </table:table-cell>
        </table:table-row>
        <table:table-row table:style-name="ro1" table:visibility="filter">
          <table:table-cell office:value-type="float" office:value="3116664730">
            <text:p>311666473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16664730">
            <text:p>3116664730</text:p>
          </table:table-cell>
          <table:table-cell office:value-type="string">
            <text:p>Bolivar</text:p>
          </table:table-cell>
          <table:table-cell office:value-type="float" office:value="3116664730">
            <text:p>3116664730</text:p>
          </table:table-cell>
          <table:table-cell office:value-type="string">
            <text:p>GUILLERMO MANUEL DIAZ RODRIGUEZ</text:p>
          </table:table-cell>
          <table:table-cell office:value-type="string">
            <text:p>VISTA HERMOSA MANZANA Z LOTE 13</text:p>
          </table:table-cell>
          <table:table-cell/>
          <table:table-cell office:value-type="string">
            <text:p>DIAZ RODRIGUEZ GUILLERMO MANUEL</text:p>
          </table:table-cell>
          <table:table-cell office:value-type="string">
            <text:p>9052370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DIAZ RODRIGUEZ GUILLERMO MANUEL</text:p>
          </table:table-cell>
          <table:table-cell office:value-type="float" office:value="3116664730">
            <text:p>311666473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VISTA HERMOSA MANZANA Z LOTE 13</text:p>
          </table:table-cell>
          <table:table-cell office:value-type="string">
            <text:p>guillermomanueldr@g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9329">
            <text:p>6679329</text:p>
          </table:table-cell>
          <table:table-cell office:value-type="string">
            <text:p>Bolivar</text:p>
          </table:table-cell>
          <table:table-cell office:value-type="float" office:value="6679329">
            <text:p>6679329</text:p>
          </table:table-cell>
          <table:table-cell office:value-type="string">
            <text:p>GUILLERMO PAJARO DE LA ESPRIELLA</text:p>
          </table:table-cell>
          <table:table-cell office:value-type="string">
            <text:p>SOCORRO VIA DE LA SIERITA NO 996</text:p>
          </table:table-cell>
          <table:table-cell/>
          <table:table-cell table:style-name="ce1" office:value-type="string">
            <text:p>3793931-</text:p>
          </table:table-cell>
          <table:table-cell office:value-type="string">
            <text:p>guillermo dario pajaro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PAJARO DE LA ESPRIELLA GUILLERM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OCORRO VIA DE LA SIERITA NO 996</text:p>
          </table:table-cell>
          <table:table-cell/>
        </table:table-row>
        <table:table-row table:style-name="ro1" table:visibility="filter">
          <table:table-cell/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MARIA CONCEPCION VARELA LOPEZ</text:p>
          </table:table-cell>
          <table:table-cell/>
          <table:table-cell office:value-type="float" office:value="0">
            <text:p>0</text:p>
          </table:table-cell>
          <table:table-cell office:value-type="string">
            <text:p>VARELA LOPEZ MARIA CONCEPCION</text:p>
          </table:table-cell>
          <table:table-cell office:value-type="string">
            <text:p>22761488-5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HOSTAL CONCHITA VAREL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RESPO 5 AVENIDA NO 67 47</text:p>
          </table:table-cell>
          <table:table-cell office:value-type="string">
            <text:p>aguerravarela@yahoo.com</text:p>
          </table:table-cell>
        </table:table-row>
        <table:table-row table:style-name="ro1" table:visibility="filter">
          <table:table-cell office:value-type="float" office:value="6448841">
            <text:p>644884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48841">
            <text:p>6448841</text:p>
          </table:table-cell>
          <table:table-cell office:value-type="string">
            <text:p>Bolivar</text:p>
          </table:table-cell>
          <table:table-cell office:value-type="float" office:value="6448841">
            <text:p>6448841</text:p>
          </table:table-cell>
          <table:table-cell office:value-type="string">
            <text:p>EULOGIO MOLINARES CASTRO</text:p>
          </table:table-cell>
          <table:table-cell office:value-type="string">
            <text:p>BRR BLAS DE LEZO MZ 31 LT 26</text:p>
          </table:table-cell>
          <table:table-cell/>
          <table:table-cell office:value-type="string">
            <text:p>MOLINARES CARTRO EULOGIO</text:p>
          </table:table-cell>
          <table:table-cell office:value-type="string">
            <text:p>3780978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OLINARES CASTRO EULOGIO</text:p>
          </table:table-cell>
          <table:table-cell office:value-type="float" office:value="3106028566">
            <text:p>31060285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LAS DE LEZO MZ 31 LT 26</text:p>
          </table:table-cell>
          <table:table-cell office:value-type="string">
            <text:p>eulogiomolinares@yahoo.com</text:p>
          </table:table-cell>
        </table:table-row>
        <table:table-row table:style-name="ro1" table:visibility="filter">
          <table:table-cell office:value-type="float" office:value="6467023">
            <text:p>646702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920 - Actividades de contabilidad, teneduría de libros, auditoria financiera y asesoría tributaria</text:p>
          </table:table-cell>
          <table:table-cell office:value-type="float" office:value="6467023">
            <text:p>6467023</text:p>
          </table:table-cell>
          <table:table-cell office:value-type="string">
            <text:p>Bolivar</text:p>
          </table:table-cell>
          <table:table-cell office:value-type="float" office:value="6467023">
            <text:p>6467023</text:p>
          </table:table-cell>
          <table:table-cell office:value-type="string">
            <text:p>HEINNER HOHANNEF URRUCHURTU RADA</text:p>
          </table:table-cell>
          <table:table-cell office:value-type="string">
            <text:p>LAS GAVIOTAS MZ 9 LOTE 3 ETAPA 2</text:p>
          </table:table-cell>
          <table:table-cell/>
          <table:table-cell office:value-type="string">
            <text:p>URUCHURTU RADA HEINNER JOHANNEF</text:p>
          </table:table-cell>
          <table:table-cell office:value-type="string">
            <text:p>3811756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URRUCHURTU RADA HEINNER JOHANNEF</text:p>
          </table:table-cell>
          <table:table-cell office:value-type="float" office:value="3163176017">
            <text:p>316317601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Chiquinquirá MZ 63 LT 15</text:p>
          </table:table-cell>
          <table:table-cell office:value-type="string">
            <text:p>heiur@hotmail.com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4 - Actividades de asesoramiento empresarial y en materia de gestion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YASMINA CASTRO SIMARR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STRO SIMARRA YASMINA</text:p>
          </table:table-cell>
          <table:table-cell office:value-type="string">
            <text:p>45487785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ARRIENDOS YASM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CALLEJON NO 1 61 EDIFICIO PORTOFINO</text:p>
          </table:table-cell>
          <table:table-cell office:value-type="string">
            <text:p>yacasi2005@hotmail.com</text:p>
          </table:table-cell>
        </table:table-row>
        <table:table-row table:style-name="ro1" table:visibility="filter">
          <table:table-cell office:value-type="float" office:value="6619477">
            <text:p>661947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NUEL DE JESUS TERAN JULIO</text:p>
          </table:table-cell>
          <table:table-cell office:value-type="string">
            <text:p>URBANIZACION KALAMARY MANZANA 6 LOTE 3</text:p>
          </table:table-cell>
          <table:table-cell/>
          <table:table-cell office:value-type="string">
            <text:p>TERAN JULIO MANUEL DE JESUS</text:p>
          </table:table-cell>
          <table:table-cell office:value-type="string">
            <text:p>9070678-5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EXCURSIONES MANUEL DE JESUS TERAN JULI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URBANIZACION KALAMARY MANZANA 6 LOTE 3</text:p>
          </table:table-cell>
          <table:table-cell office:value-type="string">
            <text:p>matejuex@latinmail.com</text:p>
          </table:table-cell>
        </table:table-row>
        <table:table-row table:style-name="ro1" table:visibility="filter">
          <table:table-cell office:value-type="float" office:value="6652350">
            <text:p>665235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RODRIGO GARCIA GIL</text:p>
          </table:table-cell>
          <table:table-cell office:value-type="string">
            <text:p>BOCAGRANDE CALLE 5 NO 4 10 LOCAL 102</text:p>
          </table:table-cell>
          <table:table-cell/>
          <table:table-cell office:value-type="string">
            <text:p>A LUGARES Y DESTINOS MAYORISTAS DE TURISMO S.A.</text:p>
          </table:table-cell>
          <table:table-cell office:value-type="string">
            <text:p>811027879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 LUGARES Y DESTINOS MAYORISTAS DE TURISMO S.A.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15 NO 103 90 CENTRO COMERCIAL SHOPINNG</text:p>
          </table:table-cell>
          <table:table-cell office:value-type="string">
            <text:p>alydctg@hotmail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CLAUDE PIMO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ERRAWIND PROPERTIES CORP. SUCURSAL COLOMBIA</text:p>
          </table:table-cell>
          <table:table-cell office:value-type="string">
            <text:p>900139602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SA PESTAGUA. 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ALLE SANTO DOMINGO NO 33 63</text:p>
          </table:table-cell>
          <table:table-cell office:value-type="string">
            <text:p>reservas@casapestagua.com</text:p>
          </table:table-cell>
        </table:table-row>
        <table:table-row table:style-name="ro1">
          <table:table-cell office:value-type="float" office:value="6600488">
            <text:p>660048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6579">
            <text:p>664657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 LA FACTORIA No.36-152</text:p>
          </table:table-cell>
          <table:table-cell office:value-type="float" office:value="10">
            <text:p>10</text:p>
          </table:table-cell>
          <table:table-cell office:value-type="string">
            <text:p>CASA PETER LIMITADA</text:p>
          </table:table-cell>
          <table:table-cell office:value-type="string">
            <text:p>80601124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PETER LIMITADA</text:p>
          </table:table-cell>
          <table:table-cell office:value-type="float" office:value="3157440972">
            <text:p>3157440972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 FACTORIA NO 36 152</text:p>
          </table:table-cell>
          <table:table-cell office:value-type="string">
            <text:p>casapeter@telecom.com.co</text:p>
          </table:table-cell>
        </table:table-row>
        <table:table-row table:style-name="ro1" table:visibility="filter">
          <table:table-cell office:value-type="float" office:value="3158292695">
            <text:p>315829269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58292695">
            <text:p>3158292695</text:p>
          </table:table-cell>
          <table:table-cell office:value-type="string">
            <text:p>Bolivar</text:p>
          </table:table-cell>
          <table:table-cell office:value-type="float" office:value="6656878">
            <text:p>6656878</text:p>
          </table:table-cell>
          <table:table-cell office:value-type="string">
            <text:p>MA DEL SOCORRO GONZALEZ VELEZ</text:p>
          </table:table-cell>
          <table:table-cell office:value-type="string">
            <text:p>URBANIZACION EL CAMPESTRE 4 ETAPA MANZANA 40 LOTE 17</text:p>
          </table:table-cell>
          <table:table-cell/>
          <table:table-cell table:style-name="ce1" office:value-type="string">
            <text:p>45505222-</text:p>
          </table:table-cell>
          <table:table-cell office:value-type="string">
            <text:p>MARIA DEL SOCORRO GONZALEZ VEL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NZALEZ VELEZ MARIA DEL SOCORRO</text:p>
          </table:table-cell>
          <table:table-cell office:value-type="float" office:value="3158292695">
            <text:p>31582926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EL CAMPESTRE 4 ETAPA MANZANA 40 LOTE 17</text:p>
          </table:table-cell>
          <table:table-cell office:value-type="string">
            <text:p>mariateresa171230@hotmail.com</text:p>
          </table:table-cell>
        </table:table-row>
        <table:table-row table:style-name="ro1">
          <table:table-cell office:value-type="float" office:value="6651127">
            <text:p>665112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1127">
            <text:p>665112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INVERSIONES IBATAMA SOCIEDAD POR ACCIONES SIMPLIFICADA</text:p>
          </table:table-cell>
          <table:table-cell office:value-type="string">
            <text:p>90031436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IBATAMA #1</text:p>
          </table:table-cell>
          <table:table-cell office:value-type="float" office:value="3173006670">
            <text:p>3173006670</text:p>
          </table:table-cell>
          <table:table-cell office:value-type="float" office:value="4">
            <text:p>4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7 46</text:p>
          </table:table-cell>
          <table:table-cell office:value-type="string">
            <text:p>hotelesibatamactg@yahoo.com</text:p>
          </table:table-cell>
        </table:table-row>
        <table:table-row table:style-name="ro1" table:visibility="filter">
          <table:table-cell/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PEDRO ANTONIO GARCIA ALV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ARCIA ALVIS PEDRO ANTONIO</text:p>
          </table:table-cell>
          <table:table-cell office:value-type="string">
            <text:p>4034667-3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THE CHILL HOUSE BACKPACKERS HOTE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CENTRO CALLE LA TABLADA NO 7 12 PISO 2 APARTAMENTO 1</text:p>
          </table:table-cell>
          <table:table-cell office:value-type="string">
            <text:p>laspuertas2005@hotmail.com</text:p>
          </table:table-cell>
        </table:table-row>
        <table:table-row table:style-name="ro1">
          <table:table-cell office:value-type="float" office:value="6643630">
            <text:p>66436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3630">
            <text:p>6643630</text:p>
          </table:table-cell>
          <table:table-cell office:value-type="string">
            <text:p>Bolivar</text:p>
          </table:table-cell>
          <table:table-cell office:value-type="float" office:value="6643630">
            <text:p>6643630</text:p>
          </table:table-cell>
          <table:table-cell/>
          <table:table-cell office:value-type="string">
            <text:p>GETSEMANI CALLE DE LAS PALMAS #25-51</text:p>
          </table:table-cell>
          <table:table-cell office:value-type="float" office:value="11">
            <text:p>11</text:p>
          </table:table-cell>
          <table:table-cell office:value-type="string">
            <text:p>LONGO ESTRADA E HIJOS LIMITADA</text:p>
          </table:table-cell>
          <table:table-cell office:value-type="string">
            <text:p>806001115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DE LAS PALMAS</text:p>
          </table:table-cell>
          <table:table-cell office:value-type="float" office:value="3163857474">
            <text:p>3163857474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S PALMAS NO 25 51 BARRIO GETSEMANI</text:p>
          </table:table-cell>
          <table:table-cell office:value-type="string">
            <text:p>hotelcasadelaspalmas@gmail.com</text:p>
          </table:table-cell>
        </table:table-row>
        <table:table-row table:style-name="ro1">
          <table:table-cell office:value-type="float" office:value="6644377">
            <text:p>664437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4377">
            <text:p>66443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 No.51-123</text:p>
          </table:table-cell>
          <table:table-cell office:value-type="float" office:value="12">
            <text:p>12</text:p>
          </table:table-cell>
          <table:table-cell office:value-type="string">
            <text:p>VIDAL FORTICH JAIME ALFONSO</text:p>
          </table:table-cell>
          <table:table-cell office:value-type="string">
            <text:p>9074351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INTORERA</text:p>
          </table:table-cell>
          <table:table-cell office:value-type="float" office:value="3116653062">
            <text:p>3116653062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5 123</text:p>
          </table:table-cell>
          <table:table-cell office:value-type="string">
            <text:p>mapaye11@hotmail.com</text:p>
          </table:table-cell>
        </table:table-row>
        <table:table-row table:style-name="ro1" table:visibility="filter">
          <table:table-cell office:value-type="float" office:value="6649049">
            <text:p>664904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RITZA ROSA BECHARA ISAZA</text:p>
          </table:table-cell>
          <table:table-cell office:value-type="string">
            <text:p>GETSEMANI CALLE DE LA MEDIA LUNA NO 10 35</text:p>
          </table:table-cell>
          <table:table-cell office:value-type="float" office:value="0">
            <text:p>0</text:p>
          </table:table-cell>
          <table:table-cell office:value-type="string">
            <text:p>INVERSIONES P.B.M. <text:s/>S. EN C.</text:p>
          </table:table-cell>
          <table:table-cell office:value-type="string">
            <text:p>900035657-4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MARLYN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ETSEMANI CALLE DE LA MEDIA LUNA NO 10 35</text:p>
          </table:table-cell>
          <table:table-cell/>
        </table:table-row>
        <table:table-row table:style-name="ro1" table:visibility="filter">
          <table:table-cell/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OLGA LUCIA JIMENEZ SALDARRIAGA</text:p>
          </table:table-cell>
          <table:table-cell office:value-type="string">
            <text:p>AVENIDA SAN MARTIN NO 5 122 BOCAGRANDE</text:p>
          </table:table-cell>
          <table:table-cell/>
          <table:table-cell office:value-type="string">
            <text:p>PROMOTORA PICCOLO S.A.</text:p>
          </table:table-cell>
          <table:table-cell office:value-type="string">
            <text:p>800192969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IZZAS PICCOLO SAN MARTIN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NO 5 122 BOCAGRANDE</text:p>
          </table:table-cell>
          <table:table-cell/>
        </table:table-row>
        <table:table-row table:style-name="ro1" table:visibility="filter">
          <table:table-cell office:value-type="float" office:value="4816480">
            <text:p>481648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876500">
            <text:p>5876500</text:p>
          </table:table-cell>
          <table:table-cell office:value-type="string">
            <text:p>Cundinamarca</text:p>
          </table:table-cell>
          <table:table-cell office:value-type="float" office:value="6554800">
            <text:p>6554800</text:p>
          </table:table-cell>
          <table:table-cell/>
          <table:table-cell office:value-type="string">
            <text:p>CENTRO COMERCIAL PIERINO GALLO P-2 LOCAL 09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AVIATUR S.A.</text:p>
          </table:table-cell>
          <table:table-cell office:value-type="float" office:value="3155846173">
            <text:p>315584617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467023">
            <text:p>646702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467023">
            <text:p>6467023</text:p>
          </table:table-cell>
          <table:table-cell office:value-type="string">
            <text:p>Bolivar</text:p>
          </table:table-cell>
          <table:table-cell office:value-type="float" office:value="6467023">
            <text:p>6467023</text:p>
          </table:table-cell>
          <table:table-cell office:value-type="string">
            <text:p>ABELARDO URRUCHURTU SANCHEZ</text:p>
          </table:table-cell>
          <table:table-cell office:value-type="string">
            <text:p>Barrio Las Gaviotas Mz 20 Lt 11 E. 2</text:p>
          </table:table-cell>
          <table:table-cell/>
          <table:table-cell office:value-type="string">
            <text:p>URRUCHURTU <text:s/>SANCHEZ ABELARDO</text:p>
          </table:table-cell>
          <table:table-cell office:value-type="string">
            <text:p>9093747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URRUCHURTU SANCHEZ ABELARDO</text:p>
          </table:table-cell>
          <table:table-cell office:value-type="float" office:value="3126940122">
            <text:p>312694012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Las Gaviotas Mz 20 Lt 11 E.2</text:p>
          </table:table-cell>
          <table:table-cell office:value-type="string">
            <text:p>abel-urruchurtu@hotmail.com</text:p>
          </table:table-cell>
        </table:table-row>
        <table:table-row table:style-name="ro1" table:visibility="filter">
          <table:table-cell office:value-type="float" office:value="3107355785">
            <text:p>310735578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7355785">
            <text:p>3107355785</text:p>
          </table:table-cell>
          <table:table-cell office:value-type="string">
            <text:p>Bolivar</text:p>
          </table:table-cell>
          <table:table-cell office:value-type="float" office:value="3107355785">
            <text:p>3107355785</text:p>
          </table:table-cell>
          <table:table-cell office:value-type="string">
            <text:p>CARLOS MANUEL GONZALEZ MIRANDA</text:p>
          </table:table-cell>
          <table:table-cell office:value-type="string">
            <text:p>BRR GETSEMANI CL LOMBA 26 A 94</text:p>
          </table:table-cell>
          <table:table-cell/>
          <table:table-cell office:value-type="string">
            <text:p>GONZALEZ MIRANDA CARLOS MANUEL</text:p>
          </table:table-cell>
          <table:table-cell office:value-type="string">
            <text:p>9064636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NZALEZ MIRANDA CARLOS MANUEL</text:p>
          </table:table-cell>
          <table:table-cell office:value-type="float" office:value="3107355785">
            <text:p>310735578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GETSEMANI CL LOMBA 26 A 94</text:p>
          </table:table-cell>
          <table:table-cell office:value-type="string">
            <text:p>turismounoa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61838">
            <text:p>6561838</text:p>
          </table:table-cell>
          <table:table-cell office:value-type="string">
            <text:p>Bolivar</text:p>
          </table:table-cell>
          <table:table-cell office:value-type="float" office:value="6561838">
            <text:p>6561838</text:p>
          </table:table-cell>
          <table:table-cell office:value-type="string">
            <text:p>ANA CECILIA GONZALEZ</text:p>
          </table:table-cell>
          <table:table-cell office:value-type="string">
            <text:p>EDIFICIO SANTA TERESITA APARTAMENTO NO 3 PIE DEL CERRO</text:p>
          </table:table-cell>
          <table:table-cell/>
          <table:table-cell table:style-name="ce1" office:value-type="string">
            <text:p>33133322-</text:p>
          </table:table-cell>
          <table:table-cell office:value-type="string">
            <text:p>Cecilia Gonzalez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GONZALEZ ANA CECILIA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EDIFICIO SANTA TERESITA APARTAMENTO NO 3 PIE DEL CERRO</text:p>
          </table:table-cell>
          <table:table-cell/>
        </table:table-row>
        <table:table-row table:style-name="ro1" table:visibility="filter">
          <table:table-cell office:value-type="float" office:value="6525755">
            <text:p>652575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25755">
            <text:p>6525755</text:p>
          </table:table-cell>
          <table:table-cell office:value-type="string">
            <text:p>Bolivar</text:p>
          </table:table-cell>
          <table:table-cell office:value-type="float" office:value="6525755">
            <text:p>6525755</text:p>
          </table:table-cell>
          <table:table-cell office:value-type="string">
            <text:p>LUIS URRUCHURTU ROMAN</text:p>
          </table:table-cell>
          <table:table-cell office:value-type="string">
            <text:p>EDIFICIO VILLA MARIANA CAMINO DEL MEDIO APARATEMENTO 403</text:p>
          </table:table-cell>
          <table:table-cell/>
          <table:table-cell table:style-name="ce1" office:value-type="string">
            <text:p>880583-</text:p>
          </table:table-cell>
          <table:table-cell office:value-type="string">
            <text:p>Luis Urruchurtu Román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URRUCHURTU ROMAN LUIS</text:p>
          </table:table-cell>
          <table:table-cell office:value-type="float" office:value="3114030086">
            <text:p>311403008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Pozón Mz 179 Lt 12 Sec. Central</text:p>
          </table:table-cell>
          <table:table-cell office:value-type="string">
            <text:p>luis-urruchurtu@outlook.com</text:p>
          </table:table-cell>
        </table:table-row>
        <table:table-row table:style-name="ro1" table:visibility="filter">
          <table:table-cell office:value-type="float" office:value="6695467">
            <text:p>669546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5526">
            <text:p>6695526</text:p>
          </table:table-cell>
          <table:table-cell office:value-type="string">
            <text:p>Bolivar</text:p>
          </table:table-cell>
          <table:table-cell office:value-type="float" office:value="6695526">
            <text:p>6695526</text:p>
          </table:table-cell>
          <table:table-cell office:value-type="string">
            <text:p>ANTONIO RUIZ SALINAS</text:p>
          </table:table-cell>
          <table:table-cell office:value-type="string">
            <text:p>ALTO BOSQUE CALLE LA PAZ NO 21A 46</text:p>
          </table:table-cell>
          <table:table-cell/>
          <table:table-cell office:value-type="string">
            <text:p>RUIZ SALINAS ANTONIO MARIA</text:p>
          </table:table-cell>
          <table:table-cell office:value-type="string">
            <text:p>73103287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UIZ SALINAS ANTONIO</text:p>
          </table:table-cell>
          <table:table-cell office:value-type="float" office:value="3205435443">
            <text:p>320543544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TO BOSQUE CALLE LA PAZ NO 21A 46</text:p>
          </table:table-cell>
          <table:table-cell office:value-type="string">
            <text:p>grantonyruiz@hotmail.com</text:p>
          </table:table-cell>
        </table:table-row>
        <table:table-row table:style-name="ro1" table:visibility="filter">
          <table:table-cell office:value-type="float" office:value="3168149906">
            <text:p>316814990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3086">
            <text:p>6533086</text:p>
          </table:table-cell>
          <table:table-cell office:value-type="string">
            <text:p>Bolivar</text:p>
          </table:table-cell>
          <table:table-cell office:value-type="float" office:value="6533086">
            <text:p>6533086</text:p>
          </table:table-cell>
          <table:table-cell office:value-type="string">
            <text:p>GREGORIO TORRES GUERRA</text:p>
          </table:table-cell>
          <table:table-cell office:value-type="string">
            <text:p>VILLA ESTRELLA CARRERA 92 NO 33 29 SECTOR LA CARPA</text:p>
          </table:table-cell>
          <table:table-cell/>
          <table:table-cell table:style-name="ce1" office:value-type="string">
            <text:p>73090448-</text:p>
          </table:table-cell>
          <table:table-cell office:value-type="string">
            <text:p>gregorio torres guerra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TORRES GUERRA GREGORIO</text:p>
          </table:table-cell>
          <table:table-cell office:value-type="float" office:value="3168149906">
            <text:p>316814990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VILLA ESTRELLA CARRERA 92 NO 33 29 SECTOR LA CARPA</text:p>
          </table:table-cell>
          <table:table-cell office:value-type="string">
            <text:p>gregorio_torus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7804">
            <text:p>6647804</text:p>
          </table:table-cell>
          <table:table-cell office:value-type="string">
            <text:p>Bolivar</text:p>
          </table:table-cell>
          <table:table-cell office:value-type="float" office:value="6647804">
            <text:p>6647804</text:p>
          </table:table-cell>
          <table:table-cell office:value-type="string">
            <text:p>ALBERTO MARIN ZAMORA</text:p>
          </table:table-cell>
          <table:table-cell office:value-type="string">
            <text:p>CARTAGENA BARRIO GETSEMANI CALLE LOMBA NO 26A 94</text:p>
          </table:table-cell>
          <table:table-cell/>
          <table:table-cell table:style-name="ce1" office:value-type="string">
            <text:p>73086086-</text:p>
          </table:table-cell>
          <table:table-cell office:value-type="string">
            <text:p>alberto enrique marin zamora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MARIN ZAMORA ALBERT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ARRIO GETSEMANI CALLE LOMBA NO 26A 94</text:p>
          </table:table-cell>
          <table:table-cell/>
        </table:table-row>
        <table:table-row table:style-name="ro1" table:visibility="filter">
          <table:table-cell office:value-type="float" office:value="6432975">
            <text:p>643297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32975">
            <text:p>6432975</text:p>
          </table:table-cell>
          <table:table-cell office:value-type="string">
            <text:p>Bolivar</text:p>
          </table:table-cell>
          <table:table-cell office:value-type="float" office:value="6432975">
            <text:p>6432975</text:p>
          </table:table-cell>
          <table:table-cell office:value-type="string">
            <text:p>AMAYRY SOTO FLOREZ</text:p>
          </table:table-cell>
          <table:table-cell office:value-type="string">
            <text:p>zaragocilla calle el consulado n°50f 38</text:p>
          </table:table-cell>
          <table:table-cell/>
          <table:table-cell office:value-type="string">
            <text:p>SOTO FLOREZ AMAURY</text:p>
          </table:table-cell>
          <table:table-cell office:value-type="string">
            <text:p>73102206-4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SOTO FLORES AMAURY</text:p>
          </table:table-cell>
          <table:table-cell office:value-type="float" office:value="3107210350">
            <text:p>3107210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zaragocilla calle el consulado n°50f 38</text:p>
          </table:table-cell>
          <table:table-cell office:value-type="string">
            <text:p>amaurysoto63@hotmail.com</text:p>
          </table:table-cell>
        </table:table-row>
        <table:table-row table:style-name="ro1" table:visibility="filter">
          <table:table-cell office:value-type="float" office:value="3103569042">
            <text:p>310356904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3569042">
            <text:p>3103569042</text:p>
          </table:table-cell>
          <table:table-cell office:value-type="string">
            <text:p>Bolivar</text:p>
          </table:table-cell>
          <table:table-cell office:value-type="float" office:value="6524519">
            <text:p>6524519</text:p>
          </table:table-cell>
          <table:table-cell office:value-type="string">
            <text:p>RODRIGO RODRIGUEZ DE AVILA</text:p>
          </table:table-cell>
          <table:table-cell office:value-type="string">
            <text:p>RODEO TERCER SECTOR MAZANA 4 LOTE 20</text:p>
          </table:table-cell>
          <table:table-cell/>
          <table:table-cell office:value-type="string">
            <text:p>9078288-7</text:p>
          </table:table-cell>
          <table:table-cell office:value-type="string">
            <text:p>rodrigo rodriguez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RODRIGUEZ DE AVILA RODRIGO</text:p>
          </table:table-cell>
          <table:table-cell office:value-type="float" office:value="3103569042">
            <text:p>31035690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RODEO TERCER SECTOR MAZANA 4 LOTE 20</text:p>
          </table:table-cell>
          <table:table-cell office:value-type="string">
            <text:p>srsantacruz@hotmail.com</text:p>
          </table:table-cell>
        </table:table-row>
        <table:table-row table:style-name="ro1" table:visibility="filter">
          <table:table-cell office:value-type="float" office:value="6537626">
            <text:p>653762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7626">
            <text:p>6537626</text:p>
          </table:table-cell>
          <table:table-cell office:value-type="string">
            <text:p>Bolivar</text:p>
          </table:table-cell>
          <table:table-cell office:value-type="float" office:value="6537626">
            <text:p>6537626</text:p>
          </table:table-cell>
          <table:table-cell office:value-type="string">
            <text:p>AMBROSIO ESCORCIA MELENDEZ</text:p>
          </table:table-cell>
          <table:table-cell office:value-type="string">
            <text:p>SAN FERNANDO SECTOR MEDELLIN NO 85 24 CALLE DE LAS NIEVES</text:p>
          </table:table-cell>
          <table:table-cell/>
          <table:table-cell table:style-name="ce1" office:value-type="string">
            <text:p>73112623-</text:p>
          </table:table-cell>
          <table:table-cell office:value-type="string">
            <text:p>AMBROSIO ESCORCI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ESCORCIA MELENDEZ AMBROSIO</text:p>
          </table:table-cell>
          <table:table-cell office:value-type="float" office:value="3106476635">
            <text:p>310647663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FERNANDO SECTOR MEDELLIN NO 85 24 CALLE DE LAS NIEVES</text:p>
          </table:table-cell>
          <table:table-cell office:value-type="string">
            <text:p>jtr@jtr.com.co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42615">
            <text:p>6742615</text:p>
          </table:table-cell>
          <table:table-cell office:value-type="string">
            <text:p>Bolivar</text:p>
          </table:table-cell>
          <table:table-cell office:value-type="float" office:value="6742615">
            <text:p>6742615</text:p>
          </table:table-cell>
          <table:table-cell office:value-type="string">
            <text:p>ALBERTO PEREZ TORRES</text:p>
          </table:table-cell>
          <table:table-cell office:value-type="string">
            <text:p>CALLE SAN MARTIN CARRERA 33 NO 41 25</text:p>
          </table:table-cell>
          <table:table-cell/>
          <table:table-cell office:value-type="string">
            <text:p>3788314-0</text:p>
          </table:table-cell>
          <table:table-cell office:value-type="string">
            <text:p>alberto perez torres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PEREZ TORRES ALBERT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SAN MARTIN CARRERA 33 NO 41 25</text:p>
          </table:table-cell>
          <table:table-cell/>
        </table:table-row>
        <table:table-row table:style-name="ro1" table:visibility="filter">
          <table:table-cell office:value-type="float" office:value="3006902958">
            <text:p>300690295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06902958">
            <text:p>3006902958</text:p>
          </table:table-cell>
          <table:table-cell office:value-type="string">
            <text:p>Bolivar</text:p>
          </table:table-cell>
          <table:table-cell office:value-type="float" office:value="3006902958">
            <text:p>3006902958</text:p>
          </table:table-cell>
          <table:table-cell office:value-type="string">
            <text:p>CARMEN C GARCIA GALEANO</text:p>
          </table:table-cell>
          <table:table-cell office:value-type="string">
            <text:p>MARTINEZ MARTELO TRANSVERSAL 34 NO 19 05 APARTAMENTO 202</text:p>
          </table:table-cell>
          <table:table-cell/>
          <table:table-cell office:value-type="string">
            <text:p>45438777-9</text:p>
          </table:table-cell>
          <table:table-cell office:value-type="string">
            <text:p>carmen consuelo garcia galean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ARCIA GALEANO CARMEN CONSUELO</text:p>
          </table:table-cell>
          <table:table-cell office:value-type="float" office:value="3006902958">
            <text:p>300690295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TINEZ MARTELO TRANSVERSAL 34 NO 19 05 APARTAMENTO 202</text:p>
          </table:table-cell>
          <table:table-cell office:value-type="string">
            <text:p>carmenconsuelogarcia@hotmail.com</text:p>
          </table:table-cell>
        </table:table-row>
        <table:table-row table:style-name="ro1" table:visibility="filter">
          <table:table-cell office:value-type="float" office:value="6632357">
            <text:p>663235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32357">
            <text:p>6632357</text:p>
          </table:table-cell>
          <table:table-cell office:value-type="string">
            <text:p>Bolivar</text:p>
          </table:table-cell>
          <table:table-cell office:value-type="float" office:value="6632357">
            <text:p>6632357</text:p>
          </table:table-cell>
          <table:table-cell office:value-type="string">
            <text:p>MYRIAM DE LA ESPREILLA RODRIGUEZ</text:p>
          </table:table-cell>
          <table:table-cell office:value-type="string">
            <text:p>URB LAS DELICIAS CR 64 30 106 AP 1060</text:p>
          </table:table-cell>
          <table:table-cell/>
          <table:table-cell office:value-type="string">
            <text:p>DE LA ESPRIELLA RODRIGUEZ MYRIAM</text:p>
          </table:table-cell>
          <table:table-cell office:value-type="string">
            <text:p>33139805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YRIAM DE LA ESPRIELLA RODRIGUEZ</text:p>
          </table:table-cell>
          <table:table-cell office:value-type="float" office:value="3103671559">
            <text:p>310367155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 LAS DELICIAS CR 64 30 106 AP 106</text:p>
          </table:table-cell>
          <table:table-cell office:value-type="string">
            <text:p>myriamdelae@hotmail.com</text:p>
          </table:table-cell>
        </table:table-row>
        <table:table-row table:style-name="ro1" table:visibility="filter">
          <table:table-cell office:value-type="string">
            <text:p>xxxxxxx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03689365">
            <text:p>3103689365</text:p>
          </table:table-cell>
          <table:table-cell office:value-type="string">
            <text:p>Bolivar</text:p>
          </table:table-cell>
          <table:table-cell office:value-type="float" office:value="3103689365">
            <text:p>3103689365</text:p>
          </table:table-cell>
          <table:table-cell office:value-type="string">
            <text:p>MANUEL GOMEZ PEREPRA</text:p>
          </table:table-cell>
          <table:table-cell office:value-type="string">
            <text:p>BLAS DE LEZO 5 ETAPA MANZANA 11 A NO 8</text:p>
          </table:table-cell>
          <table:table-cell/>
          <table:table-cell office:value-type="string">
            <text:p>GOMEZ PEREIRA MANUEL</text:p>
          </table:table-cell>
          <table:table-cell office:value-type="string">
            <text:p>987564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MEZ PEREIRA MANUEL</text:p>
          </table:table-cell>
          <table:table-cell office:value-type="float" office:value="3103689365">
            <text:p>310368936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LAS DE LEZO 5 ETAPA MANZANA 11 A NO 8</text:p>
          </table:table-cell>
          <table:table-cell office:value-type="string">
            <text:p>tatianagomezg21@hotmail.com</text:p>
          </table:table-cell>
        </table:table-row>
        <table:table-row table:style-name="ro1" table:visibility="filter">
          <table:table-cell office:value-type="float" office:value="6437725">
            <text:p>643772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04796761">
            <text:p>3004796761</text:p>
          </table:table-cell>
          <table:table-cell office:value-type="string">
            <text:p>Bolivar</text:p>
          </table:table-cell>
          <table:table-cell office:value-type="float" office:value="6437725">
            <text:p>6437725</text:p>
          </table:table-cell>
          <table:table-cell office:value-type="string">
            <text:p>MARTIN EMILIO ROSALES GOMEZ</text:p>
          </table:table-cell>
          <table:table-cell office:value-type="string">
            <text:p>TORICES CALLE ABADIA MENDEZ EDIFICIO GAVENIDAIOTA DEL LAGO APARTAMENTO 301</text:p>
          </table:table-cell>
          <table:table-cell/>
          <table:table-cell office:value-type="string">
            <text:p>ROSALES GOMEZ MARTIN EMILIO</text:p>
          </table:table-cell>
          <table:table-cell office:value-type="string">
            <text:p>73113375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OSALES GOMEZ MARTIN EMILIO</text:p>
          </table:table-cell>
          <table:table-cell office:value-type="float" office:value="3004796761">
            <text:p>300479676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ICES CALLE ABADIA MENDEZ EDIFICIO GAVENIDAIOTA DEL LAGO APARTAMENTO 301</text:p>
          </table:table-cell>
          <table:table-cell office:value-type="string">
            <text:p>mrosalescartagena@hotmail.com</text:p>
          </table:table-cell>
        </table:table-row>
        <table:table-row table:style-name="ro1" table:visibility="filter">
          <table:table-cell office:value-type="float" office:value="6511138">
            <text:p>651113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11138">
            <text:p>6511138</text:p>
          </table:table-cell>
          <table:table-cell office:value-type="string">
            <text:p>Bolivar</text:p>
          </table:table-cell>
          <table:table-cell office:value-type="float" office:value="6511138">
            <text:p>6511138</text:p>
          </table:table-cell>
          <table:table-cell office:value-type="string">
            <text:p>VICTOR LEON PEREZ</text:p>
          </table:table-cell>
          <table:table-cell office:value-type="string">
            <text:p>Barrio el Recreo calle14 Mz 20-3 Turbaco</text:p>
          </table:table-cell>
          <table:table-cell/>
          <table:table-cell office:value-type="string">
            <text:p>LEON PEREZ VICTOR</text:p>
          </table:table-cell>
          <table:table-cell office:value-type="string">
            <text:p>73085196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EON PEREZ VICTOR</text:p>
          </table:table-cell>
          <table:table-cell office:value-type="float" office:value="3163170815">
            <text:p>31631708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Recreo calle 14 <text:s/>Mz 20-3 <text:s text:c="2"/>Turbaco</text:p>
          </table:table-cell>
          <table:table-cell office:value-type="string">
            <text:p>edgarone1@hotmail.com</text:p>
          </table:table-cell>
        </table:table-row>
        <table:table-row table:style-name="ro1" table:visibility="filter">
          <table:table-cell office:value-type="float" office:value="6646274">
            <text:p>664627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6274">
            <text:p>6646274</text:p>
          </table:table-cell>
          <table:table-cell office:value-type="string">
            <text:p>Bolivar</text:p>
          </table:table-cell>
          <table:table-cell office:value-type="float" office:value="6646274">
            <text:p>6646274</text:p>
          </table:table-cell>
          <table:table-cell office:value-type="string">
            <text:p>LEONARDO DAVID MARIN ZAMORA</text:p>
          </table:table-cell>
          <table:table-cell office:value-type="string">
            <text:p>BRR GETSEMANI CALLEJON ANCHO CR 10 C 26 A 94</text:p>
          </table:table-cell>
          <table:table-cell/>
          <table:table-cell office:value-type="string">
            <text:p>MARIN ZAMORA LEONARDO DAVID</text:p>
          </table:table-cell>
          <table:table-cell office:value-type="string">
            <text:p>73094709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IN ZAMORA LEONARDO DAVID</text:p>
          </table:table-cell>
          <table:table-cell office:value-type="float" office:value="3126940457">
            <text:p>31269404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GETSEMANI CALLEJON ANCHO CR 10 C 26 A 94</text:p>
          </table:table-cell>
          <table:table-cell office:value-type="string">
            <text:p>leonardomarin2013@yahoo.com</text:p>
          </table:table-cell>
        </table:table-row>
        <table:table-row table:style-name="ro1" table:visibility="filter">
          <table:table-cell office:value-type="float" office:value="6755372">
            <text:p>675537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55372">
            <text:p>6755372</text:p>
          </table:table-cell>
          <table:table-cell office:value-type="string">
            <text:p>Bolivar</text:p>
          </table:table-cell>
          <table:table-cell office:value-type="float" office:value="6755372">
            <text:p>6755372</text:p>
          </table:table-cell>
          <table:table-cell office:value-type="string">
            <text:p>ANGEL EDUARDO DURAN</text:p>
          </table:table-cell>
          <table:table-cell office:value-type="string">
            <text:p>ANDALUCIA CALLE 29 No 49 05</text:p>
          </table:table-cell>
          <table:table-cell/>
          <table:table-cell table:style-name="ce1" office:value-type="string">
            <text:p>19362015-</text:p>
          </table:table-cell>
          <table:table-cell office:value-type="string">
            <text:p>angel eduardo duran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DURAN ANGEL EDUARDO</text:p>
          </table:table-cell>
          <table:table-cell office:value-type="float" office:value="3183905624">
            <text:p>318390562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NDALUCIA CALLE 29 No 49 05</text:p>
          </table:table-cell>
          <table:table-cell office:value-type="string">
            <text:p>cachaco1959@hotmail.es</text:p>
          </table:table-cell>
        </table:table-row>
        <table:table-row table:style-name="ro1" table:visibility="filter">
          <table:table-cell office:value-type="float" office:value="3145543186">
            <text:p>314554318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45543186">
            <text:p>3145543186</text:p>
          </table:table-cell>
          <table:table-cell office:value-type="string">
            <text:p>Bolivar</text:p>
          </table:table-cell>
          <table:table-cell office:value-type="float" office:value="3145543186">
            <text:p>3145543186</text:p>
          </table:table-cell>
          <table:table-cell office:value-type="string">
            <text:p>RAFAEL ALBERTO LARA PEDROZA</text:p>
          </table:table-cell>
          <table:table-cell office:value-type="string">
            <text:p>BRR CANAPOTE CR 17 60 60</text:p>
          </table:table-cell>
          <table:table-cell/>
          <table:table-cell office:value-type="string">
            <text:p>LARA PEDROZA RAFAEL ALBERTO</text:p>
          </table:table-cell>
          <table:table-cell office:value-type="string">
            <text:p>73075087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ARA PEDROZA RAFAEL ALBERTO</text:p>
          </table:table-cell>
          <table:table-cell office:value-type="float" office:value="3145543186">
            <text:p>314554318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ANAPOTE CR 17 60 60</text:p>
          </table:table-cell>
          <table:table-cell office:value-type="string">
            <text:p>rahlfguia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GUILLERMO ROSALES PAJARO</text:p>
          </table:table-cell>
          <table:table-cell office:value-type="string">
            <text:p>EL RECREO CARRERA 80D NO 31F 34</text:p>
          </table:table-cell>
          <table:table-cell/>
          <table:table-cell office:value-type="string">
            <text:p>ROSALES PAJARO GUILLERMO</text:p>
          </table:table-cell>
          <table:table-cell office:value-type="string">
            <text:p>882345-1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ROSALES PAJARO GUILLERM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EL RECREO CARRERA 80D NO 31F 34</text:p>
          </table:table-cell>
          <table:table-cell/>
        </table:table-row>
        <table:table-row table:style-name="ro1" table:visibility="filter">
          <table:table-cell office:value-type="float" office:value="6584505">
            <text:p>658450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84505">
            <text:p>6584505</text:p>
          </table:table-cell>
          <table:table-cell office:value-type="string">
            <text:p>Bolivar</text:p>
          </table:table-cell>
          <table:table-cell office:value-type="float" office:value="6584505">
            <text:p>6584505</text:p>
          </table:table-cell>
          <table:table-cell office:value-type="string">
            <text:p>JAVIER RAMIREZ DE AVILA</text:p>
          </table:table-cell>
          <table:table-cell office:value-type="string">
            <text:p>BRR SANTA RITA CR 18 51 A 24</text:p>
          </table:table-cell>
          <table:table-cell/>
          <table:table-cell table:style-name="ce1" office:value-type="string">
            <text:p>9093518-</text:p>
          </table:table-cell>
          <table:table-cell office:value-type="string">
            <text:p>javier ramirez de avil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AMIREZ DE AVILA JAVIER</text:p>
          </table:table-cell>
          <table:table-cell office:value-type="float" office:value="3002806816">
            <text:p>300280681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TA RITA CR 18 51 A 24</text:p>
          </table:table-cell>
          <table:table-cell office:value-type="string">
            <text:p>javieramirezdea@gmail.com</text:p>
          </table:table-cell>
        </table:table-row>
        <table:table-row table:style-name="ro1" table:visibility="filter">
          <table:table-cell office:value-type="float" office:value="3145692080">
            <text:p>31456920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45692080">
            <text:p>3145692080</text:p>
          </table:table-cell>
          <table:table-cell office:value-type="string">
            <text:p>Bolivar</text:p>
          </table:table-cell>
          <table:table-cell office:value-type="float" office:value="3145692080">
            <text:p>3145692080</text:p>
          </table:table-cell>
          <table:table-cell office:value-type="string">
            <text:p>RAFAEL SARMIENTO CANTILLO</text:p>
          </table:table-cell>
          <table:table-cell office:value-type="string">
            <text:p>OLAYA HERRERA CALLE COLOMBIA NO 35 59</text:p>
          </table:table-cell>
          <table:table-cell/>
          <table:table-cell office:value-type="string">
            <text:p>SARMIENTO CANTILLO RAFAEL</text:p>
          </table:table-cell>
          <table:table-cell office:value-type="string">
            <text:p>879993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RMIENTO CANTILLO RAFAEL A</text:p>
          </table:table-cell>
          <table:table-cell office:value-type="float" office:value="3145692080">
            <text:p>31456920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OLAYA HERRERA CALLE COLOMBIA NO 35 59</text:p>
          </table:table-cell>
          <table:table-cell office:value-type="string">
            <text:p>gerardoasarmiento@gmail.com</text:p>
          </table:table-cell>
        </table:table-row>
        <table:table-row table:style-name="ro1" table:visibility="filter">
          <table:table-cell office:value-type="float" office:value="6901295">
            <text:p>690129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901295">
            <text:p>6901295</text:p>
          </table:table-cell>
          <table:table-cell office:value-type="string">
            <text:p>Bolivar</text:p>
          </table:table-cell>
          <table:table-cell office:value-type="float" office:value="6816104">
            <text:p>6816104</text:p>
          </table:table-cell>
          <table:table-cell office:value-type="string">
            <text:p>RAFAEL RODRIGUEZ VILLA</text:p>
          </table:table-cell>
          <table:table-cell office:value-type="string">
            <text:p>URBANIZACION SANTA MONICA CARRERA 78 NO 4 23</text:p>
          </table:table-cell>
          <table:table-cell/>
          <table:table-cell office:value-type="string">
            <text:p>RODRIGUEZ VILLA RAFAEL BERNARDO DE JESUS</text:p>
          </table:table-cell>
          <table:table-cell office:value-type="string">
            <text:p>73093598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ODRIGUEZ VILLA RAFAEL BERNARDO</text:p>
          </table:table-cell>
          <table:table-cell office:value-type="float" office:value="3003555112">
            <text:p>30035551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SANTA MONICA CARRERA 78 NO 4 23</text:p>
          </table:table-cell>
          <table:table-cell office:value-type="string">
            <text:p>edgarones@hotmail.com</text:p>
          </table:table-cell>
        </table:table-row>
        <table:table-row table:style-name="ro1" table:visibility="filter">
          <table:table-cell office:value-type="float" office:value="6678064">
            <text:p>667806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572103">
            <text:p>6572103</text:p>
          </table:table-cell>
          <table:table-cell office:value-type="string">
            <text:p>Bolivar</text:p>
          </table:table-cell>
          <table:table-cell office:value-type="float" office:value="6572103">
            <text:p>6572103</text:p>
          </table:table-cell>
          <table:table-cell office:value-type="string">
            <text:p>HUGO BUITRAGO PICO</text:p>
          </table:table-cell>
          <table:table-cell office:value-type="string">
            <text:p>CARRERA 60E NO 28 20 VISTA HERMOSA</text:p>
          </table:table-cell>
          <table:table-cell/>
          <table:table-cell office:value-type="string">
            <text:p>BUITRAGO PICO HUGO</text:p>
          </table:table-cell>
          <table:table-cell office:value-type="string">
            <text:p>16645346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UITRAGO PICO HUGO</text:p>
          </table:table-cell>
          <table:table-cell office:value-type="float" office:value="3126785213">
            <text:p>31267852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60E NO 28 20 VISTA HERMOSA</text:p>
          </table:table-cell>
          <table:table-cell office:value-type="string">
            <text:p>hugobuitragopico@hotmail.com</text:p>
          </table:table-cell>
        </table:table-row>
        <table:table-row table:style-name="ro1" table:visibility="filter">
          <table:table-cell office:value-type="float" office:value="6645121">
            <text:p>6645121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LAZA SAN PEDRO CLAVER # 30-11</text:p>
          </table:table-cell>
          <table:table-cell/>
          <table:table-cell office:value-type="string">
            <text:p>SERVINCLUIDOS LTDA</text:p>
          </table:table-cell>
          <table:table-cell office:value-type="string">
            <text:p>800230546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CAFE SAN PEDRO</text:p>
          </table:table-cell>
          <table:table-cell office:value-type="float" office:value="3157319604">
            <text:p>3157319604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. 1A NO. 10-10</text:p>
          </table:table-cell>
          <table:table-cell office:value-type="string">
            <text:p>cafesanpedro@decameron.com</text:p>
          </table:table-cell>
        </table:table-row>
        <table:table-row table:style-name="ro1" table:visibility="filter">
          <table:table-cell office:value-type="float" office:value="6648243">
            <text:p>6648243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BALOCO # 2-01</text:p>
          </table:table-cell>
          <table:table-cell/>
          <table:table-cell office:value-type="string">
            <text:p>SERVINCLUIDOS LTDA</text:p>
          </table:table-cell>
          <table:table-cell office:value-type="string">
            <text:p>800230546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RESTAURANTE LA VITROLA</text:p>
          </table:table-cell>
          <table:table-cell office:value-type="float" office:value="3157319604">
            <text:p>3157319604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1A NO. 10-10</text:p>
          </table:table-cell>
          <table:table-cell office:value-type="string">
            <text:p>secretaria.juridica@decameron.com</text:p>
          </table:table-cell>
        </table:table-row>
        <table:table-row table:style-name="ro1" table:visibility="filter">
          <table:table-cell office:value-type="float" office:value="6675548">
            <text:p>667554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6675548">
            <text:p>6675548</text:p>
          </table:table-cell>
          <table:table-cell office:value-type="string">
            <text:p>Bolivar</text:p>
          </table:table-cell>
          <table:table-cell office:value-type="float" office:value="6675548">
            <text:p>6675548</text:p>
          </table:table-cell>
          <table:table-cell office:value-type="string">
            <text:p>LUIS CASTELLAR POSSO</text:p>
          </table:table-cell>
          <table:table-cell office:value-type="string">
            <text:p>NUEVO BOSQUE MANZANA 5 LOTE 30 4 ETAPA</text:p>
          </table:table-cell>
          <table:table-cell/>
          <table:table-cell office:value-type="string">
            <text:p>CASTELLAR POSSO LUIS GUILLERMO</text:p>
          </table:table-cell>
          <table:table-cell office:value-type="string">
            <text:p>73088203-2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CASTELLAR POSSO LUIS GUILLERMO</text:p>
          </table:table-cell>
          <table:table-cell office:value-type="float" office:value="3157540365">
            <text:p>315754036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NUEVO BOSQUE MANZANA 5 LOTE 30 ETAPA 4</text:p>
          </table:table-cell>
          <table:table-cell office:value-type="string">
            <text:p>l.castellar@hotmail.com</text:p>
          </table:table-cell>
        </table:table-row>
        <table:table-row table:style-name="ro1" table:visibility="filter">
          <table:table-cell office:value-type="float" office:value="6671399">
            <text:p>667139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71399">
            <text:p>6671399</text:p>
          </table:table-cell>
          <table:table-cell office:value-type="string">
            <text:p>Bolivar</text:p>
          </table:table-cell>
          <table:table-cell office:value-type="float" office:value="6671399">
            <text:p>6671399</text:p>
          </table:table-cell>
          <table:table-cell office:value-type="string">
            <text:p>MANUEL ENRIQUE CASTELLAR POSSO</text:p>
          </table:table-cell>
          <table:table-cell office:value-type="string">
            <text:p>NUEVO BOSQUE MANZANA 5 LOTE 30 4 ETAPA</text:p>
          </table:table-cell>
          <table:table-cell/>
          <table:table-cell office:value-type="string">
            <text:p>CASTELLAR POSSO MANUEL ENRIQUE</text:p>
          </table:table-cell>
          <table:table-cell office:value-type="string">
            <text:p>73107546-6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CASTELLAR POSSO MANUEL ENRIQUE</text:p>
          </table:table-cell>
          <table:table-cell office:value-type="float" office:value="3145456824">
            <text:p>314545682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NUEVO BOSQUE MANZANA 5 LOTE 30 ETAPA 4</text:p>
          </table:table-cell>
          <table:table-cell office:value-type="string">
            <text:p>manuel_castellar@hotmail.com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411 - Actividades juridica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MARTHA DEL SOCORRO VALLE DE MEDIN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VALLE DE MEDINA MARTHA DEL SOCORRO</text:p>
          </table:table-cell>
          <table:table-cell office:value-type="string">
            <text:p>29111111-7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CASA MARTA CARTAGENA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ARRIO GETSEMANI CALLE SAN ANTONIO NO 25 165</text:p>
          </table:table-cell>
          <table:table-cell office:value-type="string">
            <text:p>martavallecartagena@hotmail.com</text:p>
          </table:table-cell>
        </table:table-row>
        <table:table-row table:style-name="ro1" table:visibility="filter">
          <table:table-cell/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LUIS FERNANDO MENDEZ ZUMAQU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3205410-3</text:p>
          </table:table-cell>
          <table:table-cell office:value-type="string">
            <text:p>luis fernando mendez zumaque</text:p>
          </table:table-cell>
          <table:table-cell office:value-type="string">
            <text:p>ESTABLECIMIENTO DE ALOJAMIENTO Y HOSPEDAJE</text:p>
          </table:table-cell>
          <table:table-cell office:value-type="string">
            <text:p>No Registra</text:p>
          </table:table-cell>
          <table:table-cell office:value-type="string">
            <text:p>APARTA CO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AVENIDA ALMIRANTE BRION CARRERA 1A EDIFICIO EL CONQUISTADOR LOCAL 107 EL LAGUITO</text:p>
          </table:table-cell>
          <table:table-cell office:value-type="string">
            <text:p>apartacol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291">
            <text:p>6812291</text:p>
          </table:table-cell>
          <table:table-cell office:value-type="string">
            <text:p>Bolivar</text:p>
          </table:table-cell>
          <table:table-cell office:value-type="float" office:value="6812291">
            <text:p>6812291</text:p>
          </table:table-cell>
          <table:table-cell office:value-type="string">
            <text:p>NIDIA NUÑEZ BAUTISTA</text:p>
          </table:table-cell>
          <table:table-cell office:value-type="string">
            <text:p>URBANIZACION NUEVOS JARDINES MANZANA C LOTE 21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NUÑEZ BAUTISTA NIDIA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NUEVOS JARDINES MANZANA C LOTE 21</text:p>
          </table:table-cell>
          <table:table-cell/>
        </table:table-row>
        <table:table-row table:style-name="ro1" table:visibility="filter">
          <table:table-cell office:value-type="float" office:value="6640848">
            <text:p>664084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986">
            <text:p>6816986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GARCIA CASTAÑO EDILBERTO</text:p>
          </table:table-cell>
          <table:table-cell office:value-type="string">
            <text:p>ALAMEDA LA VICTORIA MANZANA M LOTE 3</text:p>
          </table:table-cell>
          <table:table-cell/>
          <table:table-cell office:value-type="string">
            <text:p>9060109-3</text:p>
          </table:table-cell>
          <table:table-cell office:value-type="string">
            <text:p>EDILBERTO GARCIA CASTAÑO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GARCIA CASTAÑO EDILBERTO</text:p>
          </table:table-cell>
          <table:table-cell office:value-type="float" office:value="3158993583">
            <text:p>315899358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AMEDA LA VICTORIA MANZANA M LOTE 3</text:p>
          </table:table-cell>
          <table:table-cell office:value-type="string">
            <text:p>walter.garcia@guianzaexpresscartagena.com</text:p>
          </table:table-cell>
        </table:table-row>
        <table:table-row table:style-name="ro1" table:visibility="filter">
          <table:table-cell office:value-type="float" office:value="6665350">
            <text:p>666535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5350">
            <text:p>6665350</text:p>
          </table:table-cell>
          <table:table-cell office:value-type="string">
            <text:p>Bolivar</text:p>
          </table:table-cell>
          <table:table-cell office:value-type="float" office:value="6665350">
            <text:p>6665350</text:p>
          </table:table-cell>
          <table:table-cell office:value-type="string">
            <text:p>PEREZ GOMEZ ANTONIO MANUEL</text:p>
          </table:table-cell>
          <table:table-cell office:value-type="string">
            <text:p>BRR SIETE DE AGOSTO CL 75 AV ANTONIO NARIÑO 48 96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EREZ GOMEZ ANTONIO MANUEL</text:p>
          </table:table-cell>
          <table:table-cell office:value-type="float" office:value="6665350">
            <text:p>6665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IETE DE AGOSTO CL 75 AV ANTONIO NARIÑO 48 96</text:p>
          </table:table-cell>
          <table:table-cell office:value-type="string">
            <text:p>amanuelperez3@gmail.com</text:p>
          </table:table-cell>
        </table:table-row>
        <table:table-row table:style-name="ro1" table:visibility="filter">
          <table:table-cell office:value-type="float" office:value="3103562048">
            <text:p>310356204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3210 - Fabricación de joyas, bisutería y artículos conexos</text:p>
          </table:table-cell>
          <table:table-cell office:value-type="float" office:value="3103562048">
            <text:p>3103562048</text:p>
          </table:table-cell>
          <table:table-cell office:value-type="string">
            <text:p>Bolivar</text:p>
          </table:table-cell>
          <table:table-cell office:value-type="float" office:value="3103562048">
            <text:p>3103562048</text:p>
          </table:table-cell>
          <table:table-cell office:value-type="string">
            <text:p>CASTILLO RODRIGUEZ BLANCA INES</text:p>
          </table:table-cell>
          <table:table-cell office:value-type="string">
            <text:p>CENTRO CLL DE SANTO DOMINGO 33 81 LC 4</text:p>
          </table:table-cell>
          <table:table-cell/>
          <table:table-cell office:value-type="string">
            <text:p>CASTILLO RODRIGUEZ BLANCA INES</text:p>
          </table:table-cell>
          <table:table-cell office:value-type="string">
            <text:p>41575146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STILLO RODRIGUEZ BLANCA INES</text:p>
          </table:table-cell>
          <table:table-cell office:value-type="float" office:value="3103562048">
            <text:p>31035620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LL DE SANTO DOMINGO 33 81 LC 4</text:p>
          </table:table-cell>
          <table:table-cell office:value-type="string">
            <text:p>blancastillor@gmail.com</text:p>
          </table:table-cell>
        </table:table-row>
        <table:table-row table:style-name="ro1" table:visibility="filter">
          <table:table-cell office:value-type="float" office:value="6581520">
            <text:p>658152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81520">
            <text:p>6581520</text:p>
          </table:table-cell>
          <table:table-cell office:value-type="string">
            <text:p>Bolivar</text:p>
          </table:table-cell>
          <table:table-cell office:value-type="float" office:value="6581520">
            <text:p>6581520</text:p>
          </table:table-cell>
          <table:table-cell office:value-type="string">
            <text:p>GOMEZ CANTILLO ANGEL</text:p>
          </table:table-cell>
          <table:table-cell office:value-type="string">
            <text:p>BRR SAN PEDRO LIBERTAD CR 52 A 11 17</text:p>
          </table:table-cell>
          <table:table-cell/>
          <table:table-cell office:value-type="string">
            <text:p>GOMEZ CANTILLO ANGEL</text:p>
          </table:table-cell>
          <table:table-cell office:value-type="string">
            <text:p>73107547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MEZ CANTILLO ANGEL</text:p>
          </table:table-cell>
          <table:table-cell office:value-type="float" office:value="3116552493">
            <text:p>311655249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 PEDRO LIBERTAD CR 52 A 11 17</text:p>
          </table:table-cell>
          <table:table-cell office:value-type="string">
            <text:p>angelgomez2003@yahoo.es</text:p>
          </table:table-cell>
        </table:table-row>
        <table:table-row table:style-name="ro1" table:visibility="filter">
          <table:table-cell office:value-type="float" office:value="6666981">
            <text:p>666698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string">
            <text:p>315-6510683</text:p>
          </table:table-cell>
          <table:table-cell office:value-type="string">
            <text:p>Bolivar</text:p>
          </table:table-cell>
          <table:table-cell office:value-type="string">
            <text:p>315-6510683</text:p>
          </table:table-cell>
          <table:table-cell office:value-type="string">
            <text:p>Ana Bertha Hernandez Colon</text:p>
          </table:table-cell>
          <table:table-cell office:value-type="string">
            <text:p>daniel lemaitre clle 64 # 24-30</text:p>
          </table:table-cell>
          <table:table-cell/>
          <table:table-cell office:value-type="string">
            <text:p>HERNANDEZ COLON ANA BERTHA</text:p>
          </table:table-cell>
          <table:table-cell office:value-type="string">
            <text:p>45447951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na Bertha Hernandez Colon</text:p>
          </table:table-cell>
          <table:table-cell office:value-type="string">
            <text:p>315-651068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aniel lemaitre clle 64 # 24-30</text:p>
          </table:table-cell>
          <table:table-cell office:value-type="string">
            <text:p>anaturista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986">
            <text:p>6816986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LEDESMA CUELLO AURORA MARIA</text:p>
          </table:table-cell>
          <table:table-cell office:value-type="string">
            <text:p>ALAMEDA LA VICTORIA MANZANA M LOTE 3</text:p>
          </table:table-cell>
          <table:table-cell/>
          <table:table-cell office:value-type="string">
            <text:p>LEDESMA CUELLO AURORA MARIA</text:p>
          </table:table-cell>
          <table:table-cell office:value-type="string">
            <text:p>33159528-0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LEDESMA CUELLO AURORA MARIA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AMEDA LA VICTORIA MANZANA M LOTE 3</text:p>
          </table:table-cell>
          <table:table-cell/>
        </table:table-row>
        <table:table-row table:style-name="ro1" table:visibility="filter">
          <table:table-cell office:value-type="float" office:value="6906528">
            <text:p>690652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906528">
            <text:p>6906528</text:p>
          </table:table-cell>
          <table:table-cell office:value-type="string">
            <text:p>Bolivar</text:p>
          </table:table-cell>
          <table:table-cell office:value-type="float" office:value="6812304">
            <text:p>6812304</text:p>
          </table:table-cell>
          <table:table-cell office:value-type="string">
            <text:p>CHALA VILLAREAL EMILSA</text:p>
          </table:table-cell>
          <table:table-cell office:value-type="string">
            <text:p>BARRIO EL EDUCADOR CALLE 75 NO 4E 06</text:p>
          </table:table-cell>
          <table:table-cell/>
          <table:table-cell office:value-type="string">
            <text:p>HERRERA ESCALONA FLORENTINO</text:p>
          </table:table-cell>
          <table:table-cell office:value-type="string">
            <text:p>4033870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HALA VILLAREAL EMILSA</text:p>
          </table:table-cell>
          <table:table-cell office:value-type="float" office:value="3126771155">
            <text:p>31267711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RES LA PLAZUELA No. 7-801</text:p>
          </table:table-cell>
          <table:table-cell office:value-type="string">
            <text:p>emilsachala@hotmail.com</text:p>
          </table:table-cell>
        </table:table-row>
        <table:table-row table:style-name="ro1" table:visibility="filter">
          <table:table-cell office:value-type="float" office:value="6621372">
            <text:p>662137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1372">
            <text:p>6621372</text:p>
          </table:table-cell>
          <table:table-cell office:value-type="string">
            <text:p>Bolivar</text:p>
          </table:table-cell>
          <table:table-cell office:value-type="float" office:value="6621372">
            <text:p>6621372</text:p>
          </table:table-cell>
          <table:table-cell office:value-type="string">
            <text:p>COVELIERS DE SANCHEZ MERCEDES</text:p>
          </table:table-cell>
          <table:table-cell office:value-type="string">
            <text:p>CALLE 26B No 44 82 PARAGUAY</text:p>
          </table:table-cell>
          <table:table-cell/>
          <table:table-cell table:style-name="ce1" office:value-type="string">
            <text:p>52477-</text:p>
          </table:table-cell>
          <table:table-cell office:value-type="string">
            <text:p>MERCEDES COVELIERS DE SANCH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ORVELIERS SANCHEZ MERCEDES</text:p>
          </table:table-cell>
          <table:table-cell office:value-type="float" office:value="3163178278">
            <text:p>316317827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6B No 44 82 PARAGUAY</text:p>
          </table:table-cell>
          <table:table-cell office:value-type="string">
            <text:p>mercedes4013@hotmail.com</text:p>
          </table:table-cell>
        </table:table-row>
        <table:table-row table:style-name="ro1" table:visibility="filter">
          <table:table-cell office:value-type="float" office:value="6560349">
            <text:p>65603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60349">
            <text:p>6560349</text:p>
          </table:table-cell>
          <table:table-cell office:value-type="string">
            <text:p>Bolivar</text:p>
          </table:table-cell>
          <table:table-cell office:value-type="float" office:value="6560349">
            <text:p>6560349</text:p>
          </table:table-cell>
          <table:table-cell office:value-type="string">
            <text:p>ALVARO MATOREL BUELVAS</text:p>
          </table:table-cell>
          <table:table-cell office:value-type="string">
            <text:p>TORICES CRA 16 N 51'55</text:p>
          </table:table-cell>
          <table:table-cell/>
          <table:table-cell table:style-name="ce1" office:value-type="string">
            <text:p>73107092-</text:p>
          </table:table-cell>
          <table:table-cell office:value-type="string">
            <text:p>alvaro matorel buelvas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LVARO MATOREL BUELVAS</text:p>
          </table:table-cell>
          <table:table-cell office:value-type="float" office:value="3106142763">
            <text:p>310614276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ices Cra 16 No 5155</text:p>
          </table:table-cell>
          <table:table-cell office:value-type="string">
            <text:p>alvaromatore@gmail.com</text:p>
          </table:table-cell>
        </table:table-row>
        <table:table-row table:style-name="ro1" table:visibility="filter">
          <table:table-cell office:value-type="float" office:value="3106605480">
            <text:p>31066054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6605480">
            <text:p>3106605480</text:p>
          </table:table-cell>
          <table:table-cell office:value-type="string">
            <text:p>Bolivar</text:p>
          </table:table-cell>
          <table:table-cell office:value-type="float" office:value="3106605480">
            <text:p>3106605480</text:p>
          </table:table-cell>
          <table:table-cell office:value-type="string">
            <text:p>MARTINEZ TERAN JAIRO</text:p>
          </table:table-cell>
          <table:table-cell office:value-type="string">
            <text:p>BRR LOS CORALEA MZ O LT 38</text:p>
          </table:table-cell>
          <table:table-cell/>
          <table:table-cell office:value-type="string">
            <text:p>MARTINEZ TERAN JAIRO</text:p>
          </table:table-cell>
          <table:table-cell office:value-type="string">
            <text:p>73074603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TINEZ TERAN JAIRO</text:p>
          </table:table-cell>
          <table:table-cell office:value-type="float" office:value="3106605480">
            <text:p>31066054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OS CORALEA MZ O LT 38</text:p>
          </table:table-cell>
          <table:table-cell office:value-type="string">
            <text:p>jairomartinezteran@yahoo.com</text:p>
          </table:table-cell>
        </table:table-row>
        <table:table-row table:style-name="ro1" table:visibility="filter">
          <table:table-cell office:value-type="float" office:value="6645090">
            <text:p>664509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5090">
            <text:p>6645090</text:p>
          </table:table-cell>
          <table:table-cell office:value-type="string">
            <text:p>Bolivar</text:p>
          </table:table-cell>
          <table:table-cell office:value-type="float" office:value="6645090">
            <text:p>6645090</text:p>
          </table:table-cell>
          <table:table-cell office:value-type="string">
            <text:p>MARTINEZ RINCON JULIO</text:p>
          </table:table-cell>
          <table:table-cell office:value-type="string">
            <text:p>BRR MANGA CR 20 CL 26 95 AP 3 C</text:p>
          </table:table-cell>
          <table:table-cell/>
          <table:table-cell office:value-type="string">
            <text:p>MARTINEZ RINCON JULIO</text:p>
          </table:table-cell>
          <table:table-cell office:value-type="string">
            <text:p>73075060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TINEZ RINCON JULIO</text:p>
          </table:table-cell>
          <table:table-cell office:value-type="float" office:value="3007216008">
            <text:p>300721600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MANGA CR 20 CL 26 95 AP 3 C</text:p>
          </table:table-cell>
          <table:table-cell office:value-type="string">
            <text:p>cochesmartinezr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986">
            <text:p>6816986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GARCIA GUERRERO WALTER</text:p>
          </table:table-cell>
          <table:table-cell office:value-type="string">
            <text:p>ALAMEDA LA VICTORIA MANZANA M LOTE 3</text:p>
          </table:table-cell>
          <table:table-cell/>
          <table:table-cell table:style-name="ce1" office:value-type="string">
            <text:p>73142049-</text:p>
          </table:table-cell>
          <table:table-cell office:value-type="string">
            <text:p>walter garcia guerrero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GARCIA GUERRERO WALTER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AMEDA LA VICTORIA MANZANA M LOTE 3</text:p>
          </table:table-cell>
          <table:table-cell/>
        </table:table-row>
        <table:table-row table:style-name="ro1" table:visibility="filter">
          <table:table-cell office:value-type="float" office:value="6670280">
            <text:p>66702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0930">
            <text:p>6670930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MORALES MARTINEZ ISMAEL</text:p>
          </table:table-cell>
          <table:table-cell office:value-type="string">
            <text:p>URBANIZACIÓN EL CAMPESTRE MANZANA 19 LOTE 6 SEGUNDA ETAPA</text:p>
          </table:table-cell>
          <table:table-cell/>
          <table:table-cell table:style-name="ce1" office:value-type="string">
            <text:p>9084346-</text:p>
          </table:table-cell>
          <table:table-cell office:value-type="string">
            <text:p>Ismael Morales Matin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ORALES MARTINEZ ISMAEL</text:p>
          </table:table-cell>
          <table:table-cell office:value-type="float" office:value="3126828419">
            <text:p>31268284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EL CAMPESTRE MANZANA 19 LOTE 6 SEGUNDA ETAPA</text:p>
          </table:table-cell>
          <table:table-cell office:value-type="string">
            <text:p>isma562008@hotmail.com</text:p>
          </table:table-cell>
        </table:table-row>
        <table:table-row table:style-name="ro1" table:visibility="filter">
          <table:table-cell office:value-type="float" office:value="6812291">
            <text:p>68122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6333642">
            <text:p>3106333642</text:p>
          </table:table-cell>
          <table:table-cell office:value-type="string">
            <text:p>Bolivar</text:p>
          </table:table-cell>
          <table:table-cell office:value-type="float" office:value="6812291">
            <text:p>6812291</text:p>
          </table:table-cell>
          <table:table-cell office:value-type="string">
            <text:p>NUÑEZ BAUTISTA NIDIA</text:p>
          </table:table-cell>
          <table:table-cell office:value-type="string">
            <text:p>URBANIZACION NUEVOS JARDINES MANZANA C LOTE 21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NUÑEZ BAUTISTA NIDIA</text:p>
          </table:table-cell>
          <table:table-cell office:value-type="float" office:value="3106333642">
            <text:p>31063336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NUEVOS JARDINES MANZANA C LOTE 21</text:p>
          </table:table-cell>
          <table:table-cell office:value-type="string">
            <text:p>nidianuba@yahoo.es</text:p>
          </table:table-cell>
        </table:table-row>
        <table:table-row table:style-name="ro1" table:visibility="filter">
          <table:table-cell office:value-type="float" office:value="6621372">
            <text:p>662137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1372">
            <text:p>6621372</text:p>
          </table:table-cell>
          <table:table-cell office:value-type="string">
            <text:p>Bolivar</text:p>
          </table:table-cell>
          <table:table-cell office:value-type="float" office:value="6621372">
            <text:p>6621372</text:p>
          </table:table-cell>
          <table:table-cell office:value-type="string">
            <text:p>SANCHEZ PEREZ RODOLFO</text:p>
          </table:table-cell>
          <table:table-cell office:value-type="string">
            <text:p>BRR BRUSELAS DG 26 B 44 82</text:p>
          </table:table-cell>
          <table:table-cell/>
          <table:table-cell office:value-type="string">
            <text:p>NUÑEZ BAUTISTA NIDIA</text:p>
          </table:table-cell>
          <table:table-cell office:value-type="string">
            <text:p>26115238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PEREZ RODOLFO</text:p>
          </table:table-cell>
          <table:table-cell office:value-type="float" office:value="3178086184">
            <text:p>317808618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RUSELAS DG 26 B 44 82</text:p>
          </table:table-cell>
          <table:table-cell office:value-type="string">
            <text:p>rodolfosanchez2013@hotmail.com</text:p>
          </table:table-cell>
        </table:table-row>
        <table:table-row table:style-name="ro1" table:visibility="filter">
          <table:table-cell office:value-type="float" office:value="6673353">
            <text:p>667335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3353">
            <text:p>6673353</text:p>
          </table:table-cell>
          <table:table-cell office:value-type="string">
            <text:p>Bolivar</text:p>
          </table:table-cell>
          <table:table-cell office:value-type="float" office:value="6673353">
            <text:p>6673353</text:p>
          </table:table-cell>
          <table:table-cell office:value-type="string">
            <text:p>CHAVEZ OCHOA DE BELTRAN JUDITH ROSA</text:p>
          </table:table-cell>
          <table:table-cell office:value-type="string">
            <text:p>BRR LOS CORALES MZ J 10 37</text:p>
          </table:table-cell>
          <table:table-cell/>
          <table:table-cell office:value-type="string">
            <text:p>CHAVEZ OCHOA DE BELTRAN JUDITH ROSA</text:p>
          </table:table-cell>
          <table:table-cell office:value-type="string">
            <text:p>700002018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HAVEZ OCHOA DE BELTRAN JUDITH ROSA</text:p>
          </table:table-cell>
          <table:table-cell office:value-type="float" office:value="3007683293">
            <text:p>300768329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OS CORALES MZ J 10 37</text:p>
          </table:table-cell>
          <table:table-cell office:value-type="string">
            <text:p>judithcha73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986">
            <text:p>6816986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LOPEZ PRENS FERNANDO</text:p>
          </table:table-cell>
          <table:table-cell office:value-type="string">
            <text:p>ALAMEDA LA VICTORIA MANZANA M LOTE 3</text:p>
          </table:table-cell>
          <table:table-cell/>
          <table:table-cell office:value-type="string">
            <text:p>LOPEZ PRENS FERNANDO</text:p>
          </table:table-cell>
          <table:table-cell office:value-type="string">
            <text:p>73085138-8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LOPEZ PRENS FERNAND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AMEDA LA VICTORIA MANZANA M LOTE 3</text:p>
          </table:table-cell>
          <table:table-cell/>
        </table:table-row>
        <table:table-row table:style-name="ro1" table:visibility="filter">
          <table:table-cell office:value-type="float" office:value="6539416">
            <text:p>653941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304">
            <text:p>6812304</text:p>
          </table:table-cell>
          <table:table-cell office:value-type="string">
            <text:p>Bolivar</text:p>
          </table:table-cell>
          <table:table-cell office:value-type="float" office:value="6812304">
            <text:p>6812304</text:p>
          </table:table-cell>
          <table:table-cell office:value-type="string">
            <text:p>HERRERA ESCALONA FLORENTINO</text:p>
          </table:table-cell>
          <table:table-cell office:value-type="string">
            <text:p>BARRIO EL EDUCADOR CALLE 75 NO 4E 06</text:p>
          </table:table-cell>
          <table:table-cell/>
          <table:table-cell office:value-type="string">
            <text:p>HERRERA ESCALONA FLORENTINO</text:p>
          </table:table-cell>
          <table:table-cell office:value-type="string">
            <text:p>4033870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FLORENTINO HERRERA ESCALONA</text:p>
          </table:table-cell>
          <table:table-cell office:value-type="float" office:value="3167283057">
            <text:p>31672830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EDUCADOR CALLE 75 NO 4E 06</text:p>
          </table:table-cell>
          <table:table-cell office:value-type="string">
            <text:p>INDIRHV99@HOTMAIL.COM</text:p>
          </table:table-cell>
        </table:table-row>
        <table:table-row table:style-name="ro1" table:visibility="filter">
          <table:table-cell office:value-type="float" office:value="6654793">
            <text:p>665479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54793">
            <text:p>6654793</text:p>
          </table:table-cell>
          <table:table-cell office:value-type="string">
            <text:p>Bolivar</text:p>
          </table:table-cell>
          <table:table-cell office:value-type="float" office:value="6654793">
            <text:p>6654793</text:p>
          </table:table-cell>
          <table:table-cell office:value-type="string">
            <text:p>VIDAL FORTICH CLAUDIA</text:p>
          </table:table-cell>
          <table:table-cell office:value-type="string">
            <text:p>Edificio Seguros Bolívar 907</text:p>
          </table:table-cell>
          <table:table-cell/>
          <table:table-cell office:value-type="string">
            <text:p>HERRERA ESCALONA FLORENTINO</text:p>
          </table:table-cell>
          <table:table-cell office:value-type="string">
            <text:p>4033870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IDAL FORTICH CLAUDIA</text:p>
          </table:table-cell>
          <table:table-cell office:value-type="float" office:value="3157507446">
            <text:p>31575074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Bolívar 907</text:p>
          </table:table-cell>
          <table:table-cell office:value-type="string">
            <text:p>clauvidal@costa.net.co</text:p>
          </table:table-cell>
        </table:table-row>
        <table:table-row table:style-name="ro1" table:visibility="filter">
          <table:table-cell office:value-type="float" office:value="6623660">
            <text:p>662366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6986">
            <text:p>6816986</text:p>
          </table:table-cell>
          <table:table-cell office:value-type="string">
            <text:p>Bolivar</text:p>
          </table:table-cell>
          <table:table-cell office:value-type="float" office:value="6816986">
            <text:p>6816986</text:p>
          </table:table-cell>
          <table:table-cell office:value-type="string">
            <text:p>HERRERA DE RAMOS MONICA MARIA</text:p>
          </table:table-cell>
          <table:table-cell office:value-type="string">
            <text:p>ALAMEDA LA VICTORIA MANZANA M LOTE 3</text:p>
          </table:table-cell>
          <table:table-cell/>
          <table:table-cell office:value-type="string">
            <text:p>HERRERA RAMOS MONICA MARIA</text:p>
          </table:table-cell>
          <table:table-cell office:value-type="string">
            <text:p>33110237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HERRERA DE RAMOS MONICA MARIA</text:p>
          </table:table-cell>
          <table:table-cell office:value-type="float" office:value="3157085459">
            <text:p>315708545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AMEDA LA VICTORIA MANZANA M LOTE 3</text:p>
          </table:table-cell>
          <table:table-cell office:value-type="string">
            <text:p>monicahderamos@gmail.com</text:p>
          </table:table-cell>
        </table:table-row>
        <table:table-row table:style-name="ro1" table:visibility="filter">
          <table:table-cell office:value-type="float" office:value="6431696">
            <text:p>643169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008089525">
            <text:p>3008089525</text:p>
          </table:table-cell>
          <table:table-cell office:value-type="string">
            <text:p>Bolivar</text:p>
          </table:table-cell>
          <table:table-cell office:value-type="string">
            <text:p>300 808 9525</text:p>
          </table:table-cell>
          <table:table-cell office:value-type="string">
            <text:p>DORA DE ZUBIRIA FRANCO</text:p>
          </table:table-cell>
          <table:table-cell office:value-type="string">
            <text:p>CALLE 5 NO 3 66 SUITE 203 BOCAGRANDE</text:p>
          </table:table-cell>
          <table:table-cell/>
          <table:table-cell table:style-name="ce1" office:value-type="string">
            <text:p>33146377-</text:p>
          </table:table-cell>
          <table:table-cell office:value-type="string">
            <text:p>DORA CECILIA DE ZUBIRIA FRANC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DE ZUBIRIA FRANCO DORA CECILIA</text:p>
          </table:table-cell>
          <table:table-cell office:value-type="string">
            <text:p>300 808 952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5 NO 3 66 SUITE 203 BOCAGRANDE</text:p>
          </table:table-cell>
          <table:table-cell office:value-type="string">
            <text:p>dora@cartagenatour.com</text:p>
          </table:table-cell>
        </table:table-row>
        <table:table-row table:style-name="ro1" table:visibility="filter">
          <table:table-cell office:value-type="float" office:value="6561613">
            <text:p>656161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61613">
            <text:p>6561613</text:p>
          </table:table-cell>
          <table:table-cell office:value-type="string">
            <text:p>Bolivar</text:p>
          </table:table-cell>
          <table:table-cell office:value-type="float" office:value="6561613">
            <text:p>6561613</text:p>
          </table:table-cell>
          <table:table-cell office:value-type="string">
            <text:p>RAFAEL RIVERO MOUTHON</text:p>
          </table:table-cell>
          <table:table-cell office:value-type="string">
            <text:p>crespo edificio Sol Caribe apto 406</text:p>
          </table:table-cell>
          <table:table-cell/>
          <table:table-cell office:value-type="string">
            <text:p>RIVERO MOUTHON RAFAEL GUILLERMO</text:p>
          </table:table-cell>
          <table:table-cell office:value-type="string">
            <text:p>73090768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IVERO MOUTHON RAFAEL GUILLERMO</text:p>
          </table:table-cell>
          <table:table-cell office:value-type="float" office:value="3006447900">
            <text:p>30064479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po Ed Sol CAribe Apto 406</text:p>
          </table:table-cell>
          <table:table-cell office:value-type="string">
            <text:p>rafaelriverom_28@hotmail.com</text:p>
          </table:table-cell>
        </table:table-row>
        <table:table-row table:style-name="ro1" table:visibility="filter">
          <table:table-cell office:value-type="float" office:value="6513558">
            <text:p>651355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13558">
            <text:p>6513558</text:p>
          </table:table-cell>
          <table:table-cell office:value-type="string">
            <text:p>Bolivar</text:p>
          </table:table-cell>
          <table:table-cell office:value-type="float" office:value="6513558">
            <text:p>6513558</text:p>
          </table:table-cell>
          <table:table-cell office:value-type="string">
            <text:p>MARCO ANTONIO JIMENEZ VELEZ</text:p>
          </table:table-cell>
          <table:table-cell office:value-type="string">
            <text:p>RODEO MZ 5 L 4 <text:s/>SECTOR 1</text:p>
          </table:table-cell>
          <table:table-cell/>
          <table:table-cell office:value-type="string">
            <text:p>JIMENEZ VELEZ MARCO ANTONIO</text:p>
          </table:table-cell>
          <table:table-cell office:value-type="string">
            <text:p>73106320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IMENEZ VELEZ MARCO ANTONIO</text:p>
          </table:table-cell>
          <table:table-cell office:value-type="float" office:value="3114366212">
            <text:p>31143662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RODEO MZ 5 L 4 SECTOR 1</text:p>
          </table:table-cell>
          <table:table-cell office:value-type="string">
            <text:p>marcuxjimenex@yahoo.com</text:p>
          </table:table-cell>
        </table:table-row>
        <table:table-row table:style-name="ro1" table:visibility="filter">
          <table:table-cell office:value-type="float" office:value="6447356">
            <text:p>644735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447356">
            <text:p>6447356</text:p>
          </table:table-cell>
          <table:table-cell office:value-type="string">
            <text:p>Bolivar</text:p>
          </table:table-cell>
          <table:table-cell office:value-type="float" office:value="6447356">
            <text:p>6447356</text:p>
          </table:table-cell>
          <table:table-cell office:value-type="string">
            <text:p>GERSON PAJARO JINETE</text:p>
          </table:table-cell>
          <table:table-cell office:value-type="string">
            <text:p>BRR LA CONSOLATA MZ J LT 10</text:p>
          </table:table-cell>
          <table:table-cell/>
          <table:table-cell office:value-type="string">
            <text:p>PAJARO JINETE GERSON</text:p>
          </table:table-cell>
          <table:table-cell office:value-type="string">
            <text:p>73094842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AJARO JINETE GERSON</text:p>
          </table:table-cell>
          <table:table-cell office:value-type="float" office:value="3156660230">
            <text:p>315666023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 CONSOLATA MZ J LT 10</text:p>
          </table:table-cell>
          <table:table-cell office:value-type="string">
            <text:p>gersonpaj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46375">
            <text:p>6446375</text:p>
          </table:table-cell>
          <table:table-cell office:value-type="string">
            <text:p>Bolivar</text:p>
          </table:table-cell>
          <table:table-cell office:value-type="float" office:value="6446375">
            <text:p>6446375</text:p>
          </table:table-cell>
          <table:table-cell/>
          <table:table-cell office:value-type="string">
            <text:p>LAS GAVIOTAS MA 59 LOTE 11 4 ETAPA</text:p>
          </table:table-cell>
          <table:table-cell/>
          <table:table-cell office:value-type="string">
            <text:p>BARRIOS RUIZ OSCAR FRANCISCO</text:p>
          </table:table-cell>
          <table:table-cell office:value-type="string">
            <text:p>15665449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SCAR FRANCISCO BARRIOS RUIZ</text:p>
          </table:table-cell>
          <table:table-cell office:value-type="float" office:value="3163157095">
            <text:p>31631570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ORTAL DE LA CORDIALIDAD M 51 LOTE 11 ESQUINA</text:p>
          </table:table-cell>
          <table:table-cell office:value-type="string">
            <text:p>ofrancis302005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0532">
            <text:p>6670532</text:p>
          </table:table-cell>
          <table:table-cell office:value-type="string">
            <text:p>Bolivar</text:p>
          </table:table-cell>
          <table:table-cell office:value-type="float" office:value="6670532">
            <text:p>6670532</text:p>
          </table:table-cell>
          <table:table-cell office:value-type="string">
            <text:p>SANDY RAMON CUADRADO SALCEDO</text:p>
          </table:table-cell>
          <table:table-cell office:value-type="string">
            <text:p>EL CAMPESTRE MANZANA 13 LOTE 19 PRIEMERA ETAPA</text:p>
          </table:table-cell>
          <table:table-cell/>
          <table:table-cell office:value-type="string">
            <text:p>CUADRADO SALCEDO SANDY RAMON</text:p>
          </table:table-cell>
          <table:table-cell office:value-type="string">
            <text:p>73074268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UADRADO SALCEDO SANDY RAMON</text:p>
          </table:table-cell>
          <table:table-cell office:value-type="float" office:value="3103668496">
            <text:p>310366849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CAMPESTRE MANZANA 13 LOTE 19 PRIEMERA ETAPA</text:p>
          </table:table-cell>
          <table:table-cell office:value-type="string">
            <text:p>sandycuadrado@hotmail.com</text:p>
          </table:table-cell>
        </table:table-row>
        <table:table-row table:style-name="ro1" table:visibility="filter">
          <table:table-cell office:value-type="float" office:value="6647684">
            <text:p>664768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7684">
            <text:p>6647684</text:p>
          </table:table-cell>
          <table:table-cell office:value-type="string">
            <text:p>Bolivar</text:p>
          </table:table-cell>
          <table:table-cell office:value-type="float" office:value="6647684">
            <text:p>6647684</text:p>
          </table:table-cell>
          <table:table-cell office:value-type="string">
            <text:p>JUAN CRISOSTOMO ANAYA ATENCIO</text:p>
          </table:table-cell>
          <table:table-cell office:value-type="string">
            <text:p>SAN PEDRO MANZ 30 LOTE 13 APARTAMENTO 201</text:p>
          </table:table-cell>
          <table:table-cell/>
          <table:table-cell office:value-type="string">
            <text:p>ANAYA ATENCIO JUAN CRISOSTOMO</text:p>
          </table:table-cell>
          <table:table-cell office:value-type="string">
            <text:p>9047073-3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ANAYA ATENCIO JUAN CRISOSTOMO</text:p>
          </table:table-cell>
          <table:table-cell office:value-type="float" office:value="3162756591">
            <text:p>316275659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ARRIO ALTO JARDINES CL 8A MZ F LT1</text:p>
          </table:table-cell>
          <table:table-cell office:value-type="string">
            <text:p>juancrisostomoanayaantencio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3991">
            <text:p>6663991</text:p>
          </table:table-cell>
          <table:table-cell office:value-type="string">
            <text:p>Bolivar</text:p>
          </table:table-cell>
          <table:table-cell office:value-type="float" office:value="6663991">
            <text:p>6663991</text:p>
          </table:table-cell>
          <table:table-cell office:value-type="string">
            <text:p>MARELVY PEÑA HALL</text:p>
          </table:table-cell>
          <table:table-cell office:value-type="string">
            <text:p>MARBELLA AVENIDA SANTANDER NO 46 50</text:p>
          </table:table-cell>
          <table:table-cell/>
          <table:table-cell office:value-type="string">
            <text:p>45422645-5</text:p>
          </table:table-cell>
          <table:table-cell office:value-type="string">
            <text:p>Marelvy Peña Hall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EÑA HALL MARELVY</text:p>
          </table:table-cell>
          <table:table-cell office:value-type="float" office:value="3157605034">
            <text:p>31576050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BELLA AVENIDA SANTANDER NO 46 50</text:p>
          </table:table-cell>
          <table:table-cell office:value-type="string">
            <text:p>marelvy@gmail.com</text:p>
          </table:table-cell>
        </table:table-row>
        <table:table-row table:style-name="ro1" table:visibility="filter">
          <table:table-cell office:value-type="float" office:value="6513558">
            <text:p>651355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35729001">
            <text:p>3135729001</text:p>
          </table:table-cell>
          <table:table-cell office:value-type="string">
            <text:p>Bolivar</text:p>
          </table:table-cell>
          <table:table-cell office:value-type="float" office:value="6513558">
            <text:p>6513558</text:p>
          </table:table-cell>
          <table:table-cell office:value-type="string">
            <text:p>MONICA DE LA CANDELARIA UPARELA GONZALEZ</text:p>
          </table:table-cell>
          <table:table-cell office:value-type="string">
            <text:p>MANZANA 36 LOTE 5 PRIMERA ETAPA LAS GAVIOTAS</text:p>
          </table:table-cell>
          <table:table-cell/>
          <table:table-cell office:value-type="string">
            <text:p>UPARELA GONZALEZ MONICA DE LA CANDELARIA</text:p>
          </table:table-cell>
          <table:table-cell office:value-type="string">
            <text:p>45765042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UPARELA GONZALEZ MONICA DE LA CANDELARIA</text:p>
          </table:table-cell>
          <table:table-cell office:value-type="float" office:value="3135729001">
            <text:p>313572900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36 LOTE 5 PRIMERA ETAPA LAS GAVIOTAS</text:p>
          </table:table-cell>
          <table:table-cell office:value-type="string">
            <text:p>edgarone1@hotmail.com</text:p>
          </table:table-cell>
        </table:table-row>
        <table:table-row table:style-name="ro1">
          <table:table-cell office:value-type="float" office:value="6686509">
            <text:p>6686509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86509">
            <text:p>6686509</text:p>
          </table:table-cell>
          <table:table-cell office:value-type="string">
            <text:p>Bolivar</text:p>
          </table:table-cell>
          <table:table-cell office:value-type="float" office:value="6686509">
            <text:p>6686509</text:p>
          </table:table-cell>
          <table:table-cell/>
          <table:table-cell office:value-type="string">
            <text:p>K. 10 30-28 GETSEMANI</text:p>
          </table:table-cell>
          <table:table-cell office:value-type="float" office:value="8">
            <text:p>8</text:p>
          </table:table-cell>
          <table:table-cell office:value-type="string">
            <text:p>ALZATE QUINTERO ARTURO DE JESUUS</text:p>
          </table:table-cell>
          <table:table-cell office:value-type="string">
            <text:p>3333968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TUR HOSTEL</text:p>
          </table:table-cell>
          <table:table-cell office:value-type="float" office:value="3116224992">
            <text:p>3116224992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. 10 30-28 GETSEMANI</text:p>
          </table:table-cell>
          <table:table-cell office:value-type="string">
            <text:p>valentinao111@gmail.com</text:p>
          </table:table-cell>
        </table:table-row>
        <table:table-row table:style-name="ro1" table:visibility="filter">
          <table:table-cell office:value-type="float" office:value="6648196">
            <text:p>6648196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4530 - Construccion de obras de ingenieria civil</text:p>
          </table:table-cell>
          <table:table-cell office:value-type="float" office:value="6648196">
            <text:p>6648196</text:p>
          </table:table-cell>
          <table:table-cell office:value-type="string">
            <text:p>Bolivar</text:p>
          </table:table-cell>
          <table:table-cell office:value-type="float" office:value="6648196">
            <text:p>6648196</text:p>
          </table:table-cell>
          <table:table-cell office:value-type="string">
            <text:p>CECILIA MULETT BORJA</text:p>
          </table:table-cell>
          <table:table-cell office:value-type="string">
            <text:p>CENTRO K7 No 36-51</text:p>
          </table:table-cell>
          <table:table-cell office:value-type="string">
            <text:p>No hay registro</text:p>
          </table:table-cell>
          <table:table-cell office:value-type="string">
            <text:p>MULETT INGENIERIA S.A.S.</text:p>
          </table:table-cell>
          <table:table-cell office:value-type="string">
            <text:p>900090405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ADILLO GALERIA</text:p>
          </table:table-cell>
          <table:table-cell office:value-type="float" office:value="3016100274">
            <text:p>301610027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LARGA No 8B-65</text:p>
          </table:table-cell>
          <table:table-cell office:value-type="string">
            <text:p>jvaliente@inmobiliariami.com</text:p>
          </table:table-cell>
        </table:table-row>
        <table:table-row table:style-name="ro1" table:visibility="filter">
          <table:table-cell office:value-type="float" office:value="6573247">
            <text:p>657324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string">
            <text:p>312 607 7393</text:p>
          </table:table-cell>
          <table:table-cell office:value-type="string">
            <text:p>Bolivar</text:p>
          </table:table-cell>
          <table:table-cell office:value-type="float" office:value="6573247">
            <text:p>6573247</text:p>
          </table:table-cell>
          <table:table-cell office:value-type="string">
            <text:p>Jacinto Jimenez Taborda</text:p>
          </table:table-cell>
          <table:table-cell office:value-type="string">
            <text:p>BRR ALTO DEL CAMPESTRE MZ 14 LT 4 ET 2</text:p>
          </table:table-cell>
          <table:table-cell/>
          <table:table-cell office:value-type="string">
            <text:p>JIMENEZ TABORDA JACINTO</text:p>
          </table:table-cell>
          <table:table-cell office:value-type="string">
            <text:p>73125737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Jacinto Jimenez Taborda</text:p>
          </table:table-cell>
          <table:table-cell office:value-type="string">
            <text:p>312 607 739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ALTO DEL CAMPESTRE MZ 14 LT 4 ET 2</text:p>
          </table:table-cell>
          <table:table-cell office:value-type="string">
            <text:p>jacinto-200@hotmail.com</text:p>
          </table:table-cell>
        </table:table-row>
        <table:table-row table:style-name="ro1" table:visibility="filter">
          <table:table-cell office:value-type="float" office:value="6614623">
            <text:p>661462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14623">
            <text:p>6614623</text:p>
          </table:table-cell>
          <table:table-cell office:value-type="string">
            <text:p>Bolivar</text:p>
          </table:table-cell>
          <table:table-cell office:value-type="float" office:value="6614623">
            <text:p>6614623</text:p>
          </table:table-cell>
          <table:table-cell office:value-type="string">
            <text:p>NICOLAS EMILIO VALENCIA GAMBOA</text:p>
          </table:table-cell>
          <table:table-cell office:value-type="string">
            <text:p>BRR LAS GAVIOTAS MZ 7 LOTE 12</text:p>
          </table:table-cell>
          <table:table-cell/>
          <table:table-cell office:value-type="string">
            <text:p>VALENCIA GAMBOA NICOLAS EMILIO</text:p>
          </table:table-cell>
          <table:table-cell office:value-type="string">
            <text:p>9091229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ALENCIA GAMBOA NICOLAS EMILIO</text:p>
          </table:table-cell>
          <table:table-cell office:value-type="float" office:value="3158806199">
            <text:p>315880619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S GAVIOTAS MZ 7 LOTE 12</text:p>
          </table:table-cell>
          <table:table-cell office:value-type="string">
            <text:p>nickvalencia7@hotmail.com</text:p>
          </table:table-cell>
        </table:table-row>
        <table:table-row table:style-name="ro1" table:visibility="filter">
          <table:table-cell office:value-type="float" office:value="6666480">
            <text:p>66664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66480">
            <text:p>6666480</text:p>
          </table:table-cell>
          <table:table-cell office:value-type="string">
            <text:p>Bolivar</text:p>
          </table:table-cell>
          <table:table-cell office:value-type="float" office:value="6666480">
            <text:p>6666480</text:p>
          </table:table-cell>
          <table:table-cell office:value-type="string">
            <text:p>ROBERTO HERNANDEZ CABARCAS</text:p>
          </table:table-cell>
          <table:table-cell office:value-type="string">
            <text:p>BRR TORICES CR 14 43 139 AP 02</text:p>
          </table:table-cell>
          <table:table-cell/>
          <table:table-cell office:value-type="string">
            <text:p>HERNANDEZ CABARCAS ROBERTO</text:p>
          </table:table-cell>
          <table:table-cell office:value-type="string">
            <text:p>9092754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HERNANDEZ CABARCAS ROBERTO</text:p>
          </table:table-cell>
          <table:table-cell office:value-type="float" office:value="3183316051">
            <text:p>318331605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TORICES CR 14 43 139 AP 02</text:p>
          </table:table-cell>
          <table:table-cell office:value-type="string">
            <text:p>robertohernandezcabarcas@gmail.com</text:p>
          </table:table-cell>
        </table:table-row>
        <table:table-row table:style-name="ro1" table:visibility="filter">
          <table:table-cell office:value-type="float" office:value="6671399">
            <text:p>667139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1399">
            <text:p>6671399</text:p>
          </table:table-cell>
          <table:table-cell office:value-type="string">
            <text:p>Bolivar</text:p>
          </table:table-cell>
          <table:table-cell office:value-type="float" office:value="6671399">
            <text:p>6671399</text:p>
          </table:table-cell>
          <table:table-cell office:value-type="string">
            <text:p>NELSON HENRIQUE NORIEGA CASTELLAR</text:p>
          </table:table-cell>
          <table:table-cell office:value-type="string">
            <text:p>CAMPESTRE MANZANA 119 LOTE 14 7 ETAPA</text:p>
          </table:table-cell>
          <table:table-cell/>
          <table:table-cell office:value-type="string">
            <text:p>73167704-0</text:p>
          </table:table-cell>
          <table:table-cell office:value-type="string">
            <text:p>Nelson Noriega Castellar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NORIEGA CASTELLAR NELSON ENRIQUE</text:p>
          </table:table-cell>
          <table:table-cell office:value-type="float" office:value="3106867510">
            <text:p>31068675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ARRIO NUEVO BOSQUE MZ 5 LOTE 30 ETAPA 4</text:p>
          </table:table-cell>
          <table:table-cell office:value-type="string">
            <text:p>noriegacell@yahoo.com</text:p>
          </table:table-cell>
        </table:table-row>
        <table:table-row table:style-name="ro1" table:visibility="filter">
          <table:table-cell office:value-type="float" office:value="6647684">
            <text:p>664768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7684">
            <text:p>6647684</text:p>
          </table:table-cell>
          <table:table-cell office:value-type="string">
            <text:p>Bolivar</text:p>
          </table:table-cell>
          <table:table-cell office:value-type="float" office:value="6647684">
            <text:p>6647684</text:p>
          </table:table-cell>
          <table:table-cell office:value-type="string">
            <text:p>JAIRO ENRIQUE MANJARRES SIERRA</text:p>
          </table:table-cell>
          <table:table-cell office:value-type="string">
            <text:p>BRR LA BOQUILLA K 4 113 05</text:p>
          </table:table-cell>
          <table:table-cell/>
          <table:table-cell office:value-type="string">
            <text:p>MANJARRES SIERRA JAIRO ENRIQUE</text:p>
          </table:table-cell>
          <table:table-cell office:value-type="string">
            <text:p>12537046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NJARRES SIERRA JAIRO ENRIQUE</text:p>
          </table:table-cell>
          <table:table-cell office:value-type="float" office:value="3205399544">
            <text:p>320539954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 BOQUILLA K 4 113 05</text:p>
          </table:table-cell>
          <table:table-cell office:value-type="string">
            <text:p>jaenmansi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2657">
            <text:p>6692657</text:p>
          </table:table-cell>
          <table:table-cell office:value-type="string">
            <text:p>Bolivar</text:p>
          </table:table-cell>
          <table:table-cell office:value-type="float" office:value="6692657">
            <text:p>6692657</text:p>
          </table:table-cell>
          <table:table-cell office:value-type="string">
            <text:p>LUIS ALBERTO GUERRERO MARTINEZ</text:p>
          </table:table-cell>
          <table:table-cell office:value-type="string">
            <text:p>URBANIZACION BRITANIA MANZANA 3K LOTE 11</text:p>
          </table:table-cell>
          <table:table-cell/>
          <table:table-cell office:value-type="string">
            <text:p>73093395-3</text:p>
          </table:table-cell>
          <table:table-cell office:value-type="string">
            <text:p>LUIS ALBERTO GUERRERO MARTINEZ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GUERRERO MARTINEZ LUIS ALBERT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URBANIZACION BRITANIA MANZANA 3K LOTE 11</text:p>
          </table:table-cell>
          <table:table-cell/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71201">
            <text:p>6571201</text:p>
          </table:table-cell>
          <table:table-cell office:value-type="string">
            <text:p>Bolivar</text:p>
          </table:table-cell>
          <table:table-cell office:value-type="float" office:value="6571201">
            <text:p>6571201</text:p>
          </table:table-cell>
          <table:table-cell office:value-type="string">
            <text:p>ORLANDO PATTERSON PEREZ</text:p>
          </table:table-cell>
          <table:table-cell office:value-type="string">
            <text:p>MANZANA 69 LOTE 10 ETAPA 1 LOS CARACOLES</text:p>
          </table:table-cell>
          <table:table-cell/>
          <table:table-cell table:style-name="ce1" office:value-type="string">
            <text:p>892284-</text:p>
          </table:table-cell>
          <table:table-cell office:value-type="string">
            <text:p>ORLANDO PETTERSON PEREZ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PATTERSON PEREZ ORLAND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MANZANA 69 LOTE 10 ETAPA 1 LOS CARACOLES</text:p>
          </table:table-cell>
          <table:table-cell/>
        </table:table-row>
        <table:table-row table:style-name="ro1" table:visibility="filter">
          <table:table-cell office:value-type="float" office:value="6691565">
            <text:p>669156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1565">
            <text:p>6691565</text:p>
          </table:table-cell>
          <table:table-cell office:value-type="string">
            <text:p>Bolivar</text:p>
          </table:table-cell>
          <table:table-cell office:value-type="float" office:value="6691565">
            <text:p>6691565</text:p>
          </table:table-cell>
          <table:table-cell office:value-type="string">
            <text:p>SERGIO CAMACHO PACHECO</text:p>
          </table:table-cell>
          <table:table-cell office:value-type="string">
            <text:p>BRR BOSQUE TV 52 A 22 73 SEC SAN ISIDRO</text:p>
          </table:table-cell>
          <table:table-cell/>
          <table:table-cell office:value-type="string">
            <text:p>CAMACHO PACHECO SERGIO</text:p>
          </table:table-cell>
          <table:table-cell office:value-type="string">
            <text:p>73111084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MACHO PACHECO SERGIO</text:p>
          </table:table-cell>
          <table:table-cell office:value-type="float" office:value="3008387681">
            <text:p>300838768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OSQUE TV 52 A 22 73 SEC SAN ISIDRO</text:p>
          </table:table-cell>
          <table:table-cell office:value-type="string">
            <text:p>sercampa1@yahoo.es</text:p>
          </table:table-cell>
        </table:table-row>
        <table:table-row table:style-name="ro1" table:visibility="filter">
          <table:table-cell office:value-type="float" office:value="6642167">
            <text:p>664216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2167">
            <text:p>6642167</text:p>
          </table:table-cell>
          <table:table-cell office:value-type="string">
            <text:p>Bolivar</text:p>
          </table:table-cell>
          <table:table-cell office:value-type="float" office:value="6642167">
            <text:p>6642167</text:p>
          </table:table-cell>
          <table:table-cell office:value-type="string">
            <text:p>CESAR NICOLAS JUAN STERN</text:p>
          </table:table-cell>
          <table:table-cell office:value-type="string">
            <text:p>BRR SAN DIEGO CL PORTOBELO 10 15 ED LOS BALCONES APTO B31</text:p>
          </table:table-cell>
          <table:table-cell/>
          <table:table-cell office:value-type="string">
            <text:p>STERN <text:s/>CESAR NICOLAS JUAN</text:p>
          </table:table-cell>
          <table:table-cell office:value-type="string">
            <text:p>700002787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TERN CESAR NICOLAS JUAN</text:p>
          </table:table-cell>
          <table:table-cell office:value-type="float" office:value="3145036481">
            <text:p>314503648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SAN DIEGO CL PORTOBELO 10 15 ED LOS BALCONES APTO B31</text:p>
          </table:table-cell>
          <table:table-cell office:value-type="string">
            <text:p>cesarstern@gmx.net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776649">
            <text:p>6776649</text:p>
          </table:table-cell>
          <table:table-cell office:value-type="string">
            <text:p>Bolivar</text:p>
          </table:table-cell>
          <table:table-cell office:value-type="float" office:value="6776649">
            <text:p>6776649</text:p>
          </table:table-cell>
          <table:table-cell office:value-type="string">
            <text:p>JULIO TOUS OVIEDO</text:p>
          </table:table-cell>
          <table:table-cell office:value-type="string">
            <text:p>COUNTRY MANZANA D LOTE 13</text:p>
          </table:table-cell>
          <table:table-cell/>
          <table:table-cell office:value-type="string">
            <text:p>TOUS OVIEDO JULIO CESAR</text:p>
          </table:table-cell>
          <table:table-cell office:value-type="string">
            <text:p>73096734-5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TOUS OVIEDO JULIO CESAR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OUNTRY MANZANA D LOTE 13</text:p>
          </table:table-cell>
          <table:table-cell/>
        </table:table-row>
        <table:table-row table:style-name="ro1" table:visibility="filter">
          <table:table-cell office:value-type="float" office:value="6637639">
            <text:p>663763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47684">
            <text:p>6647684</text:p>
          </table:table-cell>
          <table:table-cell office:value-type="string">
            <text:p>Bolivar</text:p>
          </table:table-cell>
          <table:table-cell office:value-type="float" office:value="6647684">
            <text:p>6647684</text:p>
          </table:table-cell>
          <table:table-cell office:value-type="string">
            <text:p>FRANCISCO SEGUNDO CASTRO VISBAL</text:p>
          </table:table-cell>
          <table:table-cell office:value-type="string">
            <text:p>EL PRADO AVENIDA 1 DEL MATADERO NO 29 106</text:p>
          </table:table-cell>
          <table:table-cell/>
          <table:table-cell office:value-type="string">
            <text:p>CASTRO VISBAL FRANCISCO</text:p>
          </table:table-cell>
          <table:table-cell office:value-type="string">
            <text:p>9082224-7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STRO VISBAL FRANCISCO SEGUNDO</text:p>
          </table:table-cell>
          <table:table-cell office:value-type="float" office:value="3107182580">
            <text:p>310718258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PRADO AVENIDA 1 DEL MATADERO NO 29 106</text:p>
          </table:table-cell>
          <table:table-cell office:value-type="string">
            <text:p>francavi2013@hotmail.com</text:p>
          </table:table-cell>
        </table:table-row>
        <table:table-row table:style-name="ro1" table:visibility="filter">
          <table:table-cell office:value-type="float" office:value="6627957">
            <text:p>662795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7957">
            <text:p>6627957</text:p>
          </table:table-cell>
          <table:table-cell office:value-type="string">
            <text:p>Bolivar</text:p>
          </table:table-cell>
          <table:table-cell office:value-type="float" office:value="6627957">
            <text:p>6627957</text:p>
          </table:table-cell>
          <table:table-cell office:value-type="string">
            <text:p>FANNY MARIA SANCHEZ PEREZ</text:p>
          </table:table-cell>
          <table:table-cell office:value-type="string">
            <text:p>ZARAGOCILLA CALLE 4A NO 50A 68</text:p>
          </table:table-cell>
          <table:table-cell/>
          <table:table-cell office:value-type="string">
            <text:p>SANCHEZ PEREZ FANNY MARIA</text:p>
          </table:table-cell>
          <table:table-cell office:value-type="string">
            <text:p>33150787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PEREZ FANNY MARIA</text:p>
          </table:table-cell>
          <table:table-cell office:value-type="float" office:value="3187072104">
            <text:p>31870721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ZARAGOCILLA CALLE 4A NO 50A 68</text:p>
          </table:table-cell>
          <table:table-cell office:value-type="string">
            <text:p>fannymaria52@hotmail.com</text:p>
          </table:table-cell>
        </table:table-row>
        <table:table-row table:style-name="ro1" table:visibility="filter">
          <table:table-cell office:value-type="float" office:value="6570579">
            <text:p>657057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70579">
            <text:p>6570579</text:p>
          </table:table-cell>
          <table:table-cell office:value-type="string">
            <text:p>Bolivar</text:p>
          </table:table-cell>
          <table:table-cell office:value-type="float" office:value="6570579">
            <text:p>6570579</text:p>
          </table:table-cell>
          <table:table-cell office:value-type="string">
            <text:p>LIBARDO ANTONIO VIDES TEJEDOR</text:p>
          </table:table-cell>
          <table:table-cell office:value-type="string">
            <text:p>BRR EL CARMELO CR 66 A MZ F LT 1</text:p>
          </table:table-cell>
          <table:table-cell/>
          <table:table-cell office:value-type="string">
            <text:p>VIDES TEJEDOR LIBARDO ANTONIO</text:p>
          </table:table-cell>
          <table:table-cell office:value-type="string">
            <text:p>73074664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IDES TEJEDOR LIBARDO ANTONIO</text:p>
          </table:table-cell>
          <table:table-cell office:value-type="float" office:value="3008401336">
            <text:p>300840133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EL CARMELO CR 66 A MZ F LT 1</text:p>
          </table:table-cell>
          <table:table-cell office:value-type="string">
            <text:p>livite0409@yahoo.es</text:p>
          </table:table-cell>
        </table:table-row>
        <table:table-row table:style-name="ro1" table:visibility="filter">
          <table:table-cell office:value-type="float" office:value="6568492">
            <text:p>656849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68492">
            <text:p>6568492</text:p>
          </table:table-cell>
          <table:table-cell office:value-type="string">
            <text:p>Bolivar</text:p>
          </table:table-cell>
          <table:table-cell office:value-type="float" office:value="6568492">
            <text:p>6568492</text:p>
          </table:table-cell>
          <table:table-cell office:value-type="string">
            <text:p>RAFAEL ENRIQUE SUAREZ SIMANCAS</text:p>
          </table:table-cell>
          <table:table-cell office:value-type="string">
            <text:p>BRR PASEO BOLIVAR CL 41 16 24</text:p>
          </table:table-cell>
          <table:table-cell/>
          <table:table-cell office:value-type="string">
            <text:p>SUAREZ SIMANCAS RAFAEL ENRIQUE</text:p>
          </table:table-cell>
          <table:table-cell office:value-type="string">
            <text:p>73129247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UAREZ SIMANCAS RAFAEL ENRIQUE</text:p>
          </table:table-cell>
          <table:table-cell office:value-type="float" office:value="3106818838">
            <text:p>310681883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PASEO BOLIVAR CL 41 16 24</text:p>
          </table:table-cell>
          <table:table-cell office:value-type="string">
            <text:p>comejente2004@yahoo.es</text:p>
          </table:table-cell>
        </table:table-row>
        <table:table-row table:style-name="ro1" table:visibility="filter">
          <table:table-cell office:value-type="float" office:value="6601662">
            <text:p>660166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40366">
            <text:p>6740366</text:p>
          </table:table-cell>
          <table:table-cell office:value-type="string">
            <text:p>Bolivar</text:p>
          </table:table-cell>
          <table:table-cell office:value-type="float" office:value="6740366">
            <text:p>6740366</text:p>
          </table:table-cell>
          <table:table-cell office:value-type="string">
            <text:p>NICOMEDES VERGARA MELENDEZ</text:p>
          </table:table-cell>
          <table:table-cell office:value-type="string">
            <text:p>PRIMER CALLEJON DE AMBERES NO 27 04</text:p>
          </table:table-cell>
          <table:table-cell/>
          <table:table-cell table:style-name="ce1" office:value-type="string">
            <text:p>928341-</text:p>
          </table:table-cell>
          <table:table-cell office:value-type="string">
            <text:p>NICOMEDES VERGARA MELEND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ERGARA MELENDEZ NICOMEDES</text:p>
          </table:table-cell>
          <table:table-cell office:value-type="float" office:value="3157108700">
            <text:p>31571087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RIMER CALLEJON DE AMBERES NO 27 04</text:p>
          </table:table-cell>
          <table:table-cell office:value-type="string">
            <text:p>nivermel@hotmail.com</text:p>
          </table:table-cell>
        </table:table-row>
        <table:table-row table:style-name="ro1" table:visibility="filter">
          <table:table-cell office:value-type="float" office:value="6765647">
            <text:p>676564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65647">
            <text:p>6765647</text:p>
          </table:table-cell>
          <table:table-cell office:value-type="string">
            <text:p>Bolivar</text:p>
          </table:table-cell>
          <table:table-cell office:value-type="float" office:value="6765647">
            <text:p>6765647</text:p>
          </table:table-cell>
          <table:table-cell office:value-type="string">
            <text:p>ROQUE JACINTO VERGARA MELENDEZ</text:p>
          </table:table-cell>
          <table:table-cell office:value-type="string">
            <text:p>BRR COUNTRY MZ C LT 2</text:p>
          </table:table-cell>
          <table:table-cell/>
          <table:table-cell office:value-type="string">
            <text:p>VERGARA MELENDEZ ROQUE JACINTO</text:p>
          </table:table-cell>
          <table:table-cell office:value-type="string">
            <text:p>73079921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ERGARA MELENDEZ ROQUE JACINTO</text:p>
          </table:table-cell>
          <table:table-cell office:value-type="float" office:value="3158918909">
            <text:p>315891890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OUNTRY MZ C LT 2</text:p>
          </table:table-cell>
          <table:table-cell office:value-type="string">
            <text:p>rovermel01@hotmail.com</text:p>
          </table:table-cell>
        </table:table-row>
        <table:table-row table:style-name="ro1" table:visibility="filter">
          <table:table-cell office:value-type="float" office:value="6433542">
            <text:p>643354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35808">
            <text:p>6635808</text:p>
          </table:table-cell>
          <table:table-cell office:value-type="string">
            <text:p>Bolivar</text:p>
          </table:table-cell>
          <table:table-cell office:value-type="float" office:value="6635808">
            <text:p>6635808</text:p>
          </table:table-cell>
          <table:table-cell office:value-type="string">
            <text:p>ANTONIO DOMINGO CARDONA CHAGUI</text:p>
          </table:table-cell>
          <table:table-cell office:value-type="string">
            <text:p>SOCORRRO MANZANA 5 LOTE 8 PLAN 500 A</text:p>
          </table:table-cell>
          <table:table-cell/>
          <table:table-cell office:value-type="string">
            <text:p>CARDONA CHAGUI ANTONIO DOMINGO</text:p>
          </table:table-cell>
          <table:table-cell office:value-type="string">
            <text:p>3790300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RDONA CHAGUI ANTONIO DOMINGO</text:p>
          </table:table-cell>
          <table:table-cell office:value-type="float" office:value="3007484616">
            <text:p>300748461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OCORRRO MANZANA 5 LOTE 8 PLAN 500 A</text:p>
          </table:table-cell>
          <table:table-cell office:value-type="string">
            <text:p>marycardonaruiz@hotmail.com</text:p>
          </table:table-cell>
        </table:table-row>
        <table:table-row table:style-name="ro1" table:visibility="filter">
          <table:table-cell office:value-type="float" office:value="6437683">
            <text:p>643768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37683">
            <text:p>6437683</text:p>
          </table:table-cell>
          <table:table-cell office:value-type="string">
            <text:p>Bolivar</text:p>
          </table:table-cell>
          <table:table-cell office:value-type="float" office:value="6437683">
            <text:p>6437683</text:p>
          </table:table-cell>
          <table:table-cell office:value-type="string">
            <text:p>ANDRES GUILLERMO CASTAÑO PATERNINA</text:p>
          </table:table-cell>
          <table:table-cell office:value-type="string">
            <text:p>BRR LOS CORALES MZ I BL B AP 102</text:p>
          </table:table-cell>
          <table:table-cell/>
          <table:table-cell table:style-name="ce1" office:value-type="string">
            <text:p>9067458-</text:p>
          </table:table-cell>
          <table:table-cell office:value-type="string">
            <text:p>ANDRES CASTAÑO PATERNIN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STAÑO PATERNINA ANDRES GUILLERMO</text:p>
          </table:table-cell>
          <table:table-cell office:value-type="float" office:value="3003627790">
            <text:p>30036277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OS CORALES MZ I BL B AP 102</text:p>
          </table:table-cell>
          <table:table-cell office:value-type="string">
            <text:p>andycast49@hotmail.com</text:p>
          </table:table-cell>
        </table:table-row>
        <table:table-row table:style-name="ro1" table:visibility="filter">
          <table:table-cell office:value-type="float" office:value="6671849">
            <text:p>66718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71849">
            <text:p>6671849</text:p>
          </table:table-cell>
          <table:table-cell office:value-type="string">
            <text:p>Bolivar</text:p>
          </table:table-cell>
          <table:table-cell office:value-type="float" office:value="6671849">
            <text:p>6671849</text:p>
          </table:table-cell>
          <table:table-cell office:value-type="string">
            <text:p>ROSIRIS F PINEDA PEREZ</text:p>
          </table:table-cell>
          <table:table-cell office:value-type="string">
            <text:p>MILAGRO CALLE DIAMANTE 18A NO 57 21</text:p>
          </table:table-cell>
          <table:table-cell/>
          <table:table-cell office:value-type="string">
            <text:p>PINEDA PEREZ ROSIRIS FRANCISCA</text:p>
          </table:table-cell>
          <table:table-cell office:value-type="string">
            <text:p>33333310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INEDA PEREZ ROSIRIS FRANCISCA</text:p>
          </table:table-cell>
          <table:table-cell office:value-type="float" office:value="33333310">
            <text:p>333333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ILAGRO CALLE DIAMANTE 18A NO 57 21</text:p>
          </table:table-cell>
          <table:table-cell office:value-type="string">
            <text:p>rouscartagena09@hotmail.com</text:p>
          </table:table-cell>
        </table:table-row>
        <table:table-row table:style-name="ro1" table:visibility="filter">
          <table:table-cell office:value-type="float" office:value="6812291">
            <text:p>68122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812291">
            <text:p>6812291</text:p>
          </table:table-cell>
          <table:table-cell office:value-type="string">
            <text:p>Bolivar</text:p>
          </table:table-cell>
          <table:table-cell office:value-type="float" office:value="6812291">
            <text:p>6812291</text:p>
          </table:table-cell>
          <table:table-cell office:value-type="string">
            <text:p>JORGE ELIECER GONZALEZ ROSALES</text:p>
          </table:table-cell>
          <table:table-cell office:value-type="string">
            <text:p>URBANIZACION NUEVOS JARDINEZ MANZANA C LOTE 21</text:p>
          </table:table-cell>
          <table:table-cell/>
          <table:table-cell office:value-type="string">
            <text:p>GONZALEZ ROSALES JORGE ELIECER</text:p>
          </table:table-cell>
          <table:table-cell office:value-type="string">
            <text:p>9060113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NZALEZ ROSALES JORGE ELIECER</text:p>
          </table:table-cell>
          <table:table-cell office:value-type="float" office:value="3135347979">
            <text:p>313534797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NUEVOS JARDINEZ MANZANA C LOTE 21</text:p>
          </table:table-cell>
          <table:table-cell office:value-type="string">
            <text:p>gjorgeeliecer119@yahoo.com</text:p>
          </table:table-cell>
        </table:table-row>
        <table:table-row table:style-name="ro1" table:visibility="filter">
          <table:table-cell office:value-type="float" office:value="6753237">
            <text:p>675323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53237">
            <text:p>6753237</text:p>
          </table:table-cell>
          <table:table-cell office:value-type="string">
            <text:p>Bolivar</text:p>
          </table:table-cell>
          <table:table-cell office:value-type="float" office:value="6753237">
            <text:p>6753237</text:p>
          </table:table-cell>
          <table:table-cell office:value-type="string">
            <text:p>LUIS RAFAEL GARIZABAL URUCHURTU</text:p>
          </table:table-cell>
          <table:table-cell table:number-columns-repeated="2"/>
          <table:table-cell office:value-type="string">
            <text:p>GARIZABAL <text:s/>URUCHURTO LUIS <text:s/>RAFAEL</text:p>
          </table:table-cell>
          <table:table-cell office:value-type="string">
            <text:p>888655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ARIZABAL URRUCHURTU LUIS RAFAEL</text:p>
          </table:table-cell>
          <table:table-cell office:value-type="float" office:value="3135046543">
            <text:p>313504654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Redentor CL15 A Mz 1 Lt 4</text:p>
          </table:table-cell>
          <table:table-cell office:value-type="string">
            <text:p>urru313@hotmail.com</text:p>
          </table:table-cell>
        </table:table-row>
        <table:table-row table:style-name="ro1" table:visibility="filter">
          <table:table-cell office:value-type="float" office:value="6447825">
            <text:p>644782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47825">
            <text:p>6447825</text:p>
          </table:table-cell>
          <table:table-cell office:value-type="string">
            <text:p>Bolivar</text:p>
          </table:table-cell>
          <table:table-cell office:value-type="float" office:value="6447825">
            <text:p>6447825</text:p>
          </table:table-cell>
          <table:table-cell office:value-type="string">
            <text:p>NOHEMY PAVA PUERTA</text:p>
          </table:table-cell>
          <table:table-cell office:value-type="string">
            <text:p>BRR BOSQUE DG 21 A 40 33</text:p>
          </table:table-cell>
          <table:table-cell/>
          <table:table-cell office:value-type="string">
            <text:p>PAVA PUERTA NOHEMY</text:p>
          </table:table-cell>
          <table:table-cell office:value-type="string">
            <text:p>45452881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AVA PUERTA NOHEMY</text:p>
          </table:table-cell>
          <table:table-cell office:value-type="float" office:value="3163809850">
            <text:p>31638098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OSQUE DG 21 A 40 33</text:p>
          </table:table-cell>
          <table:table-cell office:value-type="string">
            <text:p>naomi.7@hotmail.com</text:p>
          </table:table-cell>
        </table:table-row>
        <table:table-row table:style-name="ro1" table:visibility="filter">
          <table:table-cell office:value-type="float" office:value="6740396">
            <text:p>6740396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35139860">
            <text:p>3135139860</text:p>
          </table:table-cell>
          <table:table-cell office:value-type="string">
            <text:p>Bolivar</text:p>
          </table:table-cell>
          <table:table-cell office:value-type="float" office:value="6626114">
            <text:p>6626114</text:p>
          </table:table-cell>
          <table:table-cell office:value-type="string">
            <text:p>ADALBERTO OSOSRIO GOMEZ</text:p>
          </table:table-cell>
          <table:table-cell office:value-type="string">
            <text:p>PRADO AVENIDA CARTAGENA NO 31 21</text:p>
          </table:table-cell>
          <table:table-cell/>
          <table:table-cell office:value-type="string">
            <text:p>9089238-1</text:p>
          </table:table-cell>
          <table:table-cell office:value-type="string">
            <text:p>adalberto osorio gom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OSORIO GOMEZ ADALBERTO</text:p>
          </table:table-cell>
          <table:table-cell office:value-type="float" office:value="3135139860">
            <text:p>313513986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RADO AVENIDA CARTAGENA NO 31 21</text:p>
          </table:table-cell>
          <table:table-cell office:value-type="string">
            <text:p>adalbertoosoriogomez@hotmail.com</text:p>
          </table:table-cell>
        </table:table-row>
        <table:table-row table:style-name="ro1" table:visibility="filter">
          <table:table-cell office:value-type="float" office:value="6520080">
            <text:p>65200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19477">
            <text:p>6619477</text:p>
          </table:table-cell>
          <table:table-cell office:value-type="string">
            <text:p>Bolivar</text:p>
          </table:table-cell>
          <table:table-cell office:value-type="float" office:value="6619477">
            <text:p>6619477</text:p>
          </table:table-cell>
          <table:table-cell office:value-type="string">
            <text:p>MANUEL DE JESUS TEHERAN JULIO</text:p>
          </table:table-cell>
          <table:table-cell office:value-type="string">
            <text:p>BARRIO SAN FERNANDO URBANIZACION CALAMARI MANZANA 6 LOTE 3</text:p>
          </table:table-cell>
          <table:table-cell/>
          <table:table-cell office:value-type="string">
            <text:p>TERAN JULIO MANUEL DE JESUS</text:p>
          </table:table-cell>
          <table:table-cell office:value-type="string">
            <text:p>9070678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TEHERAN JULIO MANUEL DE JESUS</text:p>
          </table:table-cell>
          <table:table-cell office:value-type="float" office:value="3106500949">
            <text:p>310650094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FERNANDO URBANIZACION CALAMARI MANZANA 6 LOTE 3</text:p>
          </table:table-cell>
          <table:table-cell office:value-type="string">
            <text:p>matejuex@hotmail.com</text:p>
          </table:table-cell>
        </table:table-row>
        <table:table-row table:style-name="ro1" table:visibility="filter">
          <table:table-cell office:value-type="float" office:value="6622050">
            <text:p>662205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3660">
            <text:p>6623660</text:p>
          </table:table-cell>
          <table:table-cell office:value-type="string">
            <text:p>Bolivar</text:p>
          </table:table-cell>
          <table:table-cell office:value-type="float" office:value="6523960">
            <text:p>6523960</text:p>
          </table:table-cell>
          <table:table-cell office:value-type="string">
            <text:p>MONICA LEONOR RAMOS HERRERA</text:p>
          </table:table-cell>
          <table:table-cell office:value-type="string">
            <text:p>EL RODEO SECTOR 2 MANZANA 9 LOTE 22</text:p>
          </table:table-cell>
          <table:table-cell/>
          <table:table-cell office:value-type="string">
            <text:p>RAMOS HERRERA MONICA LEONOR</text:p>
          </table:table-cell>
          <table:table-cell office:value-type="string">
            <text:p>45468642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AMOS HERRERA MONICA LEONOR</text:p>
          </table:table-cell>
          <table:table-cell office:value-type="float" office:value="3016891893">
            <text:p>301689189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RODEO SECTOR 2 MANZANA 9 LOTE 22</text:p>
          </table:table-cell>
          <table:table-cell office:value-type="string">
            <text:p>molerahe@hotmail.com</text:p>
          </table:table-cell>
        </table:table-row>
        <table:table-row table:style-name="ro1" table:visibility="filter">
          <table:table-cell office:value-type="float" office:value="6622209">
            <text:p>662220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2209">
            <text:p>6622209</text:p>
          </table:table-cell>
          <table:table-cell office:value-type="string">
            <text:p>Bolivar</text:p>
          </table:table-cell>
          <table:table-cell office:value-type="float" office:value="6622209">
            <text:p>6622209</text:p>
          </table:table-cell>
          <table:table-cell office:value-type="string">
            <text:p>ANIBAL SANCHEZ PEREZ</text:p>
          </table:table-cell>
          <table:table-cell office:value-type="string">
            <text:p>BRR LA CENTRAL CR 65 19 120</text:p>
          </table:table-cell>
          <table:table-cell/>
          <table:table-cell office:value-type="string">
            <text:p>SANCHEZ PEREZ ANIBAL</text:p>
          </table:table-cell>
          <table:table-cell office:value-type="string">
            <text:p>883937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PEREZ ANIBAL</text:p>
          </table:table-cell>
          <table:table-cell office:value-type="float" office:value="3124671467">
            <text:p>312467146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 CENTRAL CR 65 19 120</text:p>
          </table:table-cell>
          <table:table-cell office:value-type="string">
            <text:p>sanchezperezanibal@hotmail.com</text:p>
          </table:table-cell>
        </table:table-row>
        <table:table-row table:style-name="ro1" table:visibility="filter">
          <table:table-cell office:value-type="float" office:value="6694984">
            <text:p>669498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94984">
            <text:p>6694984</text:p>
          </table:table-cell>
          <table:table-cell office:value-type="string">
            <text:p>Bolivar</text:p>
          </table:table-cell>
          <table:table-cell office:value-type="float" office:value="6694984">
            <text:p>6694984</text:p>
          </table:table-cell>
          <table:table-cell office:value-type="string">
            <text:p>ALFONSO ARROYO ALVAREZ</text:p>
          </table:table-cell>
          <table:table-cell office:value-type="string">
            <text:p>BRR JUAN 23 TV 44 D 23 A 21</text:p>
          </table:table-cell>
          <table:table-cell/>
          <table:table-cell table:style-name="ce1" office:value-type="string">
            <text:p>73153292-</text:p>
          </table:table-cell>
          <table:table-cell office:value-type="string">
            <text:p>alfonso arroyo alavar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RROYO ALVAREZ ALFONSO</text:p>
          </table:table-cell>
          <table:table-cell office:value-type="float" office:value="3103660732">
            <text:p>31036607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JUAN 23 TV 44 D 23 A 21</text:p>
          </table:table-cell>
          <table:table-cell office:value-type="string">
            <text:p>ladysman444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77381371">
            <text:p>3177381371</text:p>
          </table:table-cell>
          <table:table-cell office:value-type="string">
            <text:p>Bolivar</text:p>
          </table:table-cell>
          <table:table-cell office:value-type="float" office:value="3114046421">
            <text:p>3114046421</text:p>
          </table:table-cell>
          <table:table-cell office:value-type="string">
            <text:p>VICTOR MANUEL MENDEZ NAVARRO</text:p>
          </table:table-cell>
          <table:table-cell office:value-type="string">
            <text:p>NUEVO BOSQUE MANZANA 19 LOTE 12 ETAPA 2</text:p>
          </table:table-cell>
          <table:table-cell/>
          <table:table-cell office:value-type="string">
            <text:p>7438256-5</text:p>
          </table:table-cell>
          <table:table-cell office:value-type="string">
            <text:p>Victor Manuel Mendez Navarr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ENDEZ NAVARRO VICTOR MANUEL</text:p>
          </table:table-cell>
          <table:table-cell office:value-type="float" office:value="3177381371">
            <text:p>317738137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NUEVO BOSQUE MANZANA 19 LOTE 12 ETAPA 2</text:p>
          </table:table-cell>
          <table:table-cell office:value-type="string">
            <text:p>vicmem2010@yahoo.com</text:p>
          </table:table-cell>
        </table:table-row>
        <table:table-row table:style-name="ro1" table:visibility="filter">
          <table:table-cell office:value-type="float" office:value="6672998">
            <text:p>667299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7990 - Otros servicios de reserva y actividades relacionadas</text:p>
          </table:table-cell>
          <table:table-cell office:value-type="float" office:value="6672998">
            <text:p>6672998</text:p>
          </table:table-cell>
          <table:table-cell office:value-type="string">
            <text:p>Bolivar</text:p>
          </table:table-cell>
          <table:table-cell office:value-type="float" office:value="6672998">
            <text:p>6672998</text:p>
          </table:table-cell>
          <table:table-cell office:value-type="string">
            <text:p>JUAN DE LA DE LA CRUZ RODRIGUEZ CASTRO</text:p>
          </table:table-cell>
          <table:table-cell office:value-type="string">
            <text:p>NUEVO CAMPESTRE MANZANA F LOTE 4</text:p>
          </table:table-cell>
          <table:table-cell/>
          <table:table-cell office:value-type="string">
            <text:p>RODRIGUEZ CASTRO JUAN DE LA CRUZ</text:p>
          </table:table-cell>
          <table:table-cell office:value-type="string">
            <text:p>7957751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ODRIGUEZ CASTRO JUAN DE LA CRUZ</text:p>
          </table:table-cell>
          <table:table-cell office:value-type="float" office:value="3162442466">
            <text:p>31624424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NUEVO CAMPESTRE MANZANA F LOTE 4</text:p>
          </table:table-cell>
          <table:table-cell office:value-type="string">
            <text:p>juanchiris2012@hotmail.com</text:p>
          </table:table-cell>
        </table:table-row>
        <table:table-row table:style-name="ro1" table:visibility="filter">
          <table:table-cell office:value-type="float" office:value="6633837">
            <text:p>663383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33837">
            <text:p>6633837</text:p>
          </table:table-cell>
          <table:table-cell office:value-type="string">
            <text:p>Bolivar</text:p>
          </table:table-cell>
          <table:table-cell office:value-type="float" office:value="6633837">
            <text:p>6633837</text:p>
          </table:table-cell>
          <table:table-cell office:value-type="string">
            <text:p>ENCARNACION VERGARA MELENDEZ</text:p>
          </table:table-cell>
          <table:table-cell office:value-type="string">
            <text:p>URBANIZACION INDIA MANZANA MANZANA LOTE 13</text:p>
          </table:table-cell>
          <table:table-cell/>
          <table:table-cell office:value-type="string">
            <text:p>VERGARA MELENDEZ ENCARNACION</text:p>
          </table:table-cell>
          <table:table-cell office:value-type="string">
            <text:p>73073284-3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ERGARA MELENDEZ ENCARNACION</text:p>
          </table:table-cell>
          <table:table-cell office:value-type="float" office:value="3158950191">
            <text:p>315895019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INDIA MANZANA M LOTE 13</text:p>
          </table:table-cell>
          <table:table-cell office:value-type="string">
            <text:p>recreacioneslacarinosa@gmail.com</text:p>
          </table:table-cell>
        </table:table-row>
        <table:table-row table:style-name="ro1" table:visibility="filter">
          <table:table-cell office:value-type="float" office:value="6615641">
            <text:p>661564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15641">
            <text:p>6615641</text:p>
          </table:table-cell>
          <table:table-cell office:value-type="string">
            <text:p>Bolivar</text:p>
          </table:table-cell>
          <table:table-cell office:value-type="float" office:value="6615641">
            <text:p>6615641</text:p>
          </table:table-cell>
          <table:table-cell office:value-type="string">
            <text:p>LUIS MENA MARTINEZ</text:p>
          </table:table-cell>
          <table:table-cell office:value-type="string">
            <text:p>BRR BLAS DE LEZO PLAN 400 MZ 13 LT 6</text:p>
          </table:table-cell>
          <table:table-cell/>
          <table:table-cell office:value-type="string">
            <text:p>MENA MARTINEZ LUIS</text:p>
          </table:table-cell>
          <table:table-cell office:value-type="string">
            <text:p>885328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ENA MARTINEZ LUIS</text:p>
          </table:table-cell>
          <table:table-cell office:value-type="float" office:value="3167134643">
            <text:p>316713464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LAS DE LEZO PLAN 400 MZ 13 LT 6</text:p>
          </table:table-cell>
          <table:table-cell office:value-type="string">
            <text:p>luismenamartinez@yahoo.com.co</text:p>
          </table:table-cell>
        </table:table-row>
        <table:table-row table:style-name="ro1" table:visibility="filter">
          <table:table-cell office:value-type="float" office:value="3156280473">
            <text:p>3156280473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19732">
            <text:p>6619732</text:p>
          </table:table-cell>
          <table:table-cell office:value-type="string">
            <text:p>Bolivar</text:p>
          </table:table-cell>
          <table:table-cell office:value-type="float" office:value="6619732">
            <text:p>6619732</text:p>
          </table:table-cell>
          <table:table-cell office:value-type="string">
            <text:p>FRANCISCO TOVAR RAMOS</text:p>
          </table:table-cell>
          <table:table-cell office:value-type="string">
            <text:p>SAN FERNANDO CALLE EL PROGRESO NO 22A 05</text:p>
          </table:table-cell>
          <table:table-cell/>
          <table:table-cell office:value-type="string">
            <text:p>TOVAR RAMOS FRANCISCO</text:p>
          </table:table-cell>
          <table:table-cell office:value-type="string">
            <text:p>73086771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TOVAR RAMOS FRANCISCO</text:p>
          </table:table-cell>
          <table:table-cell office:value-type="float" office:value="3156280473">
            <text:p>315628047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FERNANDO CALLE EL PROGRESO NO 22A 05</text:p>
          </table:table-cell>
          <table:table-cell office:value-type="string">
            <text:p>franciscotovarramos@hotmail.com</text:p>
          </table:table-cell>
        </table:table-row>
        <table:table-row table:style-name="ro1" table:visibility="filter">
          <table:table-cell office:value-type="float" office:value="6812291">
            <text:p>68122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71659">
            <text:p>6571659</text:p>
          </table:table-cell>
          <table:table-cell office:value-type="string">
            <text:p>Bolivar</text:p>
          </table:table-cell>
          <table:table-cell office:value-type="float" office:value="6571659">
            <text:p>6571659</text:p>
          </table:table-cell>
          <table:table-cell office:value-type="string">
            <text:p>ANGELINA ROMERO BLANQUICET</text:p>
          </table:table-cell>
          <table:table-cell office:value-type="string">
            <text:p>BARRIO NUEVO CAMPESTRE MANZANA E LOTE 2</text:p>
          </table:table-cell>
          <table:table-cell/>
          <table:table-cell table:style-name="ce1" office:value-type="string">
            <text:p>33159909-</text:p>
          </table:table-cell>
          <table:table-cell office:value-type="string">
            <text:p>ANGELINA ROMERO BLANQUICETH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OMERO BLANQUICETH ANGELINA</text:p>
          </table:table-cell>
          <table:table-cell office:value-type="float" office:value="3157679522">
            <text:p>315767952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NUEVO CAMPESTRE MANZANA E LOTE 2</text:p>
          </table:table-cell>
          <table:table-cell office:value-type="string">
            <text:p>aromero_2009@hotmail.com</text:p>
          </table:table-cell>
        </table:table-row>
        <table:table-row table:style-name="ro1" table:visibility="filter">
          <table:table-cell office:value-type="float" office:value="6570890">
            <text:p>657089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70890">
            <text:p>6570890</text:p>
          </table:table-cell>
          <table:table-cell office:value-type="string">
            <text:p>Bolivar</text:p>
          </table:table-cell>
          <table:table-cell office:value-type="float" office:value="6570890">
            <text:p>6570890</text:p>
          </table:table-cell>
          <table:table-cell office:value-type="string">
            <text:p>BENTAMIN VELEZ BELLO</text:p>
          </table:table-cell>
          <table:table-cell office:value-type="string">
            <text:p>VISTA HERMOSA Mz B --Lt 10</text:p>
          </table:table-cell>
          <table:table-cell/>
          <table:table-cell office:value-type="string">
            <text:p>VELEZ BELLO BENJAMIN</text:p>
          </table:table-cell>
          <table:table-cell office:value-type="string">
            <text:p>11170423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ELEZ BELLO BENJAMIN</text:p>
          </table:table-cell>
          <table:table-cell office:value-type="float" office:value="3157266837">
            <text:p>315726683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VISTA HERMOSA Mz B --Lt 10</text:p>
          </table:table-cell>
          <table:table-cell office:value-type="string">
            <text:p>velezbenjamin@hotmail.com</text:p>
          </table:table-cell>
        </table:table-row>
        <table:table-row table:style-name="ro1" table:visibility="filter">
          <table:table-cell office:value-type="float" office:value="6744408">
            <text:p>67444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44408">
            <text:p>6744408</text:p>
          </table:table-cell>
          <table:table-cell office:value-type="string">
            <text:p>Bolivar</text:p>
          </table:table-cell>
          <table:table-cell office:value-type="float" office:value="6744408">
            <text:p>6744408</text:p>
          </table:table-cell>
          <table:table-cell office:value-type="string">
            <text:p>ALFONSO AROYO ALTAMIRANDA</text:p>
          </table:table-cell>
          <table:table-cell office:value-type="string">
            <text:p>BRR BRUSELAS CL JULIO SOTOMAYOR 44 132 DG 26 B</text:p>
          </table:table-cell>
          <table:table-cell/>
          <table:table-cell table:style-name="ce1" office:value-type="string">
            <text:p>9048955-</text:p>
          </table:table-cell>
          <table:table-cell office:value-type="string">
            <text:p>alfonso arroyo altamiranda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RROYO ALTAMIRANDA ALFONSO</text:p>
          </table:table-cell>
          <table:table-cell office:value-type="float" office:value="3187990421">
            <text:p>31879904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RUSELAS CL JULIO SOTOMAYOR 44 132 DG 26 B</text:p>
          </table:table-cell>
          <table:table-cell office:value-type="string">
            <text:p>alfonsoarroyo2013@yahoo.com</text:p>
          </table:table-cell>
        </table:table-row>
        <table:table-row table:style-name="ro1" table:visibility="filter">
          <table:table-cell office:value-type="float" office:value="6664413">
            <text:p>666441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64413">
            <text:p>6664413</text:p>
          </table:table-cell>
          <table:table-cell office:value-type="string">
            <text:p>Bolivar</text:p>
          </table:table-cell>
          <table:table-cell office:value-type="float" office:value="6664413">
            <text:p>6664413</text:p>
          </table:table-cell>
          <table:table-cell/>
          <table:table-cell office:value-type="string">
            <text:p>CRA. 1a.A No. 71-55 OF. 202 BARRIO CRESPO</text:p>
          </table:table-cell>
          <table:table-cell/>
          <table:table-cell office:value-type="string">
            <text:p>MORGAN TOURS CTG S.A.S.</text:p>
          </table:table-cell>
          <table:table-cell office:value-type="string">
            <text:p>900445449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ORGAN TOURS CTG SAS.</text:p>
          </table:table-cell>
          <table:table-cell office:value-type="string">
            <text:p>317 830 33 0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Cra. 1a. A N° 71-55 Of. 202</text:p>
          </table:table-cell>
          <table:table-cell office:value-type="string">
            <text:p>morgantoursctg@yahoo.com</text:p>
          </table:table-cell>
        </table:table-row>
        <table:table-row table:style-name="ro1" table:visibility="filter">
          <table:table-cell office:value-type="float" office:value="6457308">
            <text:p>64573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457308">
            <text:p>6457308</text:p>
          </table:table-cell>
          <table:table-cell office:value-type="string">
            <text:p>Bolivar</text:p>
          </table:table-cell>
          <table:table-cell office:value-type="float" office:value="6457308">
            <text:p>6457308</text:p>
          </table:table-cell>
          <table:table-cell office:value-type="string">
            <text:p>MARLON MONTES MIRANDA</text:p>
          </table:table-cell>
          <table:table-cell office:value-type="string">
            <text:p>BRR CIUDADELA 2000 MZ 8 LT 41</text:p>
          </table:table-cell>
          <table:table-cell/>
          <table:table-cell office:value-type="string">
            <text:p>MONTES MIRANDA MARLON</text:p>
          </table:table-cell>
          <table:table-cell office:value-type="string">
            <text:p>73143198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ONTES MIRANDA MARLON</text:p>
          </table:table-cell>
          <table:table-cell office:value-type="float" office:value="3126983142">
            <text:p>31269831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CIUDADELA 2000 MZ 8 LT 41</text:p>
          </table:table-cell>
          <table:table-cell office:value-type="string">
            <text:p>marlon03_05@hotmail.com</text:p>
          </table:table-cell>
        </table:table-row>
        <table:table-row table:style-name="ro1" table:visibility="filter">
          <table:table-cell office:value-type="float" office:value="6714100">
            <text:p>671410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4100">
            <text:p>6714100</text:p>
          </table:table-cell>
          <table:table-cell office:value-type="string">
            <text:p>Bolivar</text:p>
          </table:table-cell>
          <table:table-cell office:value-type="float" office:value="6714100">
            <text:p>6714100</text:p>
          </table:table-cell>
          <table:table-cell office:value-type="string">
            <text:p>ALFONSO ARIAS ORTIZ</text:p>
          </table:table-cell>
          <table:table-cell office:value-type="string">
            <text:p>BRR LAS GAVIOTAS MZ A 65 LT 1 ET 1</text:p>
          </table:table-cell>
          <table:table-cell/>
          <table:table-cell office:value-type="string">
            <text:p>ARIAS ORTIZ ALFONSO</text:p>
          </table:table-cell>
          <table:table-cell office:value-type="string">
            <text:p>3793825-2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ARIAS ORTIZ ALFONSO</text:p>
          </table:table-cell>
          <table:table-cell office:value-type="float" office:value="3008700286">
            <text:p>300870028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AS GAVIOTAS MZ A 65 LT 1 ET 1</text:p>
          </table:table-cell>
          <table:table-cell office:value-type="string">
            <text:p>ariasortiza@outlook.es</text:p>
          </table:table-cell>
        </table:table-row>
        <table:table-row table:style-name="ro1" table:visibility="filter">
          <table:table-cell office:value-type="float" office:value="6633528">
            <text:p>663352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3708">
            <text:p>6533708</text:p>
          </table:table-cell>
          <table:table-cell office:value-type="string">
            <text:p>Bolivar</text:p>
          </table:table-cell>
          <table:table-cell office:value-type="float" office:value="6533708">
            <text:p>6533708</text:p>
          </table:table-cell>
          <table:table-cell office:value-type="string">
            <text:p>JUAN MANUEL GARCIA AGUILAR</text:p>
          </table:table-cell>
          <table:table-cell office:value-type="string">
            <text:p>LOS ALPES TRANSVERSAL 71 NO 31B 39</text:p>
          </table:table-cell>
          <table:table-cell/>
          <table:table-cell office:value-type="string">
            <text:p>GARCIA AGUILAR JUAN MANUEL</text:p>
          </table:table-cell>
          <table:table-cell office:value-type="string">
            <text:p>73091435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ARCIA AGUILAR JUAN MANUEL</text:p>
          </table:table-cell>
          <table:table-cell office:value-type="float" office:value="3126973116">
            <text:p>312697311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TRANSVERSAL 71 NO 31B 39</text:p>
          </table:table-cell>
          <table:table-cell office:value-type="string">
            <text:p>juangarciaaguilar@hotmail.com</text:p>
          </table:table-cell>
        </table:table-row>
        <table:table-row table:style-name="ro1" table:visibility="filter">
          <table:table-cell office:value-type="float" office:value="6425180">
            <text:p>64251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25180">
            <text:p>6425180</text:p>
          </table:table-cell>
          <table:table-cell office:value-type="string">
            <text:p>Bolivar</text:p>
          </table:table-cell>
          <table:table-cell office:value-type="float" office:value="6425180">
            <text:p>6425180</text:p>
          </table:table-cell>
          <table:table-cell office:value-type="string">
            <text:p>FRANCISCO JAVIER FORERO VELEZ</text:p>
          </table:table-cell>
          <table:table-cell office:value-type="string">
            <text:p>Chipre cra 64 #30c-44</text:p>
          </table:table-cell>
          <table:table-cell/>
          <table:table-cell table:style-name="ce1" office:value-type="string">
            <text:p>73071865-</text:p>
          </table:table-cell>
          <table:table-cell office:value-type="string">
            <text:p>Francisco Javier Forero Vel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FORERO VELEZ FRANCISCO JAVIER</text:p>
          </table:table-cell>
          <table:table-cell office:value-type="float" office:value="3135973704">
            <text:p>31359737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hipre cra 64#30c-44</text:p>
          </table:table-cell>
          <table:table-cell office:value-type="string">
            <text:p>franciscoforero@yahoo.com</text:p>
          </table:table-cell>
        </table:table-row>
        <table:table-row table:style-name="ro1" table:visibility="filter">
          <table:table-cell office:value-type="float" office:value="6450530">
            <text:p>645053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 office:value-type="string">
            <text:p>8522 - Educación media académica</text:p>
          </table:table-cell>
          <table:table-cell office:value-type="float" office:value="6450530">
            <text:p>6450530</text:p>
          </table:table-cell>
          <table:table-cell office:value-type="string">
            <text:p>Bolivar</text:p>
          </table:table-cell>
          <table:table-cell office:value-type="float" office:value="6450530">
            <text:p>6450530</text:p>
          </table:table-cell>
          <table:table-cell office:value-type="string">
            <text:p>EMIRO DEL CARMEN GONZALEZ BALDIRIS</text:p>
          </table:table-cell>
          <table:table-cell office:value-type="string">
            <text:p>CAMINO DEL MEDIO CALLE 11 DE NOVIEMBRE NO 31A 129</text:p>
          </table:table-cell>
          <table:table-cell/>
          <table:table-cell office:value-type="string">
            <text:p>GONZALEZ BALDIRIS EMIRO DEL CARMEN</text:p>
          </table:table-cell>
          <table:table-cell office:value-type="string">
            <text:p>73086127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NZALEZ BALDIRIS EMIRO DEL CARMEN</text:p>
          </table:table-cell>
          <table:table-cell office:value-type="float" office:value="3106761815">
            <text:p>31067618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MINO DEL MEDIO CALLE 11 DE NOVIEMBRE NO 31A 129</text:p>
          </table:table-cell>
          <table:table-cell office:value-type="string">
            <text:p>emirospeedygonzalez@g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35370">
            <text:p>6635370</text:p>
          </table:table-cell>
          <table:table-cell office:value-type="string">
            <text:p>Bolivar</text:p>
          </table:table-cell>
          <table:table-cell office:value-type="float" office:value="6635370">
            <text:p>6635370</text:p>
          </table:table-cell>
          <table:table-cell office:value-type="string">
            <text:p>BIGLONIZA ROMERO ACEVEDO</text:p>
          </table:table-cell>
          <table:table-cell office:value-type="string">
            <text:p>ALPES CALLE 31 I NO 71C 05</text:p>
          </table:table-cell>
          <table:table-cell/>
          <table:table-cell office:value-type="string">
            <text:p>45434826-3</text:p>
          </table:table-cell>
          <table:table-cell office:value-type="string">
            <text:p>Bigloniza Del Socorro Romero Acevedo</text:p>
          </table:table-cell>
          <table:table-cell office:value-type="string">
            <text:p>GUIA DE TURISMO</text:p>
          </table:table-cell>
          <table:table-cell office:value-type="float" office:value="2012">
            <text:p>2012</text:p>
          </table:table-cell>
          <table:table-cell office:value-type="string">
            <text:p>ROMERO ACEVEDO BIGLONIZA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PES CALLE 31 I NO 71C 05</text:p>
          </table:table-cell>
          <table:table-cell/>
        </table:table-row>
        <table:table-row table:style-name="ro1" table:visibility="filter">
          <table:table-cell office:value-type="float" office:value="6718949">
            <text:p>671894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8949">
            <text:p>6718949</text:p>
          </table:table-cell>
          <table:table-cell office:value-type="string">
            <text:p>Bolivar</text:p>
          </table:table-cell>
          <table:table-cell office:value-type="float" office:value="6718949">
            <text:p>6718949</text:p>
          </table:table-cell>
          <table:table-cell office:value-type="string">
            <text:p>LUIS ENRIQUE TENORIO HERNANDES</text:p>
          </table:table-cell>
          <table:table-cell office:value-type="string">
            <text:p>BLAS DE LEZO PLAN 400 MANZANA 14 LOTE 7</text:p>
          </table:table-cell>
          <table:table-cell/>
          <table:table-cell office:value-type="string">
            <text:p>TENORIO HERNANDEZ LUIS ENRIQUE</text:p>
          </table:table-cell>
          <table:table-cell office:value-type="string">
            <text:p>876012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TENORIO HERNANDEZ LUIS ENRIQUE</text:p>
          </table:table-cell>
          <table:table-cell office:value-type="float" office:value="3145247669">
            <text:p>314524766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LAS DE LEZO PLAN 400 MANZANA 14 LOTE 7</text:p>
          </table:table-cell>
          <table:table-cell office:value-type="string">
            <text:p>luistenorio32@yahoo.com</text:p>
          </table:table-cell>
        </table:table-row>
        <table:table-row table:style-name="ro1" table:visibility="filter">
          <table:table-cell office:value-type="float" office:value="3215392289">
            <text:p>321539228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215392289">
            <text:p>3215392289</text:p>
          </table:table-cell>
          <table:table-cell office:value-type="string">
            <text:p>Bolivar</text:p>
          </table:table-cell>
          <table:table-cell office:value-type="float" office:value="3215392289">
            <text:p>3215392289</text:p>
          </table:table-cell>
          <table:table-cell office:value-type="string">
            <text:p>GUSTAVO SANCHEZ FLOREZ</text:p>
          </table:table-cell>
          <table:table-cell office:value-type="string">
            <text:p>BRR LO AMADOR CL 34 20 C 37 AP 201</text:p>
          </table:table-cell>
          <table:table-cell/>
          <table:table-cell office:value-type="string">
            <text:p>SANCHEZ FLOREZ GUSTAVO</text:p>
          </table:table-cell>
          <table:table-cell office:value-type="string">
            <text:p>73090804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ANCHEZ FLORES GUSTAVO</text:p>
          </table:table-cell>
          <table:table-cell office:value-type="float" office:value="3215392289">
            <text:p>321539228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LO AMADOR CL 34 20 C 37 AP 201</text:p>
          </table:table-cell>
          <table:table-cell office:value-type="string">
            <text:p>gustavosanchezf@yahoo.com</text:p>
          </table:table-cell>
        </table:table-row>
        <table:table-row table:style-name="ro1" table:visibility="filter">
          <table:table-cell office:value-type="float" office:value="6714708">
            <text:p>6714708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14708">
            <text:p>6714708</text:p>
          </table:table-cell>
          <table:table-cell office:value-type="string">
            <text:p>Bolivar</text:p>
          </table:table-cell>
          <table:table-cell office:value-type="float" office:value="6714708">
            <text:p>6714708</text:p>
          </table:table-cell>
          <table:table-cell office:value-type="string">
            <text:p>YENNIS GONZALEZ DIAZ</text:p>
          </table:table-cell>
          <table:table-cell office:value-type="string">
            <text:p>BLAS DE LEZO MANZANA 29 LOTE 16</text:p>
          </table:table-cell>
          <table:table-cell/>
          <table:table-cell office:value-type="string">
            <text:p>GONZALEZ DIAZ YENIS</text:p>
          </table:table-cell>
          <table:table-cell office:value-type="string">
            <text:p>45468579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ONZALEZ DIAZ YENIS</text:p>
          </table:table-cell>
          <table:table-cell office:value-type="float" office:value="3183247115">
            <text:p>31832471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LAS DE LEZO MANZANA 29 LOTE 16</text:p>
          </table:table-cell>
          <table:table-cell office:value-type="string">
            <text:p>yegodi@hotmail.com</text:p>
          </table:table-cell>
        </table:table-row>
        <table:table-row table:style-name="ro1" table:visibility="filter">
          <table:table-cell office:value-type="float" office:value="6623967">
            <text:p>662396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3967">
            <text:p>6623967</text:p>
          </table:table-cell>
          <table:table-cell office:value-type="string">
            <text:p>Bolivar</text:p>
          </table:table-cell>
          <table:table-cell office:value-type="float" office:value="6623967">
            <text:p>6623967</text:p>
          </table:table-cell>
          <table:table-cell office:value-type="string">
            <text:p>MARIA ESTELA BERMEJO JULIO</text:p>
          </table:table-cell>
          <table:table-cell office:value-type="string">
            <text:p>altos de san isidro manzana 13 lte 7B</text:p>
          </table:table-cell>
          <table:table-cell/>
          <table:table-cell office:value-type="string">
            <text:p>BERMEJO JULIO MARIA ESTELA</text:p>
          </table:table-cell>
          <table:table-cell office:value-type="string">
            <text:p>45758526-1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ERMEJO JULIO MARIA ESTELA</text:p>
          </table:table-cell>
          <table:table-cell office:value-type="float" office:value="3126373732">
            <text:p>31263737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tos de san isidro manzana 13 lte 7B</text:p>
          </table:table-cell>
          <table:table-cell office:value-type="string">
            <text:p>mariaesber29@hotmail.com</text:p>
          </table:table-cell>
        </table:table-row>
        <table:table-row table:style-name="ro1" table:visibility="filter">
          <table:table-cell/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38721">
            <text:p>6638721</text:p>
          </table:table-cell>
          <table:table-cell office:value-type="string">
            <text:p>Bolivar</text:p>
          </table:table-cell>
          <table:table-cell office:value-type="float" office:value="6638721">
            <text:p>6638721</text:p>
          </table:table-cell>
          <table:table-cell office:value-type="string">
            <text:p>ALFONSO LOPEZ VITOLA</text:p>
          </table:table-cell>
          <table:table-cell office:value-type="string">
            <text:p>TURBACO BARRIO BELLA VISTA NO 13 64</text:p>
          </table:table-cell>
          <table:table-cell/>
          <table:table-cell office:value-type="string">
            <text:p>LOPEZ VITOLA ALFONSO</text:p>
          </table:table-cell>
          <table:table-cell office:value-type="string">
            <text:p>73081246-7</text:p>
          </table:table-cell>
          <table:table-cell office:value-type="string">
            <text:p>GUIA DE TURISMO</text:p>
          </table:table-cell>
          <table:table-cell office:value-type="string">
            <text:p>No Registra</text:p>
          </table:table-cell>
          <table:table-cell office:value-type="string">
            <text:p>LOPEZ VITOLA ALFONSO</text:p>
          </table:table-cell>
          <table:table-cell table:number-columns-repeated="5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TURBACO BARRIO BELLA VISTA NO 13 64</text:p>
          </table:table-cell>
          <table:table-cell/>
        </table:table-row>
        <table:table-row table:style-name="ro1" table:visibility="filter">
          <table:table-cell office:value-type="float" office:value="6533280">
            <text:p>653328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3280">
            <text:p>6533280</text:p>
          </table:table-cell>
          <table:table-cell office:value-type="string">
            <text:p>Bolivar</text:p>
          </table:table-cell>
          <table:table-cell office:value-type="float" office:value="6533280">
            <text:p>6533280</text:p>
          </table:table-cell>
          <table:table-cell office:value-type="string">
            <text:p>MANUEL ANTONIO VIVANCO CARDENAS</text:p>
          </table:table-cell>
          <table:table-cell office:value-type="string">
            <text:p>TRECE DE JUNIO CUARTO CALLEJON NO 31A 34</text:p>
          </table:table-cell>
          <table:table-cell/>
          <table:table-cell office:value-type="string">
            <text:p>VIVANCO CARDENAS MANUEL ANTONIO</text:p>
          </table:table-cell>
          <table:table-cell office:value-type="string">
            <text:p>73158057-4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VIVANCO CARDENAS MANUEL ANTONIO</text:p>
          </table:table-cell>
          <table:table-cell office:value-type="float" office:value="3135232927">
            <text:p>31352329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ECE DE JUNIO CUARTO CALLEJON NO 31A 34</text:p>
          </table:table-cell>
          <table:table-cell office:value-type="string">
            <text:p>caledmanuel@hotmail.com</text:p>
          </table:table-cell>
        </table:table-row>
        <table:table-row table:style-name="ro1" table:visibility="filter">
          <table:table-cell office:value-type="float" office:value="6623967">
            <text:p>6623967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23967">
            <text:p>6623967</text:p>
          </table:table-cell>
          <table:table-cell office:value-type="string">
            <text:p>Bolivar</text:p>
          </table:table-cell>
          <table:table-cell office:value-type="float" office:value="6623967">
            <text:p>6623967</text:p>
          </table:table-cell>
          <table:table-cell office:value-type="string">
            <text:p>MANUEL GUERRERO GOMEZ</text:p>
          </table:table-cell>
          <table:table-cell office:value-type="string">
            <text:p>Altos de san isidro manzana 13 lote 7B</text:p>
          </table:table-cell>
          <table:table-cell/>
          <table:table-cell office:value-type="string">
            <text:p>GUERRERO GOMEZ MANUEL</text:p>
          </table:table-cell>
          <table:table-cell office:value-type="string">
            <text:p>73158071-8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GUERRERO GOMEZ MANUEL</text:p>
          </table:table-cell>
          <table:table-cell office:value-type="float" office:value="3215327121">
            <text:p>32153271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tos de san isidro manzana 13 lote 7b</text:p>
          </table:table-cell>
          <table:table-cell office:value-type="string">
            <text:p>mannyg27@hotmail.com</text:p>
          </table:table-cell>
        </table:table-row>
        <table:table-row table:style-name="ro1" table:visibility="filter">
          <table:table-cell office:value-type="float" office:value="6562739">
            <text:p>6562739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67817891">
            <text:p>3167817891</text:p>
          </table:table-cell>
          <table:table-cell office:value-type="string">
            <text:p>Bolivar</text:p>
          </table:table-cell>
          <table:table-cell office:value-type="float" office:value="6638772">
            <text:p>6638772</text:p>
          </table:table-cell>
          <table:table-cell office:value-type="string">
            <text:p>ANTONIO JOSE BUENDIA RAMOS</text:p>
          </table:table-cell>
          <table:table-cell office:value-type="string">
            <text:p>OLAYA HERRERA CALLE 32 NO 56 118</text:p>
          </table:table-cell>
          <table:table-cell/>
          <table:table-cell office:value-type="string">
            <text:p>BUENDIA RAMOS ANTONIO JOSE</text:p>
          </table:table-cell>
          <table:table-cell office:value-type="string">
            <text:p>73123324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BUENDIA RAMOS JOSE ANTONIO</text:p>
          </table:table-cell>
          <table:table-cell office:value-type="float" office:value="3167817891">
            <text:p>316781789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OLAYA HERRERA CALLE 32 NO 56 118</text:p>
          </table:table-cell>
          <table:table-cell office:value-type="string">
            <text:p>saines09@hotmail.com</text:p>
          </table:table-cell>
        </table:table-row>
        <table:table-row table:style-name="ro1" table:visibility="filter">
          <table:table-cell office:value-type="float" office:value="6454291">
            <text:p>64542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54291">
            <text:p>6454291</text:p>
          </table:table-cell>
          <table:table-cell office:value-type="string">
            <text:p>Bolivar</text:p>
          </table:table-cell>
          <table:table-cell office:value-type="float" office:value="6697373">
            <text:p>6697373</text:p>
          </table:table-cell>
          <table:table-cell office:value-type="string">
            <text:p>MARGARITA MARIA HURTADO ARROYO</text:p>
          </table:table-cell>
          <table:table-cell office:value-type="string">
            <text:p>ESCALLON VILLA CALLE CRISTOBAL COLON NO 52 33</text:p>
          </table:table-cell>
          <table:table-cell/>
          <table:table-cell office:value-type="string">
            <text:p>HURTADO ARROYO MARGARITA MARIA</text:p>
          </table:table-cell>
          <table:table-cell office:value-type="string">
            <text:p>45498753-9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HURTADO ARROYO MARGARITA MARIA</text:p>
          </table:table-cell>
          <table:table-cell office:value-type="float" office:value="3145451627">
            <text:p>31454516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SCALLON VILLA CALLE CRISTOBAL COLON NO 52 33</text:p>
          </table:table-cell>
          <table:table-cell office:value-type="string">
            <text:p>mahuar2001@hotmail.com</text:p>
          </table:table-cell>
        </table:table-row>
        <table:table-row table:style-name="ro1" table:visibility="filter">
          <table:table-cell office:value-type="float" office:value="6516591">
            <text:p>651659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731081">
            <text:p>6731081</text:p>
          </table:table-cell>
          <table:table-cell office:value-type="string">
            <text:p>Bolivar</text:p>
          </table:table-cell>
          <table:table-cell office:value-type="float" office:value="6516591">
            <text:p>6516591</text:p>
          </table:table-cell>
          <table:table-cell office:value-type="string">
            <text:p>GENARO CANTILLO MARIMON</text:p>
          </table:table-cell>
          <table:table-cell office:value-type="string">
            <text:p>LA FLORESTA NO 58 35</text:p>
          </table:table-cell>
          <table:table-cell/>
          <table:table-cell table:style-name="ce1" office:value-type="string">
            <text:p>9078525-</text:p>
          </table:table-cell>
          <table:table-cell office:value-type="string">
            <text:p>genaro cantillo marimon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NTILLO MARIMON GENARO DE JESUS</text:p>
          </table:table-cell>
          <table:table-cell office:value-type="float" office:value="3103693095">
            <text:p>31036930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 FLORESTA NO 58 35</text:p>
          </table:table-cell>
          <table:table-cell office:value-type="string">
            <text:p>freileyuranis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54019">
            <text:p>6454019</text:p>
          </table:table-cell>
          <table:table-cell office:value-type="string">
            <text:p>Bolivar</text:p>
          </table:table-cell>
          <table:table-cell office:value-type="float" office:value="6454019">
            <text:p>6454019</text:p>
          </table:table-cell>
          <table:table-cell office:value-type="string">
            <text:p>HERBERT PROTZKAR ANDRADE</text:p>
          </table:table-cell>
          <table:table-cell office:value-type="string">
            <text:p>BARRIO LA TRONCAL MZ D. L 13 PISO 2</text:p>
          </table:table-cell>
          <table:table-cell/>
          <table:table-cell office:value-type="string">
            <text:p>73074103-3</text:p>
          </table:table-cell>
          <table:table-cell office:value-type="string">
            <text:p>HERBERT PROTZKAR ANDRADE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PROTZKAR ANDRADE HERBERT</text:p>
          </table:table-cell>
          <table:table-cell office:value-type="float" office:value="3003864461">
            <text:p>300386446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LA TRONCAL MZ D. L 13 PISO 2</text:p>
          </table:table-cell>
          <table:table-cell office:value-type="string">
            <text:p>herbertprotzkarandrade@yahoo.com</text:p>
          </table:table-cell>
        </table:table-row>
        <table:table-row table:style-name="ro1" table:visibility="filter">
          <table:table-cell office:value-type="float" office:value="6377099">
            <text:p>63770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2 - Expendio por autoservicio de comidas preparadas</text:p>
          </table:table-cell>
          <table:table-cell office:value-type="float" office:value="65380000">
            <text:p>653800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ZARAGOCILLA AV. PEDRO DE HEREDIA CLL 31 No. 75C-94</text:p>
          </table:table-cell>
          <table:table-cell/>
          <table:table-cell office:value-type="string">
            <text:p>ARCOS DORADOS COLOMBIA <text:s/>S.A.</text:p>
          </table:table-cell>
          <table:table-cell office:value-type="string">
            <text:p>800244387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MC DONALD'S PEDRO DE HEREDIA</text:p>
          </table:table-cell>
          <table:table-cell office:value-type="float" office:value="3138706387">
            <text:p>3138706387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 116 7 15 OF 1401 TORRE CUSEZAR</text:p>
          </table:table-cell>
          <table:table-cell office:value-type="string">
            <text:p>angela.pabon@co.mcd.com</text:p>
          </table:table-cell>
        </table:table-row>
        <table:table-row table:style-name="ro1" table:visibility="filter">
          <table:table-cell office:value-type="float" office:value="6711114">
            <text:p>6711114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537062">
            <text:p>6537062</text:p>
          </table:table-cell>
          <table:table-cell office:value-type="string">
            <text:p>Bolivar</text:p>
          </table:table-cell>
          <table:table-cell office:value-type="float" office:value="6537062">
            <text:p>6537062</text:p>
          </table:table-cell>
          <table:table-cell office:value-type="string">
            <text:p>JORGE ENRIQUE CARDONA HURTADO</text:p>
          </table:table-cell>
          <table:table-cell office:value-type="string">
            <text:p>URBANIZACION SIMON BOLIVAR MANZANA 32 LOTE 32</text:p>
          </table:table-cell>
          <table:table-cell/>
          <table:table-cell office:value-type="string">
            <text:p>CARDONA HURTADO JORGE ENRIQUE</text:p>
          </table:table-cell>
          <table:table-cell office:value-type="string">
            <text:p>6863202-6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CARDONA HURTADO JORGE ENRIQUE</text:p>
          </table:table-cell>
          <table:table-cell office:value-type="float" office:value="6863202">
            <text:p>686320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NIZACION SIMON BOLIVAR MANZANA 32 LOTE 32</text:p>
          </table:table-cell>
          <table:table-cell office:value-type="string">
            <text:p>turismojorgecardona@hotmail.com</text:p>
          </table:table-cell>
        </table:table-row>
        <table:table-row table:style-name="ro1" table:visibility="filter">
          <table:table-cell office:value-type="float" office:value="6377099">
            <text:p>6377099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2 - Expendio por autoservicio de comidas preparadas</text:p>
          </table:table-cell>
          <table:table-cell office:value-type="float" office:value="6538000">
            <text:p>65380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13 # 31A-65 BARRIO EL ESPINAL LOCAL 220</text:p>
          </table:table-cell>
          <table:table-cell/>
          <table:table-cell office:value-type="string">
            <text:p>ARCOS DORADOS COLOMBIA <text:s/>S.A.</text:p>
          </table:table-cell>
          <table:table-cell office:value-type="string">
            <text:p>800244387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MC DONALDS EL CASTILLO</text:p>
          </table:table-cell>
          <table:table-cell office:value-type="float" office:value="3214658128">
            <text:p>3214658128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 116 7 15 OF 1401 TORRE CUSEZAR</text:p>
          </table:table-cell>
          <table:table-cell office:value-type="string">
            <text:p>angela.pabon@co.mcd.com</text:p>
          </table:table-cell>
        </table:table-row>
        <table:table-row table:style-name="ro1" table:visibility="filter">
          <table:table-cell office:value-type="float" office:value="6613542">
            <text:p>661354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13542">
            <text:p>6613542</text:p>
          </table:table-cell>
          <table:table-cell office:value-type="string">
            <text:p>Bolivar</text:p>
          </table:table-cell>
          <table:table-cell office:value-type="float" office:value="6613542">
            <text:p>6613542</text:p>
          </table:table-cell>
          <table:table-cell office:value-type="string">
            <text:p>RAUL CORDOBA ARROYO</text:p>
          </table:table-cell>
          <table:table-cell office:value-type="string">
            <text:p>CHIQUINQUIRA MANZANA 57 LOTE 16</text:p>
          </table:table-cell>
          <table:table-cell/>
          <table:table-cell table:style-name="ce1" office:value-type="string">
            <text:p>73125881-</text:p>
          </table:table-cell>
          <table:table-cell office:value-type="string">
            <text:p>RAUL CORDOBA ARROYO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RAUL CORDOBA ARROYO</text:p>
          </table:table-cell>
          <table:table-cell office:value-type="float" office:value="3126466052">
            <text:p>31264660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HIQUINQUIRA MANZANA 57 LOTE 16</text:p>
          </table:table-cell>
          <table:table-cell office:value-type="string">
            <text:p>raulcordoba31@hotmail.com</text:p>
          </table:table-cell>
        </table:table-row>
        <table:table-row table:style-name="ro1" table:visibility="filter">
          <table:table-cell office:value-type="float" office:value="6451075">
            <text:p>6451075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451075">
            <text:p>6451075</text:p>
          </table:table-cell>
          <table:table-cell office:value-type="string">
            <text:p>Bolivar</text:p>
          </table:table-cell>
          <table:table-cell office:value-type="float" office:value="6451075">
            <text:p>6451075</text:p>
          </table:table-cell>
          <table:table-cell office:value-type="string">
            <text:p>EFRAIN SIMANCAS PEREZ</text:p>
          </table:table-cell>
          <table:table-cell office:value-type="string">
            <text:p>BARRIO EL PARAGUAY CALLE 26 NO 44C 132</text:p>
          </table:table-cell>
          <table:table-cell/>
          <table:table-cell table:style-name="ce1" office:value-type="string">
            <text:p>9066205-</text:p>
          </table:table-cell>
          <table:table-cell office:value-type="string">
            <text:p>EFRAIN SIMANCAS PEREZ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SIMANCAS PEREZ EFRAIN</text:p>
          </table:table-cell>
          <table:table-cell office:value-type="float" office:value="3002446138">
            <text:p>300244613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EL PARAGUAY CALLE 26 NO 44C 132</text:p>
          </table:table-cell>
          <table:table-cell office:value-type="string">
            <text:p>robertsm0411@hotmail.com</text:p>
          </table:table-cell>
        </table:table-row>
        <table:table-row table:style-name="ro1" table:visibility="filter">
          <table:table-cell office:value-type="float" office:value="3106118231">
            <text:p>3106118231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3106118231">
            <text:p>3106118231</text:p>
          </table:table-cell>
          <table:table-cell office:value-type="string">
            <text:p>Bolivar</text:p>
          </table:table-cell>
          <table:table-cell office:value-type="float" office:value="3106118231">
            <text:p>3106118231</text:p>
          </table:table-cell>
          <table:table-cell office:value-type="string">
            <text:p>HERNANDO ARTURO MARRUGO JIMENEZ</text:p>
          </table:table-cell>
          <table:table-cell office:value-type="string">
            <text:p>BRR BLAS DE LEZO MZ L LT 7</text:p>
          </table:table-cell>
          <table:table-cell/>
          <table:table-cell office:value-type="string">
            <text:p>MARRUGO JIMENEZ HERNANDO ARTURO</text:p>
          </table:table-cell>
          <table:table-cell office:value-type="string">
            <text:p>73091471-0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MARRUGO JIMENEZ HERNANDO ARTURO</text:p>
          </table:table-cell>
          <table:table-cell office:value-type="float" office:value="3106118231">
            <text:p>310611823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RR BLAS DE LEZO MZ L LT 7</text:p>
          </table:table-cell>
          <table:table-cell office:value-type="string">
            <text:p>hernando_mar@yahoo.es</text:p>
          </table:table-cell>
        </table:table-row>
        <table:table-row table:style-name="ro1" table:visibility="filter">
          <table:table-cell office:value-type="float" office:value="3104949">
            <text:p>3104949</text:p>
          </table:table-cell>
          <table:table-cell office:value-type="string">
            <text:p>PROMOTORA Y COMERCIALIZADORA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04949">
            <text:p>3104949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LARGA # 8B <text:s/>154 150 GETSEMANI</text:p>
          </table:table-cell>
          <table:table-cell/>
          <table:table-cell office:value-type="string">
            <text:p>CONTINENTAL <text:s text:c="2"/>VOYAGES <text:s/>CLUB <text:s text:c="2"/>SAS</text:p>
          </table:table-cell>
          <table:table-cell office:value-type="string">
            <text:p>830058318-8</text:p>
          </table:table-cell>
          <table:table-cell office:value-type="string">
            <text:p>EMPRESA DE TIEMPO COMPARTIDO Y MULTIPROPIEDAD</text:p>
          </table:table-cell>
          <table:table-cell office:value-type="float" office:value="2013">
            <text:p>2013</text:p>
          </table:table-cell>
          <table:table-cell office:value-type="string">
            <text:p>CONTINENTAL VOYAGES CLUB</text:p>
          </table:table-cell>
          <table:table-cell office:value-type="float" office:value="3184279420">
            <text:p>318427942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ra. 7 A No. 124 - 44</text:p>
          </table:table-cell>
          <table:table-cell office:value-type="string">
            <text:p>JURIDICO@TOURVACATION.COM.CO</text:p>
          </table:table-cell>
        </table:table-row>
        <table:table-row table:style-name="ro1" table:visibility="filter">
          <table:table-cell office:value-type="float" office:value="6661724">
            <text:p>666172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06315669">
            <text:p>3006315669</text:p>
          </table:table-cell>
          <table:table-cell office:value-type="string">
            <text:p>Bolivar</text:p>
          </table:table-cell>
          <table:table-cell office:value-type="float" office:value="6661724">
            <text:p>6661724</text:p>
          </table:table-cell>
          <table:table-cell/>
          <table:table-cell office:value-type="string">
            <text:p>PIE DE LA POPA, CLL 29D 21B 44 APT 3C</text:p>
          </table:table-cell>
          <table:table-cell/>
          <table:table-cell office:value-type="string">
            <text:p>MANGA DEL CASTILLO LAURA MARCELA</text:p>
          </table:table-cell>
          <table:table-cell office:value-type="string">
            <text:p>1047451295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URA MARCELA MANGA DEL CASTILLO</text:p>
          </table:table-cell>
          <table:table-cell office:value-type="float" office:value="3006315669">
            <text:p>300631566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ie de la Popa Cll 29D 21B 44 APT 3C</text:p>
          </table:table-cell>
          <table:table-cell office:value-type="string">
            <text:p>lau-mdc@hotmail.com</text:p>
          </table:table-cell>
        </table:table-row>
        <table:table-row table:style-name="ro1" table:visibility="filter">
          <table:table-cell office:value-type="float" office:value="6769415">
            <text:p>676941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769415">
            <text:p>6769415</text:p>
          </table:table-cell>
          <table:table-cell office:value-type="string">
            <text:p>Bolivar</text:p>
          </table:table-cell>
          <table:table-cell office:value-type="float" office:value="6769415">
            <text:p>6769415</text:p>
          </table:table-cell>
          <table:table-cell/>
          <table:table-cell office:value-type="string">
            <text:p>CL 1A 3 - 173 P1 APTO 4 BARRIO EL LAGUITO ED. CONQUISTADOR</text:p>
          </table:table-cell>
          <table:table-cell/>
          <table:table-cell office:value-type="string">
            <text:p>ALZAMORA RUIZ ANGELICA MARIA</text:p>
          </table:table-cell>
          <table:table-cell office:value-type="string">
            <text:p>32905449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MISVACACIONES.COM</text:p>
          </table:table-cell>
          <table:table-cell office:value-type="float" office:value="3008767860">
            <text:p>300876786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PEDRO MARTIR CRA 65A No 65-36 LOCAL 1</text:p>
          </table:table-cell>
          <table:table-cell office:value-type="string">
            <text:p>amisvacaciones@gmail.com</text:p>
          </table:table-cell>
        </table:table-row>
        <table:table-row table:style-name="ro1" table:visibility="filter">
          <table:table-cell office:value-type="float" office:value="6462484">
            <text:p>6462484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3108739254">
            <text:p>31087392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|COR BARCELONA - CARIBE COLOMBIANO</text:p>
          </table:table-cell>
          <table:table-cell office:value-type="string">
            <text:p>700115518-7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COR BARCELONA - CARIBE COLOMBIANO</text:p>
          </table:table-cell>
          <table:table-cell office:value-type="float" office:value="3108739254">
            <text:p>31087392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A 33 Edif. Poseidón apto. 1102</text:p>
          </table:table-cell>
          <table:table-cell office:value-type="string">
            <text:p>susana@corcaribecolombiano.com</text:p>
          </table:table-cell>
        </table:table-row>
        <table:table-row table:style-name="ro1">
          <table:table-cell office:value-type="float" office:value="3111137">
            <text:p>31111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02190539">
            <text:p>310219053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WILLIAM CASTRO RIAÑO</text:p>
          </table:table-cell>
          <table:table-cell office:value-type="string">
            <text:p>BOCAGRANDE KRA 2da # 9 - 183</text:p>
          </table:table-cell>
          <table:table-cell office:value-type="float" office:value="30">
            <text:p>30</text:p>
          </table:table-cell>
          <table:table-cell office:value-type="string">
            <text:p>CASTRO RIAÑO WILLIAM RAMON</text:p>
          </table:table-cell>
          <table:table-cell office:value-type="string">
            <text:p>19169208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ALCONES DE BOCAGRANDE</text:p>
          </table:table-cell>
          <table:table-cell office:value-type="float" office:value="3102190539">
            <text:p>3102190539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KRA 2DA # 9 - 183</text:p>
          </table:table-cell>
          <table:table-cell office:value-type="string">
            <text:p>hotelbalconesdebocagrande1@hotmail.com</text:p>
          </table:table-cell>
        </table:table-row>
        <table:table-row table:style-name="ro1">
          <table:table-cell office:value-type="float" office:value="6659365">
            <text:p>665936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9298">
            <text:p>66592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Kra 2a #7-126</text:p>
          </table:table-cell>
          <table:table-cell office:value-type="float" office:value="34">
            <text:p>34</text:p>
          </table:table-cell>
          <table:table-cell office:value-type="string">
            <text:p>HOTEL CHARLOTTE CARTAGENA LTDA</text:p>
          </table:table-cell>
          <table:table-cell office:value-type="string">
            <text:p>806008890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HARLOTTE</text:p>
          </table:table-cell>
          <table:table-cell office:value-type="float" office:value="3205422804">
            <text:p>3205422804</text:p>
          </table:table-cell>
          <table:table-cell office:value-type="float" office:value="18">
            <text:p>1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CARRERA 2 NO 7 126</text:p>
          </table:table-cell>
          <table:table-cell office:value-type="string">
            <text:p>anibalsotomayor04@gmail.com</text:p>
          </table:table-cell>
        </table:table-row>
        <table:table-row table:style-name="ro1" table:visibility="filter">
          <table:table-cell office:value-type="float" office:value="6665825">
            <text:p>666582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665825">
            <text:p>6665825</text:p>
          </table:table-cell>
          <table:table-cell office:value-type="string">
            <text:p>Bolivar</text:p>
          </table:table-cell>
          <table:table-cell office:value-type="float" office:value="6665825">
            <text:p>6665825</text:p>
          </table:table-cell>
          <table:table-cell/>
          <table:table-cell office:value-type="string">
            <text:p>CRESPO CLLE 71 No.1-14</text:p>
          </table:table-cell>
          <table:table-cell/>
          <table:table-cell office:value-type="string">
            <text:p>RODRIGUEZ ESCOBAR ZORAYA</text:p>
          </table:table-cell>
          <table:table-cell office:value-type="string">
            <text:p>45451025-2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ZORAYA RODRIGUEZ ESCOBAR</text:p>
          </table:table-cell>
          <table:table-cell office:value-type="float" office:value="3008252392">
            <text:p>300825239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respo Clle 71 No. 1 - 14</text:p>
          </table:table-cell>
          <table:table-cell office:value-type="string">
            <text:p>zrodriguezescobar@gmail.com</text:p>
          </table:table-cell>
        </table:table-row>
        <table:table-row table:style-name="ro1" table:visibility="filter">
          <table:table-cell office:value-type="float" office:value="3116992149">
            <text:p>311699214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116992149">
            <text:p>3116992149</text:p>
          </table:table-cell>
          <table:table-cell office:value-type="string">
            <text:p>Bolivar</text:p>
          </table:table-cell>
          <table:table-cell office:value-type="float" office:value="6562602">
            <text:p>6562602</text:p>
          </table:table-cell>
          <table:table-cell office:value-type="string">
            <text:p>CARLOS MANUEL</text:p>
          </table:table-cell>
          <table:table-cell office:value-type="string">
            <text:p>GETSEMANI, CLL LOMBA No <text:s/>26A 94</text:p>
          </table:table-cell>
          <table:table-cell/>
          <table:table-cell office:value-type="string">
            <text:p>GONZALEZ MIRANDA CARLOS MANUEL</text:p>
          </table:table-cell>
          <table:table-cell office:value-type="string">
            <text:p>9064636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ARTAGENADVENTURE - AGENCIA DE VIAJES</text:p>
          </table:table-cell>
          <table:table-cell office:value-type="string">
            <text:p>GONZALEZ MIRAND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, CALLE LOMBA No 26 A 94</text:p>
          </table:table-cell>
          <table:table-cell office:value-type="string">
            <text:p>turismounoa@hotmail.com</text:p>
          </table:table-cell>
        </table:table-row>
        <table:table-row table:style-name="ro1" table:visibility="filter">
          <table:table-cell office:value-type="float" office:value="6652291">
            <text:p>6652291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551919">
            <text:p>65519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A NO 8-156 LOCAL 2</text:p>
          </table:table-cell>
          <table:table-cell/>
          <table:table-cell office:value-type="string">
            <text:p>CARTAGENA DE INDIAS REPRESENTACIONES LTDA</text:p>
          </table:table-cell>
          <table:table-cell office:value-type="string">
            <text:p>890406674-7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LA TIENDA DEL TURISMO AGENCIA DE VIAJES.</text:p>
          </table:table-cell>
          <table:table-cell office:value-type="float" office:value="3156664300">
            <text:p>3156664300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8 156 LOCAL 2</text:p>
          </table:table-cell>
          <table:table-cell office:value-type="string">
            <text:p>contabilidad@latiendadelturismo.com</text:p>
          </table:table-cell>
        </table:table-row>
        <table:table-row table:style-name="ro1">
          <table:table-cell office:value-type="float" office:value="3104949">
            <text:p>310494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04949">
            <text:p>3104949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AMADA ROSA PINEDA</text:p>
          </table:table-cell>
          <table:table-cell office:value-type="string">
            <text:p>CALLE LARGA # 8B <text:s text:c="2"/>154-150 GETSEMANI</text:p>
          </table:table-cell>
          <table:table-cell office:value-type="float" office:value="31">
            <text:p>31</text:p>
          </table:table-cell>
          <table:table-cell office:value-type="string">
            <text:p>HOTELES INNOVA S.A.S.</text:p>
          </table:table-cell>
          <table:table-cell office:value-type="string">
            <text:p>900276463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INNOVA BOUTIQUE CARTAGENA</text:p>
          </table:table-cell>
          <table:table-cell office:value-type="float" office:value="3176366639">
            <text:p>3176366639</text:p>
          </table:table-cell>
          <table:table-cell office:value-type="float" office:value="4">
            <text:p>4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v. Cra 30 No. 72-48</text:p>
          </table:table-cell>
          <table:table-cell office:value-type="string">
            <text:p>atorres@tvg.com.co</text:p>
          </table:table-cell>
        </table:table-row>
        <table:table-row table:style-name="ro1" table:visibility="filter">
          <table:table-cell office:value-type="float" office:value="6656145">
            <text:p>665614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657390">
            <text:p>6657390</text:p>
          </table:table-cell>
          <table:table-cell/>
          <table:table-cell office:value-type="string">
            <text:p>BOCAGRANDE CRA 1a. # 10 - 10</text:p>
          </table:table-cell>
          <table:table-cell/>
          <table:table-cell office:value-type="string">
            <text:p>SERVINCLUIDOS LTDA</text:p>
          </table:table-cell>
          <table:table-cell office:value-type="string">
            <text:p>800230546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ERVINCLUIDOS LTDA</text:p>
          </table:table-cell>
          <table:table-cell office:value-type="float" office:value="3157319604">
            <text:p>31573196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1 NO 10 10</text:p>
          </table:table-cell>
          <table:table-cell office:value-type="string">
            <text:p>servincluidos.ctg@decameron.com</text:p>
          </table:table-cell>
        </table:table-row>
        <table:table-row table:style-name="ro1">
          <table:table-cell office:value-type="float" office:value="6646070">
            <text:p>664607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504465">
            <text:p>6504465</text:p>
          </table:table-cell>
          <table:table-cell office:value-type="string">
            <text:p>Bolivar</text:p>
          </table:table-cell>
          <table:table-cell office:value-type="float" office:value="6646070">
            <text:p>6646070</text:p>
          </table:table-cell>
          <table:table-cell/>
          <table:table-cell office:value-type="string">
            <text:p>CL 40 #6 120</text:p>
          </table:table-cell>
          <table:table-cell office:value-type="float" office:value="18">
            <text:p>18</text:p>
          </table:table-cell>
          <table:table-cell office:value-type="string">
            <text:p>LAS BOVEDAS S A S</text:p>
          </table:table-cell>
          <table:table-cell office:value-type="string">
            <text:p>800224062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 HOTEL BOVEDAS DE SANTA CLARA</text:p>
          </table:table-cell>
          <table:table-cell office:value-type="float" office:value="3145968832">
            <text:p>3145968832</text:p>
          </table:table-cell>
          <table:table-cell office:value-type="float" office:value="18">
            <text:p>1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40 NO 6 120</text:p>
          </table:table-cell>
          <table:table-cell office:value-type="string">
            <text:p>contador@hotelmajagua.com</text:p>
          </table:table-cell>
        </table:table-row>
        <table:table-row table:style-name="ro1">
          <table:table-cell office:value-type="float" office:value="6646070">
            <text:p>664607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04465">
            <text:p>6504465</text:p>
          </table:table-cell>
          <table:table-cell office:value-type="string">
            <text:p>Bolivar</text:p>
          </table:table-cell>
          <table:table-cell office:value-type="float" office:value="6646070">
            <text:p>6646070</text:p>
          </table:table-cell>
          <table:table-cell/>
          <table:table-cell office:value-type="string">
            <text:p>SAN DIEGO CRA 8 # 39-29</text:p>
          </table:table-cell>
          <table:table-cell office:value-type="float" office:value="17">
            <text:p>17</text:p>
          </table:table-cell>
          <table:table-cell office:value-type="string">
            <text:p>LAGUNA ENCANTADA S.A.S</text:p>
          </table:table-cell>
          <table:table-cell office:value-type="string">
            <text:p>800220021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PEDRO DE MAJAGUA</text:p>
          </table:table-cell>
          <table:table-cell office:value-type="float" office:value="3145968832">
            <text:p>3145968832</text:p>
          </table:table-cell>
          <table:table-cell office:value-type="float" office:value="38">
            <text:p>3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L TORNO CARRERA 8 NO 39 29</text:p>
          </table:table-cell>
          <table:table-cell office:value-type="string">
            <text:p>contador@hotelmajagua.com</text:p>
          </table:table-cell>
        </table:table-row>
        <table:table-row table:style-name="ro1">
          <table:table-cell office:value-type="float" office:value="6641301">
            <text:p>6641301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37921">
            <text:p>6437921</text:p>
          </table:table-cell>
          <table:table-cell office:value-type="string">
            <text:p>Bolivar</text:p>
          </table:table-cell>
          <table:table-cell office:value-type="float" office:value="6641301">
            <text:p>6641301</text:p>
          </table:table-cell>
          <table:table-cell office:value-type="string">
            <text:p>JOSE GERMAN LACAYO ZULUAGA</text:p>
          </table:table-cell>
          <table:table-cell office:value-type="string">
            <text:p>GETSEMANI, CALLE TRIPITA Y MEDIA No 31-8</text:p>
          </table:table-cell>
          <table:table-cell office:value-type="float" office:value="23">
            <text:p>23</text:p>
          </table:table-cell>
          <table:table-cell office:value-type="string">
            <text:p>INVERSIONES J. L. DEL CARIBE S.A.S.</text:p>
          </table:table-cell>
          <table:table-cell office:value-type="string">
            <text:p>90057092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VICTORIA</text:p>
          </table:table-cell>
          <table:table-cell office:value-type="float" office:value="3205678714">
            <text:p>3205678714</text:p>
          </table:table-cell>
          <table:table-cell office:value-type="float" office:value="6">
            <text:p>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TRIPITA Y MEDIA N° 31-08</text:p>
          </table:table-cell>
          <table:table-cell office:value-type="string">
            <text:p>jasuel7@hotmail.com</text:p>
          </table:table-cell>
        </table:table-row>
        <table:table-row table:style-name="ro1">
          <table:table-cell office:value-type="float" office:value="6644996">
            <text:p>664499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4996">
            <text:p>6644996</text:p>
          </table:table-cell>
          <table:table-cell office:value-type="string">
            <text:p>Bolivar</text:p>
          </table:table-cell>
          <table:table-cell office:value-type="float" office:value="6644996">
            <text:p>6644996</text:p>
          </table:table-cell>
          <table:table-cell/>
          <table:table-cell office:value-type="string">
            <text:p>CALLE DE LAS MARAVILLAS # 30-60 GETSEMANI</text:p>
          </table:table-cell>
          <table:table-cell office:value-type="float" office:value="25">
            <text:p>25</text:p>
          </table:table-cell>
          <table:table-cell office:value-type="string">
            <text:p>INVERSIONES AKEL ALZATE S.A.S</text:p>
          </table:table-cell>
          <table:table-cell office:value-type="string">
            <text:p>900500532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ILLA COLONIAL CARTAGENA</text:p>
          </table:table-cell>
          <table:table-cell office:value-type="float" office:value="3116659369">
            <text:p>3116659369</text:p>
          </table:table-cell>
          <table:table-cell office:value-type="float" office:value="5">
            <text:p>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Í CALLE LAS MARAVILLAS NO 30 60</text:p>
          </table:table-cell>
          <table:table-cell office:value-type="string">
            <text:p>hotelvillacolonial@hotmail.com</text:p>
          </table:table-cell>
        </table:table-row>
        <table:table-row table:style-name="ro1" table:visibility="filter">
          <table:table-cell office:value-type="float" office:value="7596400">
            <text:p>759640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2 - Alojamiento en aparta-hoteles</text:p>
          </table:table-cell>
          <table:table-cell office:value-type="float" office:value="7596400">
            <text:p>7596400</text:p>
          </table:table-cell>
          <table:table-cell office:value-type="string">
            <text:p>Cundinamarca</text:p>
          </table:table-cell>
          <table:table-cell office:value-type="float" office:value="3153724261">
            <text:p>3153724261</text:p>
          </table:table-cell>
          <table:table-cell office:value-type="string">
            <text:p>Alfonso Beleño Contreras</text:p>
          </table:table-cell>
          <table:table-cell office:value-type="string">
            <text:p>Calle Real, Punta Arena, Bahia de Cartagena, Isla Tiuerra Bomba</text:p>
          </table:table-cell>
          <table:table-cell office:value-type="string">
            <text:p>No hay registro</text:p>
          </table:table-cell>
          <table:table-cell office:value-type="string">
            <text:p>BELINUS LTDA</text:p>
          </table:table-cell>
          <table:table-cell office:value-type="string">
            <text:p>900547897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BELMIRA CASA BOUTIQUE</text:p>
          </table:table-cell>
          <table:table-cell office:value-type="float" office:value="3185952720">
            <text:p>318595272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9 #135C-45 of 104</text:p>
          </table:table-cell>
          <table:table-cell office:value-type="string">
            <text:p>belinusltda@hotmail.com</text:p>
          </table:table-cell>
        </table:table-row>
        <table:table-row table:style-name="ro1" table:visibility="filter">
          <table:table-cell office:value-type="float" office:value="6731197">
            <text:p>673119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731197">
            <text:p>673119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Wilson de Jesus Molina Moreno</text:p>
          </table:table-cell>
          <table:table-cell office:value-type="string">
            <text:p>MANZANA W LOTE 24 ETAPA 2</text:p>
          </table:table-cell>
          <table:table-cell/>
          <table:table-cell office:value-type="string">
            <text:p>MOLINA MORENO WILSON DE JESUS</text:p>
          </table:table-cell>
          <table:table-cell office:value-type="string">
            <text:p>19871611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WILSON DE JESUS MOLINA MORENO</text:p>
          </table:table-cell>
          <table:table-cell office:value-type="float" office:value="3106620153">
            <text:p>310662015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zana W Lote 24 Etapa 2</text:p>
          </table:table-cell>
          <table:table-cell office:value-type="string">
            <text:p>wmolinamoreno@hotmail.com</text:p>
          </table:table-cell>
        </table:table-row>
        <table:table-row table:style-name="ro1" table:visibility="filter">
          <table:table-cell office:value-type="float" office:value="5878784">
            <text:p>587878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5930230">
            <text:p>5930230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Maria Victoria Saiz Bejarano</text:p>
          </table:table-cell>
          <table:table-cell office:value-type="string">
            <text:p>CRA. 13 # 31-45 BARRIO EL ESPINAL</text:p>
          </table:table-cell>
          <table:table-cell/>
          <table:table-cell office:value-type="string">
            <text:p>AGENCIA DE VIAJES Y TURISMO FALABELLA S.A.S</text:p>
          </table:table-cell>
          <table:table-cell office:value-type="string">
            <text:p>900095383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S.A.S FALABELLA</text:p>
          </table:table-cell>
          <table:table-cell office:value-type="float" office:value="2539203">
            <text:p>253920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ll 99 Nº 11a 32</text:p>
          </table:table-cell>
          <table:table-cell office:value-type="string">
            <text:p>aantolinez@falabella.com.co</text:p>
          </table:table-cell>
        </table:table-row>
        <table:table-row table:style-name="ro1" table:visibility="filter">
          <table:table-cell office:value-type="float" office:value="6550553">
            <text:p>655055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7956000">
            <text:p>7956000</text:p>
          </table:table-cell>
          <table:table-cell office:value-type="string">
            <text:p>Bolivar</text:p>
          </table:table-cell>
          <table:table-cell office:value-type="float" office:value="6550553">
            <text:p>6550553</text:p>
          </table:table-cell>
          <table:table-cell/>
          <table:table-cell office:value-type="string">
            <text:p>C.C. BOCAGRANDE LOCAL 115</text:p>
          </table:table-cell>
          <table:table-cell/>
          <table:table-cell office:value-type="string">
            <text:p>TRAVEL CLUB LTDA, BCD TRAVEL O BTI COLOMBIA</text:p>
          </table:table-cell>
          <table:table-cell office:value-type="string">
            <text:p>800078692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BCD TRAVEL - CARTAGENA</text:p>
          </table:table-cell>
          <table:table-cell office:value-type="string">
            <text:p>311 876 40 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. 93-08</text:p>
          </table:table-cell>
          <table:table-cell office:value-type="string">
            <text:p>carlos.vernaza@bcdtravel.com.co</text:p>
          </table:table-cell>
        </table:table-row>
        <table:table-row table:style-name="ro1" table:visibility="filter">
          <table:table-cell office:value-type="float" office:value="6649672">
            <text:p>6649672</text:p>
          </table:table-cell>
          <table:table-cell office:value-type="string">
            <text:p>GUIA DE TURISMO</text:p>
          </table:table-cell>
          <table:table-cell office:value-type="string">
            <text:p>CARTAGENA</text:p>
          </table:table-cell>
          <table:table-cell/>
          <table:table-cell office:value-type="float" office:value="6607746">
            <text:p>6607746</text:p>
          </table:table-cell>
          <table:table-cell office:value-type="string">
            <text:p>Bolivar</text:p>
          </table:table-cell>
          <table:table-cell office:value-type="float" office:value="6607746">
            <text:p>6607746</text:p>
          </table:table-cell>
          <table:table-cell office:value-type="string">
            <text:p>IRIS DE JESUS LONDOÑO RESTREPO</text:p>
          </table:table-cell>
          <table:table-cell office:value-type="string">
            <text:p>CALLE SANTAFE NO 29 115 MANGA</text:p>
          </table:table-cell>
          <table:table-cell/>
          <table:table-cell office:value-type="string">
            <text:p>LONDOÑO RESTREPO IRIS DE JESUS</text:p>
          </table:table-cell>
          <table:table-cell office:value-type="string">
            <text:p>12527783-5</text:p>
          </table:table-cell>
          <table:table-cell office:value-type="string">
            <text:p>GUIA DE TURISMO</text:p>
          </table:table-cell>
          <table:table-cell office:value-type="float" office:value="2013">
            <text:p>2013</text:p>
          </table:table-cell>
          <table:table-cell office:value-type="string">
            <text:p>LONDOÑO RESTREPO IRIS DE JESUS</text:p>
          </table:table-cell>
          <table:table-cell office:value-type="float" office:value="3107356221">
            <text:p>31073562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TAFE NO 29 115 MANGA</text:p>
          </table:table-cell>
          <table:table-cell office:value-type="string">
            <text:p>iris20741@hotmail.com</text:p>
          </table:table-cell>
        </table:table-row>
        <table:table-row table:style-name="ro1" table:visibility="filter">
          <table:table-cell office:value-type="string">
            <text:p>(575)6614370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string">
            <text:p>(575) 661437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R 9 # 39-120 CALLE DE LAS BOVEDAS</text:p>
          </table:table-cell>
          <table:table-cell/>
          <table:table-cell office:value-type="string">
            <text:p>INVERSIONES G. ARCA S.A.S.</text:p>
          </table:table-cell>
          <table:table-cell office:value-type="string">
            <text:p>900584726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LOMBIA ES UNICA MAYORISTA &amp; TOUR OPERADOR</text:p>
          </table:table-cell>
          <table:table-cell office:value-type="float" office:value="3113784808">
            <text:p>311378480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. los Almendros Mzn D Lote 8</text:p>
          </table:table-cell>
          <table:table-cell office:value-type="string">
            <text:p>ggeneral@colombiaesunica.com</text:p>
          </table:table-cell>
        </table:table-row>
        <table:table-row table:style-name="ro1" table:visibility="filter">
          <table:table-cell office:value-type="float" office:value="6430539">
            <text:p>6430539</text:p>
          </table:table-cell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 office:value-type="string">
            <text:p>4921 - Transporte de pasajeros</text:p>
          </table:table-cell>
          <table:table-cell office:value-type="float" office:value="6567874">
            <text:p>6567874</text:p>
          </table:table-cell>
          <table:table-cell office:value-type="string">
            <text:p>Bolivar</text:p>
          </table:table-cell>
          <table:table-cell office:value-type="float" office:value="6430539">
            <text:p>6430539</text:p>
          </table:table-cell>
          <table:table-cell/>
          <table:table-cell office:value-type="string">
            <text:p>PASEO BOLIVAR CRA 13A No 43 - 79</text:p>
          </table:table-cell>
          <table:table-cell office:value-type="float" office:value="31">
            <text:p>31</text:p>
          </table:table-cell>
          <table:table-cell office:value-type="string">
            <text:p>TRANSGUIAS S.A.</text:p>
          </table:table-cell>
          <table:table-cell office:value-type="string">
            <text:p>806008847-1</text:p>
          </table:table-cell>
          <table:table-cell office:value-type="string">
            <text:p>EMPRESA DE TRANSPORTE TERRESTRE AUTOMOTOR</text:p>
          </table:table-cell>
          <table:table-cell office:value-type="float" office:value="2013">
            <text:p>2013</text:p>
          </table:table-cell>
          <table:table-cell office:value-type="string">
            <text:p>TRANSGUIAS S.A.</text:p>
          </table:table-cell>
          <table:table-cell office:value-type="float" office:value="3007312752">
            <text:p>3007312752</text:p>
          </table:table-cell>
          <table:table-cell office:value-type="float" office:value="14">
            <text:p>14</text:p>
          </table:table-cell>
          <table:table-cell/>
          <table:table-cell table:style-name="ce1" office:value-type="string">
            <text:p>16-Jun-200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Torices-Cra 13A No 43 - 79</text:p>
          </table:table-cell>
          <table:table-cell office:value-type="string">
            <text:p>transguias@gmail.com</text:p>
          </table:table-cell>
        </table:table-row>
        <table:table-row table:style-name="ro1" table:visibility="filter">
          <table:table-cell office:value-type="string">
            <text:p>(575)661437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string">
            <text:p>(575) 661437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R 9 # 39-120 CALLE DE LAS BOVEDAS</text:p>
          </table:table-cell>
          <table:table-cell/>
          <table:table-cell office:value-type="string">
            <text:p>INVERSIONES G. ARCA S.A.S.</text:p>
          </table:table-cell>
          <table:table-cell office:value-type="string">
            <text:p>900584726-9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COLOMBIA ES UNICA MAYORISTA &amp; TOUR OPERADOR</text:p>
          </table:table-cell>
          <table:table-cell office:value-type="float" office:value="3113784808">
            <text:p>311378480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a. los Almendros Mzn D Lote 8</text:p>
          </table:table-cell>
          <table:table-cell office:value-type="string">
            <text:p>ggeneral@colombiaesunica.com</text:p>
          </table:table-cell>
        </table:table-row>
        <table:table-row table:style-name="ro1" table:visibility="filter">
          <table:table-cell office:value-type="float" office:value="6437510">
            <text:p>643751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437510">
            <text:p>6437510</text:p>
          </table:table-cell>
          <table:table-cell office:value-type="string">
            <text:p>Bolivar</text:p>
          </table:table-cell>
          <table:table-cell office:value-type="float" office:value="6437510">
            <text:p>6437510</text:p>
          </table:table-cell>
          <table:table-cell office:value-type="string">
            <text:p>Juan Carlos Roman</text:p>
          </table:table-cell>
          <table:table-cell office:value-type="string">
            <text:p>barrio San Diego, cll de tumba muertos # 38 - 65</text:p>
          </table:table-cell>
          <table:table-cell office:value-type="string">
            <text:p>No hay registro</text:p>
          </table:table-cell>
          <table:table-cell table:style-name="ce1" office:value-type="string">
            <text:p>73574399-</text:p>
          </table:table-cell>
          <table:table-cell office:value-type="string">
            <text:p>Juan Carlos Roman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Nativa</text:p>
          </table:table-cell>
          <table:table-cell office:value-type="float" office:value="3126072180">
            <text:p>312607218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, calle de tumba muertos # 38 - 65</text:p>
          </table:table-cell>
          <table:table-cell office:value-type="string">
            <text:p>juankroman2@gmail.com</text:p>
          </table:table-cell>
        </table:table-row>
        <table:table-row table:style-name="ro1" table:visibility="filter">
          <table:table-cell office:value-type="float" office:value="6608305">
            <text:p>660830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08305">
            <text:p>660830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uan Camilo Montilla Berastegui</text:p>
          </table:table-cell>
          <table:table-cell office:value-type="string">
            <text:p>MANGA, 3 AVENIDA No 21-188</text:p>
          </table:table-cell>
          <table:table-cell/>
          <table:table-cell office:value-type="string">
            <text:p>MONTILLA <text:s/>BERASTEGUI <text:s/>JUAN <text:s/>CAMILO</text:p>
          </table:table-cell>
          <table:table-cell office:value-type="string">
            <text:p>1047454394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UAN CAMILO MONTILLA BERASTEGUI</text:p>
          </table:table-cell>
          <table:table-cell office:value-type="float" office:value="3006551026">
            <text:p>300655102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3 avenida No. 21 - 188</text:p>
          </table:table-cell>
          <table:table-cell office:value-type="string">
            <text:p>jcmontilla.10@hotmail.com</text:p>
          </table:table-cell>
        </table:table-row>
        <table:table-row table:style-name="ro1" table:visibility="filter">
          <table:table-cell office:value-type="float" office:value="6684545">
            <text:p>668454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6684545 EXT 1351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JUAN FERNANDO RESTREPO CAÑAVERA</text:p>
          </table:table-cell>
          <table:table-cell office:value-type="string">
            <text:p>EL ESPINAL AV. PEDRO DE HEREDIA CON CALLE 31 LC - 205</text:p>
          </table:table-cell>
          <table:table-cell/>
          <table:table-cell office:value-type="string">
            <text:p>I R C C LIMITADA INDUSTRIA DE RESTAURANTES CASUALES LIMITADA</text:p>
          </table:table-cell>
          <table:table-cell office:value-type="string">
            <text:p>860533413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AMBURGUESAS EL CORRAL SUCURSAL MALL PLAZA</text:p>
          </table:table-cell>
          <table:table-cell office:value-type="float" office:value="3174350459">
            <text:p>3174350459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K 45 232 35 LC 4-113</text:p>
          </table:table-cell>
          <table:table-cell office:value-type="string">
            <text:p>tortiz@sva.com.co</text:p>
          </table:table-cell>
        </table:table-row>
        <table:table-row table:style-name="ro1" table:visibility="filter">
          <table:table-cell office:value-type="float" office:value="4100535">
            <text:p>4100535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4100099 EXT.1059</text:p>
          </table:table-cell>
          <table:table-cell office:value-type="string">
            <text:p>Cundinamarca</text:p>
          </table:table-cell>
          <table:table-cell office:value-type="float" office:value="6647075">
            <text:p>6647075</text:p>
          </table:table-cell>
          <table:table-cell/>
          <table:table-cell office:value-type="string">
            <text:p>AV. VENEZUELA CALLE 33 No.9-64</text:p>
          </table:table-cell>
          <table:table-cell/>
          <table:table-cell office:value-type="string">
            <text:p>COMPAÑIA COMERCIAL E INDUSTRIAL LA SABANA AVESCO S.A.S</text:p>
          </table:table-cell>
          <table:table-cell office:value-type="string">
            <text:p>860025461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KOKORIKO.-</text:p>
          </table:table-cell>
          <table:table-cell office:value-type="float" office:value="3144116868">
            <text:p>3144116868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L 24 F 94-51</text:p>
          </table:table-cell>
          <table:table-cell office:value-type="string">
            <text:p>josepuentes@avesco.com.co</text:p>
          </table:table-cell>
        </table:table-row>
        <table:table-row table:style-name="ro1" table:visibility="filter">
          <table:table-cell office:value-type="float" office:value="4100535">
            <text:p>4100535</text:p>
          </table:table-cell>
          <table:table-cell office:value-type="string">
            <text:p>BAR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string">
            <text:p>4100099 EXT. 1059</text:p>
          </table:table-cell>
          <table:table-cell office:value-type="string">
            <text:p>Cundinamarca</text:p>
          </table:table-cell>
          <table:table-cell office:value-type="float" office:value="6658328">
            <text:p>6658328</text:p>
          </table:table-cell>
          <table:table-cell/>
          <table:table-cell office:value-type="string">
            <text:p>CL. 8 - 01 - 144 LOCAL 102</text:p>
          </table:table-cell>
          <table:table-cell/>
          <table:table-cell office:value-type="string">
            <text:p>COMPAÑIA COMERCIAL E INDUSTRIAL LA SABANA AVESCO S.A.S</text:p>
          </table:table-cell>
          <table:table-cell office:value-type="string">
            <text:p>860025461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KOKORIKO.-</text:p>
          </table:table-cell>
          <table:table-cell office:value-type="float" office:value="3144116868">
            <text:p>3144116868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L 24 F 94-51</text:p>
          </table:table-cell>
          <table:table-cell office:value-type="string">
            <text:p>josepuentes@avesco.com.co</text:p>
          </table:table-cell>
        </table:table-row>
        <table:table-row table:style-name="ro1">
          <table:table-cell office:value-type="float" office:value="6640732">
            <text:p>664073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5987">
            <text:p>664598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Henry Arango Duque</text:p>
          </table:table-cell>
          <table:table-cell office:value-type="string">
            <text:p>GETSEMANI CALLE 31 # 10 - 64</text:p>
          </table:table-cell>
          <table:table-cell office:value-type="float" office:value="19">
            <text:p>19</text:p>
          </table:table-cell>
          <table:table-cell office:value-type="string">
            <text:p>ARANGO DUQUE HENRY</text:p>
          </table:table-cell>
          <table:table-cell office:value-type="string">
            <text:p>73142749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RESIDENCIA LA MAGDALENA.</text:p>
          </table:table-cell>
          <table:table-cell office:value-type="float" office:value="3107063462">
            <text:p>3107063462</text:p>
          </table:table-cell>
          <table:table-cell office:value-type="float" office:value="5">
            <text:p>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1 # 10 - 64</text:p>
          </table:table-cell>
          <table:table-cell office:value-type="string">
            <text:p>hotellamagdalena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06481757">
            <text:p>310648175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. FERNANDO URB VILLA DEL MAR MZ B LT 3</text:p>
          </table:table-cell>
          <table:table-cell/>
          <table:table-cell office:value-type="string">
            <text:p>MERCADO CARABALLO ROQUE</text:p>
          </table:table-cell>
          <table:table-cell office:value-type="string">
            <text:p>73134300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NATIVO TOURS</text:p>
          </table:table-cell>
          <table:table-cell office:value-type="float" office:value="3106481757">
            <text:p>310648175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. FERNANDO URB VILLA DEL MAR MZ B LT 3</text:p>
          </table:table-cell>
          <table:table-cell office:value-type="string">
            <text:p>porellaso.25@hotmail.com</text:p>
          </table:table-cell>
        </table:table-row>
        <table:table-row table:style-name="ro1">
          <table:table-cell office:value-type="float" office:value="6648257">
            <text:p>664825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9136">
            <text:p>660913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elvis edith lopez atencia</text:p>
          </table:table-cell>
          <table:table-cell office:value-type="string">
            <text:p>CALLE SAN AGUSTIN 6-08 CENTRO</text:p>
          </table:table-cell>
          <table:table-cell office:value-type="float" office:value="24">
            <text:p>24</text:p>
          </table:table-cell>
          <table:table-cell office:value-type="string">
            <text:p>LOPEZ ATENCIA MARELVIS EDITH</text:p>
          </table:table-cell>
          <table:table-cell office:value-type="string">
            <text:p>64476068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EGAS DE SAN AGUSTIN</text:p>
          </table:table-cell>
          <table:table-cell office:value-type="float" office:value="3013791588">
            <text:p>3013791588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 agustin 6-08</text:p>
          </table:table-cell>
          <table:table-cell office:value-type="string">
            <text:p>hotelvegasdesanagustin@gmail.com</text:p>
          </table:table-cell>
        </table:table-row>
        <table:table-row table:style-name="ro1">
          <table:table-cell office:value-type="float" office:value="6656170">
            <text:p>665617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0318">
            <text:p>6650318</text:p>
          </table:table-cell>
          <table:table-cell office:value-type="string">
            <text:p>Bolivar</text:p>
          </table:table-cell>
          <table:table-cell office:value-type="float" office:value="6650318">
            <text:p>6650318</text:p>
          </table:table-cell>
          <table:table-cell/>
          <table:table-cell office:value-type="string">
            <text:p>BOCAGRANDE CLL 4 CRA.4a.ESQUINA</text:p>
          </table:table-cell>
          <table:table-cell office:value-type="float" office:value="66">
            <text:p>66</text:p>
          </table:table-cell>
          <table:table-cell office:value-type="string">
            <text:p>HOTELES Y TURISMO LIMITADA</text:p>
          </table:table-cell>
          <table:table-cell office:value-type="string">
            <text:p>890403064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AHIA</text:p>
          </table:table-cell>
          <table:table-cell office:value-type="string">
            <text:p>313-5321770</text:p>
          </table:table-cell>
          <table:table-cell office:value-type="float" office:value="35">
            <text:p>35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4 CALLE 4 ESQUINA BOCAGRANDE</text:p>
          </table:table-cell>
          <table:table-cell office:value-type="string">
            <text:p>hotelbahia@enred.com</text:p>
          </table:table-cell>
        </table:table-row>
        <table:table-row table:style-name="ro1" table:visibility="filter">
          <table:table-cell office:value-type="float" office:value="6735341">
            <text:p>6735341</text:p>
          </table:table-cell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/>
          <table:table-cell office:value-type="float" office:value="6664500">
            <text:p>6664500</text:p>
          </table:table-cell>
          <table:table-cell office:value-type="string">
            <text:p>Bolivar</text:p>
          </table:table-cell>
          <table:table-cell office:value-type="float" office:value="6436343">
            <text:p>6436343</text:p>
          </table:table-cell>
          <table:table-cell/>
          <table:table-cell office:value-type="string">
            <text:p>MARBELLA, AV SANTANDER No 46A 120</text:p>
          </table:table-cell>
          <table:table-cell office:value-type="string">
            <text:p>105 DE 2001</text:p>
          </table:table-cell>
          <table:table-cell office:value-type="string">
            <text:p>ECOTURISMO LOS PINOS Y CIA LTDA</text:p>
          </table:table-cell>
          <table:table-cell office:value-type="string">
            <text:p>806002842-8</text:p>
          </table:table-cell>
          <table:table-cell office:value-type="string">
            <text:p>EMPRESA DE TRANSPORTE TERRESTRE AUTOMOTOR</text:p>
          </table:table-cell>
          <table:table-cell office:value-type="float" office:value="2013">
            <text:p>2013</text:p>
          </table:table-cell>
          <table:table-cell office:value-type="string">
            <text:p>ECOTURISMOS LOS PINOS Y CIA</text:p>
          </table:table-cell>
          <table:table-cell office:value-type="float" office:value="3115704257">
            <text:p>3115704257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15-Jul-200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onjunto residencial San Juan bloque 5 apartamento 5A</text:p>
          </table:table-cell>
          <table:table-cell office:value-type="string">
            <text:p>ecoturismo@ecoturismolospinos.com</text:p>
          </table:table-cell>
        </table:table-row>
        <table:table-row table:style-name="ro1" table:visibility="filter">
          <table:table-cell office:value-type="float" office:value="3145148592">
            <text:p>314514859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45148592">
            <text:p>314514859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efferson Rodriguez Viaña</text:p>
          </table:table-cell>
          <table:table-cell office:value-type="string">
            <text:p>MZA G LOTE 7 BARRIO 13 DE JUNIO URB LA INDIA</text:p>
          </table:table-cell>
          <table:table-cell/>
          <table:table-cell office:value-type="string">
            <text:p>RODRIGUEZ VIAÑA JEFFERSON</text:p>
          </table:table-cell>
          <table:table-cell office:value-type="string">
            <text:p>1128426478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EFFERSON RODRIGUEZ VIAÑA</text:p>
          </table:table-cell>
          <table:table-cell office:value-type="float" office:value="3106526912">
            <text:p>31065269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ZA G LOTE 7 BARRIO 13 DE JUNIO URB LA INDIA</text:p>
          </table:table-cell>
          <table:table-cell office:value-type="string">
            <text:p>jeffer322@hotmail.com</text:p>
          </table:table-cell>
        </table:table-row>
        <table:table-row table:style-name="ro1" table:visibility="filter">
          <table:table-cell office:value-type="float" office:value="6600929">
            <text:p>660092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42269">
            <text:p>6642269</text:p>
          </table:table-cell>
          <table:table-cell office:value-type="string">
            <text:p>Bolivar</text:p>
          </table:table-cell>
          <table:table-cell office:value-type="float" office:value="6642269">
            <text:p>6642269</text:p>
          </table:table-cell>
          <table:table-cell/>
          <table:table-cell office:value-type="string">
            <text:p>CENTRO CLL. DE AYOS No. 4-15 LOCAL 2</text:p>
          </table:table-cell>
          <table:table-cell/>
          <table:table-cell office:value-type="string">
            <text:p>VIAJES RABBIT LTDA</text:p>
          </table:table-cell>
          <table:table-cell office:value-type="string">
            <text:p>890400803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RABBIT</text:p>
          </table:table-cell>
          <table:table-cell office:value-type="float" office:value="3157430695">
            <text:p>315743069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AYOS NO 4-15</text:p>
          </table:table-cell>
          <table:table-cell office:value-type="string">
            <text:p>contabilidad1@viajesrabbit.com</text:p>
          </table:table-cell>
        </table:table-row>
        <table:table-row table:style-name="ro1" table:visibility="filter">
          <table:table-cell office:value-type="float" office:value="6677482">
            <text:p>667748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77482">
            <text:p>667748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Ingrid del Rosario Vasquez Comas</text:p>
          </table:table-cell>
          <table:table-cell office:value-type="string">
            <text:p>LOS CALAMARES, MZ 90 LT 14 ET 5</text:p>
          </table:table-cell>
          <table:table-cell/>
          <table:table-cell office:value-type="string">
            <text:p>VASQUEZ COMAS INGRID DEL ROSARIO</text:p>
          </table:table-cell>
          <table:table-cell office:value-type="string">
            <text:p>45457151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INGRID VASQUEZ COMA</text:p>
          </table:table-cell>
          <table:table-cell office:value-type="float" office:value="3015247152">
            <text:p>30152471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Calamares MZ 90 LT 14 ET 5</text:p>
          </table:table-cell>
          <table:table-cell office:value-type="string">
            <text:p>migueali39@hotmail.com</text:p>
          </table:table-cell>
        </table:table-row>
        <table:table-row table:style-name="ro1">
          <table:table-cell office:value-type="float" office:value="6648237">
            <text:p>66482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2123">
            <text:p>6642123</text:p>
          </table:table-cell>
          <table:table-cell office:value-type="string">
            <text:p>Bolivar</text:p>
          </table:table-cell>
          <table:table-cell office:value-type="float" office:value="6642123">
            <text:p>6642123</text:p>
          </table:table-cell>
          <table:table-cell office:value-type="string">
            <text:p>Marcela Hernandez Diaz</text:p>
          </table:table-cell>
          <table:table-cell office:value-type="string">
            <text:p>BARRIO SAN DIEGO K.10 <text:s text:c="2"/>39-118 APT 01</text:p>
          </table:table-cell>
          <table:table-cell office:value-type="float" office:value="16">
            <text:p>16</text:p>
          </table:table-cell>
          <table:table-cell office:value-type="string">
            <text:p>EMBLEMA HOTEL ZAGUAN S.A.S</text:p>
          </table:table-cell>
          <table:table-cell office:value-type="string">
            <text:p>900572256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MBLEMA ZAGUAN DE LA HUERTA</text:p>
          </table:table-cell>
          <table:table-cell office:value-type="float" office:value="3185649240">
            <text:p>3185649240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SAN DIEGO K10, 39-118 APT 01</text:p>
          </table:table-cell>
          <table:table-cell office:value-type="string">
            <text:p>p.martinez@zaguandelahuertacartagena.com</text:p>
          </table:table-cell>
        </table:table-row>
        <table:table-row table:style-name="ro1" table:visibility="filter">
          <table:table-cell office:value-type="float" office:value="3013326521">
            <text:p>301332652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013326521">
            <text:p>301332652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OJANNA PATRICIA MONTES GARCIA</text:p>
          </table:table-cell>
          <table:table-cell office:value-type="string">
            <text:p>KRA 63A # 30C-35 URB SAN ANTONIO</text:p>
          </table:table-cell>
          <table:table-cell/>
          <table:table-cell office:value-type="string">
            <text:p>MONTES GARCIA JOJANNA PATRICIA</text:p>
          </table:table-cell>
          <table:table-cell office:value-type="string">
            <text:p>33226711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OJANNA PATRICIA MONTES GARCIA</text:p>
          </table:table-cell>
          <table:table-cell office:value-type="float" office:value="3013326521">
            <text:p>30133265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RA 63A # 30C-35 URB SAN ANTONIO</text:p>
          </table:table-cell>
          <table:table-cell office:value-type="string">
            <text:p>jmontes@dian.gov.co</text:p>
          </table:table-cell>
        </table:table-row>
        <table:table-row table:style-name="ro1">
          <table:table-cell office:value-type="string">
            <text:p>(5) 69398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string">
            <text:p>(1)6194509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Juan Manuel Quijano Ramírez</text:p>
          </table:table-cell>
          <table:table-cell office:value-type="string">
            <text:p>AV. SAN MARTIN 8 13 BOCAGRANDE</text:p>
          </table:table-cell>
          <table:table-cell office:value-type="float" office:value="135">
            <text:p>135</text:p>
          </table:table-cell>
          <table:table-cell office:value-type="string">
            <text:p>MT HOTEL GROUP INC SUCURSAL COLOMBIA</text:p>
          </table:table-cell>
          <table:table-cell office:value-type="string">
            <text:p>90041533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HAMPTON BY HILTON CARTAGENA</text:p>
          </table:table-cell>
          <table:table-cell office:value-type="float" office:value="3102331820">
            <text:p>3102331820</text:p>
          </table:table-cell>
          <table:table-cell office:value-type="float" office:value="24">
            <text:p>24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lle 123 7A 17 Oficina 401</text:p>
          </table:table-cell>
          <table:table-cell office:value-type="string">
            <text:p>pisaza@metro-op.com</text:p>
          </table:table-cell>
        </table:table-row>
        <table:table-row table:style-name="ro1" table:visibility="filter">
          <table:table-cell office:value-type="float" office:value="6629006">
            <text:p>662900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039 - Otros tipos de transporte no regular de pasajeros ncp</text:p>
          </table:table-cell>
          <table:table-cell office:value-type="string">
            <text:p>3157272994__095-6629006</text:p>
          </table:table-cell>
          <table:table-cell office:value-type="string">
            <text:p>Bolivar</text:p>
          </table:table-cell>
          <table:table-cell office:value-type="float" office:value="6722392">
            <text:p>6722392</text:p>
          </table:table-cell>
          <table:table-cell office:value-type="string">
            <text:p>César Alfonso Angarita Salgar</text:p>
          </table:table-cell>
          <table:table-cell office:value-type="string">
            <text:p>ALCIBIA, URB VILLA LILIANA, TORRE 3 APTO 703 URBANIZACION</text:p>
          </table:table-cell>
          <table:table-cell/>
          <table:table-cell office:value-type="string">
            <text:p>SOCIEDAD DE DISTRIBUCIONES ANGARITA LTDA SODISAN LTDA</text:p>
          </table:table-cell>
          <table:table-cell office:value-type="string">
            <text:p>800157063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XCURSIONES EVENTOS &amp; EXPRESOS</text:p>
          </table:table-cell>
          <table:table-cell office:value-type="float" office:value="3157272994">
            <text:p>31572729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Urbanización Villa liliana Bloque 3 apto 703 Barrio Alcibia sector Maria Auxiliadora</text:p>
          </table:table-cell>
          <table:table-cell office:value-type="string">
            <text:p>angarita.57@hotmail.com</text:p>
          </table:table-cell>
        </table:table-row>
        <table:table-row table:style-name="ro1">
          <table:table-cell office:value-type="float" office:value="448721155537">
            <text:p>4487211555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06486">
            <text:p>6606486</text:p>
          </table:table-cell>
          <table:table-cell office:value-type="string">
            <text:p>Bolivar</text:p>
          </table:table-cell>
          <table:table-cell office:value-type="float" office:value="6606486">
            <text:p>6606486</text:p>
          </table:table-cell>
          <table:table-cell office:value-type="string">
            <text:p>PEDRO MARTINEZ</text:p>
          </table:table-cell>
          <table:table-cell office:value-type="string">
            <text:p>K 10C 29-115 GETSEMANI</text:p>
          </table:table-cell>
          <table:table-cell office:value-type="float" office:value="9">
            <text:p>9</text:p>
          </table:table-cell>
          <table:table-cell office:value-type="string">
            <text:p>EMBLEMA HOSPITALITY TRAVEL S.A.S.</text:p>
          </table:table-cell>
          <table:table-cell office:value-type="string">
            <text:p>900535901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MBLEMA CDM</text:p>
          </table:table-cell>
          <table:table-cell office:value-type="float" office:value="3167027265">
            <text:p>3167027265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 10C 29-115 GETSEMANI</text:p>
          </table:table-cell>
          <table:table-cell office:value-type="string">
            <text:p>p.martinez@casadelmangocartagena.com</text:p>
          </table:table-cell>
        </table:table-row>
        <table:table-row table:style-name="ro1" table:visibility="filter">
          <table:table-cell office:value-type="float" office:value="6652530">
            <text:p>665253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2503">
            <text:p>6652503</text:p>
          </table:table-cell>
          <table:table-cell office:value-type="string">
            <text:p>Bolivar</text:p>
          </table:table-cell>
          <table:table-cell office:value-type="float" office:value="6652503">
            <text:p>6652503</text:p>
          </table:table-cell>
          <table:table-cell/>
          <table:table-cell office:value-type="string">
            <text:p>B/GRANDE AVE SAN MARTIN KRA 2 No.4-132 L-2 EDF MACONDO</text:p>
          </table:table-cell>
          <table:table-cell/>
          <table:table-cell office:value-type="string">
            <text:p>AGENCIA DE VIAJES <text:s/>Y TURISMO MIRASOL TRAVEL LTDA</text:p>
          </table:table-cell>
          <table:table-cell office:value-type="string">
            <text:p>800191106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MIRASOL TRAVEL.</text:p>
          </table:table-cell>
          <table:table-cell office:value-type="float" office:value="3008086724">
            <text:p>300808672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 NO 4 132 EDIFICIO MACONDO LOCAL 2 BOCAGRANDE</text:p>
          </table:table-cell>
          <table:table-cell office:value-type="string">
            <text:p>mirasoltravelltda@gmail.com</text:p>
          </table:table-cell>
        </table:table-row>
        <table:table-row table:style-name="ro1">
          <table:table-cell office:value-type="float" office:value="6648040">
            <text:p>664804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6070">
            <text:p>664607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. 8 No. 39-29</text:p>
          </table:table-cell>
          <table:table-cell office:value-type="float" office:value="115">
            <text:p>115</text:p>
          </table:table-cell>
          <table:table-cell office:value-type="string">
            <text:p>HOTEL SANTA CLARA S A EN REESTRUCTURACION</text:p>
          </table:table-cell>
          <table:table-cell office:value-type="string">
            <text:p>800020023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TA CLARA S.A.</text:p>
          </table:table-cell>
          <table:table-cell office:value-type="float" office:value="3152950986">
            <text:p>3152950986</text:p>
          </table:table-cell>
          <table:table-cell office:value-type="float" office:value="277">
            <text:p>277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 DIEGO CARRERA 8 NO 39 29</text:p>
          </table:table-cell>
          <table:table-cell office:value-type="string">
            <text:p>santaclara@hotelsantaclara.com</text:p>
          </table:table-cell>
        </table:table-row>
        <table:table-row table:style-name="ro1">
          <table:table-cell office:value-type="float" office:value="6653755">
            <text:p>665375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0844">
            <text:p>665084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 1 calle novena esquina</text:p>
          </table:table-cell>
          <table:table-cell office:value-type="float" office:value="250">
            <text:p>250</text:p>
          </table:table-cell>
          <table:table-cell office:value-type="string">
            <text:p>SERVICIOS HOTELEROS DE BOLIVAR LTDA. -SERVIHOTELES LTDA-</text:p>
          </table:table-cell>
          <table:table-cell office:value-type="string">
            <text:p>80600572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OSTA DEL SOL</text:p>
          </table:table-cell>
          <table:table-cell office:value-type="float" office:value="3005522840">
            <text:p>3005522840</text:p>
          </table:table-cell>
          <table:table-cell office:value-type="float" office:value="65">
            <text:p>65</text:p>
          </table:table-cell>
          <table:table-cell/>
          <table:table-cell office:value-type="float" office:value="495">
            <text:p>49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1 CALLE 9 NO 9 18</text:p>
          </table:table-cell>
          <table:table-cell office:value-type="string">
            <text:p>hcdsolct@hotmail.com</text:p>
          </table:table-cell>
        </table:table-row>
        <table:table-row table:style-name="ro1">
          <table:table-cell office:value-type="float" office:value="6654000">
            <text:p>66540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4000">
            <text:p>66540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1 No. 6 - 154, BOCAGRANDE</text:p>
          </table:table-cell>
          <table:table-cell office:value-type="float" office:value="313">
            <text:p>313</text:p>
          </table:table-cell>
          <table:table-cell office:value-type="string">
            <text:p>COMPAÑIA HOTELERA CARTAGENA PLAZA LIMITADA</text:p>
          </table:table-cell>
          <table:table-cell office:value-type="string">
            <text:p>800116562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IA HOTELERA CARTAGENA PLAZA.</text:p>
          </table:table-cell>
          <table:table-cell office:value-type="float" office:value="3106206156">
            <text:p>3106206156</text:p>
          </table:table-cell>
          <table:table-cell office:value-type="float" office:value="199">
            <text:p>199</text:p>
          </table:table-cell>
          <table:table-cell/>
          <table:table-cell office:value-type="float" office:value="626">
            <text:p>6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6 154 BOCAGRANDE</text:p>
          </table:table-cell>
          <table:table-cell office:value-type="string">
            <text:p>auditoriad@doradoplaza.com</text:p>
          </table:table-cell>
        </table:table-row>
        <table:table-row table:style-name="ro1">
          <table:table-cell office:value-type="float" office:value="6608647">
            <text:p>6608647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08647">
            <text:p>6608647</text:p>
          </table:table-cell>
          <table:table-cell office:value-type="string">
            <text:p>Bolivar</text:p>
          </table:table-cell>
          <table:table-cell office:value-type="float" office:value="6608647">
            <text:p>6608647</text:p>
          </table:table-cell>
          <table:table-cell office:value-type="string">
            <text:p>Viviana Katherine Castro Castro</text:p>
          </table:table-cell>
          <table:table-cell office:value-type="string">
            <text:p>CALLE DE LA CRUZ No.9-54</text:p>
          </table:table-cell>
          <table:table-cell office:value-type="float" office:value="7">
            <text:p>7</text:p>
          </table:table-cell>
          <table:table-cell office:value-type="string">
            <text:p>CASTRO CASTRO VIVIANA KATHERINE</text:p>
          </table:table-cell>
          <table:table-cell office:value-type="string">
            <text:p>37559512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SA ALEJANDRIA</text:p>
          </table:table-cell>
          <table:table-cell office:value-type="float" office:value="3008052005">
            <text:p>3008052005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a cruz Nº 9 -54</text:p>
          </table:table-cell>
          <table:table-cell office:value-type="string">
            <text:p>hotelcasaalejandria@hotmail.com</text:p>
          </table:table-cell>
        </table:table-row>
        <table:table-row table:style-name="ro1" table:visibility="filter">
          <table:table-cell office:value-type="float" office:value="6686485">
            <text:p>668648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5011 - Transporte de pasajeros marítimo y de cabotaje</text:p>
          </table:table-cell>
          <table:table-cell office:value-type="float" office:value="6686485">
            <text:p>6686485</text:p>
          </table:table-cell>
          <table:table-cell office:value-type="string">
            <text:p>Bolivar</text:p>
          </table:table-cell>
          <table:table-cell office:value-type="float" office:value="6686482">
            <text:p>6686482</text:p>
          </table:table-cell>
          <table:table-cell office:value-type="string">
            <text:p>Tilson Trucco Castro</text:p>
          </table:table-cell>
          <table:table-cell office:value-type="string">
            <text:p>GETSEMANI CLLE SAN ANDRES 30-47</text:p>
          </table:table-cell>
          <table:table-cell/>
          <table:table-cell office:value-type="string">
            <text:p>BLUE SAILING S.A.S</text:p>
          </table:table-cell>
          <table:table-cell office:value-type="string">
            <text:p>900493193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BLUE SAILING S.A.S.</text:p>
          </table:table-cell>
          <table:table-cell office:value-type="float" office:value="3107040425">
            <text:p>31070404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 Andres 30-47</text:p>
          </table:table-cell>
          <table:table-cell office:value-type="string">
            <text:p>Bluesailinginfo@gmail.com</text:p>
          </table:table-cell>
        </table:table-row>
        <table:table-row table:style-name="ro1" table:visibility="filter">
          <table:table-cell office:value-type="float" office:value="6550222">
            <text:p>6550222</text:p>
          </table:table-cell>
          <table:table-cell office:value-type="string">
            <text:p>COMERCIALIZADORA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651390">
            <text:p>6651390</text:p>
          </table:table-cell>
          <table:table-cell/>
          <table:table-cell office:value-type="string">
            <text:p>AV. 1a # 10-10 <text:s/>BOCAGRANDE</text:p>
          </table:table-cell>
          <table:table-cell/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EMPRESA DE TIEMPO COMPARTIDO Y MULTIPROPIEDAD</text:p>
          </table:table-cell>
          <table:table-cell office:value-type="float" office:value="2013">
            <text:p>2013</text:p>
          </table:table-cell>
          <table:table-cell office:value-type="string">
            <text:p>HOTELES DECAMERON DE COLOMBIA S.A</text:p>
          </table:table-cell>
          <table:table-cell office:value-type="float" office:value="3174399615">
            <text:p>3174399615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0 10</text:p>
          </table:table-cell>
          <table:table-cell office:value-type="string">
            <text:p>mari.caceres@decameron.com</text:p>
          </table:table-cell>
        </table:table-row>
        <table:table-row table:style-name="ro1" table:visibility="filter">
          <table:table-cell office:value-type="float" office:value="6613313">
            <text:p>661331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13313">
            <text:p>6613313</text:p>
          </table:table-cell>
          <table:table-cell office:value-type="string">
            <text:p>Bolivar</text:p>
          </table:table-cell>
          <table:table-cell office:value-type="float" office:value="6613133">
            <text:p>6613133</text:p>
          </table:table-cell>
          <table:table-cell office:value-type="string">
            <text:p>CARLOS GONZALEZ FRANCO</text:p>
          </table:table-cell>
          <table:table-cell office:value-type="string">
            <text:p>TRANS 54 No 94-06 CARRETERA LA CORDIALIDAD</text:p>
          </table:table-cell>
          <table:table-cell/>
          <table:table-cell office:value-type="string">
            <text:p>COOPERATIVA INTEGRAL</text:p>
          </table:table-cell>
          <table:table-cell office:value-type="string">
            <text:p>900324285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COOINTRASABANASTUR EXPRESS</text:p>
          </table:table-cell>
          <table:table-cell office:value-type="float" office:value="3016842232">
            <text:p>30168422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RANSVERSAL 54 ESTACION 37 LOCAL 3 BARRIO VILLA ESTRELLA</text:p>
          </table:table-cell>
          <table:table-cell office:value-type="string">
            <text:p>cointrature@hotmail.com</text:p>
          </table:table-cell>
        </table:table-row>
        <table:table-row table:style-name="ro1" table:visibility="filter">
          <table:table-cell office:value-type="float" office:value="3103616098">
            <text:p>310361609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03616098">
            <text:p>31036160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ORGE LUIS DE ORO MEJIA</text:p>
          </table:table-cell>
          <table:table-cell office:value-type="string">
            <text:p>SOCORRO, MZ 131 LT 17 <text:s/>PLAN 134</text:p>
          </table:table-cell>
          <table:table-cell/>
          <table:table-cell office:value-type="string">
            <text:p>DE ORO MEJIA JORGE LUIS</text:p>
          </table:table-cell>
          <table:table-cell office:value-type="string">
            <text:p>7929331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ORGE LUIS DE ORO MEJIA</text:p>
          </table:table-cell>
          <table:table-cell office:value-type="float" office:value="3103616098">
            <text:p>310361609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OCORRO, MZ 131 LT 17 PLAN 134</text:p>
          </table:table-cell>
          <table:table-cell office:value-type="string">
            <text:p>jorgedeoro51@hotmail.com</text:p>
          </table:table-cell>
        </table:table-row>
        <table:table-row table:style-name="ro1">
          <table:table-cell office:value-type="float" office:value="6562006">
            <text:p>656200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562006">
            <text:p>6562006</text:p>
          </table:table-cell>
          <table:table-cell office:value-type="string">
            <text:p>Bolivar</text:p>
          </table:table-cell>
          <table:table-cell office:value-type="float" office:value="6562006">
            <text:p>6562006</text:p>
          </table:table-cell>
          <table:table-cell office:value-type="string">
            <text:p>RICARDO SEGOVIA BRID</text:p>
          </table:table-cell>
          <table:table-cell office:value-type="string">
            <text:p>CR 1 #62-198,CRESPO</text:p>
          </table:table-cell>
          <table:table-cell office:value-type="float" office:value="250">
            <text:p>250</text:p>
          </table:table-cell>
          <table:table-cell office:value-type="string">
            <text:p>LOS CORALES DE CARTAGENA <text:s/>S A S</text:p>
          </table:table-cell>
          <table:table-cell office:value-type="string">
            <text:p>900276749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LOS CORALES S.A.S</text:p>
          </table:table-cell>
          <table:table-cell office:value-type="float" office:value="19077648">
            <text:p>19077648</text:p>
          </table:table-cell>
          <table:table-cell office:value-type="float" office:value="5">
            <text:p>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, AV SANTANDER # 62-198</text:p>
          </table:table-cell>
          <table:table-cell office:value-type="string">
            <text:p>pyme@abbconsulting.co</text:p>
          </table:table-cell>
        </table:table-row>
        <table:table-row table:style-name="ro1" table:visibility="filter">
          <table:table-cell office:value-type="float" office:value="6607908">
            <text:p>6607908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45461">
            <text:p>664546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DE LA FACTORIA # 36 17</text:p>
          </table:table-cell>
          <table:table-cell/>
          <table:table-cell office:value-type="string">
            <text:p>REPRESENTACIONES TURISTICAS MAR Y MAR LTDA</text:p>
          </table:table-cell>
          <table:table-cell office:value-type="string">
            <text:p>806001664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REPRESENTACIONES TURISTICAS MAR Y MAR</text:p>
          </table:table-cell>
          <table:table-cell office:value-type="float" office:value="3178662233">
            <text:p>317866223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FACTORIA NO 36 17</text:p>
          </table:table-cell>
          <table:table-cell office:value-type="string">
            <text:p>marymarcartagena@yahoo.es</text:p>
          </table:table-cell>
        </table:table-row>
        <table:table-row table:style-name="ro1">
          <table:table-cell office:value-type="float" office:value="6437793">
            <text:p>643779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37793">
            <text:p>643779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BELLA, CLL 45 Y 46 ESQUINA CRA 1 No 46B 2 P 1 APT 1</text:p>
          </table:table-cell>
          <table:table-cell office:value-type="float" office:value="12">
            <text:p>12</text:p>
          </table:table-cell>
          <table:table-cell office:value-type="string">
            <text:p>GOMEZ HERNANDEZ NURY YANET</text:p>
          </table:table-cell>
          <table:table-cell office:value-type="string">
            <text:p>4284248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IÑA DEL MAR DE N.G.H</text:p>
          </table:table-cell>
          <table:table-cell office:value-type="float" office:value="3126608707">
            <text:p>3126608707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rbella, Cll 45 y 46 Cra1 No 46B 2 P1 APTO 1</text:p>
          </table:table-cell>
          <table:table-cell office:value-type="string">
            <text:p>Nuryan77@hotmail.com</text:p>
          </table:table-cell>
        </table:table-row>
        <table:table-row table:style-name="ro1">
          <table:table-cell office:value-type="float" office:value="6601795">
            <text:p>660179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1795">
            <text:p>660179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AIRO EDUARDO SUAREZ RODRIGUEZ</text:p>
          </table:table-cell>
          <table:table-cell office:value-type="string">
            <text:p>CALLE 30 No. 8B-12 GETSEMANI</text:p>
          </table:table-cell>
          <table:table-cell office:value-type="float" office:value="24">
            <text:p>24</text:p>
          </table:table-cell>
          <table:table-cell office:value-type="string">
            <text:p>SUAREZ RODRIGUEZ JAIRO EDUARDO</text:p>
          </table:table-cell>
          <table:table-cell office:value-type="string">
            <text:p>1125175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MONTREAL</text:p>
          </table:table-cell>
          <table:table-cell office:value-type="float" office:value="3163110616">
            <text:p>3163110616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. 8B-12</text:p>
          </table:table-cell>
          <table:table-cell office:value-type="string">
            <text:p>jairosuarez02@hotmail.com</text:p>
          </table:table-cell>
        </table:table-row>
        <table:table-row table:style-name="ro1">
          <table:table-cell office:value-type="float" office:value="6700338">
            <text:p>6700338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0090 - Rentistas de capital, solo para personas naturales</text:p>
          </table:table-cell>
          <table:table-cell office:value-type="float" office:value="6700338">
            <text:p>67003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CRISTIAN CHIQUILLO REYES</text:p>
          </table:table-cell>
          <table:table-cell office:value-type="string">
            <text:p>K 10C # 29-117 GETSEMANI</text:p>
          </table:table-cell>
          <table:table-cell office:value-type="float" office:value="6">
            <text:p>6</text:p>
          </table:table-cell>
          <table:table-cell office:value-type="string">
            <text:p>GONZALEZ ANGULO CARLOS EDUARDO</text:p>
          </table:table-cell>
          <table:table-cell office:value-type="string">
            <text:p>73070726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CASA CARMEN</text:p>
          </table:table-cell>
          <table:table-cell office:value-type="string">
            <text:p>314 527 4218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 10C # 29-117 GETSEMANI</text:p>
          </table:table-cell>
          <table:table-cell office:value-type="string">
            <text:p>casacarmen.cartagena@yahoo.com</text:p>
          </table:table-cell>
        </table:table-row>
        <table:table-row table:style-name="ro1">
          <table:table-cell office:value-type="float" office:value="6642219">
            <text:p>664221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2219">
            <text:p>6642219</text:p>
          </table:table-cell>
          <table:table-cell office:value-type="string">
            <text:p>Bolivar</text:p>
          </table:table-cell>
          <table:table-cell office:value-type="float" office:value="6645479">
            <text:p>6645479</text:p>
          </table:table-cell>
          <table:table-cell office:value-type="string">
            <text:p>JACOB DE JESUS PATERNINA VARGAS</text:p>
          </table:table-cell>
          <table:table-cell office:value-type="string">
            <text:p>GETSEMANI CL. 30 No. 8B-58</text:p>
          </table:table-cell>
          <table:table-cell office:value-type="float" office:value="18">
            <text:p>18</text:p>
          </table:table-cell>
          <table:table-cell office:value-type="string">
            <text:p>PATERNINA VARGAS JACOB DE JESUS</text:p>
          </table:table-cell>
          <table:table-cell office:value-type="string">
            <text:p>92028835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TROPICAL</text:p>
          </table:table-cell>
          <table:table-cell office:value-type="float" office:value="3114355731">
            <text:p>3114355731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30 No. 8B- 58</text:p>
          </table:table-cell>
          <table:table-cell office:value-type="string">
            <text:p>hoteltropicalcartagena@hotmail.com</text:p>
          </table:table-cell>
        </table:table-row>
        <table:table-row table:style-name="ro1">
          <table:table-cell office:value-type="float" office:value="6655726">
            <text:p>665572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3965">
            <text:p>665396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3 <text:s/>6 <text:s/>23</text:p>
          </table:table-cell>
          <table:table-cell office:value-type="float" office:value="48">
            <text:p>48</text:p>
          </table:table-cell>
          <table:table-cell office:value-type="string">
            <text:p>HOTEL BARLOVENTO S.A.</text:p>
          </table:table-cell>
          <table:table-cell office:value-type="string">
            <text:p>89040276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ARLOVENTO</text:p>
          </table:table-cell>
          <table:table-cell office:value-type="float" office:value="3003678779">
            <text:p>3003678779</text:p>
          </table:table-cell>
          <table:table-cell office:value-type="float" office:value="43">
            <text:p>43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 NO 6 23 BOCAGRANDE</text:p>
          </table:table-cell>
          <table:table-cell office:value-type="string">
            <text:p>contador@hotelbarlovento.com</text:p>
          </table:table-cell>
        </table:table-row>
        <table:table-row table:style-name="ro1">
          <table:table-cell office:value-type="float" office:value="6437198">
            <text:p>6437198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437198">
            <text:p>643719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 37 # 7-46 P.1 <text:s/>APTO 01 - SAN DIEGO. TEL: 6437198</text:p>
          </table:table-cell>
          <table:table-cell office:value-type="float" office:value="5">
            <text:p>5</text:p>
          </table:table-cell>
          <table:table-cell office:value-type="string">
            <text:p>GREEN HOUSE HOSTEL COFFE SAS</text:p>
          </table:table-cell>
          <table:table-cell office:value-type="string">
            <text:p>900564640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GREEN HOUSE HOSTEL COFFE S.A.S.</text:p>
          </table:table-cell>
          <table:table-cell office:value-type="float" office:value="3187501015">
            <text:p>3187501015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L 37 # 7-46 P.1 APTO 01</text:p>
          </table:table-cell>
          <table:table-cell office:value-type="string">
            <text:p>gerencia@hostelgreenhouse.com.co</text:p>
          </table:table-cell>
        </table:table-row>
        <table:table-row table:style-name="ro1">
          <table:table-cell office:value-type="float" office:value="6629075">
            <text:p>6629075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5519 - Otros tipos de alojamientos para visitantes</text:p>
          </table:table-cell>
          <table:table-cell office:value-type="float" office:value="6629075">
            <text:p>66290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A MACHADO</text:p>
          </table:table-cell>
          <table:table-cell office:value-type="string">
            <text:p>URBANIZACION ALCATRAZ CRA 53 DG. 21 No. 53-161</text:p>
          </table:table-cell>
          <table:table-cell office:value-type="float" office:value="12">
            <text:p>12</text:p>
          </table:table-cell>
          <table:table-cell office:value-type="string">
            <text:p>MACHADO HOYOS MARIA ANDREA</text:p>
          </table:table-cell>
          <table:table-cell office:value-type="string">
            <text:p>22236188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RESTAURANTE Y HOSPEDAJE LA HORMIGA</text:p>
          </table:table-cell>
          <table:table-cell office:value-type="float" office:value="3114295408">
            <text:p>3114295408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SQUE URB ALCATRAZ DG 21 No. 53 161</text:p>
          </table:table-cell>
          <table:table-cell office:value-type="string">
            <text:p>mayitomachado@hotmail.com</text:p>
          </table:table-cell>
        </table:table-row>
        <table:table-row table:style-name="ro1" table:visibility="filter">
          <table:table-cell office:value-type="float" office:value="6643978">
            <text:p>664397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162267127">
            <text:p>316226712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ACQUELINE LOZADA RENGIFO</text:p>
          </table:table-cell>
          <table:table-cell office:value-type="string">
            <text:p>.CENTRO CCL. DE LA UNIVERSIDAD ED. SALOMON</text:p>
          </table:table-cell>
          <table:table-cell/>
          <table:table-cell office:value-type="string">
            <text:p>LOZADA RENGIFO JACQUELINE</text:p>
          </table:table-cell>
          <table:table-cell office:value-type="string">
            <text:p>45445726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ENDEROS TURISMO CULTURAL</text:p>
          </table:table-cell>
          <table:table-cell office:value-type="float" office:value="3162267127">
            <text:p>31622671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 UNIVERSIDAD EDIF SALOMON GANEM</text:p>
          </table:table-cell>
          <table:table-cell office:value-type="string">
            <text:p>senderosazul@msn.com</text:p>
          </table:table-cell>
        </table:table-row>
        <table:table-row table:style-name="ro1" table:visibility="filter">
          <table:table-cell office:value-type="float" office:value="6445096">
            <text:p>6445096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445096">
            <text:p>6445096</text:p>
          </table:table-cell>
          <table:table-cell office:value-type="string">
            <text:p>Bolivar</text:p>
          </table:table-cell>
          <table:table-cell office:value-type="float" office:value="6445096">
            <text:p>6445096</text:p>
          </table:table-cell>
          <table:table-cell office:value-type="string">
            <text:p>james oliver mcfarland</text:p>
          </table:table-cell>
          <table:table-cell office:value-type="string">
            <text:p>getsemani calle san juan No 25-136</text:p>
          </table:table-cell>
          <table:table-cell office:value-type="string">
            <text:p>No hay registro</text:p>
          </table:table-cell>
          <table:table-cell office:value-type="string">
            <text:p>NEW PROJECTS S.A.S.</text:p>
          </table:table-cell>
          <table:table-cell office:value-type="string">
            <text:p>900512962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l toro</text:p>
          </table:table-cell>
          <table:table-cell office:value-type="float" office:value="3002575370">
            <text:p>300257537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n calle san juan No 25-136</text:p>
          </table:table-cell>
          <table:table-cell office:value-type="string">
            <text:p>cristianarenasrodriguez@gmail.com</text:p>
          </table:table-cell>
        </table:table-row>
        <table:table-row table:style-name="ro1" table:visibility="filter">
          <table:table-cell office:value-type="float" office:value="6550554">
            <text:p>655055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550554">
            <text:p>65505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OMERCIAL BOCAGRANDE L 1-16</text:p>
          </table:table-cell>
          <table:table-cell/>
          <table:table-cell office:value-type="string">
            <text:p>COSTATUR LTDA</text:p>
          </table:table-cell>
          <table:table-cell office:value-type="string">
            <text:p>800118980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STATUR.</text:p>
          </table:table-cell>
          <table:table-cell office:value-type="float" office:value="3006553497">
            <text:p>3006553497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ENTRO COMERCIAL BOCAGRANDE LOCAL 1 16</text:p>
          </table:table-cell>
          <table:table-cell office:value-type="string">
            <text:p>costatur@celcaribe.net.co</text:p>
          </table:table-cell>
        </table:table-row>
        <table:table-row table:style-name="ro1">
          <table:table-cell office:value-type="float" office:value="6437595">
            <text:p>643759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float" office:value="6437595">
            <text:p>643759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NIDIA FONTALVO SALCEDO</text:p>
          </table:table-cell>
          <table:table-cell office:value-type="string">
            <text:p>CRA 3A # 4-158 BOCAGRANDE</text:p>
          </table:table-cell>
          <table:table-cell office:value-type="float" office:value="10">
            <text:p>10</text:p>
          </table:table-cell>
          <table:table-cell office:value-type="string">
            <text:p>FONTALVO SALCEDO NIDIA DEL SOCORRO</text:p>
          </table:table-cell>
          <table:table-cell office:value-type="string">
            <text:p>33281719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IDAMAR</text:p>
          </table:table-cell>
          <table:table-cell office:value-type="float" office:value="3008059840">
            <text:p>3008059840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gde Cra 3 N.4-158</text:p>
          </table:table-cell>
          <table:table-cell office:value-type="string">
            <text:p>hotelrestaurantecrisaida@gmail.com</text:p>
          </table:table-cell>
        </table:table-row>
        <table:table-row table:style-name="ro1" table:visibility="filter">
          <table:table-cell office:value-type="float" office:value="6604291">
            <text:p>6604291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565652">
            <text:p>65656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 4 No. 31-24 LC 201-202 CENTRO</text:p>
          </table:table-cell>
          <table:table-cell/>
          <table:table-cell office:value-type="string">
            <text:p>CREPES CARTAGENA S.A</text:p>
          </table:table-cell>
          <table:table-cell office:value-type="string">
            <text:p>806014415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REPES Y WAFFLES CENTRO HISTORICO</text:p>
          </table:table-cell>
          <table:table-cell office:value-type="float" office:value="3184664950">
            <text:p>318466495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 65- ESQUINA</text:p>
          </table:table-cell>
          <table:table-cell office:value-type="string">
            <text:p>crepescartagena@hotmail.com</text:p>
          </table:table-cell>
        </table:table-row>
        <table:table-row table:style-name="ro1" table:visibility="filter">
          <table:table-cell office:value-type="float" office:value="6720874">
            <text:p>6720874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565652">
            <text:p>65656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.COMERCIAL CARIBE PLAZA CLL 29D # 22-62 PIE DE LA POPA</text:p>
          </table:table-cell>
          <table:table-cell/>
          <table:table-cell office:value-type="string">
            <text:p>CREPES CARTAGENA S.A</text:p>
          </table:table-cell>
          <table:table-cell office:value-type="string">
            <text:p>806014415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REPES WAFFLES - CARIBE PLAZA</text:p>
          </table:table-cell>
          <table:table-cell office:value-type="float" office:value="3184664950">
            <text:p>318466495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 65- ESQUINA</text:p>
          </table:table-cell>
          <table:table-cell office:value-type="string">
            <text:p>crepescartagena@hotmail.com</text:p>
          </table:table-cell>
        </table:table-row>
        <table:table-row table:style-name="ro1" table:visibility="filter">
          <table:table-cell office:value-type="float" office:value="6657258">
            <text:p>6657258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565652">
            <text:p>65656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. SAN MARTIN CRA. 2 No. 8-205 <text:s/>MZ 51</text:p>
          </table:table-cell>
          <table:table-cell/>
          <table:table-cell office:value-type="string">
            <text:p>CREPES CARTAGENA S.A</text:p>
          </table:table-cell>
          <table:table-cell office:value-type="string">
            <text:p>806014415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REPES WAFFLES</text:p>
          </table:table-cell>
          <table:table-cell office:value-type="float" office:value="3184664950">
            <text:p>318466495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 65- ESQUINA</text:p>
          </table:table-cell>
          <table:table-cell office:value-type="string">
            <text:p>crepescartagena@hotmail.com</text:p>
          </table:table-cell>
        </table:table-row>
        <table:table-row table:style-name="ro1" table:visibility="filter">
          <table:table-cell office:value-type="float" office:value="6565252">
            <text:p>656525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565652">
            <text:p>65656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 PEDRO DE HEREDIA CON CALLE 31 EL ESPINAL</text:p>
          </table:table-cell>
          <table:table-cell/>
          <table:table-cell office:value-type="string">
            <text:p>CREPES CARTAGENA S.A</text:p>
          </table:table-cell>
          <table:table-cell office:value-type="string">
            <text:p>806014415-8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REPES Y WAFFLES MALL PLAZA EL CASTILLO</text:p>
          </table:table-cell>
          <table:table-cell office:value-type="float" office:value="3184664950">
            <text:p>318466495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6 No 65- ESQUINA</text:p>
          </table:table-cell>
          <table:table-cell office:value-type="string">
            <text:p>crepescartagena@hotmail.com</text:p>
          </table:table-cell>
        </table:table-row>
        <table:table-row table:style-name="ro1">
          <table:table-cell office:value-type="float" office:value="6640205">
            <text:p>664020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0205">
            <text:p>6640205</text:p>
          </table:table-cell>
          <table:table-cell office:value-type="string">
            <text:p>Bolivar</text:p>
          </table:table-cell>
          <table:table-cell office:value-type="float" office:value="6645439">
            <text:p>6645439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COMPAÑIA COMERCIAL SAN FELIPE LTDA</text:p>
          </table:table-cell>
          <table:table-cell office:value-type="string">
            <text:p>890401257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FELIPE</text:p>
          </table:table-cell>
          <table:table-cell office:value-type="float" office:value="3145966923">
            <text:p>3145966923</text:p>
          </table:table-cell>
          <table:table-cell office:value-type="float" office:value="19">
            <text:p>19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9 NO 31 72 AVENIDA DEL CENTENARIO</text:p>
          </table:table-cell>
          <table:table-cell office:value-type="string">
            <text:p>csanfelipe@doradoplaza.com</text:p>
          </table:table-cell>
        </table:table-row>
        <table:table-row table:style-name="ro1" table:visibility="filter">
          <table:table-cell office:value-type="float" office:value="6700162">
            <text:p>6700162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700162">
            <text:p>6700162</text:p>
          </table:table-cell>
          <table:table-cell office:value-type="string">
            <text:p>Bolivar</text:p>
          </table:table-cell>
          <table:table-cell office:value-type="float" office:value="6700162">
            <text:p>6700162</text:p>
          </table:table-cell>
          <table:table-cell office:value-type="string">
            <text:p>Carolina Barbosa</text:p>
          </table:table-cell>
          <table:table-cell office:value-type="string">
            <text:p>KR3, CALLE RICAUTE # 31-38 CENTRO HISTÓRICO CARTAGENA BOLIVAR</text:p>
          </table:table-cell>
          <table:table-cell office:value-type="string">
            <text:p>No hay registro</text:p>
          </table:table-cell>
          <table:table-cell office:value-type="string">
            <text:p>BAWIGAMA S.A.S.</text:p>
          </table:table-cell>
          <table:table-cell office:value-type="string">
            <text:p>900551740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LAMARI HOSTAL BOUTIQUE</text:p>
          </table:table-cell>
          <table:table-cell office:value-type="float" office:value="52776884">
            <text:p>5277688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ra3,Calle Ricaute # 31-38</text:p>
          </table:table-cell>
          <table:table-cell office:value-type="string">
            <text:p>caro.barbosa@hostalcalamaricartagena.com</text:p>
          </table:table-cell>
        </table:table-row>
        <table:table-row table:style-name="ro1">
          <table:table-cell office:value-type="float" office:value="6650479">
            <text:p>665047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553060">
            <text:p>6553060</text:p>
          </table:table-cell>
          <table:table-cell office:value-type="string">
            <text:p>Bolivar</text:p>
          </table:table-cell>
          <table:table-cell office:value-type="float" office:value="6553060">
            <text:p>6553060</text:p>
          </table:table-cell>
          <table:table-cell/>
          <table:table-cell office:value-type="string">
            <text:p>AV SAN MARTIN # 4-41 B/GRANDE.</text:p>
          </table:table-cell>
          <table:table-cell office:value-type="float" office:value="321">
            <text:p>321</text:p>
          </table:table-cell>
          <table:table-cell office:value-type="string">
            <text:p>COMPAÑIA COMERCIAL EL DORADO LTDA</text:p>
          </table:table-cell>
          <table:table-cell office:value-type="string">
            <text:p>890404835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EL DORADO.-</text:p>
          </table:table-cell>
          <table:table-cell office:value-type="float" office:value="3106206191">
            <text:p>3106206191</text:p>
          </table:table-cell>
          <table:table-cell office:value-type="float" office:value="220">
            <text:p>220</text:p>
          </table:table-cell>
          <table:table-cell/>
          <table:table-cell office:value-type="float" office:value="557">
            <text:p>55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NO 4 41 BOCAGRANDE</text:p>
          </table:table-cell>
          <table:table-cell office:value-type="string">
            <text:p>administracion@doradoplaza.com</text:p>
          </table:table-cell>
        </table:table-row>
        <table:table-row table:style-name="ro1">
          <table:table-cell office:value-type="float" office:value="6651837">
            <text:p>665183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52369">
            <text:p>6652369</text:p>
          </table:table-cell>
          <table:table-cell office:value-type="string">
            <text:p>Bolivar</text:p>
          </table:table-cell>
          <table:table-cell office:value-type="float" office:value="6652369">
            <text:p>6652369</text:p>
          </table:table-cell>
          <table:table-cell/>
          <table:table-cell office:value-type="string">
            <text:p>B/GRANDE CRA 3a # 4-01</text:p>
          </table:table-cell>
          <table:table-cell office:value-type="float" office:value="34">
            <text:p>34</text:p>
          </table:table-cell>
          <table:table-cell office:value-type="string">
            <text:p>INVERSIONES GIUNI SAS</text:p>
          </table:table-cell>
          <table:table-cell office:value-type="string">
            <text:p>830501475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 PIETRO</text:p>
          </table:table-cell>
          <table:table-cell office:value-type="float" office:value="3157595185">
            <text:p>3157595185</text:p>
          </table:table-cell>
          <table:table-cell office:value-type="float" office:value="34">
            <text:p>34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4 101</text:p>
          </table:table-cell>
          <table:table-cell office:value-type="string">
            <text:p>hotel@pietro.com</text:p>
          </table:table-cell>
        </table:table-row>
        <table:table-row table:style-name="ro1" table:visibility="filter">
          <table:table-cell office:value-type="float" office:value="6551694">
            <text:p>655169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6551694">
            <text:p>655169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Berenice Rivera Garcia</text:p>
          </table:table-cell>
          <table:table-cell office:value-type="string">
            <text:p>CALLE 1A # 3 - 23 APTO 608 BARRIO EL LAGUITO</text:p>
          </table:table-cell>
          <table:table-cell office:value-type="string">
            <text:p>No hay registro</text:p>
          </table:table-cell>
          <table:table-cell office:value-type="string">
            <text:p>DIAZGRANADOS POSADA ARMANDO</text:p>
          </table:table-cell>
          <table:table-cell office:value-type="string">
            <text:p>7421957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MANDO DIAZ GRANADOS POSADA</text:p>
          </table:table-cell>
          <table:table-cell office:value-type="float" office:value="3008147932">
            <text:p>300814793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icio Antares Apto 4D</text:p>
          </table:table-cell>
          <table:table-cell office:value-type="string">
            <text:p>berigarcia@yahool.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3116813638">
            <text:p>31168136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Teresa Mejia Conde</text:p>
          </table:table-cell>
          <table:table-cell office:value-type="string">
            <text:p>GETSEMANI CLLE 10 No.31-21</text:p>
          </table:table-cell>
          <table:table-cell office:value-type="float" office:value="15">
            <text:p>15</text:p>
          </table:table-cell>
          <table:table-cell office:value-type="string">
            <text:p>MEJIA CONDE TERESA DE JESUS</text:p>
          </table:table-cell>
          <table:table-cell office:value-type="string">
            <text:p>26136510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GE DHYANNE</text:p>
          </table:table-cell>
          <table:table-cell office:value-type="float" office:value="3116813638">
            <text:p>311681363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LLE 10 No.31-21</text:p>
          </table:table-cell>
          <table:table-cell office:value-type="string">
            <text:p>hospedaje_dhyanne@hotmail.com</text:p>
          </table:table-cell>
        </table:table-row>
        <table:table-row table:style-name="ro1" table:visibility="filter">
          <table:table-cell office:value-type="float" office:value="6437940">
            <text:p>6437940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015926635">
            <text:p>301592663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ANGELICA MARIA CONTRERAS SUAREZ</text:p>
          </table:table-cell>
          <table:table-cell office:value-type="string">
            <text:p>BOCAGRANDE, No 13-81 APT 3B</text:p>
          </table:table-cell>
          <table:table-cell/>
          <table:table-cell office:value-type="string">
            <text:p>MUNDO CARIBE EVENTOS S A S</text:p>
          </table:table-cell>
          <table:table-cell office:value-type="string">
            <text:p>900600193-2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MUNDO CARIBE EVENTOS S.A.S</text:p>
          </table:table-cell>
          <table:table-cell office:value-type="float" office:value="3015926635">
            <text:p>301592663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 2 No 13-81 APT 3B</text:p>
          </table:table-cell>
          <table:table-cell office:value-type="string">
            <text:p>s_murra@hotmail.com</text:p>
          </table:table-cell>
        </table:table-row>
        <table:table-row table:style-name="ro1" table:visibility="filter">
          <table:table-cell office:value-type="float" office:value="6658315">
            <text:p>665831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5454">
            <text:p>66554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/GRANDE AV. SAN MARTIN No.5-52</text:p>
          </table:table-cell>
          <table:table-cell/>
          <table:table-cell office:value-type="string">
            <text:p>RODIL BOUTROUS &amp; CIA LIMITADA</text:p>
          </table:table-cell>
          <table:table-cell office:value-type="string">
            <text:p>806013381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ISLA DEL ENCANTO</text:p>
          </table:table-cell>
          <table:table-cell office:value-type="float" office:value="3007310708">
            <text:p>300731070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ENIDA SAN MARTIN NO 5 52</text:p>
          </table:table-cell>
          <table:table-cell office:value-type="string">
            <text:p>isladelencantoagencia@hotmail.com</text:p>
          </table:table-cell>
        </table:table-row>
        <table:table-row table:style-name="ro1" table:visibility="filter">
          <table:table-cell office:value-type="float" office:value="6659373">
            <text:p>665937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string">
            <text:p>6658884-665933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# 4-18 EDIFICIO MARAY LOCAL 1</text:p>
          </table:table-cell>
          <table:table-cell/>
          <table:table-cell office:value-type="string">
            <text:p>CAMINO TOURS <text:s text:c="3"/>S. A. S.</text:p>
          </table:table-cell>
          <table:table-cell office:value-type="string">
            <text:p>890404997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AMINO TOURS</text:p>
          </table:table-cell>
          <table:table-cell office:value-type="float" office:value="3005579485">
            <text:p>300557948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 SAN MARTIN #4-18 EDIFICIO MARAY LOCAL 2</text:p>
          </table:table-cell>
          <table:table-cell office:value-type="string">
            <text:p>ctcontador@gmail.com</text:p>
          </table:table-cell>
        </table:table-row>
        <table:table-row table:style-name="ro1" table:visibility="filter">
          <table:table-cell office:value-type="float" office:value="6652291">
            <text:p>665229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551919">
            <text:p>65519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3A NO 8-156 LOCAL 2</text:p>
          </table:table-cell>
          <table:table-cell/>
          <table:table-cell office:value-type="string">
            <text:p>CARTAGENA DE INDIAS REPRESENTACIONES LTDA</text:p>
          </table:table-cell>
          <table:table-cell office:value-type="string">
            <text:p>890406674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 TIENDA DEL TURISMO AGENCIA DE VIAJES.</text:p>
          </table:table-cell>
          <table:table-cell office:value-type="float" office:value="3157228428">
            <text:p>3157228428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3 NO 8 156 LOCAL 2</text:p>
          </table:table-cell>
          <table:table-cell office:value-type="string">
            <text:p>gerencia@latiendadelturismo.com</text:p>
          </table:table-cell>
        </table:table-row>
        <table:table-row table:style-name="ro1" table:visibility="filter">
          <table:table-cell office:value-type="float" office:value="6658565">
            <text:p>665856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8565">
            <text:p>665856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FREDERIK CASTENSKIOLD KLIXBULL</text:p>
          </table:table-cell>
          <table:table-cell office:value-type="string">
            <text:p>CRA 2 No. 14-41 EDIFICIO GRUPO AREA OF. 21 01 BOCAGRANDE</text:p>
          </table:table-cell>
          <table:table-cell/>
          <table:table-cell office:value-type="string">
            <text:p>MAXICAT AVENTURA S.A.S.</text:p>
          </table:table-cell>
          <table:table-cell office:value-type="string">
            <text:p>900415248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XICAT AVENTURA S.A.S</text:p>
          </table:table-cell>
          <table:table-cell office:value-type="float" office:value="3013291556">
            <text:p>301329155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 1 N° 7 -12 EDIF PALMETTO ELIPTIC APTO 2305</text:p>
          </table:table-cell>
          <table:table-cell office:value-type="string">
            <text:p>maxicat.catamaran@gmail.com</text:p>
          </table:table-cell>
        </table:table-row>
        <table:table-row table:style-name="ro1" table:visibility="filter">
          <table:table-cell office:value-type="float" office:value="6657145">
            <text:p>6657145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RICARDO CHEGWIN GOELKEL</text:p>
          </table:table-cell>
          <table:table-cell office:value-type="string">
            <text:p>CALLE 10 EDIFICIO TORRE MOLINOS LOCAL 4</text:p>
          </table:table-cell>
          <table:table-cell/>
          <table:table-cell office:value-type="string">
            <text:p>800178904-1</text:p>
          </table:table-cell>
          <table:table-cell office:value-type="string">
            <text:p>Ricardo Chegwin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2">
            <text:p>2012</text:p>
          </table:table-cell>
          <table:table-cell office:value-type="string">
            <text:p>ARRENDAUTOS DE LA COSTA LTDA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10 EDIFICIO TORRE MOLINOS LOCAL 6</text:p>
          </table:table-cell>
          <table:table-cell office:value-type="string">
            <text:p>cartagena@nationalcarrentalcosta.com</text:p>
          </table:table-cell>
        </table:table-row>
        <table:table-row table:style-name="ro1" table:visibility="filter">
          <table:table-cell office:value-type="float" office:value="6132002">
            <text:p>6132002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5924141">
            <text:p>5924141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 office:value-type="string">
            <text:p>CLEMENCIA GUTIERREZ RODRIGUEZ</text:p>
          </table:table-cell>
          <table:table-cell office:value-type="string">
            <text:p>CRA 9 35-104 ANILLO VIAL ZONA NORTE LC 104 BOQUILLA</text:p>
          </table:table-cell>
          <table:table-cell/>
          <table:table-cell office:value-type="string">
            <text:p>LATINOAMERICAN TRAVEL INCENTIVES S.A.S.</text:p>
          </table:table-cell>
          <table:table-cell office:value-type="string">
            <text:p>900413142-5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AGENCIA TRAVEL INCENTIVES LATINOAMERICAN CARTAGENA</text:p>
          </table:table-cell>
          <table:table-cell office:value-type="float" office:value="3185161079">
            <text:p>318516107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R 17 A 100 40</text:p>
          </table:table-cell>
          <table:table-cell office:value-type="string">
            <text:p>latinoamericannotificaciones@gmail.com</text:p>
          </table:table-cell>
        </table:table-row>
        <table:table-row table:style-name="ro1">
          <table:table-cell office:value-type="float" office:value="6648574">
            <text:p>664857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503030">
            <text:p>65030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RERA 8B # 25-100, GETSEMANI</text:p>
          </table:table-cell>
          <table:table-cell office:value-type="float" office:value="30">
            <text:p>30</text:p>
          </table:table-cell>
          <table:table-cell office:value-type="string">
            <text:p>COFRACO S.A.</text:p>
          </table:table-cell>
          <table:table-cell office:value-type="string">
            <text:p>900244455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ONTERREY.</text:p>
          </table:table-cell>
          <table:table-cell office:value-type="float" office:value="3176652966">
            <text:p>3176652966</text:p>
          </table:table-cell>
          <table:table-cell office:value-type="float" office:value="27">
            <text:p>2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RRERA 8B NO 25 100</text:p>
          </table:table-cell>
          <table:table-cell office:value-type="string">
            <text:p>contabilidad@hotelmonterrey.com.co</text:p>
          </table:table-cell>
        </table:table-row>
        <table:table-row table:style-name="ro1">
          <table:table-cell office:value-type="float" office:value="6653707">
            <text:p>665370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0155">
            <text:p>665015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string">
            <text:p>GRUPO HOTELERO MAR Y SOL S.A</text:p>
          </table:table-cell>
          <table:table-cell office:value-type="string">
            <text:p>890404970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IBE.</text:p>
          </table:table-cell>
          <table:table-cell office:value-type="float" office:value="3116601445">
            <text:p>3116601445</text:p>
          </table:table-cell>
          <table:table-cell office:value-type="float" office:value="370">
            <text:p>37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2 87 BOCAGRANDE</text:p>
          </table:table-cell>
          <table:table-cell office:value-type="string">
            <text:p>gerencia@hotelcaribe.com</text:p>
          </table:table-cell>
        </table:table-row>
        <table:table-row table:style-name="ro1" table:visibility="filter">
          <table:table-cell office:value-type="float" office:value="6735341">
            <text:p>673534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735341">
            <text:p>6735341</text:p>
          </table:table-cell>
          <table:table-cell office:value-type="string">
            <text:p>Bolivar</text:p>
          </table:table-cell>
          <table:table-cell office:value-type="float" office:value="6735341">
            <text:p>6735341</text:p>
          </table:table-cell>
          <table:table-cell/>
          <table:table-cell office:value-type="string">
            <text:p>AV SNTANDER # 46A - 120 EDIFICIO MARBELLA REAL LOCAL C</text:p>
          </table:table-cell>
          <table:table-cell/>
          <table:table-cell office:value-type="string">
            <text:p>JARAMILLO MATALLANA JAIME HERNANDO</text:p>
          </table:table-cell>
          <table:table-cell office:value-type="string">
            <text:p>17122833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STACION TURISTICA BARRA LOS PINOS.</text:p>
          </table:table-cell>
          <table:table-cell office:value-type="float" office:value="3115704257">
            <text:p>311570425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TANDER NO 46a 120</text:p>
          </table:table-cell>
          <table:table-cell office:value-type="string">
            <text:p>hjaramillo@ecoturismolospinos.com</text:p>
          </table:table-cell>
        </table:table-row>
        <table:table-row table:style-name="ro1" table:visibility="filter">
          <table:table-cell office:value-type="float" office:value="6653039">
            <text:p>6653039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653039">
            <text:p>6653039</text:p>
          </table:table-cell>
          <table:table-cell office:value-type="string">
            <text:p>Bolivar</text:p>
          </table:table-cell>
          <table:table-cell office:value-type="float" office:value="6657785">
            <text:p>6657785</text:p>
          </table:table-cell>
          <table:table-cell/>
          <table:table-cell office:value-type="string">
            <text:p>CRA. 5 No 4-52 BOCAGRANDE</text:p>
          </table:table-cell>
          <table:table-cell/>
          <table:table-cell office:value-type="string">
            <text:p>REPRESENTACIONES ANGULO DE RODRIGUEZ LTDA</text:p>
          </table:table-cell>
          <table:table-cell office:value-type="string">
            <text:p>890404682-7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REPRESENTACIONES ANGULO DE RODRIGUEZ</text:p>
          </table:table-cell>
          <table:table-cell office:value-type="string">
            <text:p>310 354478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5 No. 4 52</text:p>
          </table:table-cell>
          <table:table-cell office:value-type="string">
            <text:p>reparder@telecom.com.co</text:p>
          </table:table-cell>
        </table:table-row>
        <table:table-row table:style-name="ro1">
          <table:table-cell office:value-type="float" office:value="6685048">
            <text:p>668504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85048">
            <text:p>6685048</text:p>
          </table:table-cell>
          <table:table-cell office:value-type="string">
            <text:p>Bolivar</text:p>
          </table:table-cell>
          <table:table-cell office:value-type="float" office:value="6646242">
            <text:p>6646242</text:p>
          </table:table-cell>
          <table:table-cell/>
          <table:table-cell office:value-type="string">
            <text:p>GETSEMANI CLL. SAN ANDRES # 30-53</text:p>
          </table:table-cell>
          <table:table-cell office:value-type="float" office:value="10">
            <text:p>10</text:p>
          </table:table-cell>
          <table:table-cell office:value-type="string">
            <text:p>MACHUCA AHUMEDO LEIDIS TATIANA</text:p>
          </table:table-cell>
          <table:table-cell office:value-type="string">
            <text:p>1047427365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VIENA.</text:p>
          </table:table-cell>
          <table:table-cell office:value-type="float" office:value="3205383619">
            <text:p>3205383619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LLE SAN ANDRES # 30 - 53</text:p>
          </table:table-cell>
          <table:table-cell office:value-type="string">
            <text:p>hotel@casaviena.com</text:p>
          </table:table-cell>
        </table:table-row>
        <table:table-row table:style-name="ro1" table:visibility="filter">
          <table:table-cell office:value-type="float" office:value="6664438">
            <text:p>6664438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580193">
            <text:p>658019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FAEL ESPINOSA <text:s/>G <text:s/>Y CIA S.A.S</text:p>
          </table:table-cell>
          <table:table-cell office:value-type="string">
            <text:p>800202447-8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RAFAEL ESPINOSA G &amp; CIA</text:p>
          </table:table-cell>
          <table:table-cell office:value-type="float" office:value="3002019566">
            <text:p>3002019566</text:p>
          </table:table-cell>
          <table:table-cell office:value-type="float" office:value="550">
            <text:p>55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AEROPUERTO RAFAEL NUÑEZ PISO 2</text:p>
          </table:table-cell>
          <table:table-cell office:value-type="string">
            <text:p>geovanis.monterroza@aviancataca.com</text:p>
          </table:table-cell>
        </table:table-row>
        <table:table-row table:style-name="ro1" table:visibility="filter">
          <table:table-cell office:value-type="float" office:value="6653403">
            <text:p>6653403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653403">
            <text:p>6653403</text:p>
          </table:table-cell>
          <table:table-cell office:value-type="string">
            <text:p>Bolivar</text:p>
          </table:table-cell>
          <table:table-cell office:value-type="float" office:value="6658719">
            <text:p>6658719</text:p>
          </table:table-cell>
          <table:table-cell/>
          <table:table-cell office:value-type="string">
            <text:p>CARRERA 4 No 7-30 BOCAGRANDE</text:p>
          </table:table-cell>
          <table:table-cell/>
          <table:table-cell office:value-type="string">
            <text:p>T &amp; CI ESTRELLAS LTDA</text:p>
          </table:table-cell>
          <table:table-cell office:value-type="string">
            <text:p>890404907-9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T&amp; CI ESTRELLAS LTDA</text:p>
          </table:table-cell>
          <table:table-cell office:value-type="float" office:value="3176673514">
            <text:p>317667351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BR BOCAGRANDE CRR #4 No 7-30</text:p>
          </table:table-cell>
          <table:table-cell office:value-type="string">
            <text:p>congresos@tci.com.co</text:p>
          </table:table-cell>
        </table:table-row>
        <table:table-row table:style-name="ro1">
          <table:table-cell office:value-type="float" office:value="6550222">
            <text:p>655022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7601">
            <text:p>6657601</text:p>
          </table:table-cell>
          <table:table-cell office:value-type="string">
            <text:p>Bolivar</text:p>
          </table:table-cell>
          <table:table-cell office:value-type="float" office:value="6654110">
            <text:p>6654110</text:p>
          </table:table-cell>
          <table:table-cell/>
          <table:table-cell office:value-type="string">
            <text:p>ISLA PALMA</text:p>
          </table:table-cell>
          <table:table-cell office:value-type="float" office:value="42">
            <text:p>42</text:p>
          </table:table-cell>
          <table:table-cell office:value-type="string">
            <text:p>HOTELES DECAMERON COLOMBIA S.A.</text:p>
          </table:table-cell>
          <table:table-cell office:value-type="string">
            <text:p>80600017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DECAMERON ISLA PALMA</text:p>
          </table:table-cell>
          <table:table-cell office:value-type="float" office:value="3157319604">
            <text:p>3157319604</text:p>
          </table:table-cell>
          <table:table-cell office:value-type="float" office:value="75">
            <text:p>75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1 no. 1010</text:p>
          </table:table-cell>
          <table:table-cell office:value-type="string">
            <text:p>mari.caceres@decameron.com</text:p>
          </table:table-cell>
        </table:table-row>
        <table:table-row table:style-name="ro1">
          <table:table-cell office:value-type="float" office:value="6654401">
            <text:p>6654401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54400">
            <text:p>6654400</text:p>
          </table:table-cell>
          <table:table-cell office:value-type="string">
            <text:p>Bolivar</text:p>
          </table:table-cell>
          <table:table-cell office:value-type="float" office:value="6654400">
            <text:p>6654400</text:p>
          </table:table-cell>
          <table:table-cell/>
          <table:table-cell office:value-type="string">
            <text:p>CARRERA 1a. # 10-10 BOCAGRANDE</text:p>
          </table:table-cell>
          <table:table-cell office:value-type="float" office:value="280">
            <text:p>280</text:p>
          </table:table-cell>
          <table:table-cell office:value-type="string">
            <text:p>APARTAHOTEL DON BLAS S.A.</text:p>
          </table:table-cell>
          <table:table-cell office:value-type="string">
            <text:p>890402766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DECAMERON</text:p>
          </table:table-cell>
          <table:table-cell office:value-type="float" office:value="3157319604">
            <text:p>3157319604</text:p>
          </table:table-cell>
          <table:table-cell office:value-type="float" office:value="223">
            <text:p>223</text:p>
          </table:table-cell>
          <table:table-cell/>
          <table:table-cell office:value-type="float" office:value="441">
            <text:p>44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 NO 10 10</text:p>
          </table:table-cell>
          <table:table-cell office:value-type="string">
            <text:p>apartahotel.gerencia@decameron.com</text:p>
          </table:table-cell>
        </table:table-row>
        <table:table-row table:style-name="ro1" table:visibility="filter">
          <table:table-cell office:value-type="float" office:value="6652680">
            <text:p>665268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SERGIO MACIA RESTREPO</text:p>
          </table:table-cell>
          <table:table-cell office:value-type="string">
            <text:p>BOCAGRANDE CARRERA 3 NO 4 76</text:p>
          </table:table-cell>
          <table:table-cell/>
          <table:table-cell office:value-type="string">
            <text:p>CREPES CARTAGENA S.A</text:p>
          </table:table-cell>
          <table:table-cell office:value-type="string">
            <text:p>806014415-8</text:p>
          </table:table-cell>
          <table:table-cell office:value-type="string">
            <text:p>ESTABLECIMIENTO DE GASTRONOMÍA Y SIMILARES</text:p>
          </table:table-cell>
          <table:table-cell office:value-type="float" office:value="2012">
            <text:p>2012</text:p>
          </table:table-cell>
          <table:table-cell office:value-type="string">
            <text:p>CREPES Y WAFFLE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RRERA 3 NO 4 76</text:p>
          </table:table-cell>
          <table:table-cell office:value-type="string">
            <text:p>crespescartagenasa@une.net.co</text:p>
          </table:table-cell>
        </table:table-row>
        <table:table-row table:style-name="ro1" table:visibility="filter">
          <table:table-cell office:value-type="float" office:value="6725341">
            <text:p>672534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62797622">
            <text:p>3162797622</text:p>
          </table:table-cell>
          <table:table-cell office:value-type="string">
            <text:p>Bolivar</text:p>
          </table:table-cell>
          <table:table-cell office:value-type="float" office:value="6563460">
            <text:p>6563460</text:p>
          </table:table-cell>
          <table:table-cell office:value-type="string">
            <text:p>JOHN JAIRO PEREZ AMAYA</text:p>
          </table:table-cell>
          <table:table-cell office:value-type="string">
            <text:p>CRESPO AV SANTANDER CRA 2 # 67 - 128 LOCAL 1</text:p>
          </table:table-cell>
          <table:table-cell/>
          <table:table-cell office:value-type="string">
            <text:p>ASSISTMEDIA LIMITADA</text:p>
          </table:table-cell>
          <table:table-cell office:value-type="string">
            <text:p>900117704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XPOMOVIL</text:p>
          </table:table-cell>
          <table:table-cell office:value-type="float" office:value="3162797622">
            <text:p>316279762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ESPO AV SANTANDER CRA 2 # 67 - 128 LOCAL 1</text:p>
          </table:table-cell>
          <table:table-cell office:value-type="string">
            <text:p>ctpupo@hotmail.com</text:p>
          </table:table-cell>
        </table:table-row>
        <table:table-row table:style-name="ro1" table:visibility="filter">
          <table:table-cell office:value-type="float" office:value="6647720">
            <text:p>664772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44059">
            <text:p>664405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LARGA No 10B-63</text:p>
          </table:table-cell>
          <table:table-cell/>
          <table:table-cell office:value-type="string">
            <text:p>SERVICIOS TURISTICOS <text:s/>Y <text:s/>DE FIESTAS LTDA</text:p>
          </table:table-cell>
          <table:table-cell office:value-type="string">
            <text:p>800042692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SERVICIOS TURISTICOS Y DE FIESTAS.-FIESTA TOURS.-</text:p>
          </table:table-cell>
          <table:table-cell office:value-type="float" office:value="3157607393">
            <text:p>315760739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LARGA NO 10B 63</text:p>
          </table:table-cell>
          <table:table-cell office:value-type="string">
            <text:p>fiestatours_@hotmail.com</text:p>
          </table:table-cell>
        </table:table-row>
        <table:table-row table:style-name="ro1" table:visibility="filter">
          <table:table-cell office:value-type="float" office:value="6653403">
            <text:p>665340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3403">
            <text:p>6653403</text:p>
          </table:table-cell>
          <table:table-cell office:value-type="string">
            <text:p>Bolivar</text:p>
          </table:table-cell>
          <table:table-cell office:value-type="float" office:value="6658719">
            <text:p>6658719</text:p>
          </table:table-cell>
          <table:table-cell/>
          <table:table-cell office:value-type="string">
            <text:p>CARRERA 4 No 7-30 BOCAGRANDE</text:p>
          </table:table-cell>
          <table:table-cell/>
          <table:table-cell office:value-type="string">
            <text:p>T &amp; CI ESTRELLAS LTDA</text:p>
          </table:table-cell>
          <table:table-cell office:value-type="string">
            <text:p>890404907-9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&amp; CI ESTRELLAS LTDA</text:p>
          </table:table-cell>
          <table:table-cell office:value-type="float" office:value="3176673514">
            <text:p>317667351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4 No. 7-30</text:p>
          </table:table-cell>
          <table:table-cell office:value-type="string">
            <text:p>congresos@tci.com.co</text:p>
          </table:table-cell>
        </table:table-row>
        <table:table-row table:style-name="ro1" table:visibility="filter">
          <table:table-cell office:value-type="float" office:value="6911720">
            <text:p>691172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911720">
            <text:p>6911720</text:p>
          </table:table-cell>
          <table:table-cell office:value-type="string">
            <text:p>Cundinamarca</text:p>
          </table:table-cell>
          <table:table-cell office:value-type="float" office:value="6911720">
            <text:p>6911720</text:p>
          </table:table-cell>
          <table:table-cell/>
          <table:table-cell office:value-type="string">
            <text:p>EL ESPINAL CRA 13 No.31-45 PISO 2 LC- FC 209</text:p>
          </table:table-cell>
          <table:table-cell/>
          <table:table-cell office:value-type="string">
            <text:p>DON JEDIONDO SOPITAS Y PARRILLA S A S</text:p>
          </table:table-cell>
          <table:table-cell office:value-type="string">
            <text:p>900139910-0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DON JEDIONDO SOPITAS Y PARRILLA S.A.S.</text:p>
          </table:table-cell>
          <table:table-cell office:value-type="float" office:value="3106072856">
            <text:p>310607285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KR 55B 79B 50</text:p>
          </table:table-cell>
          <table:table-cell office:value-type="string">
            <text:p>contabilidad@donjediondo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54265">
            <text:p>6654265</text:p>
          </table:table-cell>
          <table:table-cell office:value-type="string">
            <text:p>Bolivar</text:p>
          </table:table-cell>
          <table:table-cell office:value-type="float" office:value="6654265">
            <text:p>6654265</text:p>
          </table:table-cell>
          <table:table-cell office:value-type="string">
            <text:p>CARMEN ASTRID ARAUJO DE LEON</text:p>
          </table:table-cell>
          <table:table-cell office:value-type="string">
            <text:p>LAGUITO Kra. 1 N°1-25 LOCAL 10</text:p>
          </table:table-cell>
          <table:table-cell office:value-type="float" office:value="5">
            <text:p>5</text:p>
          </table:table-cell>
          <table:table-cell office:value-type="string">
            <text:p>ARAUJO DE LEON CARMEN ASTRID</text:p>
          </table:table-cell>
          <table:table-cell office:value-type="string">
            <text:p>31300919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(FINCA RAIZ ITA) ARAUJO DE LEON CARMEN ASTRID.</text:p>
          </table:table-cell>
          <table:table-cell office:value-type="float" office:value="3114294196">
            <text:p>3114294196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1era No. 1-25 Loc. 10 Edif. las Tres Carabelas</text:p>
          </table:table-cell>
          <table:table-cell office:value-type="string">
            <text:p>itaaraujo5@hotmail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/>
          <table:table-cell office:value-type="string">
            <text:p>CABRERO AV. SANTANDER No. 41-202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.</text:p>
          </table:table-cell>
          <table:table-cell office:value-type="float" office:value="3157313213">
            <text:p>3157313213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CABRERO AVENIDA SANTANDER NO 41 202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/>
          <table:table-cell office:value-type="string">
            <text:p>HOTEL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SARKIS SALOMON</text:p>
          </table:table-cell>
          <table:table-cell office:value-type="string">
            <text:p>CARRERA 3 NO 6 53 BOCAGRANDE</text:p>
          </table:table-cell>
          <table:table-cell office:value-type="float" office:value="12">
            <text:p>12</text:p>
          </table:table-cell>
          <table:table-cell office:value-type="string">
            <text:p>HOTEL MARY</text:p>
          </table:table-cell>
          <table:table-cell office:value-type="string">
            <text:p>606000193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MAR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CARRERA 3 NO 6 53 BOCAGRANDE</text:p>
          </table:table-cell>
          <table:table-cell/>
        </table:table-row>
        <table:table-row table:style-name="ro1" table:visibility="filter">
          <table:table-cell office:value-type="float" office:value="6562706">
            <text:p>6562706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AEROPUERTO RAFAEL NUNEZ LOCAL 2009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L"ALIANXA-AEROPUERTO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58761">
            <text:p>665876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HOTEL CARIBE BOCAGRANDE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 S.A.S. - SUCURSAL PEDRO DE HEREDIA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LA BOQUILLA HOTEL LAS AMERICAS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NTACTOS-LAS AMERICAS.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652327">
            <text:p>6652327</text:p>
          </table:table-cell>
          <table:table-cell office:value-type="string">
            <text:p>OPERADORES PROFESIONALES DE CONGRESOS, FERIAS Y CONVENCIONES</text:p>
          </table:table-cell>
          <table:table-cell office:value-type="string">
            <text:p>CARTAGENA</text:p>
          </table:table-cell>
          <table:table-cell/>
          <table:table-cell office:value-type="float" office:value="6724300">
            <text:p>6724300</text:p>
          </table:table-cell>
          <table:table-cell office:value-type="string">
            <text:p>Bolivar</text:p>
          </table:table-cell>
          <table:table-cell office:value-type="float" office:value="6651300">
            <text:p>6651300</text:p>
          </table:table-cell>
          <table:table-cell/>
          <table:table-cell office:value-type="string">
            <text:p>C.CIAL BOCAGRANDE LOCAL.216 BOCAGRANDE</text:p>
          </table:table-cell>
          <table:table-cell/>
          <table:table-cell office:value-type="string">
            <text:p>CONTACTOS S.A.S</text:p>
          </table:table-cell>
          <table:table-cell office:value-type="string">
            <text:p>890402264-2</text:p>
          </table:table-cell>
          <table:table-cell office:value-type="string">
            <text:p>OPERADORES PROFESIONALES DE CONGRESOS, FERIAS Y CONVENCIONES</text:p>
          </table:table-cell>
          <table:table-cell office:value-type="float" office:value="2013">
            <text:p>2013</text:p>
          </table:table-cell>
          <table:table-cell office:value-type="string">
            <text:p>CONTACTOS - ORGANIZADORES PROFESIONALES DE CONGRESOS</text:p>
          </table:table-cell>
          <table:table-cell office:value-type="float" office:value="6724300">
            <text:p>6724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OMERCIAL BOCAGRANDE OFICINA 216 / AVENIDA SAN MARTIN NO 8 16</text:p>
          </table:table-cell>
          <table:table-cell office:value-type="string">
            <text:p>contactos@contactos.com.co</text:p>
          </table:table-cell>
        </table:table-row>
        <table:table-row table:style-name="ro1" table:visibility="filter">
          <table:table-cell office:value-type="float" office:value="6567167">
            <text:p>656716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08424003">
            <text:p>3108424003</text:p>
          </table:table-cell>
          <table:table-cell office:value-type="string">
            <text:p>Bolivar</text:p>
          </table:table-cell>
          <table:table-cell office:value-type="float" office:value="3108424003">
            <text:p>3108424003</text:p>
          </table:table-cell>
          <table:table-cell office:value-type="string">
            <text:p>NICOLAS <text:s/>ECHEVERRI GARCIA</text:p>
          </table:table-cell>
          <table:table-cell office:value-type="string">
            <text:p>MANZANILLO DEL MAR AV DE LA FLORES CL 1-30</text:p>
          </table:table-cell>
          <table:table-cell office:value-type="string">
            <text:p>No hay registro</text:p>
          </table:table-cell>
          <table:table-cell office:value-type="string">
            <text:p>ECHEVERRI GARCIA NICOLAS HUMBERTO</text:p>
          </table:table-cell>
          <table:table-cell office:value-type="string">
            <text:p>3021688-8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NGLE</text:p>
          </table:table-cell>
          <table:table-cell office:value-type="float" office:value="3108424003">
            <text:p>310842400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 DE LAS FLORES CL 1-30 MANZANILLO DEL MAR</text:p>
          </table:table-cell>
          <table:table-cell office:value-type="string">
            <text:p>uniconicolas@hotmail.com</text:p>
          </table:table-cell>
        </table:table-row>
        <table:table-row table:style-name="ro1" table:visibility="filter">
          <table:table-cell office:value-type="float" office:value="6572522">
            <text:p>657252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876500">
            <text:p>5876500</text:p>
          </table:table-cell>
          <table:table-cell office:value-type="string">
            <text:p>Cundinamarca</text:p>
          </table:table-cell>
          <table:table-cell office:value-type="float" office:value="6570620">
            <text:p>6570620</text:p>
          </table:table-cell>
          <table:table-cell/>
          <table:table-cell office:value-type="string">
            <text:p>BELLAVISTA VIA MAMONAL KM. 2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VIATUR S.A. SUC. MAMONAL</text:p>
          </table:table-cell>
          <table:table-cell office:value-type="float" office:value="3155846173">
            <text:p>315584617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 82 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42373508">
            <text:p>3142373508</text:p>
          </table:table-cell>
          <table:table-cell office:value-type="string">
            <text:p>Bolivar</text:p>
          </table:table-cell>
          <table:table-cell office:value-type="float" office:value="6650356">
            <text:p>6650356</text:p>
          </table:table-cell>
          <table:table-cell office:value-type="string">
            <text:p>Florencio Hernández Urueña</text:p>
          </table:table-cell>
          <table:table-cell office:value-type="string">
            <text:p>LAGUITO <text:s/>KRA. 1 N° 1-125 EDIFICIO LAS TRES CALABERAS APTO. 21-1B</text:p>
          </table:table-cell>
          <table:table-cell office:value-type="float" office:value="2">
            <text:p>2</text:p>
          </table:table-cell>
          <table:table-cell office:value-type="string">
            <text:p>HERNANDEZ URUEÑA FLORENCIO</text:p>
          </table:table-cell>
          <table:table-cell office:value-type="string">
            <text:p>130099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TO 21-1B LAS 3 CARABELAS LAGUITO</text:p>
          </table:table-cell>
          <table:table-cell office:value-type="float" office:value="3142373508">
            <text:p>3142373508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Cra. 1 No 1-25 Edif. Las Tres Carabelas <text:s/>Apto 21-1B</text:p>
          </table:table-cell>
          <table:table-cell office:value-type="string">
            <text:p>copropiedad3carabelas@yahoo.com</text:p>
          </table:table-cell>
        </table:table-row>
        <table:table-row table:style-name="ro1">
          <table:table-cell office:value-type="float" office:value="6602100">
            <text:p>660210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2100">
            <text:p>660210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alexander torres ochoa</text:p>
          </table:table-cell>
          <table:table-cell office:value-type="string">
            <text:p>CALLE DE LAS CARRETAS # 34-69 2 PISO</text:p>
          </table:table-cell>
          <table:table-cell office:value-type="float" office:value="9">
            <text:p>9</text:p>
          </table:table-cell>
          <table:table-cell office:value-type="string">
            <text:p>TORRES OCHOA ALEXANDER</text:p>
          </table:table-cell>
          <table:table-cell office:value-type="string">
            <text:p>1047394843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OL DEL MAR</text:p>
          </table:table-cell>
          <table:table-cell office:value-type="float" office:value="3013396491">
            <text:p>301339649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s carretas #34-69</text:p>
          </table:table-cell>
          <table:table-cell office:value-type="string">
            <text:p>alexto_19@hotmail.com</text:p>
          </table:table-cell>
        </table:table-row>
        <table:table-row table:style-name="ro1" table:visibility="filter">
          <table:table-cell office:value-type="float" office:value="6206829">
            <text:p>620682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05597707">
            <text:p>3105597707</text:p>
          </table:table-cell>
          <table:table-cell office:value-type="string">
            <text:p>Bolivar</text:p>
          </table:table-cell>
          <table:table-cell office:value-type="float" office:value="3105597707">
            <text:p>3105597707</text:p>
          </table:table-cell>
          <table:table-cell office:value-type="string">
            <text:p>hugo neissa</text:p>
          </table:table-cell>
          <table:table-cell office:value-type="string">
            <text:p>avenida 1 # 3 -23 El Laguito</text:p>
          </table:table-cell>
          <table:table-cell office:value-type="string">
            <text:p>No hay registro</text:p>
          </table:table-cell>
          <table:table-cell table:style-name="ce1" office:value-type="string">
            <text:p>19205795-</text:p>
          </table:table-cell>
          <table:table-cell office:value-type="string">
            <text:p>hugo neissa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marbrisatardecer</text:p>
          </table:table-cell>
          <table:table-cell office:value-type="float" office:value="3105597707">
            <text:p>31055977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 Almirante Brion 3 -23 ap 813</text:p>
          </table:table-cell>
          <table:table-cell office:value-type="string">
            <text:p>cartagenapto@hot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7010 - Actividades inmobiliarias realizadas con bienes propios o arrendados</text:p>
          </table:table-cell>
          <table:table-cell office:value-type="float" office:value="3144147475">
            <text:p>3144147475</text:p>
          </table:table-cell>
          <table:table-cell office:value-type="string">
            <text:p>Bolivar</text:p>
          </table:table-cell>
          <table:table-cell office:value-type="float" office:value="6969417">
            <text:p>6969417</text:p>
          </table:table-cell>
          <table:table-cell office:value-type="string">
            <text:p>Luis Alfonzo Gòmez Navas</text:p>
          </table:table-cell>
          <table:table-cell office:value-type="string">
            <text:p>CRA. 1a No. 1-25 EDIFICIO LAS TRES CARABELAS</text:p>
          </table:table-cell>
          <table:table-cell office:value-type="float" office:value="3">
            <text:p>3</text:p>
          </table:table-cell>
          <table:table-cell office:value-type="string">
            <text:p>GOMEZ NAVAS LUIS ALFONSO</text:p>
          </table:table-cell>
          <table:table-cell office:value-type="string">
            <text:p>73161597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ARTAMENTO LAS TRES CARABELAS</text:p>
          </table:table-cell>
          <table:table-cell office:value-type="float" office:value="3144147475">
            <text:p>314414747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1 No 1-25 El Laguito Apto. 20-2C EdIf. Las Tres Carabelas</text:p>
          </table:table-cell>
          <table:table-cell office:value-type="string">
            <text:p>gomtec@gomtec.net</text:p>
          </table:table-cell>
        </table:table-row>
        <table:table-row table:style-name="ro1">
          <table:table-cell office:value-type="float" office:value="6658315">
            <text:p>665831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5454">
            <text:p>66554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YIRA CANDELARIA BOUTROUS FERNANDEZ</text:p>
          </table:table-cell>
          <table:table-cell office:value-type="string">
            <text:p>B/GRANDE AV. SAN MARTIN No.5-52</text:p>
          </table:table-cell>
          <table:table-cell office:value-type="float" office:value="11">
            <text:p>11</text:p>
          </table:table-cell>
          <table:table-cell office:value-type="string">
            <text:p>RODIL BOUTROUS &amp; CIA LIMITADA</text:p>
          </table:table-cell>
          <table:table-cell office:value-type="string">
            <text:p>806013381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ISLA DEL ENCANTO</text:p>
          </table:table-cell>
          <table:table-cell office:value-type="float" office:value="3157310708">
            <text:p>3157310708</text:p>
          </table:table-cell>
          <table:table-cell office:value-type="float" office:value="11">
            <text:p>1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 SAN MARTIN Nº 5-94</text:p>
          </table:table-cell>
          <table:table-cell office:value-type="string">
            <text:p>contabilidad@isladelencanto.com.co</text:p>
          </table:table-cell>
        </table:table-row>
        <table:table-row table:style-name="ro1">
          <table:table-cell office:value-type="float" office:value="6602386">
            <text:p>6602386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02386">
            <text:p>660238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PEDRO ANTONIO GARCIA ALVIS</text:p>
          </table:table-cell>
          <table:table-cell office:value-type="string">
            <text:p>CENTRO CL LA TABLADA # 7 - 12 2º PISO APT 1</text:p>
          </table:table-cell>
          <table:table-cell office:value-type="float" office:value="4">
            <text:p>4</text:p>
          </table:table-cell>
          <table:table-cell office:value-type="string">
            <text:p>GARCIA ALVIS PEDRO ANTONIO</text:p>
          </table:table-cell>
          <table:table-cell office:value-type="string">
            <text:p>4034667-3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THE CHIL HOUSE BACKPACKERS HOSTEL</text:p>
          </table:table-cell>
          <table:table-cell office:value-type="float" office:value="3156738689">
            <text:p>3156738689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L LA TABLADA # 7 - 12 2º PISO APT 1</text:p>
          </table:table-cell>
          <table:table-cell office:value-type="string">
            <text:p>thechillhousehostel@hotmail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DIANA GEDEON JUAN</text:p>
          </table:table-cell>
          <table:table-cell office:value-type="string">
            <text:p>CABRERO, AV SANTANDER <text:s/>No 41-202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 AGENCIA DE VIAJES OPERADORA</text:p>
          </table:table-cell>
          <table:table-cell office:value-type="float" office:value="3157313213">
            <text:p>31573132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 SANTANDER 41 - 202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 office:value-type="float" office:value="356633837">
            <text:p>356633837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356633837">
            <text:p>35663383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ncarnacion Vergara Melendez</text:p>
          </table:table-cell>
          <table:table-cell office:value-type="string">
            <text:p>13 DE JUNIO, URB LA INDIA MZ M LT 13</text:p>
          </table:table-cell>
          <table:table-cell/>
          <table:table-cell office:value-type="string">
            <text:p>VERGARA MELENDEZ ENCARNACION</text:p>
          </table:table-cell>
          <table:table-cell office:value-type="string">
            <text:p>73073284-3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RECREACIONES LA CARIÑOSA</text:p>
          </table:table-cell>
          <table:table-cell office:value-type="float" office:value="3158950191">
            <text:p>315895019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13 De Junio Urb La India Mz-m Lt 13</text:p>
          </table:table-cell>
          <table:table-cell office:value-type="string">
            <text:p>recreacioneslacarinosa@gmail.com</text:p>
          </table:table-cell>
        </table:table-row>
        <table:table-row table:style-name="ro1" table:visibility="filter">
          <table:table-cell office:value-type="float" office:value="3015633652">
            <text:p>301563365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15633652">
            <text:p>30156336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Yaneth del Rosario Rojas Ruiz</text:p>
          </table:table-cell>
          <table:table-cell office:value-type="string">
            <text:p>DANIEL LEMAITRE, URB PORTAL DEL VIRREY MZ 7 LT 2</text:p>
          </table:table-cell>
          <table:table-cell/>
          <table:table-cell office:value-type="string">
            <text:p>ROJAS RUIZ YANETH DEL ROSARIO</text:p>
          </table:table-cell>
          <table:table-cell office:value-type="string">
            <text:p>25888965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YANETH ROJAS RUIZ</text:p>
          </table:table-cell>
          <table:table-cell office:value-type="float" office:value="3015633652">
            <text:p>30156336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ANIEL LEMAITRE, URB PORTAL DEL VIRREY MZ 7 LT 2</text:p>
          </table:table-cell>
          <table:table-cell office:value-type="string">
            <text:p>yaneth_0700@hotmail.com</text:p>
          </table:table-cell>
        </table:table-row>
        <table:table-row table:style-name="ro1">
          <table:table-cell office:value-type="float" office:value="6600986">
            <text:p>660098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1433">
            <text:p>6601433</text:p>
          </table:table-cell>
          <table:table-cell office:value-type="string">
            <text:p>Bolivar</text:p>
          </table:table-cell>
          <table:table-cell office:value-type="float" office:value="6600986">
            <text:p>6600986</text:p>
          </table:table-cell>
          <table:table-cell/>
          <table:table-cell office:value-type="string">
            <text:p>CENTRO CL LAS BOVEDAS #39 120</text:p>
          </table:table-cell>
          <table:table-cell office:value-type="float" office:value="27">
            <text:p>27</text:p>
          </table:table-cell>
          <table:table-cell office:value-type="string">
            <text:p>INVERSIONES LAS BOVEDAS LTDA</text:p>
          </table:table-cell>
          <table:table-cell office:value-type="string">
            <text:p>890406116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AL SAN DIEGO.</text:p>
          </table:table-cell>
          <table:table-cell office:value-type="float" office:value="3157545381">
            <text:p>3157545381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E LAS BOVEDAS NO 39 120</text:p>
          </table:table-cell>
          <table:table-cell office:value-type="string">
            <text:p>hostalsandiego@hotmail.com</text:p>
          </table:table-cell>
        </table:table-row>
        <table:table-row table:style-name="ro1" table:visibility="filter">
          <table:table-cell office:value-type="float" office:value="6654608">
            <text:p>665460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55346">
            <text:p>6655346</text:p>
          </table:table-cell>
          <table:table-cell office:value-type="string">
            <text:p>Bolivar</text:p>
          </table:table-cell>
          <table:table-cell office:value-type="float" office:value="6651088">
            <text:p>6651088</text:p>
          </table:table-cell>
          <table:table-cell/>
          <table:table-cell office:value-type="string">
            <text:p>B/GRANDE CALLE 10 No. 1-61 LC-7</text:p>
          </table:table-cell>
          <table:table-cell/>
          <table:table-cell office:value-type="string">
            <text:p>CALIENTE TOURS LTDA.</text:p>
          </table:table-cell>
          <table:table-cell office:value-type="string">
            <text:p>890404163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ALIENTE TOURS.-</text:p>
          </table:table-cell>
          <table:table-cell office:value-type="float" office:value="3106327953">
            <text:p>3106327953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0 NO 1 61 LOCAL 7 BOCAGRANDE</text:p>
          </table:table-cell>
          <table:table-cell office:value-type="string">
            <text:p>caliente@enred.com</text:p>
          </table:table-cell>
        </table:table-row>
        <table:table-row table:style-name="ro1" table:visibility="filter">
          <table:table-cell office:value-type="float" office:value="6656299">
            <text:p>6656299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54713">
            <text:p>6654713</text:p>
          </table:table-cell>
          <table:table-cell office:value-type="string">
            <text:p>Bolivar</text:p>
          </table:table-cell>
          <table:table-cell office:value-type="float" office:value="6654713">
            <text:p>6654713</text:p>
          </table:table-cell>
          <table:table-cell office:value-type="string">
            <text:p>OBEN ALBERTO CAMACHO GOMEZ</text:p>
          </table:table-cell>
          <table:table-cell office:value-type="string">
            <text:p>BOCAGRANDE CARRERA 3 NO 6 153</text:p>
          </table:table-cell>
          <table:table-cell/>
          <table:table-cell office:value-type="string">
            <text:p>TESORO TOURS <text:s/>S.A.</text:p>
          </table:table-cell>
          <table:table-cell office:value-type="string">
            <text:p>890405106-0</text:p>
          </table:table-cell>
          <table:table-cell office:value-type="string">
            <text:p>AGENCIA DE VIAJES</text:p>
          </table:table-cell>
          <table:table-cell office:value-type="string">
            <text:p>No Registra</text:p>
          </table:table-cell>
          <table:table-cell office:value-type="string">
            <text:p>TESORO TOURS LTD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93 NO 47 A 11</text:p>
          </table:table-cell>
          <table:table-cell office:value-type="string">
            <text:p>contabilidad@tesorotours.com</text:p>
          </table:table-cell>
        </table:table-row>
        <table:table-row table:style-name="ro1" table:visibility="filter">
          <table:table-cell office:value-type="float" office:value="6655622">
            <text:p>6655622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table:number-columns-repeated="2"/>
          <table:table-cell office:value-type="string">
            <text:p>Bolivar</text:p>
          </table:table-cell>
          <table:table-cell/>
          <table:table-cell office:value-type="string">
            <text:p>JACQUELINE LEMAITRE DE BASILE</text:p>
          </table:table-cell>
          <table:table-cell office:value-type="string">
            <text:p>BOCAGRANDE CALLE 5 CARRERA 1</text:p>
          </table:table-cell>
          <table:table-cell/>
          <table:table-cell office:value-type="string">
            <text:p>EXCURSIONES ROBERTO LEMAITRE-SUCESORES - &amp; CIA S.C. EN LIQUIDACION</text:p>
          </table:table-cell>
          <table:table-cell office:value-type="string">
            <text:p>890404291-0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EXCURSIONES ROBERTO LEMAITRE AGENCIA DE VIAJES OPERADORA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ALLE 5 CARRERA 1</text:p>
          </table:table-cell>
          <table:table-cell office:value-type="string">
            <text:p>hotelislapirata@yahoo.com</text:p>
          </table:table-cell>
        </table:table-row>
        <table:table-row table:style-name="ro1" table:visibility="filter">
          <table:table-cell office:value-type="float" office:value="6655594">
            <text:p>6655594</text:p>
          </table:table-cell>
          <table:table-cell office:value-type="string">
            <text:p>ARRENDADORES DE VEHÍCULOS PARA TURISMO NACIONAL E INTERNACIONAL</text:p>
          </table:table-cell>
          <table:table-cell office:value-type="string">
            <text:p>CARTAGENA</text:p>
          </table:table-cell>
          <table:table-cell office:value-type="string">
            <text:p>7710 - Alquiler y arrendamiento de vehículos automotores</text:p>
          </table:table-cell>
          <table:table-cell office:value-type="float" office:value="6655399">
            <text:p>6655399</text:p>
          </table:table-cell>
          <table:table-cell office:value-type="string">
            <text:p>Bolivar</text:p>
          </table:table-cell>
          <table:table-cell office:value-type="float" office:value="6655399">
            <text:p>6655399</text:p>
          </table:table-cell>
          <table:table-cell/>
          <table:table-cell office:value-type="string">
            <text:p>CALLE 10 No 2-30 EDIFICIO TORREMOLINOS LOCAL No 5 BOCAGRANDE</text:p>
          </table:table-cell>
          <table:table-cell/>
          <table:table-cell office:value-type="string">
            <text:p>DISTRIBUIDORA SUZUKI DE CARTAGENA LTDA EN REORGANIZACION EMPRESARIAL</text:p>
          </table:table-cell>
          <table:table-cell office:value-type="string">
            <text:p>890402677-0</text:p>
          </table:table-cell>
          <table:table-cell office:value-type="string">
            <text:p>ARRENDADORES DE VEHÍCULOS PARA TURISMO NACIONAL E INTERNACIONAL</text:p>
          </table:table-cell>
          <table:table-cell office:value-type="float" office:value="2013">
            <text:p>2013</text:p>
          </table:table-cell>
          <table:table-cell office:value-type="string">
            <text:p>INTERNATIONAL CAR RENTAL.</text:p>
          </table:table-cell>
          <table:table-cell office:value-type="string">
            <text:p>315-718296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VENIDA SAN MARTIN CALLE 10 ESQUINA EDIFICIO TORREMOLINOS LOCAL 5 BOCAGRANDE</text:p>
          </table:table-cell>
          <table:table-cell office:value-type="string">
            <text:p>comercial@internationalcarrental.net</text:p>
          </table:table-cell>
        </table:table-row>
        <table:table-row table:style-name="ro1" table:visibility="filter">
          <table:table-cell office:value-type="float" office:value="6601492">
            <text:p>6601492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1 - Expendio a la mesa de comidas preparadas</text:p>
          </table:table-cell>
          <table:table-cell office:value-type="float" office:value="6601492">
            <text:p>660149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ORGE ESCANDON GALVIS</text:p>
          </table:table-cell>
          <table:table-cell office:value-type="string">
            <text:p>CENTRO CLLE STUART No.7-14</text:p>
          </table:table-cell>
          <table:table-cell/>
          <table:table-cell office:value-type="string">
            <text:p>CEVICHE MAN INC S.A.S</text:p>
          </table:table-cell>
          <table:table-cell office:value-type="string">
            <text:p>900422770-9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EVICHE MAN INC S.A.S.</text:p>
          </table:table-cell>
          <table:table-cell office:value-type="float" office:value="3156554120">
            <text:p>315655412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TUART NO. 7- 14</text:p>
          </table:table-cell>
          <table:table-cell office:value-type="string">
            <text:p>ellujo@hotmail.com</text:p>
          </table:table-cell>
        </table:table-row>
        <table:table-row table:style-name="ro1">
          <table:table-cell office:value-type="float" office:value="6652310">
            <text:p>665231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1140">
            <text:p>6651140</text:p>
          </table:table-cell>
          <table:table-cell office:value-type="string">
            <text:p>Bolivar</text:p>
          </table:table-cell>
          <table:table-cell office:value-type="float" office:value="6651140">
            <text:p>6651140</text:p>
          </table:table-cell>
          <table:table-cell/>
          <table:table-cell office:value-type="string">
            <text:p>BOCAGRANDE CRA 1 No 8 - 12</text:p>
          </table:table-cell>
          <table:table-cell office:value-type="float" office:value="203">
            <text:p>203</text:p>
          </table:table-cell>
          <table:table-cell office:value-type="string">
            <text:p>INVERSIONES TURISTICAS DEL CARIBE LTDA Y CIA S.C.A.</text:p>
          </table:table-cell>
          <table:table-cell office:value-type="string">
            <text:p>890401617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PILLA DEL MAR</text:p>
          </table:table-cell>
          <table:table-cell office:value-type="float" office:value="3114156081">
            <text:p>3114156081</text:p>
          </table:table-cell>
          <table:table-cell office:value-type="float" office:value="168">
            <text:p>168</text:p>
          </table:table-cell>
          <table:table-cell/>
          <table:table-cell office:value-type="float" office:value="414">
            <text:p>4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ARRERA 1 NO 8 12</text:p>
          </table:table-cell>
          <table:table-cell office:value-type="string">
            <text:p>contador@capilladelmar.com</text:p>
          </table:table-cell>
        </table:table-row>
        <table:table-row table:style-name="ro1" table:visibility="filter">
          <table:table-cell office:value-type="float" office:value="6606227">
            <text:p>660622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06141">
            <text:p>660614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NGA CALLE REAL No. 20-37</text:p>
          </table:table-cell>
          <table:table-cell/>
          <table:table-cell office:value-type="string">
            <text:p>CIRCULAR DE VIAJES S A</text:p>
          </table:table-cell>
          <table:table-cell office:value-type="string">
            <text:p>800236839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IRCULAR DE VIAJES S.A.</text:p>
          </table:table-cell>
          <table:table-cell office:value-type="float" office:value="3116650641">
            <text:p>311665064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CALLE REAL NO 20 37</text:p>
          </table:table-cell>
          <table:table-cell office:value-type="string">
            <text:p>circulartg@hotmail.com</text:p>
          </table:table-cell>
        </table:table-row>
        <table:table-row table:style-name="ro1" table:visibility="filter">
          <table:table-cell office:value-type="float" office:value="6606227">
            <text:p>6606227</text:p>
          </table:table-cell>
          <table:table-cell office:value-type="string">
            <text:p>EMPRESAS CAPTADORAS DE AHORRO PARA VIAJES Y DE SERVICIOS TURÍSTICOS</text:p>
          </table:table-cell>
          <table:table-cell office:value-type="string">
            <text:p>CARTAGENA</text:p>
          </table:table-cell>
          <table:table-cell/>
          <table:table-cell office:value-type="float" office:value="6606140">
            <text:p>6606140</text:p>
          </table:table-cell>
          <table:table-cell office:value-type="string">
            <text:p>Bolivar</text:p>
          </table:table-cell>
          <table:table-cell office:value-type="float" office:value="6606139">
            <text:p>6606139</text:p>
          </table:table-cell>
          <table:table-cell/>
          <table:table-cell office:value-type="string">
            <text:p>MANGA CALLE REAL No.20-37</text:p>
          </table:table-cell>
          <table:table-cell/>
          <table:table-cell office:value-type="string">
            <text:p>CIRCULO DE VIAJES UNIVERSAL S.A</text:p>
          </table:table-cell>
          <table:table-cell office:value-type="string">
            <text:p>860029002-1</text:p>
          </table:table-cell>
          <table:table-cell office:value-type="string">
            <text:p>EMPRESAS CAPTADORAS DE AHORRO PARA VIAJES Y DE SERVICIOS TURÍSTICOS</text:p>
          </table:table-cell>
          <table:table-cell office:value-type="float" office:value="2013">
            <text:p>2013</text:p>
          </table:table-cell>
          <table:table-cell office:value-type="string">
            <text:p>CIRCULO DE VIAJES UNIVERSAL.</text:p>
          </table:table-cell>
          <table:table-cell office:value-type="float" office:value="3116650641">
            <text:p>3116650641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ANGA CALLE REAL NO 20 37</text:p>
          </table:table-cell>
          <table:table-cell office:value-type="string">
            <text:p>impuestos@cvu.com.co</text:p>
          </table:table-cell>
        </table:table-row>
        <table:table-row table:style-name="ro1" table:visibility="filter">
          <table:table-cell office:value-type="float" office:value="6642157">
            <text:p>6642157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642157">
            <text:p>6642157</text:p>
          </table:table-cell>
          <table:table-cell office:value-type="string">
            <text:p>Bolivar</text:p>
          </table:table-cell>
          <table:table-cell office:value-type="float" office:value="6644157">
            <text:p>6644157</text:p>
          </table:table-cell>
          <table:table-cell/>
          <table:table-cell office:value-type="string">
            <text:p>CALLE DE AYOS No 4-42 CENTRO HISTORICO</text:p>
          </table:table-cell>
          <table:table-cell/>
          <table:table-cell office:value-type="string">
            <text:p>COCINA LA PERLA <text:s/>S A S</text:p>
          </table:table-cell>
          <table:table-cell office:value-type="string">
            <text:p>900233825-4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COCINA LA PERLA</text:p>
          </table:table-cell>
          <table:table-cell office:value-type="float" office:value="356642157">
            <text:p>3566421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AYOS No 4-42 CENTRO HISTORICO</text:p>
          </table:table-cell>
          <table:table-cell office:value-type="string">
            <text:p>restaurantelaperlactg@gmail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/>
          <table:table-cell office:value-type="string">
            <text:p>BARRIO EL CABRERO AV. SANTANDER # 41-202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 S.A.</text:p>
          </table:table-cell>
          <table:table-cell office:value-type="float" office:value="3157313213">
            <text:p>31573132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ENIDA SANTANDER NO 41 202</text:p>
          </table:table-cell>
          <table:table-cell office:value-type="string">
            <text:p>dianagedeon@gematours.com</text:p>
          </table:table-cell>
        </table:table-row>
        <table:table-row table:style-name="ro1">
          <table:table-cell office:value-type="float" office:value="6653326">
            <text:p>665332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54219">
            <text:p>6654219</text:p>
          </table:table-cell>
          <table:table-cell office:value-type="string">
            <text:p>Bolivar</text:p>
          </table:table-cell>
          <table:table-cell office:value-type="float" office:value="6654219">
            <text:p>6654219</text:p>
          </table:table-cell>
          <table:table-cell/>
          <table:table-cell office:value-type="string">
            <text:p>LAGUITO CRA 1A No 5 - 14 <text:s/>HOTEL HILTON CARTAGENA</text:p>
          </table:table-cell>
          <table:table-cell office:value-type="float" office:value="341">
            <text:p>341</text:p>
          </table:table-cell>
          <table:table-cell office:value-type="string">
            <text:p>COMPAÑIA HOTELERA CARTAGENA DE INDIAS S.A.</text:p>
          </table:table-cell>
          <table:table-cell office:value-type="string">
            <text:p>89040142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CARTAGENA HILTON.</text:p>
          </table:table-cell>
          <table:table-cell office:value-type="float" office:value="3126913500">
            <text:p>3126913500</text:p>
          </table:table-cell>
          <table:table-cell office:value-type="float" office:value="269">
            <text:p>269</text:p>
          </table:table-cell>
          <table:table-cell/>
          <table:table-cell office:value-type="float" office:value="559">
            <text:p>55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L LAGUITO AVENIDA ALMIRANTE BRION</text:p>
          </table:table-cell>
          <table:table-cell office:value-type="string">
            <text:p>gerencia@chcdisa.com.co</text:p>
          </table:table-cell>
        </table:table-row>
        <table:table-row table:style-name="ro1" table:visibility="filter">
          <table:table-cell office:value-type="float" office:value="6656584">
            <text:p>665658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55351">
            <text:p>6655351</text:p>
          </table:table-cell>
          <table:table-cell office:value-type="string">
            <text:p>Bolivar</text:p>
          </table:table-cell>
          <table:table-cell office:value-type="float" office:value="6655351">
            <text:p>6655351</text:p>
          </table:table-cell>
          <table:table-cell/>
          <table:table-cell office:value-type="string">
            <text:p>DG 1A CR 1 - 25 TORRE C P1 APTO 04 EL LAGUITO LAS TRES CARABELAS KRAS 1 Y 5</text:p>
          </table:table-cell>
          <table:table-cell/>
          <table:table-cell office:value-type="string">
            <text:p>BEATRIZ DAGER Y COMPAÑIA LIMITADA</text:p>
          </table:table-cell>
          <table:table-cell office:value-type="string">
            <text:p>800007110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DAGER TOURS</text:p>
          </table:table-cell>
          <table:table-cell office:value-type="float" office:value="3008117437">
            <text:p>300811743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ICIO TRES CALABERAS LOCAL 4</text:p>
          </table:table-cell>
          <table:table-cell office:value-type="string">
            <text:p>dagertours@hotmail.com</text:p>
          </table:table-cell>
        </table:table-row>
        <table:table-row table:style-name="ro1" table:visibility="filter">
          <table:table-cell office:value-type="float" office:value="6655351">
            <text:p>6655351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5351">
            <text:p>6655351</text:p>
          </table:table-cell>
          <table:table-cell office:value-type="string">
            <text:p>Bolivar</text:p>
          </table:table-cell>
          <table:table-cell office:value-type="float" office:value="6655351">
            <text:p>6655351</text:p>
          </table:table-cell>
          <table:table-cell/>
          <table:table-cell office:value-type="string">
            <text:p>DG 1A CRA 1 - 25 TORRE C P1 APTO 04 EL LAGUITO LAS TRES CARABELAS KRAS 1 Y 5</text:p>
          </table:table-cell>
          <table:table-cell/>
          <table:table-cell office:value-type="string">
            <text:p>VIAJES CARAVANA LIMITADA</text:p>
          </table:table-cell>
          <table:table-cell office:value-type="string">
            <text:p>890402973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CARAVANA</text:p>
          </table:table-cell>
          <table:table-cell office:value-type="float" office:value="3008117437">
            <text:p>300811743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. tres carabelas local 4</text:p>
          </table:table-cell>
          <table:table-cell office:value-type="string">
            <text:p>caravanaltda@hotmail.com</text:p>
          </table:table-cell>
        </table:table-row>
        <table:table-row table:style-name="ro1" table:visibility="filter">
          <table:table-cell office:value-type="float" office:value="6656777">
            <text:p>6656777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5876500">
            <text:p>5876500</text:p>
          </table:table-cell>
          <table:table-cell office:value-type="string">
            <text:p>Cundinamarca</text:p>
          </table:table-cell>
          <table:table-cell office:value-type="float" office:value="6554800">
            <text:p>6554800</text:p>
          </table:table-cell>
          <table:table-cell/>
          <table:table-cell office:value-type="string">
            <text:p>CENTRO COMERCIAL PIERINO GALLO P-2 LOCAL 09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DE VIAJES Y TURISMO AVIATUR S.A.</text:p>
          </table:table-cell>
          <table:table-cell office:value-type="float" office:value="3157356868">
            <text:p>3157356868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CARRERA 11 NO.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 table:visibility="filter">
          <table:table-cell office:value-type="float" office:value="6654923">
            <text:p>665492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54922">
            <text:p>6654922</text:p>
          </table:table-cell>
          <table:table-cell office:value-type="string">
            <text:p>Bolivar</text:p>
          </table:table-cell>
          <table:table-cell office:value-type="float" office:value="6654922">
            <text:p>6654922</text:p>
          </table:table-cell>
          <table:table-cell/>
          <table:table-cell office:value-type="string">
            <text:p>Cra. 2a <text:s/>AVENIDA SAN MARTIN <text:s/>NO.7-159 LOCAL NO. L 3 BOCAGRANDE</text:p>
          </table:table-cell>
          <table:table-cell/>
          <table:table-cell office:value-type="string">
            <text:p>VIAJES BOCAGRANDE <text:s/>S.A.S.</text:p>
          </table:table-cell>
          <table:table-cell office:value-type="string">
            <text:p>890401612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IAJES BOCAGRANDE</text:p>
          </table:table-cell>
          <table:table-cell office:value-type="float" office:value="3145511957">
            <text:p>314551195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 NO 7 159 LOCAL 3 BOCAGRANDE</text:p>
          </table:table-cell>
          <table:table-cell office:value-type="string">
            <text:p>beatriz.ibanez@viajesbocagrande.com</text:p>
          </table:table-cell>
        </table:table-row>
        <table:table-row table:style-name="ro1" table:visibility="filter">
          <table:table-cell office:value-type="float" office:value="686065">
            <text:p>686065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/>
          <table:table-cell office:value-type="string">
            <text:p>Bolivar</text:p>
          </table:table-cell>
          <table:table-cell/>
          <table:table-cell office:value-type="string">
            <text:p>ANTONIO RAFAEL PORRAS GUTIERREZ</text:p>
          </table:table-cell>
          <table:table-cell office:value-type="string">
            <text:p>LOTE EL PESO BARU</text:p>
          </table:table-cell>
          <table:table-cell/>
          <table:table-cell office:value-type="string">
            <text:p>AGENCIA DE VIAJES Y TURISMO AVIATUR S A</text:p>
          </table:table-cell>
          <table:table-cell office:value-type="string">
            <text:p>860000018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VIATUR MONAPRIETA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1 NO. 82-01 PISO 4 CENTRO DE NEGOCIOS ANDINO</text:p>
          </table:table-cell>
          <table:table-cell office:value-type="string">
            <text:p>y_moreno@aviatur.com.co</text:p>
          </table:table-cell>
        </table:table-row>
        <table:table-row table:style-name="ro1">
          <table:table-cell office:value-type="float" office:value="6642856">
            <text:p>664285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9510">
            <text:p>664951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CLAUDE PIMONT</text:p>
          </table:table-cell>
          <table:table-cell office:value-type="string">
            <text:p>CALLE ARZOBISPADO No. 34-14</text:p>
          </table:table-cell>
          <table:table-cell office:value-type="float" office:value="13">
            <text:p>13</text:p>
          </table:table-cell>
          <table:table-cell office:value-type="string">
            <text:p>TERRAWIND PROPERTIES CORP. SUCURSAL COLOMBIA</text:p>
          </table:table-cell>
          <table:table-cell office:value-type="string">
            <text:p>900139602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PESTAGUA. <text:s/>2</text:p>
          </table:table-cell>
          <table:table-cell office:value-type="float" office:value="3002857834">
            <text:p>3002857834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to domingo n°33-63</text:p>
          </table:table-cell>
          <table:table-cell office:value-type="string">
            <text:p>contabilidad@casapestagua.com</text:p>
          </table:table-cell>
        </table:table-row>
        <table:table-row table:style-name="ro1" table:visibility="filter">
          <table:table-cell office:value-type="float" office:value="6609767">
            <text:p>660976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09767">
            <text:p>6609767</text:p>
          </table:table-cell>
          <table:table-cell office:value-type="string">
            <text:p>Bolivar</text:p>
          </table:table-cell>
          <table:table-cell office:value-type="float" office:value="6642221">
            <text:p>6642221</text:p>
          </table:table-cell>
          <table:table-cell/>
          <table:table-cell office:value-type="string">
            <text:p>BOCACHICA, BARRIO ABAJO SECTOR EL PARQUE</text:p>
          </table:table-cell>
          <table:table-cell/>
          <table:table-cell office:value-type="string">
            <text:p>CAREX COMERCIAL SAS</text:p>
          </table:table-cell>
          <table:table-cell office:value-type="string">
            <text:p>900558157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CAREX COMERCIAL S.A.S.</text:p>
          </table:table-cell>
          <table:table-cell office:value-type="float" office:value="3145057753">
            <text:p>314505775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pasaje badillo ofi 207 b</text:p>
          </table:table-cell>
          <table:table-cell office:value-type="string">
            <text:p>jmcgcastro@hotmail.com</text:p>
          </table:table-cell>
        </table:table-row>
        <table:table-row table:style-name="ro1">
          <table:table-cell office:value-type="float" office:value="6601842">
            <text:p>6601842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string">
            <text:p>6601853 66041944</text:p>
          </table:table-cell>
          <table:table-cell office:value-type="string">
            <text:p>Bolivar</text:p>
          </table:table-cell>
          <table:table-cell office:value-type="float" office:value="6601853">
            <text:p>6601853</text:p>
          </table:table-cell>
          <table:table-cell/>
          <table:table-cell office:value-type="string">
            <text:p>CENTRO, CLL 25 No 8B- 58</text:p>
          </table:table-cell>
          <table:table-cell office:value-type="float" office:value="34">
            <text:p>34</text:p>
          </table:table-cell>
          <table:table-cell office:value-type="string">
            <text:p>CARTAGENA MAGICA BUSINESS GROUP S.A.</text:p>
          </table:table-cell>
          <table:table-cell office:value-type="string">
            <text:p>900322434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SENAL HOTEL BOUTIQUE</text:p>
          </table:table-cell>
          <table:table-cell office:value-type="float" office:value="3145934571">
            <text:p>3145934571</text:p>
          </table:table-cell>
          <table:table-cell office:value-type="float" office:value="41">
            <text:p>41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Brr Getsemani Calle 25 10 32</text:p>
          </table:table-cell>
          <table:table-cell office:value-type="string">
            <text:p>asistente@arsenalhotel.com</text:p>
          </table:table-cell>
        </table:table-row>
        <table:table-row table:style-name="ro1" table:visibility="filter">
          <table:table-cell office:value-type="float" office:value="6539398">
            <text:p>653939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539398">
            <text:p>6539398</text:p>
          </table:table-cell>
          <table:table-cell office:value-type="string">
            <text:p>Bolivar</text:p>
          </table:table-cell>
          <table:table-cell office:value-type="float" office:value="6539398">
            <text:p>6539398</text:p>
          </table:table-cell>
          <table:table-cell office:value-type="string">
            <text:p>Carmen Elena Hernandez Teran</text:p>
          </table:table-cell>
          <table:table-cell office:value-type="string">
            <text:p>SAN <text:s/>FERNANDO CRA 81B 19A -25</text:p>
          </table:table-cell>
          <table:table-cell/>
          <table:table-cell office:value-type="string">
            <text:p>HERNANDEZ TERAN CARMEN ELENA</text:p>
          </table:table-cell>
          <table:table-cell office:value-type="string">
            <text:p>33143510-9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HERNANDEZ TERAN CARMEN ELENA</text:p>
          </table:table-cell>
          <table:table-cell office:value-type="float" office:value="3163250959">
            <text:p>316325095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an Fernando Cra 81B 19A - 25</text:p>
          </table:table-cell>
          <table:table-cell office:value-type="string">
            <text:p>cesarrafaelpupohernandez@hotmail.com</text:p>
          </table:table-cell>
        </table:table-row>
        <table:table-row table:style-name="ro1" table:visibility="filter">
          <table:table-cell office:value-type="float" office:value="3607437">
            <text:p>3607437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684648">
            <text:p>3684648</text:p>
          </table:table-cell>
          <table:table-cell office:value-type="string">
            <text:p>Atlantico</text:p>
          </table:table-cell>
          <table:table-cell office:value-type="float" office:value="6654745">
            <text:p>6654745</text:p>
          </table:table-cell>
          <table:table-cell office:value-type="string">
            <text:p>Christian Mejia</text:p>
          </table:table-cell>
          <table:table-cell office:value-type="string">
            <text:p>CALLE 11 # 1 - 150 LOCAL 102 BARRIO BOCAGRANDE</text:p>
          </table:table-cell>
          <table:table-cell/>
          <table:table-cell office:value-type="string">
            <text:p>STUDY UNION INTERNATIONAL BARRANQUILLA S.A.S.</text:p>
          </table:table-cell>
          <table:table-cell office:value-type="string">
            <text:p>802008215-2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STUDY UNION INTERNATIONAL CARTAGENA S.A.S.</text:p>
          </table:table-cell>
          <table:table-cell office:value-type="float" office:value="3126194746">
            <text:p>312619474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ARRANQUILLA</text:p>
          </table:table-cell>
          <table:table-cell office:value-type="string">
            <text:p>Activo</text:p>
          </table:table-cell>
          <table:table-cell office:value-type="string">
            <text:p>carrera 52 #76-167 local 305</text:p>
          </table:table-cell>
          <table:table-cell office:value-type="string">
            <text:p>contabilidad.barranquilla@su.co</text:p>
          </table:table-cell>
        </table:table-row>
        <table:table-row table:style-name="ro1" table:visibility="filter">
          <table:table-cell office:value-type="string">
            <text:p>668 65 01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686501">
            <text:p>6686501</text:p>
          </table:table-cell>
          <table:table-cell office:value-type="string">
            <text:p>Bolivar</text:p>
          </table:table-cell>
          <table:table-cell office:value-type="string">
            <text:p>668 65 01</text:p>
          </table:table-cell>
          <table:table-cell office:value-type="string">
            <text:p>ALEXANDRA MONTALVO DIAZ</text:p>
          </table:table-cell>
          <table:table-cell office:value-type="string">
            <text:p>CRA 7 N°38-08</text:p>
          </table:table-cell>
          <table:table-cell office:value-type="string">
            <text:p>No hay registro</text:p>
          </table:table-cell>
          <table:table-cell office:value-type="string">
            <text:p>INVERSIONES BLUE HOUSE S.A.S.</text:p>
          </table:table-cell>
          <table:table-cell office:value-type="string">
            <text:p>900586768-7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BLUE HOUSE HT</text:p>
          </table:table-cell>
          <table:table-cell office:value-type="float" office:value="3216540366">
            <text:p>321654036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7 N°38-08</text:p>
          </table:table-cell>
          <table:table-cell office:value-type="string">
            <text:p>BLUEHOUSECARTAGENA@GMAIL.COM</text:p>
          </table:table-cell>
        </table:table-row>
        <table:table-row table:style-name="ro1" table:visibility="filter">
          <table:table-cell office:value-type="float" office:value="6902172">
            <text:p>690217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902172">
            <text:p>690217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CORRO, CRA 76A MZ 95 LT 7</text:p>
          </table:table-cell>
          <table:table-cell/>
          <table:table-cell office:value-type="string">
            <text:p>GALVIS PUERTA YASMIN DEL ROSARIO</text:p>
          </table:table-cell>
          <table:table-cell office:value-type="string">
            <text:p>45462936-4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TRANSPORTE Y TURISMO YAGAPU <text:s/>VIP</text:p>
          </table:table-cell>
          <table:table-cell office:value-type="float" office:value="3216892670">
            <text:p>321689267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ocorro Cra. 76A MZ 95 LT 7</text:p>
          </table:table-cell>
          <table:table-cell office:value-type="string">
            <text:p>yasmin0519@hotmail.com</text:p>
          </table:table-cell>
        </table:table-row>
        <table:table-row table:style-name="ro1">
          <table:table-cell office:value-type="float" office:value="448721103047">
            <text:p>44872110304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3167027265">
            <text:p>316702726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PEDRO MARTINEZ</text:p>
          </table:table-cell>
          <table:table-cell office:value-type="string">
            <text:p>SANTO DOMINGO, C 35 K 3-51</text:p>
          </table:table-cell>
          <table:table-cell office:value-type="float" office:value="9">
            <text:p>9</text:p>
          </table:table-cell>
          <table:table-cell office:value-type="string">
            <text:p>EMBLEMA HOSPITALITY TRAVEL S.A.S.</text:p>
          </table:table-cell>
          <table:table-cell office:value-type="string">
            <text:p>900535901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BOUTIQUE SANTO DOMINGO</text:p>
          </table:table-cell>
          <table:table-cell office:value-type="float" office:value="3167027265">
            <text:p>3167027265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NTO DOMINGO N°3-47</text:p>
          </table:table-cell>
          <table:table-cell office:value-type="string">
            <text:p>reservas@hotelsantodomingocartagena.com</text:p>
          </table:table-cell>
        </table:table-row>
        <table:table-row table:style-name="ro1" table:visibility="filter">
          <table:table-cell office:value-type="float" office:value="6909797">
            <text:p>6909797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6909797">
            <text:p>690979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CRA 2da AV SAN MARTIN No. 9 - 124 PISO 1 LOC 5</text:p>
          </table:table-cell>
          <table:table-cell/>
          <table:table-cell office:value-type="string">
            <text:p>HOT WINGS SALOON CARTAGENA S.A.S.</text:p>
          </table:table-cell>
          <table:table-cell office:value-type="string">
            <text:p>900473618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HOT WINGS SALOON</text:p>
          </table:table-cell>
          <table:table-cell office:value-type="float" office:value="3145064171">
            <text:p>314506417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2 # 9-124 local 5 piso 1</text:p>
          </table:table-cell>
          <table:table-cell office:value-type="string">
            <text:p>ercuartasv@gmail.com</text:p>
          </table:table-cell>
        </table:table-row>
        <table:table-row table:style-name="ro1">
          <table:table-cell office:value-type="float" office:value="6436344">
            <text:p>643634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4754 - Comercio al por menor de electrodomésticos y gasodomesticos de uso doméstico, muebles y equipos de iluminación</text:p>
          </table:table-cell>
          <table:table-cell office:value-type="float" office:value="6436344">
            <text:p>643634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DUVIGES MALAGON REYES</text:p>
          </table:table-cell>
          <table:table-cell office:value-type="string">
            <text:p>BARRIO BOCAGRANDE CRA 3 # 5 - 105</text:p>
          </table:table-cell>
          <table:table-cell office:value-type="float" office:value="10">
            <text:p>10</text:p>
          </table:table-cell>
          <table:table-cell office:value-type="string">
            <text:p>MALAGON REYES EDUVIGIS</text:p>
          </table:table-cell>
          <table:table-cell office:value-type="string">
            <text:p>3954607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ANGEL MARINO</text:p>
          </table:table-cell>
          <table:table-cell office:value-type="float" office:value="3153155485">
            <text:p>3153155485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 3 5-105</text:p>
          </table:table-cell>
          <table:table-cell office:value-type="string">
            <text:p>hotelangelmarino@hotmail.com</text:p>
          </table:table-cell>
        </table:table-row>
        <table:table-row table:style-name="ro1" table:visibility="filter">
          <table:table-cell office:value-type="float" office:value="6455230">
            <text:p>64552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55230">
            <text:p>645523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LAS DEL ROSARIO PREDIO LA COCOTERA</text:p>
          </table:table-cell>
          <table:table-cell office:value-type="float" office:value="5">
            <text:p>5</text:p>
          </table:table-cell>
          <table:table-cell office:value-type="string">
            <text:p>EMPRESA COMUNITARIA NATIVOS ACTIVOS</text:p>
          </table:table-cell>
          <table:table-cell office:value-type="string">
            <text:p>900217209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EMPRESA COMUNITARIA NATIVOS ACTIVOS</text:p>
          </table:table-cell>
          <table:table-cell office:value-type="float" office:value="22786432">
            <text:p>22786432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Pendiente Actualización</text:p>
          </table:table-cell>
          <table:table-cell office:value-type="string">
            <text:p>Bocagrnade Cll. 4 N° 3-204</text:p>
          </table:table-cell>
          <table:table-cell office:value-type="string">
            <text:p>reservas@ecohotellacocotera.com</text:p>
          </table:table-cell>
        </table:table-row>
        <table:table-row table:style-name="ro1" table:visibility="filter">
          <table:table-cell office:value-type="float" office:value="3004669262">
            <text:p>300466926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04669262">
            <text:p>3004669262</text:p>
          </table:table-cell>
          <table:table-cell office:value-type="string">
            <text:p>Bolivar</text:p>
          </table:table-cell>
          <table:table-cell office:value-type="float" office:value="6617482">
            <text:p>6617482</text:p>
          </table:table-cell>
          <table:table-cell office:value-type="string">
            <text:p>Edwin Jesus Rodriguez Zuñiga</text:p>
          </table:table-cell>
          <table:table-cell office:value-type="string">
            <text:p>SOCORRO MZ 73 LT 02 PLAN 500 B</text:p>
          </table:table-cell>
          <table:table-cell/>
          <table:table-cell office:value-type="string">
            <text:p>RODRIGUEZ ZUÑIGA EDWIN DE JESUS</text:p>
          </table:table-cell>
          <table:table-cell office:value-type="string">
            <text:p>9145782-7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DISTRIBUCIONES EMANUEL DISEÑOS</text:p>
          </table:table-cell>
          <table:table-cell office:value-type="float" office:value="3004669262">
            <text:p>300466926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ocorro MZ 73 LT 02 Plan 500B</text:p>
          </table:table-cell>
          <table:table-cell office:value-type="string">
            <text:p>erzu333@gmail.com</text:p>
          </table:table-cell>
        </table:table-row>
        <table:table-row table:style-name="ro1" table:visibility="filter">
          <table:table-cell office:value-type="float" office:value="6601234">
            <text:p>660123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01234">
            <text:p>6601234</text:p>
          </table:table-cell>
          <table:table-cell office:value-type="string">
            <text:p>Bolivar</text:p>
          </table:table-cell>
          <table:table-cell office:value-type="float" office:value="6601234">
            <text:p>6601234</text:p>
          </table:table-cell>
          <table:table-cell office:value-type="string">
            <text:p>Aura Elvira Figueroa</text:p>
          </table:table-cell>
          <table:table-cell office:value-type="string">
            <text:p>CASTILLETE, MZ C LT 12</text:p>
          </table:table-cell>
          <table:table-cell/>
          <table:table-cell office:value-type="string">
            <text:p>FIGUEROA GARZON AURA ELVIRA</text:p>
          </table:table-cell>
          <table:table-cell office:value-type="string">
            <text:p>45515341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URA ELVIRA FIGUEROA GARZON</text:p>
          </table:table-cell>
          <table:table-cell office:value-type="float" office:value="3145854204">
            <text:p>314585420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stillete Mz C LT 12</text:p>
          </table:table-cell>
          <table:table-cell office:value-type="string">
            <text:p>auefg@hotmail.com</text:p>
          </table:table-cell>
        </table:table-row>
        <table:table-row table:style-name="ro1" table:visibility="filter">
          <table:table-cell office:value-type="float" office:value="65521236">
            <text:p>65521236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008156340">
            <text:p>3008156340</text:p>
          </table:table-cell>
          <table:table-cell office:value-type="string">
            <text:p>Bolivar</text:p>
          </table:table-cell>
          <table:table-cell office:value-type="float" office:value="6636744">
            <text:p>6636744</text:p>
          </table:table-cell>
          <table:table-cell office:value-type="string">
            <text:p>Sandra Margarita Barraza Fernandez</text:p>
          </table:table-cell>
          <table:table-cell office:value-type="string">
            <text:p>BOCAGRANDE KR 2da # 11-67</text:p>
          </table:table-cell>
          <table:table-cell/>
          <table:table-cell office:value-type="string">
            <text:p>BARRAZA FERNANDEZ SANDRA MARGARITA</text:p>
          </table:table-cell>
          <table:table-cell office:value-type="string">
            <text:p>33227461-8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SANDRA BARRAZA SPA + PELUQUERIA</text:p>
          </table:table-cell>
          <table:table-cell office:value-type="float" office:value="3008156340">
            <text:p>30081563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KR 2da # 11-67</text:p>
          </table:table-cell>
          <table:table-cell office:value-type="string">
            <text:p>sandrambarraza@hotmail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49147">
            <text:p>6649147</text:p>
          </table:table-cell>
          <table:table-cell office:value-type="string">
            <text:p>DIANA GEDEON JUAN</text:p>
          </table:table-cell>
          <table:table-cell office:value-type="string">
            <text:p>PLAZA SANTA TERESA No. 31-23 CENTRO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 HOTEL CHARLESTON</text:p>
          </table:table-cell>
          <table:table-cell office:value-type="float" office:value="3157313213">
            <text:p>31573132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 SANTANDER 41 - 202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 office:value-type="float" office:value="3605757">
            <text:p>3605757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3582072">
            <text:p>3582072</text:p>
          </table:table-cell>
          <table:table-cell office:value-type="string">
            <text:p>Atlantico</text:p>
          </table:table-cell>
          <table:table-cell office:value-type="float" office:value="655898">
            <text:p>655898</text:p>
          </table:table-cell>
          <table:table-cell/>
          <table:table-cell office:value-type="string">
            <text:p>AVENIDA SAN MARTIN No. 6 - 72</text:p>
          </table:table-cell>
          <table:table-cell/>
          <table:table-cell office:value-type="string">
            <text:p>HOT AMERICAS FAVORITE PIZZA LTDA</text:p>
          </table:table-cell>
          <table:table-cell office:value-type="string">
            <text:p>890115294-2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LA PIZZA LOCA - EL TORITO - LA PAPA LOCA - TACOS OLE - HOT AMERICA´S FAVORITE PIZZA</text:p>
          </table:table-cell>
          <table:table-cell office:value-type="float" office:value="3157200474">
            <text:p>3157200474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BARRANQUILLA</text:p>
          </table:table-cell>
          <table:table-cell office:value-type="string">
            <text:p>Activo</text:p>
          </table:table-cell>
          <table:table-cell office:value-type="string">
            <text:p>CRA 53 <text:s/>N. 70 - 97</text:p>
          </table:table-cell>
          <table:table-cell office:value-type="string">
            <text:p>contabilidad@puntomultiple.com</text:p>
          </table:table-cell>
        </table:table-row>
        <table:table-row table:style-name="ro1" table:visibility="filter">
          <table:table-cell office:value-type="float" office:value="6601624">
            <text:p>6601624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6602499">
            <text:p>6602499</text:p>
          </table:table-cell>
          <table:table-cell office:value-type="string">
            <text:p>Bolivar</text:p>
          </table:table-cell>
          <table:table-cell office:value-type="float" office:value="6602499">
            <text:p>6602499</text:p>
          </table:table-cell>
          <table:table-cell office:value-type="string">
            <text:p>DIANA GEDEON JUAN</text:p>
          </table:table-cell>
          <table:table-cell office:value-type="string">
            <text:p>AEROPUERTO RAFAEL NUÑEZ</text:p>
          </table:table-cell>
          <table:table-cell/>
          <table:table-cell office:value-type="string">
            <text:p>GEMA TOURS <text:s/>S.A</text:p>
          </table:table-cell>
          <table:table-cell office:value-type="string">
            <text:p>890404365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GEMA TOURS AEROPUERTO</text:p>
          </table:table-cell>
          <table:table-cell office:value-type="float" office:value="3157313213">
            <text:p>31573132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BRERO AV SANTANDER 41 - 202</text:p>
          </table:table-cell>
          <table:table-cell office:value-type="string">
            <text:p>dianagedeon@gematours.com</text:p>
          </table:table-cell>
        </table:table-row>
        <table:table-row table:style-name="ro1" table:visibility="filter">
          <table:table-cell office:value-type="float" office:value="6663685">
            <text:p>666368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65265">
            <text:p>666526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ela Perez Almeida</text:p>
          </table:table-cell>
          <table:table-cell office:value-type="string">
            <text:p>URBANIZACION LA ESPAÑOLA <text:s/>CASA Q LOTE 7</text:p>
          </table:table-cell>
          <table:table-cell/>
          <table:table-cell office:value-type="string">
            <text:p>PEREZ ALMEIDA MARIELA</text:p>
          </table:table-cell>
          <table:table-cell office:value-type="string">
            <text:p>45421042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RY = TOURS- MARIEL PEREZ ALMEIDA</text:p>
          </table:table-cell>
          <table:table-cell office:value-type="float" office:value="3157496032">
            <text:p>31574960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torices sector la Española cra 17 H mzna q l 7</text:p>
          </table:table-cell>
          <table:table-cell office:value-type="string">
            <text:p>marytours@hotmail.com</text:p>
          </table:table-cell>
        </table:table-row>
        <table:table-row table:style-name="ro1" table:visibility="filter">
          <table:table-cell office:value-type="float" office:value="6551510">
            <text:p>655151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126404630">
            <text:p>3126404630</text:p>
          </table:table-cell>
          <table:table-cell office:value-type="string">
            <text:p>Bolivar</text:p>
          </table:table-cell>
          <table:table-cell office:value-type="float" office:value="6551510">
            <text:p>6551510</text:p>
          </table:table-cell>
          <table:table-cell office:value-type="string">
            <text:p>Maricruz Garces Puerta</text:p>
          </table:table-cell>
          <table:table-cell office:value-type="string">
            <text:p>BOCAGRANDE, AV SAN MARTIN ED 446 LC 1</text:p>
          </table:table-cell>
          <table:table-cell/>
          <table:table-cell office:value-type="string">
            <text:p>GARCES PUERTA MARICRUZ</text:p>
          </table:table-cell>
          <table:table-cell office:value-type="string">
            <text:p>45593999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AGENCIA DE VIAJES Y TURISMO MARYS CARTAGENA TRAVELS</text:p>
          </table:table-cell>
          <table:table-cell office:value-type="float" office:value="3106555905">
            <text:p>310655590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hiquinquira Mz 21 Lote 6</text:p>
          </table:table-cell>
          <table:table-cell office:value-type="string">
            <text:p>ciudaddecartagena@yahoo.com</text:p>
          </table:table-cell>
        </table:table-row>
        <table:table-row table:style-name="ro1" table:visibility="filter">
          <table:table-cell office:value-type="float" office:value="6567077">
            <text:p>6567077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6567077">
            <text:p>6567077</text:p>
          </table:table-cell>
          <table:table-cell office:value-type="string">
            <text:p>Bolivar</text:p>
          </table:table-cell>
          <table:table-cell office:value-type="float" office:value="6567077">
            <text:p>6567077</text:p>
          </table:table-cell>
          <table:table-cell/>
          <table:table-cell office:value-type="string">
            <text:p>LA BOQUILLA CRR 9 37-35</text:p>
          </table:table-cell>
          <table:table-cell office:value-type="float" office:value="6">
            <text:p>6</text:p>
          </table:table-cell>
          <table:table-cell office:value-type="string">
            <text:p>AGUA DE COCO S.A</text:p>
          </table:table-cell>
          <table:table-cell office:value-type="string">
            <text:p>900218315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AUAECOCO</text:p>
          </table:table-cell>
          <table:table-cell office:value-type="float" office:value="3007281144">
            <text:p>3007281144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ra 9 No 35-37</text:p>
          </table:table-cell>
          <table:table-cell office:value-type="string">
            <text:p>info@hotelauaecoco.com</text:p>
          </table:table-cell>
        </table:table-row>
        <table:table-row table:style-name="ro1" table:visibility="filter">
          <table:table-cell office:value-type="float" office:value="6534167">
            <text:p>6534167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534167">
            <text:p>653416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RBANIZACION LOS CEREZOS MZ-A L-19</text:p>
          </table:table-cell>
          <table:table-cell/>
          <table:table-cell office:value-type="string">
            <text:p>EMPRESA DE TRANSPORTE DE TURISMO EMPRESARIAL Y PRIVADO LIMITADA</text:p>
          </table:table-cell>
          <table:table-cell office:value-type="string">
            <text:p>900504721-0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EMPRESA DE TRANSPORTE DE TURISMO EMPRESARIAL Y PRIVADO LTDA</text:p>
          </table:table-cell>
          <table:table-cell office:value-type="float" office:value="3215396730">
            <text:p>321539673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 LOS CEREZOS, MZNA A LOTE 19 SECTOR NUEVO MILENIO</text:p>
          </table:table-cell>
          <table:table-cell office:value-type="string">
            <text:p>ematurltda@hotmail.com</text:p>
          </table:table-cell>
        </table:table-row>
        <table:table-row table:style-name="ro1">
          <table:table-cell office:value-type="float" office:value="6662403">
            <text:p>666240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030 - Comercio de partes, piezas (autopartes) y accesorios <text:s/>(lujos) para vehiculos automotores</text:p>
          </table:table-cell>
          <table:table-cell office:value-type="float" office:value="6662403">
            <text:p>666240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A ESTELA OSORIO NAVARRO</text:p>
          </table:table-cell>
          <table:table-cell office:value-type="string">
            <text:p>PIE DE LA POPA CR. 21 No. 30 115</text:p>
          </table:table-cell>
          <table:table-cell office:value-type="float" office:value="40">
            <text:p>40</text:p>
          </table:table-cell>
          <table:table-cell office:value-type="string">
            <text:p>OSORIO NAVARRO MARIA ESTELA</text:p>
          </table:table-cell>
          <table:table-cell office:value-type="string">
            <text:p>45460496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S LA CASA DEL VIAJERO.</text:p>
          </table:table-cell>
          <table:table-cell office:value-type="float" office:value="3167476678">
            <text:p>3167476678</text:p>
          </table:table-cell>
          <table:table-cell office:value-type="float" office:value="5">
            <text:p>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PIE DE LA POPA CR 21 No. 30-115</text:p>
          </table:table-cell>
          <table:table-cell office:value-type="string">
            <text:p>hotellacasadelviajero@hotmail.com</text:p>
          </table:table-cell>
        </table:table-row>
        <table:table-row table:style-name="ro1" table:visibility="filter">
          <table:table-cell office:value-type="float" office:value="6643014">
            <text:p>6643014</text:p>
          </table:table-cell>
          <table:table-cell office:value-type="string">
            <text:p>TRANSPORTE TERRESTRE AUTOMOTOR ESPECIAL</text:p>
          </table:table-cell>
          <table:table-cell office:value-type="string">
            <text:p>CARTAGENA</text:p>
          </table:table-cell>
          <table:table-cell/>
          <table:table-cell office:value-type="float" office:value="6643014">
            <text:p>6643014</text:p>
          </table:table-cell>
          <table:table-cell office:value-type="string">
            <text:p>Bolivar</text:p>
          </table:table-cell>
          <table:table-cell office:value-type="float" office:value="6643014">
            <text:p>6643014</text:p>
          </table:table-cell>
          <table:table-cell/>
          <table:table-cell office:value-type="string">
            <text:p>EDF. PEDRO GANEM OF. 303 MATUNA</text:p>
          </table:table-cell>
          <table:table-cell office:value-type="float" office:value="10">
            <text:p>10</text:p>
          </table:table-cell>
          <table:table-cell office:value-type="string">
            <text:p>EMPRESA DE TRANPORTES RODRIGUEZ TORICES &amp; CIA LTDA</text:p>
          </table:table-cell>
          <table:table-cell office:value-type="string">
            <text:p>890400157-3</text:p>
          </table:table-cell>
          <table:table-cell office:value-type="string">
            <text:p>EMPRESA DE TRANSPORTE TERRESTRE AUTOMOTOR</text:p>
          </table:table-cell>
          <table:table-cell office:value-type="float" office:value="2013">
            <text:p>2013</text:p>
          </table:table-cell>
          <table:table-cell office:value-type="string">
            <text:p>EMPRESA DE TRANSPORTES RODRIGUEZ</text:p>
          </table:table-cell>
          <table:table-cell office:value-type="float" office:value="3164268495">
            <text:p>3164268495</text:p>
          </table:table-cell>
          <table:table-cell office:value-type="float" office:value="7">
            <text:p>7</text:p>
          </table:table-cell>
          <table:table-cell/>
          <table:table-cell table:style-name="ce1" office:value-type="string">
            <text:p>27-Mar-200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edificio pedro ganem of 303</text:p>
          </table:table-cell>
          <table:table-cell office:value-type="string">
            <text:p>arl-1@hotmail.com</text:p>
          </table:table-cell>
        </table:table-row>
        <table:table-row table:style-name="ro1" table:visibility="filter">
          <table:table-cell office:value-type="float" office:value="6635623">
            <text:p>663562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35623">
            <text:p>663562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lias Moises Escorcia Fernandez</text:p>
          </table:table-cell>
          <table:table-cell office:value-type="string">
            <text:p>ALTOS LOS JARDINES, MZ <text:s/>L T <text:s/>14</text:p>
          </table:table-cell>
          <table:table-cell/>
          <table:table-cell office:value-type="string">
            <text:p>ESCORCIA FERNANDEZ ELIAS MOISES</text:p>
          </table:table-cell>
          <table:table-cell office:value-type="string">
            <text:p>8639738-1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ELIAS MOISES ESCORCIA FERNANDEZ</text:p>
          </table:table-cell>
          <table:table-cell office:value-type="float" office:value="3205197370">
            <text:p>320519737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Altos de los Jardines, MZ M LT 14</text:p>
          </table:table-cell>
          <table:table-cell office:value-type="string">
            <text:p>eliasmoises05@hotmail.com</text:p>
          </table:table-cell>
        </table:table-row>
        <table:table-row table:style-name="ro1" table:visibility="filter">
          <table:table-cell office:value-type="float" office:value="3158866894">
            <text:p>315886689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3158866894">
            <text:p>315886689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S ALPES TV 73 No. 31B 30</text:p>
          </table:table-cell>
          <table:table-cell/>
          <table:table-cell office:value-type="string">
            <text:p>DIAZ MORA SASKIA PAOLA</text:p>
          </table:table-cell>
          <table:table-cell office:value-type="string">
            <text:p>1047395046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LA PELUQUERIA COLOR Y ESTILO DMS</text:p>
          </table:table-cell>
          <table:table-cell office:value-type="float" office:value="3184835096">
            <text:p>318483509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os Alpes TV 73 No. 31B 30</text:p>
          </table:table-cell>
          <table:table-cell office:value-type="string">
            <text:p>sasky1213@hotmail.com</text:p>
          </table:table-cell>
        </table:table-row>
        <table:table-row table:style-name="ro1">
          <table:table-cell office:value-type="float" office:value="6693764">
            <text:p>6693764</text:p>
          </table:table-cell>
          <table:table-cell office:value-type="string">
            <text:p>APARTAHOTE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93764">
            <text:p>669376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AUGUSTO MARTINEZ SANCHEZ</text:p>
          </table:table-cell>
          <table:table-cell office:value-type="string">
            <text:p>calle buenos aires 34-06</text:p>
          </table:table-cell>
          <table:table-cell office:value-type="float" office:value="18">
            <text:p>18</text:p>
          </table:table-cell>
          <table:table-cell office:value-type="string">
            <text:p>AUGUSTO MARTINEZ SANCHEZ &amp; CIA LTDA.</text:p>
          </table:table-cell>
          <table:table-cell office:value-type="string">
            <text:p>900240199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L JARDIN HOTEL</text:p>
          </table:table-cell>
          <table:table-cell office:value-type="float" office:value="3008866490">
            <text:p>3008866490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cibia calle buenos aires No. 34-06</text:p>
          </table:table-cell>
          <table:table-cell office:value-type="string">
            <text:p>eljardinhotel@hotmail.com</text:p>
          </table:table-cell>
        </table:table-row>
        <table:table-row table:style-name="ro1" table:visibility="filter">
          <table:table-cell office:value-type="float" office:value="6718554">
            <text:p>671855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718554">
            <text:p>671855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Hernando Yesid Villanueva Galofre</text:p>
          </table:table-cell>
          <table:table-cell office:value-type="string">
            <text:p>MZ C LOTE 23 BARRIO EL CAMPESTRE</text:p>
          </table:table-cell>
          <table:table-cell/>
          <table:table-cell office:value-type="string">
            <text:p>VILLANUEVA GALOFRE HERNANDO YESID</text:p>
          </table:table-cell>
          <table:table-cell office:value-type="string">
            <text:p>73572367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HERNANDO YESID VILLANUEVA GALOFRE</text:p>
          </table:table-cell>
          <table:table-cell office:value-type="float" office:value="3007179422">
            <text:p>300717942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MZ C LOTE 23 BARRIO EL CAMPESTRE</text:p>
          </table:table-cell>
          <table:table-cell office:value-type="string">
            <text:p>villano1611@outlook.es</text:p>
          </table:table-cell>
        </table:table-row>
        <table:table-row table:style-name="ro1" table:visibility="filter">
          <table:table-cell office:value-type="float" office:value="6530576">
            <text:p>6530576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12429002">
            <text:p>301242900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VICKY PAOLA GALOFRE GUZMAN</text:p>
          </table:table-cell>
          <table:table-cell office:value-type="string">
            <text:p>CASTILLOGRANDE, CL 5TA CR 6-112 P 11 APT 2</text:p>
          </table:table-cell>
          <table:table-cell office:value-type="float" office:value="4">
            <text:p>4</text:p>
          </table:table-cell>
          <table:table-cell office:value-type="string">
            <text:p>GALOFRE GUZMAN VICKY <text:s/>PAOLA</text:p>
          </table:table-cell>
          <table:table-cell office:value-type="string">
            <text:p>1047443954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GUZMAN ROJAS- BIENES RAICES</text:p>
          </table:table-cell>
          <table:table-cell office:value-type="float" office:value="3012429002">
            <text:p>3012429002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STILLOGRANDE, CALLE 5TA CRA 6-112 P 11 APT 2</text:p>
          </table:table-cell>
          <table:table-cell office:value-type="string">
            <text:p>chelitagu@hotmail.com</text:p>
          </table:table-cell>
        </table:table-row>
        <table:table-row table:style-name="ro1" table:visibility="filter">
          <table:table-cell office:value-type="float" office:value="6520080">
            <text:p>652008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19477">
            <text:p>661947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NUEL DE JESUS TEHERAN JULIO</text:p>
          </table:table-cell>
          <table:table-cell office:value-type="string">
            <text:p>MZ 6 LT 3 SAN FERNANDO URBANIZACION KALAMARY</text:p>
          </table:table-cell>
          <table:table-cell/>
          <table:table-cell office:value-type="string">
            <text:p>TERAN JULIO MANUEL DE JESUS</text:p>
          </table:table-cell>
          <table:table-cell office:value-type="string">
            <text:p>9070678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EXCURSIONES MANUEL TERAN JULIO</text:p>
          </table:table-cell>
          <table:table-cell office:value-type="float" office:value="3106500949">
            <text:p>310650094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URB KALAMARY MZ 6 LT 3</text:p>
          </table:table-cell>
          <table:table-cell office:value-type="string">
            <text:p>matejuex@hotmail.com</text:p>
          </table:table-cell>
        </table:table-row>
        <table:table-row table:style-name="ro1" table:visibility="filter">
          <table:table-cell office:value-type="float" office:value="3187946337">
            <text:p>3187946337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3187946337">
            <text:p>3187946337</text:p>
          </table:table-cell>
          <table:table-cell office:value-type="string">
            <text:p>Bolivar</text:p>
          </table:table-cell>
          <table:table-cell office:value-type="float" office:value="6453940">
            <text:p>6453940</text:p>
          </table:table-cell>
          <table:table-cell/>
          <table:table-cell office:value-type="string">
            <text:p>BOSQUE, TRANS 45A No 21-50</text:p>
          </table:table-cell>
          <table:table-cell/>
          <table:table-cell office:value-type="string">
            <text:p>PATIÑO VANEGAS CRISTIAN CAMILO</text:p>
          </table:table-cell>
          <table:table-cell office:value-type="string">
            <text:p>1047395758-0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RISTIAN CAMILO PATIÑO VANEGAS</text:p>
          </table:table-cell>
          <table:table-cell office:value-type="float" office:value="3166514577">
            <text:p>316651457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sque Transv 45A No. 21 50</text:p>
          </table:table-cell>
          <table:table-cell office:value-type="string">
            <text:p>cristiancamilo2387@hotmail.com</text:p>
          </table:table-cell>
        </table:table-row>
        <table:table-row table:style-name="ro1">
          <table:table-cell office:value-type="float" office:value="6436410">
            <text:p>643641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45413559">
            <text:p>314541355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A 3ra # 4-32 BOCAGRANDE</text:p>
          </table:table-cell>
          <table:table-cell office:value-type="float" office:value="7">
            <text:p>7</text:p>
          </table:table-cell>
          <table:table-cell office:value-type="string">
            <text:p>DUSSAN THERAN CRISTIAN DAVID</text:p>
          </table:table-cell>
          <table:table-cell office:value-type="string">
            <text:p>1047462002-9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RINA SUITE</text:p>
          </table:table-cell>
          <table:table-cell office:value-type="float" office:value="3145413559">
            <text:p>3145413559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3ra No 4 - 32</text:p>
          </table:table-cell>
          <table:table-cell office:value-type="string">
            <text:p>induthe2860@hotmail.com</text:p>
          </table:table-cell>
        </table:table-row>
        <table:table-row table:style-name="ro1">
          <table:table-cell office:value-type="float" office:value="6643916">
            <text:p>6643916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437148">
            <text:p>643714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DGAR ALFONSO ORTIZ CALDERON</text:p>
          </table:table-cell>
          <table:table-cell office:value-type="string">
            <text:p>CABRERO,, CRA 2 <text:s/>42-67</text:p>
          </table:table-cell>
          <table:table-cell office:value-type="float" office:value="6">
            <text:p>6</text:p>
          </table:table-cell>
          <table:table-cell office:value-type="string">
            <text:p>INVERSIONES ORTIZ BUSTAMANTE S.A.S.</text:p>
          </table:table-cell>
          <table:table-cell office:value-type="string">
            <text:p>900554748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BUSTAMANTE BED &amp; BREAKFAST</text:p>
          </table:table-cell>
          <table:table-cell office:value-type="float" office:value="3008144394">
            <text:p>3008144394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2 No. 42-67 CALLE REAL DEL CABRERO</text:p>
          </table:table-cell>
          <table:table-cell office:value-type="string">
            <text:p>reservas@casabustamante.com.co</text:p>
          </table:table-cell>
        </table:table-row>
        <table:table-row table:style-name="ro1" table:visibility="filter">
          <table:table-cell office:value-type="float" office:value="6563181">
            <text:p>656318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563181">
            <text:p>6563181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EYES GOMEZ ROBINSON ARLEY</text:p>
          </table:table-cell>
          <table:table-cell office:value-type="string">
            <text:p>73168867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ROBINSON ARLEY REYES GOMEZ</text:p>
          </table:table-cell>
          <table:table-cell office:value-type="float" office:value="3156515027">
            <text:p>315651502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aniel Lemaitre Calle 66 No. 17 - 96</text:p>
          </table:table-cell>
          <table:table-cell office:value-type="string">
            <text:p>reygomrob@hotmail.com</text:p>
          </table:table-cell>
        </table:table-row>
        <table:table-row table:style-name="ro1" table:visibility="filter">
          <table:table-cell office:value-type="float" office:value="6616760">
            <text:p>661676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616760">
            <text:p>6616760</text:p>
          </table:table-cell>
          <table:table-cell office:value-type="string">
            <text:p>Bolivar</text:p>
          </table:table-cell>
          <table:table-cell office:value-type="float" office:value="6616760">
            <text:p>6616760</text:p>
          </table:table-cell>
          <table:table-cell office:value-type="string">
            <text:p>Jesus Maria Piña Salazar</text:p>
          </table:table-cell>
          <table:table-cell office:value-type="string">
            <text:p>SOCORRO, PLAN 500B MZ 69 LT 13</text:p>
          </table:table-cell>
          <table:table-cell/>
          <table:table-cell office:value-type="string">
            <text:p>PIÑA SABALZA JESUS MARIA</text:p>
          </table:table-cell>
          <table:table-cell office:value-type="string">
            <text:p>9071192-2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JESUS MARIA PIÑA SALAZAR</text:p>
          </table:table-cell>
          <table:table-cell office:value-type="float" office:value="3135190568">
            <text:p>313519056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Socorro Plan 500B Mz 69 LT 13</text:p>
          </table:table-cell>
          <table:table-cell office:value-type="string">
            <text:p>aseguratenlinea@gmail.com</text:p>
          </table:table-cell>
        </table:table-row>
        <table:table-row table:style-name="ro1" table:visibility="filter">
          <table:table-cell office:value-type="float" office:value="6674980">
            <text:p>6674980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74980">
            <text:p>667498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TA CLARA, MZ X 1 LT 1</text:p>
          </table:table-cell>
          <table:table-cell/>
          <table:table-cell office:value-type="string">
            <text:p>LOPEZ DIMAS JAIRO LUIS</text:p>
          </table:table-cell>
          <table:table-cell office:value-type="string">
            <text:p>15024934-2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JAIRO LUIS LOPEZ DIMAS</text:p>
          </table:table-cell>
          <table:table-cell office:value-type="float" office:value="3214527503">
            <text:p>321452750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Santa Clara Mz X 1 LT 1</text:p>
          </table:table-cell>
          <table:table-cell office:value-type="string">
            <text:p>jailodis_4520@hotmail.com</text:p>
          </table:table-cell>
        </table:table-row>
        <table:table-row table:style-name="ro1" table:visibility="filter">
          <table:table-cell office:value-type="float" office:value="6425558">
            <text:p>642555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6425558">
            <text:p>6425558</text:p>
          </table:table-cell>
          <table:table-cell office:value-type="string">
            <text:p>Bolivar</text:p>
          </table:table-cell>
          <table:table-cell office:value-type="float" office:value="6485558">
            <text:p>6485558</text:p>
          </table:table-cell>
          <table:table-cell office:value-type="string">
            <text:p>Luis Gustavo Jaraba</text:p>
          </table:table-cell>
          <table:table-cell office:value-type="string">
            <text:p>GAVIOTAS, MZ 70 LT 09 ETAPA 7</text:p>
          </table:table-cell>
          <table:table-cell/>
          <table:table-cell office:value-type="string">
            <text:p>JARABA BARRIOS LUIS GUSTAVO</text:p>
          </table:table-cell>
          <table:table-cell office:value-type="string">
            <text:p>3805898-3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LUIS GUSTAVO JARABA</text:p>
          </table:table-cell>
          <table:table-cell office:value-type="float" office:value="3006553776">
            <text:p>300655377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Gaviotas Mz 70 LT 09 etapa 7</text:p>
          </table:table-cell>
          <table:table-cell office:value-type="string">
            <text:p>luisgjb@gmail.com</text:p>
          </table:table-cell>
        </table:table-row>
        <table:table-row table:style-name="ro1" table:visibility="filter">
          <table:table-cell office:value-type="float" office:value="6450443">
            <text:p>6450443</text:p>
          </table:table-cell>
          <table:table-cell office:value-type="string">
            <text:p>ALOJAMIENTO RUR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450443">
            <text:p>6450443</text:p>
          </table:table-cell>
          <table:table-cell office:value-type="string">
            <text:p>Bolivar</text:p>
          </table:table-cell>
          <table:table-cell office:value-type="string">
            <text:p>310-6306003-6450443</text:p>
          </table:table-cell>
          <table:table-cell office:value-type="string">
            <text:p>MARTHA VALLE DE MEDINA</text:p>
          </table:table-cell>
          <table:table-cell office:value-type="string">
            <text:p>GETSEMANÍ CALLE SAN ANTONIO 25-165</text:p>
          </table:table-cell>
          <table:table-cell office:value-type="string">
            <text:p>No hay registro</text:p>
          </table:table-cell>
          <table:table-cell table:style-name="ce1" office:value-type="string">
            <text:p>33130229-</text:p>
          </table:table-cell>
          <table:table-cell office:value-type="string">
            <text:p>MARTA VALLE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MARTA CARTAGENA</text:p>
          </table:table-cell>
          <table:table-cell office:value-type="string">
            <text:p>310-63060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Í CALLE SAN ANTONIO 25-165</text:p>
          </table:table-cell>
          <table:table-cell office:value-type="string">
            <text:p>MARTAVALLECARTAGENA@HOTMAIL.COM</text:p>
          </table:table-cell>
        </table:table-row>
        <table:table-row table:style-name="ro1" table:visibility="filter">
          <table:table-cell office:value-type="float" office:value="4434425">
            <text:p>4434425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4434425">
            <text:p>443442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iguel Mateo Alfonso Orjuela</text:p>
          </table:table-cell>
          <table:table-cell office:value-type="string">
            <text:p>KR 7A # 67-108 APTO 202 CRESPO</text:p>
          </table:table-cell>
          <table:table-cell/>
          <table:table-cell office:value-type="string">
            <text:p>ALFONSO ORJUELA MIGUEL MATEO</text:p>
          </table:table-cell>
          <table:table-cell office:value-type="string">
            <text:p>1047449368-5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TEO ALFONSO</text:p>
          </table:table-cell>
          <table:table-cell office:value-type="float" office:value="3005477023">
            <text:p>300547702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KR 7A #67-108 APTO 202 CRESPO</text:p>
          </table:table-cell>
          <table:table-cell office:value-type="string">
            <text:p>mmorjuelarivas@gmail.com</text:p>
          </table:table-cell>
        </table:table-row>
        <table:table-row table:style-name="ro1">
          <table:table-cell office:value-type="float" office:value="6654608">
            <text:p>6654608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6655346">
            <text:p>665534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MMA JUAN RUMIE</text:p>
          </table:table-cell>
          <table:table-cell office:value-type="string">
            <text:p>ISLA DEL SOL (ISLA DEL ROSARIO)</text:p>
          </table:table-cell>
          <table:table-cell office:value-type="float" office:value="6">
            <text:p>6</text:p>
          </table:table-cell>
          <table:table-cell office:value-type="string">
            <text:p>CALIENTE TOURS LTDA.</text:p>
          </table:table-cell>
          <table:table-cell office:value-type="string">
            <text:p>890404163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EXCURSIONES ISLA DEL SOL</text:p>
          </table:table-cell>
          <table:table-cell office:value-type="float" office:value="45446906">
            <text:p>45446906</text:p>
          </table:table-cell>
          <table:table-cell office:value-type="float" office:value="11">
            <text:p>1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LL 10 Nº 1-61 L7</text:p>
          </table:table-cell>
          <table:table-cell office:value-type="string">
            <text:p>calientetours.isladelsol@hotmail.com</text:p>
          </table:table-cell>
        </table:table-row>
        <table:table-row table:style-name="ro1" table:visibility="filter">
          <table:table-cell office:value-type="float" office:value="6551694">
            <text:p>6551694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6551694">
            <text:p>655169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BERENICE RIVERA GARCIA</text:p>
          </table:table-cell>
          <table:table-cell office:value-type="string">
            <text:p>CRA 1A 3-23 P5 APTO 508 EL LAGUITO</text:p>
          </table:table-cell>
          <table:table-cell office:value-type="float" office:value="1">
            <text:p>1</text:p>
          </table:table-cell>
          <table:table-cell office:value-type="string">
            <text:p>SILVERA DE BUSTAMANTE OLGA MARINA</text:p>
          </table:table-cell>
          <table:table-cell office:value-type="string">
            <text:p>22392465-2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OLGA SILVERA DE BUSTAMANTE</text:p>
          </table:table-cell>
          <table:table-cell office:value-type="float" office:value="3008147932">
            <text:p>3008147932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LAGUITO EDIFICIO ANTARES</text:p>
          </table:table-cell>
          <table:table-cell office:value-type="string">
            <text:p>berigarcia@yahoo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205881538">
            <text:p>32058815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Daniel Mauricio Mendez Rodriguez</text:p>
          </table:table-cell>
          <table:table-cell office:value-type="string">
            <text:p>CRA 1RA # 1 - 25 EDIFICIO LAS TRES CARABELAS BARRIO EL LAGUITO</text:p>
          </table:table-cell>
          <table:table-cell office:value-type="float" office:value="2">
            <text:p>2</text:p>
          </table:table-cell>
          <table:table-cell office:value-type="string">
            <text:p>MENDEZ RODRIGUEZ DANIEL MAURICIO</text:p>
          </table:table-cell>
          <table:table-cell office:value-type="string">
            <text:p>9103147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PTO 5 - 1B VIVIENDA TURISTICA</text:p>
          </table:table-cell>
          <table:table-cell office:value-type="float" office:value="3148800174">
            <text:p>314880017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ra 1 No 1-25 El Laguito Apto. 5-1B EdIf. Las Tres Carabelas</text:p>
          </table:table-cell>
          <table:table-cell office:value-type="string">
            <text:p>damauricio79@hotmail.com</text:p>
          </table:table-cell>
        </table:table-row>
        <table:table-row table:style-name="ro1" table:visibility="filter">
          <table:table-cell office:value-type="float" office:value="7482020">
            <text:p>748202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1011 - Procesamiento y conservación de carne y productos cárnicos</text:p>
          </table:table-cell>
          <table:table-cell office:value-type="float" office:value="7482020">
            <text:p>7482020</text:p>
          </table:table-cell>
          <table:table-cell office:value-type="string">
            <text:p>Cundinamar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29 D CENTRO COMERCIAL CARIBE LC 208</text:p>
          </table:table-cell>
          <table:table-cell/>
          <table:table-cell office:value-type="string">
            <text:p>FRANQUICIAS Y CONCESIONES <text:s/>S.A.S.</text:p>
          </table:table-cell>
          <table:table-cell office:value-type="string">
            <text:p>830101778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PRESTO CARIBE</text:p>
          </table:table-cell>
          <table:table-cell office:value-type="float" office:value="3176438441">
            <text:p>317643844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BOGOTA</text:p>
          </table:table-cell>
          <table:table-cell office:value-type="string">
            <text:p>Activo</text:p>
          </table:table-cell>
          <table:table-cell office:value-type="string">
            <text:p>AV CRA 68 13 41</text:p>
          </table:table-cell>
          <table:table-cell office:value-type="string">
            <text:p>lcaicedo@frayco.com.co</text:p>
          </table:table-cell>
        </table:table-row>
        <table:table-row table:style-name="ro1" table:visibility="filter">
          <table:table-cell office:value-type="float" office:value="6550929">
            <text:p>655092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float" office:value="6550929">
            <text:p>6550929</text:p>
          </table:table-cell>
          <table:table-cell office:value-type="string">
            <text:p>Bolivar</text:p>
          </table:table-cell>
          <table:table-cell office:value-type="float" office:value="6550929">
            <text:p>6550929</text:p>
          </table:table-cell>
          <table:table-cell office:value-type="string">
            <text:p>NIDIA DEL SOCORRO FONTALVO</text:p>
          </table:table-cell>
          <table:table-cell office:value-type="string">
            <text:p>BOCAGRANDE K 3 # 4 - 61</text:p>
          </table:table-cell>
          <table:table-cell office:value-type="float" office:value="9">
            <text:p>9</text:p>
          </table:table-cell>
          <table:table-cell office:value-type="string">
            <text:p>FONTALVO SALCEDO NIDIA DEL SOCORRO</text:p>
          </table:table-cell>
          <table:table-cell office:value-type="string">
            <text:p>33281719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RESTAURANTE LAS PALMAS DE GUISOFI</text:p>
          </table:table-cell>
          <table:table-cell office:value-type="float" office:value="3008059840">
            <text:p>3008059840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Bocagrande Cra 3 No.4-61</text:p>
          </table:table-cell>
          <table:table-cell office:value-type="string">
            <text:p>hotelrestaurantecrisaida@gmail.com</text:p>
          </table:table-cell>
        </table:table-row>
        <table:table-row table:style-name="ro1" table:visibility="filter">
          <table:table-cell office:value-type="float" office:value="6550052">
            <text:p>6550052</text:p>
          </table:table-cell>
          <table:table-cell office:value-type="string">
            <text:p>OFICINA DE REPRESENTACION TURÍSTICA</text:p>
          </table:table-cell>
          <table:table-cell office:value-type="string">
            <text:p>CARTAGENA</text:p>
          </table:table-cell>
          <table:table-cell/>
          <table:table-cell office:value-type="float" office:value="6550052">
            <text:p>655005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maria teresa vergara villareal</text:p>
          </table:table-cell>
          <table:table-cell office:value-type="string">
            <text:p>BOCAGRANDE, K 2 No 15-516</text:p>
          </table:table-cell>
          <table:table-cell/>
          <table:table-cell office:value-type="string">
            <text:p>ASOCIACION DE OPERADORES MARITIMOS TURISTICOS DE CARTAGENA. ASOMATUR</text:p>
          </table:table-cell>
          <table:table-cell office:value-type="string">
            <text:p>900588481-8</text:p>
          </table:table-cell>
          <table:table-cell office:value-type="string">
            <text:p>OFICINA DE REPRESENTACION TURÍSTICA</text:p>
          </table:table-cell>
          <table:table-cell office:value-type="float" office:value="2013">
            <text:p>2013</text:p>
          </table:table-cell>
          <table:table-cell office:value-type="string">
            <text:p>ASOCIACION DE OPERADORES MARITIMOS TURISTICOS DE CARTAGENA ASOMATUR</text:p>
          </table:table-cell>
          <table:table-cell office:value-type="float" office:value="3135240252">
            <text:p>31352402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, K 2 No 15-516</text:p>
          </table:table-cell>
          <table:table-cell office:value-type="string">
            <text:p>asomatur@gmail.com</text:p>
          </table:table-cell>
        </table:table-row>
        <table:table-row table:style-name="ro1" table:visibility="filter">
          <table:table-cell office:value-type="float" office:value="6451184">
            <text:p>6451184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601 - Planes de seguros generales</text:p>
          </table:table-cell>
          <table:table-cell office:value-type="float" office:value="6451184">
            <text:p>6451184</text:p>
          </table:table-cell>
          <table:table-cell office:value-type="string">
            <text:p>Bolivar</text:p>
          </table:table-cell>
          <table:table-cell office:value-type="float" office:value="6451184">
            <text:p>6451184</text:p>
          </table:table-cell>
          <table:table-cell/>
          <table:table-cell office:value-type="string">
            <text:p>CIELOMAR CALLE 21 <text:s/>No. <text:s/>14-24</text:p>
          </table:table-cell>
          <table:table-cell/>
          <table:table-cell office:value-type="string">
            <text:p>AZULA MEJIA FIDEL ERNESTO</text:p>
          </table:table-cell>
          <table:table-cell office:value-type="string">
            <text:p>73156301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ZULA LOGISTICA Y GESTION</text:p>
          </table:table-cell>
          <table:table-cell office:value-type="float" office:value="3013526472">
            <text:p>301352647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ielomar Calle 21 No. 14 - 24</text:p>
          </table:table-cell>
          <table:table-cell office:value-type="string">
            <text:p>comercial@azulalg.com</text:p>
          </table:table-cell>
        </table:table-row>
        <table:table-row table:style-name="ro1" table:visibility="filter">
          <table:table-cell office:value-type="float" office:value="6644831">
            <text:p>6644831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7912 - Actividades de operadores turísticos</text:p>
          </table:table-cell>
          <table:table-cell office:value-type="float" office:value="3166996884">
            <text:p>3166996884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DIEGO GERARDO MOSQUERA NIEVA</text:p>
          </table:table-cell>
          <table:table-cell office:value-type="string">
            <text:p>DIAG 22 35A-41 PRADO</text:p>
          </table:table-cell>
          <table:table-cell/>
          <table:table-cell office:value-type="string">
            <text:p>MOSQUERA NIEVA DIEGO GERARDO</text:p>
          </table:table-cell>
          <table:table-cell office:value-type="string">
            <text:p>16690467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DIEGO GERARDO MOSQUERA <text:s/>NIEVA</text:p>
          </table:table-cell>
          <table:table-cell office:value-type="float" office:value="3166996884">
            <text:p>316699688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diag.22 Nr.35a-41</text:p>
          </table:table-cell>
          <table:table-cell office:value-type="string">
            <text:p>uaco1@hotmail.com</text:p>
          </table:table-cell>
        </table:table-row>
        <table:table-row table:style-name="ro1" table:visibility="filter">
          <table:table-cell office:value-type="float" office:value="6686103">
            <text:p>6686103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 office:value-type="string">
            <text:p>7911 - Actividades de las agencias de viajes</text:p>
          </table:table-cell>
          <table:table-cell office:value-type="float" office:value="2322206">
            <text:p>2322206</text:p>
          </table:table-cell>
          <table:table-cell office:value-type="string">
            <text:p>Bolivar</text:p>
          </table:table-cell>
          <table:table-cell office:value-type="float" office:value="6682493">
            <text:p>6682493</text:p>
          </table:table-cell>
          <table:table-cell/>
          <table:table-cell office:value-type="string">
            <text:p>MAMONAL Km. 10 REFINERIA ECOPETROL</text:p>
          </table:table-cell>
          <table:table-cell/>
          <table:table-cell office:value-type="string">
            <text:p>PROYECTOS CORPECOL S.A.S.</text:p>
          </table:table-cell>
          <table:table-cell office:value-type="string">
            <text:p>900421392-3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CORPECOL VIAJES Y TURISMO</text:p>
          </table:table-cell>
          <table:table-cell office:value-type="float" office:value="3173670753">
            <text:p>317367075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RRERA 13 N0. 37-25</text:p>
          </table:table-cell>
          <table:table-cell office:value-type="string">
            <text:p>gerencia.turismo@corpecol.com</text:p>
          </table:table-cell>
        </table:table-row>
        <table:table-row table:style-name="ro1" table:visibility="filter">
          <table:table-cell office:value-type="float" office:value="6645619">
            <text:p>6645619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5619">
            <text:p>6645619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LL SAN AGUSTIN <text:s/>6-08</text:p>
          </table:table-cell>
          <table:table-cell office:value-type="float" office:value="24">
            <text:p>24</text:p>
          </table:table-cell>
          <table:table-cell office:value-type="string">
            <text:p>CASTRO ALBARRACIN ARTURO</text:p>
          </table:table-cell>
          <table:table-cell office:value-type="string">
            <text:p>77005888-6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TEL VEGAS HISTORY</text:p>
          </table:table-cell>
          <table:table-cell office:value-type="float" office:value="3126875798">
            <text:p>3126875798</text:p>
          </table:table-cell>
          <table:table-cell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san agustin 6-08</text:p>
          </table:table-cell>
          <table:table-cell office:value-type="string">
            <text:p>hotelvegashistory@hotmail.com</text:p>
          </table:table-cell>
        </table:table-row>
        <table:table-row table:style-name="ro1" table:visibility="filter">
          <table:table-cell office:value-type="float" office:value="6664413">
            <text:p>6664413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64413">
            <text:p>6664413</text:p>
          </table:table-cell>
          <table:table-cell office:value-type="string">
            <text:p>Bolivar</text:p>
          </table:table-cell>
          <table:table-cell office:value-type="float" office:value="6664413">
            <text:p>6664413</text:p>
          </table:table-cell>
          <table:table-cell/>
          <table:table-cell office:value-type="string">
            <text:p>CRA. 1a.A No. 71-55 OF. 202 BARRIO CRESPO</text:p>
          </table:table-cell>
          <table:table-cell/>
          <table:table-cell office:value-type="string">
            <text:p>MORGAN TOURS CTG S.A.S.</text:p>
          </table:table-cell>
          <table:table-cell office:value-type="string">
            <text:p>900445449-8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MORGAN TOURS CTG SAS.</text:p>
          </table:table-cell>
          <table:table-cell office:value-type="float" office:value="3178303307">
            <text:p>317830330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respo Cra. 1ª A # 71 - 55 Of. 202</text:p>
          </table:table-cell>
          <table:table-cell office:value-type="string">
            <text:p>morgantoursctg@yahoo.com</text:p>
          </table:table-cell>
        </table:table-row>
        <table:table-row table:style-name="ro1">
          <table:table-cell office:value-type="float" office:value="6646030">
            <text:p>6646030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00961">
            <text:p>6600961</text:p>
          </table:table-cell>
          <table:table-cell office:value-type="string">
            <text:p>Bolivar</text:p>
          </table:table-cell>
          <table:table-cell office:value-type="float" office:value="6600961">
            <text:p>660096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HOTEL PUERTAS DE <text:s/>CARTAGENA SAS</text:p>
          </table:table-cell>
          <table:table-cell office:value-type="string">
            <text:p>900513010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PUERTA DE CARTAGENA HOTEL</text:p>
          </table:table-cell>
          <table:table-cell office:value-type="float" office:value="3116519352">
            <text:p>3116519352</text:p>
          </table:table-cell>
          <table:table-cell office:value-type="float" office:value="6">
            <text:p>6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sargento mayor #6-05</text:p>
          </table:table-cell>
          <table:table-cell office:value-type="string">
            <text:p>puertasdecartagena@gmail.com</text:p>
          </table:table-cell>
        </table:table-row>
        <table:table-row table:style-name="ro1" table:visibility="filter">
          <table:table-cell office:value-type="float" office:value="6640740">
            <text:p>664074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6640740">
            <text:p>6640740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AVIER DE JESUS PARRA COLORADO</text:p>
          </table:table-cell>
          <table:table-cell office:value-type="string">
            <text:p>GETSEMANI C 30 <text:s/>10 58 APTO 101</text:p>
          </table:table-cell>
          <table:table-cell/>
          <table:table-cell office:value-type="string">
            <text:p>PARRA COLORADO JAVIER DE JESUS</text:p>
          </table:table-cell>
          <table:table-cell office:value-type="string">
            <text:p>71002977-8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PARRATUR</text:p>
          </table:table-cell>
          <table:table-cell office:value-type="float" office:value="6640740">
            <text:p>664074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 30 10 58 APTO 101</text:p>
          </table:table-cell>
          <table:table-cell office:value-type="string">
            <text:p>javierparracolorado@yahoo.com</text:p>
          </table:table-cell>
        </table:table-row>
        <table:table-row table:style-name="ro1" table:visibility="filter">
          <table:table-cell office:value-type="float" office:value="3236078">
            <text:p>3236078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/>
          <table:table-cell office:value-type="float" office:value="3236078">
            <text:p>323607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JOSE JAMES OROZCO VALLEJO</text:p>
          </table:table-cell>
          <table:table-cell office:value-type="string">
            <text:p>CALLE 29 44 A 56 P-2 APTO 1, ESPAÑA</text:p>
          </table:table-cell>
          <table:table-cell/>
          <table:table-cell office:value-type="string">
            <text:p>OROZCO VALLEJO JOSE JAMES</text:p>
          </table:table-cell>
          <table:table-cell office:value-type="string">
            <text:p>98528959-1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AGENCIA OPERADORA DE TURISMO PAISA TOURS</text:p>
          </table:table-cell>
          <table:table-cell office:value-type="float" office:value="3236078">
            <text:p>323607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29 44 A 56 P-2 APTO 1, ESPAÑA</text:p>
          </table:table-cell>
          <table:table-cell office:value-type="string">
            <text:p>joseorozcovallejo@yahoo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08733462">
            <text:p>300873346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MALECOM No 8-50 EDIF.PALMETO APTO 25-01.</text:p>
          </table:table-cell>
          <table:table-cell office:value-type="float" office:value="5">
            <text:p>5</text:p>
          </table:table-cell>
          <table:table-cell office:value-type="string">
            <text:p>MEJIA ACOSTA MARIBEL</text:p>
          </table:table-cell>
          <table:table-cell office:value-type="string">
            <text:p>45360631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VILIARIA CARTAGENA TROPICAL</text:p>
          </table:table-cell>
          <table:table-cell office:value-type="float" office:value="3008733462">
            <text:p>3008733462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1 <text:s/>8 50 apto 25-01</text:p>
          </table:table-cell>
          <table:table-cell office:value-type="string">
            <text:p>inmobiliariacartagenatropical@hotmail.com</text:p>
          </table:table-cell>
        </table:table-row>
        <table:table-row table:style-name="ro1" table:visibility="filter">
          <table:table-cell office:value-type="string">
            <text:p>No aplica</text:p>
          </table:table-cell>
          <table:table-cell office:value-type="string">
            <text:p>HOSTAL (HOSPEDAJE NO PERMANENTE)</text:p>
          </table:table-cell>
          <table:table-cell office:value-type="string">
            <text:p>CARTAGENA</text:p>
          </table:table-cell>
          <table:table-cell/>
          <table:table-cell office:value-type="float" office:value="6686501">
            <text:p>6686501</text:p>
          </table:table-cell>
          <table:table-cell office:value-type="string">
            <text:p>Bolivar</text:p>
          </table:table-cell>
          <table:table-cell office:value-type="float" office:value="6686501">
            <text:p>6686501</text:p>
          </table:table-cell>
          <table:table-cell office:value-type="string">
            <text:p>Alexandra <text:s/>Maria Montalvo Diaz</text:p>
          </table:table-cell>
          <table:table-cell office:value-type="string">
            <text:p>SAN DIEGO PARQUE FERNANDE MADRID, CALLE DEL CURATO # 38-08</text:p>
          </table:table-cell>
          <table:table-cell office:value-type="float" office:value="3">
            <text:p>3</text:p>
          </table:table-cell>
          <table:table-cell office:value-type="string">
            <text:p>INVERSIONES CASITA AZUL S.A.S.</text:p>
          </table:table-cell>
          <table:table-cell office:value-type="string">
            <text:p>900490681-1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INVERSIONES CASITA AZUL</text:p>
          </table:table-cell>
          <table:table-cell office:value-type="float" office:value="3014728819">
            <text:p>301472881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<text:s/>del <text:s/>Curato No 38-08 Barrio <text:s/>San <text:s/>Diego, parque Fernandez Madrid</text:p>
          </table:table-cell>
          <table:table-cell office:value-type="string">
            <text:p>alma_modi@hotmail.com</text:p>
          </table:table-cell>
        </table:table-row>
        <table:table-row table:style-name="ro1" table:visibility="filter">
          <table:table-cell office:value-type="float" office:value="6809930">
            <text:p>680993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string">
            <text:p>6809930 ext 105</text:p>
          </table:table-cell>
          <table:table-cell office:value-type="string">
            <text:p>Santander</text:p>
          </table:table-cell>
          <table:table-cell office:value-type="float" office:value="6564620">
            <text:p>6564620</text:p>
          </table:table-cell>
          <table:table-cell office:value-type="string">
            <text:p>LUIS OROZCO ORDOÑEZ</text:p>
          </table:table-cell>
          <table:table-cell office:value-type="string">
            <text:p>AEROPUERTO RAFAEL NUNEZ LOCAL 33</text:p>
          </table:table-cell>
          <table:table-cell/>
          <table:table-cell office:value-type="string">
            <text:p>C.I. TERRACAFE SOCIEDAD POR ACCIONES <text:s/>SIMPLIFICADA PUDIENDOSE IDENTIFICAR <text:s/>SIMPLEMENTE <text:s/>COMO TERRACAFE SAS</text:p>
          </table:table-cell>
          <table:table-cell office:value-type="string">
            <text:p>804005677-5</text:p>
          </table:table-cell>
          <table:table-cell office:value-type="string">
            <text:p>ESTABLECIMIENTO DE GASTRONOMÍA Y SIMILARES</text:p>
          </table:table-cell>
          <table:table-cell office:value-type="string">
            <text:p>No Registra</text:p>
          </table:table-cell>
          <table:table-cell office:value-type="string">
            <text:p>SOLOCAFE</text:p>
          </table:table-cell>
          <table:table-cell office:value-type="float" office:value="3164662218">
            <text:p>316466221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UCARAMANGA</text:p>
          </table:table-cell>
          <table:table-cell office:value-type="string">
            <text:p>Cancelado</text:p>
          </table:table-cell>
          <table:table-cell office:value-type="string">
            <text:p>cra 35w n 71 30 provincia de soto et 1 bodega 56</text:p>
          </table:table-cell>
          <table:table-cell office:value-type="string">
            <text:p>marcela09@terracafe.com.co</text:p>
          </table:table-cell>
        </table:table-row>
        <table:table-row table:style-name="ro1" table:visibility="filter">
          <table:table-cell office:value-type="float" office:value="6809930">
            <text:p>6809930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 office:value-type="string">
            <text:p>5613 - Expendio de comidas preparadas en cafeterías</text:p>
          </table:table-cell>
          <table:table-cell office:value-type="string">
            <text:p>6809930 ext 105</text:p>
          </table:table-cell>
          <table:table-cell office:value-type="string">
            <text:p>Santand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EROPUERTO RAFAEL NUÑEZ MUELLE NACIONAL LC 3023</text:p>
          </table:table-cell>
          <table:table-cell/>
          <table:table-cell office:value-type="string">
            <text:p>C.I. TERRACAFE SOCIEDAD POR ACCIONES <text:s/>SIMPLIFICADA PUDIENDOSE IDENTIFICAR <text:s/>SIMPLEMENTE <text:s/>COMO TERRACAFE SAS</text:p>
          </table:table-cell>
          <table:table-cell office:value-type="string">
            <text:p>804005677-5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ARBORETTO CAFE</text:p>
          </table:table-cell>
          <table:table-cell office:value-type="float" office:value="3164662218">
            <text:p>3164662218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UCARAMANGA</text:p>
          </table:table-cell>
          <table:table-cell office:value-type="string">
            <text:p>Activo</text:p>
          </table:table-cell>
          <table:table-cell office:value-type="string">
            <text:p>cra 35w n 71 30 provincia de soto et 1 bodega 56</text:p>
          </table:table-cell>
          <table:table-cell office:value-type="string">
            <text:p>marcela09@terracafe.com.co</text:p>
          </table:table-cell>
        </table:table-row>
        <table:table-row table:style-name="ro1" table:visibility="filter">
          <table:table-cell office:value-type="float" office:value="6640948">
            <text:p>6640948</text:p>
          </table:table-cell>
          <table:table-cell office:value-type="string">
            <text:p>ALBERGUE (HOSPEDAJE NO PERMANENTE)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float" office:value="6640948">
            <text:p>6640948</text:p>
          </table:table-cell>
          <table:table-cell office:value-type="string">
            <text:p>Bolivar</text:p>
          </table:table-cell>
          <table:table-cell office:value-type="float" office:value="6640948">
            <text:p>6640948</text:p>
          </table:table-cell>
          <table:table-cell/>
          <table:table-cell office:value-type="string">
            <text:p>GETSEMANI CL MEDIA LUNA 10 - 47</text:p>
          </table:table-cell>
          <table:table-cell office:value-type="float" office:value="18">
            <text:p>18</text:p>
          </table:table-cell>
          <table:table-cell office:value-type="string">
            <text:p>MAMALLENA S. A. S.</text:p>
          </table:table-cell>
          <table:table-cell office:value-type="string">
            <text:p>900493914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EL MAMALLENA CARTAGENA</text:p>
          </table:table-cell>
          <table:table-cell office:value-type="float" office:value="3157344055">
            <text:p>3157344055</text:p>
          </table:table-cell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L MEDIA LUNA 10</text:p>
          </table:table-cell>
          <table:table-cell office:value-type="string">
            <text:p>jdmiempresa@gmail.com</text:p>
          </table:table-cell>
        </table:table-row>
        <table:table-row table:style-name="ro1" table:visibility="filter">
          <table:table-cell office:value-type="float" office:value="6700492">
            <text:p>6700492</text:p>
          </table:table-cell>
          <table:table-cell office:value-type="string">
            <text:p>AGENCIAS DE VIAJES MAYORISTAS</text:p>
          </table:table-cell>
          <table:table-cell office:value-type="string">
            <text:p>CARTAGENA</text:p>
          </table:table-cell>
          <table:table-cell office:value-type="string">
            <text:p>5511 - Alojamiento en hoteles</text:p>
          </table:table-cell>
          <table:table-cell office:value-type="string">
            <text:p>GETSEMANI CL MEDIA LUNA 10 4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 MEDIA LUNA 10 - 47</text:p>
          </table:table-cell>
          <table:table-cell/>
          <table:table-cell office:value-type="string">
            <text:p>MAMALLENA S. A. S.</text:p>
          </table:table-cell>
          <table:table-cell office:value-type="string">
            <text:p>900493914-6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MAMALLENA TOURS AND TRAVEL</text:p>
          </table:table-cell>
          <table:table-cell office:value-type="float" office:value="3157344055">
            <text:p>315734405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L MEDIA LUNA 10 47</text:p>
          </table:table-cell>
          <table:table-cell office:value-type="string">
            <text:p>jdmiempresa@gmail.com</text:p>
          </table:table-cell>
        </table:table-row>
        <table:table-row table:style-name="ro1">
          <table:table-cell office:value-type="float" office:value="6905525">
            <text:p>6905525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85893">
            <text:p>668589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K.7 No. 36-87</text:p>
          </table:table-cell>
          <table:table-cell office:value-type="float" office:value="8">
            <text:p>8</text:p>
          </table:table-cell>
          <table:table-cell office:value-type="string">
            <text:p>PROMOTORA HOTELERA SANTOS DE PIEDRA <text:s/>S.A.S</text:p>
          </table:table-cell>
          <table:table-cell office:value-type="string">
            <text:p>900501126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SANTO TORIBIO</text:p>
          </table:table-cell>
          <table:table-cell office:value-type="float" office:value="3205424221">
            <text:p>320542422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edificio banco del estado p-4</text:p>
          </table:table-cell>
          <table:table-cell office:value-type="string">
            <text:p>contadorcartagena@gmail.com</text:p>
          </table:table-cell>
        </table:table-row>
        <table:table-row table:style-name="ro1" table:visibility="filter">
          <table:table-cell office:value-type="float" office:value="5130875">
            <text:p>5130875</text:p>
          </table:table-cell>
          <table:table-cell office:value-type="string">
            <text:p>RESTAURANTE</text:p>
          </table:table-cell>
          <table:table-cell office:value-type="string">
            <text:p>CARTAGENA</text:p>
          </table:table-cell>
          <table:table-cell/>
          <table:table-cell office:value-type="float" office:value="5130875">
            <text:p>513087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CAGRANDE AV. SAN MARTIN No. 9-124 LOCAL 3</text:p>
          </table:table-cell>
          <table:table-cell/>
          <table:table-cell office:value-type="string">
            <text:p>CENTRAL DE INVERSIONES DONATO S.A.S.</text:p>
          </table:table-cell>
          <table:table-cell office:value-type="string">
            <text:p>900490469-6</text:p>
          </table:table-cell>
          <table:table-cell office:value-type="string">
            <text:p>ESTABLECIMIENTO DE GASTRONOMÍA Y SIMILARES</text:p>
          </table:table-cell>
          <table:table-cell office:value-type="float" office:value="2013">
            <text:p>2013</text:p>
          </table:table-cell>
          <table:table-cell office:value-type="string">
            <text:p>SANDWICH QBANO BOCAGRANDE</text:p>
          </table:table-cell>
          <table:table-cell office:value-type="float" office:value="3174371829">
            <text:p>317437182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AV. SAN MARTIN No. 9-124 LOCAL 3</text:p>
          </table:table-cell>
          <table:table-cell office:value-type="string">
            <text:p>cidonatosas@gmail.com</text:p>
          </table:table-cell>
        </table:table-row>
        <table:table-row table:style-name="ro1" table:visibility="filter">
          <table:table-cell office:value-type="float" office:value="6550559">
            <text:p>6550559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116164006">
            <text:p>3116164006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Enrico Gessi</text:p>
          </table:table-cell>
          <table:table-cell office:value-type="string">
            <text:p>ED. LAS 3 CARABELAS CRA 1 # 1 - 25 21B2 BARRIO EL LAGUITO</text:p>
          </table:table-cell>
          <table:table-cell office:value-type="float" office:value="2">
            <text:p>2</text:p>
          </table:table-cell>
          <table:table-cell office:value-type="string">
            <text:p>GESSI <text:s/>ENRICO</text:p>
          </table:table-cell>
          <table:table-cell office:value-type="string">
            <text:p>70011934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INMOBILIARIA EGAR</text:p>
          </table:table-cell>
          <table:table-cell office:value-type="float" office:value="3116164006">
            <text:p>3116164006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edificio Las 3 Carabelas carrera 1 numero 1 -25 Laguito apto 21 b 2</text:p>
          </table:table-cell>
          <table:table-cell office:value-type="string">
            <text:p>enrico.gessi@g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GENCIAS DE VIAJES Y DE TURISMO</text:p>
          </table:table-cell>
          <table:table-cell office:value-type="string">
            <text:p>CARTAGENA</text:p>
          </table:table-cell>
          <table:table-cell/>
          <table:table-cell office:value-type="float" office:value="3114757838">
            <text:p>3114757838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LE 1A # 02-23 APT 501 ED MARINA DEL REY <text:s/>LAGUITO</text:p>
          </table:table-cell>
          <table:table-cell/>
          <table:table-cell office:value-type="string">
            <text:p>SANDIA TRAVEL S. A. S.</text:p>
          </table:table-cell>
          <table:table-cell office:value-type="string">
            <text:p>900518915-3</text:p>
          </table:table-cell>
          <table:table-cell office:value-type="string">
            <text:p>AGENCIA DE VIAJES</text:p>
          </table:table-cell>
          <table:table-cell office:value-type="float" office:value="2012">
            <text:p>2012</text:p>
          </table:table-cell>
          <table:table-cell office:value-type="string">
            <text:p>SANDIA TRAVEL CARTAGENA</text:p>
          </table:table-cell>
          <table:table-cell office:value-type="float" office:value="3114757838">
            <text:p>31147578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CALLE 1A #02-23 APT 501 ED. MARINA DEL REY</text:p>
          </table:table-cell>
          <table:table-cell office:value-type="string">
            <text:p>olivatorresp@gmail.com</text:p>
          </table:table-cell>
        </table:table-row>
        <table:table-row table:style-name="ro1">
          <table:table-cell office:value-type="float" office:value="6647653">
            <text:p>6647653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6647653">
            <text:p>6647653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PEDRO BELTRAN CASALLAS</text:p>
          </table:table-cell>
          <table:table-cell office:value-type="string">
            <text:p>BARRIO GETSEMANI KRA 10 No 31-16</text:p>
          </table:table-cell>
          <table:table-cell office:value-type="float" office:value="8">
            <text:p>8</text:p>
          </table:table-cell>
          <table:table-cell office:value-type="string">
            <text:p>BELTRAN CASALLAS PEDRO</text:p>
          </table:table-cell>
          <table:table-cell office:value-type="string">
            <text:p>9070541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PEDAJE MARTHA</text:p>
          </table:table-cell>
          <table:table-cell office:value-type="float" office:value="3136242488">
            <text:p>3136242488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ARRIO GETSEMANI KRA 10 No 31-16</text:p>
          </table:table-cell>
          <table:table-cell office:value-type="string">
            <text:p>thivi38@hotmail.com</text:p>
          </table:table-cell>
        </table:table-row>
        <table:table-row table:style-name="ro1">
          <table:table-cell office:value-type="float" office:value="6647547">
            <text:p>664754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/>
          <table:table-cell office:value-type="float" office:value="3165204335">
            <text:p>316520433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 office:value-type="string">
            <text:p>YENNIS CRISTINA SIERRA JIMENEZ</text:p>
          </table:table-cell>
          <table:table-cell office:value-type="string">
            <text:p>GETSEMANI CALLE SAN ANDRES #30-70</text:p>
          </table:table-cell>
          <table:table-cell office:value-type="float" office:value="7">
            <text:p>7</text:p>
          </table:table-cell>
          <table:table-cell office:value-type="string">
            <text:p>SIERRA JIMENEZ YENNIS CRISTINA</text:p>
          </table:table-cell>
          <table:table-cell office:value-type="string">
            <text:p>49690207-5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STEL YEIMMI</text:p>
          </table:table-cell>
          <table:table-cell office:value-type="float" office:value="3165204335">
            <text:p>3165204335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SAN ANDRES #30-70</text:p>
          </table:table-cell>
          <table:table-cell office:value-type="string">
            <text:p>yesiji43@hotmail.com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 office:value-type="string">
            <text:p>6810 - Actividades inmobiliarias realizadas con bienes propios o arrendados</text:p>
          </table:table-cell>
          <table:table-cell office:value-type="float" office:value="3168749478">
            <text:p>3168749478</text:p>
          </table:table-cell>
          <table:table-cell office:value-type="string">
            <text:p>Bolivar</text:p>
          </table:table-cell>
          <table:table-cell office:value-type="float" office:value="3168749478">
            <text:p>3168749478</text:p>
          </table:table-cell>
          <table:table-cell office:value-type="string">
            <text:p>MARCO POLO DE LA OSSA PIZARRO</text:p>
          </table:table-cell>
          <table:table-cell office:value-type="string">
            <text:p>CALLE DE LOS 7 INFANTES # 9-89 SAN DIEGO</text:p>
          </table:table-cell>
          <table:table-cell office:value-type="string">
            <text:p>No hay registro</text:p>
          </table:table-cell>
          <table:table-cell office:value-type="string">
            <text:p>DE LA OSSA PIZARRO MARCO POLO</text:p>
          </table:table-cell>
          <table:table-cell office:value-type="string">
            <text:p>92507485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 MARCO POLO</text:p>
          </table:table-cell>
          <table:table-cell office:value-type="float" office:value="3168749478">
            <text:p>316874947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 hay registro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DE LOS 7 INFANTES # 9-89 SAN DIEGO</text:p>
          </table:table-cell>
          <table:table-cell office:value-type="string">
            <text:p>casamarcopolo@hotmail.com</text:p>
          </table:table-cell>
        </table:table-row>
        <table:table-row table:style-name="ro1">
          <table:table-cell office:value-type="float" office:value="6642974">
            <text:p>6642974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2974">
            <text:p>6642974</text:p>
          </table:table-cell>
          <table:table-cell office:value-type="string">
            <text:p>Bolivar</text:p>
          </table:table-cell>
          <table:table-cell office:value-type="float" office:value="6642974">
            <text:p>6642974</text:p>
          </table:table-cell>
          <table:table-cell/>
          <table:table-cell office:value-type="string">
            <text:p>CENTRO CALLE DEL TEJADILLO # 38-53</text:p>
          </table:table-cell>
          <table:table-cell office:value-type="float" office:value="9">
            <text:p>9</text:p>
          </table:table-cell>
          <table:table-cell office:value-type="string">
            <text:p>INVERSIONES CASA DEL TEJADILLO S.A.S.</text:p>
          </table:table-cell>
          <table:table-cell office:value-type="string">
            <text:p>900482020-1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DEL TEJADILLO</text:p>
          </table:table-cell>
          <table:table-cell office:value-type="float" office:value="3106035325">
            <text:p>3106035325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HISTORICO, CALLE DEL TEJADILLO No. 38 - 53</text:p>
          </table:table-cell>
          <table:table-cell office:value-type="string">
            <text:p>casadeltejadillo@gmail.com</text:p>
          </table:table-cell>
        </table:table-row>
        <table:table-row table:style-name="ro1">
          <table:table-cell office:value-type="float" office:value="6643507">
            <text:p>664350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43507">
            <text:p>664350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NTRO CALLE MEDIA LUNA No. 10-35</text:p>
          </table:table-cell>
          <table:table-cell office:value-type="float" office:value="24">
            <text:p>24</text:p>
          </table:table-cell>
          <table:table-cell office:value-type="string">
            <text:p>INVERSIONES P.B.M. <text:s/>S. EN C.</text:p>
          </table:table-cell>
          <table:table-cell office:value-type="string">
            <text:p>900035657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HOTEL MARLIN</text:p>
          </table:table-cell>
          <table:table-cell office:value-type="float" office:value="3215019366">
            <text:p>3215019366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ALLE MEDIA LUNA # 10-35</text:p>
          </table:table-cell>
          <table:table-cell office:value-type="string">
            <text:p>hotelmarlincartagena@hotmail.com</text:p>
          </table:table-cell>
        </table:table-row>
        <table:table-row table:style-name="ro1" table:visibility="filter">
          <table:table-cell office:value-type="float" office:value="6501315">
            <text:p>6501315</text:p>
          </table:table-cell>
          <table:table-cell office:value-type="string">
            <text:p>ALBERGUE (HOSPEDAJE NO PERMANENTE)</text:p>
          </table:table-cell>
          <table:table-cell office:value-type="string">
            <text:p>CARTAGENA</text:p>
          </table:table-cell>
          <table:table-cell office:value-type="string">
            <text:p>0010 - Asalariados</text:p>
          </table:table-cell>
          <table:table-cell office:value-type="float" office:value="3176571315">
            <text:p>3176571315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U KM 12 - 215 FINCA BARUCHICA</text:p>
          </table:table-cell>
          <table:table-cell office:value-type="float" office:value="3">
            <text:p>3</text:p>
          </table:table-cell>
          <table:table-cell office:value-type="string">
            <text:p>PAULHIAC CASAS OLGA LUCIA</text:p>
          </table:table-cell>
          <table:table-cell office:value-type="string">
            <text:p>24322734-7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HOSTAL ECOLOGICO BARUCHICA</text:p>
          </table:table-cell>
          <table:table-cell office:value-type="float" office:value="3176571315">
            <text:p>317657131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RTAGENA</text:p>
          </table:table-cell>
          <table:table-cell office:value-type="string">
            <text:p>Cancelado</text:p>
          </table:table-cell>
          <table:table-cell office:value-type="string">
            <text:p>Edificio Babaria apto 402 El Laguito Cartagena</text:p>
          </table:table-cell>
          <table:table-cell office:value-type="string">
            <text:p>info@baruchica.com</text:p>
          </table:table-cell>
        </table:table-row>
        <table:table-row table:style-name="ro1" table:visibility="filter">
          <table:table-cell office:value-type="float" office:value="6615377">
            <text:p>661537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float" office:value="3006317732">
            <text:p>3006317732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MIRANTE COLON ETAPA 3 MZ U LT 8</text:p>
          </table:table-cell>
          <table:table-cell office:value-type="float" office:value="4">
            <text:p>4</text:p>
          </table:table-cell>
          <table:table-cell office:value-type="string">
            <text:p>VILLALBA LOZANO WILSON FERNANDO</text:p>
          </table:table-cell>
          <table:table-cell office:value-type="string">
            <text:p>9103979-0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RIENDOS &amp; NEGOCIOS VILLALBA</text:p>
          </table:table-cell>
          <table:table-cell office:value-type="float" office:value="3006317732">
            <text:p>3006317732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almirante colon etapa 3 mz u lt 8</text:p>
          </table:table-cell>
          <table:table-cell office:value-type="string">
            <text:p>wilson_vi79@hotmail.com</text:p>
          </table:table-cell>
        </table:table-row>
        <table:table-row table:style-name="ro1" table:visibility="filter">
          <table:table-cell office:value-type="float" office:value="6615377">
            <text:p>661537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string">
            <text:p>6646042-3017417376</text:p>
          </table:table-cell>
          <table:table-cell office:value-type="string">
            <text:p>Bolivar</text:p>
          </table:table-cell>
          <table:table-cell office:value-type="float" office:value="6658207">
            <text:p>665820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RO CUMPLIDO HELENA PATRICIA</text:p>
          </table:table-cell>
          <table:table-cell office:value-type="string">
            <text:p>45479580-0</text:p>
          </table:table-cell>
          <table:table-cell office:value-type="string">
            <text:p>ESTABLECIMIENTO DE ALOJAMIENTO Y HOSPEDAJE</text:p>
          </table:table-cell>
          <table:table-cell office:value-type="float" office:value="2012">
            <text:p>2012</text:p>
          </table:table-cell>
          <table:table-cell office:value-type="string">
            <text:p>ARRIENDO &amp; NEGOCIOS CARTAGENA DEL MAR</text:p>
          </table:table-cell>
          <table:table-cell office:value-type="float" office:value="3017417376">
            <text:p>301741737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TAGENA</text:p>
          </table:table-cell>
          <table:table-cell office:value-type="string">
            <text:p>Suspendido</text:p>
          </table:table-cell>
          <table:table-cell office:value-type="string">
            <text:p>bocagrande cra 2 av san martin No. 6-105 edf costa mar apto 3D</text:p>
          </table:table-cell>
          <table:table-cell office:value-type="string">
            <text:p>nikonikohelen@hotmail.com</text:p>
          </table:table-cell>
        </table:table-row>
        <table:table-row table:style-name="ro1" table:visibility="filter">
          <table:table-cell office:value-type="float" office:value="6615377">
            <text:p>6615377</text:p>
          </table:table-cell>
          <table:table-cell office:value-type="string">
            <text:p>VIVIENDA TURISTICA</text:p>
          </table:table-cell>
          <table:table-cell office:value-type="string">
            <text:p>CARTAGENA</text:p>
          </table:table-cell>
          <table:table-cell/>
          <table:table-cell office:value-type="string">
            <text:p>6646042-3012690771</text:p>
          </table:table-cell>
          <table:table-cell office:value-type="string">
            <text:p>Bolivar</text:p>
          </table:table-cell>
          <table:table-cell office:value-type="float" office:value="6646042">
            <text:p>6646042</text:p>
          </table:table-cell>
          <table:table-cell/>
          <table:table-cell office:value-type="string">
            <text:p>BOCAGRANDE AVDA SAN MARTIN EDIFICIO COSTAMAR</text:p>
          </table:table-cell>
          <table:table-cell office:value-type="float" office:value="6">
            <text:p>6</text:p>
          </table:table-cell>
          <table:table-cell office:value-type="string">
            <text:p>CARO GARCIA LUCY ESTHER</text:p>
          </table:table-cell>
          <table:table-cell office:value-type="string">
            <text:p>32737467-6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ARRIENDOS Y NEGOCIOS L.C</text:p>
          </table:table-cell>
          <table:table-cell office:value-type="float" office:value="3012690771">
            <text:p>3012690771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bocagrande cra 2 av san martin No. 6-105 edf costa mar apto 3D</text:p>
          </table:table-cell>
          <table:table-cell office:value-type="string">
            <text:p>rulu_16@yahoo.es</text:p>
          </table:table-cell>
        </table:table-row>
        <table:table-row table:style-name="ro1">
          <table:table-cell office:value-type="float" office:value="6601497">
            <text:p>6601497</text:p>
          </table:table-cell>
          <table:table-cell office:value-type="string">
            <text:p>HOTEL</text:p>
          </table:table-cell>
          <table:table-cell office:value-type="string">
            <text:p>CARTAGENA</text:p>
          </table:table-cell>
          <table:table-cell office:value-type="string">
            <text:p>5511 - Alojamiento en hoteles, <text:s/>hostales y <text:s/>apartahoteles</text:p>
          </table:table-cell>
          <table:table-cell office:value-type="float" office:value="6601497">
            <text:p>6601497</text:p>
          </table:table-cell>
          <table:table-cell office:value-type="string">
            <text:p>Boliva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TSEMANI CLL DEL GUERRERO No. 29 - 89</text:p>
          </table:table-cell>
          <table:table-cell office:value-type="float" office:value="9">
            <text:p>9</text:p>
          </table:table-cell>
          <table:table-cell office:value-type="string">
            <text:p>INVERSIONES P.B.M. <text:s/>S. EN C.</text:p>
          </table:table-cell>
          <table:table-cell office:value-type="string">
            <text:p>900035657-4</text:p>
          </table:table-cell>
          <table:table-cell office:value-type="string">
            <text:p>ESTABLECIMIENTO DE ALOJAMIENTO Y HOSPEDAJE</text:p>
          </table:table-cell>
          <table:table-cell office:value-type="float" office:value="2013">
            <text:p>2013</text:p>
          </table:table-cell>
          <table:table-cell office:value-type="string">
            <text:p>CASA MARY</text:p>
          </table:table-cell>
          <table:table-cell office:value-type="float" office:value="3145161040">
            <text:p>314516104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getsemani calle del guerrero # 29-89</text:p>
          </table:table-cell>
          <table:table-cell office:value-type="string">
            <text:p>hotelmarlincartagena@hotmail.com</text:p>
          </table:table-cell>
        </table:table-row>
        <table:table-row table:style-name="ro1" table:visibility="filter">
          <table:table-cell office:value-type="float" office:value="6611432">
            <text:p>6611432</text:p>
          </table:table-cell>
          <table:table-cell office:value-type="string">
            <text:p>AGENCIAS DE VIAJES OPERADORAS</text:p>
          </table:table-cell>
          <table:table-cell office:value-type="string">
            <text:p>CARTAGENA</text:p>
          </table:table-cell>
          <table:table-cell office:value-type="string">
            <text:p>6340 - Actividades de <text:s/>agencias <text:s/>de viajes y organizadores <text:s/>de <text:s/>viajes; <text:s/>actividades <text:s/>de asistencia <text:s/>a turistas ncp</text:p>
          </table:table-cell>
          <table:table-cell office:value-type="float" office:value="6611432">
            <text:p>6611432</text:p>
          </table:table-cell>
          <table:table-cell office:value-type="string">
            <text:p>Bolivar</text:p>
          </table:table-cell>
          <table:table-cell office:value-type="float" office:value="6649714">
            <text:p>6649714</text:p>
          </table:table-cell>
          <table:table-cell/>
          <table:table-cell office:value-type="string">
            <text:p>CALLE DON SANCHO, EDIF. AGUA MARINA # 36-125 OFC. 1004 B. CENTRO</text:p>
          </table:table-cell>
          <table:table-cell/>
          <table:table-cell office:value-type="string">
            <text:p>VELO TOURS S.A.S.</text:p>
          </table:table-cell>
          <table:table-cell office:value-type="string">
            <text:p>900485236-7</text:p>
          </table:table-cell>
          <table:table-cell office:value-type="string">
            <text:p>AGENCIA DE VIAJES</text:p>
          </table:table-cell>
          <table:table-cell office:value-type="float" office:value="2013">
            <text:p>2013</text:p>
          </table:table-cell>
          <table:table-cell office:value-type="string">
            <text:p>VELO TOURS SAS</text:p>
          </table:table-cell>
          <table:table-cell office:value-type="float" office:value="3015522249">
            <text:p>3015522249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CARTAGENA</text:p>
          </table:table-cell>
          <table:table-cell office:value-type="string">
            <text:p>Activo</text:p>
          </table:table-cell>
          <table:table-cell office:value-type="string">
            <text:p>Centro calle Don Sancho Edificio Aguamarina N° 36-125 Of 100 A</text:p>
          </table:table-cell>
          <table:table-cell office:value-type="string">
            <text:p>cone372@gmail.com</text:p>
          </table:table-cell>
        </table:table-row>
      </table:table>
      <table:named-expressions/>
      <table:database-ranges>
        <table:database-range table:name="__Anonymous_Sheet_DB__0" table:target-range-address="Hoja1.A1:Hoja1.X1088" table:display-filter-buttons="true">
          <table:filter>
            <table:filter-and>
              <table:filter-condition table:field-number="12" table:value="ESTABLECIMIENTO DE ALOJAMIENTO Y HOSPEDAJE" table:operator="="/>
              <table:filter-condition table:field-number="21" table:value="Activo" table:operator="="/>
              <table:filter-condition table:field-number="1" table:value="APARTAHOTEL (HOSPEDAJE NO PERMANENTE)" table:operator="=">
                <table:filter-set-item table:value="APARTAHOTEL (HOSPEDAJE NO PERMANENTE)"/>
                <table:filter-set-item table:value="HOSTAL (HOSPEDAJE NO PERMANENTE)"/>
                <table:filter-set-item table:value="HOTE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3T17:56:41</dc:date>
    <dc:creator>Humberto Yances</dc:creator>
    <meta:document-statistic meta:table-count="1" meta:cell-count="20725" meta:object-count="0"/>
    <meta:generator>LibreOffice/4.0.3.3$Linux_x86 LibreOffice_project/0eaa50a932c8f2199a615e1eb30f7ac74279539</meta:generator>
  </office:meta>
</office:document-meta>
</file>